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Pictures/2000000E000000DD000000DDB43ABA64C5FC9CAB.svm" manifest:media-type="image/x-svm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6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"/>
    <style:style style:name="ce39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23"/>
    <style:style style:name="ce46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9"/>
    <style:style style:name="ce20" style:family="table-cell" style:parent-style-name="Default" style:data-style-name="N2"/>
    <style:style style:name="ce47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2"/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-Telescopic Era" table:style-name="ta1">
        <table:table-column table:style-name="co1" table:default-cell-style-name="ce27"/>
        <table:table-column table:style-name="co1" table:default-cell-style-name="ce29"/>
        <table:table-column table:style-name="co2" table:number-columns-repeated="1017" table:default-cell-style-name="Default"/>
        <table:table-row table:style-name="ro1">
          <table:table-cell table:style-name="ce26" office:value-type="string" calcext:value-type="string">
            <text:p>Year</text:p>
          </table:table-cell>
          <table:table-cell table:style-name="ce28" office:value-type="string" calcext:value-type="string">
            <text:p>ΔT </text:p>
          </table:table-cell>
          <table:table-cell table:style-name="ce28" table:number-columns-repeated="1017"/>
        </table:table-row>
        <table:table-row table:style-name="ro1">
          <table:table-cell office:value-type="string" calcext:value-type="string">
            <text:p>–1000.0</text:p>
          </table:table-cell>
          <table:table-cell office:value-type="float" office:value="25400" calcext:value-type="float">
            <text:p>25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–900.0</text:p>
          </table:table-cell>
          <table:table-cell office:value-type="float" office:value="23700" calcext:value-type="float">
            <text:p>23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–800.0</text:p>
          </table:table-cell>
          <table:table-cell office:value-type="float" office:value="22000" calcext:value-type="float">
            <text:p>22000</text:p>
          </table:table-cell>
          <table:table-cell table:number-columns-repeated="1017"/>
        </table:table-row>
        <table:table-row table:style-name="ro1">
          <table:table-cell office:value-type="float" office:value="-700" calcext:value-type="float">
            <text:p>-700.0</text:p>
          </table:table-cell>
          <table:table-cell office:value-type="float" office:value="20400" calcext:value-type="float">
            <text:p>20400</text:p>
          </table:table-cell>
          <table:table-cell table:number-columns-repeated="1017"/>
        </table:table-row>
        <table:table-row table:style-name="ro1">
          <table:table-cell office:value-type="float" office:value="-600" calcext:value-type="float">
            <text:p>-600.0</text:p>
          </table:table-cell>
          <table:table-cell office:value-type="float" office:value="18800" calcext:value-type="float">
            <text:p>18800</text:p>
          </table:table-cell>
          <table:table-cell table:number-columns-repeated="1017"/>
        </table:table-row>
        <table:table-row table:style-name="ro1">
          <table:table-cell office:value-type="float" office:value="-500" calcext:value-type="float">
            <text:p>-500.0</text:p>
          </table:table-cell>
          <table:table-cell office:value-type="float" office:value="17190" calcext:value-type="float">
            <text:p>17190</text:p>
          </table:table-cell>
          <table:table-cell table:number-columns-repeated="1017"/>
        </table:table-row>
        <table:table-row table:style-name="ro1">
          <table:table-cell office:value-type="float" office:value="-400" calcext:value-type="float">
            <text:p>-400.0</text:p>
          </table:table-cell>
          <table:table-cell office:value-type="float" office:value="15530" calcext:value-type="float">
            <text:p>15530</text:p>
          </table:table-cell>
          <table:table-cell table:number-columns-repeated="1017"/>
        </table:table-row>
        <table:table-row table:style-name="ro1">
          <table:table-cell office:value-type="float" office:value="-300" calcext:value-type="float">
            <text:p>-300.0</text:p>
          </table:table-cell>
          <table:table-cell office:value-type="float" office:value="14080" calcext:value-type="float">
            <text:p>14080</text:p>
          </table:table-cell>
          <table:table-cell table:number-columns-repeated="1017"/>
        </table:table-row>
        <table:table-row table:style-name="ro1">
          <table:table-cell office:value-type="float" office:value="-200" calcext:value-type="float">
            <text:p>-200.0</text:p>
          </table:table-cell>
          <table:table-cell office:value-type="float" office:value="12790" calcext:value-type="float">
            <text:p>12790</text:p>
          </table:table-cell>
          <table:table-cell table:number-columns-repeated="1017"/>
        </table:table-row>
        <table:table-row table:style-name="ro1">
          <table:table-cell office:value-type="float" office:value="-100" calcext:value-type="float">
            <text:p>-100.0</text:p>
          </table:table-cell>
          <table:table-cell office:value-type="float" office:value="11640" calcext:value-type="float">
            <text:p>1164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10580" calcext:value-type="float">
            <text:p>1058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.0</text:p>
          </table:table-cell>
          <table:table-cell office:value-type="float" office:value="9600" calcext:value-type="float">
            <text:p>960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.0</text:p>
          </table:table-cell>
          <table:table-cell office:value-type="float" office:value="8640" calcext:value-type="float">
            <text:p>8640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.0</text:p>
          </table:table-cell>
          <table:table-cell office:value-type="float" office:value="7680" calcext:value-type="float">
            <text:p>7680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.0</text:p>
          </table:table-cell>
          <table:table-cell office:value-type="float" office:value="6700" calcext:value-type="float">
            <text:p>6700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.0</text:p>
          </table:table-cell>
          <table:table-cell office:value-type="float" office:value="5710" calcext:value-type="float">
            <text:p>5710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.0</text:p>
          </table:table-cell>
          <table:table-cell office:value-type="float" office:value="4740" calcext:value-type="float">
            <text:p>4740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.0</text:p>
          </table:table-cell>
          <table:table-cell office:value-type="float" office:value="3810" calcext:value-type="float">
            <text:p>3810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.0</text:p>
          </table:table-cell>
          <table:table-cell office:value-type="float" office:value="2960" calcext:value-type="float">
            <text:p>2960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.0</text:p>
          </table:table-cell>
          <table:table-cell office:value-type="float" office:value="2200" calcext:value-type="float">
            <text:p>22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.0</text:p>
          </table:table-cell>
          <table:table-cell office:value-type="float" office:value="1570" calcext:value-type="float">
            <text:p>1570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.0</text:p>
          </table:table-cell>
          <table:table-cell office:value-type="float" office:value="1090" calcext:value-type="float">
            <text:p>1090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.0</text:p>
          </table:table-cell>
          <table:table-cell office:value-type="float" office:value="740" calcext:value-type="float">
            <text:p>740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.0</text:p>
          </table:table-cell>
          <table:table-cell office:value-type="float" office:value="490" calcext:value-type="float">
            <text:p>490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.0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.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.0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-1000-500" table:style-name="ta1">
        <table:shapes>
          <draw:frame draw:z-index="0" draw:style-name="gr1" draw:text-style-name="P1" svg:width="159.99mm" svg:height="89.99mm" svg:x="144.16mm" svg:y="0mm">
            <draw:object draw:notify-on-update-of-ranges="'-1000-500'.A2:'-1000-500'.A17 '-1000-500'.D1:'-1000-500'.D1 '-1000-500'.D2:'-1000-500'.D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2" table:default-cell-style-name="ce6"/>
        <table:table-column table:style-name="co3" table:default-cell-style-name="ce23"/>
        <table:table-column table:style-name="co1" table:default-cell-style-name="ce42"/>
        <table:table-column table:style-name="co2" table:default-cell-style-name="ce42"/>
        <table:table-column table:style-name="co2" table:number-columns-repeated="1018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28" office:value-type="string" calcext:value-type="string">
            <text:p>U</text:p>
          </table:table-cell>
          <table:table-cell table:style-name="ce41" office:value-type="string" calcext:value-type="string">
            <text:p>ΔT </text:p>
          </table:table-cell>
          <table:table-cell table:style-name="ce39" office:value-type="string" calcext:value-type="string">
            <text:p>Smoothed</text:p>
          </table:table-cell>
          <table:table-cell table:style-name="ce41" office:value-type="string" calcext:value-type="string">
            <text:p>Rounded</text:p>
          </table:table-cell>
          <table:table-cell table:style-name="ce41" office:value-type="string" calcext:value-type="string">
            <text:p>Diff</text:p>
          </table:table-cell>
          <table:table-cell table:style-name="ce28" table:number-columns-repeated="1018"/>
        </table:table-row>
        <table:table-row table:style-name="ro1">
          <table:table-cell table:style-name="ce29" office:value-type="float" office:value="-1000" calcext:value-type="float">
            <text:p>-1000</text:p>
          </table:table-cell>
          <table:table-cell table:style-name="ce29" table:formula="of:=([.A2]-1820)/100" office:value-type="float" office:value="-28.2" calcext:value-type="float">
            <text:p>-28.2</text:p>
          </table:table-cell>
          <table:table-cell table:style-name="ce42" office:value-type="float" office:value="25400" calcext:value-type="float">
            <text:p>25400</text:p>
          </table:table-cell>
          <table:table-cell table:style-name="ce43" table:formula="of:=-20 + 32 * [.B2]^2" office:value-type="float" office:value="25427.68" calcext:value-type="float">
            <text:p>25427.68</text:p>
          </table:table-cell>
          <table:table-cell table:formula="of:=ROUND([.D2]/100)*100" office:value-type="float" office:value="25400" calcext:value-type="float">
            <text:p>25400</text:p>
          </table:table-cell>
          <table:table-cell table:formula="of:=[.E2]-[.C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-900" calcext:value-type="float">
            <text:p>-900</text:p>
          </table:table-cell>
          <table:table-cell table:style-name="ce29" table:formula="of:=([.A3]-1820)/100" office:value-type="float" office:value="-27.2" calcext:value-type="float">
            <text:p>-27.2</text:p>
          </table:table-cell>
          <table:table-cell table:style-name="ce42" office:value-type="float" office:value="23700" calcext:value-type="float">
            <text:p>23700</text:p>
          </table:table-cell>
          <table:table-cell table:style-name="ce43" table:formula="of:=-20 + 32 * [.B3]^2" office:value-type="float" office:value="23654.88" calcext:value-type="float">
            <text:p>23654.88</text:p>
          </table:table-cell>
          <table:table-cell table:formula="of:=ROUND([.D3]/100)*100" office:value-type="float" office:value="23700" calcext:value-type="float">
            <text:p>23700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-800" calcext:value-type="float">
            <text:p>-800</text:p>
          </table:table-cell>
          <table:table-cell table:style-name="ce29" table:formula="of:=([.A4]-1820)/100" office:value-type="float" office:value="-26.2" calcext:value-type="float">
            <text:p>-26.2</text:p>
          </table:table-cell>
          <table:table-cell table:style-name="ce42" office:value-type="float" office:value="22000" calcext:value-type="float">
            <text:p>22000</text:p>
          </table:table-cell>
          <table:table-cell table:style-name="ce43" table:formula="of:=-20 + 32 * [.B4]^2" office:value-type="float" office:value="21946.08" calcext:value-type="float">
            <text:p>21946.08</text:p>
          </table:table-cell>
          <table:table-cell table:formula="of:=ROUND([.D4]/100)*100" office:value-type="float" office:value="21900" calcext:value-type="float">
            <text:p>21900</text:p>
          </table:table-cell>
          <table:table-cell table:formula="of:=[.E4]-[.C4]" office:value-type="float" office:value="-100" calcext:value-type="float">
            <text:p>-100</text:p>
          </table:table-cell>
          <table:table-cell table:number-columns-repeated="1018"/>
        </table:table-row>
        <table:table-row table:style-name="ro1">
          <table:table-cell table:style-name="ce29" office:value-type="float" office:value="-700" calcext:value-type="float">
            <text:p>-700</text:p>
          </table:table-cell>
          <table:table-cell table:style-name="ce29" table:formula="of:=([.A5]-1820)/100" office:value-type="float" office:value="-25.2" calcext:value-type="float">
            <text:p>-25.2</text:p>
          </table:table-cell>
          <table:table-cell table:style-name="ce42" office:value-type="float" office:value="20400" calcext:value-type="float">
            <text:p>20400</text:p>
          </table:table-cell>
          <table:table-cell table:style-name="ce43" table:formula="of:=-20 + 32 * [.B5]^2" office:value-type="float" office:value="20301.28" calcext:value-type="float">
            <text:p>20301.28</text:p>
          </table:table-cell>
          <table:table-cell table:formula="of:=ROUND([.D5]/100)*100" office:value-type="float" office:value="20300" calcext:value-type="float">
            <text:p>20300</text:p>
          </table:table-cell>
          <table:table-cell table:formula="of:=[.E5]-[.C5]" office:value-type="float" office:value="-100" calcext:value-type="float">
            <text:p>-100</text:p>
          </table:table-cell>
          <table:table-cell table:number-columns-repeated="1018"/>
        </table:table-row>
        <table:table-row table:style-name="ro1">
          <table:table-cell table:style-name="ce29" office:value-type="float" office:value="-600" calcext:value-type="float">
            <text:p>-600</text:p>
          </table:table-cell>
          <table:table-cell table:style-name="ce29" table:formula="of:=([.A6]-1820)/100" office:value-type="float" office:value="-24.2" calcext:value-type="float">
            <text:p>-24.2</text:p>
          </table:table-cell>
          <table:table-cell table:style-name="ce42" office:value-type="float" office:value="18800" calcext:value-type="float">
            <text:p>18800</text:p>
          </table:table-cell>
          <table:table-cell table:style-name="ce43" table:formula="of:=-20 + 32 * [.B6]^2" office:value-type="float" office:value="18720.48" calcext:value-type="float">
            <text:p>18720.48</text:p>
          </table:table-cell>
          <table:table-cell table:formula="of:=ROUND([.D6]/100)*100" office:value-type="float" office:value="18700" calcext:value-type="float">
            <text:p>18700</text:p>
          </table:table-cell>
          <table:table-cell table:formula="of:=[.E6]-[.C6]" office:value-type="float" office:value="-100" calcext:value-type="float">
            <text:p>-100</text:p>
          </table:table-cell>
          <table:table-cell table:number-columns-repeated="1018"/>
        </table:table-row>
        <table:table-row table:style-name="ro1">
          <table:table-cell table:style-name="ce29" office:value-type="float" office:value="-500" calcext:value-type="float">
            <text:p>-500</text:p>
          </table:table-cell>
          <table:table-cell table:style-name="ce29" table:formula="of:=([.A7]-1820)/100" office:value-type="float" office:value="-23.2" calcext:value-type="float">
            <text:p>-23.2</text:p>
          </table:table-cell>
          <table:table-cell table:style-name="ce42" office:value-type="float" office:value="17190" calcext:value-type="float">
            <text:p>17190</text:p>
          </table:table-cell>
          <table:table-cell table:style-name="ce43" table:formula="of:=-20 + 32 * [.B7]^2" office:value-type="float" office:value="17203.68" calcext:value-type="float">
            <text:p>17203.68</text:p>
          </table:table-cell>
          <table:table-cell table:formula="of:=ROUND([.D7]/100)*100" office:value-type="float" office:value="17200" calcext:value-type="float">
            <text:p>17200</text:p>
          </table:table-cell>
          <table:table-cell table:formula="of:=[.E7]-[.C7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9" office:value-type="float" office:value="-400" calcext:value-type="float">
            <text:p>-400</text:p>
          </table:table-cell>
          <table:table-cell table:style-name="ce29" table:formula="of:=([.A8]-1820)/100" office:value-type="float" office:value="-22.2" calcext:value-type="float">
            <text:p>-22.2</text:p>
          </table:table-cell>
          <table:table-cell table:style-name="ce42" office:value-type="float" office:value="15530" calcext:value-type="float">
            <text:p>15530</text:p>
          </table:table-cell>
          <table:table-cell table:style-name="ce43" table:formula="of:=-20 + 32 * [.B8]^2" office:value-type="float" office:value="15750.88" calcext:value-type="float">
            <text:p>15750.88</text:p>
          </table:table-cell>
          <table:table-cell table:formula="of:=ROUND([.D8]/100)*100" office:value-type="float" office:value="15800" calcext:value-type="float">
            <text:p>15800</text:p>
          </table:table-cell>
          <table:table-cell table:formula="of:=[.E8]-[.C8]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table:style-name="ce29" office:value-type="float" office:value="-300" calcext:value-type="float">
            <text:p>-300</text:p>
          </table:table-cell>
          <table:table-cell table:style-name="ce29" table:formula="of:=([.A9]-1820)/100" office:value-type="float" office:value="-21.2" calcext:value-type="float">
            <text:p>-21.2</text:p>
          </table:table-cell>
          <table:table-cell table:style-name="ce42" office:value-type="float" office:value="14080" calcext:value-type="float">
            <text:p>14080</text:p>
          </table:table-cell>
          <table:table-cell table:style-name="ce43" table:formula="of:=-20 + 32 * [.B9]^2" office:value-type="float" office:value="14362.08" calcext:value-type="float">
            <text:p>14362.08</text:p>
          </table:table-cell>
          <table:table-cell table:formula="of:=ROUND([.D9]/100)*100" office:value-type="float" office:value="14400" calcext:value-type="float">
            <text:p>14400</text:p>
          </table:table-cell>
          <table:table-cell table:formula="of:=[.E9]-[.C9]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29" office:value-type="float" office:value="-200" calcext:value-type="float">
            <text:p>-200</text:p>
          </table:table-cell>
          <table:table-cell table:style-name="ce29" table:formula="of:=([.A10]-1820)/100" office:value-type="float" office:value="-20.2" calcext:value-type="float">
            <text:p>-20.2</text:p>
          </table:table-cell>
          <table:table-cell table:style-name="ce42" office:value-type="float" office:value="12790" calcext:value-type="float">
            <text:p>12790</text:p>
          </table:table-cell>
          <table:table-cell table:style-name="ce43" table:formula="of:=-20 + 32 * [.B10]^2" office:value-type="float" office:value="13037.28" calcext:value-type="float">
            <text:p>13037.28</text:p>
          </table:table-cell>
          <table:table-cell table:formula="of:=ROUND([.D10]/100)*100" office:value-type="float" office:value="13000" calcext:value-type="float">
            <text:p>13000</text:p>
          </table:table-cell>
          <table:table-cell table:formula="of:=[.E10]-[.C10]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style-name="ce29" office:value-type="float" office:value="-100" calcext:value-type="float">
            <text:p>-100</text:p>
          </table:table-cell>
          <table:table-cell table:style-name="ce29" table:formula="of:=([.A11]-1820)/100" office:value-type="float" office:value="-19.2" calcext:value-type="float">
            <text:p>-19.2</text:p>
          </table:table-cell>
          <table:table-cell table:style-name="ce42" office:value-type="float" office:value="11640" calcext:value-type="float">
            <text:p>11640</text:p>
          </table:table-cell>
          <table:table-cell table:style-name="ce43" table:formula="of:=-20 + 32 * [.B11]^2" office:value-type="float" office:value="11776.48" calcext:value-type="float">
            <text:p>11776.48</text:p>
          </table:table-cell>
          <table:table-cell table:formula="of:=ROUND([.D11]/100)*100" office:value-type="float" office:value="11800" calcext:value-type="float">
            <text:p>11800</text:p>
          </table:table-cell>
          <table:table-cell table:formula="of:=[.E11]-[.C11]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table:formula="of:=([.A12]-1820)/100" office:value-type="float" office:value="-18.2" calcext:value-type="float">
            <text:p>-18.2</text:p>
          </table:table-cell>
          <table:table-cell table:style-name="ce42" office:value-type="float" office:value="10580" calcext:value-type="float">
            <text:p>10580</text:p>
          </table:table-cell>
          <table:table-cell table:style-name="ce43" table:formula="of:=-20 + 32 * [.B12]^2" office:value-type="float" office:value="10579.68" calcext:value-type="float">
            <text:p>10579.68</text:p>
          </table:table-cell>
          <table:table-cell table:formula="of:=ROUND([.D12]/100)*100" office:value-type="float" office:value="10600" calcext:value-type="float">
            <text:p>10600</text:p>
          </table:table-cell>
          <table:table-cell table:formula="of:=[.E12]-[.C12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9" office:value-type="float" office:value="100" calcext:value-type="float">
            <text:p>100</text:p>
          </table:table-cell>
          <table:table-cell table:style-name="ce29" table:formula="of:=([.A13]-1820)/100" office:value-type="float" office:value="-17.2" calcext:value-type="float">
            <text:p>-17.2</text:p>
          </table:table-cell>
          <table:table-cell table:style-name="ce42" office:value-type="float" office:value="9600" calcext:value-type="float">
            <text:p>9600</text:p>
          </table:table-cell>
          <table:table-cell table:style-name="ce43" table:formula="of:=-20 + 32 * [.B13]^2" office:value-type="float" office:value="9446.88" calcext:value-type="float">
            <text:p>9446.88</text:p>
          </table:table-cell>
          <table:table-cell table:formula="of:=ROUND([.D13]/100)*100" office:value-type="float" office:value="9400" calcext:value-type="float">
            <text:p>9400</text:p>
          </table:table-cell>
          <table:table-cell table:formula="of:=[.E13]-[.C13]" office:value-type="float" office:value="-200" calcext:value-type="float">
            <text:p>-200</text:p>
          </table:table-cell>
          <table:table-cell table:number-columns-repeated="1018"/>
        </table:table-row>
        <table:table-row table:style-name="ro1">
          <table:table-cell table:style-name="ce29" office:value-type="float" office:value="200" calcext:value-type="float">
            <text:p>200</text:p>
          </table:table-cell>
          <table:table-cell table:style-name="ce29" table:formula="of:=([.A14]-1820)/100" office:value-type="float" office:value="-16.2" calcext:value-type="float">
            <text:p>-16.2</text:p>
          </table:table-cell>
          <table:table-cell table:style-name="ce42" office:value-type="float" office:value="8640" calcext:value-type="float">
            <text:p>8640</text:p>
          </table:table-cell>
          <table:table-cell table:style-name="ce43" table:formula="of:=-20 + 32 * [.B14]^2" office:value-type="float" office:value="8378.08" calcext:value-type="float">
            <text:p>8378.08</text:p>
          </table:table-cell>
          <table:table-cell table:formula="of:=ROUND([.D14]/100)*100" office:value-type="float" office:value="8400" calcext:value-type="float">
            <text:p>8400</text:p>
          </table:table-cell>
          <table:table-cell table:formula="of:=[.E14]-[.C14]" office:value-type="float" office:value="-240" calcext:value-type="float">
            <text:p>-240</text:p>
          </table:table-cell>
          <table:table-cell table:number-columns-repeated="1018"/>
        </table:table-row>
        <table:table-row table:style-name="ro1">
          <table:table-cell table:style-name="ce29" office:value-type="float" office:value="300" calcext:value-type="float">
            <text:p>300</text:p>
          </table:table-cell>
          <table:table-cell table:style-name="ce29" table:formula="of:=([.A15]-1820)/100" office:value-type="float" office:value="-15.2" calcext:value-type="float">
            <text:p>-15.2</text:p>
          </table:table-cell>
          <table:table-cell table:style-name="ce42" office:value-type="float" office:value="7680" calcext:value-type="float">
            <text:p>7680</text:p>
          </table:table-cell>
          <table:table-cell table:style-name="ce43" table:formula="of:=-20 + 32 * [.B15]^2" office:value-type="float" office:value="7373.28" calcext:value-type="float">
            <text:p>7373.28</text:p>
          </table:table-cell>
          <table:table-cell table:formula="of:=ROUND([.D15]/100)*100" office:value-type="float" office:value="7400" calcext:value-type="float">
            <text:p>7400</text:p>
          </table:table-cell>
          <table:table-cell table:formula="of:=[.E15]-[.C15]" office:value-type="float" office:value="-280" calcext:value-type="float">
            <text:p>-280</text:p>
          </table:table-cell>
          <table:table-cell table:number-columns-repeated="1018"/>
        </table:table-row>
        <table:table-row table:style-name="ro1">
          <table:table-cell table:style-name="ce29" office:value-type="float" office:value="400" calcext:value-type="float">
            <text:p>400</text:p>
          </table:table-cell>
          <table:table-cell table:style-name="ce29" table:formula="of:=([.A16]-1820)/100" office:value-type="float" office:value="-14.2" calcext:value-type="float">
            <text:p>-14.2</text:p>
          </table:table-cell>
          <table:table-cell table:style-name="ce42" office:value-type="float" office:value="6700" calcext:value-type="float">
            <text:p>6700</text:p>
          </table:table-cell>
          <table:table-cell table:style-name="ce43" table:formula="of:=-20 + 32 * [.B16]^2" office:value-type="float" office:value="6432.48" calcext:value-type="float">
            <text:p>6432.48</text:p>
          </table:table-cell>
          <table:table-cell table:formula="of:=ROUND([.D16]/100)*100" office:value-type="float" office:value="6400" calcext:value-type="float">
            <text:p>6400</text:p>
          </table:table-cell>
          <table:table-cell table:formula="of:=[.E16]-[.C16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1">
          <table:table-cell table:style-name="ce29" office:value-type="float" office:value="500" calcext:value-type="float">
            <text:p>500</text:p>
          </table:table-cell>
          <table:table-cell table:style-name="ce29" table:formula="of:=([.A17]-1820)/100" office:value-type="float" office:value="-13.2" calcext:value-type="float">
            <text:p>-13.2</text:p>
          </table:table-cell>
          <table:table-cell table:style-name="ce42" office:value-type="float" office:value="5710" calcext:value-type="float">
            <text:p>5710</text:p>
          </table:table-cell>
          <table:table-cell table:style-name="ce43" table:formula="of:=-20 + 32 * [.B17]^2" office:value-type="float" office:value="5555.68" calcext:value-type="float">
            <text:p>5555.68</text:p>
          </table:table-cell>
          <table:table-cell table:formula="of:=ROUND([.D17]/100)*100" office:value-type="float" office:value="5600" calcext:value-type="float">
            <text:p>5600</text:p>
          </table:table-cell>
          <table:table-cell table:formula="of:=[.E17]-[.C17]" office:value-type="float" office:value="-110" calcext:value-type="float">
            <text:p>-11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2:.F17])" office:value-type="float" office:value="-440" calcext:value-type="float">
            <text:p>-440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-1600" table:style-name="ta1">
        <table:shapes>
          <draw:frame draw:z-index="0" draw:style-name="gr1" draw:text-style-name="P1" svg:width="203.43mm" svg:height="129.62mm" svg:x="143.62mm" svg:y="0mm">
            <draw:object draw:notify-on-update-of-ranges="'500-1600'.A2:'500-1600'.A13 '500-1600'.D1:'500-1600'.D1 '500-1600'.D2:'500-1600'.D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ce40"/>
        <table:table-column table:style-name="co1" table:default-cell-style-name="ce42"/>
        <table:table-column table:style-name="co2" table:default-cell-style-name="ce42"/>
        <table:table-column table:style-name="co2" table:number-columns-repeated="1018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ΔT </text:p>
          </table:table-cell>
          <table:table-cell table:style-name="ce39" office:value-type="string" calcext:value-type="string">
            <text:p>Smoothed</text:p>
          </table:table-cell>
          <table:table-cell table:style-name="ce41" office:value-type="string" calcext:value-type="string">
            <text:p>Rounded</text:p>
          </table:table-cell>
          <table:table-cell table:style-name="ce41" office:value-type="string" calcext:value-type="string">
            <text:p>Diff</text:p>
          </table:table-cell>
          <table:table-cell table:style-name="ce28" table:number-columns-repeated="1018"/>
        </table:table-row>
        <table:table-row table:style-name="ro1">
          <table:table-cell table:style-name="ce29" office:value-type="float" office:value="500" calcext:value-type="float">
            <text:p>500</text:p>
          </table:table-cell>
          <table:table-cell table:style-name="ce29" table:formula="of:=([.A2]-1000)/100" office:value-type="float" office:value="-5" calcext:value-type="float">
            <text:p>-5</text:p>
          </table:table-cell>
          <table:table-cell table:style-name="ce29" office:value-type="float" office:value="5710" calcext:value-type="float">
            <text:p>5710</text:p>
          </table:table-cell>
          <table:table-cell table:formula="of:=1574.2-556.01*[.B2]+71.23472*[.B2]^2+0.319781*[.B2]^3-0.8503463*[.B2]^4-0.005050998*[.B2]^5+0.0083572073*[.B2]^6" office:value-type="float" office:value="5710.0446703125" calcext:value-type="float">
            <text:p>5710.0446703125</text:p>
          </table:table-cell>
          <table:table-cell table:formula="of:=ROUND([.D2]/10)*10" office:value-type="float" office:value="5710" calcext:value-type="float">
            <text:p>5710</text:p>
          </table:table-cell>
          <table:table-cell table:formula="of:=[.E2]-[.C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600" calcext:value-type="float">
            <text:p>600</text:p>
          </table:table-cell>
          <table:table-cell table:style-name="ce29" table:formula="of:=([.A3]-1000)/100" office:value-type="float" office:value="-4" calcext:value-type="float">
            <text:p>-4</text:p>
          </table:table-cell>
          <table:table-cell table:style-name="ce29" office:value-type="float" office:value="4740" calcext:value-type="float">
            <text:p>4740</text:p>
          </table:table-cell>
          <table:table-cell table:formula="of:=1574.2-556.01*[.B3]+71.23472*[.B3]^2+0.319781*[.B3]^3-0.8503463*[.B3]^4-0.005050998*[.B3]^5+0.0083572073*[.B3]^6" office:value-type="float" office:value="4739.2442262528" calcext:value-type="float">
            <text:p>4739.2442262528</text:p>
          </table:table-cell>
          <table:table-cell table:formula="of:=ROUND([.D3]/10)*10" office:value-type="float" office:value="4740" calcext:value-type="float">
            <text:p>4740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700" calcext:value-type="float">
            <text:p>700</text:p>
          </table:table-cell>
          <table:table-cell table:style-name="ce29" table:formula="of:=([.A4]-1000)/100" office:value-type="float" office:value="-3" calcext:value-type="float">
            <text:p>-3</text:p>
          </table:table-cell>
          <table:table-cell table:style-name="ce29" office:value-type="float" office:value="3810" calcext:value-type="float">
            <text:p>3810</text:p>
          </table:table-cell>
          <table:table-cell table:formula="of:=1574.2-556.01*[.B4]+71.23472*[.B4]^2+0.319781*[.B4]^3-0.8503463*[.B4]^4-0.005050998*[.B4]^5+0.0083572073*[.B4]^6" office:value-type="float" office:value="3813.1501393357" calcext:value-type="float">
            <text:p>3813.1501393357</text:p>
          </table:table-cell>
          <table:table-cell table:formula="of:=ROUND([.D4]/10)*10" office:value-type="float" office:value="3810" calcext:value-type="float">
            <text:p>381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800" calcext:value-type="float">
            <text:p>800</text:p>
          </table:table-cell>
          <table:table-cell table:style-name="ce29" table:formula="of:=([.A5]-1000)/100" office:value-type="float" office:value="-2" calcext:value-type="float">
            <text:p>-2</text:p>
          </table:table-cell>
          <table:table-cell table:style-name="ce29" office:value-type="float" office:value="2960" calcext:value-type="float">
            <text:p>2960</text:p>
          </table:table-cell>
          <table:table-cell table:formula="of:=1574.2-556.01*[.B5]+71.23472*[.B5]^2+0.319781*[.B5]^3-0.8503463*[.B5]^4-0.005050998*[.B5]^5+0.0083572073*[.B5]^6" office:value-type="float" office:value="2955.6915844032" calcext:value-type="float">
            <text:p>2955.6915844032</text:p>
          </table:table-cell>
          <table:table-cell table:formula="of:=ROUND([.D5]/10)*10" office:value-type="float" office:value="2960" calcext:value-type="float">
            <text:p>2960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900" calcext:value-type="float">
            <text:p>900</text:p>
          </table:table-cell>
          <table:table-cell table:style-name="ce29" table:formula="of:=([.A6]-1000)/100" office:value-type="float" office:value="-1" calcext:value-type="float">
            <text:p>-1</text:p>
          </table:table-cell>
          <table:table-cell table:style-name="ce29" office:value-type="float" office:value="2200" calcext:value-type="float">
            <text:p>2200</text:p>
          </table:table-cell>
          <table:table-cell table:formula="of:=1574.2-556.01*[.B6]+71.23472*[.B6]^2+0.319781*[.B6]^3-0.8503463*[.B6]^4-0.005050998*[.B6]^5+0.0083572073*[.B6]^6" office:value-type="float" office:value="2200.2880009053" calcext:value-type="float">
            <text:p>2200.2880009053</text:p>
          </table:table-cell>
          <table:table-cell table:formula="of:=ROUND([.D6]/10)*10" office:value-type="float" office:value="2200" calcext:value-type="float">
            <text:p>2200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000" calcext:value-type="float">
            <text:p>1000</text:p>
          </table:table-cell>
          <table:table-cell table:style-name="ce29" table:formula="of:=([.A7]-1000)/100" office:value-type="float" office:value="0" calcext:value-type="float">
            <text:p>0</text:p>
          </table:table-cell>
          <table:table-cell table:style-name="ce29" office:value-type="float" office:value="1570" calcext:value-type="float">
            <text:p>1570</text:p>
          </table:table-cell>
          <table:table-cell table:formula="of:=1574.2-556.01*[.B7]+71.23472*[.B7]^2+0.319781*[.B7]^3-0.8503463*[.B7]^4-0.005050998*[.B7]^5+0.0083572073*[.B7]^6" office:value-type="float" office:value="1574.2" calcext:value-type="float">
            <text:p>1574.2000000000</text:p>
          </table:table-cell>
          <table:table-cell table:formula="of:=ROUND([.D7]/10)*10" office:value-type="float" office:value="1570" calcext:value-type="float">
            <text:p>1570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100" calcext:value-type="float">
            <text:p>1100</text:p>
          </table:table-cell>
          <table:table-cell table:style-name="ce29" table:formula="of:=([.A8]-1000)/100" office:value-type="float" office:value="1" calcext:value-type="float">
            <text:p>1</text:p>
          </table:table-cell>
          <table:table-cell table:style-name="ce29" office:value-type="float" office:value="1090" calcext:value-type="float">
            <text:p>1090</text:p>
          </table:table-cell>
          <table:table-cell table:formula="of:=1574.2-556.01*[.B8]+71.23472*[.B8]^2+0.319781*[.B8]^3-0.8503463*[.B8]^4-0.005050998*[.B8]^5+0.0083572073*[.B8]^6" office:value-type="float" office:value="1088.8974609093" calcext:value-type="float">
            <text:p>1088.8974609093</text:p>
          </table:table-cell>
          <table:table-cell table:formula="of:=ROUND([.D8]/10)*10" office:value-type="float" office:value="1090" calcext:value-type="float">
            <text:p>1090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200" calcext:value-type="float">
            <text:p>1200</text:p>
          </table:table-cell>
          <table:table-cell table:style-name="ce29" table:formula="of:=([.A9]-1000)/100" office:value-type="float" office:value="2" calcext:value-type="float">
            <text:p>2</text:p>
          </table:table-cell>
          <table:table-cell table:style-name="ce29" office:value-type="float" office:value="740" calcext:value-type="float">
            <text:p>740</text:p>
          </table:table-cell>
          <table:table-cell table:formula="of:=1574.2-556.01*[.B9]+71.23472*[.B9]^2+0.319781*[.B9]^3-0.8503463*[.B9]^4-0.005050998*[.B9]^5+0.0083572073*[.B9]^6" office:value-type="float" office:value="736.4448165312" calcext:value-type="float">
            <text:p>736.4448165312</text:p>
          </table:table-cell>
          <table:table-cell table:formula="of:=ROUND([.D9]/10)*10" office:value-type="float" office:value="740" calcext:value-type="float">
            <text:p>740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300" calcext:value-type="float">
            <text:p>1300</text:p>
          </table:table-cell>
          <table:table-cell table:style-name="ce29" table:formula="of:=([.A10]-1000)/100" office:value-type="float" office:value="3" calcext:value-type="float">
            <text:p>3</text:p>
          </table:table-cell>
          <table:table-cell table:style-name="ce29" office:value-type="float" office:value="490" calcext:value-type="float">
            <text:p>490</text:p>
          </table:table-cell>
          <table:table-cell table:formula="of:=1574.2-556.01*[.B10]+71.23472*[.B10]^2+0.319781*[.B10]^3-0.8503463*[.B10]^4-0.005050998*[.B10]^5+0.0083572073*[.B10]^6" office:value-type="float" office:value="491.9035283077" calcext:value-type="float">
            <text:p>491.9035283077</text:p>
          </table:table-cell>
          <table:table-cell table:formula="of:=ROUND([.D10]/10)*10" office:value-type="float" office:value="490" calcext:value-type="float">
            <text:p>490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400" calcext:value-type="float">
            <text:p>1400</text:p>
          </table:table-cell>
          <table:table-cell table:style-name="ce29" table:formula="of:=([.A11]-1000)/100" office:value-type="float" office:value="4" calcext:value-type="float">
            <text:p>4</text:p>
          </table:table-cell>
          <table:table-cell table:style-name="ce29" office:value-type="float" office:value="320" calcext:value-type="float">
            <text:p>320</text:p>
          </table:table-cell>
          <table:table-cell table:formula="of:=1574.2-556.01*[.B11]+71.23472*[.B11]^2+0.319781*[.B11]^3-0.8503463*[.B11]^4-0.005050998*[.B11]^5+0.0083572073*[.B11]^6" office:value-type="float" office:value="321.7517503488" calcext:value-type="float">
            <text:p>321.7517503488</text:p>
          </table:table-cell>
          <table:table-cell table:formula="of:=ROUND([.D11]/10)*10" office:value-type="float" office:value="320" calcext:value-type="float">
            <text:p>320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500" calcext:value-type="float">
            <text:p>1500</text:p>
          </table:table-cell>
          <table:table-cell table:style-name="ce29" table:formula="of:=([.A12]-1000)/100" office:value-type="float" office:value="5" calcext:value-type="float">
            <text:p>5</text:p>
          </table:table-cell>
          <table:table-cell table:style-name="ce29" office:value-type="float" office:value="200" calcext:value-type="float">
            <text:p>200</text:p>
          </table:table-cell>
          <table:table-cell table:formula="of:=1574.2-556.01*[.B12]+71.23472*[.B12]^2+0.319781*[.B12]^3-0.8503463*[.B12]^4-0.005050998*[.B12]^5+0.0083572073*[.B12]^6" office:value-type="float" office:value="198.3211828125" calcext:value-type="float">
            <text:p>198.3211828125</text:p>
          </table:table-cell>
          <table:table-cell table:formula="of:=ROUND([.D12]/10)*10" office:value-type="float" office:value="200" calcext:value-type="float">
            <text:p>200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office:value-type="float" office:value="1600" calcext:value-type="float">
            <text:p>1600</text:p>
          </table:table-cell>
          <table:table-cell table:style-name="ce29" table:formula="of:=([.A13]-1000)/100" office:value-type="float" office:value="6" calcext:value-type="float">
            <text:p>6</text:p>
          </table:table-cell>
          <table:table-cell table:style-name="ce29" office:value-type="float" office:value="120" calcext:value-type="float">
            <text:p>120</text:p>
          </table:table-cell>
          <table:table-cell table:formula="of:=1574.2-556.01*[.B13]+71.23472*[.B13]^2+0.319781*[.B13]^3-0.8503463*[.B13]^4-0.005050998*[.B13]^5+0.0083572073*[.B13]^6" office:value-type="float" office:value="120.2511145408" calcext:value-type="float">
            <text:p>120.2511145408</text:p>
          </table:table-cell>
          <table:table-cell table:formula="of:=ROUND([.D13]/10)*10" office:value-type="float" office:value="120" calcext:value-type="float">
            <text:p>120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9" table:number-columns-repeated="3"/>
          <table:table-cell table:number-columns-repeated="2"/>
          <table:table-cell table:formula="of:=SUM([.F2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scopic Era" table:style-name="ta1">
        <table:shapes>
          <draw:frame draw:z-index="0" draw:style-name="gr1" draw:text-style-name="P1" svg:width="159.99mm" svg:height="89.99mm" svg:x="68.74mm" svg:y="1mm">
            <draw:object draw:notify-on-update-of-ranges="'Telescopic Era'.A1:'Telescopic Era'.A1 'Telescopic Era'.A2:'Telescopic Era'.A355 'Telescopic Era'.C1:'Telescopic Era'.C1 'Telescopic Era'.C2:'Telescopic Era'.C35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27"/>
        <table:table-column table:style-name="co2" table:default-cell-style-name="ce29"/>
        <table:table-column table:style-name="co2" table:default-cell-style-name="ce27"/>
        <table:table-column table:style-name="co2" table:number-columns-repeated="1005" table:default-cell-style-name="Default"/>
        <table:table-row table:style-name="ro1">
          <table:table-cell table:style-name="ce26" office:value-type="string" calcext:value-type="string">
            <text:p>Epoch</text:p>
          </table:table-cell>
          <table:table-cell table:style-name="ce28" office:value-type="string" calcext:value-type="string">
            <text:p>ΔT</text:p>
          </table:table-cell>
          <table:table-cell table:style-name="ce26" office:value-type="string" calcext:value-type="string">
            <text:p>Smoothed</text:p>
          </table:table-cell>
          <table:table-cell table:style-name="ce28" table:number-columns-repeated="1005"/>
        </table:table-row>
        <table:table-row table:style-name="ro1">
          <table:table-cell office:value-type="float" office:value="1620" calcext:value-type="float">
            <text:p>1620.0</text:p>
          </table:table-cell>
          <table:table-cell office:value-type="float" office:value="124" calcext:value-type="float">
            <text:p>124</text:p>
          </table:table-cell>
          <table:table-cell table:style-name="ce46" office:value-type="float" office:value="123.844395892676" calcext:value-type="float">
            <text:p>123.844</text:p>
          </table:table-cell>
          <table:table-cell table:number-columns-repeated="1005"/>
        </table:table-row>
        <table:table-row table:style-name="ro1">
          <table:table-cell office:value-type="float" office:value="1621" calcext:value-type="float">
            <text:p>1621.0</text:p>
          </table:table-cell>
          <table:table-cell office:value-type="float" office:value="119" calcext:value-type="float">
            <text:p>119</text:p>
          </table:table-cell>
          <table:table-cell table:style-name="ce46" office:value-type="float" office:value="119.132987175607" calcext:value-type="float">
            <text:p>119.133</text:p>
          </table:table-cell>
          <table:table-cell table:number-columns-repeated="1005"/>
        </table:table-row>
        <table:table-row table:style-name="ro1">
          <table:table-cell office:value-type="float" office:value="1622" calcext:value-type="float">
            <text:p>1622.0</text:p>
          </table:table-cell>
          <table:table-cell office:value-type="float" office:value="115" calcext:value-type="float">
            <text:p>115</text:p>
          </table:table-cell>
          <table:table-cell table:style-name="ce46" office:value-type="float" office:value="114.60776533862" calcext:value-type="float">
            <text:p>114.608</text:p>
          </table:table-cell>
          <table:table-cell table:number-columns-repeated="1005"/>
        </table:table-row>
        <table:table-row table:style-name="ro1">
          <table:table-cell office:value-type="float" office:value="1623" calcext:value-type="float">
            <text:p>1623.0</text:p>
          </table:table-cell>
          <table:table-cell office:value-type="float" office:value="110" calcext:value-type="float">
            <text:p>110</text:p>
          </table:table-cell>
          <table:table-cell table:style-name="ce46" office:value-type="float" office:value="110.267952912792" calcext:value-type="float">
            <text:p>110.268</text:p>
          </table:table-cell>
          <table:table-cell table:number-columns-repeated="1005"/>
        </table:table-row>
        <table:table-row table:style-name="ro1">
          <table:table-cell office:value-type="float" office:value="1624" calcext:value-type="float">
            <text:p>1624.0</text:p>
          </table:table-cell>
          <table:table-cell office:value-type="float" office:value="106" calcext:value-type="float">
            <text:p>106</text:p>
          </table:table-cell>
          <table:table-cell table:style-name="ce46" office:value-type="float" office:value="106.112162270787" calcext:value-type="float">
            <text:p>106.112</text:p>
          </table:table-cell>
          <table:table-cell table:number-columns-repeated="1005"/>
        </table:table-row>
        <table:table-row table:style-name="ro1">
          <table:table-cell office:value-type="float" office:value="1625" calcext:value-type="float">
            <text:p>1625.0</text:p>
          </table:table-cell>
          <table:table-cell office:value-type="float" office:value="102" calcext:value-type="float">
            <text:p>102</text:p>
          </table:table-cell>
          <table:table-cell table:style-name="ce46" office:value-type="float" office:value="102.138426456671" calcext:value-type="float">
            <text:p>102.138</text:p>
          </table:table-cell>
          <table:table-cell table:number-columns-repeated="1005"/>
        </table:table-row>
        <table:table-row table:style-name="ro1">
          <table:table-cell office:value-type="float" office:value="1626" calcext:value-type="float">
            <text:p>1626.0</text:p>
          </table:table-cell>
          <table:table-cell office:value-type="float" office:value="98" calcext:value-type="float">
            <text:p>98</text:p>
          </table:table-cell>
          <table:table-cell table:style-name="ce46" office:value-type="float" office:value="98.3442300157349" calcext:value-type="float">
            <text:p>98.344</text:p>
          </table:table-cell>
          <table:table-cell table:number-columns-repeated="1005"/>
        </table:table-row>
        <table:table-row table:style-name="ro1">
          <table:table-cell office:value-type="float" office:value="1627" calcext:value-type="float">
            <text:p>1627.0</text:p>
          </table:table-cell>
          <table:table-cell office:value-type="float" office:value="95" calcext:value-type="float">
            <text:p>95</text:p>
          </table:table-cell>
          <table:table-cell table:style-name="ce46" office:value-type="float" office:value="94.7265398243044" calcext:value-type="float">
            <text:p>94.727</text:p>
          </table:table-cell>
          <table:table-cell table:number-columns-repeated="1005"/>
        </table:table-row>
        <table:table-row table:style-name="ro1">
          <table:table-cell office:value-type="float" office:value="1628" calcext:value-type="float">
            <text:p>1628.0</text:p>
          </table:table-cell>
          <table:table-cell office:value-type="float" office:value="91" calcext:value-type="float">
            <text:p>91</text:p>
          </table:table-cell>
          <table:table-cell table:style-name="ce46" office:value-type="float" office:value="91.2818359195607" calcext:value-type="float">
            <text:p>91.282</text:p>
          </table:table-cell>
          <table:table-cell table:number-columns-repeated="1005"/>
        </table:table-row>
        <table:table-row table:style-name="ro1">
          <table:table-cell office:value-type="float" office:value="1629" calcext:value-type="float">
            <text:p>1629.0</text:p>
          </table:table-cell>
          <table:table-cell office:value-type="float" office:value="88" calcext:value-type="float">
            <text:p>88</text:p>
          </table:table-cell>
          <table:table-cell table:style-name="ce46" office:value-type="float" office:value="88.0061423293559" calcext:value-type="float">
            <text:p>88.006</text:p>
          </table:table-cell>
          <table:table-cell table:number-columns-repeated="1005"/>
        </table:table-row>
        <table:table-row table:style-name="ro1">
          <table:table-cell office:value-type="float" office:value="1630" calcext:value-type="float">
            <text:p>1630.0</text:p>
          </table:table-cell>
          <table:table-cell office:value-type="float" office:value="85" calcext:value-type="float">
            <text:p>85</text:p>
          </table:table-cell>
          <table:table-cell table:style-name="ce46" office:value-type="float" office:value="84.8950579020295" calcext:value-type="float">
            <text:p>84.895</text:p>
          </table:table-cell>
          <table:table-cell table:number-columns-repeated="1005"/>
        </table:table-row>
        <table:table-row table:style-name="ro1">
          <table:table-cell office:value-type="float" office:value="1631" calcext:value-type="float">
            <text:p>1631.0</text:p>
          </table:table-cell>
          <table:table-cell office:value-type="float" office:value="82" calcext:value-type="float">
            <text:p>82</text:p>
          </table:table-cell>
          <table:table-cell table:style-name="ce46" office:value-type="float" office:value="81.9437871362258" calcext:value-type="float">
            <text:p>81.944</text:p>
          </table:table-cell>
          <table:table-cell table:number-columns-repeated="1005"/>
        </table:table-row>
        <table:table-row table:style-name="ro1">
          <table:table-cell office:value-type="float" office:value="1632" calcext:value-type="float">
            <text:p>1632.0</text:p>
          </table:table-cell>
          <table:table-cell office:value-type="float" office:value="79" calcext:value-type="float">
            <text:p>79</text:p>
          </table:table-cell>
          <table:table-cell table:style-name="ce46" office:value-type="float" office:value="79.1471710107099" calcext:value-type="float">
            <text:p>79.147</text:p>
          </table:table-cell>
          <table:table-cell table:number-columns-repeated="1005"/>
        </table:table-row>
        <table:table-row table:style-name="ro1">
          <table:table-cell office:value-type="float" office:value="1633" calcext:value-type="float">
            <text:p>1633.0</text:p>
          </table:table-cell>
          <table:table-cell office:value-type="float" office:value="77" calcext:value-type="float">
            <text:p>77</text:p>
          </table:table-cell>
          <table:table-cell table:style-name="ce46" office:value-type="float" office:value="76.4997178141846" calcext:value-type="float">
            <text:p>76.500</text:p>
          </table:table-cell>
          <table:table-cell table:number-columns-repeated="1005"/>
        </table:table-row>
        <table:table-row table:style-name="ro1">
          <table:table-cell office:value-type="float" office:value="1634" calcext:value-type="float">
            <text:p>1634.0</text:p>
          </table:table-cell>
          <table:table-cell office:value-type="float" office:value="74" calcext:value-type="float">
            <text:p>74</text:p>
          </table:table-cell>
          <table:table-cell table:style-name="ce46" office:value-type="float" office:value="73.9956339751073" calcext:value-type="float">
            <text:p>73.996</text:p>
          </table:table-cell>
          <table:table-cell table:number-columns-repeated="1005"/>
        </table:table-row>
        <table:table-row table:style-name="ro1">
          <table:table-cell office:value-type="float" office:value="1635" calcext:value-type="float">
            <text:p>1635.0</text:p>
          </table:table-cell>
          <table:table-cell office:value-type="float" office:value="72" calcext:value-type="float">
            <text:p>72</text:p>
          </table:table-cell>
          <table:table-cell table:style-name="ce46" office:value-type="float" office:value="71.6288548915064" calcext:value-type="float">
            <text:p>71.629</text:p>
          </table:table-cell>
          <table:table-cell table:number-columns-repeated="1005"/>
        </table:table-row>
        <table:table-row table:style-name="ro1">
          <table:table-cell office:value-type="float" office:value="1636" calcext:value-type="float">
            <text:p>1636.0</text:p>
          </table:table-cell>
          <table:table-cell office:value-type="float" office:value="70" calcext:value-type="float">
            <text:p>70</text:p>
          </table:table-cell>
          <table:table-cell table:style-name="ce46" office:value-type="float" office:value="69.393075760798" calcext:value-type="float">
            <text:p>69.393</text:p>
          </table:table-cell>
          <table:table-cell table:number-columns-repeated="1005"/>
        </table:table-row>
        <table:table-row table:style-name="ro1">
          <table:table-cell office:value-type="float" office:value="1637" calcext:value-type="float">
            <text:p>1637.0</text:p>
          </table:table-cell>
          <table:table-cell office:value-type="float" office:value="67" calcext:value-type="float">
            <text:p>67</text:p>
          </table:table-cell>
          <table:table-cell table:style-name="ce46" office:value-type="float" office:value="67.2817824096028" calcext:value-type="float">
            <text:p>67.282</text:p>
          </table:table-cell>
          <table:table-cell table:number-columns-repeated="1005"/>
        </table:table-row>
        <table:table-row table:style-name="ro1">
          <table:table-cell office:value-type="float" office:value="1638" calcext:value-type="float">
            <text:p>1638.0</text:p>
          </table:table-cell>
          <table:table-cell office:value-type="float" office:value="65" calcext:value-type="float">
            <text:p>65</text:p>
          </table:table-cell>
          <table:table-cell table:style-name="ce46" office:value-type="float" office:value="65.2882821235624" calcext:value-type="float">
            <text:p>65.288</text:p>
          </table:table-cell>
          <table:table-cell table:number-columns-repeated="1005"/>
        </table:table-row>
        <table:table-row table:style-name="ro1">
          <table:table-cell office:value-type="float" office:value="1639" calcext:value-type="float">
            <text:p>1639.0</text:p>
          </table:table-cell>
          <table:table-cell office:value-type="float" office:value="63" calcext:value-type="float">
            <text:p>63</text:p>
          </table:table-cell>
          <table:table-cell table:style-name="ce46" office:value-type="float" office:value="63.4057344771564" calcext:value-type="float">
            <text:p>63.406</text:p>
          </table:table-cell>
          <table:table-cell table:number-columns-repeated="1005"/>
        </table:table-row>
        <table:table-row table:style-name="ro1">
          <table:table-cell office:value-type="float" office:value="1640" calcext:value-type="float">
            <text:p>1640.0</text:p>
          </table:table-cell>
          <table:table-cell office:value-type="float" office:value="62" calcext:value-type="float">
            <text:p>62</text:p>
          </table:table-cell>
          <table:table-cell table:style-name="ce46" office:value-type="float" office:value="61.6271821635188" calcext:value-type="float">
            <text:p>61.627</text:p>
          </table:table-cell>
          <table:table-cell table:number-columns-repeated="1005"/>
        </table:table-row>
        <table:table-row table:style-name="ro1">
          <table:table-cell office:value-type="float" office:value="1641" calcext:value-type="float">
            <text:p>1641.0</text:p>
          </table:table-cell>
          <table:table-cell office:value-type="float" office:value="60" calcext:value-type="float">
            <text:p>60</text:p>
          </table:table-cell>
          <table:table-cell table:style-name="ce46" office:value-type="float" office:value="59.9455818242549" calcext:value-type="float">
            <text:p>59.946</text:p>
          </table:table-cell>
          <table:table-cell table:number-columns-repeated="1005"/>
        </table:table-row>
        <table:table-row table:style-name="ro1">
          <table:table-cell office:value-type="float" office:value="1642" calcext:value-type="float">
            <text:p>1642.0</text:p>
          </table:table-cell>
          <table:table-cell office:value-type="float" office:value="58" calcext:value-type="float">
            <text:p>58</text:p>
          </table:table-cell>
          <table:table-cell table:style-name="ce46" office:value-type="float" office:value="58.3538348792576" calcext:value-type="float">
            <text:p>58.354</text:p>
          </table:table-cell>
          <table:table-cell table:number-columns-repeated="1005"/>
        </table:table-row>
        <table:table-row table:style-name="ro1">
          <table:table-cell office:value-type="float" office:value="1643" calcext:value-type="float">
            <text:p>1643.0</text:p>
          </table:table-cell>
          <table:table-cell office:value-type="float" office:value="57" calcext:value-type="float">
            <text:p>57</text:p>
          </table:table-cell>
          <table:table-cell table:style-name="ce46" office:value-type="float" office:value="56.8448183565244" calcext:value-type="float">
            <text:p>56.845</text:p>
          </table:table-cell>
          <table:table-cell table:number-columns-repeated="1005"/>
        </table:table-row>
        <table:table-row table:style-name="ro1">
          <table:table-cell office:value-type="float" office:value="1644" calcext:value-type="float">
            <text:p>1644.0</text:p>
          </table:table-cell>
          <table:table-cell office:value-type="float" office:value="55" calcext:value-type="float">
            <text:p>55</text:p>
          </table:table-cell>
          <table:table-cell table:style-name="ce46" office:value-type="float" office:value="55.4114157219741" calcext:value-type="float">
            <text:p>55.411</text:p>
          </table:table-cell>
          <table:table-cell table:number-columns-repeated="1005"/>
        </table:table-row>
        <table:table-row table:style-name="ro1">
          <table:table-cell office:value-type="float" office:value="1645" calcext:value-type="float">
            <text:p>1645.0</text:p>
          </table:table-cell>
          <table:table-cell office:value-type="float" office:value="54" calcext:value-type="float">
            <text:p>54</text:p>
          </table:table-cell>
          <table:table-cell table:style-name="ce46" office:value-type="float" office:value="54.0465477092633" calcext:value-type="float">
            <text:p>54.047</text:p>
          </table:table-cell>
          <table:table-cell table:number-columns-repeated="1005"/>
        </table:table-row>
        <table:table-row table:style-name="ro1">
          <table:table-cell office:value-type="float" office:value="1646" calcext:value-type="float">
            <text:p>1646.0</text:p>
          </table:table-cell>
          <table:table-cell office:value-type="float" office:value="53" calcext:value-type="float">
            <text:p>53</text:p>
          </table:table-cell>
          <table:table-cell table:style-name="ce46" office:value-type="float" office:value="52.743203149603" calcext:value-type="float">
            <text:p>52.743</text:p>
          </table:table-cell>
          <table:table-cell table:number-columns-repeated="1005"/>
        </table:table-row>
        <table:table-row table:style-name="ro1">
          <table:table-cell office:value-type="float" office:value="1647" calcext:value-type="float">
            <text:p>1647.0</text:p>
          </table:table-cell>
          <table:table-cell office:value-type="float" office:value="51" calcext:value-type="float">
            <text:p>51</text:p>
          </table:table-cell>
          <table:table-cell table:style-name="ce46" office:value-type="float" office:value="51.4944698015758" calcext:value-type="float">
            <text:p>51.494</text:p>
          </table:table-cell>
          <table:table-cell table:number-columns-repeated="1005"/>
        </table:table-row>
        <table:table-row table:style-name="ro1">
          <table:table-cell office:value-type="float" office:value="1648" calcext:value-type="float">
            <text:p>1648.0</text:p>
          </table:table-cell>
          <table:table-cell office:value-type="float" office:value="50" calcext:value-type="float">
            <text:p>50</text:p>
          </table:table-cell>
          <table:table-cell table:style-name="ce46" office:value-type="float" office:value="50.2935651809517" calcext:value-type="float">
            <text:p>50.294</text:p>
          </table:table-cell>
          <table:table-cell table:number-columns-repeated="1005"/>
        </table:table-row>
        <table:table-row table:style-name="ro1">
          <table:table-cell office:value-type="float" office:value="1649" calcext:value-type="float">
            <text:p>1649.0</text:p>
          </table:table-cell>
          <table:table-cell office:value-type="float" office:value="49" calcext:value-type="float">
            <text:p>49</text:p>
          </table:table-cell>
          <table:table-cell table:style-name="ce46" office:value-type="float" office:value="49.1338673905057" calcext:value-type="float">
            <text:p>49.134</text:p>
          </table:table-cell>
          <table:table-cell table:number-columns-repeated="1005"/>
        </table:table-row>
        <table:table-row table:style-name="ro1">
          <table:table-cell office:value-type="float" office:value="1650" calcext:value-type="float">
            <text:p>1650.0</text:p>
          </table:table-cell>
          <table:table-cell office:value-type="float" office:value="48" calcext:value-type="float">
            <text:p>48</text:p>
          </table:table-cell>
          <table:table-cell table:style-name="ce46" office:value-type="float" office:value="48.0089459498339" calcext:value-type="float">
            <text:p>48.009</text:p>
          </table:table-cell>
          <table:table-cell table:number-columns-repeated="1005"/>
        </table:table-row>
        <table:table-row table:style-name="ro1">
          <table:table-cell office:value-type="float" office:value="1651" calcext:value-type="float">
            <text:p>1651.0</text:p>
          </table:table-cell>
          <table:table-cell office:value-type="float" office:value="47" calcext:value-type="float">
            <text:p>47</text:p>
          </table:table-cell>
          <table:table-cell table:style-name="ce46" office:value-type="float" office:value="46.9125926251703" calcext:value-type="float">
            <text:p>46.913</text:p>
          </table:table-cell>
          <table:table-cell table:number-columns-repeated="1005"/>
        </table:table-row>
        <table:table-row table:style-name="ro1">
          <table:table-cell office:value-type="float" office:value="1652" calcext:value-type="float">
            <text:p>1652.0</text:p>
          </table:table-cell>
          <table:table-cell office:value-type="float" office:value="46" calcext:value-type="float">
            <text:p>46</text:p>
          </table:table-cell>
          <table:table-cell table:style-name="ce46" office:value-type="float" office:value="45.8388522592036" calcext:value-type="float">
            <text:p>45.839</text:p>
          </table:table-cell>
          <table:table-cell table:number-columns-repeated="1005"/>
        </table:table-row>
        <table:table-row table:style-name="ro1">
          <table:table-cell office:value-type="float" office:value="1653" calcext:value-type="float">
            <text:p>1653.0</text:p>
          </table:table-cell>
          <table:table-cell office:value-type="float" office:value="45" calcext:value-type="float">
            <text:p>45</text:p>
          </table:table-cell>
          <table:table-cell table:style-name="ce46" office:value-type="float" office:value="44.7820536008938" calcext:value-type="float">
            <text:p>44.782</text:p>
          </table:table-cell>
          <table:table-cell table:number-columns-repeated="1005"/>
        </table:table-row>
        <table:table-row table:style-name="ro1">
          <table:table-cell office:value-type="float" office:value="1654" calcext:value-type="float">
            <text:p>1654.0</text:p>
          </table:table-cell>
          <table:table-cell office:value-type="float" office:value="44" calcext:value-type="float">
            <text:p>44</text:p>
          </table:table-cell>
          <table:table-cell table:style-name="ce46" office:value-type="float" office:value="43.7368401352886" calcext:value-type="float">
            <text:p>43.737</text:p>
          </table:table-cell>
          <table:table-cell table:number-columns-repeated="1005"/>
        </table:table-row>
        <table:table-row table:style-name="ro1">
          <table:table-cell office:value-type="float" office:value="1655" calcext:value-type="float">
            <text:p>1655.0</text:p>
          </table:table-cell>
          <table:table-cell office:value-type="float" office:value="43" calcext:value-type="float">
            <text:p>43</text:p>
          </table:table-cell>
          <table:table-cell table:style-name="ce46" office:value-type="float" office:value="42.6982009133408" calcext:value-type="float">
            <text:p>42.698</text:p>
          </table:table-cell>
          <table:table-cell table:number-columns-repeated="1005"/>
        </table:table-row>
        <table:table-row table:style-name="ro1">
          <table:table-cell office:value-type="float" office:value="1656" calcext:value-type="float">
            <text:p>1656.0</text:p>
          </table:table-cell>
          <table:table-cell office:value-type="float" office:value="42" calcext:value-type="float">
            <text:p>42</text:p>
          </table:table-cell>
          <table:table-cell table:style-name="ce46" office:value-type="float" office:value="41.6615013817242" calcext:value-type="float">
            <text:p>41.662</text:p>
          </table:table-cell>
          <table:table-cell table:number-columns-repeated="1005"/>
        </table:table-row>
        <table:table-row table:style-name="ro1">
          <table:table-cell office:value-type="float" office:value="1657" calcext:value-type="float">
            <text:p>1657.0</text:p>
          </table:table-cell>
          <table:table-cell office:value-type="float" office:value="41" calcext:value-type="float">
            <text:p>41</text:p>
          </table:table-cell>
          <table:table-cell table:style-name="ce46" office:value-type="float" office:value="40.6225142126506" calcext:value-type="float">
            <text:p>40.623</text:p>
          </table:table-cell>
          <table:table-cell table:number-columns-repeated="1005"/>
        </table:table-row>
        <table:table-row table:style-name="ro1">
          <table:table-cell office:value-type="float" office:value="1658" calcext:value-type="float">
            <text:p>1658.0</text:p>
          </table:table-cell>
          <table:table-cell office:value-type="float" office:value="40" calcext:value-type="float">
            <text:p>40</text:p>
          </table:table-cell>
          <table:table-cell table:style-name="ce46" office:value-type="float" office:value="39.5774501336868" calcext:value-type="float">
            <text:p>39.577</text:p>
          </table:table-cell>
          <table:table-cell table:number-columns-repeated="1005"/>
        </table:table-row>
        <table:table-row table:style-name="ro1">
          <table:table-cell office:value-type="float" office:value="1659" calcext:value-type="float">
            <text:p>1659.0</text:p>
          </table:table-cell>
          <table:table-cell office:value-type="float" office:value="38" calcext:value-type="float">
            <text:p>38</text:p>
          </table:table-cell>
          <table:table-cell table:style-name="ce46" office:value-type="float" office:value="38.5229887575705" calcext:value-type="float">
            <text:p>38.523</text:p>
          </table:table-cell>
          <table:table-cell table:number-columns-repeated="1005"/>
        </table:table-row>
        <table:table-row table:style-name="ro1">
          <table:table-cell office:value-type="float" office:value="1660" calcext:value-type="float">
            <text:p>1660.0</text:p>
          </table:table-cell>
          <table:table-cell office:value-type="float" office:value="37" calcext:value-type="float">
            <text:p>37</text:p>
          </table:table-cell>
          <table:table-cell table:style-name="ce46" office:value-type="float" office:value="37.4563094120278" calcext:value-type="float">
            <text:p>37.456</text:p>
          </table:table-cell>
          <table:table-cell table:number-columns-repeated="1005"/>
        </table:table-row>
        <table:table-row table:style-name="ro1">
          <table:table-cell office:value-type="float" office:value="1661" calcext:value-type="float">
            <text:p>1661.0</text:p>
          </table:table-cell>
          <table:table-cell office:value-type="float" office:value="36" calcext:value-type="float">
            <text:p>36</text:p>
          </table:table-cell>
          <table:table-cell table:style-name="ce46" office:value-type="float" office:value="36.3751219695894" calcext:value-type="float">
            <text:p>36.375</text:p>
          </table:table-cell>
          <table:table-cell table:number-columns-repeated="1005"/>
        </table:table-row>
        <table:table-row table:style-name="ro1">
          <table:table-cell office:value-type="float" office:value="1662" calcext:value-type="float">
            <text:p>1662.0</text:p>
          </table:table-cell>
          <table:table-cell office:value-type="float" office:value="35" calcext:value-type="float">
            <text:p>35</text:p>
          </table:table-cell>
          <table:table-cell table:style-name="ce46" office:value-type="float" office:value="35.2776976774073" calcext:value-type="float">
            <text:p>35.278</text:p>
          </table:table-cell>
          <table:table-cell table:number-columns-repeated="1005"/>
        </table:table-row>
        <table:table-row table:style-name="ro1">
          <table:table-cell office:value-type="float" office:value="1663" calcext:value-type="float">
            <text:p>1663.0</text:p>
          </table:table-cell>
          <table:table-cell office:value-type="float" office:value="34" calcext:value-type="float">
            <text:p>34</text:p>
          </table:table-cell>
          <table:table-cell table:style-name="ce46" office:value-type="float" office:value="34.1628999870717" calcext:value-type="float">
            <text:p>34.163</text:p>
          </table:table-cell>
          <table:table-cell table:number-columns-repeated="1005"/>
        </table:table-row>
        <table:table-row table:style-name="ro1">
          <table:table-cell office:value-type="float" office:value="1664" calcext:value-type="float">
            <text:p>1664.0</text:p>
          </table:table-cell>
          <table:table-cell office:value-type="float" office:value="33" calcext:value-type="float">
            <text:p>33</text:p>
          </table:table-cell>
          <table:table-cell table:style-name="ce46" office:value-type="float" office:value="33.0302153844274" calcext:value-type="float">
            <text:p>33.030</text:p>
          </table:table-cell>
          <table:table-cell table:number-columns-repeated="1005"/>
        </table:table-row>
        <table:table-row table:style-name="ro1">
          <table:table-cell office:value-type="float" office:value="1665" calcext:value-type="float">
            <text:p>1665.0</text:p>
          </table:table-cell>
          <table:table-cell office:value-type="float" office:value="32" calcext:value-type="float">
            <text:p>32</text:p>
          </table:table-cell>
          <table:table-cell table:style-name="ce46" office:value-type="float" office:value="31.8797842193909" calcext:value-type="float">
            <text:p>31.880</text:p>
          </table:table-cell>
          <table:table-cell table:number-columns-repeated="1005"/>
        </table:table-row>
        <table:table-row table:style-name="ro1">
          <table:table-cell office:value-type="float" office:value="1666" calcext:value-type="float">
            <text:p>1666.0</text:p>
          </table:table-cell>
          <table:table-cell office:value-type="float" office:value="31" calcext:value-type="float">
            <text:p>31</text:p>
          </table:table-cell>
          <table:table-cell table:style-name="ce46" office:value-type="float" office:value="30.7124315357665" calcext:value-type="float">
            <text:p>30.712</text:p>
          </table:table-cell>
          <table:table-cell table:number-columns-repeated="1005"/>
        </table:table-row>
        <table:table-row table:style-name="ro1">
          <table:table-cell office:value-type="float" office:value="1667" calcext:value-type="float">
            <text:p>1667.0</text:p>
          </table:table-cell>
          <table:table-cell office:value-type="float" office:value="30" calcext:value-type="float">
            <text:p>30</text:p>
          </table:table-cell>
          <table:table-cell table:style-name="ce46" office:value-type="float" office:value="29.5296979010634" calcext:value-type="float">
            <text:p>29.530</text:p>
          </table:table-cell>
          <table:table-cell table:number-columns-repeated="1005"/>
        </table:table-row>
        <table:table-row table:style-name="ro1">
          <table:table-cell office:value-type="float" office:value="1668" calcext:value-type="float">
            <text:p>1668.0</text:p>
          </table:table-cell>
          <table:table-cell office:value-type="float" office:value="28" calcext:value-type="float">
            <text:p>28</text:p>
          </table:table-cell>
          <table:table-cell table:style-name="ce46" office:value-type="float" office:value="28.0821310266839" calcext:value-type="float">
            <text:p>28.082</text:p>
          </table:table-cell>
          <table:table-cell table:number-columns-repeated="1005"/>
        </table:table-row>
        <table:table-row table:style-name="ro1">
          <table:table-cell office:value-type="float" office:value="1669" calcext:value-type="float">
            <text:p>1669.0</text:p>
          </table:table-cell>
          <table:table-cell office:value-type="float" office:value="27" calcext:value-type="float">
            <text:p>27</text:p>
          </table:table-cell>
          <table:table-cell table:style-name="ce46" office:value-type="float" office:value="27.0768764635879" calcext:value-type="float">
            <text:p>27.077</text:p>
          </table:table-cell>
          <table:table-cell table:number-columns-repeated="1005"/>
        </table:table-row>
        <table:table-row table:style-name="ro1">
          <table:table-cell office:value-type="float" office:value="1670" calcext:value-type="float">
            <text:p>1670.0</text:p>
          </table:table-cell>
          <table:table-cell office:value-type="float" office:value="26" calcext:value-type="float">
            <text:p>26</text:p>
          </table:table-cell>
          <table:table-cell table:style-name="ce46" office:value-type="float" office:value="26.0194436330009" calcext:value-type="float">
            <text:p>26.019</text:p>
          </table:table-cell>
          <table:table-cell table:number-columns-repeated="1005"/>
        </table:table-row>
        <table:table-row table:style-name="ro1">
          <table:table-cell office:value-type="float" office:value="1671" calcext:value-type="float">
            <text:p>1671.0</text:p>
          </table:table-cell>
          <table:table-cell office:value-type="float" office:value="25" calcext:value-type="float">
            <text:p>25</text:p>
          </table:table-cell>
          <table:table-cell table:style-name="ce46" office:value-type="float" office:value="25.147289689869" calcext:value-type="float">
            <text:p>25.147</text:p>
          </table:table-cell>
          <table:table-cell table:number-columns-repeated="1005"/>
        </table:table-row>
        <table:table-row table:style-name="ro1">
          <table:table-cell office:value-type="float" office:value="1672" calcext:value-type="float">
            <text:p>1672.0</text:p>
          </table:table-cell>
          <table:table-cell office:value-type="float" office:value="24" calcext:value-type="float">
            <text:p>24</text:p>
          </table:table-cell>
          <table:table-cell table:style-name="ce46" office:value-type="float" office:value="24.1214092870455" calcext:value-type="float">
            <text:p>24.121</text:p>
          </table:table-cell>
          <table:table-cell table:number-columns-repeated="1005"/>
        </table:table-row>
        <table:table-row table:style-name="ro1">
          <table:table-cell office:value-type="float" office:value="1673" calcext:value-type="float">
            <text:p>1673.0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23.0649669302425" calcext:value-type="float">
            <text:p>23.065</text:p>
          </table:table-cell>
          <table:table-cell table:number-columns-repeated="1005"/>
        </table:table-row>
        <table:table-row table:style-name="ro1">
          <table:table-cell office:value-type="float" office:value="1674" calcext:value-type="float">
            <text:p>1674.0</text:p>
          </table:table-cell>
          <table:table-cell office:value-type="float" office:value="22" calcext:value-type="float">
            <text:p>22</text:p>
          </table:table-cell>
          <table:table-cell table:style-name="ce46" office:value-type="float" office:value="21.9951441207818" calcext:value-type="float">
            <text:p>21.995</text:p>
          </table:table-cell>
          <table:table-cell table:number-columns-repeated="1005"/>
        </table:table-row>
        <table:table-row table:style-name="ro1">
          <table:table-cell office:value-type="float" office:value="1675" calcext:value-type="float">
            <text:p>1675.0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20.9267898155708" calcext:value-type="float">
            <text:p>20.927</text:p>
          </table:table-cell>
          <table:table-cell table:number-columns-repeated="1005"/>
        </table:table-row>
        <table:table-row table:style-name="ro1">
          <table:table-cell office:value-type="float" office:value="1676" calcext:value-type="float">
            <text:p>1676.0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9.8726136795908" calcext:value-type="float">
            <text:p>19.873</text:p>
          </table:table-cell>
          <table:table-cell table:number-columns-repeated="1005"/>
        </table:table-row>
        <table:table-row table:style-name="ro1">
          <table:table-cell office:value-type="float" office:value="1677" calcext:value-type="float">
            <text:p>1677.0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8.8433688688533" calcext:value-type="float">
            <text:p>18.843</text:p>
          </table:table-cell>
          <table:table-cell table:number-columns-repeated="1005"/>
        </table:table-row>
        <table:table-row table:style-name="ro1">
          <table:table-cell office:value-type="float" office:value="1678" calcext:value-type="float">
            <text:p>1678.0</text:p>
          </table:table-cell>
          <table:table-cell office:value-type="float" office:value="18" calcext:value-type="float">
            <text:p>18</text:p>
          </table:table-cell>
          <table:table-cell table:style-name="ce46" office:value-type="float" office:value="17.8480246906352" calcext:value-type="float">
            <text:p>17.848</text:p>
          </table:table-cell>
          <table:table-cell table:number-columns-repeated="1005"/>
        </table:table-row>
        <table:table-row table:style-name="ro1">
          <table:table-cell office:value-type="float" office:value="1679" calcext:value-type="float">
            <text:p>1679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8939294822671" calcext:value-type="float">
            <text:p>16.894</text:p>
          </table:table-cell>
          <table:table-cell table:number-columns-repeated="1005"/>
        </table:table-row>
        <table:table-row table:style-name="ro1">
          <table:table-cell office:value-type="float" office:value="1680" calcext:value-type="float">
            <text:p>1680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5.9869640446018" calcext:value-type="float">
            <text:p>15.987</text:p>
          </table:table-cell>
          <table:table-cell table:number-columns-repeated="1005"/>
        </table:table-row>
        <table:table-row table:style-name="ro1">
          <table:table-cell office:value-type="float" office:value="1681" calcext:value-type="float">
            <text:p>1681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1316859606345" calcext:value-type="float">
            <text:p>15.132</text:p>
          </table:table-cell>
          <table:table-cell table:number-columns-repeated="1005"/>
        </table:table-row>
        <table:table-row table:style-name="ro1">
          <table:table-cell office:value-type="float" office:value="1682" calcext:value-type="float">
            <text:p>1682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4.3314651243131" calcext:value-type="float">
            <text:p>14.331</text:p>
          </table:table-cell>
          <table:table-cell table:number-columns-repeated="1005"/>
        </table:table-row>
        <table:table-row table:style-name="ro1">
          <table:table-cell office:value-type="float" office:value="1683" calcext:value-type="float">
            <text:p>1683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3.5886107995198" calcext:value-type="float">
            <text:p>13.589</text:p>
          </table:table-cell>
          <table:table-cell table:number-columns-repeated="1005"/>
        </table:table-row>
        <table:table-row table:style-name="ro1">
          <table:table-cell office:value-type="float" office:value="1684" calcext:value-type="float">
            <text:p>1684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2.9044905232699" calcext:value-type="float">
            <text:p>12.904</text:p>
          </table:table-cell>
          <table:table-cell table:number-columns-repeated="1005"/>
        </table:table-row>
        <table:table-row table:style-name="ro1">
          <table:table-cell office:value-type="float" office:value="1685" calcext:value-type="float">
            <text:p>1685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.2796411621352" calcext:value-type="float">
            <text:p>12.280</text:p>
          </table:table-cell>
          <table:table-cell table:number-columns-repeated="1005"/>
        </table:table-row>
        <table:table-row table:style-name="ro1">
          <table:table-cell office:value-type="float" office:value="1686" calcext:value-type="float">
            <text:p>1686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7138724255078" calcext:value-type="float">
            <text:p>11.714</text:p>
          </table:table-cell>
          <table:table-cell table:number-columns-repeated="1005"/>
        </table:table-row>
        <table:table-row table:style-name="ro1">
          <table:table-cell office:value-type="float" office:value="1687" calcext:value-type="float">
            <text:p>1687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2063631335336" calcext:value-type="float">
            <text:p>11.206</text:p>
          </table:table-cell>
          <table:table-cell table:number-columns-repeated="1005"/>
        </table:table-row>
        <table:table-row table:style-name="ro1">
          <table:table-cell office:value-type="float" office:value="1688" calcext:value-type="float">
            <text:p>1688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755750532508" calcext:value-type="float">
            <text:p>10.756</text:p>
          </table:table-cell>
          <table:table-cell table:number-columns-repeated="1005"/>
        </table:table-row>
        <table:table-row table:style-name="ro1">
          <table:table-cell office:value-type="float" office:value="1689" calcext:value-type="float">
            <text:p>1689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.3602129450815" calcext:value-type="float">
            <text:p>10.360</text:p>
          </table:table-cell>
          <table:table-cell table:number-columns-repeated="1005"/>
        </table:table-row>
        <table:table-row table:style-name="ro1">
          <table:table-cell office:value-type="float" office:value="1690" calcext:value-type="float">
            <text:p>1690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.0175460368068" calcext:value-type="float">
            <text:p>10.018</text:p>
          </table:table-cell>
          <table:table-cell table:number-columns-repeated="1005"/>
        </table:table-row>
        <table:table-row table:style-name="ro1">
          <table:table-cell office:value-type="float" office:value="1691" calcext:value-type="float">
            <text:p>1691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9.725232975838" calcext:value-type="float">
            <text:p>9.725</text:p>
          </table:table-cell>
          <table:table-cell table:number-columns-repeated="1005"/>
        </table:table-row>
        <table:table-row table:style-name="ro1">
          <table:table-cell office:value-type="float" office:value="1692" calcext:value-type="float">
            <text:p>1692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4805087564496" calcext:value-type="float">
            <text:p>9.481</text:p>
          </table:table-cell>
          <table:table-cell table:number-columns-repeated="1005"/>
        </table:table-row>
        <table:table-row table:style-name="ro1">
          <table:table-cell office:value-type="float" office:value="1693" calcext:value-type="float">
            <text:p>1693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2804189521107" calcext:value-type="float">
            <text:p>9.280</text:p>
          </table:table-cell>
          <table:table-cell table:number-columns-repeated="1005"/>
        </table:table-row>
        <table:table-row table:style-name="ro1">
          <table:table-cell office:value-type="float" office:value="1694" calcext:value-type="float">
            <text:p>1694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1218731584308" calcext:value-type="float">
            <text:p>9.122</text:p>
          </table:table-cell>
          <table:table-cell table:number-columns-repeated="1005"/>
        </table:table-row>
        <table:table-row table:style-name="ro1">
          <table:table-cell office:value-type="float" office:value="1695" calcext:value-type="float">
            <text:p>1695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001693380364" calcext:value-type="float">
            <text:p>9.002</text:p>
          </table:table-cell>
          <table:table-cell table:number-columns-repeated="1005"/>
        </table:table-row>
        <table:table-row table:style-name="ro1">
          <table:table-cell office:value-type="float" office:value="1696" calcext:value-type="float">
            <text:p>1696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9166576134944" calcext:value-type="float">
            <text:p>8.917</text:p>
          </table:table-cell>
          <table:table-cell table:number-columns-repeated="1005"/>
        </table:table-row>
        <table:table-row table:style-name="ro1">
          <table:table-cell office:value-type="float" office:value="1697" calcext:value-type="float">
            <text:p>1697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863538862945" calcext:value-type="float">
            <text:p>8.864</text:p>
          </table:table-cell>
          <table:table-cell table:number-columns-repeated="1005"/>
        </table:table-row>
        <table:table-row table:style-name="ro1">
          <table:table-cell office:value-type="float" office:value="1698" calcext:value-type="float">
            <text:p>1698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8391398387053" calcext:value-type="float">
            <text:p>8.839</text:p>
          </table:table-cell>
          <table:table-cell table:number-columns-repeated="1005"/>
        </table:table-row>
        <table:table-row table:style-name="ro1">
          <table:table-cell office:value-type="float" office:value="1699" calcext:value-type="float">
            <text:p>1699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8403235603496" calcext:value-type="float">
            <text:p>8.840</text:p>
          </table:table-cell>
          <table:table-cell table:number-columns-repeated="1005"/>
        </table:table-row>
        <table:table-row table:style-name="ro1">
          <table:table-cell office:value-type="float" office:value="1700" calcext:value-type="float">
            <text:p>1700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8640400988302" calcext:value-type="float">
            <text:p>8.864</text:p>
          </table:table-cell>
          <table:table-cell table:number-columns-repeated="1005"/>
        </table:table-row>
        <table:table-row table:style-name="ro1">
          <table:table-cell office:value-type="float" office:value="1701" calcext:value-type="float">
            <text:p>1701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9073496777405" calcext:value-type="float">
            <text:p>8.907</text:p>
          </table:table-cell>
          <table:table-cell table:number-columns-repeated="1005"/>
        </table:table-row>
        <table:table-row table:style-name="ro1">
          <table:table-cell office:value-type="float" office:value="1702" calcext:value-type="float">
            <text:p>1702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8.9674423509537" calcext:value-type="float">
            <text:p>8.967</text:p>
          </table:table-cell>
          <table:table-cell table:number-columns-repeated="1005"/>
        </table:table-row>
        <table:table-row table:style-name="ro1">
          <table:table-cell office:value-type="float" office:value="1703" calcext:value-type="float">
            <text:p>1703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0416544677014" calcext:value-type="float">
            <text:p>9.042</text:p>
          </table:table-cell>
          <table:table-cell table:number-columns-repeated="1005"/>
        </table:table-row>
        <table:table-row table:style-name="ro1">
          <table:table-cell office:value-type="float" office:value="1704" calcext:value-type="float">
            <text:p>1704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1274821318443" calcext:value-type="float">
            <text:p>9.127</text:p>
          </table:table-cell>
          <table:table-cell table:number-columns-repeated="1005"/>
        </table:table-row>
        <table:table-row table:style-name="ro1">
          <table:table-cell office:value-type="float" office:value="1705" calcext:value-type="float">
            <text:p>1705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2225918553745" calcext:value-type="float">
            <text:p>9.223</text:p>
          </table:table-cell>
          <table:table-cell table:number-columns-repeated="1005"/>
        </table:table-row>
        <table:table-row table:style-name="ro1">
          <table:table-cell office:value-type="float" office:value="1706" calcext:value-type="float">
            <text:p>1706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3248286013227" calcext:value-type="float">
            <text:p>9.325</text:p>
          </table:table-cell>
          <table:table-cell table:number-columns-repeated="1005"/>
        </table:table-row>
        <table:table-row table:style-name="ro1">
          <table:table-cell office:value-type="float" office:value="1707" calcext:value-type="float">
            <text:p>1707.0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9.4322214066528" calcext:value-type="float">
            <text:p>9.432</text:p>
          </table:table-cell>
          <table:table-cell table:number-columns-repeated="1005"/>
        </table:table-row>
        <table:table-row table:style-name="ro1">
          <table:table-cell office:value-type="float" office:value="1708" calcext:value-type="float">
            <text:p>1708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9.5429867684766" calcext:value-type="float">
            <text:p>9.543</text:p>
          </table:table-cell>
          <table:table-cell table:number-columns-repeated="1005"/>
        </table:table-row>
        <table:table-row table:style-name="ro1">
          <table:table-cell office:value-type="float" office:value="1709" calcext:value-type="float">
            <text:p>1709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9.6555299735051" calcext:value-type="float">
            <text:p>9.656</text:p>
          </table:table-cell>
          <table:table-cell table:number-columns-repeated="1005"/>
        </table:table-row>
        <table:table-row table:style-name="ro1">
          <table:table-cell office:value-type="float" office:value="1710" calcext:value-type="float">
            <text:p>1710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9.7684445434138" calcext:value-type="float">
            <text:p>9.768</text:p>
          </table:table-cell>
          <table:table-cell table:number-columns-repeated="1005"/>
        </table:table-row>
        <table:table-row table:style-name="ro1">
          <table:table-cell office:value-type="float" office:value="1711" calcext:value-type="float">
            <text:p>1711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9.8805099653187" calcext:value-type="float">
            <text:p>9.881</text:p>
          </table:table-cell>
          <table:table-cell table:number-columns-repeated="1005"/>
        </table:table-row>
        <table:table-row table:style-name="ro1">
          <table:table-cell office:value-type="float" office:value="1712" calcext:value-type="float">
            <text:p>1712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9.9906878690858" calcext:value-type="float">
            <text:p>9.991</text:p>
          </table:table-cell>
          <table:table-cell table:number-columns-repeated="1005"/>
        </table:table-row>
        <table:table-row table:style-name="ro1">
          <table:table-cell office:value-type="float" office:value="1713" calcext:value-type="float">
            <text:p>1713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.0981168094263" calcext:value-type="float">
            <text:p>10.098</text:p>
          </table:table-cell>
          <table:table-cell table:number-columns-repeated="1005"/>
        </table:table-row>
        <table:table-row table:style-name="ro1">
          <table:table-cell office:value-type="float" office:value="1714" calcext:value-type="float">
            <text:p>1714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.2021058045361" calcext:value-type="float">
            <text:p>10.202</text:p>
          </table:table-cell>
          <table:table-cell table:number-columns-repeated="1005"/>
        </table:table-row>
        <table:table-row table:style-name="ro1">
          <table:table-cell office:value-type="float" office:value="1715" calcext:value-type="float">
            <text:p>1715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.302126777548" calcext:value-type="float">
            <text:p>10.302</text:p>
          </table:table-cell>
          <table:table-cell table:number-columns-repeated="1005"/>
        </table:table-row>
        <table:table-row table:style-name="ro1">
          <table:table-cell office:value-type="float" office:value="1716" calcext:value-type="float">
            <text:p>1716.0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10.3978060424456" calcext:value-type="float">
            <text:p>10.398</text:p>
          </table:table-cell>
          <table:table-cell table:number-columns-repeated="1005"/>
        </table:table-row>
        <table:table-row table:style-name="ro1">
          <table:table-cell office:value-type="float" office:value="1717" calcext:value-type="float">
            <text:p>1717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488914969425" calcext:value-type="float">
            <text:p>10.489</text:p>
          </table:table-cell>
          <table:table-cell table:number-columns-repeated="1005"/>
        </table:table-row>
        <table:table-row table:style-name="ro1">
          <table:table-cell office:value-type="float" office:value="1718" calcext:value-type="float">
            <text:p>1718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5753599603454" calcext:value-type="float">
            <text:p>10.575</text:p>
          </table:table-cell>
          <table:table-cell table:number-columns-repeated="1005"/>
        </table:table-row>
        <table:table-row table:style-name="ro1">
          <table:table-cell office:value-type="float" office:value="1719" calcext:value-type="float">
            <text:p>1719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6571718593191" calcext:value-type="float">
            <text:p>10.657</text:p>
          </table:table-cell>
          <table:table-cell table:number-columns-repeated="1005"/>
        </table:table-row>
        <table:table-row table:style-name="ro1">
          <table:table-cell office:value-type="float" office:value="1720" calcext:value-type="float">
            <text:p>1720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7344949172916" calcext:value-type="float">
            <text:p>10.734</text:p>
          </table:table-cell>
          <table:table-cell table:number-columns-repeated="1005"/>
        </table:table-row>
        <table:table-row table:style-name="ro1">
          <table:table-cell office:value-type="float" office:value="1721" calcext:value-type="float">
            <text:p>1721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8075754250899" calcext:value-type="float">
            <text:p>10.808</text:p>
          </table:table-cell>
          <table:table-cell table:number-columns-repeated="1005"/>
        </table:table-row>
        <table:table-row table:style-name="ro1">
          <table:table-cell office:value-type="float" office:value="1722" calcext:value-type="float">
            <text:p>1722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876750123371" calcext:value-type="float">
            <text:p>10.877</text:p>
          </table:table-cell>
          <table:table-cell table:number-columns-repeated="1005"/>
        </table:table-row>
        <table:table-row table:style-name="ro1">
          <table:table-cell office:value-type="float" office:value="1723" calcext:value-type="float">
            <text:p>1723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0.9424344928379" calcext:value-type="float">
            <text:p>10.942</text:p>
          </table:table-cell>
          <table:table-cell table:number-columns-repeated="1005"/>
        </table:table-row>
        <table:table-row table:style-name="ro1">
          <table:table-cell office:value-type="float" office:value="1724" calcext:value-type="float">
            <text:p>1724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0051110222016" calcext:value-type="float">
            <text:p>11.005</text:p>
          </table:table-cell>
          <table:table-cell table:number-columns-repeated="1005"/>
        </table:table-row>
        <table:table-row table:style-name="ro1">
          <table:table-cell office:value-type="float" office:value="1725" calcext:value-type="float">
            <text:p>1725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0653175465345" calcext:value-type="float">
            <text:p>11.065</text:p>
          </table:table-cell>
          <table:table-cell table:number-columns-repeated="1005"/>
        </table:table-row>
        <table:table-row table:style-name="ro1">
          <table:table-cell office:value-type="float" office:value="1726" calcext:value-type="float">
            <text:p>1726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1236357425373" calcext:value-type="float">
            <text:p>11.124</text:p>
          </table:table-cell>
          <table:table-cell table:number-columns-repeated="1005"/>
        </table:table-row>
        <table:table-row table:style-name="ro1">
          <table:table-cell office:value-type="float" office:value="1727" calcext:value-type="float">
            <text:p>1727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1806798632538" calcext:value-type="float">
            <text:p>11.181</text:p>
          </table:table-cell>
          <table:table-cell table:number-columns-repeated="1005"/>
        </table:table-row>
        <table:table-row table:style-name="ro1">
          <table:table-cell office:value-type="float" office:value="1728" calcext:value-type="float">
            <text:p>1728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2370857867031" calcext:value-type="float">
            <text:p>11.237</text:p>
          </table:table-cell>
          <table:table-cell table:number-columns-repeated="1005"/>
        </table:table-row>
        <table:table-row table:style-name="ro1">
          <table:table-cell office:value-type="float" office:value="1729" calcext:value-type="float">
            <text:p>1729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2935004512733" calcext:value-type="float">
            <text:p>11.294</text:p>
          </table:table-cell>
          <table:table-cell table:number-columns-repeated="1005"/>
        </table:table-row>
        <table:table-row table:style-name="ro1">
          <table:table-cell office:value-type="float" office:value="1730" calcext:value-type="float">
            <text:p>1730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350571740983" calcext:value-type="float">
            <text:p>11.351</text:p>
          </table:table-cell>
          <table:table-cell table:number-columns-repeated="1005"/>
        </table:table-row>
        <table:table-row table:style-name="ro1">
          <table:table-cell office:value-type="float" office:value="1731" calcext:value-type="float">
            <text:p>1731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4089388819125" calcext:value-type="float">
            <text:p>11.409</text:p>
          </table:table-cell>
          <table:table-cell table:number-columns-repeated="1005"/>
        </table:table-row>
        <table:table-row table:style-name="ro1">
          <table:table-cell office:value-type="float" office:value="1732" calcext:value-type="float">
            <text:p>1732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4692234042964" calcext:value-type="float">
            <text:p>11.469</text:p>
          </table:table-cell>
          <table:table-cell table:number-columns-repeated="1005"/>
        </table:table-row>
        <table:table-row table:style-name="ro1">
          <table:table-cell office:value-type="float" office:value="1733" calcext:value-type="float">
            <text:p>1733.0</text:p>
          </table:table-cell>
          <table:table-cell office:value-type="float" office:value="11" calcext:value-type="float">
            <text:p>11</text:p>
          </table:table-cell>
          <table:table-cell table:style-name="ce46" office:value-type="float" office:value="11.5320207182599" calcext:value-type="float">
            <text:p>11.532</text:p>
          </table:table-cell>
          <table:table-cell table:number-columns-repeated="1005"/>
        </table:table-row>
        <table:table-row table:style-name="ro1">
          <table:table-cell office:value-type="float" office:value="1734" calcext:value-type="float">
            <text:p>1734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5978923479274" calcext:value-type="float">
            <text:p>11.598</text:p>
          </table:table-cell>
          <table:table-cell table:number-columns-repeated="1005"/>
        </table:table-row>
        <table:table-row table:style-name="ro1">
          <table:table-cell office:value-type="float" office:value="1735" calcext:value-type="float">
            <text:p>1735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6673588617491" calcext:value-type="float">
            <text:p>11.667</text:p>
          </table:table-cell>
          <table:table-cell table:number-columns-repeated="1005"/>
        </table:table-row>
        <table:table-row table:style-name="ro1">
          <table:table-cell office:value-type="float" office:value="1736" calcext:value-type="float">
            <text:p>1736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7408935313983" calcext:value-type="float">
            <text:p>11.741</text:p>
          </table:table-cell>
          <table:table-cell table:number-columns-repeated="1005"/>
        </table:table-row>
        <table:table-row table:style-name="ro1">
          <table:table-cell office:value-type="float" office:value="1737" calcext:value-type="float">
            <text:p>1737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8189167478599" calcext:value-type="float">
            <text:p>11.819</text:p>
          </table:table-cell>
          <table:table-cell table:number-columns-repeated="1005"/>
        </table:table-row>
        <table:table-row table:style-name="ro1">
          <table:table-cell office:value-type="float" office:value="1738" calcext:value-type="float">
            <text:p>1738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9017912151289" calcext:value-type="float">
            <text:p>11.902</text:p>
          </table:table-cell>
          <table:table-cell table:number-columns-repeated="1005"/>
        </table:table-row>
        <table:table-row table:style-name="ro1">
          <table:table-cell office:value-type="float" office:value="1739" calcext:value-type="float">
            <text:p>1739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1.9898179392626" calcext:value-type="float">
            <text:p>11.990</text:p>
          </table:table-cell>
          <table:table-cell table:number-columns-repeated="1005"/>
        </table:table-row>
        <table:table-row table:style-name="ro1">
          <table:table-cell office:value-type="float" office:value="1740" calcext:value-type="float">
            <text:p>1740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.0832330241615" calcext:value-type="float">
            <text:p>12.083</text:p>
          </table:table-cell>
          <table:table-cell table:number-columns-repeated="1005"/>
        </table:table-row>
        <table:table-row table:style-name="ro1">
          <table:table-cell office:value-type="float" office:value="1741" calcext:value-type="float">
            <text:p>1741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.1822052778448" calcext:value-type="float">
            <text:p>12.182</text:p>
          </table:table-cell>
          <table:table-cell table:number-columns-repeated="1005"/>
        </table:table-row>
        <table:table-row table:style-name="ro1">
          <table:table-cell office:value-type="float" office:value="1742" calcext:value-type="float">
            <text:p>1742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.2868346322689" calcext:value-type="float">
            <text:p>12.287</text:p>
          </table:table-cell>
          <table:table-cell table:number-columns-repeated="1005"/>
        </table:table-row>
        <table:table-row table:style-name="ro1">
          <table:table-cell office:value-type="float" office:value="1743" calcext:value-type="float">
            <text:p>1743.0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.3971513697147" calcext:value-type="float">
            <text:p>12.397</text:p>
          </table:table-cell>
          <table:table-cell table:number-columns-repeated="1005"/>
        </table:table-row>
        <table:table-row table:style-name="ro1">
          <table:table-cell office:value-type="float" office:value="1744" calcext:value-type="float">
            <text:p>1744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2.5131161463692" calcext:value-type="float">
            <text:p>12.513</text:p>
          </table:table-cell>
          <table:table-cell table:number-columns-repeated="1005"/>
        </table:table-row>
        <table:table-row table:style-name="ro1">
          <table:table-cell office:value-type="float" office:value="1745" calcext:value-type="float">
            <text:p>1745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2.6346207959218" calcext:value-type="float">
            <text:p>12.635</text:p>
          </table:table-cell>
          <table:table-cell table:number-columns-repeated="1005"/>
        </table:table-row>
        <table:table-row table:style-name="ro1">
          <table:table-cell office:value-type="float" office:value="1746" calcext:value-type="float">
            <text:p>1746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2.7614898929464" calcext:value-type="float">
            <text:p>12.761</text:p>
          </table:table-cell>
          <table:table-cell table:number-columns-repeated="1005"/>
        </table:table-row>
        <table:table-row table:style-name="ro1">
          <table:table-cell office:value-type="float" office:value="1747" calcext:value-type="float">
            <text:p>1747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2.8934830497096" calcext:value-type="float">
            <text:p>12.893</text:p>
          </table:table-cell>
          <table:table-cell table:number-columns-repeated="1005"/>
        </table:table-row>
        <table:table-row table:style-name="ro1">
          <table:table-cell office:value-type="float" office:value="1748" calcext:value-type="float">
            <text:p>1748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3.0302979122757" calcext:value-type="float">
            <text:p>13.030</text:p>
          </table:table-cell>
          <table:table-cell table:number-columns-repeated="1005"/>
        </table:table-row>
        <table:table-row table:style-name="ro1">
          <table:table-cell office:value-type="float" office:value="1749" calcext:value-type="float">
            <text:p>1749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3.171573820528" calcext:value-type="float">
            <text:p>13.172</text:p>
          </table:table-cell>
          <table:table-cell table:number-columns-repeated="1005"/>
        </table:table-row>
        <table:table-row table:style-name="ro1">
          <table:table-cell office:value-type="float" office:value="1750" calcext:value-type="float">
            <text:p>1750.0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13.3168960887965" calcext:value-type="float">
            <text:p>13.317</text:p>
          </table:table-cell>
          <table:table-cell table:number-columns-repeated="1005"/>
        </table:table-row>
        <table:table-row table:style-name="ro1">
          <table:table-cell office:value-type="float" office:value="1751" calcext:value-type="float">
            <text:p>1751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3.4658008563861" calcext:value-type="float">
            <text:p>13.466</text:p>
          </table:table-cell>
          <table:table-cell table:number-columns-repeated="1005"/>
        </table:table-row>
        <table:table-row table:style-name="ro1">
          <table:table-cell office:value-type="float" office:value="1752" calcext:value-type="float">
            <text:p>1752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3.6177804578988" calcext:value-type="float">
            <text:p>13.618</text:p>
          </table:table-cell>
          <table:table-cell table:number-columns-repeated="1005"/>
        </table:table-row>
        <table:table-row table:style-name="ro1">
          <table:table-cell office:value-type="float" office:value="1753" calcext:value-type="float">
            <text:p>1753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3.7722892510214" calcext:value-type="float">
            <text:p>13.772</text:p>
          </table:table-cell>
          <table:table-cell table:number-columns-repeated="1005"/>
        </table:table-row>
        <table:table-row table:style-name="ro1">
          <table:table-cell office:value-type="float" office:value="1754" calcext:value-type="float">
            <text:p>1754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3.9287498388771" calcext:value-type="float">
            <text:p>13.929</text:p>
          </table:table-cell>
          <table:table-cell table:number-columns-repeated="1005"/>
        </table:table-row>
        <table:table-row table:style-name="ro1">
          <table:table-cell office:value-type="float" office:value="1755" calcext:value-type="float">
            <text:p>1755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4.0865596166373" calcext:value-type="float">
            <text:p>14.087</text:p>
          </table:table-cell>
          <table:table-cell table:number-columns-repeated="1005"/>
        </table:table-row>
        <table:table-row table:style-name="ro1">
          <table:table-cell office:value-type="float" office:value="1756" calcext:value-type="float">
            <text:p>1756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4.2450975659744" calcext:value-type="float">
            <text:p>14.245</text:p>
          </table:table-cell>
          <table:table-cell table:number-columns-repeated="1005"/>
        </table:table-row>
        <table:table-row table:style-name="ro1">
          <table:table-cell office:value-type="float" office:value="1757" calcext:value-type="float">
            <text:p>1757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4.4037312181249" calcext:value-type="float">
            <text:p>14.404</text:p>
          </table:table-cell>
          <table:table-cell table:number-columns-repeated="1005"/>
        </table:table-row>
        <table:table-row table:style-name="ro1">
          <table:table-cell office:value-type="float" office:value="1758" calcext:value-type="float">
            <text:p>1758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4.561823697321" calcext:value-type="float">
            <text:p>14.562</text:p>
          </table:table-cell>
          <table:table-cell table:number-columns-repeated="1005"/>
        </table:table-row>
        <table:table-row table:style-name="ro1">
          <table:table-cell office:value-type="float" office:value="1759" calcext:value-type="float">
            <text:p>1759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4.7187407554015" calcext:value-type="float">
            <text:p>14.719</text:p>
          </table:table-cell>
          <table:table-cell table:number-columns-repeated="1005"/>
        </table:table-row>
        <table:table-row table:style-name="ro1">
          <table:table-cell office:value-type="float" office:value="1760" calcext:value-type="float">
            <text:p>1760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4.8738576974797" calcext:value-type="float">
            <text:p>14.874</text:p>
          </table:table-cell>
          <table:table-cell table:number-columns-repeated="1005"/>
        </table:table-row>
        <table:table-row table:style-name="ro1">
          <table:table-cell office:value-type="float" office:value="1761" calcext:value-type="float">
            <text:p>1761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0265660996815" calcext:value-type="float">
            <text:p>15.027</text:p>
          </table:table-cell>
          <table:table-cell table:number-columns-repeated="1005"/>
        </table:table-row>
        <table:table-row table:style-name="ro1">
          <table:table-cell office:value-type="float" office:value="1762" calcext:value-type="float">
            <text:p>1762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1762802064372" calcext:value-type="float">
            <text:p>15.176</text:p>
          </table:table-cell>
          <table:table-cell table:number-columns-repeated="1005"/>
        </table:table-row>
        <table:table-row table:style-name="ro1">
          <table:table-cell office:value-type="float" office:value="1763" calcext:value-type="float">
            <text:p>1763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3224428999206" calcext:value-type="float">
            <text:p>15.322</text:p>
          </table:table-cell>
          <table:table-cell table:number-columns-repeated="1005"/>
        </table:table-row>
        <table:table-row table:style-name="ro1">
          <table:table-cell office:value-type="float" office:value="1764" calcext:value-type="float">
            <text:p>1764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4645311161626" calcext:value-type="float">
            <text:p>15.465</text:p>
          </table:table-cell>
          <table:table-cell table:number-columns-repeated="1005"/>
        </table:table-row>
        <table:table-row table:style-name="ro1">
          <table:table-cell office:value-type="float" office:value="1765" calcext:value-type="float">
            <text:p>1765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5.6020605903545" calcext:value-type="float">
            <text:p>15.602</text:p>
          </table:table-cell>
          <table:table-cell table:number-columns-repeated="1005"/>
        </table:table-row>
        <table:table-row table:style-name="ro1">
          <table:table-cell office:value-type="float" office:value="1766" calcext:value-type="float">
            <text:p>1766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5.7345897959171" calcext:value-type="float">
            <text:p>15.735</text:p>
          </table:table-cell>
          <table:table-cell table:number-columns-repeated="1005"/>
        </table:table-row>
        <table:table-row table:style-name="ro1">
          <table:table-cell office:value-type="float" office:value="1767" calcext:value-type="float">
            <text:p>1767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5.8617229470915" calcext:value-type="float">
            <text:p>15.862</text:p>
          </table:table-cell>
          <table:table-cell table:number-columns-repeated="1005"/>
        </table:table-row>
        <table:table-row table:style-name="ro1">
          <table:table-cell office:value-type="float" office:value="1768" calcext:value-type="float">
            <text:p>1768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5.9831119198029" calcext:value-type="float">
            <text:p>15.983</text:p>
          </table:table-cell>
          <table:table-cell table:number-columns-repeated="1005"/>
        </table:table-row>
        <table:table-row table:style-name="ro1">
          <table:table-cell office:value-type="float" office:value="1769" calcext:value-type="float">
            <text:p>1769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0984569508623" calcext:value-type="float">
            <text:p>16.098</text:p>
          </table:table-cell>
          <table:table-cell table:number-columns-repeated="1005"/>
        </table:table-row>
        <table:table-row table:style-name="ro1">
          <table:table-cell office:value-type="float" office:value="1770" calcext:value-type="float">
            <text:p>1770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2075059590393" calcext:value-type="float">
            <text:p>16.208</text:p>
          </table:table-cell>
          <table:table-cell table:number-columns-repeated="1005"/>
        </table:table-row>
        <table:table-row table:style-name="ro1">
          <table:table-cell office:value-type="float" office:value="1771" calcext:value-type="float">
            <text:p>1771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3100523329781" calcext:value-type="float">
            <text:p>16.310</text:p>
          </table:table-cell>
          <table:table-cell table:number-columns-repeated="1005"/>
        </table:table-row>
        <table:table-row table:style-name="ro1">
          <table:table-cell office:value-type="float" office:value="1772" calcext:value-type="float">
            <text:p>1772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4059310269299" calcext:value-type="float">
            <text:p>16.406</text:p>
          </table:table-cell>
          <table:table-cell table:number-columns-repeated="1005"/>
        </table:table-row>
        <table:table-row table:style-name="ro1">
          <table:table-cell office:value-type="float" office:value="1773" calcext:value-type="float">
            <text:p>1773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4950127900488" calcext:value-type="float">
            <text:p>16.495</text:p>
          </table:table-cell>
          <table:table-cell table:number-columns-repeated="1005"/>
        </table:table-row>
        <table:table-row table:style-name="ro1">
          <table:table-cell office:value-type="float" office:value="1774" calcext:value-type="float">
            <text:p>1774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5771963655466" calcext:value-type="float">
            <text:p>16.577</text:p>
          </table:table-cell>
          <table:table-cell table:number-columns-repeated="1005"/>
        </table:table-row>
        <table:table-row table:style-name="ro1">
          <table:table-cell office:value-type="float" office:value="1775" calcext:value-type="float">
            <text:p>1775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6523984719938" calcext:value-type="float">
            <text:p>16.652</text:p>
          </table:table-cell>
          <table:table-cell table:number-columns-repeated="1005"/>
        </table:table-row>
        <table:table-row table:style-name="ro1">
          <table:table-cell office:value-type="float" office:value="1776" calcext:value-type="float">
            <text:p>1776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720541389645" calcext:value-type="float">
            <text:p>16.721</text:p>
          </table:table-cell>
          <table:table-cell table:number-columns-repeated="1005"/>
        </table:table-row>
        <table:table-row table:style-name="ro1">
          <table:table-cell office:value-type="float" office:value="1777" calcext:value-type="float">
            <text:p>1777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7815379601602" calcext:value-type="float">
            <text:p>16.782</text:p>
          </table:table-cell>
          <table:table-cell table:number-columns-repeated="1005"/>
        </table:table-row>
        <table:table-row table:style-name="ro1">
          <table:table-cell office:value-type="float" office:value="1778" calcext:value-type="float">
            <text:p>1778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8352738050749" calcext:value-type="float">
            <text:p>16.835</text:p>
          </table:table-cell>
          <table:table-cell table:number-columns-repeated="1005"/>
        </table:table-row>
        <table:table-row table:style-name="ro1">
          <table:table-cell office:value-type="float" office:value="1779" calcext:value-type="float">
            <text:p>1779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881586563632" calcext:value-type="float">
            <text:p>16.882</text:p>
          </table:table-cell>
          <table:table-cell table:number-columns-repeated="1005"/>
        </table:table-row>
        <table:table-row table:style-name="ro1">
          <table:table-cell office:value-type="float" office:value="1780" calcext:value-type="float">
            <text:p>1780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20241945842" calcext:value-type="float">
            <text:p>16.920</text:p>
          </table:table-cell>
          <table:table-cell table:number-columns-repeated="1005"/>
        </table:table-row>
        <table:table-row table:style-name="ro1">
          <table:table-cell office:value-type="float" office:value="1781" calcext:value-type="float">
            <text:p>1781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509063840565" calcext:value-type="float">
            <text:p>16.951</text:p>
          </table:table-cell>
          <table:table-cell table:number-columns-repeated="1005"/>
        </table:table-row>
        <table:table-row table:style-name="ro1">
          <table:table-cell office:value-type="float" office:value="1782" calcext:value-type="float">
            <text:p>1782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731160779124" calcext:value-type="float">
            <text:p>16.973</text:p>
          </table:table-cell>
          <table:table-cell table:number-columns-repeated="1005"/>
        </table:table-row>
        <table:table-row table:style-name="ro1">
          <table:table-cell office:value-type="float" office:value="1783" calcext:value-type="float">
            <text:p>1783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862421998082" calcext:value-type="float">
            <text:p>16.986</text:p>
          </table:table-cell>
          <table:table-cell table:number-columns-repeated="1005"/>
        </table:table-row>
        <table:table-row table:style-name="ro1">
          <table:table-cell office:value-type="float" office:value="1784" calcext:value-type="float">
            <text:p>1784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894520394487" calcext:value-type="float">
            <text:p>16.989</text:p>
          </table:table-cell>
          <table:table-cell table:number-columns-repeated="1005"/>
        </table:table-row>
        <table:table-row table:style-name="ro1">
          <table:table-cell office:value-type="float" office:value="1785" calcext:value-type="float">
            <text:p>1785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816658544955" calcext:value-type="float">
            <text:p>16.982</text:p>
          </table:table-cell>
          <table:table-cell table:number-columns-repeated="1005"/>
        </table:table-row>
        <table:table-row table:style-name="ro1">
          <table:table-cell office:value-type="float" office:value="1786" calcext:value-type="float">
            <text:p>1786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615091913588" calcext:value-type="float">
            <text:p>16.962</text:p>
          </table:table-cell>
          <table:table-cell table:number-columns-repeated="1005"/>
        </table:table-row>
        <table:table-row table:style-name="ro1">
          <table:table-cell office:value-type="float" office:value="1787" calcext:value-type="float">
            <text:p>1787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9272604252515" calcext:value-type="float">
            <text:p>16.927</text:p>
          </table:table-cell>
          <table:table-cell table:number-columns-repeated="1005"/>
        </table:table-row>
        <table:table-row table:style-name="ro1">
          <table:table-cell office:value-type="float" office:value="1788" calcext:value-type="float">
            <text:p>1788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8767932826563" calcext:value-type="float">
            <text:p>16.877</text:p>
          </table:table-cell>
          <table:table-cell table:number-columns-repeated="1005"/>
        </table:table-row>
        <table:table-row table:style-name="ro1">
          <table:table-cell office:value-type="float" office:value="1789" calcext:value-type="float">
            <text:p>1789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8075140820333" calcext:value-type="float">
            <text:p>16.808</text:p>
          </table:table-cell>
          <table:table-cell table:number-columns-repeated="1005"/>
        </table:table-row>
        <table:table-row table:style-name="ro1">
          <table:table-cell office:value-type="float" office:value="1790" calcext:value-type="float">
            <text:p>1790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7162934345074" calcext:value-type="float">
            <text:p>16.716</text:p>
          </table:table-cell>
          <table:table-cell table:number-columns-repeated="1005"/>
        </table:table-row>
        <table:table-row table:style-name="ro1">
          <table:table-cell office:value-type="float" office:value="1791" calcext:value-type="float">
            <text:p>1791.0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16.5993921483064" calcext:value-type="float">
            <text:p>16.599</text:p>
          </table:table-cell>
          <table:table-cell table:number-columns-repeated="1005"/>
        </table:table-row>
        <table:table-row table:style-name="ro1">
          <table:table-cell office:value-type="float" office:value="1792" calcext:value-type="float">
            <text:p>1792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4523810566357" calcext:value-type="float">
            <text:p>16.452</text:p>
          </table:table-cell>
          <table:table-cell table:number-columns-repeated="1005"/>
        </table:table-row>
        <table:table-row table:style-name="ro1">
          <table:table-cell office:value-type="float" office:value="1793" calcext:value-type="float">
            <text:p>1793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2700544959193" calcext:value-type="float">
            <text:p>16.270</text:p>
          </table:table-cell>
          <table:table-cell table:number-columns-repeated="1005"/>
        </table:table-row>
        <table:table-row table:style-name="ro1">
          <table:table-cell office:value-type="float" office:value="1794" calcext:value-type="float">
            <text:p>1794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6.046337156939" calcext:value-type="float">
            <text:p>16.046</text:p>
          </table:table-cell>
          <table:table-cell table:number-columns-repeated="1005"/>
        </table:table-row>
        <table:table-row table:style-name="ro1">
          <table:table-cell office:value-type="float" office:value="1795" calcext:value-type="float">
            <text:p>1795.0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5.7741840173662" calcext:value-type="float">
            <text:p>15.774</text:p>
          </table:table-cell>
          <table:table-cell table:number-columns-repeated="1005"/>
        </table:table-row>
        <table:table-row table:style-name="ro1">
          <table:table-cell office:value-type="float" office:value="1796" calcext:value-type="float">
            <text:p>1796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4454730682669" calcext:value-type="float">
            <text:p>15.445</text:p>
          </table:table-cell>
          <table:table-cell table:number-columns-repeated="1005"/>
        </table:table-row>
        <table:table-row table:style-name="ro1">
          <table:table-cell office:value-type="float" office:value="1797" calcext:value-type="float">
            <text:p>1797.0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15.0508905341526" calcext:value-type="float">
            <text:p>15.051</text:p>
          </table:table-cell>
          <table:table-cell table:number-columns-repeated="1005"/>
        </table:table-row>
        <table:table-row table:style-name="ro1">
          <table:table-cell office:value-type="float" office:value="1798" calcext:value-type="float">
            <text:p>1798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4.5798082813822" calcext:value-type="float">
            <text:p>14.580</text:p>
          </table:table-cell>
          <table:table-cell table:number-columns-repeated="1005"/>
        </table:table-row>
        <table:table-row table:style-name="ro1">
          <table:table-cell office:value-type="float" office:value="1799" calcext:value-type="float">
            <text:p>1799.0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4.0201531141688" calcext:value-type="float">
            <text:p>14.020</text:p>
          </table:table-cell>
          <table:table-cell table:number-columns-repeated="1005"/>
        </table:table-row>
        <table:table-row table:style-name="ro1">
          <table:table-cell office:value-type="float" office:value="1800" calcext:value-type="float">
            <text:p>1800.0</text:p>
          </table:table-cell>
          <table:table-cell table:style-name="ce27" office:value-type="float" office:value="13.7" calcext:value-type="float">
            <text:p>13.7</text:p>
          </table:table-cell>
          <table:table-cell table:style-name="ce48" office:value-type="float" office:value="13.68877726" calcext:value-type="float">
            <text:p>13.68878</text:p>
          </table:table-cell>
          <table:table-cell table:number-columns-repeated="1005"/>
        </table:table-row>
        <table:table-row table:style-name="ro1">
          <table:table-cell office:value-type="float" office:value="1801" calcext:value-type="float">
            <text:p>1801.0</text:p>
          </table:table-cell>
          <table:table-cell table:style-name="ce27" office:value-type="float" office:value="13.4" calcext:value-type="float">
            <text:p>13.4</text:p>
          </table:table-cell>
          <table:table-cell table:style-name="ce48" office:value-type="float" office:value="13.4215308050133" calcext:value-type="float">
            <text:p>13.42153</text:p>
          </table:table-cell>
          <table:table-cell table:number-columns-repeated="1005"/>
        </table:table-row>
        <table:table-row table:style-name="ro1">
          <table:table-cell office:value-type="float" office:value="1802" calcext:value-type="float">
            <text:p>1802.0</text:p>
          </table:table-cell>
          <table:table-cell table:style-name="ce27" office:value-type="float" office:value="13.1" calcext:value-type="float">
            <text:p>13.1</text:p>
          </table:table-cell>
          <table:table-cell table:style-name="ce48" office:value-type="float" office:value="13.1166642848857" calcext:value-type="float">
            <text:p>13.11666</text:p>
          </table:table-cell>
          <table:table-cell table:number-columns-repeated="1005"/>
        </table:table-row>
        <table:table-row table:style-name="ro1">
          <table:table-cell office:value-type="float" office:value="1803" calcext:value-type="float">
            <text:p>1803.0</text:p>
          </table:table-cell>
          <table:table-cell table:style-name="ce27" office:value-type="float" office:value="12.9" calcext:value-type="float">
            <text:p>12.9</text:p>
          </table:table-cell>
          <table:table-cell table:style-name="ce48" office:value-type="float" office:value="12.8651035381377" calcext:value-type="float">
            <text:p>12.86510</text:p>
          </table:table-cell>
          <table:table-cell table:number-columns-repeated="1005"/>
        </table:table-row>
        <table:table-row table:style-name="ro1">
          <table:table-cell office:value-type="float" office:value="1804" calcext:value-type="float">
            <text:p>1804.0</text:p>
          </table:table-cell>
          <table:table-cell table:style-name="ce27" office:value-type="float" office:value="12.7" calcext:value-type="float">
            <text:p>12.7</text:p>
          </table:table-cell>
          <table:table-cell table:style-name="ce48" office:value-type="float" office:value="12.6911501027178" calcext:value-type="float">
            <text:p>12.69115</text:p>
          </table:table-cell>
          <table:table-cell table:number-columns-repeated="1005"/>
        </table:table-row>
        <table:table-row table:style-name="ro1">
          <table:table-cell office:value-type="float" office:value="1805" calcext:value-type="float">
            <text:p>1805.0</text:p>
          </table:table-cell>
          <table:table-cell table:style-name="ce27" office:value-type="float" office:value="12.6" calcext:value-type="float">
            <text:p>12.6</text:p>
          </table:table-cell>
          <table:table-cell table:style-name="ce48" office:value-type="float" office:value="12.5868068675252" calcext:value-type="float">
            <text:p>12.58681</text:p>
          </table:table-cell>
          <table:table-cell table:number-columns-repeated="1005"/>
        </table:table-row>
        <table:table-row table:style-name="ro1">
          <table:table-cell office:value-type="float" office:value="1806" calcext:value-type="float">
            <text:p>1806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5325318899754" calcext:value-type="float">
            <text:p>12.53253</text:p>
          </table:table-cell>
          <table:table-cell table:number-columns-repeated="1005"/>
        </table:table-row>
        <table:table-row table:style-name="ro1">
          <table:table-cell office:value-type="float" office:value="1807" calcext:value-type="float">
            <text:p>1807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5085480116449" calcext:value-type="float">
            <text:p>12.50855</text:p>
          </table:table-cell>
          <table:table-cell table:number-columns-repeated="1005"/>
        </table:table-row>
        <table:table-row table:style-name="ro1">
          <table:table-cell office:value-type="float" office:value="1808" calcext:value-type="float">
            <text:p>1808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4998805903306" calcext:value-type="float">
            <text:p>12.49988</text:p>
          </table:table-cell>
          <table:table-cell table:number-columns-repeated="1005"/>
        </table:table-row>
        <table:table-row table:style-name="ro1">
          <table:table-cell office:value-type="float" office:value="1809" calcext:value-type="float">
            <text:p>1809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4975047751178" calcext:value-type="float">
            <text:p>12.49750</text:p>
          </table:table-cell>
          <table:table-cell table:number-columns-repeated="1005"/>
        </table:table-row>
        <table:table-row table:style-name="ro1">
          <table:table-cell office:value-type="float" office:value="1810" calcext:value-type="float">
            <text:p>1810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4973372350853" calcext:value-type="float">
            <text:p>12.49734</text:p>
          </table:table-cell>
          <table:table-cell table:number-columns-repeated="1005"/>
        </table:table-row>
        <table:table-row table:style-name="ro1">
          <table:table-cell office:value-type="float" office:value="1811" calcext:value-type="float">
            <text:p>1811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498286625207" calcext:value-type="float">
            <text:p>12.49829</text:p>
          </table:table-cell>
          <table:table-cell table:number-columns-repeated="1005"/>
        </table:table-row>
        <table:table-row table:style-name="ro1">
          <table:table-cell office:value-type="float" office:value="1812" calcext:value-type="float">
            <text:p>1812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5001653486595" calcext:value-type="float">
            <text:p>12.50017</text:p>
          </table:table-cell>
          <table:table-cell table:number-columns-repeated="1005"/>
        </table:table-row>
        <table:table-row table:style-name="ro1">
          <table:table-cell office:value-type="float" office:value="1813" calcext:value-type="float">
            <text:p>1813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5019468089065" calcext:value-type="float">
            <text:p>12.50195</text:p>
          </table:table-cell>
          <table:table-cell table:number-columns-repeated="1005"/>
        </table:table-row>
        <table:table-row table:style-name="ro1">
          <table:table-cell office:value-type="float" office:value="1814" calcext:value-type="float">
            <text:p>1814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5006131767827" calcext:value-type="float">
            <text:p>12.50061</text:p>
          </table:table-cell>
          <table:table-cell table:number-columns-repeated="1005"/>
        </table:table-row>
        <table:table-row table:style-name="ro1">
          <table:table-cell office:value-type="float" office:value="1815" calcext:value-type="float">
            <text:p>1815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4906658911868" calcext:value-type="float">
            <text:p>12.49067</text:p>
          </table:table-cell>
          <table:table-cell table:number-columns-repeated="1005"/>
        </table:table-row>
        <table:table-row table:style-name="ro1">
          <table:table-cell office:value-type="float" office:value="1816" calcext:value-type="float">
            <text:p>1816.0</text:p>
          </table:table-cell>
          <table:table-cell table:style-name="ce27" office:value-type="float" office:value="12.5" calcext:value-type="float">
            <text:p>12.5</text:p>
          </table:table-cell>
          <table:table-cell table:style-name="ce48" office:value-type="float" office:value="12.4642530968184" calcext:value-type="float">
            <text:p>12.46425</text:p>
          </table:table-cell>
          <table:table-cell table:number-columns-repeated="1005"/>
        </table:table-row>
        <table:table-row table:style-name="ro1">
          <table:table-cell office:value-type="float" office:value="1817" calcext:value-type="float">
            <text:p>1817.0</text:p>
          </table:table-cell>
          <table:table-cell table:style-name="ce27" office:value-type="float" office:value="12.4" calcext:value-type="float">
            <text:p>12.4</text:p>
          </table:table-cell>
          <table:table-cell table:style-name="ce48" office:value-type="float" office:value="12.4117946359077" calcext:value-type="float">
            <text:p>12.41179</text:p>
          </table:table-cell>
          <table:table-cell table:number-columns-repeated="1005"/>
        </table:table-row>
        <table:table-row table:style-name="ro1">
          <table:table-cell office:value-type="float" office:value="1818" calcext:value-type="float">
            <text:p>1818.0</text:p>
          </table:table-cell>
          <table:table-cell table:style-name="ce27" office:value-type="float" office:value="12.3" calcext:value-type="float">
            <text:p>12.3</text:p>
          </table:table-cell>
          <table:table-cell table:style-name="ce48" office:value-type="float" office:value="12.3229468391006" calcext:value-type="float">
            <text:p>12.32295</text:p>
          </table:table-cell>
          <table:table-cell table:number-columns-repeated="1005"/>
        </table:table-row>
        <table:table-row table:style-name="ro1">
          <table:table-cell office:value-type="float" office:value="1819" calcext:value-type="float">
            <text:p>1819.0</text:p>
          </table:table-cell>
          <table:table-cell table:style-name="ce27" office:value-type="float" office:value="12.2" calcext:value-type="float">
            <text:p>12.2</text:p>
          </table:table-cell>
          <table:table-cell table:style-name="ce48" office:value-type="float" office:value="12.1877380795981" calcext:value-type="float">
            <text:p>12.18774</text:p>
          </table:table-cell>
          <table:table-cell table:number-columns-repeated="1005"/>
        </table:table-row>
        <table:table-row table:style-name="ro1">
          <table:table-cell office:value-type="float" office:value="1820" calcext:value-type="float">
            <text:p>1820.0</text:p>
          </table:table-cell>
          <table:table-cell table:style-name="ce27" office:value-type="float" office:value="12" calcext:value-type="float">
            <text:p>12.0</text:p>
          </table:table-cell>
          <table:table-cell table:style-name="ce48" office:value-type="float" office:value="11.9977147717725" calcext:value-type="float">
            <text:p>11.99771</text:p>
          </table:table-cell>
          <table:table-cell table:number-columns-repeated="1005"/>
        </table:table-row>
        <table:table-row table:style-name="ro1">
          <table:table-cell office:value-type="float" office:value="1821" calcext:value-type="float">
            <text:p>1821.0</text:p>
          </table:table-cell>
          <table:table-cell table:style-name="ce27" office:value-type="float" office:value="11.7" calcext:value-type="float">
            <text:p>11.7</text:p>
          </table:table-cell>
          <table:table-cell table:style-name="ce48" office:value-type="float" office:value="11.7469600910045" calcext:value-type="float">
            <text:p>11.74696</text:p>
          </table:table-cell>
          <table:table-cell table:number-columns-repeated="1005"/>
        </table:table-row>
        <table:table-row table:style-name="ro1">
          <table:table-cell office:value-type="float" office:value="1822" calcext:value-type="float">
            <text:p>1822.0</text:p>
          </table:table-cell>
          <table:table-cell table:style-name="ce27" office:value-type="float" office:value="11.4" calcext:value-type="float">
            <text:p>11.4</text:p>
          </table:table-cell>
          <table:table-cell table:style-name="ce48" office:value-type="float" office:value="11.4328789596091" calcext:value-type="float">
            <text:p>11.43288</text:p>
          </table:table-cell>
          <table:table-cell table:number-columns-repeated="1005"/>
        </table:table-row>
        <table:table-row table:style-name="ro1">
          <table:table-cell office:value-type="float" office:value="1823" calcext:value-type="float">
            <text:p>1823.0</text:p>
          </table:table-cell>
          <table:table-cell table:style-name="ce27" office:value-type="float" office:value="11.1" calcext:value-type="float">
            <text:p>11.1</text:p>
          </table:table-cell>
          <table:table-cell table:style-name="ce48" office:value-type="float" office:value="11.0566784343208" calcext:value-type="float">
            <text:p>11.05668</text:p>
          </table:table-cell>
          <table:table-cell table:number-columns-repeated="1005"/>
        </table:table-row>
        <table:table-row table:style-name="ro1">
          <table:table-cell office:value-type="float" office:value="1824" calcext:value-type="float">
            <text:p>1824.0</text:p>
          </table:table-cell>
          <table:table-cell table:style-name="ce27" office:value-type="float" office:value="10.6" calcext:value-type="float">
            <text:p>10.6</text:p>
          </table:table-cell>
          <table:table-cell table:style-name="ce48" office:value-type="float" office:value="10.6235089900927" calcext:value-type="float">
            <text:p>10.62351</text:p>
          </table:table-cell>
          <table:table-cell table:number-columns-repeated="1005"/>
        </table:table-row>
        <table:table-row table:style-name="ro1">
          <table:table-cell office:value-type="float" office:value="1825" calcext:value-type="float">
            <text:p>1825.0</text:p>
          </table:table-cell>
          <table:table-cell table:style-name="ce27" office:value-type="float" office:value="10.2" calcext:value-type="float">
            <text:p>10.2</text:p>
          </table:table-cell>
          <table:table-cell table:style-name="ce48" office:value-type="float" office:value="10.1422665079201" calcext:value-type="float">
            <text:p>10.14227</text:p>
          </table:table-cell>
          <table:table-cell table:number-columns-repeated="1005"/>
        </table:table-row>
        <table:table-row table:style-name="ro1">
          <table:table-cell office:value-type="float" office:value="1826" calcext:value-type="float">
            <text:p>1826.0</text:p>
          </table:table-cell>
          <table:table-cell table:style-name="ce27" office:value-type="float" office:value="9.6" calcext:value-type="float">
            <text:p>9.6</text:p>
          </table:table-cell>
          <table:table-cell table:style-name="ce48" office:value-type="float" office:value="9.6250849045623" calcext:value-type="float">
            <text:p>9.62508</text:p>
          </table:table-cell>
          <table:table-cell table:number-columns-repeated="1005"/>
        </table:table-row>
        <table:table-row table:style-name="ro1">
          <table:table-cell office:value-type="float" office:value="1827" calcext:value-type="float">
            <text:p>1827.0</text:p>
          </table:table-cell>
          <table:table-cell table:style-name="ce27" office:value-type="float" office:value="9.1" calcext:value-type="float">
            <text:p>9.1</text:p>
          </table:table-cell>
          <table:table-cell table:style-name="ce48" office:value-type="float" office:value="9.0865737748093" calcext:value-type="float">
            <text:p>9.08657</text:p>
          </table:table-cell>
          <table:table-cell table:number-columns-repeated="1005"/>
        </table:table-row>
        <table:table-row table:style-name="ro1">
          <table:table-cell office:value-type="float" office:value="1828" calcext:value-type="float">
            <text:p>1828.0</text:p>
          </table:table-cell>
          <table:table-cell table:style-name="ce27" office:value-type="float" office:value="8.6" calcext:value-type="float">
            <text:p>8.6</text:p>
          </table:table-cell>
          <table:table-cell table:style-name="ce48" office:value-type="float" office:value="8.5428731987686" calcext:value-type="float">
            <text:p>8.54287</text:p>
          </table:table-cell>
          <table:table-cell table:number-columns-repeated="1005"/>
        </table:table-row>
        <table:table-row table:style-name="ro1">
          <table:table-cell office:value-type="float" office:value="1829" calcext:value-type="float">
            <text:p>1829.0</text:p>
          </table:table-cell>
          <table:table-cell table:style-name="ce27" office:value-type="float" office:value="8" calcext:value-type="float">
            <text:p>8.0</text:p>
          </table:table-cell>
          <table:table-cell table:style-name="ce48" office:value-type="float" office:value="8.0106085484715" calcext:value-type="float">
            <text:p>8.01061</text:p>
          </table:table-cell>
          <table:table-cell table:number-columns-repeated="1005"/>
        </table:table-row>
        <table:table-row table:style-name="ro1">
          <table:table-cell office:value-type="float" office:value="1830" calcext:value-type="float">
            <text:p>1830.0</text:p>
          </table:table-cell>
          <table:table-cell table:style-name="ce27" office:value-type="float" office:value="7.5" calcext:value-type="float">
            <text:p>7.5</text:p>
          </table:table-cell>
          <table:table-cell table:style-name="ce48" office:value-type="float" office:value="7.5058317048176" calcext:value-type="float">
            <text:p>7.50583</text:p>
          </table:table-cell>
          <table:table-cell table:number-columns-repeated="1005"/>
        </table:table-row>
        <table:table-row table:style-name="ro1">
          <table:table-cell office:value-type="float" office:value="1831" calcext:value-type="float">
            <text:p>1831.0</text:p>
          </table:table-cell>
          <table:table-cell table:style-name="ce27" office:value-type="float" office:value="7" calcext:value-type="float">
            <text:p>7.0</text:p>
          </table:table-cell>
          <table:table-cell table:style-name="ce48" office:value-type="float" office:value="7.0430319490089" calcext:value-type="float">
            <text:p>7.04303</text:p>
          </table:table-cell>
          <table:table-cell table:number-columns-repeated="1005"/>
        </table:table-row>
        <table:table-row table:style-name="ro1">
          <table:table-cell office:value-type="float" office:value="1832" calcext:value-type="float">
            <text:p>1832.0</text:p>
          </table:table-cell>
          <table:table-cell table:style-name="ce27" office:value-type="float" office:value="6.6" calcext:value-type="float">
            <text:p>6.6</text:p>
          </table:table-cell>
          <table:table-cell table:style-name="ce48" office:value-type="float" office:value="6.6342906316028" calcext:value-type="float">
            <text:p>6.63429</text:p>
          </table:table-cell>
          <table:table-cell table:number-columns-repeated="1005"/>
        </table:table-row>
        <table:table-row table:style-name="ro1">
          <table:table-cell office:value-type="float" office:value="1833" calcext:value-type="float">
            <text:p>1833.0</text:p>
          </table:table-cell>
          <table:table-cell table:style-name="ce27" office:value-type="float" office:value="6.3" calcext:value-type="float">
            <text:p>6.3</text:p>
          </table:table-cell>
          <table:table-cell table:style-name="ce48" office:value-type="float" office:value="6.2886395238619" calcext:value-type="float">
            <text:p>6.28864</text:p>
          </table:table-cell>
          <table:table-cell table:number-columns-repeated="1005"/>
        </table:table-row>
        <table:table-row table:style-name="ro1">
          <table:table-cell office:value-type="float" office:value="1834" calcext:value-type="float">
            <text:p>1834.0</text:p>
          </table:table-cell>
          <table:table-cell table:style-name="ce27" office:value-type="float" office:value="6" calcext:value-type="float">
            <text:p>6.0</text:p>
          </table:table-cell>
          <table:table-cell table:style-name="ce48" office:value-type="float" office:value="6.0116647097235" calcext:value-type="float">
            <text:p>6.01166</text:p>
          </table:table-cell>
          <table:table-cell table:number-columns-repeated="1005"/>
        </table:table-row>
        <table:table-row table:style-name="ro1">
          <table:table-cell office:value-type="float" office:value="1835" calcext:value-type="float">
            <text:p>1835.0</text:p>
          </table:table-cell>
          <table:table-cell table:style-name="ce27" office:value-type="float" office:value="5.8" calcext:value-type="float">
            <text:p>5.8</text:p>
          </table:table-cell>
          <table:table-cell table:style-name="ce48" office:value-type="float" office:value="5.8053773200462" calcext:value-type="float">
            <text:p>5.80538</text:p>
          </table:table-cell>
          <table:table-cell table:number-columns-repeated="1005"/>
        </table:table-row>
        <table:table-row table:style-name="ro1">
          <table:table-cell office:value-type="float" office:value="1836" calcext:value-type="float">
            <text:p>1836.0</text:p>
          </table:table-cell>
          <table:table-cell table:style-name="ce27" office:value-type="float" office:value="5.7" calcext:value-type="float">
            <text:p>5.7</text:p>
          </table:table-cell>
          <table:table-cell table:style-name="ce48" office:value-type="float" office:value="5.6683507783252" calcext:value-type="float">
            <text:p>5.66835</text:p>
          </table:table-cell>
          <table:table-cell table:number-columns-repeated="1005"/>
        </table:table-row>
        <table:table-row table:style-name="ro1">
          <table:table-cell office:value-type="float" office:value="1837" calcext:value-type="float">
            <text:p>1837.0</text:p>
          </table:table-cell>
          <table:table-cell table:style-name="ce27" office:value-type="float" office:value="5.6" calcext:value-type="float">
            <text:p>5.6</text:p>
          </table:table-cell>
          <table:table-cell table:style-name="ce48" office:value-type="float" office:value="5.5961029836847" calcext:value-type="float">
            <text:p>5.59610</text:p>
          </table:table-cell>
          <table:table-cell table:number-columns-repeated="1005"/>
        </table:table-row>
        <table:table-row table:style-name="ro1">
          <table:table-cell office:value-type="float" office:value="1838" calcext:value-type="float">
            <text:p>1838.0</text:p>
          </table:table-cell>
          <table:table-cell table:style-name="ce27" office:value-type="float" office:value="5.6" calcext:value-type="float">
            <text:p>5.6</text:p>
          </table:table-cell>
          <table:table-cell table:style-name="ce48" office:value-type="float" office:value="5.5816824451852" calcext:value-type="float">
            <text:p>5.58168</text:p>
          </table:table-cell>
          <table:table-cell table:number-columns-repeated="1005"/>
        </table:table-row>
        <table:table-row table:style-name="ro1">
          <table:table-cell office:value-type="float" office:value="1839" calcext:value-type="float">
            <text:p>1839.0</text:p>
          </table:table-cell>
          <table:table-cell table:style-name="ce27" office:value-type="float" office:value="5.6" calcext:value-type="float">
            <text:p>5.6</text:p>
          </table:table-cell>
          <table:table-cell table:style-name="ce48" office:value-type="float" office:value="5.6164011620166" calcext:value-type="float">
            <text:p>5.61640</text:p>
          </table:table-cell>
          <table:table-cell table:number-columns-repeated="1005"/>
        </table:table-row>
        <table:table-row table:style-name="ro1">
          <table:table-cell office:value-type="float" office:value="1840" calcext:value-type="float">
            <text:p>1840.0</text:p>
          </table:table-cell>
          <table:table-cell table:style-name="ce27" office:value-type="float" office:value="5.7" calcext:value-type="float">
            <text:p>5.7</text:p>
          </table:table-cell>
          <table:table-cell table:style-name="ce48" office:value-type="float" office:value="5.6906452317448" calcext:value-type="float">
            <text:p>5.69065</text:p>
          </table:table-cell>
          <table:table-cell table:number-columns-repeated="1005"/>
        </table:table-row>
        <table:table-row table:style-name="ro1">
          <table:table-cell office:value-type="float" office:value="1841" calcext:value-type="float">
            <text:p>1841.0</text:p>
          </table:table-cell>
          <table:table-cell table:style-name="ce27" office:value-type="float" office:value="5.8" calcext:value-type="float">
            <text:p>5.8</text:p>
          </table:table-cell>
          <table:table-cell table:style-name="ce48" office:value-type="float" office:value="5.7946877804021" calcext:value-type="float">
            <text:p>5.79469</text:p>
          </table:table-cell>
          <table:table-cell table:number-columns-repeated="1005"/>
        </table:table-row>
        <table:table-row table:style-name="ro1">
          <table:table-cell office:value-type="float" office:value="1842" calcext:value-type="float">
            <text:p>1842.0</text:p>
          </table:table-cell>
          <table:table-cell table:style-name="ce27" office:value-type="float" office:value="5.9" calcext:value-type="float">
            <text:p>5.9</text:p>
          </table:table-cell>
          <table:table-cell table:style-name="ce48" office:value-type="float" office:value="5.9194286067038" calcext:value-type="float">
            <text:p>5.91943</text:p>
          </table:table-cell>
          <table:table-cell table:number-columns-repeated="1005"/>
        </table:table-row>
        <table:table-row table:style-name="ro1">
          <table:table-cell office:value-type="float" office:value="1843" calcext:value-type="float">
            <text:p>1843.0</text:p>
          </table:table-cell>
          <table:table-cell table:style-name="ce27" office:value-type="float" office:value="6.1" calcext:value-type="float">
            <text:p>6.1</text:p>
          </table:table-cell>
          <table:table-cell table:style-name="ce48" office:value-type="float" office:value="6.0569913506927" calcext:value-type="float">
            <text:p>6.05699</text:p>
          </table:table-cell>
          <table:table-cell table:number-columns-repeated="1005"/>
        </table:table-row>
        <table:table-row table:style-name="ro1">
          <table:table-cell office:value-type="float" office:value="1844" calcext:value-type="float">
            <text:p>1844.0</text:p>
          </table:table-cell>
          <table:table-cell table:style-name="ce27" office:value-type="float" office:value="6.2" calcext:value-type="float">
            <text:p>6.2</text:p>
          </table:table-cell>
          <table:table-cell table:style-name="ce48" office:value-type="float" office:value="6.2011221009302" calcext:value-type="float">
            <text:p>6.20112</text:p>
          </table:table-cell>
          <table:table-cell table:number-columns-repeated="1005"/>
        </table:table-row>
        <table:table-row table:style-name="ro1">
          <table:table-cell office:value-type="float" office:value="1845" calcext:value-type="float">
            <text:p>1845.0</text:p>
          </table:table-cell>
          <table:table-cell table:style-name="ce27" office:value-type="float" office:value="6.3" calcext:value-type="float">
            <text:p>6.3</text:p>
          </table:table-cell>
          <table:table-cell table:style-name="ce48" office:value-type="float" office:value="6.3473527796933" calcext:value-type="float">
            <text:p>6.34735</text:p>
          </table:table-cell>
          <table:table-cell table:number-columns-repeated="1005"/>
        </table:table-row>
        <table:table-row table:style-name="ro1">
          <table:table-cell office:value-type="float" office:value="1846" calcext:value-type="float">
            <text:p>1846.0</text:p>
          </table:table-cell>
          <table:table-cell table:style-name="ce27" office:value-type="float" office:value="6.5" calcext:value-type="float">
            <text:p>6.5</text:p>
          </table:table-cell>
          <table:table-cell table:style-name="ce48" office:value-type="float" office:value="6.4929175112404" calcext:value-type="float">
            <text:p>6.49292</text:p>
          </table:table-cell>
          <table:table-cell table:number-columns-repeated="1005"/>
        </table:table-row>
        <table:table-row table:style-name="ro1">
          <table:table-cell office:value-type="float" office:value="1847" calcext:value-type="float">
            <text:p>1847.0</text:p>
          </table:table-cell>
          <table:table-cell table:style-name="ce27" office:value-type="float" office:value="6.6" calcext:value-type="float">
            <text:p>6.6</text:p>
          </table:table-cell>
          <table:table-cell table:style-name="ce48" office:value-type="float" office:value="6.6364390893876" calcext:value-type="float">
            <text:p>6.63644</text:p>
          </table:table-cell>
          <table:table-cell table:number-columns-repeated="1005"/>
        </table:table-row>
        <table:table-row table:style-name="ro1">
          <table:table-cell office:value-type="float" office:value="1848" calcext:value-type="float">
            <text:p>1848.0</text:p>
          </table:table-cell>
          <table:table-cell table:style-name="ce27" office:value-type="float" office:value="6.8" calcext:value-type="float">
            <text:p>6.8</text:p>
          </table:table-cell>
          <table:table-cell table:style-name="ce48" office:value-type="float" office:value="6.7774335632922" calcext:value-type="float">
            <text:p>6.77743</text:p>
          </table:table-cell>
          <table:table-cell table:number-columns-repeated="1005"/>
        </table:table-row>
        <table:table-row table:style-name="ro1">
          <table:table-cell office:value-type="float" office:value="1849" calcext:value-type="float">
            <text:p>1849.0</text:p>
          </table:table-cell>
          <table:table-cell table:style-name="ce27" office:value-type="float" office:value="6.9" calcext:value-type="float">
            <text:p>6.9</text:p>
          </table:table-cell>
          <table:table-cell table:style-name="ce48" office:value-type="float" office:value="6.9157111761731" calcext:value-type="float">
            <text:p>6.91571</text:p>
          </table:table-cell>
          <table:table-cell table:number-columns-repeated="1005"/>
        </table:table-row>
        <table:table-row table:style-name="ro1">
          <table:table-cell office:value-type="float" office:value="1850" calcext:value-type="float">
            <text:p>1850.0</text:p>
          </table:table-cell>
          <table:table-cell table:style-name="ce27" office:value-type="float" office:value="7.1" calcext:value-type="float">
            <text:p>7.1</text:p>
          </table:table-cell>
          <table:table-cell table:style-name="ce48" office:value-type="float" office:value="7.050777992682" calcext:value-type="float">
            <text:p>7.05078</text:p>
          </table:table-cell>
          <table:table-cell table:number-columns-repeated="1005"/>
        </table:table-row>
        <table:table-row table:style-name="ro1">
          <table:table-cell office:value-type="float" office:value="1851" calcext:value-type="float">
            <text:p>1851.0</text:p>
          </table:table-cell>
          <table:table-cell table:style-name="ce27" office:value-type="float" office:value="7.2" calcext:value-type="float">
            <text:p>7.2</text:p>
          </table:table-cell>
          <table:table-cell table:style-name="ce48" office:value-type="float" office:value="7.1813602983272" calcext:value-type="float">
            <text:p>7.18136</text:p>
          </table:table-cell>
          <table:table-cell table:number-columns-repeated="1005"/>
        </table:table-row>
        <table:table-row table:style-name="ro1">
          <table:table-cell office:value-type="float" office:value="1852" calcext:value-type="float">
            <text:p>1852.0</text:p>
          </table:table-cell>
          <table:table-cell table:style-name="ce27" office:value-type="float" office:value="7.3" calcext:value-type="float">
            <text:p>7.3</text:p>
          </table:table-cell>
          <table:table-cell table:style-name="ce48" office:value-type="float" office:value="7.3051782383407" calcext:value-type="float">
            <text:p>7.30518</text:p>
          </table:table-cell>
          <table:table-cell table:number-columns-repeated="1005"/>
        </table:table-row>
        <table:table-row table:style-name="ro1">
          <table:table-cell office:value-type="float" office:value="1853" calcext:value-type="float">
            <text:p>1853.0</text:p>
          </table:table-cell>
          <table:table-cell table:style-name="ce27" office:value-type="float" office:value="7.4" calcext:value-type="float">
            <text:p>7.4</text:p>
          </table:table-cell>
          <table:table-cell table:style-name="ce48" office:value-type="float" office:value="7.4190801611945" calcext:value-type="float">
            <text:p>7.41908</text:p>
          </table:table-cell>
          <table:table-cell table:number-columns-repeated="1005"/>
        </table:table-row>
        <table:table-row table:style-name="ro1">
          <table:table-cell office:value-type="float" office:value="1854" calcext:value-type="float">
            <text:p>1854.0</text:p>
          </table:table-cell>
          <table:table-cell table:style-name="ce27" office:value-type="float" office:value="7.5" calcext:value-type="float">
            <text:p>7.5</text:p>
          </table:table-cell>
          <table:table-cell table:style-name="ce48" office:value-type="float" office:value="7.5196078684465" calcext:value-type="float">
            <text:p>7.51961</text:p>
          </table:table-cell>
          <table:table-cell table:number-columns-repeated="1005"/>
        </table:table-row>
        <table:table-row table:style-name="ro1">
          <table:table-cell office:value-type="float" office:value="1855" calcext:value-type="float">
            <text:p>1855.0</text:p>
          </table:table-cell>
          <table:table-cell table:style-name="ce27" office:value-type="float" office:value="7.6" calcext:value-type="float">
            <text:p>7.6</text:p>
          </table:table-cell>
          <table:table-cell table:style-name="ce48" office:value-type="float" office:value="7.6039874668773" calcext:value-type="float">
            <text:p>7.60399</text:p>
          </table:table-cell>
          <table:table-cell table:number-columns-repeated="1005"/>
        </table:table-row>
        <table:table-row table:style-name="ro1">
          <table:table-cell office:value-type="float" office:value="1856" calcext:value-type="float">
            <text:p>1856.0</text:p>
          </table:table-cell>
          <table:table-cell table:style-name="ce27" office:value-type="float" office:value="7.7" calcext:value-type="float">
            <text:p>7.7</text:p>
          </table:table-cell>
          <table:table-cell table:style-name="ce48" office:value-type="float" office:value="7.6714217685611" calcext:value-type="float">
            <text:p>7.67142</text:p>
          </table:table-cell>
          <table:table-cell table:number-columns-repeated="1005"/>
        </table:table-row>
        <table:table-row table:style-name="ro1">
          <table:table-cell office:value-type="float" office:value="1857" calcext:value-type="float">
            <text:p>1857.0</text:p>
          </table:table-cell>
          <table:table-cell table:style-name="ce27" office:value-type="float" office:value="7.7" calcext:value-type="float">
            <text:p>7.7</text:p>
          </table:table-cell>
          <table:table-cell table:style-name="ce48" office:value-type="float" office:value="7.7243879607109" calcext:value-type="float">
            <text:p>7.72439</text:p>
          </table:table-cell>
          <table:table-cell table:number-columns-repeated="1005"/>
        </table:table-row>
        <table:table-row table:style-name="ro1">
          <table:table-cell office:value-type="float" office:value="1858" calcext:value-type="float">
            <text:p>1858.0</text:p>
          </table:table-cell>
          <table:table-cell table:style-name="ce27" office:value-type="float" office:value="7.8" calcext:value-type="float">
            <text:p>7.8</text:p>
          </table:table-cell>
          <table:table-cell table:style-name="ce48" office:value-type="float" office:value="7.7694073590455" calcext:value-type="float">
            <text:p>7.76941</text:p>
          </table:table-cell>
          <table:table-cell table:number-columns-repeated="1005"/>
        </table:table-row>
        <table:table-row table:style-name="ro1">
          <table:table-cell office:value-type="float" office:value="1859" calcext:value-type="float">
            <text:p>1859.0</text:p>
          </table:table-cell>
          <table:table-cell table:style-name="ce27" office:value-type="float" office:value="7.8" calcext:value-type="float">
            <text:p>7.8</text:p>
          </table:table-cell>
          <table:table-cell table:style-name="ce48" office:value-type="float" office:value="7.8164395806068" calcext:value-type="float">
            <text:p>7.81644</text:p>
          </table:table-cell>
          <table:table-cell table:number-columns-repeated="1005"/>
        </table:table-row>
        <table:table-row table:style-name="ro1">
          <table:table-cell office:value-type="float" office:value="1860" calcext:value-type="float">
            <text:p>1860.0</text:p>
          </table:table-cell>
          <table:table-cell table:style-name="ce43" office:value-type="float" office:value="7.88" calcext:value-type="float">
            <text:p>7.88</text:p>
          </table:table-cell>
          <table:table-cell table:style-name="ce48" office:value-type="float" office:value="7.88553770181853" calcext:value-type="float">
            <text:p>7.88554</text:p>
          </table:table-cell>
          <table:table-cell table:number-columns-repeated="1005"/>
        </table:table-row>
        <table:table-row table:style-name="ro1">
          <table:table-cell office:value-type="float" office:value="1861" calcext:value-type="float">
            <text:p>1861.0</text:p>
          </table:table-cell>
          <table:table-cell table:style-name="ce43" office:value-type="float" office:value="7.82" calcext:value-type="float">
            <text:p>7.82</text:p>
          </table:table-cell>
          <table:table-cell table:style-name="ce48" office:value-type="float" office:value="7.77618017448227" calcext:value-type="float">
            <text:p>7.77618</text:p>
          </table:table-cell>
          <table:table-cell table:number-columns-repeated="1005"/>
        </table:table-row>
        <table:table-row table:style-name="ro1">
          <table:table-cell office:value-type="float" office:value="1862" calcext:value-type="float">
            <text:p>1862.0</text:p>
          </table:table-cell>
          <table:table-cell table:style-name="ce43" office:value-type="float" office:value="7.54" calcext:value-type="float">
            <text:p>7.54</text:p>
          </table:table-cell>
          <table:table-cell table:style-name="ce48" office:value-type="float" office:value="7.50236988544766" calcext:value-type="float">
            <text:p>7.50237</text:p>
          </table:table-cell>
          <table:table-cell table:number-columns-repeated="1005"/>
        </table:table-row>
        <table:table-row table:style-name="ro1">
          <table:table-cell office:value-type="float" office:value="1863" calcext:value-type="float">
            <text:p>1863.0</text:p>
          </table:table-cell>
          <table:table-cell table:style-name="ce43" office:value-type="float" office:value="6.97" calcext:value-type="float">
            <text:p>6.97</text:p>
          </table:table-cell>
          <table:table-cell table:style-name="ce48" office:value-type="float" office:value="7.09029538491923" calcext:value-type="float">
            <text:p>7.09030</text:p>
          </table:table-cell>
          <table:table-cell table:number-columns-repeated="1005"/>
        </table:table-row>
        <table:table-row table:style-name="ro1">
          <table:table-cell office:value-type="float" office:value="1864" calcext:value-type="float">
            <text:p>1864.0</text:p>
          </table:table-cell>
          <table:table-cell table:style-name="ce43" office:value-type="float" office:value="6.4" calcext:value-type="float">
            <text:p>6.40</text:p>
          </table:table-cell>
          <table:table-cell table:style-name="ce48" office:value-type="float" office:value="6.54340836662923" calcext:value-type="float">
            <text:p>6.54341</text:p>
          </table:table-cell>
          <table:table-cell table:number-columns-repeated="1005"/>
        </table:table-row>
        <table:table-row table:style-name="ro1">
          <table:table-cell office:value-type="float" office:value="1865" calcext:value-type="float">
            <text:p>1865.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8" office:value-type="float" office:value="5.86570050404492" calcext:value-type="float">
            <text:p>5.86570</text:p>
          </table:table-cell>
          <table:table-cell table:number-columns-repeated="1005"/>
        </table:table-row>
        <table:table-row table:style-name="ro1">
          <table:table-cell office:value-type="float" office:value="1866" calcext:value-type="float">
            <text:p>1866.0</text:p>
          </table:table-cell>
          <table:table-cell table:style-name="ce43" office:value-type="float" office:value="5.41" calcext:value-type="float">
            <text:p>5.41</text:p>
          </table:table-cell>
          <table:table-cell table:style-name="ce48" office:value-type="float" office:value="5.06796539463657" calcext:value-type="float">
            <text:p>5.06797</text:p>
          </table:table-cell>
          <table:table-cell table:number-columns-repeated="1005"/>
        </table:table-row>
        <table:table-row table:style-name="ro1">
          <table:table-cell office:value-type="float" office:value="1867" calcext:value-type="float">
            <text:p>1867.0</text:p>
          </table:table-cell>
          <table:table-cell table:style-name="ce43" office:value-type="float" office:value="4.1" calcext:value-type="float">
            <text:p>4.10</text:p>
          </table:table-cell>
          <table:table-cell table:style-name="ce48" office:value-type="float" office:value="4.16938693971978" calcext:value-type="float">
            <text:p>4.16939</text:p>
          </table:table-cell>
          <table:table-cell table:number-columns-repeated="1005"/>
        </table:table-row>
        <table:table-row table:style-name="ro1">
          <table:table-cell office:value-type="float" office:value="1868" calcext:value-type="float">
            <text:p>1868.0</text:p>
          </table:table-cell>
          <table:table-cell table:style-name="ce43" office:value-type="float" office:value="2.92" calcext:value-type="float">
            <text:p>2.92</text:p>
          </table:table-cell>
          <table:table-cell table:style-name="ce48" office:value-type="float" office:value="3.19633089061018" calcext:value-type="float">
            <text:p>3.19633</text:p>
          </table:table-cell>
          <table:table-cell table:number-columns-repeated="1005"/>
        </table:table-row>
        <table:table-row table:style-name="ro1">
          <table:table-cell office:value-type="float" office:value="1869" calcext:value-type="float">
            <text:p>1869.0</text:p>
          </table:table-cell>
          <table:table-cell table:style-name="ce43" office:value-type="float" office:value="1.82" calcext:value-type="float">
            <text:p>1.82</text:p>
          </table:table-cell>
          <table:table-cell table:style-name="ce48" office:value-type="float" office:value="2.17972722136484" calcext:value-type="float">
            <text:p>2.17973</text:p>
          </table:table-cell>
          <table:table-cell table:number-columns-repeated="1005"/>
        </table:table-row>
        <table:table-row table:style-name="ro1">
          <table:table-cell office:value-type="float" office:value="1870" calcext:value-type="float">
            <text:p>1870.0</text:p>
          </table:table-cell>
          <table:table-cell table:style-name="ce43" office:value-type="float" office:value="1.61" calcext:value-type="float">
            <text:p>1.61</text:p>
          </table:table-cell>
          <table:table-cell table:style-name="ce48" office:value-type="float" office:value="1.15202134087191" calcext:value-type="float">
            <text:p>1.15202</text:p>
          </table:table-cell>
          <table:table-cell table:number-columns-repeated="1005"/>
        </table:table-row>
        <table:table-row table:style-name="ro1">
          <table:table-cell office:value-type="float" office:value="1871" calcext:value-type="float">
            <text:p>1871.0</text:p>
          </table:table-cell>
          <table:table-cell table:style-name="ce43" office:value-type="float" office:value="0.1" calcext:value-type="float">
            <text:p>0.10</text:p>
          </table:table-cell>
          <table:table-cell table:style-name="ce48" office:value-type="float" office:value="0.14433573826092" calcext:value-type="float">
            <text:p>0.14434</text:p>
          </table:table-cell>
          <table:table-cell table:number-columns-repeated="1005"/>
        </table:table-row>
        <table:table-row table:style-name="ro1">
          <table:table-cell office:value-type="float" office:value="1872" calcext:value-type="float">
            <text:p>1872.0</text:p>
          </table:table-cell>
          <table:table-cell table:style-name="ce43" office:value-type="float" office:value="-1.02" calcext:value-type="float">
            <text:p>-1.02</text:p>
          </table:table-cell>
          <table:table-cell table:style-name="ce48" office:value-type="float" office:value="-0.81578572868418" calcext:value-type="float">
            <text:p>-0.81579</text:p>
          </table:table-cell>
          <table:table-cell table:number-columns-repeated="1005"/>
        </table:table-row>
        <table:table-row table:style-name="ro1">
          <table:table-cell office:value-type="float" office:value="1873" calcext:value-type="float">
            <text:p>1873.0</text:p>
          </table:table-cell>
          <table:table-cell table:style-name="ce43" office:value-type="float" office:value="-1.28" calcext:value-type="float">
            <text:p>-1.28</text:p>
          </table:table-cell>
          <table:table-cell table:style-name="ce48" office:value-type="float" office:value="-1.705887236446" calcext:value-type="float">
            <text:p>-1.70589</text:p>
          </table:table-cell>
          <table:table-cell table:number-columns-repeated="1005"/>
        </table:table-row>
        <table:table-row table:style-name="ro1">
          <table:table-cell office:value-type="float" office:value="1874" calcext:value-type="float">
            <text:p>1874.0</text:p>
          </table:table-cell>
          <table:table-cell table:style-name="ce43" office:value-type="float" office:value="-2.69" calcext:value-type="float">
            <text:p>-2.69</text:p>
          </table:table-cell>
          <table:table-cell table:style-name="ce48" office:value-type="float" office:value="-2.50935432233755" calcext:value-type="float">
            <text:p>-2.50935</text:p>
          </table:table-cell>
          <table:table-cell table:number-columns-repeated="1005"/>
        </table:table-row>
        <table:table-row table:style-name="ro1">
          <table:table-cell office:value-type="float" office:value="1875" calcext:value-type="float">
            <text:p>1875.0</text:p>
          </table:table-cell>
          <table:table-cell table:style-name="ce43" office:value-type="float" office:value="-3.24" calcext:value-type="float">
            <text:p>-3.24</text:p>
          </table:table-cell>
          <table:table-cell table:style-name="ce48" office:value-type="float" office:value="-3.21550681317246" calcext:value-type="float">
            <text:p>-3.21551</text:p>
          </table:table-cell>
          <table:table-cell table:number-columns-repeated="1005"/>
        </table:table-row>
        <table:table-row table:style-name="ro1">
          <table:table-cell office:value-type="float" office:value="1876" calcext:value-type="float">
            <text:p>1876.0</text:p>
          </table:table-cell>
          <table:table-cell table:style-name="ce43" office:value-type="float" office:value="-3.64" calcext:value-type="float">
            <text:p>-3.64</text:p>
          </table:table-cell>
          <table:table-cell table:style-name="ce48" office:value-type="float" office:value="-3.81919022306051" calcext:value-type="float">
            <text:p>-3.81919</text:p>
          </table:table-cell>
          <table:table-cell table:number-columns-repeated="1005"/>
        </table:table-row>
        <table:table-row table:style-name="ro1">
          <table:table-cell office:value-type="float" office:value="1877" calcext:value-type="float">
            <text:p>1877.0</text:p>
          </table:table-cell>
          <table:table-cell table:style-name="ce43" office:value-type="float" office:value="-4.54" calcext:value-type="float">
            <text:p>-4.54</text:p>
          </table:table-cell>
          <table:table-cell table:style-name="ce48" office:value-type="float" office:value="-4.32005161254452" calcext:value-type="float">
            <text:p>-4.32005</text:p>
          </table:table-cell>
          <table:table-cell table:number-columns-repeated="1005"/>
        </table:table-row>
        <table:table-row table:style-name="ro1">
          <table:table-cell office:value-type="float" office:value="1878" calcext:value-type="float">
            <text:p>1878.0</text:p>
          </table:table-cell>
          <table:table-cell table:style-name="ce43" office:value-type="float" office:value="-4.71" calcext:value-type="float">
            <text:p>-4.71</text:p>
          </table:table-cell>
          <table:table-cell table:style-name="ce48" office:value-type="float" office:value="-4.72168315733795" calcext:value-type="float">
            <text:p>-4.72168</text:p>
          </table:table-cell>
          <table:table-cell table:number-columns-repeated="1005"/>
        </table:table-row>
        <table:table-row table:style-name="ro1">
          <table:table-cell office:value-type="float" office:value="1879" calcext:value-type="float">
            <text:p>1879.0</text:p>
          </table:table-cell>
          <table:table-cell table:style-name="ce43" office:value-type="float" office:value="-5.11" calcext:value-type="float">
            <text:p>-5.11</text:p>
          </table:table-cell>
          <table:table-cell table:style-name="ce48" office:value-type="float" office:value="-5.03079025606566" calcext:value-type="float">
            <text:p>-5.03079</text:p>
          </table:table-cell>
          <table:table-cell table:number-columns-repeated="1005"/>
        </table:table-row>
        <table:table-row table:style-name="ro1">
          <table:table-cell office:value-type="float" office:value="1880" calcext:value-type="float">
            <text:p>1880.0</text:p>
          </table:table-cell>
          <table:table-cell table:style-name="ce43" office:value-type="float" office:value="-5.4" calcext:value-type="float">
            <text:p>-5.40</text:p>
          </table:table-cell>
          <table:table-cell table:style-name="ce48" office:value-type="float" office:value="-5.25649710684542" calcext:value-type="float">
            <text:p>-5.25650</text:p>
          </table:table-cell>
          <table:table-cell table:number-columns-repeated="1005"/>
        </table:table-row>
        <table:table-row table:style-name="ro1">
          <table:table-cell office:value-type="float" office:value="1881" calcext:value-type="float">
            <text:p>1881.0</text:p>
          </table:table-cell>
          <table:table-cell table:style-name="ce43" office:value-type="float" office:value="-5.42" calcext:value-type="float">
            <text:p>-5.42</text:p>
          </table:table-cell>
          <table:table-cell table:style-name="ce48" office:value-type="float" office:value="-5.40984749654191" calcext:value-type="float">
            <text:p>-5.40985</text:p>
          </table:table-cell>
          <table:table-cell table:number-columns-repeated="1005"/>
        </table:table-row>
        <table:table-row table:style-name="ro1">
          <table:table-cell office:value-type="float" office:value="1882" calcext:value-type="float">
            <text:p>1882.0</text:p>
          </table:table-cell>
          <table:table-cell table:style-name="ce43" office:value-type="float" office:value="-5.2" calcext:value-type="float">
            <text:p>-5.20</text:p>
          </table:table-cell>
          <table:table-cell table:style-name="ce48" office:value-type="float" office:value="-5.5034982682597" calcext:value-type="float">
            <text:p>-5.50350</text:p>
          </table:table-cell>
          <table:table-cell table:number-columns-repeated="1005"/>
        </table:table-row>
        <table:table-row table:style-name="ro1">
          <table:table-cell office:value-type="float" office:value="1883" calcext:value-type="float">
            <text:p>1883.0</text:p>
          </table:table-cell>
          <table:table-cell table:style-name="ce43" office:value-type="float" office:value="-5.46" calcext:value-type="float">
            <text:p>-5.46</text:p>
          </table:table-cell>
          <table:table-cell table:style-name="ce48" office:value-type="float" office:value="-5.55154375638494" calcext:value-type="float">
            <text:p>-5.55154</text:p>
          </table:table-cell>
          <table:table-cell table:number-columns-repeated="1005"/>
        </table:table-row>
        <table:table-row table:style-name="ro1">
          <table:table-cell office:value-type="float" office:value="1884" calcext:value-type="float">
            <text:p>1884.0</text:p>
          </table:table-cell>
          <table:table-cell table:style-name="ce43" office:value-type="float" office:value="-5.46" calcext:value-type="float">
            <text:p>-5.46</text:p>
          </table:table-cell>
          <table:table-cell table:style-name="ce48" office:value-type="float" office:value="-5.56935759842882" calcext:value-type="float">
            <text:p>-5.56936</text:p>
          </table:table-cell>
          <table:table-cell table:number-columns-repeated="1005"/>
        </table:table-row>
        <table:table-row table:style-name="ro1">
          <table:table-cell office:value-type="float" office:value="1885" calcext:value-type="float">
            <text:p>1885.0</text:p>
          </table:table-cell>
          <table:table-cell table:style-name="ce43" office:value-type="float" office:value="-5.79" calcext:value-type="float">
            <text:p>-5.79</text:p>
          </table:table-cell>
          <table:table-cell table:style-name="ce48" office:value-type="float" office:value="-5.57329994331639" calcext:value-type="float">
            <text:p>-5.57330</text:p>
          </table:table-cell>
          <table:table-cell table:number-columns-repeated="1005"/>
        </table:table-row>
        <table:table-row table:style-name="ro1">
          <table:table-cell office:value-type="float" office:value="1886" calcext:value-type="float">
            <text:p>1886.0</text:p>
          </table:table-cell>
          <table:table-cell table:style-name="ce43" office:value-type="float" office:value="-5.63" calcext:value-type="float">
            <text:p>-5.63</text:p>
          </table:table-cell>
          <table:table-cell table:style-name="ce48" office:value-type="float" office:value="-5.58011937083796" calcext:value-type="float">
            <text:p>-5.58012</text:p>
          </table:table-cell>
          <table:table-cell table:number-columns-repeated="1005"/>
        </table:table-row>
        <table:table-row table:style-name="ro1">
          <table:table-cell office:value-type="float" office:value="1887" calcext:value-type="float">
            <text:p>1887.0</text:p>
          </table:table-cell>
          <table:table-cell table:style-name="ce43" office:value-type="float" office:value="-5.64" calcext:value-type="float">
            <text:p>-5.64</text:p>
          </table:table-cell>
          <table:table-cell table:style-name="ce48" office:value-type="float" office:value="-5.60588601089472" calcext:value-type="float">
            <text:p>-5.60589</text:p>
          </table:table-cell>
          <table:table-cell table:number-columns-repeated="1005"/>
        </table:table-row>
        <table:table-row table:style-name="ro1">
          <table:table-cell office:value-type="float" office:value="1888" calcext:value-type="float">
            <text:p>1888.0</text:p>
          </table:table-cell>
          <table:table-cell table:style-name="ce43" office:value-type="float" office:value="-5.8" calcext:value-type="float">
            <text:p>-5.80</text:p>
          </table:table-cell>
          <table:table-cell table:style-name="ce48" office:value-type="float" office:value="-5.66433159833101" calcext:value-type="float">
            <text:p>-5.66433</text:p>
          </table:table-cell>
          <table:table-cell table:number-columns-repeated="1005"/>
        </table:table-row>
        <table:table-row table:style-name="ro1">
          <table:table-cell office:value-type="float" office:value="1889" calcext:value-type="float">
            <text:p>1889.0</text:p>
          </table:table-cell>
          <table:table-cell table:style-name="ce43" office:value-type="float" office:value="-5.66" calcext:value-type="float">
            <text:p>-5.66</text:p>
          </table:table-cell>
          <table:table-cell table:style-name="ce48" office:value-type="float" office:value="-5.7645497133779" calcext:value-type="float">
            <text:p>-5.76455</text:p>
          </table:table-cell>
          <table:table-cell table:number-columns-repeated="1005"/>
        </table:table-row>
        <table:table-row table:style-name="ro1">
          <table:table-cell office:value-type="float" office:value="1890" calcext:value-type="float">
            <text:p>1890.0</text:p>
          </table:table-cell>
          <table:table-cell table:style-name="ce43" office:value-type="float" office:value="-5.87" calcext:value-type="float">
            <text:p>-5.87</text:p>
          </table:table-cell>
          <table:table-cell table:style-name="ce48" office:value-type="float" office:value="-5.9081314339997" calcext:value-type="float">
            <text:p>-5.90813</text:p>
          </table:table-cell>
          <table:table-cell table:number-columns-repeated="1005"/>
        </table:table-row>
        <table:table-row table:style-name="ro1">
          <table:table-cell office:value-type="float" office:value="1891" calcext:value-type="float">
            <text:p>1891.0</text:p>
          </table:table-cell>
          <table:table-cell table:style-name="ce43" office:value-type="float" office:value="-6.01" calcext:value-type="float">
            <text:p>-6.01</text:p>
          </table:table-cell>
          <table:table-cell table:style-name="ce48" office:value-type="float" office:value="-6.08598425794248" calcext:value-type="float">
            <text:p>-6.08598</text:p>
          </table:table-cell>
          <table:table-cell table:number-columns-repeated="1005"/>
        </table:table-row>
        <table:table-row table:style-name="ro1">
          <table:table-cell office:value-type="float" office:value="1892" calcext:value-type="float">
            <text:p>1892.0</text:p>
          </table:table-cell>
          <table:table-cell table:style-name="ce43" office:value-type="float" office:value="-6.19" calcext:value-type="float">
            <text:p>-6.19</text:p>
          </table:table-cell>
          <table:table-cell table:style-name="ce48" office:value-type="float" office:value="-6.27531163430023" calcext:value-type="float">
            <text:p>-6.27531</text:p>
          </table:table-cell>
          <table:table-cell table:number-columns-repeated="1005"/>
        </table:table-row>
        <table:table-row table:style-name="ro1">
          <table:table-cell office:value-type="float" office:value="1893" calcext:value-type="float">
            <text:p>1893.0</text:p>
          </table:table-cell>
          <table:table-cell table:style-name="ce43" office:value-type="float" office:value="-6.64" calcext:value-type="float">
            <text:p>-6.64</text:p>
          </table:table-cell>
          <table:table-cell table:style-name="ce48" office:value-type="float" office:value="-6.43752297032074" calcext:value-type="float">
            <text:p>-6.43752</text:p>
          </table:table-cell>
          <table:table-cell table:number-columns-repeated="1005"/>
        </table:table-row>
        <table:table-row table:style-name="ro1">
          <table:table-cell office:value-type="float" office:value="1894" calcext:value-type="float">
            <text:p>1894.0</text:p>
          </table:table-cell>
          <table:table-cell table:style-name="ce43" office:value-type="float" office:value="-6.44" calcext:value-type="float">
            <text:p>-6.44</text:p>
          </table:table-cell>
          <table:table-cell table:style-name="ce48" office:value-type="float" office:value="-6.51820574389722" calcext:value-type="float">
            <text:p>-6.51821</text:p>
          </table:table-cell>
          <table:table-cell table:number-columns-repeated="1005"/>
        </table:table-row>
        <table:table-row table:style-name="ro1">
          <table:table-cell office:value-type="float" office:value="1895" calcext:value-type="float">
            <text:p>1895.0</text:p>
          </table:table-cell>
          <table:table-cell table:style-name="ce43" office:value-type="float" office:value="-6.47" calcext:value-type="float">
            <text:p>-6.47</text:p>
          </table:table-cell>
          <table:table-cell table:style-name="ce48" office:value-type="float" office:value="-6.45072854917856" calcext:value-type="float">
            <text:p>-6.45073</text:p>
          </table:table-cell>
          <table:table-cell table:number-columns-repeated="1005"/>
        </table:table-row>
        <table:table-row table:style-name="ro1">
          <table:table-cell office:value-type="float" office:value="1896" calcext:value-type="float">
            <text:p>1896.0</text:p>
          </table:table-cell>
          <table:table-cell table:style-name="ce43" office:value-type="float" office:value="-6.09" calcext:value-type="float">
            <text:p>-6.09</text:p>
          </table:table-cell>
          <table:table-cell table:style-name="ce48" office:value-type="float" office:value="-6.16556272721513" calcext:value-type="float">
            <text:p>-6.16556</text:p>
          </table:table-cell>
          <table:table-cell table:number-columns-repeated="1005"/>
        </table:table-row>
        <table:table-row table:style-name="ro1">
          <table:table-cell office:value-type="float" office:value="1897" calcext:value-type="float">
            <text:p>1897.0</text:p>
          </table:table-cell>
          <table:table-cell table:style-name="ce43" office:value-type="float" office:value="-5.76" calcext:value-type="float">
            <text:p>-5.76</text:p>
          </table:table-cell>
          <table:table-cell table:style-name="ce48" office:value-type="float" office:value="-5.60801687856908" calcext:value-type="float">
            <text:p>-5.60802</text:p>
          </table:table-cell>
          <table:table-cell table:number-columns-repeated="1005"/>
        </table:table-row>
        <table:table-row table:style-name="ro1">
          <table:table-cell office:value-type="float" office:value="1898" calcext:value-type="float">
            <text:p>1898.0</text:p>
          </table:table-cell>
          <table:table-cell table:style-name="ce43" office:value-type="float" office:value="-4.66" calcext:value-type="float">
            <text:p>-4.66</text:p>
          </table:table-cell>
          <table:table-cell table:style-name="ce48" office:value-type="float" office:value="-4.7677792156973" calcext:value-type="float">
            <text:p>-4.76778</text:p>
          </table:table-cell>
          <table:table-cell table:number-columns-repeated="1005"/>
        </table:table-row>
        <table:table-row table:style-name="ro1">
          <table:table-cell office:value-type="float" office:value="1899" calcext:value-type="float">
            <text:p>1899.0</text:p>
          </table:table-cell>
          <table:table-cell table:style-name="ce43" office:value-type="float" office:value="-3.74" calcext:value-type="float">
            <text:p>-3.74</text:p>
          </table:table-cell>
          <table:table-cell table:style-name="ce48" office:value-type="float" office:value="-3.72446358332328" calcext:value-type="float">
            <text:p>-3.72446</text:p>
          </table:table-cell>
          <table:table-cell table:number-columns-repeated="1005"/>
        </table:table-row>
        <table:table-row table:style-name="ro1">
          <table:table-cell office:value-type="float" office:value="1900" calcext:value-type="float">
            <text:p>1900.0</text:p>
          </table:table-cell>
          <table:table-cell table:style-name="ce43" office:value-type="float" office:value="-2.72" calcext:value-type="float">
            <text:p>-2.72</text:p>
          </table:table-cell>
          <table:table-cell table:style-name="ce48" office:value-type="float" office:value="-2.71925657643879" calcext:value-type="float">
            <text:p>-2.71926</text:p>
          </table:table-cell>
          <table:table-cell table:number-columns-repeated="1005"/>
        </table:table-row>
        <table:table-row table:style-name="ro1">
          <table:table-cell office:value-type="float" office:value="1901" calcext:value-type="float">
            <text:p>1901.0</text:p>
          </table:table-cell>
          <table:table-cell table:style-name="ce43" office:value-type="float" office:value="-1.54" calcext:value-type="float">
            <text:p>-1.54</text:p>
          </table:table-cell>
          <table:table-cell table:style-name="ce48" office:value-type="float" office:value="-1.4203725605909" calcext:value-type="float">
            <text:p>-1.42037</text:p>
          </table:table-cell>
          <table:table-cell table:number-columns-repeated="1005"/>
        </table:table-row>
        <table:table-row table:style-name="ro1">
          <table:table-cell office:value-type="float" office:value="1902" calcext:value-type="float">
            <text:p>1902.0</text:p>
          </table:table-cell>
          <table:table-cell table:style-name="ce43" office:value-type="float" office:value="-0.02" calcext:value-type="float">
            <text:p>-0.02</text:p>
          </table:table-cell>
          <table:table-cell table:style-name="ce48" office:value-type="float" office:value="-0.1080624789866" calcext:value-type="float">
            <text:p>-0.10806</text:p>
          </table:table-cell>
          <table:table-cell table:number-columns-repeated="1005"/>
        </table:table-row>
        <table:table-row table:style-name="ro1">
          <table:table-cell office:value-type="float" office:value="1903" calcext:value-type="float">
            <text:p>1903.0</text:p>
          </table:table-cell>
          <table:table-cell table:style-name="ce43" office:value-type="float" office:value="1.24" calcext:value-type="float">
            <text:p>1.24</text:p>
          </table:table-cell>
          <table:table-cell table:style-name="ce48" office:value-type="float" office:value="1.2052143223975" calcext:value-type="float">
            <text:p>1.20521</text:p>
          </table:table-cell>
          <table:table-cell table:number-columns-repeated="1005"/>
        </table:table-row>
        <table:table-row table:style-name="ro1">
          <table:table-cell office:value-type="float" office:value="1904" calcext:value-type="float">
            <text:p>1904.0</text:p>
          </table:table-cell>
          <table:table-cell table:style-name="ce43" office:value-type="float" office:value="2.64" calcext:value-type="float">
            <text:p>2.64</text:p>
          </table:table-cell>
          <table:table-cell table:style-name="ce48" office:value-type="float" office:value="2.5190706086687" calcext:value-type="float">
            <text:p>2.51907</text:p>
          </table:table-cell>
          <table:table-cell table:number-columns-repeated="1005"/>
        </table:table-row>
        <table:table-row table:style-name="ro1">
          <table:table-cell office:value-type="float" office:value="1905" calcext:value-type="float">
            <text:p>1905.0</text:p>
          </table:table-cell>
          <table:table-cell table:style-name="ce43" office:value-type="float" office:value="3.86" calcext:value-type="float">
            <text:p>3.86</text:p>
          </table:table-cell>
          <table:table-cell table:style-name="ce48" office:value-type="float" office:value="3.8364226461213" calcext:value-type="float">
            <text:p>3.83642</text:p>
          </table:table-cell>
          <table:table-cell table:number-columns-repeated="1005"/>
        </table:table-row>
        <table:table-row table:style-name="ro1">
          <table:table-cell office:value-type="float" office:value="1906" calcext:value-type="float">
            <text:p>1906.0</text:p>
          </table:table-cell>
          <table:table-cell table:style-name="ce43" office:value-type="float" office:value="5.37" calcext:value-type="float">
            <text:p>5.37</text:p>
          </table:table-cell>
          <table:table-cell table:style-name="ce48" office:value-type="float" office:value="5.1607899679649" calcext:value-type="float">
            <text:p>5.16079</text:p>
          </table:table-cell>
          <table:table-cell table:number-columns-repeated="1005"/>
        </table:table-row>
        <table:table-row table:style-name="ro1">
          <table:table-cell office:value-type="float" office:value="1907" calcext:value-type="float">
            <text:p>1907.0</text:p>
          </table:table-cell>
          <table:table-cell table:style-name="ce43" office:value-type="float" office:value="6.14" calcext:value-type="float">
            <text:p>6.14</text:p>
          </table:table-cell>
          <table:table-cell table:style-name="ce48" office:value-type="float" office:value="6.4944800880679" calcext:value-type="float">
            <text:p>6.49448</text:p>
          </table:table-cell>
          <table:table-cell table:number-columns-repeated="1005"/>
        </table:table-row>
        <table:table-row table:style-name="ro1">
          <table:table-cell office:value-type="float" office:value="1908" calcext:value-type="float">
            <text:p>1908.0</text:p>
          </table:table-cell>
          <table:table-cell table:style-name="ce43" office:value-type="float" office:value="7.75" calcext:value-type="float">
            <text:p>7.75</text:p>
          </table:table-cell>
          <table:table-cell table:style-name="ce48" office:value-type="float" office:value="7.8374903241969" calcext:value-type="float">
            <text:p>7.83749</text:p>
          </table:table-cell>
          <table:table-cell table:number-columns-repeated="1005"/>
        </table:table-row>
        <table:table-row table:style-name="ro1">
          <table:table-cell office:value-type="float" office:value="1909" calcext:value-type="float">
            <text:p>1909.0</text:p>
          </table:table-cell>
          <table:table-cell table:style-name="ce43" office:value-type="float" office:value="9.13" calcext:value-type="float">
            <text:p>9.13</text:p>
          </table:table-cell>
          <table:table-cell table:style-name="ce48" office:value-type="float" office:value="9.1869787240959" calcext:value-type="float">
            <text:p>9.18698</text:p>
          </table:table-cell>
          <table:table-cell table:number-columns-repeated="1005"/>
        </table:table-row>
        <table:table-row table:style-name="ro1">
          <table:table-cell office:value-type="float" office:value="1910" calcext:value-type="float">
            <text:p>1910.0</text:p>
          </table:table-cell>
          <table:table-cell table:style-name="ce43" office:value-type="float" office:value="10.46" calcext:value-type="float">
            <text:p>10.46</text:p>
          </table:table-cell>
          <table:table-cell table:style-name="ce48" office:value-type="float" office:value="10.5371745346066" calcext:value-type="float">
            <text:p>10.53717</text:p>
          </table:table-cell>
          <table:table-cell table:number-columns-repeated="1005"/>
        </table:table-row>
        <table:table-row table:style-name="ro1">
          <table:table-cell office:value-type="float" office:value="1911" calcext:value-type="float">
            <text:p>1911.0</text:p>
          </table:table-cell>
          <table:table-cell table:style-name="ce43" office:value-type="float" office:value="11.53" calcext:value-type="float">
            <text:p>11.53</text:p>
          </table:table-cell>
          <table:table-cell table:style-name="ce48" office:value-type="float" office:value="11.8796157603421" calcext:value-type="float">
            <text:p>11.87962</text:p>
          </table:table-cell>
          <table:table-cell table:number-columns-repeated="1005"/>
        </table:table-row>
        <table:table-row table:style-name="ro1">
          <table:table-cell office:value-type="float" office:value="1912" calcext:value-type="float">
            <text:p>1912.0</text:p>
          </table:table-cell>
          <table:table-cell table:style-name="ce43" office:value-type="float" office:value="13.36" calcext:value-type="float">
            <text:p>13.36</text:p>
          </table:table-cell>
          <table:table-cell table:style-name="ce48" office:value-type="float" office:value="13.2036171686849" calcext:value-type="float">
            <text:p>13.20362</text:p>
          </table:table-cell>
          <table:table-cell table:number-columns-repeated="1005"/>
        </table:table-row>
        <table:table-row table:style-name="ro1">
          <table:table-cell office:value-type="float" office:value="1913" calcext:value-type="float">
            <text:p>1913.0</text:p>
          </table:table-cell>
          <table:table-cell table:style-name="ce43" office:value-type="float" office:value="14.65" calcext:value-type="float">
            <text:p>14.65</text:p>
          </table:table-cell>
          <table:table-cell table:style-name="ce48" office:value-type="float" office:value="14.4968866565418" calcext:value-type="float">
            <text:p>14.49689</text:p>
          </table:table-cell>
          <table:table-cell table:number-columns-repeated="1005"/>
        </table:table-row>
        <table:table-row table:style-name="ro1">
          <table:table-cell office:value-type="float" office:value="1914" calcext:value-type="float">
            <text:p>1914.0</text:p>
          </table:table-cell>
          <table:table-cell table:style-name="ce43" office:value-type="float" office:value="16.01" calcext:value-type="float">
            <text:p>16.01</text:p>
          </table:table-cell>
          <table:table-cell table:style-name="ce48" office:value-type="float" office:value="15.7462212458534" calcext:value-type="float">
            <text:p>15.74622</text:p>
          </table:table-cell>
          <table:table-cell table:number-columns-repeated="1005"/>
        </table:table-row>
        <table:table-row table:style-name="ro1">
          <table:table-cell office:value-type="float" office:value="1915" calcext:value-type="float">
            <text:p>1915.0</text:p>
          </table:table-cell>
          <table:table-cell table:style-name="ce43" office:value-type="float" office:value="17.2" calcext:value-type="float">
            <text:p>17.20</text:p>
          </table:table-cell>
          <table:table-cell table:style-name="ce48" office:value-type="float" office:value="16.938226163778" calcext:value-type="float">
            <text:p>16.93823</text:p>
          </table:table-cell>
          <table:table-cell table:number-columns-repeated="1005"/>
        </table:table-row>
        <table:table-row table:style-name="ro1">
          <table:table-cell office:value-type="float" office:value="1916" calcext:value-type="float">
            <text:p>1916.0</text:p>
          </table:table-cell>
          <table:table-cell table:style-name="ce43" office:value-type="float" office:value="18.24" calcext:value-type="float">
            <text:p>18.24</text:p>
          </table:table-cell>
          <table:table-cell table:style-name="ce48" office:value-type="float" office:value="18.0600115342426" calcext:value-type="float">
            <text:p>18.06001</text:p>
          </table:table-cell>
          <table:table-cell table:number-columns-repeated="1005"/>
        </table:table-row>
        <table:table-row table:style-name="ro1">
          <table:table-cell office:value-type="float" office:value="1917" calcext:value-type="float">
            <text:p>1917.0</text:p>
          </table:table-cell>
          <table:table-cell table:style-name="ce43" office:value-type="float" office:value="19.06" calcext:value-type="float">
            <text:p>19.06</text:p>
          </table:table-cell>
          <table:table-cell table:style-name="ce48" office:value-type="float" office:value="19.0998312046439" calcext:value-type="float">
            <text:p>19.09983</text:p>
          </table:table-cell>
          <table:table-cell table:number-columns-repeated="1005"/>
        </table:table-row>
        <table:table-row table:style-name="ro1">
          <table:table-cell office:value-type="float" office:value="1918" calcext:value-type="float">
            <text:p>1918.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8" office:value-type="float" office:value="20.0476371993667" calcext:value-type="float">
            <text:p>20.04764</text:p>
          </table:table-cell>
          <table:table-cell table:number-columns-repeated="1005"/>
        </table:table-row>
        <table:table-row table:style-name="ro1">
          <table:table-cell office:value-type="float" office:value="1919" calcext:value-type="float">
            <text:p>1919.0</text:p>
          </table:table-cell>
          <table:table-cell table:style-name="ce43" office:value-type="float" office:value="20.95" calcext:value-type="float">
            <text:p>20.95</text:p>
          </table:table-cell>
          <table:table-cell table:style-name="ce48" office:value-type="float" office:value="20.8955312749517" calcext:value-type="float">
            <text:p>20.89553</text:p>
          </table:table-cell>
          <table:table-cell table:number-columns-repeated="1005"/>
        </table:table-row>
        <table:table-row table:style-name="ro1">
          <table:table-cell office:value-type="float" office:value="1920" calcext:value-type="float">
            <text:p>1920.0</text:p>
          </table:table-cell>
          <table:table-cell table:style-name="ce43" office:value-type="float" office:value="21.16" calcext:value-type="float">
            <text:p>21.16</text:p>
          </table:table-cell>
          <table:table-cell table:style-name="ce48" office:value-type="float" office:value="21.638102094648" calcext:value-type="float">
            <text:p>21.63810</text:p>
          </table:table-cell>
          <table:table-cell table:number-columns-repeated="1005"/>
        </table:table-row>
        <table:table-row table:style-name="ro1">
          <table:table-cell office:value-type="float" office:value="1921" calcext:value-type="float">
            <text:p>1921.0</text:p>
          </table:table-cell>
          <table:table-cell table:style-name="ce43" office:value-type="float" office:value="22.25" calcext:value-type="float">
            <text:p>22.25</text:p>
          </table:table-cell>
          <table:table-cell table:style-name="ce48" office:value-type="float" office:value="22.272642687226" calcext:value-type="float">
            <text:p>22.27264</text:p>
          </table:table-cell>
          <table:table-cell table:number-columns-repeated="1005"/>
        </table:table-row>
        <table:table-row table:style-name="ro1">
          <table:table-cell office:value-type="float" office:value="1922" calcext:value-type="float">
            <text:p>1922.0</text:p>
          </table:table-cell>
          <table:table-cell table:style-name="ce43" office:value-type="float" office:value="22.41" calcext:value-type="float">
            <text:p>22.41</text:p>
          </table:table-cell>
          <table:table-cell table:style-name="ce48" office:value-type="float" office:value="22.7992481507584" calcext:value-type="float">
            <text:p>22.79925</text:p>
          </table:table-cell>
          <table:table-cell table:number-columns-repeated="1005"/>
        </table:table-row>
        <table:table-row table:style-name="ro1">
          <table:table-cell office:value-type="float" office:value="1923" calcext:value-type="float">
            <text:p>1923.0</text:p>
          </table:table-cell>
          <table:table-cell table:style-name="ce43" office:value-type="float" office:value="23.03" calcext:value-type="float">
            <text:p>23.03</text:p>
          </table:table-cell>
          <table:table-cell table:style-name="ce48" office:value-type="float" office:value="23.2207980510959" calcext:value-type="float">
            <text:p>23.22080</text:p>
          </table:table-cell>
          <table:table-cell table:number-columns-repeated="1005"/>
        </table:table-row>
        <table:table-row table:style-name="ro1">
          <table:table-cell office:value-type="float" office:value="1924" calcext:value-type="float">
            <text:p>1924.0</text:p>
          </table:table-cell>
          <table:table-cell table:style-name="ce43" office:value-type="float" office:value="23.49" calcext:value-type="float">
            <text:p>23.49</text:p>
          </table:table-cell>
          <table:table-cell table:style-name="ce48" office:value-type="float" office:value="23.5428316914307" calcext:value-type="float">
            <text:p>23.54283</text:p>
          </table:table-cell>
          <table:table-cell table:number-columns-repeated="1005"/>
        </table:table-row>
        <table:table-row table:style-name="ro1">
          <table:table-cell office:value-type="float" office:value="1925" calcext:value-type="float">
            <text:p>1925.0</text:p>
          </table:table-cell>
          <table:table-cell table:style-name="ce43" office:value-type="float" office:value="23.62" calcext:value-type="float">
            <text:p>23.62</text:p>
          </table:table-cell>
          <table:table-cell table:style-name="ce48" office:value-type="float" office:value="23.7733274381442" calcext:value-type="float">
            <text:p>23.77333</text:p>
          </table:table-cell>
          <table:table-cell table:number-columns-repeated="1005"/>
        </table:table-row>
        <table:table-row table:style-name="ro1">
          <table:table-cell office:value-type="float" office:value="1926" calcext:value-type="float">
            <text:p>1926.0</text:p>
          </table:table-cell>
          <table:table-cell table:style-name="ce43" office:value-type="float" office:value="23.68" calcext:value-type="float">
            <text:p>23.68</text:p>
          </table:table-cell>
          <table:table-cell table:style-name="ce48" office:value-type="float" office:value="23.9223996235423" calcext:value-type="float">
            <text:p>23.92240</text:p>
          </table:table-cell>
          <table:table-cell table:number-columns-repeated="1005"/>
        </table:table-row>
        <table:table-row table:style-name="ro1">
          <table:table-cell office:value-type="float" office:value="1927" calcext:value-type="float">
            <text:p>1927.0</text:p>
          </table:table-cell>
          <table:table-cell table:style-name="ce43" office:value-type="float" office:value="24.49" calcext:value-type="float">
            <text:p>24.49</text:p>
          </table:table-cell>
          <table:table-cell table:style-name="ce48" office:value-type="float" office:value="24.0019282525743" calcext:value-type="float">
            <text:p>24.00193</text:p>
          </table:table-cell>
          <table:table-cell table:number-columns-repeated="1005"/>
        </table:table-row>
        <table:table-row table:style-name="ro1">
          <table:table-cell office:value-type="float" office:value="1928" calcext:value-type="float">
            <text:p>1928.0</text:p>
          </table:table-cell>
          <table:table-cell table:style-name="ce43" office:value-type="float" office:value="24.34" calcext:value-type="float">
            <text:p>24.34</text:p>
          </table:table-cell>
          <table:table-cell table:style-name="ce48" office:value-type="float" office:value="24.0251378626851" calcext:value-type="float">
            <text:p>24.02514</text:p>
          </table:table-cell>
          <table:table-cell table:number-columns-repeated="1005"/>
        </table:table-row>
        <table:table-row table:style-name="ro1">
          <table:table-cell office:value-type="float" office:value="1929" calcext:value-type="float">
            <text:p>1929.0</text:p>
          </table:table-cell>
          <table:table-cell table:style-name="ce43" office:value-type="float" office:value="24.08" calcext:value-type="float">
            <text:p>24.08</text:p>
          </table:table-cell>
          <table:table-cell table:style-name="ce48" office:value-type="float" office:value="24.0061424680345" calcext:value-type="float">
            <text:p>24.00614</text:p>
          </table:table-cell>
          <table:table-cell table:number-columns-repeated="1005"/>
        </table:table-row>
        <table:table-row table:style-name="ro1">
          <table:table-cell office:value-type="float" office:value="1930" calcext:value-type="float">
            <text:p>1930.0</text:p>
          </table:table-cell>
          <table:table-cell table:style-name="ce43" office:value-type="float" office:value="24.02" calcext:value-type="float">
            <text:p>24.02</text:p>
          </table:table-cell>
          <table:table-cell table:style-name="ce48" office:value-type="float" office:value="23.9594736059256" calcext:value-type="float">
            <text:p>23.95947</text:p>
          </table:table-cell>
          <table:table-cell table:number-columns-repeated="1005"/>
        </table:table-row>
        <table:table-row table:style-name="ro1">
          <table:table-cell office:value-type="float" office:value="1931" calcext:value-type="float">
            <text:p>1931.0</text:p>
          </table:table-cell>
          <table:table-cell table:style-name="ce43" office:value-type="float" office:value="24" calcext:value-type="float">
            <text:p>24.00</text:p>
          </table:table-cell>
          <table:table-cell table:style-name="ce48" office:value-type="float" office:value="23.8996081388725" calcext:value-type="float">
            <text:p>23.89961</text:p>
          </table:table-cell>
          <table:table-cell table:number-columns-repeated="1005"/>
        </table:table-row>
        <table:table-row table:style-name="ro1">
          <table:table-cell office:value-type="float" office:value="1932" calcext:value-type="float">
            <text:p>1932.0</text:p>
          </table:table-cell>
          <table:table-cell table:style-name="ce43" office:value-type="float" office:value="23.87" calcext:value-type="float">
            <text:p>23.87</text:p>
          </table:table-cell>
          <table:table-cell table:style-name="ce48" office:value-type="float" office:value="23.8405116947913" calcext:value-type="float">
            <text:p>23.84051</text:p>
          </table:table-cell>
          <table:table-cell table:number-columns-repeated="1005"/>
        </table:table-row>
        <table:table-row table:style-name="ro1">
          <table:table-cell office:value-type="float" office:value="1933" calcext:value-type="float">
            <text:p>1933.0</text:p>
          </table:table-cell>
          <table:table-cell table:style-name="ce43" office:value-type="float" office:value="23.95" calcext:value-type="float">
            <text:p>23.95</text:p>
          </table:table-cell>
          <table:table-cell table:style-name="ce48" office:value-type="float" office:value="23.7952124948037" calcext:value-type="float">
            <text:p>23.79521</text:p>
          </table:table-cell>
          <table:table-cell table:number-columns-repeated="1005"/>
        </table:table-row>
        <table:table-row table:style-name="ro1">
          <table:table-cell office:value-type="float" office:value="1934" calcext:value-type="float">
            <text:p>1934.0</text:p>
          </table:table-cell>
          <table:table-cell table:style-name="ce43" office:value-type="float" office:value="23.86" calcext:value-type="float">
            <text:p>23.86</text:p>
          </table:table-cell>
          <table:table-cell table:style-name="ce48" office:value-type="float" office:value="23.7754188675522" calcext:value-type="float">
            <text:p>23.77542</text:p>
          </table:table-cell>
          <table:table-cell table:number-columns-repeated="1005"/>
        </table:table-row>
        <table:table-row table:style-name="ro1">
          <table:table-cell office:value-type="float" office:value="1935" calcext:value-type="float">
            <text:p>1935.0</text:p>
          </table:table-cell>
          <table:table-cell table:style-name="ce43" office:value-type="float" office:value="23.93" calcext:value-type="float">
            <text:p>23.93</text:p>
          </table:table-cell>
          <table:table-cell table:style-name="ce48" office:value-type="float" office:value="23.7911920252424" calcext:value-type="float">
            <text:p>23.79119</text:p>
          </table:table-cell>
          <table:table-cell table:number-columns-repeated="1005"/>
        </table:table-row>
        <table:table-row table:style-name="ro1">
          <table:table-cell office:value-type="float" office:value="1936" calcext:value-type="float">
            <text:p>1936.0</text:p>
          </table:table-cell>
          <table:table-cell table:style-name="ce43" office:value-type="float" office:value="23.73" calcext:value-type="float">
            <text:p>23.73</text:p>
          </table:table-cell>
          <table:table-cell table:style-name="ce48" office:value-type="float" office:value="23.8506837243169" calcext:value-type="float">
            <text:p>23.85068</text:p>
          </table:table-cell>
          <table:table-cell table:number-columns-repeated="1005"/>
        </table:table-row>
        <table:table-row table:style-name="ro1">
          <table:table-cell office:value-type="float" office:value="1937" calcext:value-type="float">
            <text:p>1937.0</text:p>
          </table:table-cell>
          <table:table-cell table:style-name="ce43" office:value-type="float" office:value="23.92" calcext:value-type="float">
            <text:p>23.92</text:p>
          </table:table-cell>
          <table:table-cell table:style-name="ce48" office:value-type="float" office:value="23.9599462971769" calcext:value-type="float">
            <text:p>23.95995</text:p>
          </table:table-cell>
          <table:table-cell table:number-columns-repeated="1005"/>
        </table:table-row>
        <table:table-row table:style-name="ro1">
          <table:table-cell office:value-type="float" office:value="1938" calcext:value-type="float">
            <text:p>1938.0</text:p>
          </table:table-cell>
          <table:table-cell table:style-name="ce43" office:value-type="float" office:value="23.96" calcext:value-type="float">
            <text:p>23.96</text:p>
          </table:table-cell>
          <table:table-cell table:style-name="ce48" office:value-type="float" office:value="24.1228202652424" calcext:value-type="float">
            <text:p>24.12282</text:p>
          </table:table-cell>
          <table:table-cell table:number-columns-repeated="1005"/>
        </table:table-row>
        <table:table-row table:style-name="ro1">
          <table:table-cell office:value-type="float" office:value="1939" calcext:value-type="float">
            <text:p>1939.0</text:p>
          </table:table-cell>
          <table:table-cell table:style-name="ce43" office:value-type="float" office:value="24.02" calcext:value-type="float">
            <text:p>24.02</text:p>
          </table:table-cell>
          <table:table-cell table:style-name="ce48" office:value-type="float" office:value="24.3409023722861" calcext:value-type="float">
            <text:p>24.34090</text:p>
          </table:table-cell>
          <table:table-cell table:number-columns-repeated="1005"/>
        </table:table-row>
        <table:table-row table:style-name="ro1">
          <table:table-cell office:value-type="float" office:value="1940" calcext:value-type="float">
            <text:p>1940.0</text:p>
          </table:table-cell>
          <table:table-cell table:style-name="ce43" office:value-type="float" office:value="24.33" calcext:value-type="float">
            <text:p>24.33</text:p>
          </table:table-cell>
          <table:table-cell table:style-name="ce48" office:value-type="float" office:value="24.6135944549124" calcext:value-type="float">
            <text:p>24.61359</text:p>
          </table:table-cell>
          <table:table-cell table:number-columns-repeated="1005"/>
        </table:table-row>
        <table:table-row table:style-name="ro1">
          <table:table-cell office:value-type="float" office:value="1941" calcext:value-type="float">
            <text:p>1941.0</text:p>
          </table:table-cell>
          <table:table-cell table:style-name="ce43" office:value-type="float" office:value="24.83" calcext:value-type="float">
            <text:p>24.83</text:p>
          </table:table-cell>
          <table:table-cell table:style-name="ce48" office:value-type="float" office:value="24.9382311387283" calcext:value-type="float">
            <text:p>24.93823</text:p>
          </table:table-cell>
          <table:table-cell table:number-columns-repeated="1005"/>
        </table:table-row>
        <table:table-row table:style-name="ro1">
          <table:table-cell office:value-type="float" office:value="1942" calcext:value-type="float">
            <text:p>1942.0</text:p>
          </table:table-cell>
          <table:table-cell table:style-name="ce43" office:value-type="float" office:value="25.3" calcext:value-type="float">
            <text:p>25.30</text:p>
          </table:table-cell>
          <table:table-cell table:style-name="ce48" office:value-type="float" office:value="25.3102819586777" calcext:value-type="float">
            <text:p>25.31028</text:p>
          </table:table-cell>
          <table:table-cell table:number-columns-repeated="1005"/>
        </table:table-row>
        <table:table-row table:style-name="ro1">
          <table:table-cell office:value-type="float" office:value="1943" calcext:value-type="float">
            <text:p>1943.0</text:p>
          </table:table-cell>
          <table:table-cell table:style-name="ce43" office:value-type="float" office:value="25.7" calcext:value-type="float">
            <text:p>25.70</text:p>
          </table:table-cell>
          <table:table-cell table:style-name="ce48" office:value-type="float" office:value="25.7236211946182" calcext:value-type="float">
            <text:p>25.72362</text:p>
          </table:table-cell>
          <table:table-cell table:number-columns-repeated="1005"/>
        </table:table-row>
        <table:table-row table:style-name="ro1">
          <table:table-cell office:value-type="float" office:value="1944" calcext:value-type="float">
            <text:p>1944.0</text:p>
          </table:table-cell>
          <table:table-cell table:style-name="ce43" office:value-type="float" office:value="26.24" calcext:value-type="float">
            <text:p>26.24</text:p>
          </table:table-cell>
          <table:table-cell table:style-name="ce48" office:value-type="float" office:value="26.1708565330321" calcext:value-type="float">
            <text:p>26.17086</text:p>
          </table:table-cell>
          <table:table-cell table:number-columns-repeated="1005"/>
        </table:table-row>
        <table:table-row table:style-name="ro1">
          <table:table-cell office:value-type="float" office:value="1945" calcext:value-type="float">
            <text:p>1945.0</text:p>
          </table:table-cell>
          <table:table-cell table:style-name="ce43" office:value-type="float" office:value="26.77" calcext:value-type="float">
            <text:p>26.77</text:p>
          </table:table-cell>
          <table:table-cell table:style-name="ce48" office:value-type="float" office:value="26.6437056572269" calcext:value-type="float">
            <text:p>26.64371</text:p>
          </table:table-cell>
          <table:table-cell table:number-columns-repeated="1005"/>
        </table:table-row>
        <table:table-row table:style-name="ro1">
          <table:table-cell office:value-type="float" office:value="1946" calcext:value-type="float">
            <text:p>1946.0</text:p>
          </table:table-cell>
          <table:table-cell table:style-name="ce43" office:value-type="float" office:value="27.28" calcext:value-type="float">
            <text:p>27.28</text:p>
          </table:table-cell>
          <table:table-cell table:style-name="ce48" office:value-type="float" office:value="27.1334080759311" calcext:value-type="float">
            <text:p>27.13341</text:p>
          </table:table-cell>
          <table:table-cell table:number-columns-repeated="1005"/>
        </table:table-row>
        <table:table-row table:style-name="ro1">
          <table:table-cell office:value-type="float" office:value="1947" calcext:value-type="float">
            <text:p>1947.0</text:p>
          </table:table-cell>
          <table:table-cell table:style-name="ce43" office:value-type="float" office:value="27.78" calcext:value-type="float">
            <text:p>27.78</text:p>
          </table:table-cell>
          <table:table-cell table:style-name="ce48" office:value-type="float" office:value="27.631157968486" calcext:value-type="float">
            <text:p>27.63116</text:p>
          </table:table-cell>
          <table:table-cell table:number-columns-repeated="1005"/>
        </table:table-row>
        <table:table-row table:style-name="ro1">
          <table:table-cell office:value-type="float" office:value="1948" calcext:value-type="float">
            <text:p>1948.0</text:p>
          </table:table-cell>
          <table:table-cell table:style-name="ce43" office:value-type="float" office:value="28.25" calcext:value-type="float">
            <text:p>28.25</text:p>
          </table:table-cell>
          <table:table-cell table:style-name="ce48" office:value-type="float" office:value="28.1285425980154" calcext:value-type="float">
            <text:p>28.12854</text:p>
          </table:table-cell>
          <table:table-cell table:number-columns-repeated="1005"/>
        </table:table-row>
        <table:table-row table:style-name="ro1">
          <table:table-cell office:value-type="float" office:value="1949" calcext:value-type="float">
            <text:p>1949.0</text:p>
          </table:table-cell>
          <table:table-cell table:style-name="ce43" office:value-type="float" office:value="28.71" calcext:value-type="float">
            <text:p>28.71</text:p>
          </table:table-cell>
          <table:table-cell table:style-name="ce48" office:value-type="float" office:value="28.617969966916" calcext:value-type="float">
            <text:p>28.61797</text:p>
          </table:table-cell>
          <table:table-cell table:number-columns-repeated="1005"/>
        </table:table-row>
        <table:table-row table:style-name="ro1">
          <table:table-cell office:value-type="float" office:value="1950" calcext:value-type="float">
            <text:p>1950.0</text:p>
          </table:table-cell>
          <table:table-cell table:style-name="ce43" office:value-type="float" office:value="29.15" calcext:value-type="float">
            <text:p>29.15</text:p>
          </table:table-cell>
          <table:table-cell table:style-name="ce48" office:value-type="float" office:value="29.0930689058334" calcext:value-type="float">
            <text:p>29.09307</text:p>
          </table:table-cell>
          <table:table-cell table:number-columns-repeated="1005"/>
        </table:table-row>
        <table:table-row table:style-name="ro1">
          <table:table-cell office:value-type="float" office:value="1951" calcext:value-type="float">
            <text:p>1951.0</text:p>
          </table:table-cell>
          <table:table-cell table:style-name="ce43" office:value-type="float" office:value="29.57" calcext:value-type="float">
            <text:p>29.57</text:p>
          </table:table-cell>
          <table:table-cell table:style-name="ce48" office:value-type="float" office:value="29.5490447427571" calcext:value-type="float">
            <text:p>29.54904</text:p>
          </table:table-cell>
          <table:table-cell table:number-columns-repeated="1005"/>
        </table:table-row>
        <table:table-row table:style-name="ro1">
          <table:table-cell office:value-type="float" office:value="1952" calcext:value-type="float">
            <text:p>1952.0</text:p>
          </table:table-cell>
          <table:table-cell table:style-name="ce43" office:value-type="float" office:value="29.97" calcext:value-type="float">
            <text:p>29.97</text:p>
          </table:table-cell>
          <table:table-cell table:style-name="ce48" office:value-type="float" office:value="29.9829741371806" calcext:value-type="float">
            <text:p>29.98297</text:p>
          </table:table-cell>
          <table:table-cell table:number-columns-repeated="1005"/>
        </table:table-row>
        <table:table-row table:style-name="ro1">
          <table:table-cell office:value-type="float" office:value="1953" calcext:value-type="float">
            <text:p>1953.0</text:p>
          </table:table-cell>
          <table:table-cell table:style-name="ce43" office:value-type="float" office:value="30.36" calcext:value-type="float">
            <text:p>30.36</text:p>
          </table:table-cell>
          <table:table-cell table:style-name="ce48" office:value-type="float" office:value="30.3940236303725" calcext:value-type="float">
            <text:p>30.39402</text:p>
          </table:table-cell>
          <table:table-cell table:number-columns-repeated="1005"/>
        </table:table-row>
        <table:table-row table:style-name="ro1">
          <table:table-cell office:value-type="float" office:value="1954" calcext:value-type="float">
            <text:p>1954.0</text:p>
          </table:table-cell>
          <table:table-cell table:style-name="ce43" office:value-type="float" office:value="30.72" calcext:value-type="float">
            <text:p>30.72</text:p>
          </table:table-cell>
          <table:table-cell table:style-name="ce48" office:value-type="float" office:value="30.7835780002617" calcext:value-type="float">
            <text:p>30.78358</text:p>
          </table:table-cell>
          <table:table-cell table:number-columns-repeated="1005"/>
        </table:table-row>
        <table:table-row table:style-name="ro1">
          <table:table-cell office:value-type="float" office:value="1955" calcext:value-type="float">
            <text:p>1955.0</text:p>
          </table:table-cell>
          <table:table-cell table:style-name="ce43" office:value-type="float" office:value="31.07" calcext:value-type="float">
            <text:p>31.07</text:p>
          </table:table-cell>
          <table:table-cell table:style-name="ce48" office:value-type="float" office:value="31.0704052448273" calcext:value-type="float">
            <text:p>31.07041</text:p>
          </table:table-cell>
          <table:table-cell table:number-columns-repeated="1005"/>
        </table:table-row>
        <table:table-row table:style-name="ro1">
          <table:table-cell office:value-type="float" office:value="1956" calcext:value-type="float">
            <text:p>1956.0</text:p>
          </table:table-cell>
          <table:table-cell table:style-name="ce43" office:value-type="float" office:value="31.35" calcext:value-type="float">
            <text:p>31.35</text:p>
          </table:table-cell>
          <table:table-cell table:style-name="ce48" office:value-type="float" office:value="31.3445293903351" calcext:value-type="float">
            <text:p>31.34453</text:p>
          </table:table-cell>
          <table:table-cell table:number-columns-repeated="1005"/>
        </table:table-row>
        <table:table-row table:style-name="ro1">
          <table:table-cell office:value-type="float" office:value="1957" calcext:value-type="float">
            <text:p>1957.0</text:p>
          </table:table-cell>
          <table:table-cell table:style-name="ce43" office:value-type="float" office:value="31.68" calcext:value-type="float">
            <text:p>31.68</text:p>
          </table:table-cell>
          <table:table-cell table:style-name="ce48" office:value-type="float" office:value="31.6942932605743" calcext:value-type="float">
            <text:p>31.69429</text:p>
          </table:table-cell>
          <table:table-cell table:number-columns-repeated="1005"/>
        </table:table-row>
        <table:table-row table:style-name="ro1">
          <table:table-cell office:value-type="float" office:value="1958" calcext:value-type="float">
            <text:p>1958.0</text:p>
          </table:table-cell>
          <table:table-cell table:style-name="ce43" office:value-type="float" office:value="32.18" calcext:value-type="float">
            <text:p>32.18</text:p>
          </table:table-cell>
          <table:table-cell table:style-name="ce48" office:value-type="float" office:value="32.1641800403595" calcext:value-type="float">
            <text:p>32.16418</text:p>
          </table:table-cell>
          <table:table-cell table:number-columns-repeated="1005"/>
        </table:table-row>
        <table:table-row table:style-name="ro1">
          <table:table-cell office:value-type="float" office:value="1959" calcext:value-type="float">
            <text:p>1959.0</text:p>
          </table:table-cell>
          <table:table-cell table:style-name="ce43" office:value-type="float" office:value="32.68" calcext:value-type="float">
            <text:p>32.68</text:p>
          </table:table-cell>
          <table:table-cell table:style-name="ce48" office:value-type="float" office:value="32.6795380115509" calcext:value-type="float">
            <text:p>32.67954</text:p>
          </table:table-cell>
          <table:table-cell table:number-columns-repeated="1005"/>
        </table:table-row>
        <table:table-row table:style-name="ro1">
          <table:table-cell office:value-type="float" office:value="1960" calcext:value-type="float">
            <text:p>1960.0</text:p>
          </table:table-cell>
          <table:table-cell table:style-name="ce43" office:value-type="float" office:value="33.15" calcext:value-type="float">
            <text:p>33.15</text:p>
          </table:table-cell>
          <table:table-cell table:style-name="ce48" office:value-type="float" office:value="33.1613819599152" calcext:value-type="float">
            <text:p>33.16138</text:p>
          </table:table-cell>
          <table:table-cell table:number-columns-repeated="1005"/>
        </table:table-row>
        <table:table-row table:style-name="ro1">
          <table:table-cell office:value-type="float" office:value="1961" calcext:value-type="float">
            <text:p>1961.0</text:p>
          </table:table-cell>
          <table:table-cell table:style-name="ce43" office:value-type="float" office:value="33.59" calcext:value-type="float">
            <text:p>33.59</text:p>
          </table:table-cell>
          <table:table-cell table:style-name="ce48" office:value-type="float" office:value="33.5873920917511" calcext:value-type="float">
            <text:p>33.58739</text:p>
          </table:table-cell>
          <table:table-cell table:number-columns-repeated="1005"/>
        </table:table-row>
        <table:table-row table:style-name="ro1">
          <table:table-cell office:value-type="float" office:value="1962" calcext:value-type="float">
            <text:p>1962.0</text:p>
          </table:table-cell>
          <table:table-cell table:style-name="ce43" office:value-type="float" office:value="34" calcext:value-type="float">
            <text:p>34.00</text:p>
          </table:table-cell>
          <table:table-cell table:style-name="ce48" office:value-type="float" office:value="33.9973194599152" calcext:value-type="float">
            <text:p>33.99732</text:p>
          </table:table-cell>
          <table:table-cell table:number-columns-repeated="1005"/>
        </table:table-row>
        <table:table-row table:style-name="ro1">
          <table:table-cell office:value-type="float" office:value="1963" calcext:value-type="float">
            <text:p>1963.0</text:p>
          </table:table-cell>
          <table:table-cell table:style-name="ce43" office:value-type="float" office:value="34.47" calcext:value-type="float">
            <text:p>34.47</text:p>
          </table:table-cell>
          <table:table-cell table:style-name="ce48" office:value-type="float" office:value="34.4606449604034" calcext:value-type="float">
            <text:p>34.46064</text:p>
          </table:table-cell>
          <table:table-cell table:number-columns-repeated="1005"/>
        </table:table-row>
        <table:table-row table:style-name="ro1">
          <table:table-cell office:value-type="float" office:value="1964" calcext:value-type="float">
            <text:p>1964.0</text:p>
          </table:table-cell>
          <table:table-cell table:style-name="ce43" office:value-type="float" office:value="35.03" calcext:value-type="float">
            <text:p>35.03</text:p>
          </table:table-cell>
          <table:table-cell table:style-name="ce48" office:value-type="float" office:value="35.0347416400909" calcext:value-type="float">
            <text:p>35.03474</text:p>
          </table:table-cell>
          <table:table-cell table:number-columns-repeated="1005"/>
        </table:table-row>
        <table:table-row table:style-name="ro1">
          <table:table-cell office:value-type="float" office:value="1965" calcext:value-type="float">
            <text:p>1965.0</text:p>
          </table:table-cell>
          <table:table-cell table:style-name="ce43" office:value-type="float" office:value="35.73" calcext:value-type="float">
            <text:p>35.73</text:p>
          </table:table-cell>
          <table:table-cell table:style-name="ce48" office:value-type="float" office:value="35.737279176712" calcext:value-type="float">
            <text:p>35.73728</text:p>
          </table:table-cell>
          <table:table-cell table:number-columns-repeated="1005"/>
        </table:table-row>
        <table:table-row table:style-name="ro1">
          <table:table-cell office:value-type="float" office:value="1966" calcext:value-type="float">
            <text:p>1966.0</text:p>
          </table:table-cell>
          <table:table-cell table:style-name="ce43" office:value-type="float" office:value="36.54" calcext:value-type="float">
            <text:p>36.54</text:p>
          </table:table-cell>
          <table:table-cell table:style-name="ce48" office:value-type="float" office:value="36.5435020923614" calcext:value-type="float">
            <text:p>36.54350</text:p>
          </table:table-cell>
          <table:table-cell table:number-columns-repeated="1005"/>
        </table:table-row>
        <table:table-row table:style-name="ro1">
          <table:table-cell office:value-type="float" office:value="1967" calcext:value-type="float">
            <text:p>1967.0</text:p>
          </table:table-cell>
          <table:table-cell table:style-name="ce43" office:value-type="float" office:value="37.43" calcext:value-type="float">
            <text:p>37.43</text:p>
          </table:table-cell>
          <table:table-cell table:style-name="ce48" office:value-type="float" office:value="37.4086372852325" calcext:value-type="float">
            <text:p>37.40864</text:p>
          </table:table-cell>
          <table:table-cell table:number-columns-repeated="1005"/>
        </table:table-row>
        <table:table-row table:style-name="ro1">
          <table:table-cell office:value-type="float" office:value="1968" calcext:value-type="float">
            <text:p>1968.0</text:p>
          </table:table-cell>
          <table:table-cell table:style-name="ce43" office:value-type="float" office:value="38.29" calcext:value-type="float">
            <text:p>38.29</text:p>
          </table:table-cell>
          <table:table-cell table:style-name="ce48" office:value-type="float" office:value="38.2986977100372" calcext:value-type="float">
            <text:p>38.29870</text:p>
          </table:table-cell>
          <table:table-cell table:number-columns-repeated="1005"/>
        </table:table-row>
        <table:table-row table:style-name="ro1">
          <table:table-cell office:value-type="float" office:value="1969" calcext:value-type="float">
            <text:p>1969.0</text:p>
          </table:table-cell>
          <table:table-cell table:style-name="ce43" office:value-type="float" office:value="39.2" calcext:value-type="float">
            <text:p>39.20</text:p>
          </table:table-cell>
          <table:table-cell table:style-name="ce48" office:value-type="float" office:value="39.2105648517609" calcext:value-type="float">
            <text:p>39.21056</text:p>
          </table:table-cell>
          <table:table-cell table:number-columns-repeated="1005"/>
        </table:table-row>
        <table:table-row table:style-name="ro1">
          <table:table-cell office:value-type="float" office:value="1970" calcext:value-type="float">
            <text:p>1970.0</text:p>
          </table:table-cell>
          <table:table-cell table:style-name="ce43" office:value-type="float" office:value="40.18" calcext:value-type="float">
            <text:p>40.18</text:p>
          </table:table-cell>
          <table:table-cell table:style-name="ce48" office:value-type="float" office:value="40.1655056476593" calcext:value-type="float">
            <text:p>40.16551</text:p>
          </table:table-cell>
          <table:table-cell table:number-columns-repeated="1005"/>
        </table:table-row>
        <table:table-row table:style-name="ro1">
          <table:table-cell office:value-type="float" office:value="1971" calcext:value-type="float">
            <text:p>1971.0</text:p>
          </table:table-cell>
          <table:table-cell table:style-name="ce43" office:value-type="float" office:value="41.17" calcext:value-type="float">
            <text:p>41.17</text:p>
          </table:table-cell>
          <table:table-cell table:style-name="ce48" office:value-type="float" office:value="41.1750957965851" calcext:value-type="float">
            <text:p>41.17510</text:p>
          </table:table-cell>
          <table:table-cell table:number-columns-repeated="1005"/>
        </table:table-row>
        <table:table-row table:style-name="ro1">
          <table:table-cell office:value-type="float" office:value="1972" calcext:value-type="float">
            <text:p>1972.0</text:p>
          </table:table-cell>
          <table:table-cell table:style-name="ce43" office:value-type="float" office:value="42.23" calcext:value-type="float">
            <text:p>42.23</text:p>
          </table:table-cell>
          <table:table-cell table:style-name="ce49" office:value-type="float" office:value="42.2262975" calcext:value-type="float">
            <text:p>42.2262975</text:p>
          </table:table-cell>
          <table:table-cell table:number-columns-repeated="1005"/>
        </table:table-row>
        <table:table-row table:style-name="ro1">
          <table:table-cell office:value-type="float" office:value="1973" calcext:value-type="float">
            <text:p>1973.0</text:p>
          </table:table-cell>
          <table:table-cell table:style-name="ce43" office:value-type="float" office:value="43.37" calcext:value-type="float">
            <text:p>43.37</text:p>
          </table:table-cell>
          <table:table-cell table:style-name="ce49" office:value-type="float" office:value="43.3724016" calcext:value-type="float">
            <text:p>43.3724016</text:p>
          </table:table-cell>
          <table:table-cell table:number-columns-repeated="1005"/>
        </table:table-row>
        <table:table-row table:style-name="ro1" table:number-rows-repeated="1048220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1620-1670" table:style-name="ta1">
        <table:shapes>
          <draw:frame draw:z-index="0" draw:style-name="gr1" draw:text-style-name="P1" svg:width="247.82mm" svg:height="169.47mm" svg:x="145.83mm" svg:y="1.06mm">
            <draw:object draw:notify-on-update-of-ranges="'1620-1670'.B2:'1620-1670'.B52 '1620-1670'.C1:'1620-1670'.C1 '1620-1670'.C2:'1620-1670'.C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29"/>
        <table:table-column table:style-name="co4" table:default-cell-style-name="ce11"/>
        <table:table-column table:style-name="co2" table:number-columns-repeated="2" table:default-cell-style-name="ce29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28" office:value-type="string" calcext:value-type="string">
            <text:p>Rounded</text:p>
          </table:table-cell>
          <table:table-cell table:style-name="ce28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43" table:formula="of:=([.A2]-1620)/100" office:value-type="float" office:value="0" calcext:value-type="float">
            <text:p>0.00</text:p>
          </table:table-cell>
          <table:table-cell office:value-type="float" office:value="124" calcext:value-type="float">
            <text:p>124</text:p>
          </table:table-cell>
          <table:table-cell table:formula="of:=2569.15138981645*[.B2]^5-2799.24185716519*[.B2]^4+31.9534789599984*[.B2]^3+931.896728073107*[.B2]^2-480.460260785192*[.B2]+123.844395892676" office:value-type="float" office:value="123.844395892676" calcext:value-type="float">
            <text:p>123.8443958926760</text:p>
          </table:table-cell>
          <table:table-cell table:formula="of:=ROUND([.D2])" office:value-type="float" office:value="124" calcext:value-type="float">
            <text:p>124</text:p>
          </table:table-cell>
          <table:table-cell table:formula="of:=[.E2]-[.C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43" table:formula="of:=([.A3]-1620)/100" office:value-type="float" office:value="0.01" calcext:value-type="float">
            <text:p>0.01</text:p>
          </table:table-cell>
          <table:table-cell office:value-type="float" office:value="119" calcext:value-type="float">
            <text:p>119</text:p>
          </table:table-cell>
          <table:table-cell table:formula="of:=2569.15138981645*[.B3]^5-2799.24185716519*[.B3]^4+31.9534789599984*[.B3]^3+931.896728073107*[.B3]^2-480.460260785192*[.B3]+123.844395892676" office:value-type="float" office:value="119.132987175607" calcext:value-type="float">
            <text:p>119.1329871756070</text:p>
          </table:table-cell>
          <table:table-cell table:formula="of:=ROUND([.D3])" office:value-type="float" office:value="119" calcext:value-type="float">
            <text:p>119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43" table:formula="of:=([.A4]-1620)/100" office:value-type="float" office:value="0.02" calcext:value-type="float">
            <text:p>0.02</text:p>
          </table:table-cell>
          <table:table-cell office:value-type="float" office:value="115" calcext:value-type="float">
            <text:p>115</text:p>
          </table:table-cell>
          <table:table-cell table:formula="of:=2569.15138981645*[.B4]^5-2799.24185716519*[.B4]^4+31.9534789599984*[.B4]^3+931.896728073107*[.B4]^2-480.460260785192*[.B4]+123.844395892676" office:value-type="float" office:value="114.60776533862" calcext:value-type="float">
            <text:p>114.6077653386200</text:p>
          </table:table-cell>
          <table:table-cell table:formula="of:=ROUND([.D4])" office:value-type="float" office:value="115" calcext:value-type="float">
            <text:p>115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43" table:formula="of:=([.A5]-1620)/100" office:value-type="float" office:value="0.03" calcext:value-type="float">
            <text:p>0.03</text:p>
          </table:table-cell>
          <table:table-cell office:value-type="float" office:value="110" calcext:value-type="float">
            <text:p>110</text:p>
          </table:table-cell>
          <table:table-cell table:formula="of:=2569.15138981645*[.B5]^5-2799.24185716519*[.B5]^4+31.9534789599984*[.B5]^3+931.896728073107*[.B5]^2-480.460260785192*[.B5]+123.844395892676" office:value-type="float" office:value="110.267952912792" calcext:value-type="float">
            <text:p>110.2679529127920</text:p>
          </table:table-cell>
          <table:table-cell table:formula="of:=ROUND([.D5])" office:value-type="float" office:value="110" calcext:value-type="float">
            <text:p>110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43" table:formula="of:=([.A6]-1620)/100"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table:formula="of:=2569.15138981645*[.B6]^5-2799.24185716519*[.B6]^4+31.9534789599984*[.B6]^3+931.896728073107*[.B6]^2-480.460260785192*[.B6]+123.844395892676" office:value-type="float" office:value="106.112162270787" calcext:value-type="float">
            <text:p>106.1121622707870</text:p>
          </table:table-cell>
          <table:table-cell table:formula="of:=ROUND([.D6])" office:value-type="float" office:value="106" calcext:value-type="float">
            <text:p>106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43" table:formula="of:=([.A7]-1620)/100" office:value-type="float" office:value="0.05" calcext:value-type="float">
            <text:p>0.05</text:p>
          </table:table-cell>
          <table:table-cell office:value-type="float" office:value="102" calcext:value-type="float">
            <text:p>102</text:p>
          </table:table-cell>
          <table:table-cell table:formula="of:=2569.15138981645*[.B7]^5-2799.24185716519*[.B7]^4+31.9534789599984*[.B7]^3+931.896728073107*[.B7]^2-480.460260785192*[.B7]+123.844395892676" office:value-type="float" office:value="102.138426456671" calcext:value-type="float">
            <text:p>102.1384264566710</text:p>
          </table:table-cell>
          <table:table-cell table:formula="of:=ROUND([.D7])" office:value-type="float" office:value="102" calcext:value-type="float">
            <text:p>102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43" table:formula="of:=([.A8]-1620)/100" office:value-type="float" office:value="0.06" calcext:value-type="float">
            <text:p>0.06</text:p>
          </table:table-cell>
          <table:table-cell office:value-type="float" office:value="98" calcext:value-type="float">
            <text:p>98</text:p>
          </table:table-cell>
          <table:table-cell table:formula="of:=2569.15138981645*[.B8]^5-2799.24185716519*[.B8]^4+31.9534789599984*[.B8]^3+931.896728073107*[.B8]^2-480.460260785192*[.B8]+123.844395892676" office:value-type="float" office:value="98.3442300157349" calcext:value-type="float">
            <text:p>98.3442300157349</text:p>
          </table:table-cell>
          <table:table-cell table:formula="of:=ROUND([.D8])" office:value-type="float" office:value="98" calcext:value-type="float">
            <text:p>98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43" table:formula="of:=([.A9]-1620)/100" office:value-type="float" office:value="0.07" calcext:value-type="float">
            <text:p>0.07</text:p>
          </table:table-cell>
          <table:table-cell office:value-type="float" office:value="95" calcext:value-type="float">
            <text:p>95</text:p>
          </table:table-cell>
          <table:table-cell table:formula="of:=2569.15138981645*[.B9]^5-2799.24185716519*[.B9]^4+31.9534789599984*[.B9]^3+931.896728073107*[.B9]^2-480.460260785192*[.B9]+123.844395892676" office:value-type="float" office:value="94.7265398243044" calcext:value-type="float">
            <text:p>94.7265398243044</text:p>
          </table:table-cell>
          <table:table-cell table:formula="of:=ROUND([.D9])" office:value-type="float" office:value="95" calcext:value-type="float">
            <text:p>95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43" table:formula="of:=([.A10]-1620)/100" office:value-type="float" office:value="0.08" calcext:value-type="float">
            <text:p>0.08</text:p>
          </table:table-cell>
          <table:table-cell office:value-type="float" office:value="91" calcext:value-type="float">
            <text:p>91</text:p>
          </table:table-cell>
          <table:table-cell table:formula="of:=2569.15138981645*[.B10]^5-2799.24185716519*[.B10]^4+31.9534789599984*[.B10]^3+931.896728073107*[.B10]^2-480.460260785192*[.B10]+123.844395892676" office:value-type="float" office:value="91.2818359195607" calcext:value-type="float">
            <text:p>91.2818359195607</text:p>
          </table:table-cell>
          <table:table-cell table:formula="of:=ROUND([.D10])" office:value-type="float" office:value="91" calcext:value-type="float">
            <text:p>91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43" table:formula="of:=([.A11]-1620)/100" office:value-type="float" office:value="0.09" calcext:value-type="float">
            <text:p>0.09</text:p>
          </table:table-cell>
          <table:table-cell office:value-type="float" office:value="88" calcext:value-type="float">
            <text:p>88</text:p>
          </table:table-cell>
          <table:table-cell table:formula="of:=2569.15138981645*[.B11]^5-2799.24185716519*[.B11]^4+31.9534789599984*[.B11]^3+931.896728073107*[.B11]^2-480.460260785192*[.B11]+123.844395892676" office:value-type="float" office:value="88.0061423293559" calcext:value-type="float">
            <text:p>88.0061423293559</text:p>
          </table:table-cell>
          <table:table-cell table:formula="of:=ROUND([.D11])" office:value-type="float" office:value="88" calcext:value-type="float">
            <text:p>88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43" table:formula="of:=([.A12]-1620)/100" office:value-type="float" office:value="0.1" calcext:value-type="float">
            <text:p>0.10</text:p>
          </table:table-cell>
          <table:table-cell office:value-type="float" office:value="85" calcext:value-type="float">
            <text:p>85</text:p>
          </table:table-cell>
          <table:table-cell table:formula="of:=2569.15138981645*[.B12]^5-2799.24185716519*[.B12]^4+31.9534789599984*[.B12]^3+931.896728073107*[.B12]^2-480.460260785192*[.B12]+123.844395892676" office:value-type="float" office:value="84.8950579020295" calcext:value-type="float">
            <text:p>84.8950579020295</text:p>
          </table:table-cell>
          <table:table-cell table:formula="of:=ROUND([.D12])" office:value-type="float" office:value="85" calcext:value-type="float">
            <text:p>85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43" table:formula="of:=([.A13]-1620)/100" office:value-type="float" office:value="0.11" calcext:value-type="float">
            <text:p>0.11</text:p>
          </table:table-cell>
          <table:table-cell office:value-type="float" office:value="82" calcext:value-type="float">
            <text:p>82</text:p>
          </table:table-cell>
          <table:table-cell table:formula="of:=2569.15138981645*[.B13]^5-2799.24185716519*[.B13]^4+31.9534789599984*[.B13]^3+931.896728073107*[.B13]^2-480.460260785192*[.B13]+123.844395892676" office:value-type="float" office:value="81.9437871362258" calcext:value-type="float">
            <text:p>81.9437871362258</text:p>
          </table:table-cell>
          <table:table-cell table:formula="of:=ROUND([.D13])" office:value-type="float" office:value="82" calcext:value-type="float">
            <text:p>82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43" table:formula="of:=([.A14]-1620)/100" office:value-type="float" office:value="0.12" calcext:value-type="float">
            <text:p>0.12</text:p>
          </table:table-cell>
          <table:table-cell office:value-type="float" office:value="79" calcext:value-type="float">
            <text:p>79</text:p>
          </table:table-cell>
          <table:table-cell table:formula="of:=2569.15138981645*[.B14]^5-2799.24185716519*[.B14]^4+31.9534789599984*[.B14]^3+931.896728073107*[.B14]^2-480.460260785192*[.B14]+123.844395892676" office:value-type="float" office:value="79.1471710107099" calcext:value-type="float">
            <text:p>79.1471710107099</text:p>
          </table:table-cell>
          <table:table-cell table:formula="of:=ROUND([.D14])" office:value-type="float" office:value="79" calcext:value-type="float">
            <text:p>7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43" table:formula="of:=([.A15]-1620)/100" office:value-type="float" office:value="0.13" calcext:value-type="float">
            <text:p>0.13</text:p>
          </table:table-cell>
          <table:table-cell office:value-type="float" office:value="77" calcext:value-type="float">
            <text:p>77</text:p>
          </table:table-cell>
          <table:table-cell table:formula="of:=2569.15138981645*[.B15]^5-2799.24185716519*[.B15]^4+31.9534789599984*[.B15]^3+931.896728073107*[.B15]^2-480.460260785192*[.B15]+123.844395892676" office:value-type="float" office:value="76.4997178141846" calcext:value-type="float">
            <text:p>76.4997178141846</text:p>
          </table:table-cell>
          <table:table-cell table:formula="of:=ROUND([.D15])" office:value-type="float" office:value="76" calcext:value-type="float">
            <text:p>76</text:p>
          </table:table-cell>
          <table:table-cell table:formula="of:=[.E15]-[.C15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43" table:formula="of:=([.A16]-1620)/100"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formula="of:=2569.15138981645*[.B16]^5-2799.24185716519*[.B16]^4+31.9534789599984*[.B16]^3+931.896728073107*[.B16]^2-480.460260785192*[.B16]+123.844395892676" office:value-type="float" office:value="73.9956339751073" calcext:value-type="float">
            <text:p>73.9956339751073</text:p>
          </table:table-cell>
          <table:table-cell table:formula="of:=ROUND([.D16])" office:value-type="float" office:value="74" calcext:value-type="float">
            <text:p>74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43" table:formula="of:=([.A17]-1620)/100" office:value-type="float" office:value="0.15" calcext:value-type="float">
            <text:p>0.15</text:p>
          </table:table-cell>
          <table:table-cell office:value-type="float" office:value="72" calcext:value-type="float">
            <text:p>72</text:p>
          </table:table-cell>
          <table:table-cell table:formula="of:=2569.15138981645*[.B17]^5-2799.24185716519*[.B17]^4+31.9534789599984*[.B17]^3+931.896728073107*[.B17]^2-480.460260785192*[.B17]+123.844395892676" office:value-type="float" office:value="71.6288548915064" calcext:value-type="float">
            <text:p>71.6288548915064</text:p>
          </table:table-cell>
          <table:table-cell table:formula="of:=ROUND([.D17])" office:value-type="float" office:value="72" calcext:value-type="float">
            <text:p>72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43" table:formula="of:=([.A18]-1620)/100" office:value-type="float" office:value="0.16" calcext:value-type="float">
            <text:p>0.16</text:p>
          </table:table-cell>
          <table:table-cell office:value-type="float" office:value="70" calcext:value-type="float">
            <text:p>70</text:p>
          </table:table-cell>
          <table:table-cell table:formula="of:=2569.15138981645*[.B18]^5-2799.24185716519*[.B18]^4+31.9534789599984*[.B18]^3+931.896728073107*[.B18]^2-480.460260785192*[.B18]+123.844395892676" office:value-type="float" office:value="69.393075760798" calcext:value-type="float">
            <text:p>69.3930757607980</text:p>
          </table:table-cell>
          <table:table-cell table:formula="of:=ROUND([.D18])" office:value-type="float" office:value="69" calcext:value-type="float">
            <text:p>69</text:p>
          </table:table-cell>
          <table:table-cell table:formula="of:=[.E18]-[.C18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43" table:formula="of:=([.A19]-1620)/100" office:value-type="float" office:value="0.17" calcext:value-type="float">
            <text:p>0.17</text:p>
          </table:table-cell>
          <table:table-cell office:value-type="float" office:value="67" calcext:value-type="float">
            <text:p>67</text:p>
          </table:table-cell>
          <table:table-cell table:formula="of:=2569.15138981645*[.B19]^5-2799.24185716519*[.B19]^4+31.9534789599984*[.B19]^3+931.896728073107*[.B19]^2-480.460260785192*[.B19]+123.844395892676" office:value-type="float" office:value="67.2817824096028" calcext:value-type="float">
            <text:p>67.2817824096028</text:p>
          </table:table-cell>
          <table:table-cell table:formula="of:=ROUND([.D19])" office:value-type="float" office:value="67" calcext:value-type="float">
            <text:p>67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43" table:formula="of:=([.A20]-1620)/100" office:value-type="float" office:value="0.18" calcext:value-type="float">
            <text:p>0.18</text:p>
          </table:table-cell>
          <table:table-cell office:value-type="float" office:value="65" calcext:value-type="float">
            <text:p>65</text:p>
          </table:table-cell>
          <table:table-cell table:formula="of:=2569.15138981645*[.B20]^5-2799.24185716519*[.B20]^4+31.9534789599984*[.B20]^3+931.896728073107*[.B20]^2-480.460260785192*[.B20]+123.844395892676" office:value-type="float" office:value="65.2882821235624" calcext:value-type="float">
            <text:p>65.2882821235624</text:p>
          </table:table-cell>
          <table:table-cell table:formula="of:=ROUND([.D20])" office:value-type="float" office:value="65" calcext:value-type="float">
            <text:p>65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43" table:formula="of:=([.A21]-1620)/100" office:value-type="float" office:value="0.19" calcext:value-type="float">
            <text:p>0.19</text:p>
          </table:table-cell>
          <table:table-cell office:value-type="float" office:value="63" calcext:value-type="float">
            <text:p>63</text:p>
          </table:table-cell>
          <table:table-cell table:formula="of:=2569.15138981645*[.B21]^5-2799.24185716519*[.B21]^4+31.9534789599984*[.B21]^3+931.896728073107*[.B21]^2-480.460260785192*[.B21]+123.844395892676" office:value-type="float" office:value="63.4057344771564" calcext:value-type="float">
            <text:p>63.4057344771564</text:p>
          </table:table-cell>
          <table:table-cell table:formula="of:=ROUND([.D21])" office:value-type="float" office:value="63" calcext:value-type="float">
            <text:p>63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43" table:formula="of:=([.A22]-1620)/100" office:value-type="float" office:value="0.2" calcext:value-type="float">
            <text:p>0.20</text:p>
          </table:table-cell>
          <table:table-cell office:value-type="float" office:value="62" calcext:value-type="float">
            <text:p>62</text:p>
          </table:table-cell>
          <table:table-cell table:formula="of:=2569.15138981645*[.B22]^5-2799.24185716519*[.B22]^4+31.9534789599984*[.B22]^3+931.896728073107*[.B22]^2-480.460260785192*[.B22]+123.844395892676" office:value-type="float" office:value="61.6271821635188" calcext:value-type="float">
            <text:p>61.6271821635188</text:p>
          </table:table-cell>
          <table:table-cell table:formula="of:=ROUND([.D22])" office:value-type="float" office:value="62" calcext:value-type="float">
            <text:p>6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43" table:formula="of:=([.A23]-1620)/100" office:value-type="float" office:value="0.21" calcext:value-type="float">
            <text:p>0.21</text:p>
          </table:table-cell>
          <table:table-cell office:value-type="float" office:value="60" calcext:value-type="float">
            <text:p>60</text:p>
          </table:table-cell>
          <table:table-cell table:formula="of:=2569.15138981645*[.B23]^5-2799.24185716519*[.B23]^4+31.9534789599984*[.B23]^3+931.896728073107*[.B23]^2-480.460260785192*[.B23]+123.844395892676" office:value-type="float" office:value="59.9455818242549" calcext:value-type="float">
            <text:p>59.9455818242549</text:p>
          </table:table-cell>
          <table:table-cell table:formula="of:=ROUND([.D23])" office:value-type="float" office:value="60" calcext:value-type="float">
            <text:p>60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43" table:formula="of:=([.A24]-1620)/100" office:value-type="float" office:value="0.22" calcext:value-type="float">
            <text:p>0.22</text:p>
          </table:table-cell>
          <table:table-cell office:value-type="float" office:value="58" calcext:value-type="float">
            <text:p>58</text:p>
          </table:table-cell>
          <table:table-cell table:formula="of:=2569.15138981645*[.B24]^5-2799.24185716519*[.B24]^4+31.9534789599984*[.B24]^3+931.896728073107*[.B24]^2-480.460260785192*[.B24]+123.844395892676" office:value-type="float" office:value="58.3538348792576" calcext:value-type="float">
            <text:p>58.3538348792576</text:p>
          </table:table-cell>
          <table:table-cell table:formula="of:=ROUND([.D24])" office:value-type="float" office:value="58" calcext:value-type="float">
            <text:p>58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43" table:formula="of:=([.A25]-1620)/100" office:value-type="float" office:value="0.23" calcext:value-type="float">
            <text:p>0.23</text:p>
          </table:table-cell>
          <table:table-cell office:value-type="float" office:value="57" calcext:value-type="float">
            <text:p>57</text:p>
          </table:table-cell>
          <table:table-cell table:formula="of:=2569.15138981645*[.B25]^5-2799.24185716519*[.B25]^4+31.9534789599984*[.B25]^3+931.896728073107*[.B25]^2-480.460260785192*[.B25]+123.844395892676" office:value-type="float" office:value="56.8448183565244" calcext:value-type="float">
            <text:p>56.8448183565244</text:p>
          </table:table-cell>
          <table:table-cell table:formula="of:=ROUND([.D25])" office:value-type="float" office:value="57" calcext:value-type="float">
            <text:p>57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43" table:formula="of:=([.A26]-1620)/100" office:value-type="float" office:value="0.24" calcext:value-type="float">
            <text:p>0.24</text:p>
          </table:table-cell>
          <table:table-cell office:value-type="float" office:value="55" calcext:value-type="float">
            <text:p>55</text:p>
          </table:table-cell>
          <table:table-cell table:formula="of:=2569.15138981645*[.B26]^5-2799.24185716519*[.B26]^4+31.9534789599984*[.B26]^3+931.896728073107*[.B26]^2-480.460260785192*[.B26]+123.844395892676" office:value-type="float" office:value="55.4114157219741" calcext:value-type="float">
            <text:p>55.4114157219741</text:p>
          </table:table-cell>
          <table:table-cell table:formula="of:=ROUND([.D26])" office:value-type="float" office:value="55" calcext:value-type="float">
            <text:p>55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43" table:formula="of:=([.A27]-1620)/100" office:value-type="float" office:value="0.25" calcext:value-type="float">
            <text:p>0.25</text:p>
          </table:table-cell>
          <table:table-cell office:value-type="float" office:value="54" calcext:value-type="float">
            <text:p>54</text:p>
          </table:table-cell>
          <table:table-cell table:formula="of:=2569.15138981645*[.B27]^5-2799.24185716519*[.B27]^4+31.9534789599984*[.B27]^3+931.896728073107*[.B27]^2-480.460260785192*[.B27]+123.844395892676" office:value-type="float" office:value="54.0465477092633" calcext:value-type="float">
            <text:p>54.0465477092633</text:p>
          </table:table-cell>
          <table:table-cell table:formula="of:=ROUND([.D27])" office:value-type="float" office:value="54" calcext:value-type="float">
            <text:p>54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43" table:formula="of:=([.A28]-1620)/100" office:value-type="float" office:value="0.26" calcext:value-type="float">
            <text:p>0.26</text:p>
          </table:table-cell>
          <table:table-cell office:value-type="float" office:value="53" calcext:value-type="float">
            <text:p>53</text:p>
          </table:table-cell>
          <table:table-cell table:formula="of:=2569.15138981645*[.B28]^5-2799.24185716519*[.B28]^4+31.9534789599984*[.B28]^3+931.896728073107*[.B28]^2-480.460260785192*[.B28]+123.844395892676" office:value-type="float" office:value="52.743203149603" calcext:value-type="float">
            <text:p>52.7432031496030</text:p>
          </table:table-cell>
          <table:table-cell table:formula="of:=ROUND([.D28])" office:value-type="float" office:value="53" calcext:value-type="float">
            <text:p>53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43" table:formula="of:=([.A29]-1620)/100" office:value-type="float" office:value="0.27" calcext:value-type="float">
            <text:p>0.27</text:p>
          </table:table-cell>
          <table:table-cell office:value-type="float" office:value="51" calcext:value-type="float">
            <text:p>51</text:p>
          </table:table-cell>
          <table:table-cell table:formula="of:=2569.15138981645*[.B29]^5-2799.24185716519*[.B29]^4+31.9534789599984*[.B29]^3+931.896728073107*[.B29]^2-480.460260785192*[.B29]+123.844395892676" office:value-type="float" office:value="51.4944698015758" calcext:value-type="float">
            <text:p>51.4944698015758</text:p>
          </table:table-cell>
          <table:table-cell table:formula="of:=ROUND([.D29])" office:value-type="float" office:value="51" calcext:value-type="float">
            <text:p>51</text:p>
          </table:table-cell>
          <table:table-cell table:formula="of:=[.E29]-[.C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43" table:formula="of:=([.A30]-1620)/100"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table:formula="of:=2569.15138981645*[.B30]^5-2799.24185716519*[.B30]^4+31.9534789599984*[.B30]^3+931.896728073107*[.B30]^2-480.460260785192*[.B30]+123.844395892676" office:value-type="float" office:value="50.2935651809517" calcext:value-type="float">
            <text:p>50.2935651809517</text:p>
          </table:table-cell>
          <table:table-cell table:formula="of:=ROUND([.D30])" office:value-type="float" office:value="50" calcext:value-type="float">
            <text:p>50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43" table:formula="of:=([.A31]-1620)/100" office:value-type="float" office:value="0.29" calcext:value-type="float">
            <text:p>0.29</text:p>
          </table:table-cell>
          <table:table-cell office:value-type="float" office:value="49" calcext:value-type="float">
            <text:p>49</text:p>
          </table:table-cell>
          <table:table-cell table:formula="of:=2569.15138981645*[.B31]^5-2799.24185716519*[.B31]^4+31.9534789599984*[.B31]^3+931.896728073107*[.B31]^2-480.460260785192*[.B31]+123.844395892676" office:value-type="float" office:value="49.1338673905057" calcext:value-type="float">
            <text:p>49.1338673905057</text:p>
          </table:table-cell>
          <table:table-cell table:formula="of:=ROUND([.D31])" office:value-type="float" office:value="49" calcext:value-type="float">
            <text:p>49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43" table:formula="of:=([.A32]-1620)/100" office:value-type="float" office:value="0.3" calcext:value-type="float">
            <text:p>0.30</text:p>
          </table:table-cell>
          <table:table-cell office:value-type="float" office:value="48" calcext:value-type="float">
            <text:p>48</text:p>
          </table:table-cell>
          <table:table-cell table:formula="of:=2569.15138981645*[.B32]^5-2799.24185716519*[.B32]^4+31.9534789599984*[.B32]^3+931.896728073107*[.B32]^2-480.460260785192*[.B32]+123.844395892676" office:value-type="float" office:value="48.0089459498339" calcext:value-type="float">
            <text:p>48.0089459498339</text:p>
          </table:table-cell>
          <table:table-cell table:formula="of:=ROUND([.D32])" office:value-type="float" office:value="48" calcext:value-type="float">
            <text:p>48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43" table:formula="of:=([.A33]-1620)/100" office:value-type="float" office:value="0.31" calcext:value-type="float">
            <text:p>0.31</text:p>
          </table:table-cell>
          <table:table-cell office:value-type="float" office:value="47" calcext:value-type="float">
            <text:p>47</text:p>
          </table:table-cell>
          <table:table-cell table:formula="of:=2569.15138981645*[.B33]^5-2799.24185716519*[.B33]^4+31.9534789599984*[.B33]^3+931.896728073107*[.B33]^2-480.460260785192*[.B33]+123.844395892676" office:value-type="float" office:value="46.9125926251703" calcext:value-type="float">
            <text:p>46.9125926251703</text:p>
          </table:table-cell>
          <table:table-cell table:formula="of:=ROUND([.D33])" office:value-type="float" office:value="47" calcext:value-type="float">
            <text:p>47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43" table:formula="of:=([.A34]-1620)/100" office:value-type="float" office:value="0.32" calcext:value-type="float">
            <text:p>0.32</text:p>
          </table:table-cell>
          <table:table-cell office:value-type="float" office:value="46" calcext:value-type="float">
            <text:p>46</text:p>
          </table:table-cell>
          <table:table-cell table:formula="of:=2569.15138981645*[.B34]^5-2799.24185716519*[.B34]^4+31.9534789599984*[.B34]^3+931.896728073107*[.B34]^2-480.460260785192*[.B34]+123.844395892676" office:value-type="float" office:value="45.8388522592036" calcext:value-type="float">
            <text:p>45.8388522592036</text:p>
          </table:table-cell>
          <table:table-cell table:formula="of:=ROUND([.D34])" office:value-type="float" office:value="46" calcext:value-type="float">
            <text:p>46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43" table:formula="of:=([.A35]-1620)/100" office:value-type="float" office:value="0.33" calcext:value-type="float">
            <text:p>0.33</text:p>
          </table:table-cell>
          <table:table-cell office:value-type="float" office:value="45" calcext:value-type="float">
            <text:p>45</text:p>
          </table:table-cell>
          <table:table-cell table:formula="of:=2569.15138981645*[.B35]^5-2799.24185716519*[.B35]^4+31.9534789599984*[.B35]^3+931.896728073107*[.B35]^2-480.460260785192*[.B35]+123.844395892676" office:value-type="float" office:value="44.7820536008938" calcext:value-type="float">
            <text:p>44.7820536008938</text:p>
          </table:table-cell>
          <table:table-cell table:formula="of:=ROUND([.D35])" office:value-type="float" office:value="45" calcext:value-type="float">
            <text:p>45</text:p>
          </table:table-cell>
          <table:table-cell table:formula="of:=[.E35]-[.C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43" table:formula="of:=([.A36]-1620)/100" office:value-type="float" office:value="0.34" calcext:value-type="float">
            <text:p>0.34</text:p>
          </table:table-cell>
          <table:table-cell office:value-type="float" office:value="44" calcext:value-type="float">
            <text:p>44</text:p>
          </table:table-cell>
          <table:table-cell table:formula="of:=2569.15138981645*[.B36]^5-2799.24185716519*[.B36]^4+31.9534789599984*[.B36]^3+931.896728073107*[.B36]^2-480.460260785192*[.B36]+123.844395892676" office:value-type="float" office:value="43.7368401352886" calcext:value-type="float">
            <text:p>43.7368401352886</text:p>
          </table:table-cell>
          <table:table-cell table:formula="of:=ROUND([.D36])" office:value-type="float" office:value="44" calcext:value-type="float">
            <text:p>44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43" table:formula="of:=([.A37]-1620)/100" office:value-type="float" office:value="0.35" calcext:value-type="float">
            <text:p>0.35</text:p>
          </table:table-cell>
          <table:table-cell office:value-type="float" office:value="43" calcext:value-type="float">
            <text:p>43</text:p>
          </table:table-cell>
          <table:table-cell table:formula="of:=2569.15138981645*[.B37]^5-2799.24185716519*[.B37]^4+31.9534789599984*[.B37]^3+931.896728073107*[.B37]^2-480.460260785192*[.B37]+123.844395892676" office:value-type="float" office:value="42.6982009133408" calcext:value-type="float">
            <text:p>42.6982009133408</text:p>
          </table:table-cell>
          <table:table-cell table:formula="of:=ROUND([.D37])" office:value-type="float" office:value="43" calcext:value-type="float">
            <text:p>43</text:p>
          </table:table-cell>
          <table:table-cell table:formula="of:=[.E37]-[.C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43" table:formula="of:=([.A38]-1620)/100" office:value-type="float" office:value="0.36" calcext:value-type="float">
            <text:p>0.36</text:p>
          </table:table-cell>
          <table:table-cell office:value-type="float" office:value="42" calcext:value-type="float">
            <text:p>42</text:p>
          </table:table-cell>
          <table:table-cell table:formula="of:=2569.15138981645*[.B38]^5-2799.24185716519*[.B38]^4+31.9534789599984*[.B38]^3+931.896728073107*[.B38]^2-480.460260785192*[.B38]+123.844395892676" office:value-type="float" office:value="41.6615013817242" calcext:value-type="float">
            <text:p>41.6615013817242</text:p>
          </table:table-cell>
          <table:table-cell table:formula="of:=ROUND([.D38])" office:value-type="float" office:value="42" calcext:value-type="float">
            <text:p>42</text:p>
          </table:table-cell>
          <table:table-cell table:formula="of:=[.E38]-[.C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43" table:formula="of:=([.A39]-1620)/100" office:value-type="float" office:value="0.37" calcext:value-type="float">
            <text:p>0.37</text:p>
          </table:table-cell>
          <table:table-cell office:value-type="float" office:value="41" calcext:value-type="float">
            <text:p>41</text:p>
          </table:table-cell>
          <table:table-cell table:formula="of:=2569.15138981645*[.B39]^5-2799.24185716519*[.B39]^4+31.9534789599984*[.B39]^3+931.896728073107*[.B39]^2-480.460260785192*[.B39]+123.844395892676" office:value-type="float" office:value="40.6225142126506" calcext:value-type="float">
            <text:p>40.6225142126506</text:p>
          </table:table-cell>
          <table:table-cell table:formula="of:=ROUND([.D39])" office:value-type="float" office:value="41" calcext:value-type="float">
            <text:p>41</text:p>
          </table:table-cell>
          <table:table-cell table:formula="of:=[.E39]-[.C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43" table:formula="of:=([.A40]-1620)/100" office:value-type="float" office:value="0.38" calcext:value-type="float">
            <text:p>0.38</text:p>
          </table:table-cell>
          <table:table-cell office:value-type="float" office:value="40" calcext:value-type="float">
            <text:p>40</text:p>
          </table:table-cell>
          <table:table-cell table:formula="of:=2569.15138981645*[.B40]^5-2799.24185716519*[.B40]^4+31.9534789599984*[.B40]^3+931.896728073107*[.B40]^2-480.460260785192*[.B40]+123.844395892676" office:value-type="float" office:value="39.5774501336868" calcext:value-type="float">
            <text:p>39.5774501336868</text:p>
          </table:table-cell>
          <table:table-cell table:formula="of:=ROUND([.D40])" office:value-type="float" office:value="40" calcext:value-type="float">
            <text:p>40</text:p>
          </table:table-cell>
          <table:table-cell table:formula="of:=[.E40]-[.C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43" table:formula="of:=([.A41]-1620)/100" office:value-type="float" office:value="0.39" calcext:value-type="float">
            <text:p>0.39</text:p>
          </table:table-cell>
          <table:table-cell office:value-type="float" office:value="38" calcext:value-type="float">
            <text:p>38</text:p>
          </table:table-cell>
          <table:table-cell table:formula="of:=2569.15138981645*[.B41]^5-2799.24185716519*[.B41]^4+31.9534789599984*[.B41]^3+931.896728073107*[.B41]^2-480.460260785192*[.B41]+123.844395892676" office:value-type="float" office:value="38.5229887575705" calcext:value-type="float">
            <text:p>38.5229887575705</text:p>
          </table:table-cell>
          <table:table-cell table:formula="of:=ROUND([.D41])" office:value-type="float" office:value="39" calcext:value-type="float">
            <text:p>39</text:p>
          </table:table-cell>
          <table:table-cell table:formula="of:=[.E41]-[.C41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43" table:formula="of:=([.A42]-1620)/100" office:value-type="float" office:value="0.4" calcext:value-type="float">
            <text:p>0.40</text:p>
          </table:table-cell>
          <table:table-cell office:value-type="float" office:value="37" calcext:value-type="float">
            <text:p>37</text:p>
          </table:table-cell>
          <table:table-cell table:formula="of:=2569.15138981645*[.B42]^5-2799.24185716519*[.B42]^4+31.9534789599984*[.B42]^3+931.896728073107*[.B42]^2-480.460260785192*[.B42]+123.844395892676" office:value-type="float" office:value="37.4563094120278" calcext:value-type="float">
            <text:p>37.4563094120278</text:p>
          </table:table-cell>
          <table:table-cell table:formula="of:=ROUND([.D42])" office:value-type="float" office:value="37" calcext:value-type="float">
            <text:p>37</text:p>
          </table:table-cell>
          <table:table-cell table:formula="of:=[.E42]-[.C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43" table:formula="of:=([.A43]-1620)/100" office:value-type="float" office:value="0.41" calcext:value-type="float">
            <text:p>0.41</text:p>
          </table:table-cell>
          <table:table-cell office:value-type="float" office:value="36" calcext:value-type="float">
            <text:p>36</text:p>
          </table:table-cell>
          <table:table-cell table:formula="of:=2569.15138981645*[.B43]^5-2799.24185716519*[.B43]^4+31.9534789599984*[.B43]^3+931.896728073107*[.B43]^2-480.460260785192*[.B43]+123.844395892676" office:value-type="float" office:value="36.3751219695894" calcext:value-type="float">
            <text:p>36.3751219695894</text:p>
          </table:table-cell>
          <table:table-cell table:formula="of:=ROUND([.D43])" office:value-type="float" office:value="36" calcext:value-type="float">
            <text:p>36</text:p>
          </table:table-cell>
          <table:table-cell table:formula="of:=[.E43]-[.C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43" table:formula="of:=([.A44]-1620)/100"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  <table:table-cell table:formula="of:=2569.15138981645*[.B44]^5-2799.24185716519*[.B44]^4+31.9534789599984*[.B44]^3+931.896728073107*[.B44]^2-480.460260785192*[.B44]+123.844395892676" office:value-type="float" office:value="35.2776976774073" calcext:value-type="float">
            <text:p>35.2776976774073</text:p>
          </table:table-cell>
          <table:table-cell table:formula="of:=ROUND([.D44])" office:value-type="float" office:value="35" calcext:value-type="float">
            <text:p>35</text:p>
          </table:table-cell>
          <table:table-cell table:formula="of:=[.E44]-[.C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43" table:formula="of:=([.A45]-1620)/100" office:value-type="float" office:value="0.43" calcext:value-type="float">
            <text:p>0.43</text:p>
          </table:table-cell>
          <table:table-cell office:value-type="float" office:value="34" calcext:value-type="float">
            <text:p>34</text:p>
          </table:table-cell>
          <table:table-cell table:formula="of:=2569.15138981645*[.B45]^5-2799.24185716519*[.B45]^4+31.9534789599984*[.B45]^3+931.896728073107*[.B45]^2-480.460260785192*[.B45]+123.844395892676" office:value-type="float" office:value="34.1628999870717" calcext:value-type="float">
            <text:p>34.1628999870717</text:p>
          </table:table-cell>
          <table:table-cell table:formula="of:=ROUND([.D45])" office:value-type="float" office:value="34" calcext:value-type="float">
            <text:p>34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43" table:formula="of:=([.A46]-1620)/100" office:value-type="float" office:value="0.44" calcext:value-type="float">
            <text:p>0.44</text:p>
          </table:table-cell>
          <table:table-cell office:value-type="float" office:value="33" calcext:value-type="float">
            <text:p>33</text:p>
          </table:table-cell>
          <table:table-cell table:formula="of:=2569.15138981645*[.B46]^5-2799.24185716519*[.B46]^4+31.9534789599984*[.B46]^3+931.896728073107*[.B46]^2-480.460260785192*[.B46]+123.844395892676" office:value-type="float" office:value="33.0302153844274" calcext:value-type="float">
            <text:p>33.0302153844274</text:p>
          </table:table-cell>
          <table:table-cell table:formula="of:=ROUND([.D46])" office:value-type="float" office:value="33" calcext:value-type="float">
            <text:p>33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43" table:formula="of:=([.A47]-1620)/100" office:value-type="float" office:value="0.45" calcext:value-type="float">
            <text:p>0.45</text:p>
          </table:table-cell>
          <table:table-cell office:value-type="float" office:value="32" calcext:value-type="float">
            <text:p>32</text:p>
          </table:table-cell>
          <table:table-cell table:formula="of:=2569.15138981645*[.B47]^5-2799.24185716519*[.B47]^4+31.9534789599984*[.B47]^3+931.896728073107*[.B47]^2-480.460260785192*[.B47]+123.844395892676" office:value-type="float" office:value="31.8797842193909" calcext:value-type="float">
            <text:p>31.8797842193909</text:p>
          </table:table-cell>
          <table:table-cell table:formula="of:=ROUND([.D47])" office:value-type="float" office:value="32" calcext:value-type="float">
            <text:p>32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43" table:formula="of:=([.A48]-1620)/100" office:value-type="float" office:value="0.46" calcext:value-type="float">
            <text:p>0.46</text:p>
          </table:table-cell>
          <table:table-cell office:value-type="float" office:value="31" calcext:value-type="float">
            <text:p>31</text:p>
          </table:table-cell>
          <table:table-cell table:formula="of:=2569.15138981645*[.B48]^5-2799.24185716519*[.B48]^4+31.9534789599984*[.B48]^3+931.896728073107*[.B48]^2-480.460260785192*[.B48]+123.844395892676" office:value-type="float" office:value="30.7124315357665" calcext:value-type="float">
            <text:p>30.7124315357665</text:p>
          </table:table-cell>
          <table:table-cell table:formula="of:=ROUND([.D48])" office:value-type="float" office:value="31" calcext:value-type="float">
            <text:p>31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43" table:formula="of:=([.A49]-1620)/100" office:value-type="float" office:value="0.47" calcext:value-type="float">
            <text:p>0.47</text:p>
          </table:table-cell>
          <table:table-cell office:value-type="float" office:value="30" calcext:value-type="float">
            <text:p>30</text:p>
          </table:table-cell>
          <table:table-cell table:formula="of:=2569.15138981645*[.B49]^5-2799.24185716519*[.B49]^4+31.9534789599984*[.B49]^3+931.896728073107*[.B49]^2-480.460260785192*[.B49]+123.844395892676" office:value-type="float" office:value="29.5296979010634" calcext:value-type="float">
            <text:p>29.5296979010634</text:p>
          </table:table-cell>
          <table:table-cell table:formula="of:=ROUND([.D49])" office:value-type="float" office:value="30" calcext:value-type="float">
            <text:p>30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43" table:formula="of:=([.A50]-1620)/100" office:value-type="float" office:value="0.48" calcext:value-type="float">
            <text:p>0.48</text:p>
          </table:table-cell>
          <table:table-cell office:value-type="float" office:value="28" calcext:value-type="float">
            <text:p>28</text:p>
          </table:table-cell>
          <table:table-cell table:formula="of:=2569.15138981645*[.B50]^5-2799.24185716519*[.B50]^4+31.9534789599984*[.B50]^3+931.896728073107*[.B50]^2-480.460260785192*[.B50]+123.844395892676" office:value-type="float" office:value="28.3338702363124" calcext:value-type="float">
            <text:p>28.3338702363124</text:p>
          </table:table-cell>
          <table:table-cell table:formula="of:=ROUND([.D50])" office:value-type="float" office:value="28" calcext:value-type="float">
            <text:p>28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43" table:formula="of:=([.A51]-1620)/100" office:value-type="float" office:value="0.49" calcext:value-type="float">
            <text:p>0.49</text:p>
          </table:table-cell>
          <table:table-cell office:value-type="float" office:value="27" calcext:value-type="float">
            <text:p>27</text:p>
          </table:table-cell>
          <table:table-cell table:formula="of:=2569.15138981645*[.B51]^5-2799.24185716519*[.B51]^4+31.9534789599984*[.B51]^3+931.896728073107*[.B51]^2-480.460260785192*[.B51]+123.844395892676" office:value-type="float" office:value="27.1280126458821" calcext:value-type="float">
            <text:p>27.1280126458821</text:p>
          </table:table-cell>
          <table:table-cell table:formula="of:=ROUND([.D51])" office:value-type="float" office:value="27" calcext:value-type="float">
            <text:p>27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43" table:formula="of:=([.A52]-1620)/100" office:value-type="float" office:value="0.5" calcext:value-type="float">
            <text:p>0.50</text:p>
          </table:table-cell>
          <table:table-cell office:value-type="float" office:value="26" calcext:value-type="float">
            <text:p>26</text:p>
          </table:table-cell>
          <table:table-cell table:formula="of:=2569.15138981645*[.B52]^5-2799.24185716519*[.B52]^4+31.9534789599984*[.B52]^3+931.896728073107*[.B52]^2-480.460260785192*[.B52]+123.844395892676" office:value-type="float" office:value="25.9159972472962" calcext:value-type="float">
            <text:p>25.9159972472962</text:p>
          </table:table-cell>
          <table:table-cell table:formula="of:=ROUND([.D52])" office:value-type="float" office:value="26" calcext:value-type="float">
            <text:p>26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52])" office:value-type="float" office:value="-1" calcext:value-type="float">
            <text:p>-1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668-1800" table:style-name="ta1">
        <table:shapes>
          <draw:frame draw:z-index="0" draw:style-name="gr1" draw:text-style-name="P1" svg:width="247.58mm" svg:height="170mm" svg:x="145.71mm" svg:y="0.52mm">
            <draw:object draw:notify-on-update-of-ranges="'1668-1800'.B2:'1668-1800'.B134 '1668-1800'.C1:'1668-1800'.C1 '1668-1800'.C2:'1668-1800'.C1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29"/>
        <table:table-column table:style-name="co2" table:default-cell-style-name="ce43"/>
        <table:table-column table:style-name="co2" table:default-cell-style-name="ce29"/>
        <table:table-column table:style-name="co5" table:default-cell-style-name="ce11"/>
        <table:table-column table:style-name="co2" table:number-columns-repeated="2" table:default-cell-style-name="ce29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28" office:value-type="string" calcext:value-type="string">
            <text:p>Rounded</text:p>
          </table:table-cell>
          <table:table-cell table:style-name="ce28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([.A2]-1620)/100" office:value-type="float" office:value="0.48" calcext:value-type="float">
            <text:p>0.48</text:p>
          </table:table-cell>
          <table:table-cell office:value-type="float" office:value="28" calcext:value-type="float">
            <text:p>28</text:p>
          </table:table-cell>
          <table:table-cell table:formula="of:=-1342.59804267105*[.B2]^8+12734.547764394*[.B2]^7-51713.6958372526*[.B2]^6+117068.541455881*[.B2]^5-160987.621410229*[.B2]^4+137064.378815861*[.B2]^3-70101.3932887322*[.B2]^2+19506.0687863041*[.B2]-2217.49374863796" office:value-type="float" office:value="27.8303918170554" calcext:value-type="float">
            <text:p>27.8303918170554</text:p>
          </table:table-cell>
          <table:table-cell table:formula="of:=ROUND([.D2])" office:value-type="float" office:value="28" calcext:value-type="float">
            <text:p>28</text:p>
          </table:table-cell>
          <table:table-cell table:formula="of:=[.E2]-[.C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([.A3]-1620)/100" office:value-type="float" office:value="0.49" calcext:value-type="float">
            <text:p>0.49</text:p>
          </table:table-cell>
          <table:table-cell office:value-type="float" office:value="27" calcext:value-type="float">
            <text:p>27</text:p>
          </table:table-cell>
          <table:table-cell table:formula="of:=-1342.59804267105*[.B3]^8+12734.547764394*[.B3]^7-51713.6958372526*[.B3]^6+117068.541455881*[.B3]^5-160987.621410229*[.B3]^4+137064.378815861*[.B3]^3-70101.3932887322*[.B3]^2+19506.0687863041*[.B3]-2217.49374863796" office:value-type="float" office:value="27.0257402812936" calcext:value-type="float">
            <text:p>27.0257402812936</text:p>
          </table:table-cell>
          <table:table-cell table:formula="of:=ROUND([.D3])" office:value-type="float" office:value="27" calcext:value-type="float">
            <text:p>27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([.A4]-1620)/100" office:value-type="float" office:value="0.5" calcext:value-type="float">
            <text:p>0.50</text:p>
          </table:table-cell>
          <table:table-cell office:value-type="float" office:value="26" calcext:value-type="float">
            <text:p>26</text:p>
          </table:table-cell>
          <table:table-cell table:formula="of:=-1342.59804267105*[.B4]^8+12734.547764394*[.B4]^7-51713.6958372526*[.B4]^6+117068.541455881*[.B4]^5-160987.621410229*[.B4]^4+137064.378815861*[.B4]^3-70101.3932887322*[.B4]^2+19506.0687863041*[.B4]-2217.49374863796" office:value-type="float" office:value="26.1228900187057" calcext:value-type="float">
            <text:p>26.1228900187057</text:p>
          </table:table-cell>
          <table:table-cell table:formula="of:=ROUND([.D4])" office:value-type="float" office:value="26" calcext:value-type="float">
            <text:p>26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([.A5]-1620)/100" office:value-type="float" office:value="0.51" calcext:value-type="float">
            <text:p>0.51</text:p>
          </table:table-cell>
          <table:table-cell office:value-type="float" office:value="25" calcext:value-type="float">
            <text:p>25</text:p>
          </table:table-cell>
          <table:table-cell table:formula="of:=-1342.59804267105*[.B5]^8+12734.547764394*[.B5]^7-51713.6958372526*[.B5]^6+117068.541455881*[.B5]^5-160987.621410229*[.B5]^4+137064.378815861*[.B5]^3-70101.3932887322*[.B5]^2+19506.0687863041*[.B5]-2217.49374863796" office:value-type="float" office:value="25.147289689869" calcext:value-type="float">
            <text:p>25.1472896898690</text:p>
          </table:table-cell>
          <table:table-cell table:formula="of:=ROUND([.D5])" office:value-type="float" office:value="25" calcext:value-type="float">
            <text:p>25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([.A6]-1620)/100"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  <table:table-cell table:formula="of:=-1342.59804267105*[.B6]^8+12734.547764394*[.B6]^7-51713.6958372526*[.B6]^6+117068.541455881*[.B6]^5-160987.621410229*[.B6]^4+137064.378815861*[.B6]^3-70101.3932887322*[.B6]^2+19506.0687863041*[.B6]-2217.49374863796" office:value-type="float" office:value="24.1214092870455" calcext:value-type="float">
            <text:p>24.1214092870455</text:p>
          </table:table-cell>
          <table:table-cell table:formula="of:=ROUND([.D6])" office:value-type="float" office:value="24" calcext:value-type="float">
            <text:p>24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([.A7]-1620)/100" office:value-type="float" office:value="0.53" calcext:value-type="float">
            <text:p>0.53</text:p>
          </table:table-cell>
          <table:table-cell office:value-type="float" office:value="23" calcext:value-type="float">
            <text:p>23</text:p>
          </table:table-cell>
          <table:table-cell table:formula="of:=-1342.59804267105*[.B7]^8+12734.547764394*[.B7]^7-51713.6958372526*[.B7]^6+117068.541455881*[.B7]^5-160987.621410229*[.B7]^4+137064.378815861*[.B7]^3-70101.3932887322*[.B7]^2+19506.0687863041*[.B7]-2217.49374863796" office:value-type="float" office:value="23.0649669302425" calcext:value-type="float">
            <text:p>23.0649669302425</text:p>
          </table:table-cell>
          <table:table-cell table:formula="of:=ROUND([.D7])" office:value-type="float" office:value="23" calcext:value-type="float">
            <text:p>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([.A8]-1620)/100" office:value-type="float" office:value="0.54" calcext:value-type="float">
            <text:p>0.54</text:p>
          </table:table-cell>
          <table:table-cell office:value-type="float" office:value="22" calcext:value-type="float">
            <text:p>22</text:p>
          </table:table-cell>
          <table:table-cell table:formula="of:=-1342.59804267105*[.B8]^8+12734.547764394*[.B8]^7-51713.6958372526*[.B8]^6+117068.541455881*[.B8]^5-160987.621410229*[.B8]^4+137064.378815861*[.B8]^3-70101.3932887322*[.B8]^2+19506.0687863041*[.B8]-2217.49374863796" office:value-type="float" office:value="21.9951441207818" calcext:value-type="float">
            <text:p>21.9951441207818</text:p>
          </table:table-cell>
          <table:table-cell table:formula="of:=ROUND([.D8])" office:value-type="float" office:value="22" calcext:value-type="float">
            <text:p>22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([.A9]-1620)/100" office:value-type="float" office:value="0.55" calcext:value-type="float">
            <text:p>0.55</text:p>
          </table:table-cell>
          <table:table-cell office:value-type="float" office:value="21" calcext:value-type="float">
            <text:p>21</text:p>
          </table:table-cell>
          <table:table-cell table:formula="of:=-1342.59804267105*[.B9]^8+12734.547764394*[.B9]^7-51713.6958372526*[.B9]^6+117068.541455881*[.B9]^5-160987.621410229*[.B9]^4+137064.378815861*[.B9]^3-70101.3932887322*[.B9]^2+19506.0687863041*[.B9]-2217.49374863796" office:value-type="float" office:value="20.9267898155708" calcext:value-type="float">
            <text:p>20.9267898155708</text:p>
          </table:table-cell>
          <table:table-cell table:formula="of:=ROUND([.D9])" office:value-type="float" office:value="21" calcext:value-type="float">
            <text:p>21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([.A10]-1620)/100" office:value-type="float" office:value="0.56" calcext:value-type="float">
            <text:p>0.56</text:p>
          </table:table-cell>
          <table:table-cell office:value-type="float" office:value="20" calcext:value-type="float">
            <text:p>20</text:p>
          </table:table-cell>
          <table:table-cell table:formula="of:=-1342.59804267105*[.B10]^8+12734.547764394*[.B10]^7-51713.6958372526*[.B10]^6+117068.541455881*[.B10]^5-160987.621410229*[.B10]^4+137064.378815861*[.B10]^3-70101.3932887322*[.B10]^2+19506.0687863041*[.B10]-2217.49374863796" office:value-type="float" office:value="19.8726136795908" calcext:value-type="float">
            <text:p>19.8726136795908</text:p>
          </table:table-cell>
          <table:table-cell table:formula="of:=ROUND([.D10])" office:value-type="float" office:value="20" calcext:value-type="float">
            <text:p>20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([.A11]-1620)/100" office:value-type="float" office:value="0.57" calcext:value-type="float">
            <text:p>0.57</text:p>
          </table:table-cell>
          <table:table-cell office:value-type="float" office:value="19" calcext:value-type="float">
            <text:p>19</text:p>
          </table:table-cell>
          <table:table-cell table:formula="of:=-1342.59804267105*[.B11]^8+12734.547764394*[.B11]^7-51713.6958372526*[.B11]^6+117068.541455881*[.B11]^5-160987.621410229*[.B11]^4+137064.378815861*[.B11]^3-70101.3932887322*[.B11]^2+19506.0687863041*[.B11]-2217.49374863796" office:value-type="float" office:value="18.8433688688533" calcext:value-type="float">
            <text:p>18.8433688688533</text:p>
          </table:table-cell>
          <table:table-cell table:formula="of:=ROUND([.D11])" office:value-type="float" office:value="19" calcext:value-type="float">
            <text:p>19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([.A12]-1620)/100"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table:formula="of:=-1342.59804267105*[.B12]^8+12734.547764394*[.B12]^7-51713.6958372526*[.B12]^6+117068.541455881*[.B12]^5-160987.621410229*[.B12]^4+137064.378815861*[.B12]^3-70101.3932887322*[.B12]^2+19506.0687863041*[.B12]-2217.49374863796" office:value-type="float" office:value="17.8480246906352" calcext:value-type="float">
            <text:p>17.8480246906352</text:p>
          </table:table-cell>
          <table:table-cell table:formula="of:=ROUND([.D12])" office:value-type="float" office:value="18" calcext:value-type="float">
            <text:p>18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([.A13]-1620)/100" office:value-type="float" office:value="0.59" calcext:value-type="float">
            <text:p>0.59</text:p>
          </table:table-cell>
          <table:table-cell office:value-type="float" office:value="17" calcext:value-type="float">
            <text:p>17</text:p>
          </table:table-cell>
          <table:table-cell table:formula="of:=-1342.59804267105*[.B13]^8+12734.547764394*[.B13]^7-51713.6958372526*[.B13]^6+117068.541455881*[.B13]^5-160987.621410229*[.B13]^4+137064.378815861*[.B13]^3-70101.3932887322*[.B13]^2+19506.0687863041*[.B13]-2217.49374863796" office:value-type="float" office:value="16.8939294822671" calcext:value-type="float">
            <text:p>16.8939294822671</text:p>
          </table:table-cell>
          <table:table-cell table:formula="of:=ROUND([.D13])" office:value-type="float" office:value="17" calcext:value-type="float">
            <text:p>1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A14]-1620)/100" office:value-type="float" office:value="0.6" calcext:value-type="float">
            <text:p>0.60</text:p>
          </table:table-cell>
          <table:table-cell office:value-type="float" office:value="16" calcext:value-type="float">
            <text:p>16</text:p>
          </table:table-cell>
          <table:table-cell table:formula="of:=-1342.59804267105*[.B14]^8+12734.547764394*[.B14]^7-51713.6958372526*[.B14]^6+117068.541455881*[.B14]^5-160987.621410229*[.B14]^4+137064.378815861*[.B14]^3-70101.3932887322*[.B14]^2+19506.0687863041*[.B14]-2217.49374863796" office:value-type="float" office:value="15.9869640446018" calcext:value-type="float">
            <text:p>15.9869640446018</text:p>
          </table:table-cell>
          <table:table-cell table:formula="of:=ROUND([.D14])" office:value-type="float" office:value="16" calcext:value-type="float">
            <text:p>16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([.A15]-1620)/100" office:value-type="float" office:value="0.61" calcext:value-type="float">
            <text:p>0.61</text:p>
          </table:table-cell>
          <table:table-cell office:value-type="float" office:value="15" calcext:value-type="float">
            <text:p>15</text:p>
          </table:table-cell>
          <table:table-cell table:formula="of:=-1342.59804267105*[.B15]^8+12734.547764394*[.B15]^7-51713.6958372526*[.B15]^6+117068.541455881*[.B15]^5-160987.621410229*[.B15]^4+137064.378815861*[.B15]^3-70101.3932887322*[.B15]^2+19506.0687863041*[.B15]-2217.49374863796" office:value-type="float" office:value="15.1316859606345" calcext:value-type="float">
            <text:p>15.1316859606345</text:p>
          </table:table-cell>
          <table:table-cell table:formula="of:=ROUND([.D15])" office:value-type="float" office:value="15" calcext:value-type="float">
            <text:p>15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([.A16]-1620)/100"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table:formula="of:=-1342.59804267105*[.B16]^8+12734.547764394*[.B16]^7-51713.6958372526*[.B16]^6+117068.541455881*[.B16]^5-160987.621410229*[.B16]^4+137064.378815861*[.B16]^3-70101.3932887322*[.B16]^2+19506.0687863041*[.B16]-2217.49374863796" office:value-type="float" office:value="14.3314651243131" calcext:value-type="float">
            <text:p>14.3314651243131</text:p>
          </table:table-cell>
          <table:table-cell table:formula="of:=ROUND([.D16])" office:value-type="float" office:value="14" calcext:value-type="float">
            <text:p>14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([.A17]-1620)/100" office:value-type="float" office:value="0.63" calcext:value-type="float">
            <text:p>0.63</text:p>
          </table:table-cell>
          <table:table-cell office:value-type="float" office:value="14" calcext:value-type="float">
            <text:p>14</text:p>
          </table:table-cell>
          <table:table-cell table:formula="of:=-1342.59804267105*[.B17]^8+12734.547764394*[.B17]^7-51713.6958372526*[.B17]^6+117068.541455881*[.B17]^5-160987.621410229*[.B17]^4+137064.378815861*[.B17]^3-70101.3932887322*[.B17]^2+19506.0687863041*[.B17]-2217.49374863796" office:value-type="float" office:value="13.5886107995198" calcext:value-type="float">
            <text:p>13.5886107995198</text:p>
          </table:table-cell>
          <table:table-cell table:formula="of:=ROUND([.D17])" office:value-type="float" office:value="14" calcext:value-type="float">
            <text:p>14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([.A18]-1620)/100" office:value-type="float" office:value="0.64" calcext:value-type="float">
            <text:p>0.64</text:p>
          </table:table-cell>
          <table:table-cell office:value-type="float" office:value="13" calcext:value-type="float">
            <text:p>13</text:p>
          </table:table-cell>
          <table:table-cell table:formula="of:=-1342.59804267105*[.B18]^8+12734.547764394*[.B18]^7-51713.6958372526*[.B18]^6+117068.541455881*[.B18]^5-160987.621410229*[.B18]^4+137064.378815861*[.B18]^3-70101.3932887322*[.B18]^2+19506.0687863041*[.B18]-2217.49374863796" office:value-type="float" office:value="12.9044905232699" calcext:value-type="float">
            <text:p>12.9044905232699</text:p>
          </table:table-cell>
          <table:table-cell table:formula="of:=ROUND([.D18])" office:value-type="float" office:value="13" calcext:value-type="float">
            <text:p>13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([.A19]-1620)/100" office:value-type="float" office:value="0.65" calcext:value-type="float">
            <text:p>0.65</text:p>
          </table:table-cell>
          <table:table-cell office:value-type="float" office:value="12" calcext:value-type="float">
            <text:p>12</text:p>
          </table:table-cell>
          <table:table-cell table:formula="of:=-1342.59804267105*[.B19]^8+12734.547764394*[.B19]^7-51713.6958372526*[.B19]^6+117068.541455881*[.B19]^5-160987.621410229*[.B19]^4+137064.378815861*[.B19]^3-70101.3932887322*[.B19]^2+19506.0687863041*[.B19]-2217.49374863796" office:value-type="float" office:value="12.2796411621352" calcext:value-type="float">
            <text:p>12.2796411621352</text:p>
          </table:table-cell>
          <table:table-cell table:formula="of:=ROUND([.D19])" office:value-type="float" office:value="12" calcext:value-type="float">
            <text:p>12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([.A20]-1620)/100" office:value-type="float" office:value="0.66" calcext:value-type="float">
            <text:p>0.66</text:p>
          </table:table-cell>
          <table:table-cell office:value-type="float" office:value="12" calcext:value-type="float">
            <text:p>12</text:p>
          </table:table-cell>
          <table:table-cell table:formula="of:=-1342.59804267105*[.B20]^8+12734.547764394*[.B20]^7-51713.6958372526*[.B20]^6+117068.541455881*[.B20]^5-160987.621410229*[.B20]^4+137064.378815861*[.B20]^3-70101.3932887322*[.B20]^2+19506.0687863041*[.B20]-2217.49374863796" office:value-type="float" office:value="11.7138724255078" calcext:value-type="float">
            <text:p>11.7138724255078</text:p>
          </table:table-cell>
          <table:table-cell table:formula="of:=ROUND([.D20])" office:value-type="float" office:value="12" calcext:value-type="float">
            <text:p>12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([.A21]-1620)/100" office:value-type="float" office:value="0.67" calcext:value-type="float">
            <text:p>0.67</text:p>
          </table:table-cell>
          <table:table-cell office:value-type="float" office:value="11" calcext:value-type="float">
            <text:p>11</text:p>
          </table:table-cell>
          <table:table-cell table:formula="of:=-1342.59804267105*[.B21]^8+12734.547764394*[.B21]^7-51713.6958372526*[.B21]^6+117068.541455881*[.B21]^5-160987.621410229*[.B21]^4+137064.378815861*[.B21]^3-70101.3932887322*[.B21]^2+19506.0687863041*[.B21]-2217.49374863796" office:value-type="float" office:value="11.2063631335336" calcext:value-type="float">
            <text:p>11.2063631335336</text:p>
          </table:table-cell>
          <table:table-cell table:formula="of:=ROUND([.D21])" office:value-type="float" office:value="11" calcext:value-type="float">
            <text:p>11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([.A22]-1620)/100" office:value-type="float" office:value="0.68" calcext:value-type="float">
            <text:p>0.68</text:p>
          </table:table-cell>
          <table:table-cell office:value-type="float" office:value="11" calcext:value-type="float">
            <text:p>11</text:p>
          </table:table-cell>
          <table:table-cell table:formula="of:=-1342.59804267105*[.B22]^8+12734.547764394*[.B22]^7-51713.6958372526*[.B22]^6+117068.541455881*[.B22]^5-160987.621410229*[.B22]^4+137064.378815861*[.B22]^3-70101.3932887322*[.B22]^2+19506.0687863041*[.B22]-2217.49374863796" office:value-type="float" office:value="10.755750532508" calcext:value-type="float">
            <text:p>10.7557505325080</text:p>
          </table:table-cell>
          <table:table-cell table:formula="of:=ROUND([.D22])" office:value-type="float" office:value="11" calcext:value-type="float">
            <text:p>11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([.A23]-1620)/100" office:value-type="float" office:value="0.69" calcext:value-type="float">
            <text:p>0.69</text:p>
          </table:table-cell>
          <table:table-cell office:value-type="float" office:value="10" calcext:value-type="float">
            <text:p>10</text:p>
          </table:table-cell>
          <table:table-cell table:formula="of:=-1342.59804267105*[.B23]^8+12734.547764394*[.B23]^7-51713.6958372526*[.B23]^6+117068.541455881*[.B23]^5-160987.621410229*[.B23]^4+137064.378815861*[.B23]^3-70101.3932887322*[.B23]^2+19506.0687863041*[.B23]-2217.49374863796" office:value-type="float" office:value="10.3602129450815" calcext:value-type="float">
            <text:p>10.3602129450815</text:p>
          </table:table-cell>
          <table:table-cell table:formula="of:=ROUND([.D23])" office:value-type="float" office:value="10" calcext:value-type="float">
            <text:p>10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([.A24]-1620)/100" office:value-type="float" office:value="0.7" calcext:value-type="float">
            <text:p>0.70</text:p>
          </table:table-cell>
          <table:table-cell office:value-type="float" office:value="10" calcext:value-type="float">
            <text:p>10</text:p>
          </table:table-cell>
          <table:table-cell table:formula="of:=-1342.59804267105*[.B24]^8+12734.547764394*[.B24]^7-51713.6958372526*[.B24]^6+117068.541455881*[.B24]^5-160987.621410229*[.B24]^4+137064.378815861*[.B24]^3-70101.3932887322*[.B24]^2+19506.0687863041*[.B24]-2217.49374863796" office:value-type="float" office:value="10.0175460368068" calcext:value-type="float">
            <text:p>10.0175460368068</text:p>
          </table:table-cell>
          <table:table-cell table:formula="of:=ROUND([.D24])" office:value-type="float" office:value="10" calcext:value-type="float">
            <text:p>10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([.A25]-1620)/100"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table:formula="of:=-1342.59804267105*[.B25]^8+12734.547764394*[.B25]^7-51713.6958372526*[.B25]^6+117068.541455881*[.B25]^5-160987.621410229*[.B25]^4+137064.378815861*[.B25]^3-70101.3932887322*[.B25]^2+19506.0687863041*[.B25]-2217.49374863796" office:value-type="float" office:value="9.72523297583803" calcext:value-type="float">
            <text:p>9.7252329758380</text:p>
          </table:table-cell>
          <table:table-cell table:formula="of:=ROUND([.D25])" office:value-type="float" office:value="10" calcext:value-type="float">
            <text:p>10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([.A26]-1620)/100" office:value-type="float" office:value="0.72" calcext:value-type="float">
            <text:p>0.72</text:p>
          </table:table-cell>
          <table:table-cell office:value-type="float" office:value="9" calcext:value-type="float">
            <text:p>9</text:p>
          </table:table-cell>
          <table:table-cell table:formula="of:=-1342.59804267105*[.B26]^8+12734.547764394*[.B26]^7-51713.6958372526*[.B26]^6+117068.541455881*[.B26]^5-160987.621410229*[.B26]^4+137064.378815861*[.B26]^3-70101.3932887322*[.B26]^2+19506.0687863041*[.B26]-2217.49374863796" office:value-type="float" office:value="9.48050875644958" calcext:value-type="float">
            <text:p>9.4805087564496</text:p>
          </table:table-cell>
          <table:table-cell table:formula="of:=ROUND([.D26])" office:value-type="float" office:value="9" calcext:value-type="float">
            <text:p>9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([.A27]-1620)/100" office:value-type="float" office:value="0.73" calcext:value-type="float">
            <text:p>0.73</text:p>
          </table:table-cell>
          <table:table-cell office:value-type="float" office:value="9" calcext:value-type="float">
            <text:p>9</text:p>
          </table:table-cell>
          <table:table-cell table:formula="of:=-1342.59804267105*[.B27]^8+12734.547764394*[.B27]^7-51713.6958372526*[.B27]^6+117068.541455881*[.B27]^5-160987.621410229*[.B27]^4+137064.378815861*[.B27]^3-70101.3932887322*[.B27]^2+19506.0687863041*[.B27]-2217.49374863796" office:value-type="float" office:value="9.28041895211072" calcext:value-type="float">
            <text:p>9.2804189521107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([.A28]-1620)/100"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table:formula="of:=-1342.59804267105*[.B28]^8+12734.547764394*[.B28]^7-51713.6958372526*[.B28]^6+117068.541455881*[.B28]^5-160987.621410229*[.B28]^4+137064.378815861*[.B28]^3-70101.3932887322*[.B28]^2+19506.0687863041*[.B28]-2217.49374863796" office:value-type="float" office:value="9.12187315843084" calcext:value-type="float">
            <text:p>9.1218731584308</text:p>
          </table:table-cell>
          <table:table-cell table:formula="of:=ROUND([.D28])" office:value-type="float" office:value="9" calcext:value-type="float">
            <text:p>9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([.A29]-1620)/100"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formula="of:=-1342.59804267105*[.B29]^8+12734.547764394*[.B29]^7-51713.6958372526*[.B29]^6+117068.541455881*[.B29]^5-160987.621410229*[.B29]^4+137064.378815861*[.B29]^3-70101.3932887322*[.B29]^2+19506.0687863041*[.B29]-2217.49374863796" office:value-type="float" office:value="9.00169338036403" calcext:value-type="float">
            <text:p>9.0016933803640</text:p>
          </table:table-cell>
          <table:table-cell table:formula="of:=ROUND([.D29])" office:value-type="float" office:value="9" calcext:value-type="float">
            <text:p>9</text:p>
          </table:table-cell>
          <table:table-cell table:formula="of:=[.E29]-[.C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([.A30]-1620)/100"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table:formula="of:=-1342.59804267105*[.B30]^8+12734.547764394*[.B30]^7-51713.6958372526*[.B30]^6+117068.541455881*[.B30]^5-160987.621410229*[.B30]^4+137064.378815861*[.B30]^3-70101.3932887322*[.B30]^2+19506.0687863041*[.B30]-2217.49374863796" office:value-type="float" office:value="8.91665761349441" calcext:value-type="float">
            <text:p>8.9166576134944</text:p>
          </table:table-cell>
          <table:table-cell table:formula="of:=ROUND([.D30])" office:value-type="float" office:value="9" calcext:value-type="float">
            <text:p>9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([.A31]-1620)/100" office:value-type="float" office:value="0.77" calcext:value-type="float">
            <text:p>0.77</text:p>
          </table:table-cell>
          <table:table-cell office:value-type="float" office:value="9" calcext:value-type="float">
            <text:p>9</text:p>
          </table:table-cell>
          <table:table-cell table:formula="of:=-1342.59804267105*[.B31]^8+12734.547764394*[.B31]^7-51713.6958372526*[.B31]^6+117068.541455881*[.B31]^5-160987.621410229*[.B31]^4+137064.378815861*[.B31]^3-70101.3932887322*[.B31]^2+19506.0687863041*[.B31]-2217.49374863796" office:value-type="float" office:value="8.86353886294501" calcext:value-type="float">
            <text:p>8.8635388629450</text:p>
          </table:table-cell>
          <table:table-cell table:formula="of:=ROUND([.D31])" office:value-type="float" office:value="9" calcext:value-type="float">
            <text:p>9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([.A32]-1620)/100"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table:formula="of:=-1342.59804267105*[.B32]^8+12734.547764394*[.B32]^7-51713.6958372526*[.B32]^6+117068.541455881*[.B32]^5-160987.621410229*[.B32]^4+137064.378815861*[.B32]^3-70101.3932887322*[.B32]^2+19506.0687863041*[.B32]-2217.49374863796" office:value-type="float" office:value="8.83913983870525" calcext:value-type="float">
            <text:p>8.8391398387053</text:p>
          </table:table-cell>
          <table:table-cell table:formula="of:=ROUND([.D32])" office:value-type="float" office:value="9" calcext:value-type="float">
            <text:p>9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([.A33]-1620)/100" office:value-type="float" office:value="0.79" calcext:value-type="float">
            <text:p>0.79</text:p>
          </table:table-cell>
          <table:table-cell office:value-type="float" office:value="9" calcext:value-type="float">
            <text:p>9</text:p>
          </table:table-cell>
          <table:table-cell table:formula="of:=-1342.59804267105*[.B33]^8+12734.547764394*[.B33]^7-51713.6958372526*[.B33]^6+117068.541455881*[.B33]^5-160987.621410229*[.B33]^4+137064.378815861*[.B33]^3-70101.3932887322*[.B33]^2+19506.0687863041*[.B33]-2217.49374863796" office:value-type="float" office:value="8.84032356034959" calcext:value-type="float">
            <text:p>8.8403235603496</text:p>
          </table:table-cell>
          <table:table-cell table:formula="of:=ROUND([.D33])" office:value-type="float" office:value="9" calcext:value-type="float">
            <text:p>9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([.A34]-1620)/100" office:value-type="float" office:value="0.8" calcext:value-type="float">
            <text:p>0.80</text:p>
          </table:table-cell>
          <table:table-cell office:value-type="float" office:value="9" calcext:value-type="float">
            <text:p>9</text:p>
          </table:table-cell>
          <table:table-cell table:formula="of:=-1342.59804267105*[.B34]^8+12734.547764394*[.B34]^7-51713.6958372526*[.B34]^6+117068.541455881*[.B34]^5-160987.621410229*[.B34]^4+137064.378815861*[.B34]^3-70101.3932887322*[.B34]^2+19506.0687863041*[.B34]-2217.49374863796" office:value-type="float" office:value="8.86404009883017" calcext:value-type="float">
            <text:p>8.8640400988302</text:p>
          </table:table-cell>
          <table:table-cell table:formula="of:=ROUND([.D34])" office:value-type="float" office:value="9" calcext:value-type="float">
            <text:p>9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([.A35]-1620)/100" office:value-type="float" office:value="0.81" calcext:value-type="float">
            <text:p>0.81</text:p>
          </table:table-cell>
          <table:table-cell office:value-type="float" office:value="9" calcext:value-type="float">
            <text:p>9</text:p>
          </table:table-cell>
          <table:table-cell table:formula="of:=-1342.59804267105*[.B35]^8+12734.547764394*[.B35]^7-51713.6958372526*[.B35]^6+117068.541455881*[.B35]^5-160987.621410229*[.B35]^4+137064.378815861*[.B35]^3-70101.3932887322*[.B35]^2+19506.0687863041*[.B35]-2217.49374863796" office:value-type="float" office:value="8.90734967774051" calcext:value-type="float">
            <text:p>8.9073496777405</text:p>
          </table:table-cell>
          <table:table-cell table:formula="of:=ROUND([.D35])" office:value-type="float" office:value="9" calcext:value-type="float">
            <text:p>9</text:p>
          </table:table-cell>
          <table:table-cell table:formula="of:=[.E35]-[.C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([.A36]-1620)/100" office:value-type="float" office:value="0.82" calcext:value-type="float">
            <text:p>0.82</text:p>
          </table:table-cell>
          <table:table-cell office:value-type="float" office:value="9" calcext:value-type="float">
            <text:p>9</text:p>
          </table:table-cell>
          <table:table-cell table:formula="of:=-1342.59804267105*[.B36]^8+12734.547764394*[.B36]^7-51713.6958372526*[.B36]^6+117068.541455881*[.B36]^5-160987.621410229*[.B36]^4+137064.378815861*[.B36]^3-70101.3932887322*[.B36]^2+19506.0687863041*[.B36]-2217.49374863796" office:value-type="float" office:value="8.96744235095366" calcext:value-type="float">
            <text:p>8.9674423509537</text:p>
          </table:table-cell>
          <table:table-cell table:formula="of:=ROUND([.D36])" office:value-type="float" office:value="9" calcext:value-type="float">
            <text:p>9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([.A37]-1620)/100" office:value-type="float" office:value="0.83" calcext:value-type="float">
            <text:p>0.83</text:p>
          </table:table-cell>
          <table:table-cell office:value-type="float" office:value="9" calcext:value-type="float">
            <text:p>9</text:p>
          </table:table-cell>
          <table:table-cell table:formula="of:=-1342.59804267105*[.B37]^8+12734.547764394*[.B37]^7-51713.6958372526*[.B37]^6+117068.541455881*[.B37]^5-160987.621410229*[.B37]^4+137064.378815861*[.B37]^3-70101.3932887322*[.B37]^2+19506.0687863041*[.B37]-2217.49374863796" office:value-type="float" office:value="9.04165446770139" calcext:value-type="float">
            <text:p>9.0416544677014</text:p>
          </table:table-cell>
          <table:table-cell table:formula="of:=ROUND([.D37])" office:value-type="float" office:value="9" calcext:value-type="float">
            <text:p>9</text:p>
          </table:table-cell>
          <table:table-cell table:formula="of:=[.E37]-[.C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[.A38]-1620)/100"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table:formula="of:=-1342.59804267105*[.B38]^8+12734.547764394*[.B38]^7-51713.6958372526*[.B38]^6+117068.541455881*[.B38]^5-160987.621410229*[.B38]^4+137064.378815861*[.B38]^3-70101.3932887322*[.B38]^2+19506.0687863041*[.B38]-2217.49374863796" office:value-type="float" office:value="9.12748213184432" calcext:value-type="float">
            <text:p>9.1274821318443</text:p>
          </table:table-cell>
          <table:table-cell table:formula="of:=ROUND([.D38])" office:value-type="float" office:value="9" calcext:value-type="float">
            <text:p>9</text:p>
          </table:table-cell>
          <table:table-cell table:formula="of:=[.E38]-[.C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([.A39]-1620)/100" office:value-type="float" office:value="0.85" calcext:value-type="float">
            <text:p>0.85</text:p>
          </table:table-cell>
          <table:table-cell office:value-type="float" office:value="9" calcext:value-type="float">
            <text:p>9</text:p>
          </table:table-cell>
          <table:table-cell table:formula="of:=-1342.59804267105*[.B39]^8+12734.547764394*[.B39]^7-51713.6958372526*[.B39]^6+117068.541455881*[.B39]^5-160987.621410229*[.B39]^4+137064.378815861*[.B39]^3-70101.3932887322*[.B39]^2+19506.0687863041*[.B39]-2217.49374863796" office:value-type="float" office:value="9.2225918553745" calcext:value-type="float">
            <text:p>9.2225918553745</text:p>
          </table:table-cell>
          <table:table-cell table:formula="of:=ROUND([.D39])" office:value-type="float" office:value="9" calcext:value-type="float">
            <text:p>9</text:p>
          </table:table-cell>
          <table:table-cell table:formula="of:=[.E39]-[.C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([.A40]-1620)/100" office:value-type="float" office:value="0.86" calcext:value-type="float">
            <text:p>0.86</text:p>
          </table:table-cell>
          <table:table-cell office:value-type="float" office:value="9" calcext:value-type="float">
            <text:p>9</text:p>
          </table:table-cell>
          <table:table-cell table:formula="of:=-1342.59804267105*[.B40]^8+12734.547764394*[.B40]^7-51713.6958372526*[.B40]^6+117068.541455881*[.B40]^5-160987.621410229*[.B40]^4+137064.378815861*[.B40]^3-70101.3932887322*[.B40]^2+19506.0687863041*[.B40]-2217.49374863796" office:value-type="float" office:value="9.32482860132268" calcext:value-type="float">
            <text:p>9.3248286013227</text:p>
          </table:table-cell>
          <table:table-cell table:formula="of:=ROUND([.D40])" office:value-type="float" office:value="9" calcext:value-type="float">
            <text:p>9</text:p>
          </table:table-cell>
          <table:table-cell table:formula="of:=[.E40]-[.C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([.A41]-1620)/100" office:value-type="float" office:value="0.87" calcext:value-type="float">
            <text:p>0.87</text:p>
          </table:table-cell>
          <table:table-cell office:value-type="float" office:value="9" calcext:value-type="float">
            <text:p>9</text:p>
          </table:table-cell>
          <table:table-cell table:formula="of:=-1342.59804267105*[.B41]^8+12734.547764394*[.B41]^7-51713.6958372526*[.B41]^6+117068.541455881*[.B41]^5-160987.621410229*[.B41]^4+137064.378815861*[.B41]^3-70101.3932887322*[.B41]^2+19506.0687863041*[.B41]-2217.49374863796" office:value-type="float" office:value="9.43222140665284" calcext:value-type="float">
            <text:p>9.4322214066528</text:p>
          </table:table-cell>
          <table:table-cell table:formula="of:=ROUND([.D41])" office:value-type="float" office:value="9" calcext:value-type="float">
            <text:p>9</text:p>
          </table:table-cell>
          <table:table-cell table:formula="of:=[.E41]-[.C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([.A42]-1620)/100"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formula="of:=-1342.59804267105*[.B42]^8+12734.547764394*[.B42]^7-51713.6958372526*[.B42]^6+117068.541455881*[.B42]^5-160987.621410229*[.B42]^4+137064.378815861*[.B42]^3-70101.3932887322*[.B42]^2+19506.0687863041*[.B42]-2217.49374863796" office:value-type="float" office:value="9.54298676847657" calcext:value-type="float">
            <text:p>9.5429867684766</text:p>
          </table:table-cell>
          <table:table-cell table:formula="of:=ROUND([.D42])" office:value-type="float" office:value="10" calcext:value-type="float">
            <text:p>10</text:p>
          </table:table-cell>
          <table:table-cell table:formula="of:=[.E42]-[.C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([.A43]-1620)/100" office:value-type="float" office:value="0.89" calcext:value-type="float">
            <text:p>0.89</text:p>
          </table:table-cell>
          <table:table-cell office:value-type="float" office:value="10" calcext:value-type="float">
            <text:p>10</text:p>
          </table:table-cell>
          <table:table-cell table:formula="of:=-1342.59804267105*[.B43]^8+12734.547764394*[.B43]^7-51713.6958372526*[.B43]^6+117068.541455881*[.B43]^5-160987.621410229*[.B43]^4+137064.378815861*[.B43]^3-70101.3932887322*[.B43]^2+19506.0687863041*[.B43]-2217.49374863796" office:value-type="float" office:value="9.65552997350505" calcext:value-type="float">
            <text:p>9.6555299735051</text:p>
          </table:table-cell>
          <table:table-cell table:formula="of:=ROUND([.D43])" office:value-type="float" office:value="10" calcext:value-type="float">
            <text:p>10</text:p>
          </table:table-cell>
          <table:table-cell table:formula="of:=[.E43]-[.C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([.A44]-1620)/100"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table:formula="of:=-1342.59804267105*[.B44]^8+12734.547764394*[.B44]^7-51713.6958372526*[.B44]^6+117068.541455881*[.B44]^5-160987.621410229*[.B44]^4+137064.378815861*[.B44]^3-70101.3932887322*[.B44]^2+19506.0687863041*[.B44]-2217.49374863796" office:value-type="float" office:value="9.76844454341381" calcext:value-type="float">
            <text:p>9.7684445434138</text:p>
          </table:table-cell>
          <table:table-cell table:formula="of:=ROUND([.D44])" office:value-type="float" office:value="10" calcext:value-type="float">
            <text:p>10</text:p>
          </table:table-cell>
          <table:table-cell table:formula="of:=[.E44]-[.C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([.A45]-1620)/100"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table:formula="of:=-1342.59804267105*[.B45]^8+12734.547764394*[.B45]^7-51713.6958372526*[.B45]^6+117068.541455881*[.B45]^5-160987.621410229*[.B45]^4+137064.378815861*[.B45]^3-70101.3932887322*[.B45]^2+19506.0687863041*[.B45]-2217.49374863796" office:value-type="float" office:value="9.88050996531865" calcext:value-type="float">
            <text:p>9.8805099653187</text:p>
          </table:table-cell>
          <table:table-cell table:formula="of:=ROUND([.D45])" office:value-type="float" office:value="10" calcext:value-type="float">
            <text:p>10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([.A46]-1620)/100"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table:formula="of:=-1342.59804267105*[.B46]^8+12734.547764394*[.B46]^7-51713.6958372526*[.B46]^6+117068.541455881*[.B46]^5-160987.621410229*[.B46]^4+137064.378815861*[.B46]^3-70101.3932887322*[.B46]^2+19506.0687863041*[.B46]-2217.49374863796" office:value-type="float" office:value="9.99068786908583" calcext:value-type="float">
            <text:p>9.9906878690858</text:p>
          </table:table-cell>
          <table:table-cell table:formula="of:=ROUND([.D46])" office:value-type="float" office:value="10" calcext:value-type="float">
            <text:p>10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([.A47]-1620)/100"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table:formula="of:=-1342.59804267105*[.B47]^8+12734.547764394*[.B47]^7-51713.6958372526*[.B47]^6+117068.541455881*[.B47]^5-160987.621410229*[.B47]^4+137064.378815861*[.B47]^3-70101.3932887322*[.B47]^2+19506.0687863041*[.B47]-2217.49374863796" office:value-type="float" office:value="10.0981168094263" calcext:value-type="float">
            <text:p>10.0981168094263</text:p>
          </table:table-cell>
          <table:table-cell table:formula="of:=ROUND([.D47])" office:value-type="float" office:value="10" calcext:value-type="float">
            <text:p>10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([.A48]-1620)/100"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formula="of:=-1342.59804267105*[.B48]^8+12734.547764394*[.B48]^7-51713.6958372526*[.B48]^6+117068.541455881*[.B48]^5-160987.621410229*[.B48]^4+137064.378815861*[.B48]^3-70101.3932887322*[.B48]^2+19506.0687863041*[.B48]-2217.49374863796" office:value-type="float" office:value="10.2021058045361" calcext:value-type="float">
            <text:p>10.2021058045361</text:p>
          </table:table-cell>
          <table:table-cell table:formula="of:=ROUND([.D48])" office:value-type="float" office:value="10" calcext:value-type="float">
            <text:p>1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([.A49]-1620)/100"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table:formula="of:=-1342.59804267105*[.B49]^8+12734.547764394*[.B49]^7-51713.6958372526*[.B49]^6+117068.541455881*[.B49]^5-160987.621410229*[.B49]^4+137064.378815861*[.B49]^3-70101.3932887322*[.B49]^2+19506.0687863041*[.B49]-2217.49374863796" office:value-type="float" office:value="10.302126777548" calcext:value-type="float">
            <text:p>10.3021267775480</text:p>
          </table:table-cell>
          <table:table-cell table:formula="of:=ROUND([.D49])" office:value-type="float" office:value="10" calcext:value-type="float">
            <text:p>10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([.A50]-1620)/100"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table:formula="of:=-1342.59804267105*[.B50]^8+12734.547764394*[.B50]^7-51713.6958372526*[.B50]^6+117068.541455881*[.B50]^5-160987.621410229*[.B50]^4+137064.378815861*[.B50]^3-70101.3932887322*[.B50]^2+19506.0687863041*[.B50]-2217.49374863796" office:value-type="float" office:value="10.3978060424456" calcext:value-type="float">
            <text:p>10.3978060424456</text:p>
          </table:table-cell>
          <table:table-cell table:formula="of:=ROUND([.D50])" office:value-type="float" office:value="10" calcext:value-type="float">
            <text:p>10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([.A51]-1620)/100" office:value-type="float" office:value="0.97" calcext:value-type="float">
            <text:p>0.97</text:p>
          </table:table-cell>
          <table:table-cell office:value-type="float" office:value="11" calcext:value-type="float">
            <text:p>11</text:p>
          </table:table-cell>
          <table:table-cell table:formula="of:=-1342.59804267105*[.B51]^8+12734.547764394*[.B51]^7-51713.6958372526*[.B51]^6+117068.541455881*[.B51]^5-160987.621410229*[.B51]^4+137064.378815861*[.B51]^3-70101.3932887322*[.B51]^2+19506.0687863041*[.B51]-2217.49374863796" office:value-type="float" office:value="10.488914969425" calcext:value-type="float">
            <text:p>10.4889149694250</text:p>
          </table:table-cell>
          <table:table-cell table:formula="of:=ROUND([.D51])" office:value-type="float" office:value="10" calcext:value-type="float">
            <text:p>10</text:p>
          </table:table-cell>
          <table:table-cell table:formula="of:=[.E51]-[.C51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([.A52]-1620)/100"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table:formula="of:=-1342.59804267105*[.B52]^8+12734.547764394*[.B52]^7-51713.6958372526*[.B52]^6+117068.541455881*[.B52]^5-160987.621410229*[.B52]^4+137064.378815861*[.B52]^3-70101.3932887322*[.B52]^2+19506.0687863041*[.B52]-2217.49374863796" office:value-type="float" office:value="10.5753599603454" calcext:value-type="float">
            <text:p>10.5753599603454</text:p>
          </table:table-cell>
          <table:table-cell table:formula="of:=ROUND([.D52])" office:value-type="float" office:value="11" calcext:value-type="float">
            <text:p>11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([.A53]-1620)/100" office:value-type="float" office:value="0.99" calcext:value-type="float">
            <text:p>0.99</text:p>
          </table:table-cell>
          <table:table-cell office:value-type="float" office:value="11" calcext:value-type="float">
            <text:p>11</text:p>
          </table:table-cell>
          <table:table-cell table:formula="of:=-1342.59804267105*[.B53]^8+12734.547764394*[.B53]^7-51713.6958372526*[.B53]^6+117068.541455881*[.B53]^5-160987.621410229*[.B53]^4+137064.378815861*[.B53]^3-70101.3932887322*[.B53]^2+19506.0687863041*[.B53]-2217.49374863796" office:value-type="float" office:value="10.6571718593191" calcext:value-type="float">
            <text:p>10.6571718593191</text:p>
          </table:table-cell>
          <table:table-cell table:formula="of:=ROUND([.D53])" office:value-type="float" office:value="11" calcext:value-type="float">
            <text:p>1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([.A54]-1620)/100" office:value-type="float" office:value="1" calcext:value-type="float">
            <text:p>1.00</text:p>
          </table:table-cell>
          <table:table-cell office:value-type="float" office:value="11" calcext:value-type="float">
            <text:p>11</text:p>
          </table:table-cell>
          <table:table-cell table:formula="of:=-1342.59804267105*[.B54]^8+12734.547764394*[.B54]^7-51713.6958372526*[.B54]^6+117068.541455881*[.B54]^5-160987.621410229*[.B54]^4+137064.378815861*[.B54]^3-70101.3932887322*[.B54]^2+19506.0687863041*[.B54]-2217.49374863796" office:value-type="float" office:value="10.7344949172916" calcext:value-type="float">
            <text:p>10.7344949172916</text:p>
          </table:table-cell>
          <table:table-cell table:formula="of:=ROUND([.D54])" office:value-type="float" office:value="11" calcext:value-type="float">
            <text:p>1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([.A55]-1620)/100" office:value-type="float" office:value="1.01" calcext:value-type="float">
            <text:p>1.01</text:p>
          </table:table-cell>
          <table:table-cell office:value-type="float" office:value="11" calcext:value-type="float">
            <text:p>11</text:p>
          </table:table-cell>
          <table:table-cell table:formula="of:=-1342.59804267105*[.B55]^8+12734.547764394*[.B55]^7-51713.6958372526*[.B55]^6+117068.541455881*[.B55]^5-160987.621410229*[.B55]^4+137064.378815861*[.B55]^3-70101.3932887322*[.B55]^2+19506.0687863041*[.B55]-2217.49374863796" office:value-type="float" office:value="10.8075754250899" calcext:value-type="float">
            <text:p>10.8075754250899</text:p>
          </table:table-cell>
          <table:table-cell table:formula="of:=ROUND([.D55])" office:value-type="float" office:value="11" calcext:value-type="float">
            <text:p>11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([.A56]-1620)/100" office:value-type="float" office:value="1.02" calcext:value-type="float">
            <text:p>1.02</text:p>
          </table:table-cell>
          <table:table-cell office:value-type="float" office:value="11" calcext:value-type="float">
            <text:p>11</text:p>
          </table:table-cell>
          <table:table-cell table:formula="of:=-1342.59804267105*[.B56]^8+12734.547764394*[.B56]^7-51713.6958372526*[.B56]^6+117068.541455881*[.B56]^5-160987.621410229*[.B56]^4+137064.378815861*[.B56]^3-70101.3932887322*[.B56]^2+19506.0687863041*[.B56]-2217.49374863796" office:value-type="float" office:value="10.876750123371" calcext:value-type="float">
            <text:p>10.8767501233710</text:p>
          </table:table-cell>
          <table:table-cell table:formula="of:=ROUND([.D56])" office:value-type="float" office:value="11" calcext:value-type="float">
            <text:p>11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([.A57]-1620)/100" office:value-type="float" office:value="1.03" calcext:value-type="float">
            <text:p>1.03</text:p>
          </table:table-cell>
          <table:table-cell office:value-type="float" office:value="11" calcext:value-type="float">
            <text:p>11</text:p>
          </table:table-cell>
          <table:table-cell table:formula="of:=-1342.59804267105*[.B57]^8+12734.547764394*[.B57]^7-51713.6958372526*[.B57]^6+117068.541455881*[.B57]^5-160987.621410229*[.B57]^4+137064.378815861*[.B57]^3-70101.3932887322*[.B57]^2+19506.0687863041*[.B57]-2217.49374863796" office:value-type="float" office:value="10.9424344928379" calcext:value-type="float">
            <text:p>10.9424344928379</text:p>
          </table:table-cell>
          <table:table-cell table:formula="of:=ROUND([.D57])" office:value-type="float" office:value="11" calcext:value-type="float">
            <text:p>11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([.A58]-1620)/100" office:value-type="float" office:value="1.04" calcext:value-type="float">
            <text:p>1.04</text:p>
          </table:table-cell>
          <table:table-cell office:value-type="float" office:value="11" calcext:value-type="float">
            <text:p>11</text:p>
          </table:table-cell>
          <table:table-cell table:formula="of:=-1342.59804267105*[.B58]^8+12734.547764394*[.B58]^7-51713.6958372526*[.B58]^6+117068.541455881*[.B58]^5-160987.621410229*[.B58]^4+137064.378815861*[.B58]^3-70101.3932887322*[.B58]^2+19506.0687863041*[.B58]-2217.49374863796" office:value-type="float" office:value="11.0051110222016" calcext:value-type="float">
            <text:p>11.0051110222016</text:p>
          </table:table-cell>
          <table:table-cell table:formula="of:=ROUND([.D58])" office:value-type="float" office:value="11" calcext:value-type="float">
            <text:p>11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([.A59]-1620)/100" office:value-type="float" office:value="1.05" calcext:value-type="float">
            <text:p>1.05</text:p>
          </table:table-cell>
          <table:table-cell office:value-type="float" office:value="11" calcext:value-type="float">
            <text:p>11</text:p>
          </table:table-cell>
          <table:table-cell table:formula="of:=-1342.59804267105*[.B59]^8+12734.547764394*[.B59]^7-51713.6958372526*[.B59]^6+117068.541455881*[.B59]^5-160987.621410229*[.B59]^4+137064.378815861*[.B59]^3-70101.3932887322*[.B59]^2+19506.0687863041*[.B59]-2217.49374863796" office:value-type="float" office:value="11.0653175465345" calcext:value-type="float">
            <text:p>11.0653175465345</text:p>
          </table:table-cell>
          <table:table-cell table:formula="of:=ROUND([.D59])" office:value-type="float" office:value="11" calcext:value-type="float">
            <text:p>11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([.A60]-1620)/100" office:value-type="float" office:value="1.06" calcext:value-type="float">
            <text:p>1.06</text:p>
          </table:table-cell>
          <table:table-cell office:value-type="float" office:value="11" calcext:value-type="float">
            <text:p>11</text:p>
          </table:table-cell>
          <table:table-cell table:formula="of:=-1342.59804267105*[.B60]^8+12734.547764394*[.B60]^7-51713.6958372526*[.B60]^6+117068.541455881*[.B60]^5-160987.621410229*[.B60]^4+137064.378815861*[.B60]^3-70101.3932887322*[.B60]^2+19506.0687863041*[.B60]-2217.49374863796" office:value-type="float" office:value="11.1236357425373" calcext:value-type="float">
            <text:p>11.1236357425373</text:p>
          </table:table-cell>
          <table:table-cell table:formula="of:=ROUND([.D60])" office:value-type="float" office:value="11" calcext:value-type="float">
            <text:p>11</text:p>
          </table:table-cell>
          <table:table-cell table:formula="of:=[.E60]-[.C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([.A61]-1620)/100" office:value-type="float" office:value="1.07" calcext:value-type="float">
            <text:p>1.07</text:p>
          </table:table-cell>
          <table:table-cell office:value-type="float" office:value="11" calcext:value-type="float">
            <text:p>11</text:p>
          </table:table-cell>
          <table:table-cell table:formula="of:=-1342.59804267105*[.B61]^8+12734.547764394*[.B61]^7-51713.6958372526*[.B61]^6+117068.541455881*[.B61]^5-160987.621410229*[.B61]^4+137064.378815861*[.B61]^3-70101.3932887322*[.B61]^2+19506.0687863041*[.B61]-2217.49374863796" office:value-type="float" office:value="11.1806798632538" calcext:value-type="float">
            <text:p>11.1806798632538</text:p>
          </table:table-cell>
          <table:table-cell table:formula="of:=ROUND([.D61])" office:value-type="float" office:value="11" calcext:value-type="float">
            <text:p>11</text:p>
          </table:table-cell>
          <table:table-cell table:formula="of:=[.E61]-[.C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([.A62]-1620)/100" office:value-type="float" office:value="1.08" calcext:value-type="float">
            <text:p>1.08</text:p>
          </table:table-cell>
          <table:table-cell office:value-type="float" office:value="11" calcext:value-type="float">
            <text:p>11</text:p>
          </table:table-cell>
          <table:table-cell table:formula="of:=-1342.59804267105*[.B62]^8+12734.547764394*[.B62]^7-51713.6958372526*[.B62]^6+117068.541455881*[.B62]^5-160987.621410229*[.B62]^4+137064.378815861*[.B62]^3-70101.3932887322*[.B62]^2+19506.0687863041*[.B62]-2217.49374863796" office:value-type="float" office:value="11.2370857867031" calcext:value-type="float">
            <text:p>11.2370857867031</text:p>
          </table:table-cell>
          <table:table-cell table:formula="of:=ROUND([.D62])" office:value-type="float" office:value="11" calcext:value-type="float">
            <text:p>11</text:p>
          </table:table-cell>
          <table:table-cell table:formula="of:=[.E62]-[.C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([.A63]-1620)/100" office:value-type="float" office:value="1.09" calcext:value-type="float">
            <text:p>1.09</text:p>
          </table:table-cell>
          <table:table-cell office:value-type="float" office:value="11" calcext:value-type="float">
            <text:p>11</text:p>
          </table:table-cell>
          <table:table-cell table:formula="of:=-1342.59804267105*[.B63]^8+12734.547764394*[.B63]^7-51713.6958372526*[.B63]^6+117068.541455881*[.B63]^5-160987.621410229*[.B63]^4+137064.378815861*[.B63]^3-70101.3932887322*[.B63]^2+19506.0687863041*[.B63]-2217.49374863796" office:value-type="float" office:value="11.2935004512733" calcext:value-type="float">
            <text:p>11.2935004512733</text:p>
          </table:table-cell>
          <table:table-cell table:formula="of:=ROUND([.D63])" office:value-type="float" office:value="11" calcext:value-type="float">
            <text:p>11</text:p>
          </table:table-cell>
          <table:table-cell table:formula="of:=[.E63]-[.C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([.A64]-1620)/100" office:value-type="float" office:value="1.1" calcext:value-type="float">
            <text:p>1.10</text:p>
          </table:table-cell>
          <table:table-cell office:value-type="float" office:value="11" calcext:value-type="float">
            <text:p>11</text:p>
          </table:table-cell>
          <table:table-cell table:formula="of:=-1342.59804267105*[.B64]^8+12734.547764394*[.B64]^7-51713.6958372526*[.B64]^6+117068.541455881*[.B64]^5-160987.621410229*[.B64]^4+137064.378815861*[.B64]^3-70101.3932887322*[.B64]^2+19506.0687863041*[.B64]-2217.49374863796" office:value-type="float" office:value="11.350571740983" calcext:value-type="float">
            <text:p>11.3505717409830</text:p>
          </table:table-cell>
          <table:table-cell table:formula="of:=ROUND([.D64])" office:value-type="float" office:value="11" calcext:value-type="float">
            <text:p>11</text:p>
          </table:table-cell>
          <table:table-cell table:formula="of:=[.E64]-[.C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([.A65]-1620)/100" office:value-type="float" office:value="1.11" calcext:value-type="float">
            <text:p>1.11</text:p>
          </table:table-cell>
          <table:table-cell office:value-type="float" office:value="11" calcext:value-type="float">
            <text:p>11</text:p>
          </table:table-cell>
          <table:table-cell table:formula="of:=-1342.59804267105*[.B65]^8+12734.547764394*[.B65]^7-51713.6958372526*[.B65]^6+117068.541455881*[.B65]^5-160987.621410229*[.B65]^4+137064.378815861*[.B65]^3-70101.3932887322*[.B65]^2+19506.0687863041*[.B65]-2217.49374863796" office:value-type="float" office:value="11.4089388819125" calcext:value-type="float">
            <text:p>11.4089388819125</text:p>
          </table:table-cell>
          <table:table-cell table:formula="of:=ROUND([.D65])" office:value-type="float" office:value="11" calcext:value-type="float">
            <text:p>11</text:p>
          </table:table-cell>
          <table:table-cell table:formula="of:=[.E65]-[.C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([.A66]-1620)/100"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table:formula="of:=-1342.59804267105*[.B66]^8+12734.547764394*[.B66]^7-51713.6958372526*[.B66]^6+117068.541455881*[.B66]^5-160987.621410229*[.B66]^4+137064.378815861*[.B66]^3-70101.3932887322*[.B66]^2+19506.0687863041*[.B66]-2217.49374863796" office:value-type="float" office:value="11.4692234042964" calcext:value-type="float">
            <text:p>11.4692234042964</text:p>
          </table:table-cell>
          <table:table-cell table:formula="of:=ROUND([.D66])" office:value-type="float" office:value="11" calcext:value-type="float">
            <text:p>11</text:p>
          </table:table-cell>
          <table:table-cell table:formula="of:=[.E66]-[.C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([.A67]-1620)/100" office:value-type="float" office:value="1.13" calcext:value-type="float">
            <text:p>1.13</text:p>
          </table:table-cell>
          <table:table-cell office:value-type="float" office:value="11" calcext:value-type="float">
            <text:p>11</text:p>
          </table:table-cell>
          <table:table-cell table:formula="of:=-1342.59804267105*[.B67]^8+12734.547764394*[.B67]^7-51713.6958372526*[.B67]^6+117068.541455881*[.B67]^5-160987.621410229*[.B67]^4+137064.378815861*[.B67]^3-70101.3932887322*[.B67]^2+19506.0687863041*[.B67]-2217.49374863796" office:value-type="float" office:value="11.5320207182599" calcext:value-type="float">
            <text:p>11.5320207182599</text:p>
          </table:table-cell>
          <table:table-cell table:formula="of:=ROUND([.D67])" office:value-type="float" office:value="12" calcext:value-type="float">
            <text:p>12</text:p>
          </table:table-cell>
          <table:table-cell table:formula="of:=[.E67]-[.C67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([.A68]-1620)/100" office:value-type="float" office:value="1.14" calcext:value-type="float">
            <text:p>1.14</text:p>
          </table:table-cell>
          <table:table-cell office:value-type="float" office:value="12" calcext:value-type="float">
            <text:p>12</text:p>
          </table:table-cell>
          <table:table-cell table:formula="of:=-1342.59804267105*[.B68]^8+12734.547764394*[.B68]^7-51713.6958372526*[.B68]^6+117068.541455881*[.B68]^5-160987.621410229*[.B68]^4+137064.378815861*[.B68]^3-70101.3932887322*[.B68]^2+19506.0687863041*[.B68]-2217.49374863796" office:value-type="float" office:value="11.5978923479274" calcext:value-type="float">
            <text:p>11.5978923479274</text:p>
          </table:table-cell>
          <table:table-cell table:formula="of:=ROUND([.D68])" office:value-type="float" office:value="12" calcext:value-type="float">
            <text:p>12</text:p>
          </table:table-cell>
          <table:table-cell table:formula="of:=[.E68]-[.C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([.A69]-1620)/100" office:value-type="float" office:value="1.15" calcext:value-type="float">
            <text:p>1.15</text:p>
          </table:table-cell>
          <table:table-cell office:value-type="float" office:value="12" calcext:value-type="float">
            <text:p>12</text:p>
          </table:table-cell>
          <table:table-cell table:formula="of:=-1342.59804267105*[.B69]^8+12734.547764394*[.B69]^7-51713.6958372526*[.B69]^6+117068.541455881*[.B69]^5-160987.621410229*[.B69]^4+137064.378815861*[.B69]^3-70101.3932887322*[.B69]^2+19506.0687863041*[.B69]-2217.49374863796" office:value-type="float" office:value="11.6673588617491" calcext:value-type="float">
            <text:p>11.6673588617491</text:p>
          </table:table-cell>
          <table:table-cell table:formula="of:=ROUND([.D69])" office:value-type="float" office:value="12" calcext:value-type="float">
            <text:p>12</text:p>
          </table:table-cell>
          <table:table-cell table:formula="of:=[.E69]-[.C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([.A70]-1620)/100" office:value-type="float" office:value="1.16" calcext:value-type="float">
            <text:p>1.16</text:p>
          </table:table-cell>
          <table:table-cell office:value-type="float" office:value="12" calcext:value-type="float">
            <text:p>12</text:p>
          </table:table-cell>
          <table:table-cell table:formula="of:=-1342.59804267105*[.B70]^8+12734.547764394*[.B70]^7-51713.6958372526*[.B70]^6+117068.541455881*[.B70]^5-160987.621410229*[.B70]^4+137064.378815861*[.B70]^3-70101.3932887322*[.B70]^2+19506.0687863041*[.B70]-2217.49374863796" office:value-type="float" office:value="11.7408935313983" calcext:value-type="float">
            <text:p>11.7408935313983</text:p>
          </table:table-cell>
          <table:table-cell table:formula="of:=ROUND([.D70])" office:value-type="float" office:value="12" calcext:value-type="float">
            <text:p>12</text:p>
          </table:table-cell>
          <table:table-cell table:formula="of:=[.E70]-[.C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([.A71]-1620)/100"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table:formula="of:=-1342.59804267105*[.B71]^8+12734.547764394*[.B71]^7-51713.6958372526*[.B71]^6+117068.541455881*[.B71]^5-160987.621410229*[.B71]^4+137064.378815861*[.B71]^3-70101.3932887322*[.B71]^2+19506.0687863041*[.B71]-2217.49374863796" office:value-type="float" office:value="11.8189167478599" calcext:value-type="float">
            <text:p>11.8189167478599</text:p>
          </table:table-cell>
          <table:table-cell table:formula="of:=ROUND([.D71])" office:value-type="float" office:value="12" calcext:value-type="float">
            <text:p>12</text:p>
          </table:table-cell>
          <table:table-cell table:formula="of:=[.E71]-[.C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([.A72]-1620)/100" office:value-type="float" office:value="1.18" calcext:value-type="float">
            <text:p>1.18</text:p>
          </table:table-cell>
          <table:table-cell office:value-type="float" office:value="12" calcext:value-type="float">
            <text:p>12</text:p>
          </table:table-cell>
          <table:table-cell table:formula="of:=-1342.59804267105*[.B72]^8+12734.547764394*[.B72]^7-51713.6958372526*[.B72]^6+117068.541455881*[.B72]^5-160987.621410229*[.B72]^4+137064.378815861*[.B72]^3-70101.3932887322*[.B72]^2+19506.0687863041*[.B72]-2217.49374863796" office:value-type="float" office:value="11.9017912151289" calcext:value-type="float">
            <text:p>11.9017912151289</text:p>
          </table:table-cell>
          <table:table-cell table:formula="of:=ROUND([.D72])" office:value-type="float" office:value="12" calcext:value-type="float">
            <text:p>12</text:p>
          </table:table-cell>
          <table:table-cell table:formula="of:=[.E72]-[.C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([.A73]-1620)/100" office:value-type="float" office:value="1.19" calcext:value-type="float">
            <text:p>1.19</text:p>
          </table:table-cell>
          <table:table-cell office:value-type="float" office:value="12" calcext:value-type="float">
            <text:p>12</text:p>
          </table:table-cell>
          <table:table-cell table:formula="of:=-1342.59804267105*[.B73]^8+12734.547764394*[.B73]^7-51713.6958372526*[.B73]^6+117068.541455881*[.B73]^5-160987.621410229*[.B73]^4+137064.378815861*[.B73]^3-70101.3932887322*[.B73]^2+19506.0687863041*[.B73]-2217.49374863796" office:value-type="float" office:value="11.9898179392626" calcext:value-type="float">
            <text:p>11.9898179392626</text:p>
          </table:table-cell>
          <table:table-cell table:formula="of:=ROUND([.D73])" office:value-type="float" office:value="12" calcext:value-type="float">
            <text:p>12</text:p>
          </table:table-cell>
          <table:table-cell table:formula="of:=[.E73]-[.C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[.A74]-1620)/100" office:value-type="float" office:value="1.2" calcext:value-type="float">
            <text:p>1.20</text:p>
          </table:table-cell>
          <table:table-cell office:value-type="float" office:value="12" calcext:value-type="float">
            <text:p>12</text:p>
          </table:table-cell>
          <table:table-cell table:formula="of:=-1342.59804267105*[.B74]^8+12734.547764394*[.B74]^7-51713.6958372526*[.B74]^6+117068.541455881*[.B74]^5-160987.621410229*[.B74]^4+137064.378815861*[.B74]^3-70101.3932887322*[.B74]^2+19506.0687863041*[.B74]-2217.49374863796" office:value-type="float" office:value="12.0832330241615" calcext:value-type="float">
            <text:p>12.0832330241615</text:p>
          </table:table-cell>
          <table:table-cell table:formula="of:=ROUND([.D74])" office:value-type="float" office:value="12" calcext:value-type="float">
            <text:p>12</text:p>
          </table:table-cell>
          <table:table-cell table:formula="of:=[.E74]-[.C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([.A75]-1620)/100" office:value-type="float" office:value="1.21" calcext:value-type="float">
            <text:p>1.21</text:p>
          </table:table-cell>
          <table:table-cell office:value-type="float" office:value="12" calcext:value-type="float">
            <text:p>12</text:p>
          </table:table-cell>
          <table:table-cell table:formula="of:=-1342.59804267105*[.B75]^8+12734.547764394*[.B75]^7-51713.6958372526*[.B75]^6+117068.541455881*[.B75]^5-160987.621410229*[.B75]^4+137064.378815861*[.B75]^3-70101.3932887322*[.B75]^2+19506.0687863041*[.B75]-2217.49374863796" office:value-type="float" office:value="12.1822052778448" calcext:value-type="float">
            <text:p>12.1822052778448</text:p>
          </table:table-cell>
          <table:table-cell table:formula="of:=ROUND([.D75])" office:value-type="float" office:value="12" calcext:value-type="float">
            <text:p>12</text:p>
          </table:table-cell>
          <table:table-cell table:formula="of:=[.E75]-[.C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([.A76]-1620)/100" office:value-type="float" office:value="1.22" calcext:value-type="float">
            <text:p>1.22</text:p>
          </table:table-cell>
          <table:table-cell office:value-type="float" office:value="12" calcext:value-type="float">
            <text:p>12</text:p>
          </table:table-cell>
          <table:table-cell table:formula="of:=-1342.59804267105*[.B76]^8+12734.547764394*[.B76]^7-51713.6958372526*[.B76]^6+117068.541455881*[.B76]^5-160987.621410229*[.B76]^4+137064.378815861*[.B76]^3-70101.3932887322*[.B76]^2+19506.0687863041*[.B76]-2217.49374863796" office:value-type="float" office:value="12.2868346322689" calcext:value-type="float">
            <text:p>12.2868346322689</text:p>
          </table:table-cell>
          <table:table-cell table:formula="of:=ROUND([.D76])" office:value-type="float" office:value="12" calcext:value-type="float">
            <text:p>12</text:p>
          </table:table-cell>
          <table:table-cell table:formula="of:=[.E76]-[.C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([.A77]-1620)/100" office:value-type="float" office:value="1.23" calcext:value-type="float">
            <text:p>1.23</text:p>
          </table:table-cell>
          <table:table-cell office:value-type="float" office:value="12" calcext:value-type="float">
            <text:p>12</text:p>
          </table:table-cell>
          <table:table-cell table:formula="of:=-1342.59804267105*[.B77]^8+12734.547764394*[.B77]^7-51713.6958372526*[.B77]^6+117068.541455881*[.B77]^5-160987.621410229*[.B77]^4+137064.378815861*[.B77]^3-70101.3932887322*[.B77]^2+19506.0687863041*[.B77]-2217.49374863796" office:value-type="float" office:value="12.3971513697147" calcext:value-type="float">
            <text:p>12.3971513697147</text:p>
          </table:table-cell>
          <table:table-cell table:formula="of:=ROUND([.D77])" office:value-type="float" office:value="12" calcext:value-type="float">
            <text:p>12</text:p>
          </table:table-cell>
          <table:table-cell table:formula="of:=[.E77]-[.C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([.A78]-1620)/100" office:value-type="float" office:value="1.24" calcext:value-type="float">
            <text:p>1.24</text:p>
          </table:table-cell>
          <table:table-cell office:value-type="float" office:value="13" calcext:value-type="float">
            <text:p>13</text:p>
          </table:table-cell>
          <table:table-cell table:formula="of:=-1342.59804267105*[.B78]^8+12734.547764394*[.B78]^7-51713.6958372526*[.B78]^6+117068.541455881*[.B78]^5-160987.621410229*[.B78]^4+137064.378815861*[.B78]^3-70101.3932887322*[.B78]^2+19506.0687863041*[.B78]-2217.49374863796" office:value-type="float" office:value="12.5131161463692" calcext:value-type="float">
            <text:p>12.5131161463692</text:p>
          </table:table-cell>
          <table:table-cell table:formula="of:=ROUND([.D78])" office:value-type="float" office:value="13" calcext:value-type="float">
            <text:p>13</text:p>
          </table:table-cell>
          <table:table-cell table:formula="of:=[.E78]-[.C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([.A79]-1620)/100"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table:formula="of:=-1342.59804267105*[.B79]^8+12734.547764394*[.B79]^7-51713.6958372526*[.B79]^6+117068.541455881*[.B79]^5-160987.621410229*[.B79]^4+137064.378815861*[.B79]^3-70101.3932887322*[.B79]^2+19506.0687863041*[.B79]-2217.49374863796" office:value-type="float" office:value="12.6346207959218" calcext:value-type="float">
            <text:p>12.6346207959218</text:p>
          </table:table-cell>
          <table:table-cell table:formula="of:=ROUND([.D79])" office:value-type="float" office:value="13" calcext:value-type="float">
            <text:p>13</text:p>
          </table:table-cell>
          <table:table-cell table:formula="of:=[.E79]-[.C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([.A80]-1620)/100" office:value-type="float" office:value="1.26" calcext:value-type="float">
            <text:p>1.26</text:p>
          </table:table-cell>
          <table:table-cell office:value-type="float" office:value="13" calcext:value-type="float">
            <text:p>13</text:p>
          </table:table-cell>
          <table:table-cell table:formula="of:=-1342.59804267105*[.B80]^8+12734.547764394*[.B80]^7-51713.6958372526*[.B80]^6+117068.541455881*[.B80]^5-160987.621410229*[.B80]^4+137064.378815861*[.B80]^3-70101.3932887322*[.B80]^2+19506.0687863041*[.B80]-2217.49374863796" office:value-type="float" office:value="12.7614898929464" calcext:value-type="float">
            <text:p>12.7614898929464</text:p>
          </table:table-cell>
          <table:table-cell table:formula="of:=ROUND([.D80])" office:value-type="float" office:value="13" calcext:value-type="float">
            <text:p>13</text:p>
          </table:table-cell>
          <table:table-cell table:formula="of:=[.E80]-[.C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([.A81]-1620)/100" office:value-type="float" office:value="1.27" calcext:value-type="float">
            <text:p>1.27</text:p>
          </table:table-cell>
          <table:table-cell office:value-type="float" office:value="13" calcext:value-type="float">
            <text:p>13</text:p>
          </table:table-cell>
          <table:table-cell table:formula="of:=-1342.59804267105*[.B81]^8+12734.547764394*[.B81]^7-51713.6958372526*[.B81]^6+117068.541455881*[.B81]^5-160987.621410229*[.B81]^4+137064.378815861*[.B81]^3-70101.3932887322*[.B81]^2+19506.0687863041*[.B81]-2217.49374863796" office:value-type="float" office:value="12.8934830497096" calcext:value-type="float">
            <text:p>12.8934830497096</text:p>
          </table:table-cell>
          <table:table-cell table:formula="of:=ROUND([.D81])" office:value-type="float" office:value="13" calcext:value-type="float">
            <text:p>13</text:p>
          </table:table-cell>
          <table:table-cell table:formula="of:=[.E81]-[.C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([.A82]-1620)/100" office:value-type="float" office:value="1.28" calcext:value-type="float">
            <text:p>1.28</text:p>
          </table:table-cell>
          <table:table-cell office:value-type="float" office:value="13" calcext:value-type="float">
            <text:p>13</text:p>
          </table:table-cell>
          <table:table-cell table:formula="of:=-1342.59804267105*[.B82]^8+12734.547764394*[.B82]^7-51713.6958372526*[.B82]^6+117068.541455881*[.B82]^5-160987.621410229*[.B82]^4+137064.378815861*[.B82]^3-70101.3932887322*[.B82]^2+19506.0687863041*[.B82]-2217.49374863796" office:value-type="float" office:value="13.0302979122757" calcext:value-type="float">
            <text:p>13.0302979122757</text:p>
          </table:table-cell>
          <table:table-cell table:formula="of:=ROUND([.D82])" office:value-type="float" office:value="13" calcext:value-type="float">
            <text:p>13</text:p>
          </table:table-cell>
          <table:table-cell table:formula="of:=[.E82]-[.C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([.A83]-1620)/100" office:value-type="float" office:value="1.29" calcext:value-type="float">
            <text:p>1.29</text:p>
          </table:table-cell>
          <table:table-cell office:value-type="float" office:value="13" calcext:value-type="float">
            <text:p>13</text:p>
          </table:table-cell>
          <table:table-cell table:formula="of:=-1342.59804267105*[.B83]^8+12734.547764394*[.B83]^7-51713.6958372526*[.B83]^6+117068.541455881*[.B83]^5-160987.621410229*[.B83]^4+137064.378815861*[.B83]^3-70101.3932887322*[.B83]^2+19506.0687863041*[.B83]-2217.49374863796" office:value-type="float" office:value="13.171573820528" calcext:value-type="float">
            <text:p>13.1715738205280</text:p>
          </table:table-cell>
          <table:table-cell table:formula="of:=ROUND([.D83])" office:value-type="float" office:value="13" calcext:value-type="float">
            <text:p>13</text:p>
          </table:table-cell>
          <table:table-cell table:formula="of:=[.E83]-[.C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([.A84]-1620)/100" office:value-type="float" office:value="1.3" calcext:value-type="float">
            <text:p>1.30</text:p>
          </table:table-cell>
          <table:table-cell office:value-type="float" office:value="13" calcext:value-type="float">
            <text:p>13</text:p>
          </table:table-cell>
          <table:table-cell table:formula="of:=-1342.59804267105*[.B84]^8+12734.547764394*[.B84]^7-51713.6958372526*[.B84]^6+117068.541455881*[.B84]^5-160987.621410229*[.B84]^4+137064.378815861*[.B84]^3-70101.3932887322*[.B84]^2+19506.0687863041*[.B84]-2217.49374863796" office:value-type="float" office:value="13.3168960887965" calcext:value-type="float">
            <text:p>13.3168960887965</text:p>
          </table:table-cell>
          <table:table-cell table:formula="of:=ROUND([.D84])" office:value-type="float" office:value="13" calcext:value-type="float">
            <text:p>13</text:p>
          </table:table-cell>
          <table:table-cell table:formula="of:=[.E84]-[.C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([.A85]-1620)/100" office:value-type="float" office:value="1.31" calcext:value-type="float">
            <text:p>1.31</text:p>
          </table:table-cell>
          <table:table-cell office:value-type="float" office:value="14" calcext:value-type="float">
            <text:p>14</text:p>
          </table:table-cell>
          <table:table-cell table:formula="of:=-1342.59804267105*[.B85]^8+12734.547764394*[.B85]^7-51713.6958372526*[.B85]^6+117068.541455881*[.B85]^5-160987.621410229*[.B85]^4+137064.378815861*[.B85]^3-70101.3932887322*[.B85]^2+19506.0687863041*[.B85]-2217.49374863796" office:value-type="float" office:value="13.4658008563861" calcext:value-type="float">
            <text:p>13.4658008563861</text:p>
          </table:table-cell>
          <table:table-cell table:formula="of:=ROUND([.D85])" office:value-type="float" office:value="13" calcext:value-type="float">
            <text:p>13</text:p>
          </table:table-cell>
          <table:table-cell table:formula="of:=[.E85]-[.C85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([.A86]-1620)/100" office:value-type="float" office:value="1.32" calcext:value-type="float">
            <text:p>1.32</text:p>
          </table:table-cell>
          <table:table-cell office:value-type="float" office:value="14" calcext:value-type="float">
            <text:p>14</text:p>
          </table:table-cell>
          <table:table-cell table:formula="of:=-1342.59804267105*[.B86]^8+12734.547764394*[.B86]^7-51713.6958372526*[.B86]^6+117068.541455881*[.B86]^5-160987.621410229*[.B86]^4+137064.378815861*[.B86]^3-70101.3932887322*[.B86]^2+19506.0687863041*[.B86]-2217.49374863796" office:value-type="float" office:value="13.6177804578988" calcext:value-type="float">
            <text:p>13.6177804578988</text:p>
          </table:table-cell>
          <table:table-cell table:formula="of:=ROUND([.D86])" office:value-type="float" office:value="14" calcext:value-type="float">
            <text:p>14</text:p>
          </table:table-cell>
          <table:table-cell table:formula="of:=[.E86]-[.C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([.A87]-1620)/100" office:value-type="float" office:value="1.33" calcext:value-type="float">
            <text:p>1.33</text:p>
          </table:table-cell>
          <table:table-cell office:value-type="float" office:value="14" calcext:value-type="float">
            <text:p>14</text:p>
          </table:table-cell>
          <table:table-cell table:formula="of:=-1342.59804267105*[.B87]^8+12734.547764394*[.B87]^7-51713.6958372526*[.B87]^6+117068.541455881*[.B87]^5-160987.621410229*[.B87]^4+137064.378815861*[.B87]^3-70101.3932887322*[.B87]^2+19506.0687863041*[.B87]-2217.49374863796" office:value-type="float" office:value="13.7722892510214" calcext:value-type="float">
            <text:p>13.7722892510214</text:p>
          </table:table-cell>
          <table:table-cell table:formula="of:=ROUND([.D87])" office:value-type="float" office:value="14" calcext:value-type="float">
            <text:p>14</text:p>
          </table:table-cell>
          <table:table-cell table:formula="of:=[.E87]-[.C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([.A88]-1620)/100" office:value-type="float" office:value="1.34" calcext:value-type="float">
            <text:p>1.34</text:p>
          </table:table-cell>
          <table:table-cell office:value-type="float" office:value="14" calcext:value-type="float">
            <text:p>14</text:p>
          </table:table-cell>
          <table:table-cell table:formula="of:=-1342.59804267105*[.B88]^8+12734.547764394*[.B88]^7-51713.6958372526*[.B88]^6+117068.541455881*[.B88]^5-160987.621410229*[.B88]^4+137064.378815861*[.B88]^3-70101.3932887322*[.B88]^2+19506.0687863041*[.B88]-2217.49374863796" office:value-type="float" office:value="13.9287498388771" calcext:value-type="float">
            <text:p>13.9287498388771</text:p>
          </table:table-cell>
          <table:table-cell table:formula="of:=ROUND([.D88])" office:value-type="float" office:value="14" calcext:value-type="float">
            <text:p>14</text:p>
          </table:table-cell>
          <table:table-cell table:formula="of:=[.E88]-[.C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([.A89]-1620)/100" office:value-type="float" office:value="1.35" calcext:value-type="float">
            <text:p>1.35</text:p>
          </table:table-cell>
          <table:table-cell office:value-type="float" office:value="14" calcext:value-type="float">
            <text:p>14</text:p>
          </table:table-cell>
          <table:table-cell table:formula="of:=-1342.59804267105*[.B89]^8+12734.547764394*[.B89]^7-51713.6958372526*[.B89]^6+117068.541455881*[.B89]^5-160987.621410229*[.B89]^4+137064.378815861*[.B89]^3-70101.3932887322*[.B89]^2+19506.0687863041*[.B89]-2217.49374863796" office:value-type="float" office:value="14.0865596166373" calcext:value-type="float">
            <text:p>14.0865596166373</text:p>
          </table:table-cell>
          <table:table-cell table:formula="of:=ROUND([.D89])" office:value-type="float" office:value="14" calcext:value-type="float">
            <text:p>14</text:p>
          </table:table-cell>
          <table:table-cell table:formula="of:=[.E89]-[.C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([.A90]-1620)/100" office:value-type="float" office:value="1.36" calcext:value-type="float">
            <text:p>1.36</text:p>
          </table:table-cell>
          <table:table-cell office:value-type="float" office:value="14" calcext:value-type="float">
            <text:p>14</text:p>
          </table:table-cell>
          <table:table-cell table:formula="of:=-1342.59804267105*[.B90]^8+12734.547764394*[.B90]^7-51713.6958372526*[.B90]^6+117068.541455881*[.B90]^5-160987.621410229*[.B90]^4+137064.378815861*[.B90]^3-70101.3932887322*[.B90]^2+19506.0687863041*[.B90]-2217.49374863796" office:value-type="float" office:value="14.2450975659744" calcext:value-type="float">
            <text:p>14.2450975659744</text:p>
          </table:table-cell>
          <table:table-cell table:formula="of:=ROUND([.D90])" office:value-type="float" office:value="14" calcext:value-type="float">
            <text:p>14</text:p>
          </table:table-cell>
          <table:table-cell table:formula="of:=[.E90]-[.C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([.A91]-1620)/100" office:value-type="float" office:value="1.37" calcext:value-type="float">
            <text:p>1.37</text:p>
          </table:table-cell>
          <table:table-cell office:value-type="float" office:value="14" calcext:value-type="float">
            <text:p>14</text:p>
          </table:table-cell>
          <table:table-cell table:formula="of:=-1342.59804267105*[.B91]^8+12734.547764394*[.B91]^7-51713.6958372526*[.B91]^6+117068.541455881*[.B91]^5-160987.621410229*[.B91]^4+137064.378815861*[.B91]^3-70101.3932887322*[.B91]^2+19506.0687863041*[.B91]-2217.49374863796" office:value-type="float" office:value="14.4037312181249" calcext:value-type="float">
            <text:p>14.4037312181249</text:p>
          </table:table-cell>
          <table:table-cell table:formula="of:=ROUND([.D91])" office:value-type="float" office:value="14" calcext:value-type="float">
            <text:p>14</text:p>
          </table:table-cell>
          <table:table-cell table:formula="of:=[.E91]-[.C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([.A92]-1620)/100" office:value-type="float" office:value="1.38" calcext:value-type="float">
            <text:p>1.38</text:p>
          </table:table-cell>
          <table:table-cell office:value-type="float" office:value="15" calcext:value-type="float">
            <text:p>15</text:p>
          </table:table-cell>
          <table:table-cell table:formula="of:=-1342.59804267105*[.B92]^8+12734.547764394*[.B92]^7-51713.6958372526*[.B92]^6+117068.541455881*[.B92]^5-160987.621410229*[.B92]^4+137064.378815861*[.B92]^3-70101.3932887322*[.B92]^2+19506.0687863041*[.B92]-2217.49374863796" office:value-type="float" office:value="14.561823697321" calcext:value-type="float">
            <text:p>14.5618236973210</text:p>
          </table:table-cell>
          <table:table-cell table:formula="of:=ROUND([.D92])" office:value-type="float" office:value="15" calcext:value-type="float">
            <text:p>15</text:p>
          </table:table-cell>
          <table:table-cell table:formula="of:=[.E92]-[.C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([.A93]-1620)/100" office:value-type="float" office:value="1.39" calcext:value-type="float">
            <text:p>1.39</text:p>
          </table:table-cell>
          <table:table-cell office:value-type="float" office:value="15" calcext:value-type="float">
            <text:p>15</text:p>
          </table:table-cell>
          <table:table-cell table:formula="of:=-1342.59804267105*[.B93]^8+12734.547764394*[.B93]^7-51713.6958372526*[.B93]^6+117068.541455881*[.B93]^5-160987.621410229*[.B93]^4+137064.378815861*[.B93]^3-70101.3932887322*[.B93]^2+19506.0687863041*[.B93]-2217.49374863796" office:value-type="float" office:value="14.7187407554015" calcext:value-type="float">
            <text:p>14.7187407554015</text:p>
          </table:table-cell>
          <table:table-cell table:formula="of:=ROUND([.D93])" office:value-type="float" office:value="15" calcext:value-type="float">
            <text:p>15</text:p>
          </table:table-cell>
          <table:table-cell table:formula="of:=[.E93]-[.C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[.A94]-1620)/100" office:value-type="float" office:value="1.4" calcext:value-type="float">
            <text:p>1.40</text:p>
          </table:table-cell>
          <table:table-cell office:value-type="float" office:value="15" calcext:value-type="float">
            <text:p>15</text:p>
          </table:table-cell>
          <table:table-cell table:formula="of:=-1342.59804267105*[.B94]^8+12734.547764394*[.B94]^7-51713.6958372526*[.B94]^6+117068.541455881*[.B94]^5-160987.621410229*[.B94]^4+137064.378815861*[.B94]^3-70101.3932887322*[.B94]^2+19506.0687863041*[.B94]-2217.49374863796" office:value-type="float" office:value="14.8738576974797" calcext:value-type="float">
            <text:p>14.8738576974797</text:p>
          </table:table-cell>
          <table:table-cell table:formula="of:=ROUND([.D94])" office:value-type="float" office:value="15" calcext:value-type="float">
            <text:p>15</text:p>
          </table:table-cell>
          <table:table-cell table:formula="of:=[.E94]-[.C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([.A95]-1620)/100" office:value-type="float" office:value="1.41" calcext:value-type="float">
            <text:p>1.41</text:p>
          </table:table-cell>
          <table:table-cell office:value-type="float" office:value="15" calcext:value-type="float">
            <text:p>15</text:p>
          </table:table-cell>
          <table:table-cell table:formula="of:=-1342.59804267105*[.B95]^8+12734.547764394*[.B95]^7-51713.6958372526*[.B95]^6+117068.541455881*[.B95]^5-160987.621410229*[.B95]^4+137064.378815861*[.B95]^3-70101.3932887322*[.B95]^2+19506.0687863041*[.B95]-2217.49374863796" office:value-type="float" office:value="15.0265660996815" calcext:value-type="float">
            <text:p>15.0265660996815</text:p>
          </table:table-cell>
          <table:table-cell table:formula="of:=ROUND([.D95])" office:value-type="float" office:value="15" calcext:value-type="float">
            <text:p>15</text:p>
          </table:table-cell>
          <table:table-cell table:formula="of:=[.E95]-[.C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([.A96]-1620)/100" office:value-type="float" office:value="1.42" calcext:value-type="float">
            <text:p>1.42</text:p>
          </table:table-cell>
          <table:table-cell office:value-type="float" office:value="15" calcext:value-type="float">
            <text:p>15</text:p>
          </table:table-cell>
          <table:table-cell table:formula="of:=-1342.59804267105*[.B96]^8+12734.547764394*[.B96]^7-51713.6958372526*[.B96]^6+117068.541455881*[.B96]^5-160987.621410229*[.B96]^4+137064.378815861*[.B96]^3-70101.3932887322*[.B96]^2+19506.0687863041*[.B96]-2217.49374863796" office:value-type="float" office:value="15.1762802064372" calcext:value-type="float">
            <text:p>15.1762802064372</text:p>
          </table:table-cell>
          <table:table-cell table:formula="of:=ROUND([.D96])" office:value-type="float" office:value="15" calcext:value-type="float">
            <text:p>15</text:p>
          </table:table-cell>
          <table:table-cell table:formula="of:=[.E96]-[.C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([.A97]-1620)/100" office:value-type="float" office:value="1.43" calcext:value-type="float">
            <text:p>1.43</text:p>
          </table:table-cell>
          <table:table-cell office:value-type="float" office:value="15" calcext:value-type="float">
            <text:p>15</text:p>
          </table:table-cell>
          <table:table-cell table:formula="of:=-1342.59804267105*[.B97]^8+12734.547764394*[.B97]^7-51713.6958372526*[.B97]^6+117068.541455881*[.B97]^5-160987.621410229*[.B97]^4+137064.378815861*[.B97]^3-70101.3932887322*[.B97]^2+19506.0687863041*[.B97]-2217.49374863796" office:value-type="float" office:value="15.3224428999206" calcext:value-type="float">
            <text:p>15.3224428999206</text:p>
          </table:table-cell>
          <table:table-cell table:formula="of:=ROUND([.D97])" office:value-type="float" office:value="15" calcext:value-type="float">
            <text:p>15</text:p>
          </table:table-cell>
          <table:table-cell table:formula="of:=[.E97]-[.C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([.A98]-1620)/100" office:value-type="float" office:value="1.44" calcext:value-type="float">
            <text:p>1.44</text:p>
          </table:table-cell>
          <table:table-cell office:value-type="float" office:value="15" calcext:value-type="float">
            <text:p>15</text:p>
          </table:table-cell>
          <table:table-cell table:formula="of:=-1342.59804267105*[.B98]^8+12734.547764394*[.B98]^7-51713.6958372526*[.B98]^6+117068.541455881*[.B98]^5-160987.621410229*[.B98]^4+137064.378815861*[.B98]^3-70101.3932887322*[.B98]^2+19506.0687863041*[.B98]-2217.49374863796" office:value-type="float" office:value="15.4645311161626" calcext:value-type="float">
            <text:p>15.4645311161626</text:p>
          </table:table-cell>
          <table:table-cell table:formula="of:=ROUND([.D98])" office:value-type="float" office:value="15" calcext:value-type="float">
            <text:p>15</text:p>
          </table:table-cell>
          <table:table-cell table:formula="of:=[.E98]-[.C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([.A99]-1620)/100" office:value-type="float" office:value="1.45" calcext:value-type="float">
            <text:p>1.45</text:p>
          </table:table-cell>
          <table:table-cell office:value-type="float" office:value="16" calcext:value-type="float">
            <text:p>16</text:p>
          </table:table-cell>
          <table:table-cell table:formula="of:=-1342.59804267105*[.B99]^8+12734.547764394*[.B99]^7-51713.6958372526*[.B99]^6+117068.541455881*[.B99]^5-160987.621410229*[.B99]^4+137064.378815861*[.B99]^3-70101.3932887322*[.B99]^2+19506.0687863041*[.B99]-2217.49374863796" office:value-type="float" office:value="15.6020605903545" calcext:value-type="float">
            <text:p>15.6020605903545</text:p>
          </table:table-cell>
          <table:table-cell table:formula="of:=ROUND([.D99])" office:value-type="float" office:value="16" calcext:value-type="float">
            <text:p>16</text:p>
          </table:table-cell>
          <table:table-cell table:formula="of:=[.E99]-[.C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([.A100]-1620)/100" office:value-type="float" office:value="1.46" calcext:value-type="float">
            <text:p>1.46</text:p>
          </table:table-cell>
          <table:table-cell office:value-type="float" office:value="16" calcext:value-type="float">
            <text:p>16</text:p>
          </table:table-cell>
          <table:table-cell table:formula="of:=-1342.59804267105*[.B100]^8+12734.547764394*[.B100]^7-51713.6958372526*[.B100]^6+117068.541455881*[.B100]^5-160987.621410229*[.B100]^4+137064.378815861*[.B100]^3-70101.3932887322*[.B100]^2+19506.0687863041*[.B100]-2217.49374863796" office:value-type="float" office:value="15.7345897959171" calcext:value-type="float">
            <text:p>15.7345897959171</text:p>
          </table:table-cell>
          <table:table-cell table:formula="of:=ROUND([.D100])" office:value-type="float" office:value="16" calcext:value-type="float">
            <text:p>16</text:p>
          </table:table-cell>
          <table:table-cell table:formula="of:=[.E100]-[.C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([.A101]-1620)/100" office:value-type="float" office:value="1.47" calcext:value-type="float">
            <text:p>1.47</text:p>
          </table:table-cell>
          <table:table-cell office:value-type="float" office:value="16" calcext:value-type="float">
            <text:p>16</text:p>
          </table:table-cell>
          <table:table-cell table:formula="of:=-1342.59804267105*[.B101]^8+12734.547764394*[.B101]^7-51713.6958372526*[.B101]^6+117068.541455881*[.B101]^5-160987.621410229*[.B101]^4+137064.378815861*[.B101]^3-70101.3932887322*[.B101]^2+19506.0687863041*[.B101]-2217.49374863796" office:value-type="float" office:value="15.8617229470915" calcext:value-type="float">
            <text:p>15.8617229470915</text:p>
          </table:table-cell>
          <table:table-cell table:formula="of:=ROUND([.D101])" office:value-type="float" office:value="16" calcext:value-type="float">
            <text:p>16</text:p>
          </table:table-cell>
          <table:table-cell table:formula="of:=[.E101]-[.C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([.A102]-1620)/100" office:value-type="float" office:value="1.48" calcext:value-type="float">
            <text:p>1.48</text:p>
          </table:table-cell>
          <table:table-cell office:value-type="float" office:value="16" calcext:value-type="float">
            <text:p>16</text:p>
          </table:table-cell>
          <table:table-cell table:formula="of:=-1342.59804267105*[.B102]^8+12734.547764394*[.B102]^7-51713.6958372526*[.B102]^6+117068.541455881*[.B102]^5-160987.621410229*[.B102]^4+137064.378815861*[.B102]^3-70101.3932887322*[.B102]^2+19506.0687863041*[.B102]-2217.49374863796" office:value-type="float" office:value="15.9831119198029" calcext:value-type="float">
            <text:p>15.9831119198029</text:p>
          </table:table-cell>
          <table:table-cell table:formula="of:=ROUND([.D102])" office:value-type="float" office:value="16" calcext:value-type="float">
            <text:p>16</text:p>
          </table:table-cell>
          <table:table-cell table:formula="of:=[.E102]-[.C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([.A103]-1620)/100" office:value-type="float" office:value="1.49" calcext:value-type="float">
            <text:p>1.49</text:p>
          </table:table-cell>
          <table:table-cell office:value-type="float" office:value="16" calcext:value-type="float">
            <text:p>16</text:p>
          </table:table-cell>
          <table:table-cell table:formula="of:=-1342.59804267105*[.B103]^8+12734.547764394*[.B103]^7-51713.6958372526*[.B103]^6+117068.541455881*[.B103]^5-160987.621410229*[.B103]^4+137064.378815861*[.B103]^3-70101.3932887322*[.B103]^2+19506.0687863041*[.B103]-2217.49374863796" office:value-type="float" office:value="16.0984569508623" calcext:value-type="float">
            <text:p>16.0984569508623</text:p>
          </table:table-cell>
          <table:table-cell table:formula="of:=ROUND([.D103])" office:value-type="float" office:value="16" calcext:value-type="float">
            <text:p>16</text:p>
          </table:table-cell>
          <table:table-cell table:formula="of:=[.E103]-[.C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([.A104]-1620)/100" office:value-type="float" office:value="1.5" calcext:value-type="float">
            <text:p>1.50</text:p>
          </table:table-cell>
          <table:table-cell office:value-type="float" office:value="16" calcext:value-type="float">
            <text:p>16</text:p>
          </table:table-cell>
          <table:table-cell table:formula="of:=-1342.59804267105*[.B104]^8+12734.547764394*[.B104]^7-51713.6958372526*[.B104]^6+117068.541455881*[.B104]^5-160987.621410229*[.B104]^4+137064.378815861*[.B104]^3-70101.3932887322*[.B104]^2+19506.0687863041*[.B104]-2217.49374863796" office:value-type="float" office:value="16.2075059590393" calcext:value-type="float">
            <text:p>16.2075059590393</text:p>
          </table:table-cell>
          <table:table-cell table:formula="of:=ROUND([.D104])" office:value-type="float" office:value="16" calcext:value-type="float">
            <text:p>16</text:p>
          </table:table-cell>
          <table:table-cell table:formula="of:=[.E104]-[.C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([.A105]-1620)/100" office:value-type="float" office:value="1.51" calcext:value-type="float">
            <text:p>1.51</text:p>
          </table:table-cell>
          <table:table-cell office:value-type="float" office:value="16" calcext:value-type="float">
            <text:p>16</text:p>
          </table:table-cell>
          <table:table-cell table:formula="of:=-1342.59804267105*[.B105]^8+12734.547764394*[.B105]^7-51713.6958372526*[.B105]^6+117068.541455881*[.B105]^5-160987.621410229*[.B105]^4+137064.378815861*[.B105]^3-70101.3932887322*[.B105]^2+19506.0687863041*[.B105]-2217.49374863796" office:value-type="float" office:value="16.3100523329781" calcext:value-type="float">
            <text:p>16.3100523329781</text:p>
          </table:table-cell>
          <table:table-cell table:formula="of:=ROUND([.D105])" office:value-type="float" office:value="16" calcext:value-type="float">
            <text:p>16</text:p>
          </table:table-cell>
          <table:table-cell table:formula="of:=[.E105]-[.C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([.A106]-1620)/100" office:value-type="float" office:value="1.52" calcext:value-type="float">
            <text:p>1.52</text:p>
          </table:table-cell>
          <table:table-cell office:value-type="float" office:value="16" calcext:value-type="float">
            <text:p>16</text:p>
          </table:table-cell>
          <table:table-cell table:formula="of:=-1342.59804267105*[.B106]^8+12734.547764394*[.B106]^7-51713.6958372526*[.B106]^6+117068.541455881*[.B106]^5-160987.621410229*[.B106]^4+137064.378815861*[.B106]^3-70101.3932887322*[.B106]^2+19506.0687863041*[.B106]-2217.49374863796" office:value-type="float" office:value="16.4059310269299" calcext:value-type="float">
            <text:p>16.4059310269299</text:p>
          </table:table-cell>
          <table:table-cell table:formula="of:=ROUND([.D106])" office:value-type="float" office:value="16" calcext:value-type="float">
            <text:p>16</text:p>
          </table:table-cell>
          <table:table-cell table:formula="of:=[.E106]-[.C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([.A107]-1620)/100" office:value-type="float" office:value="1.53" calcext:value-type="float">
            <text:p>1.53</text:p>
          </table:table-cell>
          <table:table-cell office:value-type="float" office:value="16" calcext:value-type="float">
            <text:p>16</text:p>
          </table:table-cell>
          <table:table-cell table:formula="of:=-1342.59804267105*[.B107]^8+12734.547764394*[.B107]^7-51713.6958372526*[.B107]^6+117068.541455881*[.B107]^5-160987.621410229*[.B107]^4+137064.378815861*[.B107]^3-70101.3932887322*[.B107]^2+19506.0687863041*[.B107]-2217.49374863796" office:value-type="float" office:value="16.4950127900488" calcext:value-type="float">
            <text:p>16.4950127900488</text:p>
          </table:table-cell>
          <table:table-cell table:formula="of:=ROUND([.D107])" office:value-type="float" office:value="16" calcext:value-type="float">
            <text:p>16</text:p>
          </table:table-cell>
          <table:table-cell table:formula="of:=[.E107]-[.C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([.A108]-1620)/100"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 table:formula="of:=-1342.59804267105*[.B108]^8+12734.547764394*[.B108]^7-51713.6958372526*[.B108]^6+117068.541455881*[.B108]^5-160987.621410229*[.B108]^4+137064.378815861*[.B108]^3-70101.3932887322*[.B108]^2+19506.0687863041*[.B108]-2217.49374863796" office:value-type="float" office:value="16.5771963655466" calcext:value-type="float">
            <text:p>16.5771963655466</text:p>
          </table:table-cell>
          <table:table-cell table:formula="of:=ROUND([.D108])" office:value-type="float" office:value="17" calcext:value-type="float">
            <text:p>17</text:p>
          </table:table-cell>
          <table:table-cell table:formula="of:=[.E108]-[.C108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([.A109]-1620)/100" office:value-type="float" office:value="1.55" calcext:value-type="float">
            <text:p>1.55</text:p>
          </table:table-cell>
          <table:table-cell office:value-type="float" office:value="17" calcext:value-type="float">
            <text:p>17</text:p>
          </table:table-cell>
          <table:table-cell table:formula="of:=-1342.59804267105*[.B109]^8+12734.547764394*[.B109]^7-51713.6958372526*[.B109]^6+117068.541455881*[.B109]^5-160987.621410229*[.B109]^4+137064.378815861*[.B109]^3-70101.3932887322*[.B109]^2+19506.0687863041*[.B109]-2217.49374863796" office:value-type="float" office:value="16.6523984719938" calcext:value-type="float">
            <text:p>16.6523984719938</text:p>
          </table:table-cell>
          <table:table-cell table:formula="of:=ROUND([.D109])" office:value-type="float" office:value="17" calcext:value-type="float">
            <text:p>17</text:p>
          </table:table-cell>
          <table:table-cell table:formula="of:=[.E109]-[.C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([.A110]-1620)/100" office:value-type="float" office:value="1.56" calcext:value-type="float">
            <text:p>1.56</text:p>
          </table:table-cell>
          <table:table-cell office:value-type="float" office:value="17" calcext:value-type="float">
            <text:p>17</text:p>
          </table:table-cell>
          <table:table-cell table:formula="of:=-1342.59804267105*[.B110]^8+12734.547764394*[.B110]^7-51713.6958372526*[.B110]^6+117068.541455881*[.B110]^5-160987.621410229*[.B110]^4+137064.378815861*[.B110]^3-70101.3932887322*[.B110]^2+19506.0687863041*[.B110]-2217.49374863796" office:value-type="float" office:value="16.720541389645" calcext:value-type="float">
            <text:p>16.7205413896450</text:p>
          </table:table-cell>
          <table:table-cell table:formula="of:=ROUND([.D110])" office:value-type="float" office:value="17" calcext:value-type="float">
            <text:p>17</text:p>
          </table:table-cell>
          <table:table-cell table:formula="of:=[.E110]-[.C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([.A111]-1620)/100" office:value-type="float" office:value="1.57" calcext:value-type="float">
            <text:p>1.57</text:p>
          </table:table-cell>
          <table:table-cell office:value-type="float" office:value="17" calcext:value-type="float">
            <text:p>17</text:p>
          </table:table-cell>
          <table:table-cell table:formula="of:=-1342.59804267105*[.B111]^8+12734.547764394*[.B111]^7-51713.6958372526*[.B111]^6+117068.541455881*[.B111]^5-160987.621410229*[.B111]^4+137064.378815861*[.B111]^3-70101.3932887322*[.B111]^2+19506.0687863041*[.B111]-2217.49374863796" office:value-type="float" office:value="16.7815379601602" calcext:value-type="float">
            <text:p>16.7815379601602</text:p>
          </table:table-cell>
          <table:table-cell table:formula="of:=ROUND([.D111])" office:value-type="float" office:value="17" calcext:value-type="float">
            <text:p>17</text:p>
          </table:table-cell>
          <table:table-cell table:formula="of:=[.E111]-[.C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([.A112]-1620)/100" office:value-type="float" office:value="1.58" calcext:value-type="float">
            <text:p>1.58</text:p>
          </table:table-cell>
          <table:table-cell office:value-type="float" office:value="17" calcext:value-type="float">
            <text:p>17</text:p>
          </table:table-cell>
          <table:table-cell table:formula="of:=-1342.59804267105*[.B112]^8+12734.547764394*[.B112]^7-51713.6958372526*[.B112]^6+117068.541455881*[.B112]^5-160987.621410229*[.B112]^4+137064.378815861*[.B112]^3-70101.3932887322*[.B112]^2+19506.0687863041*[.B112]-2217.49374863796" office:value-type="float" office:value="16.8352738050749" calcext:value-type="float">
            <text:p>16.8352738050749</text:p>
          </table:table-cell>
          <table:table-cell table:formula="of:=ROUND([.D112])" office:value-type="float" office:value="17" calcext:value-type="float">
            <text:p>17</text:p>
          </table:table-cell>
          <table:table-cell table:formula="of:=[.E112]-[.C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([.A113]-1620)/100" office:value-type="float" office:value="1.59" calcext:value-type="float">
            <text:p>1.59</text:p>
          </table:table-cell>
          <table:table-cell office:value-type="float" office:value="17" calcext:value-type="float">
            <text:p>17</text:p>
          </table:table-cell>
          <table:table-cell table:formula="of:=-1342.59804267105*[.B113]^8+12734.547764394*[.B113]^7-51713.6958372526*[.B113]^6+117068.541455881*[.B113]^5-160987.621410229*[.B113]^4+137064.378815861*[.B113]^3-70101.3932887322*[.B113]^2+19506.0687863041*[.B113]-2217.49374863796" office:value-type="float" office:value="16.881586563632" calcext:value-type="float">
            <text:p>16.8815865636320</text:p>
          </table:table-cell>
          <table:table-cell table:formula="of:=ROUND([.D113])" office:value-type="float" office:value="17" calcext:value-type="float">
            <text:p>17</text:p>
          </table:table-cell>
          <table:table-cell table:formula="of:=[.E113]-[.C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([.A114]-1620)/100" office:value-type="float" office:value="1.6" calcext:value-type="float">
            <text:p>1.60</text:p>
          </table:table-cell>
          <table:table-cell office:value-type="float" office:value="17" calcext:value-type="float">
            <text:p>17</text:p>
          </table:table-cell>
          <table:table-cell table:formula="of:=-1342.59804267105*[.B114]^8+12734.547764394*[.B114]^7-51713.6958372526*[.B114]^6+117068.541455881*[.B114]^5-160987.621410229*[.B114]^4+137064.378815861*[.B114]^3-70101.3932887322*[.B114]^2+19506.0687863041*[.B114]-2217.49374863796" office:value-type="float" office:value="16.920241945842" calcext:value-type="float">
            <text:p>16.9202419458420</text:p>
          </table:table-cell>
          <table:table-cell table:formula="of:=ROUND([.D114])" office:value-type="float" office:value="17" calcext:value-type="float">
            <text:p>17</text:p>
          </table:table-cell>
          <table:table-cell table:formula="of:=[.E114]-[.C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([.A115]-1620)/100" office:value-type="float" office:value="1.61" calcext:value-type="float">
            <text:p>1.61</text:p>
          </table:table-cell>
          <table:table-cell office:value-type="float" office:value="17" calcext:value-type="float">
            <text:p>17</text:p>
          </table:table-cell>
          <table:table-cell table:formula="of:=-1342.59804267105*[.B115]^8+12734.547764394*[.B115]^7-51713.6958372526*[.B115]^6+117068.541455881*[.B115]^5-160987.621410229*[.B115]^4+137064.378815861*[.B115]^3-70101.3932887322*[.B115]^2+19506.0687863041*[.B115]-2217.49374863796" office:value-type="float" office:value="16.9509063840565" calcext:value-type="float">
            <text:p>16.9509063840565</text:p>
          </table:table-cell>
          <table:table-cell table:formula="of:=ROUND([.D115])" office:value-type="float" office:value="17" calcext:value-type="float">
            <text:p>17</text:p>
          </table:table-cell>
          <table:table-cell table:formula="of:=[.E115]-[.C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([.A116]-1620)/100" office:value-type="float" office:value="1.62" calcext:value-type="float">
            <text:p>1.62</text:p>
          </table:table-cell>
          <table:table-cell office:value-type="float" office:value="17" calcext:value-type="float">
            <text:p>17</text:p>
          </table:table-cell>
          <table:table-cell table:formula="of:=-1342.59804267105*[.B116]^8+12734.547764394*[.B116]^7-51713.6958372526*[.B116]^6+117068.541455881*[.B116]^5-160987.621410229*[.B116]^4+137064.378815861*[.B116]^3-70101.3932887322*[.B116]^2+19506.0687863041*[.B116]-2217.49374863796" office:value-type="float" office:value="16.9731160779124" calcext:value-type="float">
            <text:p>16.9731160779124</text:p>
          </table:table-cell>
          <table:table-cell table:formula="of:=ROUND([.D116])" office:value-type="float" office:value="17" calcext:value-type="float">
            <text:p>17</text:p>
          </table:table-cell>
          <table:table-cell table:formula="of:=[.E116]-[.C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([.A117]-1620)/100" office:value-type="float" office:value="1.63" calcext:value-type="float">
            <text:p>1.63</text:p>
          </table:table-cell>
          <table:table-cell office:value-type="float" office:value="17" calcext:value-type="float">
            <text:p>17</text:p>
          </table:table-cell>
          <table:table-cell table:formula="of:=-1342.59804267105*[.B117]^8+12734.547764394*[.B117]^7-51713.6958372526*[.B117]^6+117068.541455881*[.B117]^5-160987.621410229*[.B117]^4+137064.378815861*[.B117]^3-70101.3932887322*[.B117]^2+19506.0687863041*[.B117]-2217.49374863796" office:value-type="float" office:value="16.9862421998082" calcext:value-type="float">
            <text:p>16.9862421998082</text:p>
          </table:table-cell>
          <table:table-cell table:formula="of:=ROUND([.D117])" office:value-type="float" office:value="17" calcext:value-type="float">
            <text:p>17</text:p>
          </table:table-cell>
          <table:table-cell table:formula="of:=[.E117]-[.C1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([.A118]-1620)/100" office:value-type="float" office:value="1.64" calcext:value-type="float">
            <text:p>1.64</text:p>
          </table:table-cell>
          <table:table-cell office:value-type="float" office:value="17" calcext:value-type="float">
            <text:p>17</text:p>
          </table:table-cell>
          <table:table-cell table:formula="of:=-1342.59804267105*[.B118]^8+12734.547764394*[.B118]^7-51713.6958372526*[.B118]^6+117068.541455881*[.B118]^5-160987.621410229*[.B118]^4+137064.378815861*[.B118]^3-70101.3932887322*[.B118]^2+19506.0687863041*[.B118]-2217.49374863796" office:value-type="float" office:value="16.9894520394487" calcext:value-type="float">
            <text:p>16.9894520394487</text:p>
          </table:table-cell>
          <table:table-cell table:formula="of:=ROUND([.D118])" office:value-type="float" office:value="17" calcext:value-type="float">
            <text:p>17</text:p>
          </table:table-cell>
          <table:table-cell table:formula="of:=[.E118]-[.C1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([.A119]-1620)/100" office:value-type="float" office:value="1.65" calcext:value-type="float">
            <text:p>1.65</text:p>
          </table:table-cell>
          <table:table-cell office:value-type="float" office:value="17" calcext:value-type="float">
            <text:p>17</text:p>
          </table:table-cell>
          <table:table-cell table:formula="of:=-1342.59804267105*[.B119]^8+12734.547764394*[.B119]^7-51713.6958372526*[.B119]^6+117068.541455881*[.B119]^5-160987.621410229*[.B119]^4+137064.378815861*[.B119]^3-70101.3932887322*[.B119]^2+19506.0687863041*[.B119]-2217.49374863796" office:value-type="float" office:value="16.9816658544955" calcext:value-type="float">
            <text:p>16.9816658544955</text:p>
          </table:table-cell>
          <table:table-cell table:formula="of:=ROUND([.D119])" office:value-type="float" office:value="17" calcext:value-type="float">
            <text:p>17</text:p>
          </table:table-cell>
          <table:table-cell table:formula="of:=[.E119]-[.C1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([.A120]-1620)/100" office:value-type="float" office:value="1.66" calcext:value-type="float">
            <text:p>1.66</text:p>
          </table:table-cell>
          <table:table-cell office:value-type="float" office:value="17" calcext:value-type="float">
            <text:p>17</text:p>
          </table:table-cell>
          <table:table-cell table:formula="of:=-1342.59804267105*[.B120]^8+12734.547764394*[.B120]^7-51713.6958372526*[.B120]^6+117068.541455881*[.B120]^5-160987.621410229*[.B120]^4+137064.378815861*[.B120]^3-70101.3932887322*[.B120]^2+19506.0687863041*[.B120]-2217.49374863796" office:value-type="float" office:value="16.9615091913588" calcext:value-type="float">
            <text:p>16.9615091913588</text:p>
          </table:table-cell>
          <table:table-cell table:formula="of:=ROUND([.D120])" office:value-type="float" office:value="17" calcext:value-type="float">
            <text:p>17</text:p>
          </table:table-cell>
          <table:table-cell table:formula="of:=[.E120]-[.C1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([.A121]-1620)/100" office:value-type="float" office:value="1.67" calcext:value-type="float">
            <text:p>1.67</text:p>
          </table:table-cell>
          <table:table-cell office:value-type="float" office:value="17" calcext:value-type="float">
            <text:p>17</text:p>
          </table:table-cell>
          <table:table-cell table:formula="of:=-1342.59804267105*[.B121]^8+12734.547764394*[.B121]^7-51713.6958372526*[.B121]^6+117068.541455881*[.B121]^5-160987.621410229*[.B121]^4+137064.378815861*[.B121]^3-70101.3932887322*[.B121]^2+19506.0687863041*[.B121]-2217.49374863796" office:value-type="float" office:value="16.9272604252515" calcext:value-type="float">
            <text:p>16.9272604252515</text:p>
          </table:table-cell>
          <table:table-cell table:formula="of:=ROUND([.D121])" office:value-type="float" office:value="17" calcext:value-type="float">
            <text:p>17</text:p>
          </table:table-cell>
          <table:table-cell table:formula="of:=[.E121]-[.C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([.A122]-1620)/100" office:value-type="float" office:value="1.68" calcext:value-type="float">
            <text:p>1.68</text:p>
          </table:table-cell>
          <table:table-cell office:value-type="float" office:value="17" calcext:value-type="float">
            <text:p>17</text:p>
          </table:table-cell>
          <table:table-cell table:formula="of:=-1342.59804267105*[.B122]^8+12734.547764394*[.B122]^7-51713.6958372526*[.B122]^6+117068.541455881*[.B122]^5-160987.621410229*[.B122]^4+137064.378815861*[.B122]^3-70101.3932887322*[.B122]^2+19506.0687863041*[.B122]-2217.49374863796" office:value-type="float" office:value="16.8767932826563" calcext:value-type="float">
            <text:p>16.8767932826563</text:p>
          </table:table-cell>
          <table:table-cell table:formula="of:=ROUND([.D122])" office:value-type="float" office:value="17" calcext:value-type="float">
            <text:p>17</text:p>
          </table:table-cell>
          <table:table-cell table:formula="of:=[.E122]-[.C1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([.A123]-1620)/100" office:value-type="float" office:value="1.69" calcext:value-type="float">
            <text:p>1.69</text:p>
          </table:table-cell>
          <table:table-cell office:value-type="float" office:value="17" calcext:value-type="float">
            <text:p>17</text:p>
          </table:table-cell>
          <table:table-cell table:formula="of:=-1342.59804267105*[.B123]^8+12734.547764394*[.B123]^7-51713.6958372526*[.B123]^6+117068.541455881*[.B123]^5-160987.621410229*[.B123]^4+137064.378815861*[.B123]^3-70101.3932887322*[.B123]^2+19506.0687863041*[.B123]-2217.49374863796" office:value-type="float" office:value="16.8075140820333" calcext:value-type="float">
            <text:p>16.8075140820333</text:p>
          </table:table-cell>
          <table:table-cell table:formula="of:=ROUND([.D123])" office:value-type="float" office:value="17" calcext:value-type="float">
            <text:p>17</text:p>
          </table:table-cell>
          <table:table-cell table:formula="of:=[.E123]-[.C1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([.A124]-1620)/100" office:value-type="float" office:value="1.7" calcext:value-type="float">
            <text:p>1.70</text:p>
          </table:table-cell>
          <table:table-cell office:value-type="float" office:value="17" calcext:value-type="float">
            <text:p>17</text:p>
          </table:table-cell>
          <table:table-cell table:formula="of:=-1342.59804267105*[.B124]^8+12734.547764394*[.B124]^7-51713.6958372526*[.B124]^6+117068.541455881*[.B124]^5-160987.621410229*[.B124]^4+137064.378815861*[.B124]^3-70101.3932887322*[.B124]^2+19506.0687863041*[.B124]-2217.49374863796" office:value-type="float" office:value="16.7162934345074" calcext:value-type="float">
            <text:p>16.7162934345074</text:p>
          </table:table-cell>
          <table:table-cell table:formula="of:=ROUND([.D124])" office:value-type="float" office:value="17" calcext:value-type="float">
            <text:p>17</text:p>
          </table:table-cell>
          <table:table-cell table:formula="of:=[.E124]-[.C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([.A125]-1620)/100" office:value-type="float" office:value="1.71" calcext:value-type="float">
            <text:p>1.71</text:p>
          </table:table-cell>
          <table:table-cell office:value-type="float" office:value="17" calcext:value-type="float">
            <text:p>17</text:p>
          </table:table-cell>
          <table:table-cell table:formula="of:=-1342.59804267105*[.B125]^8+12734.547764394*[.B125]^7-51713.6958372526*[.B125]^6+117068.541455881*[.B125]^5-160987.621410229*[.B125]^4+137064.378815861*[.B125]^3-70101.3932887322*[.B125]^2+19506.0687863041*[.B125]-2217.49374863796" office:value-type="float" office:value="16.5993921483064" calcext:value-type="float">
            <text:p>16.5993921483064</text:p>
          </table:table-cell>
          <table:table-cell table:formula="of:=ROUND([.D125])" office:value-type="float" office:value="17" calcext:value-type="float">
            <text:p>17</text:p>
          </table:table-cell>
          <table:table-cell table:formula="of:=[.E125]-[.C1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[.A126]-1620)/100"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table:formula="of:=-1342.59804267105*[.B126]^8+12734.547764394*[.B126]^7-51713.6958372526*[.B126]^6+117068.541455881*[.B126]^5-160987.621410229*[.B126]^4+137064.378815861*[.B126]^3-70101.3932887322*[.B126]^2+19506.0687863041*[.B126]-2217.49374863796" office:value-type="float" office:value="16.4523810566357" calcext:value-type="float">
            <text:p>16.4523810566357</text:p>
          </table:table-cell>
          <table:table-cell table:formula="of:=ROUND([.D126])" office:value-type="float" office:value="16" calcext:value-type="float">
            <text:p>16</text:p>
          </table:table-cell>
          <table:table-cell table:formula="of:=[.E126]-[.C1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([.A127]-1620)/100" office:value-type="float" office:value="1.73" calcext:value-type="float">
            <text:p>1.73</text:p>
          </table:table-cell>
          <table:table-cell office:value-type="float" office:value="16" calcext:value-type="float">
            <text:p>16</text:p>
          </table:table-cell>
          <table:table-cell table:formula="of:=-1342.59804267105*[.B127]^8+12734.547764394*[.B127]^7-51713.6958372526*[.B127]^6+117068.541455881*[.B127]^5-160987.621410229*[.B127]^4+137064.378815861*[.B127]^3-70101.3932887322*[.B127]^2+19506.0687863041*[.B127]-2217.49374863796" office:value-type="float" office:value="16.2700544959193" calcext:value-type="float">
            <text:p>16.2700544959193</text:p>
          </table:table-cell>
          <table:table-cell table:formula="of:=ROUND([.D127])" office:value-type="float" office:value="16" calcext:value-type="float">
            <text:p>16</text:p>
          </table:table-cell>
          <table:table-cell table:formula="of:=[.E127]-[.C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([.A128]-1620)/100" office:value-type="float" office:value="1.74" calcext:value-type="float">
            <text:p>1.74</text:p>
          </table:table-cell>
          <table:table-cell office:value-type="float" office:value="16" calcext:value-type="float">
            <text:p>16</text:p>
          </table:table-cell>
          <table:table-cell table:formula="of:=-1342.59804267105*[.B128]^8+12734.547764394*[.B128]^7-51713.6958372526*[.B128]^6+117068.541455881*[.B128]^5-160987.621410229*[.B128]^4+137064.378815861*[.B128]^3-70101.3932887322*[.B128]^2+19506.0687863041*[.B128]-2217.49374863796" office:value-type="float" office:value="16.046337156939" calcext:value-type="float">
            <text:p>16.0463371569390</text:p>
          </table:table-cell>
          <table:table-cell table:formula="of:=ROUND([.D128])" office:value-type="float" office:value="16" calcext:value-type="float">
            <text:p>16</text:p>
          </table:table-cell>
          <table:table-cell table:formula="of:=[.E128]-[.C1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([.A129]-1620)/100" office:value-type="float" office:value="1.75" calcext:value-type="float">
            <text:p>1.75</text:p>
          </table:table-cell>
          <table:table-cell office:value-type="float" office:value="16" calcext:value-type="float">
            <text:p>16</text:p>
          </table:table-cell>
          <table:table-cell table:formula="of:=-1342.59804267105*[.B129]^8+12734.547764394*[.B129]^7-51713.6958372526*[.B129]^6+117068.541455881*[.B129]^5-160987.621410229*[.B129]^4+137064.378815861*[.B129]^3-70101.3932887322*[.B129]^2+19506.0687863041*[.B129]-2217.49374863796" office:value-type="float" office:value="15.7741840173662" calcext:value-type="float">
            <text:p>15.7741840173662</text:p>
          </table:table-cell>
          <table:table-cell table:formula="of:=ROUND([.D129])" office:value-type="float" office:value="16" calcext:value-type="float">
            <text:p>16</text:p>
          </table:table-cell>
          <table:table-cell table:formula="of:=[.E129]-[.C1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([.A130]-1620)/100" office:value-type="float" office:value="1.76" calcext:value-type="float">
            <text:p>1.76</text:p>
          </table:table-cell>
          <table:table-cell office:value-type="float" office:value="15" calcext:value-type="float">
            <text:p>15</text:p>
          </table:table-cell>
          <table:table-cell table:formula="of:=-1342.59804267105*[.B130]^8+12734.547764394*[.B130]^7-51713.6958372526*[.B130]^6+117068.541455881*[.B130]^5-160987.621410229*[.B130]^4+137064.378815861*[.B130]^3-70101.3932887322*[.B130]^2+19506.0687863041*[.B130]-2217.49374863796" office:value-type="float" office:value="15.4454730682669" calcext:value-type="float">
            <text:p>15.4454730682669</text:p>
          </table:table-cell>
          <table:table-cell table:formula="of:=ROUND([.D130])" office:value-type="float" office:value="15" calcext:value-type="float">
            <text:p>15</text:p>
          </table:table-cell>
          <table:table-cell table:formula="of:=[.E130]-[.C1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([.A131]-1620)/100" office:value-type="float" office:value="1.77" calcext:value-type="float">
            <text:p>1.77</text:p>
          </table:table-cell>
          <table:table-cell office:value-type="float" office:value="15" calcext:value-type="float">
            <text:p>15</text:p>
          </table:table-cell>
          <table:table-cell table:formula="of:=-1342.59804267105*[.B131]^8+12734.547764394*[.B131]^7-51713.6958372526*[.B131]^6+117068.541455881*[.B131]^5-160987.621410229*[.B131]^4+137064.378815861*[.B131]^3-70101.3932887322*[.B131]^2+19506.0687863041*[.B131]-2217.49374863796" office:value-type="float" office:value="15.0508905341526" calcext:value-type="float">
            <text:p>15.0508905341526</text:p>
          </table:table-cell>
          <table:table-cell table:formula="of:=ROUND([.D131])" office:value-type="float" office:value="15" calcext:value-type="float">
            <text:p>15</text:p>
          </table:table-cell>
          <table:table-cell table:formula="of:=[.E131]-[.C1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([.A132]-1620)/100" office:value-type="float" office:value="1.78" calcext:value-type="float">
            <text:p>1.78</text:p>
          </table:table-cell>
          <table:table-cell office:value-type="float" office:value="14" calcext:value-type="float">
            <text:p>14</text:p>
          </table:table-cell>
          <table:table-cell table:formula="of:=-1342.59804267105*[.B132]^8+12734.547764394*[.B132]^7-51713.6958372526*[.B132]^6+117068.541455881*[.B132]^5-160987.621410229*[.B132]^4+137064.378815861*[.B132]^3-70101.3932887322*[.B132]^2+19506.0687863041*[.B132]-2217.49374863796" office:value-type="float" office:value="14.5798082813822" calcext:value-type="float">
            <text:p>14.5798082813822</text:p>
          </table:table-cell>
          <table:table-cell table:formula="of:=ROUND([.D132])" office:value-type="float" office:value="15" calcext:value-type="float">
            <text:p>15</text:p>
          </table:table-cell>
          <table:table-cell table:formula="of:=[.E132]-[.C132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([.A133]-1620)/100" office:value-type="float" office:value="1.79" calcext:value-type="float">
            <text:p>1.79</text:p>
          </table:table-cell>
          <table:table-cell office:value-type="float" office:value="14" calcext:value-type="float">
            <text:p>14</text:p>
          </table:table-cell>
          <table:table-cell table:formula="of:=-1342.59804267105*[.B133]^8+12734.547764394*[.B133]^7-51713.6958372526*[.B133]^6+117068.541455881*[.B133]^5-160987.621410229*[.B133]^4+137064.378815861*[.B133]^3-70101.3932887322*[.B133]^2+19506.0687863041*[.B133]-2217.49374863796" office:value-type="float" office:value="14.0201531141688" calcext:value-type="float">
            <text:p>14.0201531141688</text:p>
          </table:table-cell>
          <table:table-cell table:formula="of:=ROUND([.D133])" office:value-type="float" office:value="14" calcext:value-type="float">
            <text:p>14</text:p>
          </table:table-cell>
          <table:table-cell table:formula="of:=[.E133]-[.C1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[.A134]-1620)/100" office:value-type="float" office:value="1.8" calcext:value-type="float">
            <text:p>1.80</text:p>
          </table:table-cell>
          <table:table-cell office:value-type="float" office:value="14" calcext:value-type="float">
            <text:p>14</text:p>
          </table:table-cell>
          <table:table-cell table:formula="of:=-1342.59804267105*[.B134]^8+12734.547764394*[.B134]^7-51713.6958372526*[.B134]^6+117068.541455881*[.B134]^5-160987.621410229*[.B134]^4+137064.378815861*[.B134]^3-70101.3932887322*[.B134]^2+19506.0687863041*[.B134]-2217.49374863796" office:value-type="float" office:value="13.358267642016" calcext:value-type="float">
            <text:p>13.3582676420160</text:p>
          </table:table-cell>
          <table:table-cell table:formula="of:=ROUND([.D134])" office:value-type="float" office:value="13" calcext:value-type="float">
            <text:p>13</text:p>
          </table:table-cell>
          <table:table-cell table:formula="of:=[.E134]-[.C134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134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800-1860" table:style-name="ta1">
        <table:shapes>
          <draw:frame draw:z-index="0" draw:style-name="gr1" draw:text-style-name="P1" svg:width="247.26mm" svg:height="170.52mm" svg:x="146.39mm" svg:y="0.8mm">
            <draw:object draw:notify-on-update-of-ranges="'1800-1860'.B2:'1800-1860'.B62 '1800-1860'.C1:'1800-1860'.C1 '1800-1860'.C2:'1800-1860'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ce29"/>
        <table:table-column table:style-name="co5" table:default-cell-style-name="ce11"/>
        <table:table-column table:style-name="co2" table:number-columns-repeated="2" table:default-cell-style-name="ce27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26" office:value-type="string" calcext:value-type="string">
            <text:p>Rounded</text:p>
          </table:table-cell>
          <table:table-cell table:style-name="ce26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43" table:formula="of:=([.A2]-1800)/100" office:value-type="float" office:value="0" calcext:value-type="float">
            <text:p>0.00</text:p>
          </table:table-cell>
          <table:table-cell table:style-name="ce27" office:value-type="float" office:value="13.7" calcext:value-type="float">
            <text:p>13.7</text:p>
          </table:table-cell>
          <table:table-cell table:formula="of:==-122459081.7*[.B2]^12+471466896.7*[.B2]^11-790846777*[.B2]^10+757257243.9*[.B2]^9-455638344.6*[.B2]^8+178847097.4*[.B2]^7-46119156.07*[.B2]^6+7703516.758*[.B2]^5-803586.5863*[.B2]^4+47764.9004*[.B2]^3-1160.863302*[.B2]^2-19.16151355*[.B2]+13.68877726" office:value-type="float" office:value="13.68877726" calcext:value-type="float">
            <text:p>13.6887772600000</text:p>
          </table:table-cell>
          <table:table-cell table:formula="of:=ROUND([.D2]*10)/10" office:value-type="float" office:value="13.7" calcext:value-type="float">
            <text:p>13.7</text:p>
          </table:table-cell>
          <table:table-cell table:formula="of:=[.E2]-[.C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43" table:formula="of:=([.A3]-1800)/100" office:value-type="float" office:value="0.01" calcext:value-type="float">
            <text:p>0.01</text:p>
          </table:table-cell>
          <table:table-cell table:style-name="ce27" office:value-type="float" office:value="13.4" calcext:value-type="float">
            <text:p>13.4</text:p>
          </table:table-cell>
          <table:table-cell table:formula="of:==-122459081.7*[.B3]^12+471466896.7*[.B3]^11-790846777*[.B3]^10+757257243.9*[.B3]^9-455638344.6*[.B3]^8+178847097.4*[.B3]^7-46119156.07*[.B3]^6+7703516.758*[.B3]^5-803586.5863*[.B3]^4+47764.9004*[.B3]^3-1160.863302*[.B3]^2-19.16151355*[.B3]+13.68877726" office:value-type="float" office:value="13.4215308050133" calcext:value-type="float">
            <text:p>13.4215308050133</text:p>
          </table:table-cell>
          <table:table-cell table:formula="of:=ROUND([.D3]*10)/10" office:value-type="float" office:value="13.4" calcext:value-type="float">
            <text:p>13.4</text:p>
          </table:table-cell>
          <table:table-cell table:formula="of:=[.E3]-[.C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43" table:formula="of:=([.A4]-1800)/100" office:value-type="float" office:value="0.02" calcext:value-type="float">
            <text:p>0.02</text:p>
          </table:table-cell>
          <table:table-cell table:style-name="ce27" office:value-type="float" office:value="13.1" calcext:value-type="float">
            <text:p>13.1</text:p>
          </table:table-cell>
          <table:table-cell table:formula="of:==-122459081.7*[.B4]^12+471466896.7*[.B4]^11-790846777*[.B4]^10+757257243.9*[.B4]^9-455638344.6*[.B4]^8+178847097.4*[.B4]^7-46119156.07*[.B4]^6+7703516.758*[.B4]^5-803586.5863*[.B4]^4+47764.9004*[.B4]^3-1160.863302*[.B4]^2-19.16151355*[.B4]+13.68877726" office:value-type="float" office:value="13.1166642848857" calcext:value-type="float">
            <text:p>13.1166642848857</text:p>
          </table:table-cell>
          <table:table-cell table:formula="of:=ROUND([.D4]*10)/10" office:value-type="float" office:value="13.1" calcext:value-type="float">
            <text:p>13.1</text:p>
          </table:table-cell>
          <table:table-cell table:formula="of:=[.E4]-[.C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43" table:formula="of:=([.A5]-1800)/100" office:value-type="float" office:value="0.03" calcext:value-type="float">
            <text:p>0.03</text:p>
          </table:table-cell>
          <table:table-cell table:style-name="ce27" office:value-type="float" office:value="12.9" calcext:value-type="float">
            <text:p>12.9</text:p>
          </table:table-cell>
          <table:table-cell table:formula="of:==-122459081.7*[.B5]^12+471466896.7*[.B5]^11-790846777*[.B5]^10+757257243.9*[.B5]^9-455638344.6*[.B5]^8+178847097.4*[.B5]^7-46119156.07*[.B5]^6+7703516.758*[.B5]^5-803586.5863*[.B5]^4+47764.9004*[.B5]^3-1160.863302*[.B5]^2-19.16151355*[.B5]+13.68877726" office:value-type="float" office:value="12.8651035381377" calcext:value-type="float">
            <text:p>12.8651035381377</text:p>
          </table:table-cell>
          <table:table-cell table:formula="of:=ROUND([.D5]*10)/10" office:value-type="float" office:value="12.9" calcext:value-type="float">
            <text:p>12.9</text:p>
          </table:table-cell>
          <table:table-cell table:formula="of:=[.E5]-[.C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43" table:formula="of:=([.A6]-1800)/100" office:value-type="float" office:value="0.04" calcext:value-type="float">
            <text:p>0.04</text:p>
          </table:table-cell>
          <table:table-cell table:style-name="ce27" office:value-type="float" office:value="12.7" calcext:value-type="float">
            <text:p>12.7</text:p>
          </table:table-cell>
          <table:table-cell table:formula="of:==-122459081.7*[.B6]^12+471466896.7*[.B6]^11-790846777*[.B6]^10+757257243.9*[.B6]^9-455638344.6*[.B6]^8+178847097.4*[.B6]^7-46119156.07*[.B6]^6+7703516.758*[.B6]^5-803586.5863*[.B6]^4+47764.9004*[.B6]^3-1160.863302*[.B6]^2-19.16151355*[.B6]+13.68877726" office:value-type="float" office:value="12.6911501027178" calcext:value-type="float">
            <text:p>12.6911501027178</text:p>
          </table:table-cell>
          <table:table-cell table:formula="of:=ROUND([.D6]*10)/10" office:value-type="float" office:value="12.7" calcext:value-type="float">
            <text:p>12.7</text:p>
          </table:table-cell>
          <table:table-cell table:formula="of:=[.E6]-[.C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43" table:formula="of:=([.A7]-1800)/100" office:value-type="float" office:value="0.05" calcext:value-type="float">
            <text:p>0.05</text:p>
          </table:table-cell>
          <table:table-cell table:style-name="ce27" office:value-type="float" office:value="12.6" calcext:value-type="float">
            <text:p>12.6</text:p>
          </table:table-cell>
          <table:table-cell table:formula="of:==-122459081.7*[.B7]^12+471466896.7*[.B7]^11-790846777*[.B7]^10+757257243.9*[.B7]^9-455638344.6*[.B7]^8+178847097.4*[.B7]^7-46119156.07*[.B7]^6+7703516.758*[.B7]^5-803586.5863*[.B7]^4+47764.9004*[.B7]^3-1160.863302*[.B7]^2-19.16151355*[.B7]+13.68877726" office:value-type="float" office:value="12.5868068675252" calcext:value-type="float">
            <text:p>12.5868068675252</text:p>
          </table:table-cell>
          <table:table-cell table:formula="of:=ROUND([.D7]*10)/10" office:value-type="float" office:value="12.6" calcext:value-type="float">
            <text:p>12.6</text:p>
          </table:table-cell>
          <table:table-cell table:formula="of:=[.E7]-[.C7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43" table:formula="of:=([.A8]-1800)/100" office:value-type="float" office:value="0.06" calcext:value-type="float">
            <text:p>0.06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8]^12+471466896.7*[.B8]^11-790846777*[.B8]^10+757257243.9*[.B8]^9-455638344.6*[.B8]^8+178847097.4*[.B8]^7-46119156.07*[.B8]^6+7703516.758*[.B8]^5-803586.5863*[.B8]^4+47764.9004*[.B8]^3-1160.863302*[.B8]^2-19.16151355*[.B8]+13.68877726" office:value-type="float" office:value="12.5325318899754" calcext:value-type="float">
            <text:p>12.5325318899754</text:p>
          </table:table-cell>
          <table:table-cell table:formula="of:=ROUND([.D8]*10)/10" office:value-type="float" office:value="12.5" calcext:value-type="float">
            <text:p>12.5</text:p>
          </table:table-cell>
          <table:table-cell table:formula="of:=[.E8]-[.C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43" table:formula="of:=([.A9]-1800)/100" office:value-type="float" office:value="0.07" calcext:value-type="float">
            <text:p>0.07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9]^12+471466896.7*[.B9]^11-790846777*[.B9]^10+757257243.9*[.B9]^9-455638344.6*[.B9]^8+178847097.4*[.B9]^7-46119156.07*[.B9]^6+7703516.758*[.B9]^5-803586.5863*[.B9]^4+47764.9004*[.B9]^3-1160.863302*[.B9]^2-19.16151355*[.B9]+13.68877726" office:value-type="float" office:value="12.5085480116449" calcext:value-type="float">
            <text:p>12.5085480116449</text:p>
          </table:table-cell>
          <table:table-cell table:formula="of:=ROUND([.D9]*10)/10" office:value-type="float" office:value="12.5" calcext:value-type="float">
            <text:p>12.5</text:p>
          </table:table-cell>
          <table:table-cell table:formula="of:=[.E9]-[.C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43" table:formula="of:=([.A10]-1800)/100" office:value-type="float" office:value="0.08" calcext:value-type="float">
            <text:p>0.08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0]^12+471466896.7*[.B10]^11-790846777*[.B10]^10+757257243.9*[.B10]^9-455638344.6*[.B10]^8+178847097.4*[.B10]^7-46119156.07*[.B10]^6+7703516.758*[.B10]^5-803586.5863*[.B10]^4+47764.9004*[.B10]^3-1160.863302*[.B10]^2-19.16151355*[.B10]+13.68877726" office:value-type="float" office:value="12.4998805903306" calcext:value-type="float">
            <text:p>12.4998805903306</text:p>
          </table:table-cell>
          <table:table-cell table:formula="of:=ROUND([.D10]*10)/10" office:value-type="float" office:value="12.5" calcext:value-type="float">
            <text:p>12.5</text:p>
          </table:table-cell>
          <table:table-cell table:formula="of:=[.E10]-[.C1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43" table:formula="of:=([.A11]-1800)/100" office:value-type="float" office:value="0.09" calcext:value-type="float">
            <text:p>0.09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1]^12+471466896.7*[.B11]^11-790846777*[.B11]^10+757257243.9*[.B11]^9-455638344.6*[.B11]^8+178847097.4*[.B11]^7-46119156.07*[.B11]^6+7703516.758*[.B11]^5-803586.5863*[.B11]^4+47764.9004*[.B11]^3-1160.863302*[.B11]^2-19.16151355*[.B11]+13.68877726" office:value-type="float" office:value="12.4975047751178" calcext:value-type="float">
            <text:p>12.4975047751178</text:p>
          </table:table-cell>
          <table:table-cell table:formula="of:=ROUND([.D11]*10)/10" office:value-type="float" office:value="12.5" calcext:value-type="float">
            <text:p>12.5</text:p>
          </table:table-cell>
          <table:table-cell table:formula="of:=[.E11]-[.C1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43" table:formula="of:=([.A12]-1800)/100" office:value-type="float" office:value="0.1" calcext:value-type="float">
            <text:p>0.10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2]^12+471466896.7*[.B12]^11-790846777*[.B12]^10+757257243.9*[.B12]^9-455638344.6*[.B12]^8+178847097.4*[.B12]^7-46119156.07*[.B12]^6+7703516.758*[.B12]^5-803586.5863*[.B12]^4+47764.9004*[.B12]^3-1160.863302*[.B12]^2-19.16151355*[.B12]+13.68877726" office:value-type="float" office:value="12.4973372350853" calcext:value-type="float">
            <text:p>12.4973372350853</text:p>
          </table:table-cell>
          <table:table-cell table:formula="of:=ROUND([.D12]*10)/10" office:value-type="float" office:value="12.5" calcext:value-type="float">
            <text:p>12.5</text:p>
          </table:table-cell>
          <table:table-cell table:formula="of:=[.E12]-[.C1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43" table:formula="of:=([.A13]-1800)/100" office:value-type="float" office:value="0.11" calcext:value-type="float">
            <text:p>0.11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3]^12+471466896.7*[.B13]^11-790846777*[.B13]^10+757257243.9*[.B13]^9-455638344.6*[.B13]^8+178847097.4*[.B13]^7-46119156.07*[.B13]^6+7703516.758*[.B13]^5-803586.5863*[.B13]^4+47764.9004*[.B13]^3-1160.863302*[.B13]^2-19.16151355*[.B13]+13.68877726" office:value-type="float" office:value="12.498286625207" calcext:value-type="float">
            <text:p>12.4982866252070</text:p>
          </table:table-cell>
          <table:table-cell table:formula="of:=ROUND([.D13]*10)/10" office:value-type="float" office:value="12.5" calcext:value-type="float">
            <text:p>12.5</text:p>
          </table:table-cell>
          <table:table-cell table:formula="of:=[.E13]-[.C1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43" table:formula="of:=([.A14]-1800)/100" office:value-type="float" office:value="0.12" calcext:value-type="float">
            <text:p>0.12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4]^12+471466896.7*[.B14]^11-790846777*[.B14]^10+757257243.9*[.B14]^9-455638344.6*[.B14]^8+178847097.4*[.B14]^7-46119156.07*[.B14]^6+7703516.758*[.B14]^5-803586.5863*[.B14]^4+47764.9004*[.B14]^3-1160.863302*[.B14]^2-19.16151355*[.B14]+13.68877726" office:value-type="float" office:value="12.5001653486595" calcext:value-type="float">
            <text:p>12.5001653486595</text:p>
          </table:table-cell>
          <table:table-cell table:formula="of:=ROUND([.D14]*10)/10" office:value-type="float" office:value="12.5" calcext:value-type="float">
            <text:p>12.5</text:p>
          </table:table-cell>
          <table:table-cell table:formula="of:=[.E14]-[.C1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43" table:formula="of:=([.A15]-1800)/100" office:value-type="float" office:value="0.13" calcext:value-type="float">
            <text:p>0.13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5]^12+471466896.7*[.B15]^11-790846777*[.B15]^10+757257243.9*[.B15]^9-455638344.6*[.B15]^8+178847097.4*[.B15]^7-46119156.07*[.B15]^6+7703516.758*[.B15]^5-803586.5863*[.B15]^4+47764.9004*[.B15]^3-1160.863302*[.B15]^2-19.16151355*[.B15]+13.68877726" office:value-type="float" office:value="12.5019468089065" calcext:value-type="float">
            <text:p>12.5019468089065</text:p>
          </table:table-cell>
          <table:table-cell table:formula="of:=ROUND([.D15]*10)/10" office:value-type="float" office:value="12.5" calcext:value-type="float">
            <text:p>12.5</text:p>
          </table:table-cell>
          <table:table-cell table:formula="of:=[.E15]-[.C1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43" table:formula="of:=([.A16]-1800)/100" office:value-type="float" office:value="0.14" calcext:value-type="float">
            <text:p>0.14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6]^12+471466896.7*[.B16]^11-790846777*[.B16]^10+757257243.9*[.B16]^9-455638344.6*[.B16]^8+178847097.4*[.B16]^7-46119156.07*[.B16]^6+7703516.758*[.B16]^5-803586.5863*[.B16]^4+47764.9004*[.B16]^3-1160.863302*[.B16]^2-19.16151355*[.B16]+13.68877726" office:value-type="float" office:value="12.5006131767827" calcext:value-type="float">
            <text:p>12.5006131767827</text:p>
          </table:table-cell>
          <table:table-cell table:formula="of:=ROUND([.D16]*10)/10" office:value-type="float" office:value="12.5" calcext:value-type="float">
            <text:p>12.5</text:p>
          </table:table-cell>
          <table:table-cell table:formula="of:=[.E16]-[.C1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43" table:formula="of:=([.A17]-1800)/100" office:value-type="float" office:value="0.15" calcext:value-type="float">
            <text:p>0.15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7]^12+471466896.7*[.B17]^11-790846777*[.B17]^10+757257243.9*[.B17]^9-455638344.6*[.B17]^8+178847097.4*[.B17]^7-46119156.07*[.B17]^6+7703516.758*[.B17]^5-803586.5863*[.B17]^4+47764.9004*[.B17]^3-1160.863302*[.B17]^2-19.16151355*[.B17]+13.68877726" office:value-type="float" office:value="12.4906658911868" calcext:value-type="float">
            <text:p>12.4906658911868</text:p>
          </table:table-cell>
          <table:table-cell table:formula="of:=ROUND([.D17]*10)/10" office:value-type="float" office:value="12.5" calcext:value-type="float">
            <text:p>12.5</text:p>
          </table:table-cell>
          <table:table-cell table:formula="of:=[.E17]-[.C17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43" table:formula="of:=([.A18]-1800)/100" office:value-type="float" office:value="0.16" calcext:value-type="float">
            <text:p>0.16</text:p>
          </table:table-cell>
          <table:table-cell table:style-name="ce27" office:value-type="float" office:value="12.5" calcext:value-type="float">
            <text:p>12.5</text:p>
          </table:table-cell>
          <table:table-cell table:formula="of:==-122459081.7*[.B18]^12+471466896.7*[.B18]^11-790846777*[.B18]^10+757257243.9*[.B18]^9-455638344.6*[.B18]^8+178847097.4*[.B18]^7-46119156.07*[.B18]^6+7703516.758*[.B18]^5-803586.5863*[.B18]^4+47764.9004*[.B18]^3-1160.863302*[.B18]^2-19.16151355*[.B18]+13.68877726" office:value-type="float" office:value="12.4642530968184" calcext:value-type="float">
            <text:p>12.4642530968184</text:p>
          </table:table-cell>
          <table:table-cell table:formula="of:=ROUND([.D18]*10)/10" office:value-type="float" office:value="12.5" calcext:value-type="float">
            <text:p>12.5</text:p>
          </table:table-cell>
          <table:table-cell table:formula="of:=[.E18]-[.C1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43" table:formula="of:=([.A19]-1800)/100" office:value-type="float" office:value="0.17" calcext:value-type="float">
            <text:p>0.17</text:p>
          </table:table-cell>
          <table:table-cell table:style-name="ce27" office:value-type="float" office:value="12.4" calcext:value-type="float">
            <text:p>12.4</text:p>
          </table:table-cell>
          <table:table-cell table:formula="of:==-122459081.7*[.B19]^12+471466896.7*[.B19]^11-790846777*[.B19]^10+757257243.9*[.B19]^9-455638344.6*[.B19]^8+178847097.4*[.B19]^7-46119156.07*[.B19]^6+7703516.758*[.B19]^5-803586.5863*[.B19]^4+47764.9004*[.B19]^3-1160.863302*[.B19]^2-19.16151355*[.B19]+13.68877726" office:value-type="float" office:value="12.4117946359077" calcext:value-type="float">
            <text:p>12.4117946359077</text:p>
          </table:table-cell>
          <table:table-cell table:formula="of:=ROUND([.D19]*10)/10" office:value-type="float" office:value="12.4" calcext:value-type="float">
            <text:p>12.4</text:p>
          </table:table-cell>
          <table:table-cell table:formula="of:=[.E19]-[.C1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43" table:formula="of:=([.A20]-1800)/100" office:value-type="float" office:value="0.18" calcext:value-type="float">
            <text:p>0.18</text:p>
          </table:table-cell>
          <table:table-cell table:style-name="ce27" office:value-type="float" office:value="12.3" calcext:value-type="float">
            <text:p>12.3</text:p>
          </table:table-cell>
          <table:table-cell table:formula="of:==-122459081.7*[.B20]^12+471466896.7*[.B20]^11-790846777*[.B20]^10+757257243.9*[.B20]^9-455638344.6*[.B20]^8+178847097.4*[.B20]^7-46119156.07*[.B20]^6+7703516.758*[.B20]^5-803586.5863*[.B20]^4+47764.9004*[.B20]^3-1160.863302*[.B20]^2-19.16151355*[.B20]+13.68877726" office:value-type="float" office:value="12.3229468391006" calcext:value-type="float">
            <text:p>12.3229468391006</text:p>
          </table:table-cell>
          <table:table-cell table:formula="of:=ROUND([.D20]*10)/10" office:value-type="float" office:value="12.3" calcext:value-type="float">
            <text:p>12.3</text:p>
          </table:table-cell>
          <table:table-cell table:formula="of:=[.E20]-[.C2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43" table:formula="of:=([.A21]-1800)/100" office:value-type="float" office:value="0.19" calcext:value-type="float">
            <text:p>0.19</text:p>
          </table:table-cell>
          <table:table-cell table:style-name="ce27" office:value-type="float" office:value="12.2" calcext:value-type="float">
            <text:p>12.2</text:p>
          </table:table-cell>
          <table:table-cell table:formula="of:==-122459081.7*[.B21]^12+471466896.7*[.B21]^11-790846777*[.B21]^10+757257243.9*[.B21]^9-455638344.6*[.B21]^8+178847097.4*[.B21]^7-46119156.07*[.B21]^6+7703516.758*[.B21]^5-803586.5863*[.B21]^4+47764.9004*[.B21]^3-1160.863302*[.B21]^2-19.16151355*[.B21]+13.68877726" office:value-type="float" office:value="12.1877380795981" calcext:value-type="float">
            <text:p>12.1877380795981</text:p>
          </table:table-cell>
          <table:table-cell table:formula="of:=ROUND([.D21]*10)/10" office:value-type="float" office:value="12.2" calcext:value-type="float">
            <text:p>12.2</text:p>
          </table:table-cell>
          <table:table-cell table:formula="of:=[.E21]-[.C2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43" table:formula="of:=([.A22]-1800)/100" office:value-type="float" office:value="0.2" calcext:value-type="float">
            <text:p>0.20</text:p>
          </table:table-cell>
          <table:table-cell table:style-name="ce27" office:value-type="float" office:value="12" calcext:value-type="float">
            <text:p>12.0</text:p>
          </table:table-cell>
          <table:table-cell table:formula="of:==-122459081.7*[.B22]^12+471466896.7*[.B22]^11-790846777*[.B22]^10+757257243.9*[.B22]^9-455638344.6*[.B22]^8+178847097.4*[.B22]^7-46119156.07*[.B22]^6+7703516.758*[.B22]^5-803586.5863*[.B22]^4+47764.9004*[.B22]^3-1160.863302*[.B22]^2-19.16151355*[.B22]+13.68877726" office:value-type="float" office:value="11.9977147717725" calcext:value-type="float">
            <text:p>11.9977147717725</text:p>
          </table:table-cell>
          <table:table-cell table:formula="of:=ROUND([.D22]*10)/10" office:value-type="float" office:value="12" calcext:value-type="float">
            <text:p>12.0</text:p>
          </table:table-cell>
          <table:table-cell table:formula="of:=[.E22]-[.C2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43" table:formula="of:=([.A23]-1800)/100" office:value-type="float" office:value="0.21" calcext:value-type="float">
            <text:p>0.21</text:p>
          </table:table-cell>
          <table:table-cell table:style-name="ce27" office:value-type="float" office:value="11.7" calcext:value-type="float">
            <text:p>11.7</text:p>
          </table:table-cell>
          <table:table-cell table:formula="of:==-122459081.7*[.B23]^12+471466896.7*[.B23]^11-790846777*[.B23]^10+757257243.9*[.B23]^9-455638344.6*[.B23]^8+178847097.4*[.B23]^7-46119156.07*[.B23]^6+7703516.758*[.B23]^5-803586.5863*[.B23]^4+47764.9004*[.B23]^3-1160.863302*[.B23]^2-19.16151355*[.B23]+13.68877726" office:value-type="float" office:value="11.7469600910045" calcext:value-type="float">
            <text:p>11.7469600910045</text:p>
          </table:table-cell>
          <table:table-cell table:formula="of:=ROUND([.D23]*10)/10" office:value-type="float" office:value="11.7" calcext:value-type="float">
            <text:p>11.7</text:p>
          </table:table-cell>
          <table:table-cell table:formula="of:=[.E23]-[.C2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43" table:formula="of:=([.A24]-1800)/100" office:value-type="float" office:value="0.22" calcext:value-type="float">
            <text:p>0.22</text:p>
          </table:table-cell>
          <table:table-cell table:style-name="ce27" office:value-type="float" office:value="11.4" calcext:value-type="float">
            <text:p>11.4</text:p>
          </table:table-cell>
          <table:table-cell table:formula="of:==-122459081.7*[.B24]^12+471466896.7*[.B24]^11-790846777*[.B24]^10+757257243.9*[.B24]^9-455638344.6*[.B24]^8+178847097.4*[.B24]^7-46119156.07*[.B24]^6+7703516.758*[.B24]^5-803586.5863*[.B24]^4+47764.9004*[.B24]^3-1160.863302*[.B24]^2-19.16151355*[.B24]+13.68877726" office:value-type="float" office:value="11.4328789596091" calcext:value-type="float">
            <text:p>11.4328789596091</text:p>
          </table:table-cell>
          <table:table-cell table:formula="of:=ROUND([.D24]*10)/10" office:value-type="float" office:value="11.4" calcext:value-type="float">
            <text:p>11.4</text:p>
          </table:table-cell>
          <table:table-cell table:formula="of:=[.E24]-[.C2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43" table:formula="of:=([.A25]-1800)/100" office:value-type="float" office:value="0.23" calcext:value-type="float">
            <text:p>0.23</text:p>
          </table:table-cell>
          <table:table-cell table:style-name="ce27" office:value-type="float" office:value="11.1" calcext:value-type="float">
            <text:p>11.1</text:p>
          </table:table-cell>
          <table:table-cell table:formula="of:==-122459081.7*[.B25]^12+471466896.7*[.B25]^11-790846777*[.B25]^10+757257243.9*[.B25]^9-455638344.6*[.B25]^8+178847097.4*[.B25]^7-46119156.07*[.B25]^6+7703516.758*[.B25]^5-803586.5863*[.B25]^4+47764.9004*[.B25]^3-1160.863302*[.B25]^2-19.16151355*[.B25]+13.68877726" office:value-type="float" office:value="11.0566784343208" calcext:value-type="float">
            <text:p>11.0566784343208</text:p>
          </table:table-cell>
          <table:table-cell table:formula="of:=ROUND([.D25]*10)/10" office:value-type="float" office:value="11.1" calcext:value-type="float">
            <text:p>11.1</text:p>
          </table:table-cell>
          <table:table-cell table:formula="of:=[.E25]-[.C2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43" table:formula="of:=([.A26]-1800)/100" office:value-type="float" office:value="0.24" calcext:value-type="float">
            <text:p>0.24</text:p>
          </table:table-cell>
          <table:table-cell table:style-name="ce27" office:value-type="float" office:value="10.6" calcext:value-type="float">
            <text:p>10.6</text:p>
          </table:table-cell>
          <table:table-cell table:formula="of:==-122459081.7*[.B26]^12+471466896.7*[.B26]^11-790846777*[.B26]^10+757257243.9*[.B26]^9-455638344.6*[.B26]^8+178847097.4*[.B26]^7-46119156.07*[.B26]^6+7703516.758*[.B26]^5-803586.5863*[.B26]^4+47764.9004*[.B26]^3-1160.863302*[.B26]^2-19.16151355*[.B26]+13.68877726" office:value-type="float" office:value="10.6235089900927" calcext:value-type="float">
            <text:p>10.6235089900927</text:p>
          </table:table-cell>
          <table:table-cell table:formula="of:=ROUND([.D26]*10)/10" office:value-type="float" office:value="10.6" calcext:value-type="float">
            <text:p>10.6</text:p>
          </table:table-cell>
          <table:table-cell table:formula="of:=[.E26]-[.C2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43" table:formula="of:=([.A27]-1800)/100" office:value-type="float" office:value="0.25" calcext:value-type="float">
            <text:p>0.25</text:p>
          </table:table-cell>
          <table:table-cell table:style-name="ce27" office:value-type="float" office:value="10.2" calcext:value-type="float">
            <text:p>10.2</text:p>
          </table:table-cell>
          <table:table-cell table:formula="of:==-122459081.7*[.B27]^12+471466896.7*[.B27]^11-790846777*[.B27]^10+757257243.9*[.B27]^9-455638344.6*[.B27]^8+178847097.4*[.B27]^7-46119156.07*[.B27]^6+7703516.758*[.B27]^5-803586.5863*[.B27]^4+47764.9004*[.B27]^3-1160.863302*[.B27]^2-19.16151355*[.B27]+13.68877726" office:value-type="float" office:value="10.1422665079201" calcext:value-type="float">
            <text:p>10.1422665079201</text:p>
          </table:table-cell>
          <table:table-cell table:formula="of:=ROUND([.D27]*10)/10" office:value-type="float" office:value="10.1" calcext:value-type="float">
            <text:p>10.1</text:p>
          </table:table-cell>
          <table:table-cell table:formula="of:=[.E27]-[.C27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43" table:formula="of:=([.A28]-1800)/100" office:value-type="float" office:value="0.26" calcext:value-type="float">
            <text:p>0.26</text:p>
          </table:table-cell>
          <table:table-cell table:style-name="ce27" office:value-type="float" office:value="9.6" calcext:value-type="float">
            <text:p>9.6</text:p>
          </table:table-cell>
          <table:table-cell table:formula="of:==-122459081.7*[.B28]^12+471466896.7*[.B28]^11-790846777*[.B28]^10+757257243.9*[.B28]^9-455638344.6*[.B28]^8+178847097.4*[.B28]^7-46119156.07*[.B28]^6+7703516.758*[.B28]^5-803586.5863*[.B28]^4+47764.9004*[.B28]^3-1160.863302*[.B28]^2-19.16151355*[.B28]+13.68877726" office:value-type="float" office:value="9.62508490456229" calcext:value-type="float">
            <text:p>9.6250849045623</text:p>
          </table:table-cell>
          <table:table-cell table:formula="of:=ROUND([.D28]*10)/10" office:value-type="float" office:value="9.6" calcext:value-type="float">
            <text:p>9.6</text:p>
          </table:table-cell>
          <table:table-cell table:formula="of:=[.E28]-[.C2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43" table:formula="of:=([.A29]-1800)/100" office:value-type="float" office:value="0.27" calcext:value-type="float">
            <text:p>0.27</text:p>
          </table:table-cell>
          <table:table-cell table:style-name="ce27" office:value-type="float" office:value="9.1" calcext:value-type="float">
            <text:p>9.1</text:p>
          </table:table-cell>
          <table:table-cell table:formula="of:==-122459081.7*[.B29]^12+471466896.7*[.B29]^11-790846777*[.B29]^10+757257243.9*[.B29]^9-455638344.6*[.B29]^8+178847097.4*[.B29]^7-46119156.07*[.B29]^6+7703516.758*[.B29]^5-803586.5863*[.B29]^4+47764.9004*[.B29]^3-1160.863302*[.B29]^2-19.16151355*[.B29]+13.68877726" office:value-type="float" office:value="9.08657377480932" calcext:value-type="float">
            <text:p>9.0865737748093</text:p>
          </table:table-cell>
          <table:table-cell table:formula="of:=ROUND([.D29]*10)/10" office:value-type="float" office:value="9.1" calcext:value-type="float">
            <text:p>9.1</text:p>
          </table:table-cell>
          <table:table-cell table:formula="of:=[.E29]-[.C2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43" table:formula="of:=([.A30]-1800)/100" office:value-type="float" office:value="0.28" calcext:value-type="float">
            <text:p>0.28</text:p>
          </table:table-cell>
          <table:table-cell table:style-name="ce27" office:value-type="float" office:value="8.6" calcext:value-type="float">
            <text:p>8.6</text:p>
          </table:table-cell>
          <table:table-cell table:formula="of:==-122459081.7*[.B30]^12+471466896.7*[.B30]^11-790846777*[.B30]^10+757257243.9*[.B30]^9-455638344.6*[.B30]^8+178847097.4*[.B30]^7-46119156.07*[.B30]^6+7703516.758*[.B30]^5-803586.5863*[.B30]^4+47764.9004*[.B30]^3-1160.863302*[.B30]^2-19.16151355*[.B30]+13.68877726" office:value-type="float" office:value="8.54287319876857" calcext:value-type="float">
            <text:p>8.5428731987686</text:p>
          </table:table-cell>
          <table:table-cell table:formula="of:=ROUND([.D30]*10)/10" office:value-type="float" office:value="8.5" calcext:value-type="float">
            <text:p>8.5</text:p>
          </table:table-cell>
          <table:table-cell table:formula="of:=[.E30]-[.C30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43" table:formula="of:=([.A31]-1800)/100" office:value-type="float" office:value="0.29" calcext:value-type="float">
            <text:p>0.29</text:p>
          </table:table-cell>
          <table:table-cell table:style-name="ce27" office:value-type="float" office:value="8" calcext:value-type="float">
            <text:p>8.0</text:p>
          </table:table-cell>
          <table:table-cell table:formula="of:==-122459081.7*[.B31]^12+471466896.7*[.B31]^11-790846777*[.B31]^10+757257243.9*[.B31]^9-455638344.6*[.B31]^8+178847097.4*[.B31]^7-46119156.07*[.B31]^6+7703516.758*[.B31]^5-803586.5863*[.B31]^4+47764.9004*[.B31]^3-1160.863302*[.B31]^2-19.16151355*[.B31]+13.68877726" office:value-type="float" office:value="8.01060854847148" calcext:value-type="float">
            <text:p>8.0106085484715</text:p>
          </table:table-cell>
          <table:table-cell table:formula="of:=ROUND([.D31]*10)/10" office:value-type="float" office:value="8" calcext:value-type="float">
            <text:p>8.0</text:p>
          </table:table-cell>
          <table:table-cell table:formula="of:=[.E31]-[.C3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43" table:formula="of:=([.A32]-1800)/100" office:value-type="float" office:value="0.3" calcext:value-type="float">
            <text:p>0.30</text:p>
          </table:table-cell>
          <table:table-cell table:style-name="ce27" office:value-type="float" office:value="7.5" calcext:value-type="float">
            <text:p>7.5</text:p>
          </table:table-cell>
          <table:table-cell table:formula="of:==-122459081.7*[.B32]^12+471466896.7*[.B32]^11-790846777*[.B32]^10+757257243.9*[.B32]^9-455638344.6*[.B32]^8+178847097.4*[.B32]^7-46119156.07*[.B32]^6+7703516.758*[.B32]^5-803586.5863*[.B32]^4+47764.9004*[.B32]^3-1160.863302*[.B32]^2-19.16151355*[.B32]+13.68877726" office:value-type="float" office:value="7.50583170481755" calcext:value-type="float">
            <text:p>7.5058317048176</text:p>
          </table:table-cell>
          <table:table-cell table:formula="of:=ROUND([.D32]*10)/10" office:value-type="float" office:value="7.5" calcext:value-type="float">
            <text:p>7.5</text:p>
          </table:table-cell>
          <table:table-cell table:formula="of:=[.E32]-[.C3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43" table:formula="of:=([.A33]-1800)/100" office:value-type="float" office:value="0.31" calcext:value-type="float">
            <text:p>0.31</text:p>
          </table:table-cell>
          <table:table-cell table:style-name="ce27" office:value-type="float" office:value="7" calcext:value-type="float">
            <text:p>7.0</text:p>
          </table:table-cell>
          <table:table-cell table:formula="of:==-122459081.7*[.B33]^12+471466896.7*[.B33]^11-790846777*[.B33]^10+757257243.9*[.B33]^9-455638344.6*[.B33]^8+178847097.4*[.B33]^7-46119156.07*[.B33]^6+7703516.758*[.B33]^5-803586.5863*[.B33]^4+47764.9004*[.B33]^3-1160.863302*[.B33]^2-19.16151355*[.B33]+13.68877726" office:value-type="float" office:value="7.0430319490089" calcext:value-type="float">
            <text:p>7.0430319490089</text:p>
          </table:table-cell>
          <table:table-cell table:formula="of:=ROUND([.D33]*10)/10" office:value-type="float" office:value="7" calcext:value-type="float">
            <text:p>7.0</text:p>
          </table:table-cell>
          <table:table-cell table:formula="of:=[.E33]-[.C3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43" table:formula="of:=([.A34]-1800)/100" office:value-type="float" office:value="0.32" calcext:value-type="float">
            <text:p>0.32</text:p>
          </table:table-cell>
          <table:table-cell table:style-name="ce27" office:value-type="float" office:value="6.6" calcext:value-type="float">
            <text:p>6.6</text:p>
          </table:table-cell>
          <table:table-cell table:formula="of:==-122459081.7*[.B34]^12+471466896.7*[.B34]^11-790846777*[.B34]^10+757257243.9*[.B34]^9-455638344.6*[.B34]^8+178847097.4*[.B34]^7-46119156.07*[.B34]^6+7703516.758*[.B34]^5-803586.5863*[.B34]^4+47764.9004*[.B34]^3-1160.863302*[.B34]^2-19.16151355*[.B34]+13.68877726" office:value-type="float" office:value="6.63429063160278" calcext:value-type="float">
            <text:p>6.6342906316028</text:p>
          </table:table-cell>
          <table:table-cell table:formula="of:=ROUND([.D34]*10)/10" office:value-type="float" office:value="6.6" calcext:value-type="float">
            <text:p>6.6</text:p>
          </table:table-cell>
          <table:table-cell table:formula="of:=[.E34]-[.C3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43" table:formula="of:=([.A35]-1800)/100" office:value-type="float" office:value="0.33" calcext:value-type="float">
            <text:p>0.33</text:p>
          </table:table-cell>
          <table:table-cell table:style-name="ce27" office:value-type="float" office:value="6.3" calcext:value-type="float">
            <text:p>6.3</text:p>
          </table:table-cell>
          <table:table-cell table:formula="of:==-122459081.7*[.B35]^12+471466896.7*[.B35]^11-790846777*[.B35]^10+757257243.9*[.B35]^9-455638344.6*[.B35]^8+178847097.4*[.B35]^7-46119156.07*[.B35]^6+7703516.758*[.B35]^5-803586.5863*[.B35]^4+47764.9004*[.B35]^3-1160.863302*[.B35]^2-19.16151355*[.B35]+13.68877726" office:value-type="float" office:value="6.2886395238619" calcext:value-type="float">
            <text:p>6.2886395238619</text:p>
          </table:table-cell>
          <table:table-cell table:formula="of:=ROUND([.D35]*10)/10" office:value-type="float" office:value="6.3" calcext:value-type="float">
            <text:p>6.3</text:p>
          </table:table-cell>
          <table:table-cell table:formula="of:=[.E35]-[.C3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43" table:formula="of:=([.A36]-1800)/100" office:value-type="float" office:value="0.34" calcext:value-type="float">
            <text:p>0.34</text:p>
          </table:table-cell>
          <table:table-cell table:style-name="ce27" office:value-type="float" office:value="6" calcext:value-type="float">
            <text:p>6.0</text:p>
          </table:table-cell>
          <table:table-cell table:formula="of:==-122459081.7*[.B36]^12+471466896.7*[.B36]^11-790846777*[.B36]^10+757257243.9*[.B36]^9-455638344.6*[.B36]^8+178847097.4*[.B36]^7-46119156.07*[.B36]^6+7703516.758*[.B36]^5-803586.5863*[.B36]^4+47764.9004*[.B36]^3-1160.863302*[.B36]^2-19.16151355*[.B36]+13.68877726" office:value-type="float" office:value="6.01166470972352" calcext:value-type="float">
            <text:p>6.0116647097235</text:p>
          </table:table-cell>
          <table:table-cell table:formula="of:=ROUND([.D36]*10)/10" office:value-type="float" office:value="6" calcext:value-type="float">
            <text:p>6.0</text:p>
          </table:table-cell>
          <table:table-cell table:formula="of:=[.E36]-[.C3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43" table:formula="of:=([.A37]-1800)/100" office:value-type="float" office:value="0.35" calcext:value-type="float">
            <text:p>0.35</text:p>
          </table:table-cell>
          <table:table-cell table:style-name="ce27" office:value-type="float" office:value="5.8" calcext:value-type="float">
            <text:p>5.8</text:p>
          </table:table-cell>
          <table:table-cell table:formula="of:==-122459081.7*[.B37]^12+471466896.7*[.B37]^11-790846777*[.B37]^10+757257243.9*[.B37]^9-455638344.6*[.B37]^8+178847097.4*[.B37]^7-46119156.07*[.B37]^6+7703516.758*[.B37]^5-803586.5863*[.B37]^4+47764.9004*[.B37]^3-1160.863302*[.B37]^2-19.16151355*[.B37]+13.68877726" office:value-type="float" office:value="5.80537732004622" calcext:value-type="float">
            <text:p>5.8053773200462</text:p>
          </table:table-cell>
          <table:table-cell table:formula="of:=ROUND([.D37]*10)/10" office:value-type="float" office:value="5.8" calcext:value-type="float">
            <text:p>5.8</text:p>
          </table:table-cell>
          <table:table-cell table:formula="of:=[.E37]-[.C37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43" table:formula="of:=([.A38]-1800)/100" office:value-type="float" office:value="0.36" calcext:value-type="float">
            <text:p>0.36</text:p>
          </table:table-cell>
          <table:table-cell table:style-name="ce27" office:value-type="float" office:value="5.7" calcext:value-type="float">
            <text:p>5.7</text:p>
          </table:table-cell>
          <table:table-cell table:formula="of:==-122459081.7*[.B38]^12+471466896.7*[.B38]^11-790846777*[.B38]^10+757257243.9*[.B38]^9-455638344.6*[.B38]^8+178847097.4*[.B38]^7-46119156.07*[.B38]^6+7703516.758*[.B38]^5-803586.5863*[.B38]^4+47764.9004*[.B38]^3-1160.863302*[.B38]^2-19.16151355*[.B38]+13.68877726" office:value-type="float" office:value="5.66835077832524" calcext:value-type="float">
            <text:p>5.6683507783252</text:p>
          </table:table-cell>
          <table:table-cell table:formula="of:=ROUND([.D38]*10)/10" office:value-type="float" office:value="5.7" calcext:value-type="float">
            <text:p>5.7</text:p>
          </table:table-cell>
          <table:table-cell table:formula="of:=[.E38]-[.C3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43" table:formula="of:=([.A39]-1800)/100" office:value-type="float" office:value="0.37" calcext:value-type="float">
            <text:p>0.37</text:p>
          </table:table-cell>
          <table:table-cell table:style-name="ce27" office:value-type="float" office:value="5.6" calcext:value-type="float">
            <text:p>5.6</text:p>
          </table:table-cell>
          <table:table-cell table:formula="of:==-122459081.7*[.B39]^12+471466896.7*[.B39]^11-790846777*[.B39]^10+757257243.9*[.B39]^9-455638344.6*[.B39]^8+178847097.4*[.B39]^7-46119156.07*[.B39]^6+7703516.758*[.B39]^5-803586.5863*[.B39]^4+47764.9004*[.B39]^3-1160.863302*[.B39]^2-19.16151355*[.B39]+13.68877726" office:value-type="float" office:value="5.59610298368468" calcext:value-type="float">
            <text:p>5.5961029836847</text:p>
          </table:table-cell>
          <table:table-cell table:formula="of:=ROUND([.D39]*10)/10" office:value-type="float" office:value="5.6" calcext:value-type="float">
            <text:p>5.6</text:p>
          </table:table-cell>
          <table:table-cell table:formula="of:=[.E39]-[.C3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43" table:formula="of:=([.A40]-1800)/100" office:value-type="float" office:value="0.38" calcext:value-type="float">
            <text:p>0.38</text:p>
          </table:table-cell>
          <table:table-cell table:style-name="ce27" office:value-type="float" office:value="5.6" calcext:value-type="float">
            <text:p>5.6</text:p>
          </table:table-cell>
          <table:table-cell table:formula="of:==-122459081.7*[.B40]^12+471466896.7*[.B40]^11-790846777*[.B40]^10+757257243.9*[.B40]^9-455638344.6*[.B40]^8+178847097.4*[.B40]^7-46119156.07*[.B40]^6+7703516.758*[.B40]^5-803586.5863*[.B40]^4+47764.9004*[.B40]^3-1160.863302*[.B40]^2-19.16151355*[.B40]+13.68877726" office:value-type="float" office:value="5.58168244518523" calcext:value-type="float">
            <text:p>5.5816824451852</text:p>
          </table:table-cell>
          <table:table-cell table:formula="of:=ROUND([.D40]*10)/10" office:value-type="float" office:value="5.6" calcext:value-type="float">
            <text:p>5.6</text:p>
          </table:table-cell>
          <table:table-cell table:formula="of:=[.E40]-[.C4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43" table:formula="of:=([.A41]-1800)/100" office:value-type="float" office:value="0.39" calcext:value-type="float">
            <text:p>0.39</text:p>
          </table:table-cell>
          <table:table-cell table:style-name="ce27" office:value-type="float" office:value="5.6" calcext:value-type="float">
            <text:p>5.6</text:p>
          </table:table-cell>
          <table:table-cell table:formula="of:==-122459081.7*[.B41]^12+471466896.7*[.B41]^11-790846777*[.B41]^10+757257243.9*[.B41]^9-455638344.6*[.B41]^8+178847097.4*[.B41]^7-46119156.07*[.B41]^6+7703516.758*[.B41]^5-803586.5863*[.B41]^4+47764.9004*[.B41]^3-1160.863302*[.B41]^2-19.16151355*[.B41]+13.68877726" office:value-type="float" office:value="5.61640116201661" calcext:value-type="float">
            <text:p>5.6164011620166</text:p>
          </table:table-cell>
          <table:table-cell table:formula="of:=ROUND([.D41]*10)/10" office:value-type="float" office:value="5.6" calcext:value-type="float">
            <text:p>5.6</text:p>
          </table:table-cell>
          <table:table-cell table:formula="of:=[.E41]-[.C4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43" table:formula="of:=([.A42]-1800)/100" office:value-type="float" office:value="0.4" calcext:value-type="float">
            <text:p>0.40</text:p>
          </table:table-cell>
          <table:table-cell table:style-name="ce27" office:value-type="float" office:value="5.7" calcext:value-type="float">
            <text:p>5.7</text:p>
          </table:table-cell>
          <table:table-cell table:formula="of:==-122459081.7*[.B42]^12+471466896.7*[.B42]^11-790846777*[.B42]^10+757257243.9*[.B42]^9-455638344.6*[.B42]^8+178847097.4*[.B42]^7-46119156.07*[.B42]^6+7703516.758*[.B42]^5-803586.5863*[.B42]^4+47764.9004*[.B42]^3-1160.863302*[.B42]^2-19.16151355*[.B42]+13.68877726" office:value-type="float" office:value="5.69064523174477" calcext:value-type="float">
            <text:p>5.6906452317448</text:p>
          </table:table-cell>
          <table:table-cell table:formula="of:=ROUND([.D42]*10)/10" office:value-type="float" office:value="5.7" calcext:value-type="float">
            <text:p>5.7</text:p>
          </table:table-cell>
          <table:table-cell table:formula="of:=[.E42]-[.C4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43" table:formula="of:=([.A43]-1800)/100" office:value-type="float" office:value="0.41" calcext:value-type="float">
            <text:p>0.41</text:p>
          </table:table-cell>
          <table:table-cell table:style-name="ce27" office:value-type="float" office:value="5.8" calcext:value-type="float">
            <text:p>5.8</text:p>
          </table:table-cell>
          <table:table-cell table:formula="of:==-122459081.7*[.B43]^12+471466896.7*[.B43]^11-790846777*[.B43]^10+757257243.9*[.B43]^9-455638344.6*[.B43]^8+178847097.4*[.B43]^7-46119156.07*[.B43]^6+7703516.758*[.B43]^5-803586.5863*[.B43]^4+47764.9004*[.B43]^3-1160.863302*[.B43]^2-19.16151355*[.B43]+13.68877726" office:value-type="float" office:value="5.79468778040205" calcext:value-type="float">
            <text:p>5.7946877804021</text:p>
          </table:table-cell>
          <table:table-cell table:formula="of:=ROUND([.D43]*10)/10" office:value-type="float" office:value="5.8" calcext:value-type="float">
            <text:p>5.8</text:p>
          </table:table-cell>
          <table:table-cell table:formula="of:=[.E43]-[.C4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43" table:formula="of:=([.A44]-1800)/100" office:value-type="float" office:value="0.42" calcext:value-type="float">
            <text:p>0.42</text:p>
          </table:table-cell>
          <table:table-cell table:style-name="ce27" office:value-type="float" office:value="5.9" calcext:value-type="float">
            <text:p>5.9</text:p>
          </table:table-cell>
          <table:table-cell table:formula="of:==-122459081.7*[.B44]^12+471466896.7*[.B44]^11-790846777*[.B44]^10+757257243.9*[.B44]^9-455638344.6*[.B44]^8+178847097.4*[.B44]^7-46119156.07*[.B44]^6+7703516.758*[.B44]^5-803586.5863*[.B44]^4+47764.9004*[.B44]^3-1160.863302*[.B44]^2-19.16151355*[.B44]+13.68877726" office:value-type="float" office:value="5.9194286067038" calcext:value-type="float">
            <text:p>5.9194286067038</text:p>
          </table:table-cell>
          <table:table-cell table:formula="of:=ROUND([.D44]*10)/10" office:value-type="float" office:value="5.9" calcext:value-type="float">
            <text:p>5.9</text:p>
          </table:table-cell>
          <table:table-cell table:formula="of:=[.E44]-[.C4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43" table:formula="of:=([.A45]-1800)/100" office:value-type="float" office:value="0.43" calcext:value-type="float">
            <text:p>0.43</text:p>
          </table:table-cell>
          <table:table-cell table:style-name="ce27" office:value-type="float" office:value="6.1" calcext:value-type="float">
            <text:p>6.1</text:p>
          </table:table-cell>
          <table:table-cell table:formula="of:==-122459081.7*[.B45]^12+471466896.7*[.B45]^11-790846777*[.B45]^10+757257243.9*[.B45]^9-455638344.6*[.B45]^8+178847097.4*[.B45]^7-46119156.07*[.B45]^6+7703516.758*[.B45]^5-803586.5863*[.B45]^4+47764.9004*[.B45]^3-1160.863302*[.B45]^2-19.16151355*[.B45]+13.68877726" office:value-type="float" office:value="6.05699135069272" calcext:value-type="float">
            <text:p>6.0569913506927</text:p>
          </table:table-cell>
          <table:table-cell table:formula="of:=ROUND([.D45]*10)/10" office:value-type="float" office:value="6.1" calcext:value-type="float">
            <text:p>6.1</text:p>
          </table:table-cell>
          <table:table-cell table:formula="of:=[.E45]-[.C4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43" table:formula="of:=([.A46]-1800)/100" office:value-type="float" office:value="0.44" calcext:value-type="float">
            <text:p>0.44</text:p>
          </table:table-cell>
          <table:table-cell table:style-name="ce27" office:value-type="float" office:value="6.2" calcext:value-type="float">
            <text:p>6.2</text:p>
          </table:table-cell>
          <table:table-cell table:formula="of:==-122459081.7*[.B46]^12+471466896.7*[.B46]^11-790846777*[.B46]^10+757257243.9*[.B46]^9-455638344.6*[.B46]^8+178847097.4*[.B46]^7-46119156.07*[.B46]^6+7703516.758*[.B46]^5-803586.5863*[.B46]^4+47764.9004*[.B46]^3-1160.863302*[.B46]^2-19.16151355*[.B46]+13.68877726" office:value-type="float" office:value="6.20112210093015" calcext:value-type="float">
            <text:p>6.2011221009302</text:p>
          </table:table-cell>
          <table:table-cell table:formula="of:=ROUND([.D46]*10)/10" office:value-type="float" office:value="6.2" calcext:value-type="float">
            <text:p>6.2</text:p>
          </table:table-cell>
          <table:table-cell table:formula="of:=[.E46]-[.C4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43" table:formula="of:=([.A47]-1800)/100" office:value-type="float" office:value="0.45" calcext:value-type="float">
            <text:p>0.45</text:p>
          </table:table-cell>
          <table:table-cell table:style-name="ce27" office:value-type="float" office:value="6.3" calcext:value-type="float">
            <text:p>6.3</text:p>
          </table:table-cell>
          <table:table-cell table:formula="of:==-122459081.7*[.B47]^12+471466896.7*[.B47]^11-790846777*[.B47]^10+757257243.9*[.B47]^9-455638344.6*[.B47]^8+178847097.4*[.B47]^7-46119156.07*[.B47]^6+7703516.758*[.B47]^5-803586.5863*[.B47]^4+47764.9004*[.B47]^3-1160.863302*[.B47]^2-19.16151355*[.B47]+13.68877726" office:value-type="float" office:value="6.34735277969327" calcext:value-type="float">
            <text:p>6.3473527796933</text:p>
          </table:table-cell>
          <table:table-cell table:formula="of:=ROUND([.D47]*10)/10" office:value-type="float" office:value="6.3" calcext:value-type="float">
            <text:p>6.3</text:p>
          </table:table-cell>
          <table:table-cell table:formula="of:=[.E47]-[.C47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43" table:formula="of:=([.A48]-1800)/100" office:value-type="float" office:value="0.46" calcext:value-type="float">
            <text:p>0.46</text:p>
          </table:table-cell>
          <table:table-cell table:style-name="ce27" office:value-type="float" office:value="6.5" calcext:value-type="float">
            <text:p>6.5</text:p>
          </table:table-cell>
          <table:table-cell table:formula="of:==-122459081.7*[.B48]^12+471466896.7*[.B48]^11-790846777*[.B48]^10+757257243.9*[.B48]^9-455638344.6*[.B48]^8+178847097.4*[.B48]^7-46119156.07*[.B48]^6+7703516.758*[.B48]^5-803586.5863*[.B48]^4+47764.9004*[.B48]^3-1160.863302*[.B48]^2-19.16151355*[.B48]+13.68877726" office:value-type="float" office:value="6.49291751124039" calcext:value-type="float">
            <text:p>6.4929175112404</text:p>
          </table:table-cell>
          <table:table-cell table:formula="of:=ROUND([.D48]*10)/10" office:value-type="float" office:value="6.5" calcext:value-type="float">
            <text:p>6.5</text:p>
          </table:table-cell>
          <table:table-cell table:formula="of:=[.E48]-[.C4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43" table:formula="of:=([.A49]-1800)/100" office:value-type="float" office:value="0.47" calcext:value-type="float">
            <text:p>0.47</text:p>
          </table:table-cell>
          <table:table-cell table:style-name="ce27" office:value-type="float" office:value="6.6" calcext:value-type="float">
            <text:p>6.6</text:p>
          </table:table-cell>
          <table:table-cell table:formula="of:==-122459081.7*[.B49]^12+471466896.7*[.B49]^11-790846777*[.B49]^10+757257243.9*[.B49]^9-455638344.6*[.B49]^8+178847097.4*[.B49]^7-46119156.07*[.B49]^6+7703516.758*[.B49]^5-803586.5863*[.B49]^4+47764.9004*[.B49]^3-1160.863302*[.B49]^2-19.16151355*[.B49]+13.68877726" office:value-type="float" office:value="6.63643908938758" calcext:value-type="float">
            <text:p>6.6364390893876</text:p>
          </table:table-cell>
          <table:table-cell table:formula="of:=ROUND([.D49]*10)/10" office:value-type="float" office:value="6.6" calcext:value-type="float">
            <text:p>6.6</text:p>
          </table:table-cell>
          <table:table-cell table:formula="of:=[.E49]-[.C4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43" table:formula="of:=([.A50]-1800)/100" office:value-type="float" office:value="0.48" calcext:value-type="float">
            <text:p>0.48</text:p>
          </table:table-cell>
          <table:table-cell table:style-name="ce27" office:value-type="float" office:value="6.8" calcext:value-type="float">
            <text:p>6.8</text:p>
          </table:table-cell>
          <table:table-cell table:formula="of:==-122459081.7*[.B50]^12+471466896.7*[.B50]^11-790846777*[.B50]^10+757257243.9*[.B50]^9-455638344.6*[.B50]^8+178847097.4*[.B50]^7-46119156.07*[.B50]^6+7703516.758*[.B50]^5-803586.5863*[.B50]^4+47764.9004*[.B50]^3-1160.863302*[.B50]^2-19.16151355*[.B50]+13.68877726" office:value-type="float" office:value="6.77743356329217" calcext:value-type="float">
            <text:p>6.7774335632922</text:p>
          </table:table-cell>
          <table:table-cell table:formula="of:=ROUND([.D50]*10)/10" office:value-type="float" office:value="6.8" calcext:value-type="float">
            <text:p>6.8</text:p>
          </table:table-cell>
          <table:table-cell table:formula="of:=[.E50]-[.C5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43" table:formula="of:=([.A51]-1800)/100" office:value-type="float" office:value="0.49" calcext:value-type="float">
            <text:p>0.49</text:p>
          </table:table-cell>
          <table:table-cell table:style-name="ce27" office:value-type="float" office:value="6.9" calcext:value-type="float">
            <text:p>6.9</text:p>
          </table:table-cell>
          <table:table-cell table:formula="of:==-122459081.7*[.B51]^12+471466896.7*[.B51]^11-790846777*[.B51]^10+757257243.9*[.B51]^9-455638344.6*[.B51]^8+178847097.4*[.B51]^7-46119156.07*[.B51]^6+7703516.758*[.B51]^5-803586.5863*[.B51]^4+47764.9004*[.B51]^3-1160.863302*[.B51]^2-19.16151355*[.B51]+13.68877726" office:value-type="float" office:value="6.91571117617309" calcext:value-type="float">
            <text:p>6.9157111761731</text:p>
          </table:table-cell>
          <table:table-cell table:formula="of:=ROUND([.D51]*10)/10" office:value-type="float" office:value="6.9" calcext:value-type="float">
            <text:p>6.9</text:p>
          </table:table-cell>
          <table:table-cell table:formula="of:=[.E51]-[.C5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43" table:formula="of:=([.A52]-1800)/100" office:value-type="float" office:value="0.5" calcext:value-type="float">
            <text:p>0.50</text:p>
          </table:table-cell>
          <table:table-cell table:style-name="ce27" office:value-type="float" office:value="7.1" calcext:value-type="float">
            <text:p>7.1</text:p>
          </table:table-cell>
          <table:table-cell table:formula="of:==-122459081.7*[.B52]^12+471466896.7*[.B52]^11-790846777*[.B52]^10+757257243.9*[.B52]^9-455638344.6*[.B52]^8+178847097.4*[.B52]^7-46119156.07*[.B52]^6+7703516.758*[.B52]^5-803586.5863*[.B52]^4+47764.9004*[.B52]^3-1160.863302*[.B52]^2-19.16151355*[.B52]+13.68877726" office:value-type="float" office:value="7.05077799268196" calcext:value-type="float">
            <text:p>7.0507779926820</text:p>
          </table:table-cell>
          <table:table-cell table:formula="of:=ROUND([.D52]*10)/10" office:value-type="float" office:value="7.1" calcext:value-type="float">
            <text:p>7.1</text:p>
          </table:table-cell>
          <table:table-cell table:formula="of:=[.E52]-[.C5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43" table:formula="of:=([.A53]-1800)/100" office:value-type="float" office:value="0.51" calcext:value-type="float">
            <text:p>0.51</text:p>
          </table:table-cell>
          <table:table-cell table:style-name="ce27" office:value-type="float" office:value="7.2" calcext:value-type="float">
            <text:p>7.2</text:p>
          </table:table-cell>
          <table:table-cell table:formula="of:==-122459081.7*[.B53]^12+471466896.7*[.B53]^11-790846777*[.B53]^10+757257243.9*[.B53]^9-455638344.6*[.B53]^8+178847097.4*[.B53]^7-46119156.07*[.B53]^6+7703516.758*[.B53]^5-803586.5863*[.B53]^4+47764.9004*[.B53]^3-1160.863302*[.B53]^2-19.16151355*[.B53]+13.68877726" office:value-type="float" office:value="7.18136029832716" calcext:value-type="float">
            <text:p>7.1813602983272</text:p>
          </table:table-cell>
          <table:table-cell table:formula="of:=ROUND([.D53]*10)/10" office:value-type="float" office:value="7.2" calcext:value-type="float">
            <text:p>7.2</text:p>
          </table:table-cell>
          <table:table-cell table:formula="of:=[.E53]-[.C5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43" table:formula="of:=([.A54]-1800)/100" office:value-type="float" office:value="0.52" calcext:value-type="float">
            <text:p>0.52</text:p>
          </table:table-cell>
          <table:table-cell table:style-name="ce27" office:value-type="float" office:value="7.3" calcext:value-type="float">
            <text:p>7.3</text:p>
          </table:table-cell>
          <table:table-cell table:formula="of:==-122459081.7*[.B54]^12+471466896.7*[.B54]^11-790846777*[.B54]^10+757257243.9*[.B54]^9-455638344.6*[.B54]^8+178847097.4*[.B54]^7-46119156.07*[.B54]^6+7703516.758*[.B54]^5-803586.5863*[.B54]^4+47764.9004*[.B54]^3-1160.863302*[.B54]^2-19.16151355*[.B54]+13.68877726" office:value-type="float" office:value="7.30517823834072" calcext:value-type="float">
            <text:p>7.3051782383407</text:p>
          </table:table-cell>
          <table:table-cell table:formula="of:=ROUND([.D54]*10)/10" office:value-type="float" office:value="7.3" calcext:value-type="float">
            <text:p>7.3</text:p>
          </table:table-cell>
          <table:table-cell table:formula="of:=[.E54]-[.C5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43" table:formula="of:=([.A55]-1800)/100" office:value-type="float" office:value="0.53" calcext:value-type="float">
            <text:p>0.53</text:p>
          </table:table-cell>
          <table:table-cell table:style-name="ce27" office:value-type="float" office:value="7.4" calcext:value-type="float">
            <text:p>7.4</text:p>
          </table:table-cell>
          <table:table-cell table:formula="of:==-122459081.7*[.B55]^12+471466896.7*[.B55]^11-790846777*[.B55]^10+757257243.9*[.B55]^9-455638344.6*[.B55]^8+178847097.4*[.B55]^7-46119156.07*[.B55]^6+7703516.758*[.B55]^5-803586.5863*[.B55]^4+47764.9004*[.B55]^3-1160.863302*[.B55]^2-19.16151355*[.B55]+13.68877726" office:value-type="float" office:value="7.41908016119448" calcext:value-type="float">
            <text:p>7.4190801611945</text:p>
          </table:table-cell>
          <table:table-cell table:formula="of:=ROUND([.D55]*10)/10" office:value-type="float" office:value="7.4" calcext:value-type="float">
            <text:p>7.4</text:p>
          </table:table-cell>
          <table:table-cell table:formula="of:=[.E55]-[.C5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43" table:formula="of:=([.A56]-1800)/100" office:value-type="float" office:value="0.54" calcext:value-type="float">
            <text:p>0.54</text:p>
          </table:table-cell>
          <table:table-cell table:style-name="ce27" office:value-type="float" office:value="7.5" calcext:value-type="float">
            <text:p>7.5</text:p>
          </table:table-cell>
          <table:table-cell table:formula="of:==-122459081.7*[.B56]^12+471466896.7*[.B56]^11-790846777*[.B56]^10+757257243.9*[.B56]^9-455638344.6*[.B56]^8+178847097.4*[.B56]^7-46119156.07*[.B56]^6+7703516.758*[.B56]^5-803586.5863*[.B56]^4+47764.9004*[.B56]^3-1160.863302*[.B56]^2-19.16151355*[.B56]+13.68877726" office:value-type="float" office:value="7.51960786844649" calcext:value-type="float">
            <text:p>7.5196078684465</text:p>
          </table:table-cell>
          <table:table-cell table:formula="of:=ROUND([.D56]*10)/10" office:value-type="float" office:value="7.5" calcext:value-type="float">
            <text:p>7.5</text:p>
          </table:table-cell>
          <table:table-cell table:formula="of:=[.E56]-[.C5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43" table:formula="of:=([.A57]-1800)/100" office:value-type="float" office:value="0.55" calcext:value-type="float">
            <text:p>0.55</text:p>
          </table:table-cell>
          <table:table-cell table:style-name="ce27" office:value-type="float" office:value="7.6" calcext:value-type="float">
            <text:p>7.6</text:p>
          </table:table-cell>
          <table:table-cell table:formula="of:==-122459081.7*[.B57]^12+471466896.7*[.B57]^11-790846777*[.B57]^10+757257243.9*[.B57]^9-455638344.6*[.B57]^8+178847097.4*[.B57]^7-46119156.07*[.B57]^6+7703516.758*[.B57]^5-803586.5863*[.B57]^4+47764.9004*[.B57]^3-1160.863302*[.B57]^2-19.16151355*[.B57]+13.68877726" office:value-type="float" office:value="7.60398746687731" calcext:value-type="float">
            <text:p>7.6039874668773</text:p>
          </table:table-cell>
          <table:table-cell table:formula="of:=ROUND([.D57]*10)/10" office:value-type="float" office:value="7.6" calcext:value-type="float">
            <text:p>7.6</text:p>
          </table:table-cell>
          <table:table-cell table:formula="of:=[.E57]-[.C57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43" table:formula="of:=([.A58]-1800)/100" office:value-type="float" office:value="0.56" calcext:value-type="float">
            <text:p>0.56</text:p>
          </table:table-cell>
          <table:table-cell table:style-name="ce27" office:value-type="float" office:value="7.7" calcext:value-type="float">
            <text:p>7.7</text:p>
          </table:table-cell>
          <table:table-cell table:formula="of:==-122459081.7*[.B58]^12+471466896.7*[.B58]^11-790846777*[.B58]^10+757257243.9*[.B58]^9-455638344.6*[.B58]^8+178847097.4*[.B58]^7-46119156.07*[.B58]^6+7703516.758*[.B58]^5-803586.5863*[.B58]^4+47764.9004*[.B58]^3-1160.863302*[.B58]^2-19.16151355*[.B58]+13.68877726" office:value-type="float" office:value="7.67142176856107" calcext:value-type="float">
            <text:p>7.6714217685611</text:p>
          </table:table-cell>
          <table:table-cell table:formula="of:=ROUND([.D58]*10)/10" office:value-type="float" office:value="7.7" calcext:value-type="float">
            <text:p>7.7</text:p>
          </table:table-cell>
          <table:table-cell table:formula="of:=[.E58]-[.C5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43" table:formula="of:=([.A59]-1800)/100" office:value-type="float" office:value="0.57" calcext:value-type="float">
            <text:p>0.57</text:p>
          </table:table-cell>
          <table:table-cell table:style-name="ce27" office:value-type="float" office:value="7.7" calcext:value-type="float">
            <text:p>7.7</text:p>
          </table:table-cell>
          <table:table-cell table:formula="of:==-122459081.7*[.B59]^12+471466896.7*[.B59]^11-790846777*[.B59]^10+757257243.9*[.B59]^9-455638344.6*[.B59]^8+178847097.4*[.B59]^7-46119156.07*[.B59]^6+7703516.758*[.B59]^5-803586.5863*[.B59]^4+47764.9004*[.B59]^3-1160.863302*[.B59]^2-19.16151355*[.B59]+13.68877726" office:value-type="float" office:value="7.7243879607109" calcext:value-type="float">
            <text:p>7.7243879607109</text:p>
          </table:table-cell>
          <table:table-cell table:formula="of:=ROUND([.D59]*10)/10" office:value-type="float" office:value="7.7" calcext:value-type="float">
            <text:p>7.7</text:p>
          </table:table-cell>
          <table:table-cell table:formula="of:=[.E59]-[.C5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43" table:formula="of:=([.A60]-1800)/100" office:value-type="float" office:value="0.58" calcext:value-type="float">
            <text:p>0.58</text:p>
          </table:table-cell>
          <table:table-cell table:style-name="ce27" office:value-type="float" office:value="7.8" calcext:value-type="float">
            <text:p>7.8</text:p>
          </table:table-cell>
          <table:table-cell table:formula="of:==-122459081.7*[.B60]^12+471466896.7*[.B60]^11-790846777*[.B60]^10+757257243.9*[.B60]^9-455638344.6*[.B60]^8+178847097.4*[.B60]^7-46119156.07*[.B60]^6+7703516.758*[.B60]^5-803586.5863*[.B60]^4+47764.9004*[.B60]^3-1160.863302*[.B60]^2-19.16151355*[.B60]+13.68877726" office:value-type="float" office:value="7.7694073590455" calcext:value-type="float">
            <text:p>7.7694073590455</text:p>
          </table:table-cell>
          <table:table-cell table:formula="of:=ROUND([.D60]*10)/10" office:value-type="float" office:value="7.8" calcext:value-type="float">
            <text:p>7.8</text:p>
          </table:table-cell>
          <table:table-cell table:formula="of:=[.E60]-[.C6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43" table:formula="of:=([.A61]-1800)/100" office:value-type="float" office:value="0.59" calcext:value-type="float">
            <text:p>0.59</text:p>
          </table:table-cell>
          <table:table-cell table:style-name="ce27" office:value-type="float" office:value="7.8" calcext:value-type="float">
            <text:p>7.8</text:p>
          </table:table-cell>
          <table:table-cell table:formula="of:==-122459081.7*[.B61]^12+471466896.7*[.B61]^11-790846777*[.B61]^10+757257243.9*[.B61]^9-455638344.6*[.B61]^8+178847097.4*[.B61]^7-46119156.07*[.B61]^6+7703516.758*[.B61]^5-803586.5863*[.B61]^4+47764.9004*[.B61]^3-1160.863302*[.B61]^2-19.16151355*[.B61]+13.68877726" office:value-type="float" office:value="7.81643958060683" calcext:value-type="float">
            <text:p>7.8164395806068</text:p>
          </table:table-cell>
          <table:table-cell table:formula="of:=ROUND([.D61]*10)/10" office:value-type="float" office:value="7.8" calcext:value-type="float">
            <text:p>7.8</text:p>
          </table:table-cell>
          <table:table-cell table:formula="of:=[.E61]-[.C6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43" table:formula="of:=([.A62]-1800)/100" office:value-type="float" office:value="0.6" calcext:value-type="float">
            <text:p>0.60</text:p>
          </table:table-cell>
          <table:table-cell office:value-type="float" office:value="7.88" calcext:value-type="float">
            <text:p>7.88</text:p>
          </table:table-cell>
          <table:table-cell table:formula="of:==-122459081.7*[.B62]^12+471466896.7*[.B62]^11-790846777*[.B62]^10+757257243.9*[.B62]^9-455638344.6*[.B62]^8+178847097.4*[.B62]^7-46119156.07*[.B62]^6+7703516.758*[.B62]^5-803586.5863*[.B62]^4+47764.9004*[.B62]^3-1160.863302*[.B62]^2-19.16151355*[.B62]+13.68877726" office:value-type="float" office:value="7.87564779268264" calcext:value-type="float">
            <text:p>7.8756477926826</text:p>
          </table:table-cell>
          <table:table-cell table:style-name="ce43" table:formula="of:=ROUND([.D62]*100)/100" office:value-type="float" office:value="7.88" calcext:value-type="float">
            <text:p>7.88</text:p>
          </table:table-cell>
          <table:table-cell table:style-name="ce43" table:formula="of:=[.E62]-[.C6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62])" office:value-type="float" office:value="-0.199999999999999" calcext:value-type="float">
            <text:p>-0.2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800-1860 (NASA)" table:style-name="ta1">
        <table:shapes>
          <draw:frame draw:z-index="0" draw:style-name="gr1" draw:text-style-name="P1" svg:width="247.1mm" svg:height="170mm" svg:x="145.84mm" svg:y="0mm">
            <draw:object draw:notify-on-update-of-ranges="'1800-1860 (NASA)'.B2:'1800-1860 (NASA)'.B62 '1800-1860 (NASA)'.D1:'1800-1860 (NASA)'.D1 '1800-1860 (NASA)'.D2:'1800-1860 (NASA)'.D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3" table:default-cell-style-name="ce29"/>
        <table:table-column table:style-name="co5" table:default-cell-style-name="ce11"/>
        <table:table-column table:style-name="co2" table:number-columns-repeated="2" table:default-cell-style-name="ce27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26" office:value-type="string" calcext:value-type="string">
            <text:p>Rounded</text:p>
          </table:table-cell>
          <table:table-cell table:style-name="ce26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43" table:formula="of:=[.A2]-1800" office:value-type="float" office:value="0" calcext:value-type="float">
            <text:p>0.00</text:p>
          </table:table-cell>
          <table:table-cell table:style-name="ce27" office:value-type="float" office:value="13.7" calcext:value-type="float">
            <text:p>13.7</text:p>
          </table:table-cell>
          <table:table-cell table:formula="of:=13.72-0.332447*[.B2]+0.0068612*[.B2]^2+0.0041116*[.B2]^3-0.00037436*[.B2]^4+0.0000121272*[.B2]^5-0.0000001699*[.B2]^6+0.000000000875*[.B2]^7" office:value-type="float" office:value="13.72" calcext:value-type="float">
            <text:p>13.7200000000000</text:p>
          </table:table-cell>
          <table:table-cell table:formula="of:=ROUND([.D2]*10)/10" office:value-type="float" office:value="13.7" calcext:value-type="float">
            <text:p>13.7</text:p>
          </table:table-cell>
          <table:table-cell table:formula="of:=[.E2]-[.C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43" table:formula="of:=[.A3]-1800" office:value-type="float" office:value="1" calcext:value-type="float">
            <text:p>1.00</text:p>
          </table:table-cell>
          <table:table-cell table:style-name="ce27" office:value-type="float" office:value="13.4" calcext:value-type="float">
            <text:p>13.4</text:p>
          </table:table-cell>
          <table:table-cell table:formula="of:=13.72-0.332447*[.B3]+0.0068612*[.B3]^2+0.0041116*[.B3]^3-0.00037436*[.B3]^4+0.0000121272*[.B3]^5-0.0000001699*[.B3]^6+0.000000000875*[.B3]^7" office:value-type="float" office:value="13.398163398175" calcext:value-type="float">
            <text:p>13.3981633981750</text:p>
          </table:table-cell>
          <table:table-cell table:formula="of:=ROUND([.D3]*10)/10" office:value-type="float" office:value="13.4" calcext:value-type="float">
            <text:p>13.4</text:p>
          </table:table-cell>
          <table:table-cell table:formula="of:=[.E3]-[.C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43" table:formula="of:=[.A4]-1800" office:value-type="float" office:value="2" calcext:value-type="float">
            <text:p>2.00</text:p>
          </table:table-cell>
          <table:table-cell table:style-name="ce27" office:value-type="float" office:value="13.1" calcext:value-type="float">
            <text:p>13.1</text:p>
          </table:table-cell>
          <table:table-cell table:formula="of:=13.72-0.332447*[.B4]+0.0068612*[.B4]^2+0.0041116*[.B4]^3-0.00037436*[.B4]^4+0.0000121272*[.B4]^5-0.0000001699*[.B4]^6+0.000000000875*[.B4]^7" office:value-type="float" office:value="13.1098311488" calcext:value-type="float">
            <text:p>13.1098311488000</text:p>
          </table:table-cell>
          <table:table-cell table:formula="of:=ROUND([.D4]*10)/10" office:value-type="float" office:value="13.1" calcext:value-type="float">
            <text:p>13.1</text:p>
          </table:table-cell>
          <table:table-cell table:formula="of:=[.E4]-[.C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43" table:formula="of:=[.A5]-1800" office:value-type="float" office:value="3" calcext:value-type="float">
            <text:p>3.00</text:p>
          </table:table-cell>
          <table:table-cell table:style-name="ce27" office:value-type="float" office:value="12.9" calcext:value-type="float">
            <text:p>12.9</text:p>
          </table:table-cell>
          <table:table-cell table:formula="of:=13.72-0.332447*[.B5]+0.0068612*[.B5]^2+0.0041116*[.B5]^3-0.00037436*[.B5]^4+0.0000121272*[.B5]^5-0.0000001699*[.B5]^6+0.000000000875*[.B5]^7" office:value-type="float" office:value="12.867924806125" calcext:value-type="float">
            <text:p>12.8679248061250</text:p>
          </table:table-cell>
          <table:table-cell table:formula="of:=ROUND([.D5]*10)/10" office:value-type="float" office:value="12.9" calcext:value-type="float">
            <text:p>12.9</text:p>
          </table:table-cell>
          <table:table-cell table:formula="of:=[.E5]-[.C5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43" table:formula="of:=[.A6]-1800" office:value-type="float" office:value="4" calcext:value-type="float">
            <text:p>4.00</text:p>
          </table:table-cell>
          <table:table-cell table:style-name="ce27" office:value-type="float" office:value="12.7" calcext:value-type="float">
            <text:p>12.7</text:p>
          </table:table-cell>
          <table:table-cell table:formula="of:=13.72-0.332447*[.B6]+0.0068612*[.B6]^2+0.0041116*[.B6]^3-0.00037436*[.B6]^4+0.0000121272*[.B6]^5-0.0000001699*[.B6]^6+0.000000000875*[.B6]^7" office:value-type="float" office:value="12.6790341184" calcext:value-type="float">
            <text:p>12.6790341184000</text:p>
          </table:table-cell>
          <table:table-cell table:formula="of:=ROUND([.D6]*10)/10" office:value-type="float" office:value="12.7" calcext:value-type="float">
            <text:p>12.7</text:p>
          </table:table-cell>
          <table:table-cell table:formula="of:=[.E6]-[.C6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43" table:formula="of:=[.A7]-1800" office:value-type="float" office:value="5" calcext:value-type="float">
            <text:p>5.00</text:p>
          </table:table-cell>
          <table:table-cell table:style-name="ce27" office:value-type="float" office:value="12.6" calcext:value-type="float">
            <text:p>12.6</text:p>
          </table:table-cell>
          <table:table-cell table:formula="of:=13.72-0.332447*[.B7]+0.0068612*[.B7]^2+0.0041116*[.B7]^3-0.00037436*[.B7]^4+0.0000121272*[.B7]^5-0.0000001699*[.B7]^6+0.000000000875*[.B7]^7" office:value-type="float" office:value="12.544581171875" calcext:value-type="float">
            <text:p>12.5445811718750</text:p>
          </table:table-cell>
          <table:table-cell table:formula="of:=ROUND([.D7]*10)/10" office:value-type="float" office:value="12.5" calcext:value-type="float">
            <text:p>12.5</text:p>
          </table:table-cell>
          <table:table-cell table:formula="of:=[.E7]-[.C7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43" table:formula="of:=[.A8]-1800" office:value-type="float" office:value="6" calcext:value-type="float">
            <text:p>6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8]+0.0068612*[.B8]^2+0.0041116*[.B8]^3-0.00037436*[.B8]^4+0.0000121272*[.B8]^5-0.0000001699*[.B8]^6+0.000000000875*[.B8]^7" office:value-type="float" office:value="12.4618754368" calcext:value-type="float">
            <text:p>12.4618754368000</text:p>
          </table:table-cell>
          <table:table-cell table:formula="of:=ROUND([.D8]*10)/10" office:value-type="float" office:value="12.5" calcext:value-type="float">
            <text:p>12.5</text:p>
          </table:table-cell>
          <table:table-cell table:formula="of:=[.E8]-[.C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43" table:formula="of:=[.A9]-1800" office:value-type="float" office:value="7" calcext:value-type="float">
            <text:p>7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9]+0.0068612*[.B9]^2+0.0041116*[.B9]^3-0.00037436*[.B9]^4+0.0000121272*[.B9]^5-0.0000001699*[.B9]^6+0.000000000875*[.B9]^7" office:value-type="float" office:value="12.425064125425" calcext:value-type="float">
            <text:p>12.4250641254250</text:p>
          </table:table-cell>
          <table:table-cell table:formula="of:=ROUND([.D9]*10)/10" office:value-type="float" office:value="12.4" calcext:value-type="float">
            <text:p>12.4</text:p>
          </table:table-cell>
          <table:table-cell table:formula="of:=[.E9]-[.C9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43" table:formula="of:=[.A10]-1800" office:value-type="float" office:value="8" calcext:value-type="float">
            <text:p>8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0]+0.0068612*[.B10]^2+0.0041116*[.B10]^3-0.00037436*[.B10]^4+0.0000121272*[.B10]^5-0.0000001699*[.B10]^6+0.000000000875*[.B10]^7" office:value-type="float" office:value="12.425982272" calcext:value-type="float">
            <text:p>12.4259822720000</text:p>
          </table:table-cell>
          <table:table-cell table:formula="of:=ROUND([.D10]*10)/10" office:value-type="float" office:value="12.4" calcext:value-type="float">
            <text:p>12.4</text:p>
          </table:table-cell>
          <table:table-cell table:formula="of:=[.E10]-[.C10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43" table:formula="of:=[.A11]-1800" office:value-type="float" office:value="9" calcext:value-type="float">
            <text:p>9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1]+0.0068612*[.B11]^2+0.0041116*[.B11]^3-0.00037436*[.B11]^4+0.0000121272*[.B11]^5-0.0000001699*[.B11]^6+0.000000000875*[.B11]^7" office:value-type="float" office:value="12.454906944775" calcext:value-type="float">
            <text:p>12.4549069447750</text:p>
          </table:table-cell>
          <table:table-cell table:formula="of:=ROUND([.D11]*10)/10" office:value-type="float" office:value="12.5" calcext:value-type="float">
            <text:p>12.5</text:p>
          </table:table-cell>
          <table:table-cell table:formula="of:=[.E11]-[.C11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43" table:formula="of:=[.A12]-1800" office:value-type="float" office:value="10" calcext:value-type="float">
            <text:p>10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2]+0.0068612*[.B12]^2+0.0041116*[.B12]^3-0.00037436*[.B12]^4+0.0000121272*[.B12]^5-0.0000001699*[.B12]^6+0.000000000875*[.B12]^7" office:value-type="float" office:value="12.50122" calcext:value-type="float">
            <text:p>12.5012200000000</text:p>
          </table:table-cell>
          <table:table-cell table:formula="of:=ROUND([.D12]*10)/10" office:value-type="float" office:value="12.5" calcext:value-type="float">
            <text:p>12.5</text:p>
          </table:table-cell>
          <table:table-cell table:formula="of:=[.E12]-[.C1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43" table:formula="of:=[.A13]-1800" office:value-type="float" office:value="11" calcext:value-type="float">
            <text:p>11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3]+0.0068612*[.B13]^2+0.0041116*[.B13]^3-0.00037436*[.B13]^4+0.0000121272*[.B13]^5-0.0000001699*[.B13]^6+0.000000000875*[.B13]^7" office:value-type="float" office:value="12.553983787925" calcext:value-type="float">
            <text:p>12.5539837879250</text:p>
          </table:table-cell>
          <table:table-cell table:formula="of:=ROUND([.D13]*10)/10" office:value-type="float" office:value="12.6" calcext:value-type="float">
            <text:p>12.6</text:p>
          </table:table-cell>
          <table:table-cell table:formula="of:=[.E13]-[.C13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43" table:formula="of:=[.A14]-1800" office:value-type="float" office:value="12" calcext:value-type="float">
            <text:p>12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4]+0.0068612*[.B14]^2+0.0041116*[.B14]^3-0.00037436*[.B14]^4+0.0000121272*[.B14]^5-0.0000001699*[.B14]^6+0.000000000875*[.B14]^7" office:value-type="float" office:value="12.6024342208" calcext:value-type="float">
            <text:p>12.6024342208000</text:p>
          </table:table-cell>
          <table:table-cell table:formula="of:=ROUND([.D14]*10)/10" office:value-type="float" office:value="12.6" calcext:value-type="float">
            <text:p>12.6</text:p>
          </table:table-cell>
          <table:table-cell table:formula="of:=[.E14]-[.C14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43" table:formula="of:=[.A15]-1800" office:value-type="float" office:value="13" calcext:value-type="float">
            <text:p>13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5]+0.0068612*[.B15]^2+0.0041116*[.B15]^3-0.00037436*[.B15]^4+0.0000121272*[.B15]^5-0.0000001699*[.B15]^6+0.000000000875*[.B15]^7" office:value-type="float" office:value="12.636395612875" calcext:value-type="float">
            <text:p>12.6363956128750</text:p>
          </table:table-cell>
          <table:table-cell table:formula="of:=ROUND([.D15]*10)/10" office:value-type="float" office:value="12.6" calcext:value-type="float">
            <text:p>12.6</text:p>
          </table:table-cell>
          <table:table-cell table:formula="of:=[.E15]-[.C15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43" table:formula="of:=[.A16]-1800" office:value-type="float" office:value="14" calcext:value-type="float">
            <text:p>14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6]+0.0068612*[.B16]^2+0.0041116*[.B16]^3-0.00037436*[.B16]^4+0.0000121272*[.B16]^5-0.0000001699*[.B16]^6+0.000000000875*[.B16]^7" office:value-type="float" office:value="12.6466217024" calcext:value-type="float">
            <text:p>12.6466217024000</text:p>
          </table:table-cell>
          <table:table-cell table:formula="of:=ROUND([.D16]*10)/10" office:value-type="float" office:value="12.6" calcext:value-type="float">
            <text:p>12.6</text:p>
          </table:table-cell>
          <table:table-cell table:formula="of:=[.E16]-[.C16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43" table:formula="of:=[.A17]-1800" office:value-type="float" office:value="15" calcext:value-type="float">
            <text:p>15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7]+0.0068612*[.B17]^2+0.0041116*[.B17]^3-0.00037436*[.B17]^4+0.0000121272*[.B17]^5-0.0000001699*[.B17]^6+0.000000000875*[.B17]^7" office:value-type="float" office:value="12.625067265625" calcext:value-type="float">
            <text:p>12.6250672656250</text:p>
          </table:table-cell>
          <table:table-cell table:formula="of:=ROUND([.D17]*10)/10" office:value-type="float" office:value="12.6" calcext:value-type="float">
            <text:p>12.6</text:p>
          </table:table-cell>
          <table:table-cell table:formula="of:=[.E17]-[.C17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43" table:formula="of:=[.A18]-1800" office:value-type="float" office:value="16" calcext:value-type="float">
            <text:p>16.00</text:p>
          </table:table-cell>
          <table:table-cell table:style-name="ce27" office:value-type="float" office:value="12.5" calcext:value-type="float">
            <text:p>12.5</text:p>
          </table:table-cell>
          <table:table-cell table:formula="of:=13.72-0.332447*[.B18]+0.0068612*[.B18]^2+0.0041116*[.B18]^3-0.00037436*[.B18]^4+0.0000121272*[.B18]^5-0.0000001699*[.B18]^6+0.000000000875*[.B18]^7" office:value-type="float" office:value="12.5650947328" calcext:value-type="float">
            <text:p>12.5650947328000</text:p>
          </table:table-cell>
          <table:table-cell table:formula="of:=ROUND([.D18]*10)/10" office:value-type="float" office:value="12.6" calcext:value-type="float">
            <text:p>12.6</text:p>
          </table:table-cell>
          <table:table-cell table:formula="of:=[.E18]-[.C18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43" table:formula="of:=[.A19]-1800" office:value-type="float" office:value="17" calcext:value-type="float">
            <text:p>17.00</text:p>
          </table:table-cell>
          <table:table-cell table:style-name="ce27" office:value-type="float" office:value="12.4" calcext:value-type="float">
            <text:p>12.4</text:p>
          </table:table-cell>
          <table:table-cell table:formula="of:=13.72-0.332447*[.B19]+0.0068612*[.B19]^2+0.0041116*[.B19]^3-0.00037436*[.B19]^4+0.0000121272*[.B19]^5-0.0000001699*[.B19]^6+0.000000000875*[.B19]^7" office:value-type="float" office:value="12.461620216175" calcext:value-type="float">
            <text:p>12.4616202161750</text:p>
          </table:table-cell>
          <table:table-cell table:formula="of:=ROUND([.D19]*10)/10" office:value-type="float" office:value="12.5" calcext:value-type="float">
            <text:p>12.5</text:p>
          </table:table-cell>
          <table:table-cell table:formula="of:=[.E19]-[.C19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43" table:formula="of:=[.A20]-1800" office:value-type="float" office:value="18" calcext:value-type="float">
            <text:p>18.00</text:p>
          </table:table-cell>
          <table:table-cell table:style-name="ce27" office:value-type="float" office:value="12.3" calcext:value-type="float">
            <text:p>12.3</text:p>
          </table:table-cell>
          <table:table-cell table:formula="of:=13.72-0.332447*[.B20]+0.0068612*[.B20]^2+0.0041116*[.B20]^3-0.00037436*[.B20]^4+0.0000121272*[.B20]^5-0.0000001699*[.B20]^6+0.000000000875*[.B20]^7" office:value-type="float" office:value="12.31120336" calcext:value-type="float">
            <text:p>12.3112033600000</text:p>
          </table:table-cell>
          <table:table-cell table:formula="of:=ROUND([.D20]*10)/10" office:value-type="float" office:value="12.3" calcext:value-type="float">
            <text:p>12.3</text:p>
          </table:table-cell>
          <table:table-cell table:formula="of:=[.E20]-[.C2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43" table:formula="of:=[.A21]-1800" office:value-type="float" office:value="19" calcext:value-type="float">
            <text:p>19.00</text:p>
          </table:table-cell>
          <table:table-cell table:style-name="ce27" office:value-type="float" office:value="12.2" calcext:value-type="float">
            <text:p>12.2</text:p>
          </table:table-cell>
          <table:table-cell table:formula="of:=13.72-0.332447*[.B21]+0.0068612*[.B21]^2+0.0041116*[.B21]^3-0.00037436*[.B21]^4+0.0000121272*[.B21]^5-0.0000001699*[.B21]^6+0.000000000875*[.B21]^7" office:value-type="float" office:value="12.112085422525" calcext:value-type="float">
            <text:p>12.1120854225250</text:p>
          </table:table-cell>
          <table:table-cell table:formula="of:=ROUND([.D21]*10)/10" office:value-type="float" office:value="12.1" calcext:value-type="float">
            <text:p>12.1</text:p>
          </table:table-cell>
          <table:table-cell table:formula="of:=[.E21]-[.C21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43" table:formula="of:=[.A22]-1800" office:value-type="float" office:value="20" calcext:value-type="float">
            <text:p>20.00</text:p>
          </table:table-cell>
          <table:table-cell table:style-name="ce27" office:value-type="float" office:value="12" calcext:value-type="float">
            <text:p>12.0</text:p>
          </table:table-cell>
          <table:table-cell table:formula="of:=13.72-0.332447*[.B22]+0.0068612*[.B22]^2+0.0041116*[.B22]^3-0.00037436*[.B22]^4+0.0000121272*[.B22]^5-0.0000001699*[.B22]^6+0.000000000875*[.B22]^7" office:value-type="float" office:value="11.86418" calcext:value-type="float">
            <text:p>11.8641800000000</text:p>
          </table:table-cell>
          <table:table-cell table:formula="of:=ROUND([.D22]*10)/10" office:value-type="float" office:value="11.9" calcext:value-type="float">
            <text:p>11.9</text:p>
          </table:table-cell>
          <table:table-cell table:formula="of:=[.E22]-[.C22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43" table:formula="of:=[.A23]-1800" office:value-type="float" office:value="21" calcext:value-type="float">
            <text:p>21.00</text:p>
          </table:table-cell>
          <table:table-cell table:style-name="ce27" office:value-type="float" office:value="11.7" calcext:value-type="float">
            <text:p>11.7</text:p>
          </table:table-cell>
          <table:table-cell table:formula="of:=13.72-0.332447*[.B23]+0.0068612*[.B23]^2+0.0041116*[.B23]^3-0.00037436*[.B23]^4+0.0000121272*[.B23]^5-0.0000001699*[.B23]^6+0.000000000875*[.B23]^7" office:value-type="float" office:value="11.569020802675" calcext:value-type="float">
            <text:p>11.5690208026750</text:p>
          </table:table-cell>
          <table:table-cell table:formula="of:=ROUND([.D23]*10)/10" office:value-type="float" office:value="11.6" calcext:value-type="float">
            <text:p>11.6</text:p>
          </table:table-cell>
          <table:table-cell table:formula="of:=[.E23]-[.C23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43" table:formula="of:=[.A24]-1800" office:value-type="float" office:value="22" calcext:value-type="float">
            <text:p>22.00</text:p>
          </table:table-cell>
          <table:table-cell table:style-name="ce27" office:value-type="float" office:value="11.4" calcext:value-type="float">
            <text:p>11.4</text:p>
          </table:table-cell>
          <table:table-cell table:formula="of:=13.72-0.332447*[.B24]+0.0068612*[.B24]^2+0.0041116*[.B24]^3-0.00037436*[.B24]^4+0.0000121272*[.B24]^5-0.0000001699*[.B24]^6+0.000000000875*[.B24]^7" office:value-type="float" office:value="11.2296708928" calcext:value-type="float">
            <text:p>11.2296708928000</text:p>
          </table:table-cell>
          <table:table-cell table:formula="of:=ROUND([.D24]*10)/10" office:value-type="float" office:value="11.2" calcext:value-type="float">
            <text:p>11.2</text:p>
          </table:table-cell>
          <table:table-cell table:formula="of:=[.E24]-[.C24]" office:value-type="float" office:value="-0.200000000000001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43" table:formula="of:=[.A25]-1800" office:value-type="float" office:value="23" calcext:value-type="float">
            <text:p>23.00</text:p>
          </table:table-cell>
          <table:table-cell table:style-name="ce27" office:value-type="float" office:value="11.1" calcext:value-type="float">
            <text:p>11.1</text:p>
          </table:table-cell>
          <table:table-cell table:formula="of:=13.72-0.332447*[.B25]+0.0068612*[.B25]^2+0.0041116*[.B25]^3-0.00037436*[.B25]^4+0.0000121272*[.B25]^5-0.0000001699*[.B25]^6+0.000000000875*[.B25]^7" office:value-type="float" office:value="10.850597794625" calcext:value-type="float">
            <text:p>10.8505977946250</text:p>
          </table:table-cell>
          <table:table-cell table:formula="of:=ROUND([.D25]*10)/10" office:value-type="float" office:value="10.9" calcext:value-type="float">
            <text:p>10.9</text:p>
          </table:table-cell>
          <table:table-cell table:formula="of:=[.E25]-[.C25]" office:value-type="float" office:value="-0.199999999999999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43" table:formula="of:=[.A26]-1800" office:value-type="float" office:value="24" calcext:value-type="float">
            <text:p>24.00</text:p>
          </table:table-cell>
          <table:table-cell table:style-name="ce27" office:value-type="float" office:value="10.6" calcext:value-type="float">
            <text:p>10.6</text:p>
          </table:table-cell>
          <table:table-cell table:formula="of:=13.72-0.332447*[.B26]+0.0068612*[.B26]^2+0.0041116*[.B26]^3-0.00037436*[.B26]^4+0.0000121272*[.B26]^5-0.0000001699*[.B26]^6+0.000000000875*[.B26]^7" office:value-type="float" office:value="10.4375188864" calcext:value-type="float">
            <text:p>10.4375188864000</text:p>
          </table:table-cell>
          <table:table-cell table:formula="of:=ROUND([.D26]*10)/10" office:value-type="float" office:value="10.4" calcext:value-type="float">
            <text:p>10.4</text:p>
          </table:table-cell>
          <table:table-cell table:formula="of:=[.E26]-[.C26]" office:value-type="float" office:value="-0.199999999999999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43" table:formula="of:=[.A27]-1800" office:value-type="float" office:value="25" calcext:value-type="float">
            <text:p>25.00</text:p>
          </table:table-cell>
          <table:table-cell table:style-name="ce27" office:value-type="float" office:value="10.2" calcext:value-type="float">
            <text:p>10.2</text:p>
          </table:table-cell>
          <table:table-cell table:formula="of:=13.72-0.332447*[.B27]+0.0068612*[.B27]^2+0.0041116*[.B27]^3-0.00037436*[.B27]^4+0.0000121272*[.B27]^5-0.0000001699*[.B27]^6+0.000000000875*[.B27]^7" office:value-type="float" office:value="9.997221484375" calcext:value-type="float">
            <text:p>9.9972214843750</text:p>
          </table:table-cell>
          <table:table-cell table:formula="of:=ROUND([.D27]*10)/10" office:value-type="float" office:value="10" calcext:value-type="float">
            <text:p>10.0</text:p>
          </table:table-cell>
          <table:table-cell table:formula="of:=[.E27]-[.C27]" office:value-type="float" office:value="-0.199999999999999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43" table:formula="of:=[.A28]-1800" office:value-type="float" office:value="26" calcext:value-type="float">
            <text:p>26.00</text:p>
          </table:table-cell>
          <table:table-cell table:style-name="ce27" office:value-type="float" office:value="9.6" calcext:value-type="float">
            <text:p>9.6</text:p>
          </table:table-cell>
          <table:table-cell table:formula="of:=13.72-0.332447*[.B28]+0.0068612*[.B28]^2+0.0041116*[.B28]^3-0.00037436*[.B28]^4+0.0000121272*[.B28]^5-0.0000001699*[.B28]^6+0.000000000875*[.B28]^7" office:value-type="float" office:value="9.5373620288" calcext:value-type="float">
            <text:p>9.5373620288000</text:p>
          </table:table-cell>
          <table:table-cell table:formula="of:=ROUND([.D28]*10)/10" office:value-type="float" office:value="9.5" calcext:value-type="float">
            <text:p>9.5</text:p>
          </table:table-cell>
          <table:table-cell table:formula="of:=[.E28]-[.C28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43" table:formula="of:=[.A29]-1800" office:value-type="float" office:value="27" calcext:value-type="float">
            <text:p>27.00</text:p>
          </table:table-cell>
          <table:table-cell table:style-name="ce27" office:value-type="float" office:value="9.1" calcext:value-type="float">
            <text:p>9.1</text:p>
          </table:table-cell>
          <table:table-cell table:formula="of:=13.72-0.332447*[.B29]+0.0068612*[.B29]^2+0.0041116*[.B29]^3-0.00037436*[.B29]^4+0.0000121272*[.B29]^5-0.0000001699*[.B29]^6+0.000000000875*[.B29]^7" office:value-type="float" office:value="9.06624878192498" calcext:value-type="float">
            <text:p>9.0662487819250</text:p>
          </table:table-cell>
          <table:table-cell table:formula="of:=ROUND([.D29]*10)/10" office:value-type="float" office:value="9.1" calcext:value-type="float">
            <text:p>9.1</text:p>
          </table:table-cell>
          <table:table-cell table:formula="of:=[.E29]-[.C2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43" table:formula="of:=[.A30]-1800" office:value-type="float" office:value="28" calcext:value-type="float">
            <text:p>28.00</text:p>
          </table:table-cell>
          <table:table-cell table:style-name="ce27" office:value-type="float" office:value="8.6" calcext:value-type="float">
            <text:p>8.6</text:p>
          </table:table-cell>
          <table:table-cell table:formula="of:=13.72-0.332447*[.B30]+0.0068612*[.B30]^2+0.0041116*[.B30]^3-0.00037436*[.B30]^4+0.0000121272*[.B30]^5-0.0000001699*[.B30]^6+0.000000000875*[.B30]^7" office:value-type="float" office:value="8.59261244799998" calcext:value-type="float">
            <text:p>8.5926124480000</text:p>
          </table:table-cell>
          <table:table-cell table:formula="of:=ROUND([.D30]*10)/10" office:value-type="float" office:value="8.6" calcext:value-type="float">
            <text:p>8.6</text:p>
          </table:table-cell>
          <table:table-cell table:formula="of:=[.E30]-[.C3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43" table:formula="of:=[.A31]-1800" office:value-type="float" office:value="29" calcext:value-type="float">
            <text:p>29.00</text:p>
          </table:table-cell>
          <table:table-cell table:style-name="ce27" office:value-type="float" office:value="8" calcext:value-type="float">
            <text:p>8.0</text:p>
          </table:table-cell>
          <table:table-cell table:formula="of:=13.72-0.332447*[.B31]+0.0068612*[.B31]^2+0.0041116*[.B31]^3-0.00037436*[.B31]^4+0.0000121272*[.B31]^5-0.0000001699*[.B31]^6+0.000000000875*[.B31]^7" office:value-type="float" office:value="8.125369125275" calcext:value-type="float">
            <text:p>8.1253691252750</text:p>
          </table:table-cell>
          <table:table-cell table:formula="of:=ROUND([.D31]*10)/10" office:value-type="float" office:value="8.1" calcext:value-type="float">
            <text:p>8.1</text:p>
          </table:table-cell>
          <table:table-cell table:formula="of:=[.E31]-[.C31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43" table:formula="of:=[.A32]-1800" office:value-type="float" office:value="30" calcext:value-type="float">
            <text:p>30.00</text:p>
          </table:table-cell>
          <table:table-cell table:style-name="ce27" office:value-type="float" office:value="7.5" calcext:value-type="float">
            <text:p>7.5</text:p>
          </table:table-cell>
          <table:table-cell table:formula="of:=13.72-0.332447*[.B32]+0.0068612*[.B32]^2+0.0041116*[.B32]^3-0.00037436*[.B32]^4+0.0000121272*[.B32]^5-0.0000001699*[.B32]^6+0.000000000875*[.B32]^7" office:value-type="float" office:value="7.67337999999999" calcext:value-type="float">
            <text:p>7.6733800000000</text:p>
          </table:table-cell>
          <table:table-cell table:formula="of:=ROUND([.D32]*10)/10" office:value-type="float" office:value="7.7" calcext:value-type="float">
            <text:p>7.7</text:p>
          </table:table-cell>
          <table:table-cell table:formula="of:=[.E32]-[.C32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43" table:formula="of:=[.A33]-1800" office:value-type="float" office:value="31" calcext:value-type="float">
            <text:p>31.00</text:p>
          </table:table-cell>
          <table:table-cell table:style-name="ce27" office:value-type="float" office:value="7" calcext:value-type="float">
            <text:p>7.0</text:p>
          </table:table-cell>
          <table:table-cell table:formula="of:=13.72-0.332447*[.B33]+0.0068612*[.B33]^2+0.0041116*[.B33]^3-0.00037436*[.B33]^4+0.0000121272*[.B33]^5-0.0000001699*[.B33]^6+0.000000000875*[.B33]^7" office:value-type="float" office:value="7.24521219242498" calcext:value-type="float">
            <text:p>7.2452121924250</text:p>
          </table:table-cell>
          <table:table-cell table:formula="of:=ROUND([.D33]*10)/10" office:value-type="float" office:value="7.2" calcext:value-type="float">
            <text:p>7.2</text:p>
          </table:table-cell>
          <table:table-cell table:formula="of:=[.E33]-[.C33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43" table:formula="of:=[.A34]-1800" office:value-type="float" office:value="32" calcext:value-type="float">
            <text:p>32.00</text:p>
          </table:table-cell>
          <table:table-cell table:style-name="ce27" office:value-type="float" office:value="6.6" calcext:value-type="float">
            <text:p>6.6</text:p>
          </table:table-cell>
          <table:table-cell table:formula="of:=13.72-0.332447*[.B34]+0.0068612*[.B34]^2+0.0041116*[.B34]^3-0.00037436*[.B34]^4+0.0000121272*[.B34]^5-0.0000001699*[.B34]^6+0.000000000875*[.B34]^7" office:value-type="float" office:value="6.84890516479997" calcext:value-type="float">
            <text:p>6.8489051648000</text:p>
          </table:table-cell>
          <table:table-cell table:formula="of:=ROUND([.D34]*10)/10" office:value-type="float" office:value="6.8" calcext:value-type="float">
            <text:p>6.8</text:p>
          </table:table-cell>
          <table:table-cell table:formula="of:=[.E34]-[.C34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43" table:formula="of:=[.A35]-1800" office:value-type="float" office:value="33" calcext:value-type="float">
            <text:p>33.00</text:p>
          </table:table-cell>
          <table:table-cell table:style-name="ce27" office:value-type="float" office:value="6.3" calcext:value-type="float">
            <text:p>6.3</text:p>
          </table:table-cell>
          <table:table-cell table:formula="of:=13.72-0.332447*[.B35]+0.0068612*[.B35]^2+0.0041116*[.B35]^3-0.00037436*[.B35]^4+0.0000121272*[.B35]^5-0.0000001699*[.B35]^6+0.000000000875*[.B35]^7" office:value-type="float" office:value="6.49174710137499" calcext:value-type="float">
            <text:p>6.4917471013750</text:p>
          </table:table-cell>
          <table:table-cell table:formula="of:=ROUND([.D35]*10)/10" office:value-type="float" office:value="6.5" calcext:value-type="float">
            <text:p>6.5</text:p>
          </table:table-cell>
          <table:table-cell table:formula="of:=[.E35]-[.C35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43" table:formula="of:=[.A36]-1800" office:value-type="float" office:value="34" calcext:value-type="float">
            <text:p>34.00</text:p>
          </table:table-cell>
          <table:table-cell table:style-name="ce27" office:value-type="float" office:value="6" calcext:value-type="float">
            <text:p>6.0</text:p>
          </table:table-cell>
          <table:table-cell table:formula="of:=13.72-0.332447*[.B36]+0.0068612*[.B36]^2+0.0041116*[.B36]^3-0.00037436*[.B36]^4+0.0000121272*[.B36]^5-0.0000001699*[.B36]^6+0.000000000875*[.B36]^7" office:value-type="float" office:value="6.18006567040001" calcext:value-type="float">
            <text:p>6.1800656704000</text:p>
          </table:table-cell>
          <table:table-cell table:formula="of:=ROUND([.D36]*10)/10" office:value-type="float" office:value="6.2" calcext:value-type="float">
            <text:p>6.2</text:p>
          </table:table-cell>
          <table:table-cell table:formula="of:=[.E36]-[.C36]"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43" table:formula="of:=[.A37]-1800" office:value-type="float" office:value="35" calcext:value-type="float">
            <text:p>35.00</text:p>
          </table:table-cell>
          <table:table-cell table:style-name="ce27" office:value-type="float" office:value="5.8" calcext:value-type="float">
            <text:p>5.8</text:p>
          </table:table-cell>
          <table:table-cell table:formula="of:=13.72-0.332447*[.B37]+0.0068612*[.B37]^2+0.0041116*[.B37]^3-0.00037436*[.B37]^4+0.0000121272*[.B37]^5-0.0000001699*[.B37]^6+0.000000000875*[.B37]^7" office:value-type="float" office:value="5.91903757812496" calcext:value-type="float">
            <text:p>5.9190375781250</text:p>
          </table:table-cell>
          <table:table-cell table:formula="of:=ROUND([.D37]*10)/10" office:value-type="float" office:value="5.9" calcext:value-type="float">
            <text:p>5.9</text:p>
          </table:table-cell>
          <table:table-cell table:formula="of:=[.E37]-[.C37]" office:value-type="float" office:value="0.10000000000000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43" table:formula="of:=[.A38]-1800" office:value-type="float" office:value="36" calcext:value-type="float">
            <text:p>36.00</text:p>
          </table:table-cell>
          <table:table-cell table:style-name="ce27" office:value-type="float" office:value="5.7" calcext:value-type="float">
            <text:p>5.7</text:p>
          </table:table-cell>
          <table:table-cell table:formula="of:=13.72-0.332447*[.B38]+0.0068612*[.B38]^2+0.0041116*[.B38]^3-0.00037436*[.B38]^4+0.0000121272*[.B38]^5-0.0000001699*[.B38]^6+0.000000000875*[.B38]^7" office:value-type="float" office:value="5.71252132480001" calcext:value-type="float">
            <text:p>5.7125213248000</text:p>
          </table:table-cell>
          <table:table-cell table:formula="of:=ROUND([.D38]*10)/10" office:value-type="float" office:value="5.7" calcext:value-type="float">
            <text:p>5.7</text:p>
          </table:table-cell>
          <table:table-cell table:formula="of:=[.E38]-[.C38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43" table:formula="of:=[.A39]-1800" office:value-type="float" office:value="37" calcext:value-type="float">
            <text:p>37.00</text:p>
          </table:table-cell>
          <table:table-cell table:style-name="ce27" office:value-type="float" office:value="5.6" calcext:value-type="float">
            <text:p>5.6</text:p>
          </table:table-cell>
          <table:table-cell table:formula="of:=13.72-0.332447*[.B39]+0.0068612*[.B39]^2+0.0041116*[.B39]^3-0.00037436*[.B39]^4+0.0000121272*[.B39]^5-0.0000001699*[.B39]^6+0.000000000875*[.B39]^7" office:value-type="float" office:value="5.56291757267489" calcext:value-type="float">
            <text:p>5.5629175726749</text:p>
          </table:table-cell>
          <table:table-cell table:formula="of:=ROUND([.D39]*10)/10" office:value-type="float" office:value="5.6" calcext:value-type="float">
            <text:p>5.6</text:p>
          </table:table-cell>
          <table:table-cell table:formula="of:=[.E39]-[.C3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43" table:formula="of:=[.A40]-1800" office:value-type="float" office:value="38" calcext:value-type="float">
            <text:p>38.00</text:p>
          </table:table-cell>
          <table:table-cell table:style-name="ce27" office:value-type="float" office:value="5.6" calcext:value-type="float">
            <text:p>5.6</text:p>
          </table:table-cell>
          <table:table-cell table:formula="of:=13.72-0.332447*[.B40]+0.0068612*[.B40]^2+0.0041116*[.B40]^3-0.00037436*[.B40]^4+0.0000121272*[.B40]^5-0.0000001699*[.B40]^6+0.000000000875*[.B40]^7" office:value-type="float" office:value="5.47106153599992" calcext:value-type="float">
            <text:p>5.4710615359999</text:p>
          </table:table-cell>
          <table:table-cell table:formula="of:=ROUND([.D40]*10)/10" office:value-type="float" office:value="5.5" calcext:value-type="float">
            <text:p>5.5</text:p>
          </table:table-cell>
          <table:table-cell table:formula="of:=[.E40]-[.C40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43" table:formula="of:=[.A41]-1800" office:value-type="float" office:value="39" calcext:value-type="float">
            <text:p>39.00</text:p>
          </table:table-cell>
          <table:table-cell table:style-name="ce27" office:value-type="float" office:value="5.6" calcext:value-type="float">
            <text:p>5.6</text:p>
          </table:table-cell>
          <table:table-cell table:formula="of:=13.72-0.332447*[.B41]+0.0068612*[.B41]^2+0.0041116*[.B41]^3-0.00037436*[.B41]^4+0.0000121272*[.B41]^5-0.0000001699*[.B41]^6+0.000000000875*[.B41]^7" office:value-type="float" office:value="5.43615180302503" calcext:value-type="float">
            <text:p>5.4361518030250</text:p>
          </table:table-cell>
          <table:table-cell table:formula="of:=ROUND([.D41]*10)/10" office:value-type="float" office:value="5.4" calcext:value-type="float">
            <text:p>5.4</text:p>
          </table:table-cell>
          <table:table-cell table:formula="of:=[.E41]-[.C41]" office:value-type="float" office:value="-0.199999999999999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43" table:formula="of:=[.A42]-1800" office:value-type="float" office:value="40" calcext:value-type="float">
            <text:p>40.00</text:p>
          </table:table-cell>
          <table:table-cell table:style-name="ce27" office:value-type="float" office:value="5.7" calcext:value-type="float">
            <text:p>5.7</text:p>
          </table:table-cell>
          <table:table-cell table:formula="of:=13.72-0.332447*[.B42]+0.0068612*[.B42]^2+0.0041116*[.B42]^3-0.00037436*[.B42]^4+0.0000121272*[.B42]^5-0.0000001699*[.B42]^6+0.000000000875*[.B42]^7" office:value-type="float" office:value="5.45572000000001" calcext:value-type="float">
            <text:p>5.4557200000000</text:p>
          </table:table-cell>
          <table:table-cell table:formula="of:=ROUND([.D42]*10)/10" office:value-type="float" office:value="5.5" calcext:value-type="float">
            <text:p>5.5</text:p>
          </table:table-cell>
          <table:table-cell table:formula="of:=[.E42]-[.C42]" office:value-type="float" office:value="-0.2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43" table:formula="of:=[.A43]-1800" office:value-type="float" office:value="41" calcext:value-type="float">
            <text:p>41.00</text:p>
          </table:table-cell>
          <table:table-cell table:style-name="ce27" office:value-type="float" office:value="5.8" calcext:value-type="float">
            <text:p>5.8</text:p>
          </table:table-cell>
          <table:table-cell table:formula="of:=13.72-0.332447*[.B43]+0.0068612*[.B43]^2+0.0041116*[.B43]^3-0.00037436*[.B43]^4+0.0000121272*[.B43]^5-0.0000001699*[.B43]^6+0.000000000875*[.B43]^7" office:value-type="float" office:value="5.52564570717487" calcext:value-type="float">
            <text:p>5.5256457071749</text:p>
          </table:table-cell>
          <table:table-cell table:formula="of:=ROUND([.D43]*10)/10" office:value-type="float" office:value="5.5" calcext:value-type="float">
            <text:p>5.5</text:p>
          </table:table-cell>
          <table:table-cell table:formula="of:=[.E43]-[.C43]" office:value-type="float" office:value="-0.3" calcext:value-type="float">
            <text:p>-0.3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43" table:formula="of:=[.A44]-1800" office:value-type="float" office:value="42" calcext:value-type="float">
            <text:p>42.00</text:p>
          </table:table-cell>
          <table:table-cell table:style-name="ce27" office:value-type="float" office:value="5.9" calcext:value-type="float">
            <text:p>5.9</text:p>
          </table:table-cell>
          <table:table-cell table:formula="of:=13.72-0.332447*[.B44]+0.0068612*[.B44]^2+0.0041116*[.B44]^3-0.00037436*[.B44]^4+0.0000121272*[.B44]^5-0.0000001699*[.B44]^6+0.000000000875*[.B44]^7" office:value-type="float" office:value="5.64022103679977" calcext:value-type="float">
            <text:p>5.6402210367998</text:p>
          </table:table-cell>
          <table:table-cell table:formula="of:=ROUND([.D44]*10)/10" office:value-type="float" office:value="5.6" calcext:value-type="float">
            <text:p>5.6</text:p>
          </table:table-cell>
          <table:table-cell table:formula="of:=[.E44]-[.C44]" office:value-type="float" office:value="-0.300000000000001" calcext:value-type="float">
            <text:p>-0.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43" table:formula="of:=[.A45]-1800" office:value-type="float" office:value="43" calcext:value-type="float">
            <text:p>43.00</text:p>
          </table:table-cell>
          <table:table-cell table:style-name="ce27" office:value-type="float" office:value="6.1" calcext:value-type="float">
            <text:p>6.1</text:p>
          </table:table-cell>
          <table:table-cell table:formula="of:=13.72-0.332447*[.B45]+0.0068612*[.B45]^2+0.0041116*[.B45]^3-0.00037436*[.B45]^4+0.0000121272*[.B45]^5-0.0000001699*[.B45]^6+0.000000000875*[.B45]^7" office:value-type="float" office:value="5.792269283125" calcext:value-type="float">
            <text:p>5.7922692831250</text:p>
          </table:table-cell>
          <table:table-cell table:formula="of:=ROUND([.D45]*10)/10" office:value-type="float" office:value="5.8" calcext:value-type="float">
            <text:p>5.8</text:p>
          </table:table-cell>
          <table:table-cell table:formula="of:=[.E45]-[.C45]" office:value-type="float" office:value="-0.3" calcext:value-type="float">
            <text:p>-0.3</text:p>
          </table:table-cell>
          <table:table-cell table:number-columns-repeated="101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43" table:formula="of:=[.A46]-1800" office:value-type="float" office:value="44" calcext:value-type="float">
            <text:p>44.00</text:p>
          </table:table-cell>
          <table:table-cell table:style-name="ce27" office:value-type="float" office:value="6.2" calcext:value-type="float">
            <text:p>6.2</text:p>
          </table:table-cell>
          <table:table-cell table:formula="of:=13.72-0.332447*[.B46]+0.0068612*[.B46]^2+0.0041116*[.B46]^3-0.00037436*[.B46]^4+0.0000121272*[.B46]^5-0.0000001699*[.B46]^6+0.000000000875*[.B46]^7" office:value-type="float" office:value="5.97332205439983" calcext:value-type="float">
            <text:p>5.9733220543998</text:p>
          </table:table-cell>
          <table:table-cell table:formula="of:=ROUND([.D46]*10)/10" office:value-type="float" office:value="6" calcext:value-type="float">
            <text:p>6.0</text:p>
          </table:table-cell>
          <table:table-cell table:formula="of:=[.E46]-[.C46]" office:value-type="float" office:value="-0.2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43" table:formula="of:=[.A47]-1800" office:value-type="float" office:value="45" calcext:value-type="float">
            <text:p>45.00</text:p>
          </table:table-cell>
          <table:table-cell table:style-name="ce27" office:value-type="float" office:value="6.3" calcext:value-type="float">
            <text:p>6.3</text:p>
          </table:table-cell>
          <table:table-cell table:formula="of:=13.72-0.332447*[.B47]+0.0068612*[.B47]^2+0.0041116*[.B47]^3-0.00037436*[.B47]^4+0.0000121272*[.B47]^5-0.0000001699*[.B47]^6+0.000000000875*[.B47]^7" office:value-type="float" office:value="6.17385929687492" calcext:value-type="float">
            <text:p>6.1738592968749</text:p>
          </table:table-cell>
          <table:table-cell table:formula="of:=ROUND([.D47]*10)/10" office:value-type="float" office:value="6.2" calcext:value-type="float">
            <text:p>6.2</text:p>
          </table:table-cell>
          <table:table-cell table:formula="of:=[.E47]-[.C47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43" table:formula="of:=[.A48]-1800" office:value-type="float" office:value="46" calcext:value-type="float">
            <text:p>46.00</text:p>
          </table:table-cell>
          <table:table-cell table:style-name="ce27" office:value-type="float" office:value="6.5" calcext:value-type="float">
            <text:p>6.5</text:p>
          </table:table-cell>
          <table:table-cell table:formula="of:=13.72-0.332447*[.B48]+0.0068612*[.B48]^2+0.0041116*[.B48]^3-0.00037436*[.B48]^4+0.0000121272*[.B48]^5-0.0000001699*[.B48]^6+0.000000000875*[.B48]^7" office:value-type="float" office:value="6.38361662079984" calcext:value-type="float">
            <text:p>6.3836166207998</text:p>
          </table:table-cell>
          <table:table-cell table:formula="of:=ROUND([.D48]*10)/10" office:value-type="float" office:value="6.4" calcext:value-type="float">
            <text:p>6.4</text:p>
          </table:table-cell>
          <table:table-cell table:formula="of:=[.E48]-[.C48]" office:value-type="float" office:value="-0.0999999999999996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43" table:formula="of:=[.A49]-1800" office:value-type="float" office:value="47" calcext:value-type="float">
            <text:p>47.00</text:p>
          </table:table-cell>
          <table:table-cell table:style-name="ce27" office:value-type="float" office:value="6.6" calcext:value-type="float">
            <text:p>6.6</text:p>
          </table:table-cell>
          <table:table-cell table:formula="of:=13.72-0.332447*[.B49]+0.0068612*[.B49]^2+0.0041116*[.B49]^3-0.00037436*[.B49]^4+0.0000121272*[.B49]^5-0.0000001699*[.B49]^6+0.000000000875*[.B49]^7" office:value-type="float" office:value="6.59196433842516" calcext:value-type="float">
            <text:p>6.5919643384252</text:p>
          </table:table-cell>
          <table:table-cell table:formula="of:=ROUND([.D49]*10)/10" office:value-type="float" office:value="6.6" calcext:value-type="float">
            <text:p>6.6</text:p>
          </table:table-cell>
          <table:table-cell table:formula="of:=[.E49]-[.C49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43" table:formula="of:=[.A50]-1800" office:value-type="float" office:value="48" calcext:value-type="float">
            <text:p>48.00</text:p>
          </table:table-cell>
          <table:table-cell table:style-name="ce27" office:value-type="float" office:value="6.8" calcext:value-type="float">
            <text:p>6.8</text:p>
          </table:table-cell>
          <table:table-cell table:formula="of:=13.72-0.332447*[.B50]+0.0068612*[.B50]^2+0.0041116*[.B50]^3-0.00037436*[.B50]^4+0.0000121272*[.B50]^5-0.0000001699*[.B50]^6+0.000000000875*[.B50]^7" office:value-type="float" office:value="6.78836262399955" calcext:value-type="float">
            <text:p>6.7883626239996</text:p>
          </table:table-cell>
          <table:table-cell table:formula="of:=ROUND([.D50]*10)/10" office:value-type="float" office:value="6.8" calcext:value-type="float">
            <text:p>6.8</text:p>
          </table:table-cell>
          <table:table-cell table:formula="of:=[.E50]-[.C50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43" table:formula="of:=[.A51]-1800" office:value-type="float" office:value="49" calcext:value-type="float">
            <text:p>49.00</text:p>
          </table:table-cell>
          <table:table-cell table:style-name="ce27" office:value-type="float" office:value="6.9" calcext:value-type="float">
            <text:p>6.9</text:p>
          </table:table-cell>
          <table:table-cell table:formula="of:=13.72-0.332447*[.B51]+0.0068612*[.B51]^2+0.0041116*[.B51]^3-0.00037436*[.B51]^4+0.0000121272*[.B51]^5-0.0000001699*[.B51]^6+0.000000000875*[.B51]^7" office:value-type="float" office:value="6.96289720577443" calcext:value-type="float">
            <text:p>6.9628972057744</text:p>
          </table:table-cell>
          <table:table-cell table:formula="of:=ROUND([.D51]*10)/10" office:value-type="float" office:value="7" calcext:value-type="float">
            <text:p>7.0</text:p>
          </table:table-cell>
          <table:table-cell table:formula="of:=[.E51]-[.C51]" office:value-type="float" office:value="0.0999999999999996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43" table:formula="of:=[.A52]-1800" office:value-type="float" office:value="50" calcext:value-type="float">
            <text:p>50.00</text:p>
          </table:table-cell>
          <table:table-cell table:style-name="ce27" office:value-type="float" office:value="7.1" calcext:value-type="float">
            <text:p>7.1</text:p>
          </table:table-cell>
          <table:table-cell table:formula="of:=13.72-0.332447*[.B52]+0.0068612*[.B52]^2+0.0041116*[.B52]^3-0.00037436*[.B52]^4+0.0000121272*[.B52]^5-0.0000001699*[.B52]^6+0.000000000875*[.B52]^7" office:value-type="float" office:value="7.1069" calcext:value-type="float">
            <text:p>7.1069000000000</text:p>
          </table:table-cell>
          <table:table-cell table:formula="of:=ROUND([.D52]*10)/10" office:value-type="float" office:value="7.1" calcext:value-type="float">
            <text:p>7.1</text:p>
          </table:table-cell>
          <table:table-cell table:formula="of:=[.E52]-[.C52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43" table:formula="of:=[.A53]-1800" office:value-type="float" office:value="51" calcext:value-type="float">
            <text:p>51.00</text:p>
          </table:table-cell>
          <table:table-cell table:style-name="ce27" office:value-type="float" office:value="7.2" calcext:value-type="float">
            <text:p>7.2</text:p>
          </table:table-cell>
          <table:table-cell table:formula="of:=13.72-0.332447*[.B53]+0.0068612*[.B53]^2+0.0041116*[.B53]^3-0.00037436*[.B53]^4+0.0000121272*[.B53]^5-0.0000001699*[.B53]^6+0.000000000875*[.B53]^7" office:value-type="float" office:value="7.21365909692531" calcext:value-type="float">
            <text:p>7.2136590969253</text:p>
          </table:table-cell>
          <table:table-cell table:formula="of:=ROUND([.D53]*10)/10" office:value-type="float" office:value="7.2" calcext:value-type="float">
            <text:p>7.2</text:p>
          </table:table-cell>
          <table:table-cell table:formula="of:=[.E53]-[.C53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43" table:formula="of:=[.A54]-1800" office:value-type="float" office:value="52" calcext:value-type="float">
            <text:p>52.00</text:p>
          </table:table-cell>
          <table:table-cell table:style-name="ce27" office:value-type="float" office:value="7.3" calcext:value-type="float">
            <text:p>7.3</text:p>
          </table:table-cell>
          <table:table-cell table:formula="of:=13.72-0.332447*[.B54]+0.0068612*[.B54]^2+0.0041116*[.B54]^3-0.00037436*[.B54]^4+0.0000121272*[.B54]^5-0.0000001699*[.B54]^6+0.000000000875*[.B54]^7" office:value-type="float" office:value="7.27922250879942" calcext:value-type="float">
            <text:p>7.2792225087994</text:p>
          </table:table-cell>
          <table:table-cell table:formula="of:=ROUND([.D54]*10)/10" office:value-type="float" office:value="7.3" calcext:value-type="float">
            <text:p>7.3</text:p>
          </table:table-cell>
          <table:table-cell table:formula="of:=[.E54]-[.C54]" office:value-type="float" office:value="0" calcext:value-type="float">
            <text:p>0.0</text:p>
          </table:table-cell>
          <table:table-cell table:number-columns-repeated="1013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43" table:formula="of:=[.A55]-1800" office:value-type="float" office:value="53" calcext:value-type="float">
            <text:p>53.00</text:p>
          </table:table-cell>
          <table:table-cell table:style-name="ce27" office:value-type="float" office:value="7.4" calcext:value-type="float">
            <text:p>7.4</text:p>
          </table:table-cell>
          <table:table-cell table:formula="of:=13.72-0.332447*[.B55]+0.0068612*[.B55]^2+0.0041116*[.B55]^3-0.00037436*[.B55]^4+0.0000121272*[.B55]^5-0.0000001699*[.B55]^6+0.000000000875*[.B55]^7" office:value-type="float" office:value="7.30330008987426" calcext:value-type="float">
            <text:p>7.3033000898743</text:p>
          </table:table-cell>
          <table:table-cell table:formula="of:=ROUND([.D55]*10)/10" office:value-type="float" office:value="7.3" calcext:value-type="float">
            <text:p>7.3</text:p>
          </table:table-cell>
          <table:table-cell table:formula="of:=[.E55]-[.C55]" office:value-type="float" office:value="-0.100000000000001" calcext:value-type="float">
            <text:p>-0.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43" table:formula="of:=[.A56]-1800" office:value-type="float" office:value="54" calcext:value-type="float">
            <text:p>54.00</text:p>
          </table:table-cell>
          <table:table-cell table:style-name="ce27" office:value-type="float" office:value="7.5" calcext:value-type="float">
            <text:p>7.5</text:p>
          </table:table-cell>
          <table:table-cell table:formula="of:=13.72-0.332447*[.B56]+0.0068612*[.B56]^2+0.0041116*[.B56]^3-0.00037436*[.B56]^4+0.0000121272*[.B56]^5-0.0000001699*[.B56]^6+0.000000000875*[.B56]^7" office:value-type="float" office:value="7.29026803839906" calcext:value-type="float">
            <text:p>7.2902680383991</text:p>
          </table:table-cell>
          <table:table-cell table:formula="of:=ROUND([.D56]*10)/10" office:value-type="float" office:value="7.3" calcext:value-type="float">
            <text:p>7.3</text:p>
          </table:table-cell>
          <table:table-cell table:formula="of:=[.E56]-[.C56]" office:value-type="float" office:value="-0.2" calcext:value-type="float">
            <text:p>-0.2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43" table:formula="of:=[.A57]-1800" office:value-type="float" office:value="55" calcext:value-type="float">
            <text:p>55.00</text:p>
          </table:table-cell>
          <table:table-cell table:style-name="ce27" office:value-type="float" office:value="7.6" calcext:value-type="float">
            <text:p>7.6</text:p>
          </table:table-cell>
          <table:table-cell table:formula="of:=13.72-0.332447*[.B57]+0.0068612*[.B57]^2+0.0041116*[.B57]^3-0.00037436*[.B57]^4+0.0000121272*[.B57]^5-0.0000001699*[.B57]^6+0.000000000875*[.B57]^7" office:value-type="float" office:value="7.25028039062386" calcext:value-type="float">
            <text:p>7.2502803906239</text:p>
          </table:table-cell>
          <table:table-cell table:formula="of:=ROUND([.D57]*10)/10" office:value-type="float" office:value="7.3" calcext:value-type="float">
            <text:p>7.3</text:p>
          </table:table-cell>
          <table:table-cell table:formula="of:=[.E57]-[.C57]" office:value-type="float" office:value="-0.3" calcext:value-type="float">
            <text:p>-0.3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43" table:formula="of:=[.A58]-1800" office:value-type="float" office:value="56" calcext:value-type="float">
            <text:p>56.00</text:p>
          </table:table-cell>
          <table:table-cell table:style-name="ce27" office:value-type="float" office:value="7.7" calcext:value-type="float">
            <text:p>7.7</text:p>
          </table:table-cell>
          <table:table-cell table:formula="of:=13.72-0.332447*[.B58]+0.0068612*[.B58]^2+0.0041116*[.B58]^3-0.00037436*[.B58]^4+0.0000121272*[.B58]^5-0.0000001699*[.B58]^6+0.000000000875*[.B58]^7" office:value-type="float" office:value="7.20049191679937" calcext:value-type="float">
            <text:p>7.2004919167994</text:p>
          </table:table-cell>
          <table:table-cell table:formula="of:=ROUND([.D58]*10)/10" office:value-type="float" office:value="7.2" calcext:value-type="float">
            <text:p>7.2</text:p>
          </table:table-cell>
          <table:table-cell table:formula="of:=[.E58]-[.C58]" office:value-type="float" office:value="-0.5" calcext:value-type="float">
            <text:p>-0.5</text:p>
          </table:table-cell>
          <table:table-cell table:number-columns-repeated="1013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43" table:formula="of:=[.A59]-1800" office:value-type="float" office:value="57" calcext:value-type="float">
            <text:p>57.00</text:p>
          </table:table-cell>
          <table:table-cell table:style-name="ce27" office:value-type="float" office:value="7.7" calcext:value-type="float">
            <text:p>7.7</text:p>
          </table:table-cell>
          <table:table-cell table:formula="of:=13.72-0.332447*[.B59]+0.0068612*[.B59]^2+0.0041116*[.B59]^3-0.00037436*[.B59]^4+0.0000121272*[.B59]^5-0.0000001699*[.B59]^6+0.000000000875*[.B59]^7" office:value-type="float" office:value="7.16639682917412" calcext:value-type="float">
            <text:p>7.1663968291741</text:p>
          </table:table-cell>
          <table:table-cell table:formula="of:=ROUND([.D59]*10)/10" office:value-type="float" office:value="7.2" calcext:value-type="float">
            <text:p>7.2</text:p>
          </table:table-cell>
          <table:table-cell table:formula="of:=[.E59]-[.C59]" office:value-type="float" office:value="-0.5" calcext:value-type="float">
            <text:p>-0.5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43" table:formula="of:=[.A60]-1800" office:value-type="float" office:value="58" calcext:value-type="float">
            <text:p>58.00</text:p>
          </table:table-cell>
          <table:table-cell table:style-name="ce27" office:value-type="float" office:value="7.8" calcext:value-type="float">
            <text:p>7.8</text:p>
          </table:table-cell>
          <table:table-cell table:formula="of:=13.72-0.332447*[.B60]+0.0068612*[.B60]^2+0.0041116*[.B60]^3-0.00037436*[.B60]^4+0.0000121272*[.B60]^5-0.0000001699*[.B60]^6+0.000000000875*[.B60]^7" office:value-type="float" office:value="7.18328771199936" calcext:value-type="float">
            <text:p>7.1832877119994</text:p>
          </table:table-cell>
          <table:table-cell table:formula="of:=ROUND([.D60]*10)/10" office:value-type="float" office:value="7.2" calcext:value-type="float">
            <text:p>7.2</text:p>
          </table:table-cell>
          <table:table-cell table:formula="of:=[.E60]-[.C60]" office:value-type="float" office:value="-0.6" calcext:value-type="float">
            <text:p>-0.6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43" table:formula="of:=[.A61]-1800" office:value-type="float" office:value="59" calcext:value-type="float">
            <text:p>59.00</text:p>
          </table:table-cell>
          <table:table-cell table:style-name="ce27" office:value-type="float" office:value="7.8" calcext:value-type="float">
            <text:p>7.8</text:p>
          </table:table-cell>
          <table:table-cell table:formula="of:=13.72-0.332447*[.B61]+0.0068612*[.B61]^2+0.0041116*[.B61]^3-0.00037436*[.B61]^4+0.0000121272*[.B61]^5-0.0000001699*[.B61]^6+0.000000000875*[.B61]^7" office:value-type="float" office:value="7.29783908352465" calcext:value-type="float">
            <text:p>7.2978390835247</text:p>
          </table:table-cell>
          <table:table-cell table:formula="of:=ROUND([.D61]*10)/10" office:value-type="float" office:value="7.3" calcext:value-type="float">
            <text:p>7.3</text:p>
          </table:table-cell>
          <table:table-cell table:formula="of:=[.E61]-[.C61]" office:value-type="float" office:value="-0.5" calcext:value-type="float">
            <text:p>-0.5</text:p>
          </table:table-cell>
          <table:table-cell table:number-columns-repeated="101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43" table:formula="of:=[.A62]-1800" office:value-type="float" office:value="60" calcext:value-type="float">
            <text:p>60.00</text:p>
          </table:table-cell>
          <table:table-cell office:value-type="float" office:value="7.88" calcext:value-type="float">
            <text:p>7.88</text:p>
          </table:table-cell>
          <table:table-cell table:formula="of:=13.72-0.332447*[.B62]+0.0068612*[.B62]^2+0.0041116*[.B62]^3-0.00037436*[.B62]^4+0.0000121272*[.B62]^5-0.0000001699*[.B62]^6+0.000000000875*[.B62]^7" office:value-type="float" office:value="7.56982000000016" calcext:value-type="float">
            <text:p>7.5698200000002</text:p>
          </table:table-cell>
          <table:table-cell table:style-name="ce43" table:formula="of:=ROUND([.D62]*100)/100" office:value-type="float" office:value="7.57" calcext:value-type="float">
            <text:p>7.57</text:p>
          </table:table-cell>
          <table:table-cell table:style-name="ce43" table:formula="of:=[.E62]-[.C62]" office:value-type="float" office:value="-0.31" calcext:value-type="float">
            <text:p>-0.3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62])" office:value-type="float" office:value="-4.31" calcext:value-type="float">
            <text:p>-4.3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860-1900" table:style-name="ta1">
        <table:shapes>
          <draw:frame draw:z-index="0" draw:style-name="gr1" draw:text-style-name="P1" svg:width="247.91mm" svg:height="171.33mm" svg:x="146.09mm" svg:y="0mm">
            <draw:object draw:notify-on-update-of-ranges="'1860-1900'.B2:'1860-1900'.B42 '1860-1900'.C1:'1860-1900'.C1 '1860-1900'.C2:'1860-1900'.C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4" table:default-cell-style-name="ce19"/>
        <table:table-column table:style-name="co2" table:default-cell-style-name="ce20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8" office:value-type="string" calcext:value-type="string">
            <text:p>Smoothed</text:p>
          </table:table-cell>
          <table:table-cell table:style-name="ce5" office:value-type="string" calcext:value-type="string">
            <text:p>Rounded</text:p>
          </table:table-cell>
          <table:table-cell table:style-name="ce5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table:style-name="ce29" office:value-type="float" office:value="1860" calcext:value-type="float">
            <text:p>1860</text:p>
          </table:table-cell>
          <table:table-cell table:style-name="ce43" table:formula="of:=([.A2]-1860)/100" office:value-type="float" office:value="0" calcext:value-type="float">
            <text:p>0.00</text:p>
          </table:table-cell>
          <table:table-cell table:style-name="ce43" office:value-type="float" office:value="7.88" calcext:value-type="float">
            <text:p>7.88</text:p>
          </table:table-cell>
          <table:table-cell table:formula="of:=-170696266.42563*[.B2]^10+312751306.29538*[.B2]^9-242319907.021727*[.B2]^8+103043411.191111*[.B2]^7-25877791.3923427*[.B2]^6+3788060.65307309*[.B2]^5-296309.886959305*[.B2]^4+13066.2002768834*[.B2]^3-1006.8013323672*[.B2]^2-2.90243394298285*[.B2]+7.89542761095445" office:value-type="float" office:value="7.89542761095445" calcext:value-type="float">
            <text:p>7.89542761095445</text:p>
          </table:table-cell>
          <table:table-cell table:style-name="ce43" table:formula="of:=ROUND([.D2]*100)/100" office:value-type="float" office:value="7.9" calcext:value-type="float">
            <text:p>7.90</text:p>
          </table:table-cell>
          <table:table-cell table:formula="of:=[.E2]-[.C2]" office:value-type="float" office:value="0.0200000000000005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29" office:value-type="float" office:value="1861" calcext:value-type="float">
            <text:p>1861</text:p>
          </table:table-cell>
          <table:table-cell table:style-name="ce43" table:formula="of:=([.A3]-1860)/100" office:value-type="float" office:value="0.01" calcext:value-type="float">
            <text:p>0.01</text:p>
          </table:table-cell>
          <table:table-cell table:style-name="ce43" office:value-type="float" office:value="7.82" calcext:value-type="float">
            <text:p>7.82</text:p>
          </table:table-cell>
          <table:table-cell table:formula="of:=-170696266.42563*[.B3]^10+312751306.29538*[.B3]^9-242319907.021727*[.B3]^8+103043411.191111*[.B3]^7-25877791.3923427*[.B3]^6+3788060.65307309*[.B3]^5-296309.886959305*[.B3]^4+13066.2002768834*[.B3]^3-1006.8013323672*[.B3]^2-2.90243394298285*[.B3]+7.89542761095445" office:value-type="float" office:value="7.77618017448227" calcext:value-type="float">
            <text:p>7.77618017448227</text:p>
          </table:table-cell>
          <table:table-cell table:style-name="ce43" table:formula="of:=ROUND([.D3]*100)/100" office:value-type="float" office:value="7.78" calcext:value-type="float">
            <text:p>7.78</text:p>
          </table:table-cell>
          <table:table-cell table:formula="of:=[.E3]-[.C3]" office:value-type="float" office:value="-0.04" calcext:value-type="float">
            <text:p>-0.04</text:p>
          </table:table-cell>
          <table:table-cell table:number-columns-repeated="1013"/>
        </table:table-row>
        <table:table-row table:style-name="ro1">
          <table:table-cell table:style-name="ce29" office:value-type="float" office:value="1862" calcext:value-type="float">
            <text:p>1862</text:p>
          </table:table-cell>
          <table:table-cell table:style-name="ce43" table:formula="of:=([.A4]-1860)/100" office:value-type="float" office:value="0.02" calcext:value-type="float">
            <text:p>0.02</text:p>
          </table:table-cell>
          <table:table-cell table:style-name="ce43" office:value-type="float" office:value="7.54" calcext:value-type="float">
            <text:p>7.54</text:p>
          </table:table-cell>
          <table:table-cell table:formula="of:=-170696266.42563*[.B4]^10+312751306.29538*[.B4]^9-242319907.021727*[.B4]^8+103043411.191111*[.B4]^7-25877791.3923427*[.B4]^6+3788060.65307309*[.B4]^5-296309.886959305*[.B4]^4+13066.2002768834*[.B4]^3-1006.8013323672*[.B4]^2-2.90243394298285*[.B4]+7.89542761095445" office:value-type="float" office:value="7.50236988544766" calcext:value-type="float">
            <text:p>7.50236988544766</text:p>
          </table:table-cell>
          <table:table-cell table:style-name="ce43" table:formula="of:=ROUND([.D4]*100)/100" office:value-type="float" office:value="7.5" calcext:value-type="float">
            <text:p>7.50</text:p>
          </table:table-cell>
          <table:table-cell table:formula="of:=[.E4]-[.C4]" office:value-type="float" office:value="-0.04" calcext:value-type="float">
            <text:p>-0.04</text:p>
          </table:table-cell>
          <table:table-cell table:number-columns-repeated="1013"/>
        </table:table-row>
        <table:table-row table:style-name="ro1">
          <table:table-cell table:style-name="ce29" office:value-type="float" office:value="1863" calcext:value-type="float">
            <text:p>1863</text:p>
          </table:table-cell>
          <table:table-cell table:style-name="ce43" table:formula="of:=([.A5]-1860)/100" office:value-type="float" office:value="0.03" calcext:value-type="float">
            <text:p>0.03</text:p>
          </table:table-cell>
          <table:table-cell table:style-name="ce43" office:value-type="float" office:value="6.97" calcext:value-type="float">
            <text:p>6.97</text:p>
          </table:table-cell>
          <table:table-cell table:formula="of:=-170696266.42563*[.B5]^10+312751306.29538*[.B5]^9-242319907.021727*[.B5]^8+103043411.191111*[.B5]^7-25877791.3923427*[.B5]^6+3788060.65307309*[.B5]^5-296309.886959305*[.B5]^4+13066.2002768834*[.B5]^3-1006.8013323672*[.B5]^2-2.90243394298285*[.B5]+7.89542761095445" office:value-type="float" office:value="7.09029538491923" calcext:value-type="float">
            <text:p>7.09029538491923</text:p>
          </table:table-cell>
          <table:table-cell table:style-name="ce43" table:formula="of:=ROUND([.D5]*100)/100" office:value-type="float" office:value="7.09" calcext:value-type="float">
            <text:p>7.09</text:p>
          </table:table-cell>
          <table:table-cell table:formula="of:=[.E5]-[.C5]"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table:style-name="ce29" office:value-type="float" office:value="1864" calcext:value-type="float">
            <text:p>1864</text:p>
          </table:table-cell>
          <table:table-cell table:style-name="ce43" table:formula="of:=([.A6]-1860)/100" office:value-type="float" office:value="0.04" calcext:value-type="float">
            <text:p>0.04</text:p>
          </table:table-cell>
          <table:table-cell table:style-name="ce43" office:value-type="float" office:value="6.4" calcext:value-type="float">
            <text:p>6.40</text:p>
          </table:table-cell>
          <table:table-cell table:formula="of:=-170696266.42563*[.B6]^10+312751306.29538*[.B6]^9-242319907.021727*[.B6]^8+103043411.191111*[.B6]^7-25877791.3923427*[.B6]^6+3788060.65307309*[.B6]^5-296309.886959305*[.B6]^4+13066.2002768834*[.B6]^3-1006.8013323672*[.B6]^2-2.90243394298285*[.B6]+7.89542761095445" office:value-type="float" office:value="6.54340836662923" calcext:value-type="float">
            <text:p>6.54340836662923</text:p>
          </table:table-cell>
          <table:table-cell table:style-name="ce43" table:formula="of:=ROUND([.D6]*100)/100" office:value-type="float" office:value="6.54" calcext:value-type="float">
            <text:p>6.54</text:p>
          </table:table-cell>
          <table:table-cell table:formula="of:=[.E6]-[.C6]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65" calcext:value-type="float">
            <text:p>1865</text:p>
          </table:table-cell>
          <table:table-cell table:style-name="ce43" table:formula="of:=([.A7]-1860)/100" office:value-type="float" office:value="0.05" calcext:value-type="float">
            <text:p>0.05</text:p>
          </table:table-cell>
          <table:table-cell table:style-name="ce43" office:value-type="float" office:value="6.02" calcext:value-type="float">
            <text:p>6.02</text:p>
          </table:table-cell>
          <table:table-cell table:formula="of:=-170696266.42563*[.B7]^10+312751306.29538*[.B7]^9-242319907.021727*[.B7]^8+103043411.191111*[.B7]^7-25877791.3923427*[.B7]^6+3788060.65307309*[.B7]^5-296309.886959305*[.B7]^4+13066.2002768834*[.B7]^3-1006.8013323672*[.B7]^2-2.90243394298285*[.B7]+7.89542761095445" office:value-type="float" office:value="5.86570050404492" calcext:value-type="float">
            <text:p>5.86570050404492</text:p>
          </table:table-cell>
          <table:table-cell table:style-name="ce43" table:formula="of:=ROUND([.D7]*100)/100" office:value-type="float" office:value="5.87" calcext:value-type="float">
            <text:p>5.87</text:p>
          </table:table-cell>
          <table:table-cell table:formula="of:=[.E7]-[.C7]" office:value-type="float" office:value="-0.149999999999999" calcext:value-type="float">
            <text:p>-0.15</text:p>
          </table:table-cell>
          <table:table-cell table:number-columns-repeated="1013"/>
        </table:table-row>
        <table:table-row table:style-name="ro1">
          <table:table-cell table:style-name="ce29" office:value-type="float" office:value="1866" calcext:value-type="float">
            <text:p>1866</text:p>
          </table:table-cell>
          <table:table-cell table:style-name="ce43" table:formula="of:=([.A8]-1860)/100" office:value-type="float" office:value="0.06" calcext:value-type="float">
            <text:p>0.06</text:p>
          </table:table-cell>
          <table:table-cell table:style-name="ce43" office:value-type="float" office:value="5.41" calcext:value-type="float">
            <text:p>5.41</text:p>
          </table:table-cell>
          <table:table-cell table:formula="of:=-170696266.42563*[.B8]^10+312751306.29538*[.B8]^9-242319907.021727*[.B8]^8+103043411.191111*[.B8]^7-25877791.3923427*[.B8]^6+3788060.65307309*[.B8]^5-296309.886959305*[.B8]^4+13066.2002768834*[.B8]^3-1006.8013323672*[.B8]^2-2.90243394298285*[.B8]+7.89542761095445" office:value-type="float" office:value="5.06796539463657" calcext:value-type="float">
            <text:p>5.06796539463657</text:p>
          </table:table-cell>
          <table:table-cell table:style-name="ce43" table:formula="of:=ROUND([.D8]*100)/100" office:value-type="float" office:value="5.07" calcext:value-type="float">
            <text:p>5.07</text:p>
          </table:table-cell>
          <table:table-cell table:formula="of:=[.E8]-[.C8]" office:value-type="float" office:value="-0.34" calcext:value-type="float">
            <text:p>-0.34</text:p>
          </table:table-cell>
          <table:table-cell table:number-columns-repeated="1013"/>
        </table:table-row>
        <table:table-row table:style-name="ro1">
          <table:table-cell table:style-name="ce29" office:value-type="float" office:value="1867" calcext:value-type="float">
            <text:p>1867</text:p>
          </table:table-cell>
          <table:table-cell table:style-name="ce43" table:formula="of:=([.A9]-1860)/100" office:value-type="float" office:value="0.07" calcext:value-type="float">
            <text:p>0.07</text:p>
          </table:table-cell>
          <table:table-cell table:style-name="ce43" office:value-type="float" office:value="4.1" calcext:value-type="float">
            <text:p>4.10</text:p>
          </table:table-cell>
          <table:table-cell table:formula="of:=-170696266.42563*[.B9]^10+312751306.29538*[.B9]^9-242319907.021727*[.B9]^8+103043411.191111*[.B9]^7-25877791.3923427*[.B9]^6+3788060.65307309*[.B9]^5-296309.886959305*[.B9]^4+13066.2002768834*[.B9]^3-1006.8013323672*[.B9]^2-2.90243394298285*[.B9]+7.89542761095445" office:value-type="float" office:value="4.16938693971978" calcext:value-type="float">
            <text:p>4.16938693971978</text:p>
          </table:table-cell>
          <table:table-cell table:style-name="ce43" table:formula="of:=ROUND([.D9]*100)/100" office:value-type="float" office:value="4.17" calcext:value-type="float">
            <text:p>4.17</text:p>
          </table:table-cell>
          <table:table-cell table:formula="of:=[.E9]-[.C9]" office:value-type="float" office:value="0.0700000000000003" calcext:value-type="float">
            <text:p>0.07</text:p>
          </table:table-cell>
          <table:table-cell table:number-columns-repeated="1013"/>
        </table:table-row>
        <table:table-row table:style-name="ro1">
          <table:table-cell table:style-name="ce29" office:value-type="float" office:value="1868" calcext:value-type="float">
            <text:p>1868</text:p>
          </table:table-cell>
          <table:table-cell table:style-name="ce43" table:formula="of:=([.A10]-1860)/100" office:value-type="float" office:value="0.08" calcext:value-type="float">
            <text:p>0.08</text:p>
          </table:table-cell>
          <table:table-cell table:style-name="ce43" office:value-type="float" office:value="2.92" calcext:value-type="float">
            <text:p>2.92</text:p>
          </table:table-cell>
          <table:table-cell table:formula="of:=-170696266.42563*[.B10]^10+312751306.29538*[.B10]^9-242319907.021727*[.B10]^8+103043411.191111*[.B10]^7-25877791.3923427*[.B10]^6+3788060.65307309*[.B10]^5-296309.886959305*[.B10]^4+13066.2002768834*[.B10]^3-1006.8013323672*[.B10]^2-2.90243394298285*[.B10]+7.89542761095445" office:value-type="float" office:value="3.19633089061018" calcext:value-type="float">
            <text:p>3.19633089061018</text:p>
          </table:table-cell>
          <table:table-cell table:style-name="ce43" table:formula="of:=ROUND([.D10]*100)/100" office:value-type="float" office:value="3.2" calcext:value-type="float">
            <text:p>3.20</text:p>
          </table:table-cell>
          <table:table-cell table:formula="of:=[.E10]-[.C10]"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table:style-name="ce29" office:value-type="float" office:value="1869" calcext:value-type="float">
            <text:p>1869</text:p>
          </table:table-cell>
          <table:table-cell table:style-name="ce43" table:formula="of:=([.A11]-1860)/100" office:value-type="float" office:value="0.09" calcext:value-type="float">
            <text:p>0.09</text:p>
          </table:table-cell>
          <table:table-cell table:style-name="ce43" office:value-type="float" office:value="1.82" calcext:value-type="float">
            <text:p>1.82</text:p>
          </table:table-cell>
          <table:table-cell table:formula="of:=-170696266.42563*[.B11]^10+312751306.29538*[.B11]^9-242319907.021727*[.B11]^8+103043411.191111*[.B11]^7-25877791.3923427*[.B11]^6+3788060.65307309*[.B11]^5-296309.886959305*[.B11]^4+13066.2002768834*[.B11]^3-1006.8013323672*[.B11]^2-2.90243394298285*[.B11]+7.89542761095445" office:value-type="float" office:value="2.17972722136484" calcext:value-type="float">
            <text:p>2.17972722136484</text:p>
          </table:table-cell>
          <table:table-cell table:style-name="ce43" table:formula="of:=ROUND([.D11]*100)/100" office:value-type="float" office:value="2.18" calcext:value-type="float">
            <text:p>2.18</text:p>
          </table:table-cell>
          <table:table-cell table:formula="of:=[.E11]-[.C11]" office:value-type="float" office:value="0.36" calcext:value-type="float">
            <text:p>0.36</text:p>
          </table:table-cell>
          <table:table-cell table:number-columns-repeated="1013"/>
        </table:table-row>
        <table:table-row table:style-name="ro1">
          <table:table-cell table:style-name="ce29" office:value-type="float" office:value="1870" calcext:value-type="float">
            <text:p>1870</text:p>
          </table:table-cell>
          <table:table-cell table:style-name="ce43" table:formula="of:=([.A12]-1860)/100" office:value-type="float" office:value="0.1" calcext:value-type="float">
            <text:p>0.10</text:p>
          </table:table-cell>
          <table:table-cell table:style-name="ce43" office:value-type="float" office:value="1.61" calcext:value-type="float">
            <text:p>1.61</text:p>
          </table:table-cell>
          <table:table-cell table:formula="of:=-170696266.42563*[.B12]^10+312751306.29538*[.B12]^9-242319907.021727*[.B12]^8+103043411.191111*[.B12]^7-25877791.3923427*[.B12]^6+3788060.65307309*[.B12]^5-296309.886959305*[.B12]^4+13066.2002768834*[.B12]^3-1006.8013323672*[.B12]^2-2.90243394298285*[.B12]+7.89542761095445" office:value-type="float" office:value="1.15202134087191" calcext:value-type="float">
            <text:p>1.15202134087191</text:p>
          </table:table-cell>
          <table:table-cell table:style-name="ce43" table:formula="of:=ROUND([.D12]*100)/100" office:value-type="float" office:value="1.15" calcext:value-type="float">
            <text:p>1.15</text:p>
          </table:table-cell>
          <table:table-cell table:formula="of:=[.E12]-[.C12]" office:value-type="float" office:value="-0.46" calcext:value-type="float">
            <text:p>-0.46</text:p>
          </table:table-cell>
          <table:table-cell table:number-columns-repeated="1013"/>
        </table:table-row>
        <table:table-row table:style-name="ro1">
          <table:table-cell table:style-name="ce29" office:value-type="float" office:value="1871" calcext:value-type="float">
            <text:p>1871</text:p>
          </table:table-cell>
          <table:table-cell table:style-name="ce43" table:formula="of:=([.A13]-1860)/100" office:value-type="float" office:value="0.11" calcext:value-type="float">
            <text:p>0.11</text:p>
          </table:table-cell>
          <table:table-cell table:style-name="ce43" office:value-type="float" office:value="0.1" calcext:value-type="float">
            <text:p>0.10</text:p>
          </table:table-cell>
          <table:table-cell table:formula="of:=-170696266.42563*[.B13]^10+312751306.29538*[.B13]^9-242319907.021727*[.B13]^8+103043411.191111*[.B13]^7-25877791.3923427*[.B13]^6+3788060.65307309*[.B13]^5-296309.886959305*[.B13]^4+13066.2002768834*[.B13]^3-1006.8013323672*[.B13]^2-2.90243394298285*[.B13]+7.89542761095445" office:value-type="float" office:value="0.144335738260923" calcext:value-type="float">
            <text:p>0.14433573826092</text:p>
          </table:table-cell>
          <table:table-cell table:style-name="ce43" table:formula="of:=ROUND([.D13]*100)/100" office:value-type="float" office:value="0.14" calcext:value-type="float">
            <text:p>0.14</text:p>
          </table:table-cell>
          <table:table-cell table:formula="of:=[.E13]-[.C13]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29" office:value-type="float" office:value="1872" calcext:value-type="float">
            <text:p>1872</text:p>
          </table:table-cell>
          <table:table-cell table:style-name="ce43" table:formula="of:=([.A14]-1860)/100" office:value-type="float" office:value="0.12" calcext:value-type="float">
            <text:p>0.12</text:p>
          </table:table-cell>
          <table:table-cell table:style-name="ce43" office:value-type="float" office:value="-1.02" calcext:value-type="float">
            <text:p>-1.02</text:p>
          </table:table-cell>
          <table:table-cell table:formula="of:=-170696266.42563*[.B14]^10+312751306.29538*[.B14]^9-242319907.021727*[.B14]^8+103043411.191111*[.B14]^7-25877791.3923427*[.B14]^6+3788060.65307309*[.B14]^5-296309.886959305*[.B14]^4+13066.2002768834*[.B14]^3-1006.8013323672*[.B14]^2-2.90243394298285*[.B14]+7.89542761095445" office:value-type="float" office:value="-0.815785728684181" calcext:value-type="float">
            <text:p>-0.81578572868418</text:p>
          </table:table-cell>
          <table:table-cell table:style-name="ce43" table:formula="of:=ROUND([.D14]*100)/100" office:value-type="float" office:value="-0.82" calcext:value-type="float">
            <text:p>-0.82</text:p>
          </table:table-cell>
          <table:table-cell table:formula="of:=[.E14]-[.C14]" office:value-type="float" office:value="0.2" calcext:value-type="float">
            <text:p>0.20</text:p>
          </table:table-cell>
          <table:table-cell table:number-columns-repeated="1013"/>
        </table:table-row>
        <table:table-row table:style-name="ro1">
          <table:table-cell table:style-name="ce29" office:value-type="float" office:value="1873" calcext:value-type="float">
            <text:p>1873</text:p>
          </table:table-cell>
          <table:table-cell table:style-name="ce43" table:formula="of:=([.A15]-1860)/100" office:value-type="float" office:value="0.13" calcext:value-type="float">
            <text:p>0.13</text:p>
          </table:table-cell>
          <table:table-cell table:style-name="ce43" office:value-type="float" office:value="-1.28" calcext:value-type="float">
            <text:p>-1.28</text:p>
          </table:table-cell>
          <table:table-cell table:formula="of:=-170696266.42563*[.B15]^10+312751306.29538*[.B15]^9-242319907.021727*[.B15]^8+103043411.191111*[.B15]^7-25877791.3923427*[.B15]^6+3788060.65307309*[.B15]^5-296309.886959305*[.B15]^4+13066.2002768834*[.B15]^3-1006.8013323672*[.B15]^2-2.90243394298285*[.B15]+7.89542761095445" office:value-type="float" office:value="-1.705887236446" calcext:value-type="float">
            <text:p>-1.70588723644600</text:p>
          </table:table-cell>
          <table:table-cell table:style-name="ce43" table:formula="of:=ROUND([.D15]*100)/100" office:value-type="float" office:value="-1.71" calcext:value-type="float">
            <text:p>-1.71</text:p>
          </table:table-cell>
          <table:table-cell table:formula="of:=[.E15]-[.C15]" office:value-type="float" office:value="-0.43" calcext:value-type="float">
            <text:p>-0.43</text:p>
          </table:table-cell>
          <table:table-cell table:number-columns-repeated="1013"/>
        </table:table-row>
        <table:table-row table:style-name="ro1">
          <table:table-cell table:style-name="ce29" office:value-type="float" office:value="1874" calcext:value-type="float">
            <text:p>1874</text:p>
          </table:table-cell>
          <table:table-cell table:style-name="ce43" table:formula="of:=([.A16]-1860)/100" office:value-type="float" office:value="0.14" calcext:value-type="float">
            <text:p>0.14</text:p>
          </table:table-cell>
          <table:table-cell table:style-name="ce43" office:value-type="float" office:value="-2.69" calcext:value-type="float">
            <text:p>-2.69</text:p>
          </table:table-cell>
          <table:table-cell table:formula="of:=-170696266.42563*[.B16]^10+312751306.29538*[.B16]^9-242319907.021727*[.B16]^8+103043411.191111*[.B16]^7-25877791.3923427*[.B16]^6+3788060.65307309*[.B16]^5-296309.886959305*[.B16]^4+13066.2002768834*[.B16]^3-1006.8013323672*[.B16]^2-2.90243394298285*[.B16]+7.89542761095445" office:value-type="float" office:value="-2.50935432233755" calcext:value-type="float">
            <text:p>-2.50935432233755</text:p>
          </table:table-cell>
          <table:table-cell table:style-name="ce43" table:formula="of:=ROUND([.D16]*100)/100" office:value-type="float" office:value="-2.51" calcext:value-type="float">
            <text:p>-2.51</text:p>
          </table:table-cell>
          <table:table-cell table:formula="of:=[.E16]-[.C16]"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table:style-name="ce29" office:value-type="float" office:value="1875" calcext:value-type="float">
            <text:p>1875</text:p>
          </table:table-cell>
          <table:table-cell table:style-name="ce43" table:formula="of:=([.A17]-1860)/100" office:value-type="float" office:value="0.15" calcext:value-type="float">
            <text:p>0.15</text:p>
          </table:table-cell>
          <table:table-cell table:style-name="ce43" office:value-type="float" office:value="-3.24" calcext:value-type="float">
            <text:p>-3.24</text:p>
          </table:table-cell>
          <table:table-cell table:formula="of:=-170696266.42563*[.B17]^10+312751306.29538*[.B17]^9-242319907.021727*[.B17]^8+103043411.191111*[.B17]^7-25877791.3923427*[.B17]^6+3788060.65307309*[.B17]^5-296309.886959305*[.B17]^4+13066.2002768834*[.B17]^3-1006.8013323672*[.B17]^2-2.90243394298285*[.B17]+7.89542761095445" office:value-type="float" office:value="-3.21550681317246" calcext:value-type="float">
            <text:p>-3.21550681317246</text:p>
          </table:table-cell>
          <table:table-cell table:style-name="ce43" table:formula="of:=ROUND([.D17]*100)/100" office:value-type="float" office:value="-3.22" calcext:value-type="float">
            <text:p>-3.22</text:p>
          </table:table-cell>
          <table:table-cell table:formula="of:=[.E17]-[.C17]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29" office:value-type="float" office:value="1876" calcext:value-type="float">
            <text:p>1876</text:p>
          </table:table-cell>
          <table:table-cell table:style-name="ce43" table:formula="of:=([.A18]-1860)/100" office:value-type="float" office:value="0.16" calcext:value-type="float">
            <text:p>0.16</text:p>
          </table:table-cell>
          <table:table-cell table:style-name="ce43" office:value-type="float" office:value="-3.64" calcext:value-type="float">
            <text:p>-3.64</text:p>
          </table:table-cell>
          <table:table-cell table:formula="of:=-170696266.42563*[.B18]^10+312751306.29538*[.B18]^9-242319907.021727*[.B18]^8+103043411.191111*[.B18]^7-25877791.3923427*[.B18]^6+3788060.65307309*[.B18]^5-296309.886959305*[.B18]^4+13066.2002768834*[.B18]^3-1006.8013323672*[.B18]^2-2.90243394298285*[.B18]+7.89542761095445" office:value-type="float" office:value="-3.81919022306051" calcext:value-type="float">
            <text:p>-3.81919022306051</text:p>
          </table:table-cell>
          <table:table-cell table:style-name="ce43" table:formula="of:=ROUND([.D18]*100)/100" office:value-type="float" office:value="-3.82" calcext:value-type="float">
            <text:p>-3.82</text:p>
          </table:table-cell>
          <table:table-cell table:formula="of:=[.E18]-[.C18]" office:value-type="float" office:value="-0.18" calcext:value-type="float">
            <text:p>-0.18</text:p>
          </table:table-cell>
          <table:table-cell table:number-columns-repeated="1013"/>
        </table:table-row>
        <table:table-row table:style-name="ro1">
          <table:table-cell table:style-name="ce29" office:value-type="float" office:value="1877" calcext:value-type="float">
            <text:p>1877</text:p>
          </table:table-cell>
          <table:table-cell table:style-name="ce43" table:formula="of:=([.A19]-1860)/100" office:value-type="float" office:value="0.17" calcext:value-type="float">
            <text:p>0.17</text:p>
          </table:table-cell>
          <table:table-cell table:style-name="ce43" office:value-type="float" office:value="-4.54" calcext:value-type="float">
            <text:p>-4.54</text:p>
          </table:table-cell>
          <table:table-cell table:formula="of:=-170696266.42563*[.B19]^10+312751306.29538*[.B19]^9-242319907.021727*[.B19]^8+103043411.191111*[.B19]^7-25877791.3923427*[.B19]^6+3788060.65307309*[.B19]^5-296309.886959305*[.B19]^4+13066.2002768834*[.B19]^3-1006.8013323672*[.B19]^2-2.90243394298285*[.B19]+7.89542761095445" office:value-type="float" office:value="-4.32005161254452" calcext:value-type="float">
            <text:p>-4.32005161254452</text:p>
          </table:table-cell>
          <table:table-cell table:style-name="ce43" table:formula="of:=ROUND([.D19]*100)/100" office:value-type="float" office:value="-4.32" calcext:value-type="float">
            <text:p>-4.32</text:p>
          </table:table-cell>
          <table:table-cell table:formula="of:=[.E19]-[.C19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table:style-name="ce29" office:value-type="float" office:value="1878" calcext:value-type="float">
            <text:p>1878</text:p>
          </table:table-cell>
          <table:table-cell table:style-name="ce43" table:formula="of:=([.A20]-1860)/100" office:value-type="float" office:value="0.18" calcext:value-type="float">
            <text:p>0.18</text:p>
          </table:table-cell>
          <table:table-cell table:style-name="ce43" office:value-type="float" office:value="-4.71" calcext:value-type="float">
            <text:p>-4.71</text:p>
          </table:table-cell>
          <table:table-cell table:formula="of:=-170696266.42563*[.B20]^10+312751306.29538*[.B20]^9-242319907.021727*[.B20]^8+103043411.191111*[.B20]^7-25877791.3923427*[.B20]^6+3788060.65307309*[.B20]^5-296309.886959305*[.B20]^4+13066.2002768834*[.B20]^3-1006.8013323672*[.B20]^2-2.90243394298285*[.B20]+7.89542761095445" office:value-type="float" office:value="-4.72168315733795" calcext:value-type="float">
            <text:p>-4.72168315733795</text:p>
          </table:table-cell>
          <table:table-cell table:style-name="ce43" table:formula="of:=ROUND([.D20]*100)/100" office:value-type="float" office:value="-4.72" calcext:value-type="float">
            <text:p>-4.72</text:p>
          </table:table-cell>
          <table:table-cell table:formula="of:=[.E20]-[.C20]" office:value-type="float" office:value="-0.00999999999999979" calcext:value-type="float">
            <text:p>-0.01</text:p>
          </table:table-cell>
          <table:table-cell table:number-columns-repeated="1013"/>
        </table:table-row>
        <table:table-row table:style-name="ro1">
          <table:table-cell table:style-name="ce29" office:value-type="float" office:value="1879" calcext:value-type="float">
            <text:p>1879</text:p>
          </table:table-cell>
          <table:table-cell table:style-name="ce43" table:formula="of:=([.A21]-1860)/100" office:value-type="float" office:value="0.19" calcext:value-type="float">
            <text:p>0.19</text:p>
          </table:table-cell>
          <table:table-cell table:style-name="ce43" office:value-type="float" office:value="-5.11" calcext:value-type="float">
            <text:p>-5.11</text:p>
          </table:table-cell>
          <table:table-cell table:formula="of:=-170696266.42563*[.B21]^10+312751306.29538*[.B21]^9-242319907.021727*[.B21]^8+103043411.191111*[.B21]^7-25877791.3923427*[.B21]^6+3788060.65307309*[.B21]^5-296309.886959305*[.B21]^4+13066.2002768834*[.B21]^3-1006.8013323672*[.B21]^2-2.90243394298285*[.B21]+7.89542761095445" office:value-type="float" office:value="-5.03079025606566" calcext:value-type="float">
            <text:p>-5.03079025606566</text:p>
          </table:table-cell>
          <table:table-cell table:style-name="ce43" table:formula="of:=ROUND([.D21]*100)/100" office:value-type="float" office:value="-5.03" calcext:value-type="float">
            <text:p>-5.03</text:p>
          </table:table-cell>
          <table:table-cell table:formula="of:=[.E21]-[.C21]" office:value-type="float" office:value="0.0800000000000001" calcext:value-type="float">
            <text:p>0.08</text:p>
          </table:table-cell>
          <table:table-cell table:number-columns-repeated="1013"/>
        </table:table-row>
        <table:table-row table:style-name="ro1">
          <table:table-cell table:style-name="ce29" office:value-type="float" office:value="1880" calcext:value-type="float">
            <text:p>1880</text:p>
          </table:table-cell>
          <table:table-cell table:style-name="ce43" table:formula="of:=([.A22]-1860)/100" office:value-type="float" office:value="0.2" calcext:value-type="float">
            <text:p>0.20</text:p>
          </table:table-cell>
          <table:table-cell table:style-name="ce43" office:value-type="float" office:value="-5.4" calcext:value-type="float">
            <text:p>-5.40</text:p>
          </table:table-cell>
          <table:table-cell table:formula="of:=-170696266.42563*[.B22]^10+312751306.29538*[.B22]^9-242319907.021727*[.B22]^8+103043411.191111*[.B22]^7-25877791.3923427*[.B22]^6+3788060.65307309*[.B22]^5-296309.886959305*[.B22]^4+13066.2002768834*[.B22]^3-1006.8013323672*[.B22]^2-2.90243394298285*[.B22]+7.89542761095445" office:value-type="float" office:value="-5.25649710684542" calcext:value-type="float">
            <text:p>-5.25649710684542</text:p>
          </table:table-cell>
          <table:table-cell table:style-name="ce43" table:formula="of:=ROUND([.D22]*100)/100" office:value-type="float" office:value="-5.26" calcext:value-type="float">
            <text:p>-5.26</text:p>
          </table:table-cell>
          <table:table-cell table:formula="of:=[.E22]-[.C22]" office:value-type="float" office:value="0.140000000000001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81" calcext:value-type="float">
            <text:p>1881</text:p>
          </table:table-cell>
          <table:table-cell table:style-name="ce43" table:formula="of:=([.A23]-1860)/100" office:value-type="float" office:value="0.21" calcext:value-type="float">
            <text:p>0.21</text:p>
          </table:table-cell>
          <table:table-cell table:style-name="ce43" office:value-type="float" office:value="-5.42" calcext:value-type="float">
            <text:p>-5.42</text:p>
          </table:table-cell>
          <table:table-cell table:formula="of:=-170696266.42563*[.B23]^10+312751306.29538*[.B23]^9-242319907.021727*[.B23]^8+103043411.191111*[.B23]^7-25877791.3923427*[.B23]^6+3788060.65307309*[.B23]^5-296309.886959305*[.B23]^4+13066.2002768834*[.B23]^3-1006.8013323672*[.B23]^2-2.90243394298285*[.B23]+7.89542761095445" office:value-type="float" office:value="-5.40984749654191" calcext:value-type="float">
            <text:p>-5.40984749654191</text:p>
          </table:table-cell>
          <table:table-cell table:style-name="ce43" table:formula="of:=ROUND([.D23]*100)/100" office:value-type="float" office:value="-5.41" calcext:value-type="float">
            <text:p>-5.41</text:p>
          </table:table-cell>
          <table:table-cell table:formula="of:=[.E23]-[.C23]" office:value-type="float" office:value="0.00999999999999979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9" office:value-type="float" office:value="1882" calcext:value-type="float">
            <text:p>1882</text:p>
          </table:table-cell>
          <table:table-cell table:style-name="ce43" table:formula="of:=([.A24]-1860)/100" office:value-type="float" office:value="0.22" calcext:value-type="float">
            <text:p>0.22</text:p>
          </table:table-cell>
          <table:table-cell table:style-name="ce43" office:value-type="float" office:value="-5.2" calcext:value-type="float">
            <text:p>-5.20</text:p>
          </table:table-cell>
          <table:table-cell table:formula="of:=-170696266.42563*[.B24]^10+312751306.29538*[.B24]^9-242319907.021727*[.B24]^8+103043411.191111*[.B24]^7-25877791.3923427*[.B24]^6+3788060.65307309*[.B24]^5-296309.886959305*[.B24]^4+13066.2002768834*[.B24]^3-1006.8013323672*[.B24]^2-2.90243394298285*[.B24]+7.89542761095445" office:value-type="float" office:value="-5.5034982682597" calcext:value-type="float">
            <text:p>-5.50349826825970</text:p>
          </table:table-cell>
          <table:table-cell table:style-name="ce43" table:formula="of:=ROUND([.D24]*100)/100" office:value-type="float" office:value="-5.5" calcext:value-type="float">
            <text:p>-5.50</text:p>
          </table:table-cell>
          <table:table-cell table:formula="of:=[.E24]-[.C24]" office:value-type="float" office:value="-0.3" calcext:value-type="float">
            <text:p>-0.30</text:p>
          </table:table-cell>
          <table:table-cell table:number-columns-repeated="1013"/>
        </table:table-row>
        <table:table-row table:style-name="ro1">
          <table:table-cell table:style-name="ce29" office:value-type="float" office:value="1883" calcext:value-type="float">
            <text:p>1883</text:p>
          </table:table-cell>
          <table:table-cell table:style-name="ce43" table:formula="of:=([.A25]-1860)/100" office:value-type="float" office:value="0.23" calcext:value-type="float">
            <text:p>0.23</text:p>
          </table:table-cell>
          <table:table-cell table:style-name="ce43" office:value-type="float" office:value="-5.46" calcext:value-type="float">
            <text:p>-5.46</text:p>
          </table:table-cell>
          <table:table-cell table:formula="of:=-170696266.42563*[.B25]^10+312751306.29538*[.B25]^9-242319907.021727*[.B25]^8+103043411.191111*[.B25]^7-25877791.3923427*[.B25]^6+3788060.65307309*[.B25]^5-296309.886959305*[.B25]^4+13066.2002768834*[.B25]^3-1006.8013323672*[.B25]^2-2.90243394298285*[.B25]+7.89542761095445" office:value-type="float" office:value="-5.55154375638494" calcext:value-type="float">
            <text:p>-5.55154375638494</text:p>
          </table:table-cell>
          <table:table-cell table:style-name="ce43" table:formula="of:=ROUND([.D25]*100)/100" office:value-type="float" office:value="-5.55" calcext:value-type="float">
            <text:p>-5.55</text:p>
          </table:table-cell>
          <table:table-cell table:formula="of:=[.E25]-[.C25]" office:value-type="float" office:value="-0.0899999999999999" calcext:value-type="float">
            <text:p>-0.09</text:p>
          </table:table-cell>
          <table:table-cell table:number-columns-repeated="1013"/>
        </table:table-row>
        <table:table-row table:style-name="ro1">
          <table:table-cell table:style-name="ce29" office:value-type="float" office:value="1884" calcext:value-type="float">
            <text:p>1884</text:p>
          </table:table-cell>
          <table:table-cell table:style-name="ce43" table:formula="of:=([.A26]-1860)/100" office:value-type="float" office:value="0.24" calcext:value-type="float">
            <text:p>0.24</text:p>
          </table:table-cell>
          <table:table-cell table:style-name="ce43" office:value-type="float" office:value="-5.46" calcext:value-type="float">
            <text:p>-5.46</text:p>
          </table:table-cell>
          <table:table-cell table:formula="of:=-170696266.42563*[.B26]^10+312751306.29538*[.B26]^9-242319907.021727*[.B26]^8+103043411.191111*[.B26]^7-25877791.3923427*[.B26]^6+3788060.65307309*[.B26]^5-296309.886959305*[.B26]^4+13066.2002768834*[.B26]^3-1006.8013323672*[.B26]^2-2.90243394298285*[.B26]+7.89542761095445" office:value-type="float" office:value="-5.56935759842882" calcext:value-type="float">
            <text:p>-5.56935759842882</text:p>
          </table:table-cell>
          <table:table-cell table:style-name="ce43" table:formula="of:=ROUND([.D26]*100)/100" office:value-type="float" office:value="-5.57" calcext:value-type="float">
            <text:p>-5.57</text:p>
          </table:table-cell>
          <table:table-cell table:formula="of:=[.E26]-[.C26]" office:value-type="float" office:value="-0.11" calcext:value-type="float">
            <text:p>-0.11</text:p>
          </table:table-cell>
          <table:table-cell table:number-columns-repeated="1013"/>
        </table:table-row>
        <table:table-row table:style-name="ro1">
          <table:table-cell table:style-name="ce29" office:value-type="float" office:value="1885" calcext:value-type="float">
            <text:p>1885</text:p>
          </table:table-cell>
          <table:table-cell table:style-name="ce43" table:formula="of:=([.A27]-1860)/100" office:value-type="float" office:value="0.25" calcext:value-type="float">
            <text:p>0.25</text:p>
          </table:table-cell>
          <table:table-cell table:style-name="ce43" office:value-type="float" office:value="-5.79" calcext:value-type="float">
            <text:p>-5.79</text:p>
          </table:table-cell>
          <table:table-cell table:formula="of:=-170696266.42563*[.B27]^10+312751306.29538*[.B27]^9-242319907.021727*[.B27]^8+103043411.191111*[.B27]^7-25877791.3923427*[.B27]^6+3788060.65307309*[.B27]^5-296309.886959305*[.B27]^4+13066.2002768834*[.B27]^3-1006.8013323672*[.B27]^2-2.90243394298285*[.B27]+7.89542761095445" office:value-type="float" office:value="-5.57329994331639" calcext:value-type="float">
            <text:p>-5.57329994331639</text:p>
          </table:table-cell>
          <table:table-cell table:style-name="ce43" table:formula="of:=ROUND([.D27]*100)/100" office:value-type="float" office:value="-5.57" calcext:value-type="float">
            <text:p>-5.57</text:p>
          </table:table-cell>
          <table:table-cell table:formula="of:=[.E27]-[.C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table:style-name="ce29" office:value-type="float" office:value="1886" calcext:value-type="float">
            <text:p>1886</text:p>
          </table:table-cell>
          <table:table-cell table:style-name="ce43" table:formula="of:=([.A28]-1860)/100" office:value-type="float" office:value="0.26" calcext:value-type="float">
            <text:p>0.26</text:p>
          </table:table-cell>
          <table:table-cell table:style-name="ce43" office:value-type="float" office:value="-5.63" calcext:value-type="float">
            <text:p>-5.63</text:p>
          </table:table-cell>
          <table:table-cell table:formula="of:=-170696266.42563*[.B28]^10+312751306.29538*[.B28]^9-242319907.021727*[.B28]^8+103043411.191111*[.B28]^7-25877791.3923427*[.B28]^6+3788060.65307309*[.B28]^5-296309.886959305*[.B28]^4+13066.2002768834*[.B28]^3-1006.8013323672*[.B28]^2-2.90243394298285*[.B28]+7.89542761095445" office:value-type="float" office:value="-5.58011937083796" calcext:value-type="float">
            <text:p>-5.58011937083796</text:p>
          </table:table-cell>
          <table:table-cell table:style-name="ce43" table:formula="of:=ROUND([.D28]*100)/100" office:value-type="float" office:value="-5.58" calcext:value-type="float">
            <text:p>-5.58</text:p>
          </table:table-cell>
          <table:table-cell table:formula="of:=[.E28]-[.C28]" office:value-type="float" office:value="0.0499999999999998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29" office:value-type="float" office:value="1887" calcext:value-type="float">
            <text:p>1887</text:p>
          </table:table-cell>
          <table:table-cell table:style-name="ce43" table:formula="of:=([.A29]-1860)/100" office:value-type="float" office:value="0.27" calcext:value-type="float">
            <text:p>0.27</text:p>
          </table:table-cell>
          <table:table-cell table:style-name="ce43" office:value-type="float" office:value="-5.64" calcext:value-type="float">
            <text:p>-5.64</text:p>
          </table:table-cell>
          <table:table-cell table:formula="of:=-170696266.42563*[.B29]^10+312751306.29538*[.B29]^9-242319907.021727*[.B29]^8+103043411.191111*[.B29]^7-25877791.3923427*[.B29]^6+3788060.65307309*[.B29]^5-296309.886959305*[.B29]^4+13066.2002768834*[.B29]^3-1006.8013323672*[.B29]^2-2.90243394298285*[.B29]+7.89542761095445" office:value-type="float" office:value="-5.60588601089472" calcext:value-type="float">
            <text:p>-5.60588601089472</text:p>
          </table:table-cell>
          <table:table-cell table:style-name="ce43" table:formula="of:=ROUND([.D29]*100)/100" office:value-type="float" office:value="-5.61" calcext:value-type="float">
            <text:p>-5.61</text:p>
          </table:table-cell>
          <table:table-cell table:formula="of:=[.E29]-[.C29]" office:value-type="float" office:value="0.0299999999999994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29" office:value-type="float" office:value="1888" calcext:value-type="float">
            <text:p>1888</text:p>
          </table:table-cell>
          <table:table-cell table:style-name="ce43" table:formula="of:=([.A30]-1860)/100" office:value-type="float" office:value="0.28" calcext:value-type="float">
            <text:p>0.28</text:p>
          </table:table-cell>
          <table:table-cell table:style-name="ce43" office:value-type="float" office:value="-5.8" calcext:value-type="float">
            <text:p>-5.80</text:p>
          </table:table-cell>
          <table:table-cell table:formula="of:=-170696266.42563*[.B30]^10+312751306.29538*[.B30]^9-242319907.021727*[.B30]^8+103043411.191111*[.B30]^7-25877791.3923427*[.B30]^6+3788060.65307309*[.B30]^5-296309.886959305*[.B30]^4+13066.2002768834*[.B30]^3-1006.8013323672*[.B30]^2-2.90243394298285*[.B30]+7.89542761095445" office:value-type="float" office:value="-5.66433159833101" calcext:value-type="float">
            <text:p>-5.66433159833101</text:p>
          </table:table-cell>
          <table:table-cell table:style-name="ce43" table:formula="of:=ROUND([.D30]*100)/100" office:value-type="float" office:value="-5.66" calcext:value-type="float">
            <text:p>-5.66</text:p>
          </table:table-cell>
          <table:table-cell table:formula="of:=[.E30]-[.C30]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89" calcext:value-type="float">
            <text:p>1889</text:p>
          </table:table-cell>
          <table:table-cell table:style-name="ce43" table:formula="of:=([.A31]-1860)/100" office:value-type="float" office:value="0.29" calcext:value-type="float">
            <text:p>0.29</text:p>
          </table:table-cell>
          <table:table-cell table:style-name="ce43" office:value-type="float" office:value="-5.66" calcext:value-type="float">
            <text:p>-5.66</text:p>
          </table:table-cell>
          <table:table-cell table:formula="of:=-170696266.42563*[.B31]^10+312751306.29538*[.B31]^9-242319907.021727*[.B31]^8+103043411.191111*[.B31]^7-25877791.3923427*[.B31]^6+3788060.65307309*[.B31]^5-296309.886959305*[.B31]^4+13066.2002768834*[.B31]^3-1006.8013323672*[.B31]^2-2.90243394298285*[.B31]+7.89542761095445" office:value-type="float" office:value="-5.7645497133779" calcext:value-type="float">
            <text:p>-5.76454971337790</text:p>
          </table:table-cell>
          <table:table-cell table:style-name="ce43" table:formula="of:=ROUND([.D31]*100)/100" office:value-type="float" office:value="-5.76" calcext:value-type="float">
            <text:p>-5.76</text:p>
          </table:table-cell>
          <table:table-cell table:formula="of:=[.E31]-[.C31]" office:value-type="float" office:value="-0.0999999999999996" calcext:value-type="float">
            <text:p>-0.10</text:p>
          </table:table-cell>
          <table:table-cell table:number-columns-repeated="1013"/>
        </table:table-row>
        <table:table-row table:style-name="ro1">
          <table:table-cell table:style-name="ce29" office:value-type="float" office:value="1890" calcext:value-type="float">
            <text:p>1890</text:p>
          </table:table-cell>
          <table:table-cell table:style-name="ce43" table:formula="of:=([.A32]-1860)/100" office:value-type="float" office:value="0.3" calcext:value-type="float">
            <text:p>0.30</text:p>
          </table:table-cell>
          <table:table-cell table:style-name="ce43" office:value-type="float" office:value="-5.87" calcext:value-type="float">
            <text:p>-5.87</text:p>
          </table:table-cell>
          <table:table-cell table:formula="of:=-170696266.42563*[.B32]^10+312751306.29538*[.B32]^9-242319907.021727*[.B32]^8+103043411.191111*[.B32]^7-25877791.3923427*[.B32]^6+3788060.65307309*[.B32]^5-296309.886959305*[.B32]^4+13066.2002768834*[.B32]^3-1006.8013323672*[.B32]^2-2.90243394298285*[.B32]+7.89542761095445" office:value-type="float" office:value="-5.9081314339997" calcext:value-type="float">
            <text:p>-5.90813143399970</text:p>
          </table:table-cell>
          <table:table-cell table:style-name="ce43" table:formula="of:=ROUND([.D32]*100)/100" office:value-type="float" office:value="-5.91" calcext:value-type="float">
            <text:p>-5.91</text:p>
          </table:table-cell>
          <table:table-cell table:formula="of:=[.E32]-[.C32]" office:value-type="float" office:value="-0.04" calcext:value-type="float">
            <text:p>-0.04</text:p>
          </table:table-cell>
          <table:table-cell table:number-columns-repeated="1013"/>
        </table:table-row>
        <table:table-row table:style-name="ro1">
          <table:table-cell table:style-name="ce29" office:value-type="float" office:value="1891" calcext:value-type="float">
            <text:p>1891</text:p>
          </table:table-cell>
          <table:table-cell table:style-name="ce43" table:formula="of:=([.A33]-1860)/100" office:value-type="float" office:value="0.31" calcext:value-type="float">
            <text:p>0.31</text:p>
          </table:table-cell>
          <table:table-cell table:style-name="ce43" office:value-type="float" office:value="-6.01" calcext:value-type="float">
            <text:p>-6.01</text:p>
          </table:table-cell>
          <table:table-cell table:formula="of:=-170696266.42563*[.B33]^10+312751306.29538*[.B33]^9-242319907.021727*[.B33]^8+103043411.191111*[.B33]^7-25877791.3923427*[.B33]^6+3788060.65307309*[.B33]^5-296309.886959305*[.B33]^4+13066.2002768834*[.B33]^3-1006.8013323672*[.B33]^2-2.90243394298285*[.B33]+7.89542761095445" office:value-type="float" office:value="-6.08598425794248" calcext:value-type="float">
            <text:p>-6.08598425794248</text:p>
          </table:table-cell>
          <table:table-cell table:style-name="ce43" table:formula="of:=ROUND([.D33]*100)/100" office:value-type="float" office:value="-6.09" calcext:value-type="float">
            <text:p>-6.09</text:p>
          </table:table-cell>
          <table:table-cell table:formula="of:=[.E33]-[.C33]" office:value-type="float" office:value="-0.0800000000000001" calcext:value-type="float">
            <text:p>-0.08</text:p>
          </table:table-cell>
          <table:table-cell table:number-columns-repeated="1013"/>
        </table:table-row>
        <table:table-row table:style-name="ro1">
          <table:table-cell table:style-name="ce29" office:value-type="float" office:value="1892" calcext:value-type="float">
            <text:p>1892</text:p>
          </table:table-cell>
          <table:table-cell table:style-name="ce43" table:formula="of:=([.A34]-1860)/100" office:value-type="float" office:value="0.32" calcext:value-type="float">
            <text:p>0.32</text:p>
          </table:table-cell>
          <table:table-cell table:style-name="ce43" office:value-type="float" office:value="-6.19" calcext:value-type="float">
            <text:p>-6.19</text:p>
          </table:table-cell>
          <table:table-cell table:formula="of:=-170696266.42563*[.B34]^10+312751306.29538*[.B34]^9-242319907.021727*[.B34]^8+103043411.191111*[.B34]^7-25877791.3923427*[.B34]^6+3788060.65307309*[.B34]^5-296309.886959305*[.B34]^4+13066.2002768834*[.B34]^3-1006.8013323672*[.B34]^2-2.90243394298285*[.B34]+7.89542761095445" office:value-type="float" office:value="-6.27531163430023" calcext:value-type="float">
            <text:p>-6.27531163430023</text:p>
          </table:table-cell>
          <table:table-cell table:style-name="ce43" table:formula="of:=ROUND([.D34]*100)/100" office:value-type="float" office:value="-6.28" calcext:value-type="float">
            <text:p>-6.28</text:p>
          </table:table-cell>
          <table:table-cell table:formula="of:=[.E34]-[.C34]" office:value-type="float" office:value="-0.0899999999999999" calcext:value-type="float">
            <text:p>-0.09</text:p>
          </table:table-cell>
          <table:table-cell table:number-columns-repeated="1013"/>
        </table:table-row>
        <table:table-row table:style-name="ro1">
          <table:table-cell table:style-name="ce29" office:value-type="float" office:value="1893" calcext:value-type="float">
            <text:p>1893</text:p>
          </table:table-cell>
          <table:table-cell table:style-name="ce43" table:formula="of:=([.A35]-1860)/100" office:value-type="float" office:value="0.33" calcext:value-type="float">
            <text:p>0.33</text:p>
          </table:table-cell>
          <table:table-cell table:style-name="ce43" office:value-type="float" office:value="-6.64" calcext:value-type="float">
            <text:p>-6.64</text:p>
          </table:table-cell>
          <table:table-cell table:formula="of:=-170696266.42563*[.B35]^10+312751306.29538*[.B35]^9-242319907.021727*[.B35]^8+103043411.191111*[.B35]^7-25877791.3923427*[.B35]^6+3788060.65307309*[.B35]^5-296309.886959305*[.B35]^4+13066.2002768834*[.B35]^3-1006.8013323672*[.B35]^2-2.90243394298285*[.B35]+7.89542761095445" office:value-type="float" office:value="-6.43752297032074" calcext:value-type="float">
            <text:p>-6.43752297032074</text:p>
          </table:table-cell>
          <table:table-cell table:style-name="ce43" table:formula="of:=ROUND([.D35]*100)/100" office:value-type="float" office:value="-6.44" calcext:value-type="float">
            <text:p>-6.44</text:p>
          </table:table-cell>
          <table:table-cell table:formula="of:=[.E35]-[.C35]" office:value-type="float" office:value="0.199999999999999" calcext:value-type="float">
            <text:p>0.20</text:p>
          </table:table-cell>
          <table:table-cell table:number-columns-repeated="1013"/>
        </table:table-row>
        <table:table-row table:style-name="ro1">
          <table:table-cell table:style-name="ce29" office:value-type="float" office:value="1894" calcext:value-type="float">
            <text:p>1894</text:p>
          </table:table-cell>
          <table:table-cell table:style-name="ce43" table:formula="of:=([.A36]-1860)/100" office:value-type="float" office:value="0.34" calcext:value-type="float">
            <text:p>0.34</text:p>
          </table:table-cell>
          <table:table-cell table:style-name="ce43" office:value-type="float" office:value="-6.44" calcext:value-type="float">
            <text:p>-6.44</text:p>
          </table:table-cell>
          <table:table-cell table:formula="of:=-170696266.42563*[.B36]^10+312751306.29538*[.B36]^9-242319907.021727*[.B36]^8+103043411.191111*[.B36]^7-25877791.3923427*[.B36]^6+3788060.65307309*[.B36]^5-296309.886959305*[.B36]^4+13066.2002768834*[.B36]^3-1006.8013323672*[.B36]^2-2.90243394298285*[.B36]+7.89542761095445" office:value-type="float" office:value="-6.51820574389722" calcext:value-type="float">
            <text:p>-6.51820574389722</text:p>
          </table:table-cell>
          <table:table-cell table:style-name="ce43" table:formula="of:=ROUND([.D36]*100)/100" office:value-type="float" office:value="-6.52" calcext:value-type="float">
            <text:p>-6.52</text:p>
          </table:table-cell>
          <table:table-cell table:formula="of:=[.E36]-[.C36]" office:value-type="float" office:value="-0.0799999999999992" calcext:value-type="float">
            <text:p>-0.08</text:p>
          </table:table-cell>
          <table:table-cell table:number-columns-repeated="1013"/>
        </table:table-row>
        <table:table-row table:style-name="ro1">
          <table:table-cell table:style-name="ce29" office:value-type="float" office:value="1895" calcext:value-type="float">
            <text:p>1895</text:p>
          </table:table-cell>
          <table:table-cell table:style-name="ce43" table:formula="of:=([.A37]-1860)/100" office:value-type="float" office:value="0.35" calcext:value-type="float">
            <text:p>0.35</text:p>
          </table:table-cell>
          <table:table-cell table:style-name="ce43" office:value-type="float" office:value="-6.47" calcext:value-type="float">
            <text:p>-6.47</text:p>
          </table:table-cell>
          <table:table-cell table:formula="of:=-170696266.42563*[.B37]^10+312751306.29538*[.B37]^9-242319907.021727*[.B37]^8+103043411.191111*[.B37]^7-25877791.3923427*[.B37]^6+3788060.65307309*[.B37]^5-296309.886959305*[.B37]^4+13066.2002768834*[.B37]^3-1006.8013323672*[.B37]^2-2.90243394298285*[.B37]+7.89542761095445" office:value-type="float" office:value="-6.45072854917856" calcext:value-type="float">
            <text:p>-6.45072854917856</text:p>
          </table:table-cell>
          <table:table-cell table:style-name="ce43" table:formula="of:=ROUND([.D37]*100)/100" office:value-type="float" office:value="-6.45" calcext:value-type="float">
            <text:p>-6.45</text:p>
          </table:table-cell>
          <table:table-cell table:formula="of:=[.E37]-[.C37]" office:value-type="float" office:value="0.0199999999999996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29" office:value-type="float" office:value="1896" calcext:value-type="float">
            <text:p>1896</text:p>
          </table:table-cell>
          <table:table-cell table:style-name="ce43" table:formula="of:=([.A38]-1860)/100" office:value-type="float" office:value="0.36" calcext:value-type="float">
            <text:p>0.36</text:p>
          </table:table-cell>
          <table:table-cell table:style-name="ce43" office:value-type="float" office:value="-6.09" calcext:value-type="float">
            <text:p>-6.09</text:p>
          </table:table-cell>
          <table:table-cell table:formula="of:=-170696266.42563*[.B38]^10+312751306.29538*[.B38]^9-242319907.021727*[.B38]^8+103043411.191111*[.B38]^7-25877791.3923427*[.B38]^6+3788060.65307309*[.B38]^5-296309.886959305*[.B38]^4+13066.2002768834*[.B38]^3-1006.8013323672*[.B38]^2-2.90243394298285*[.B38]+7.89542761095445" office:value-type="float" office:value="-6.16556272721513" calcext:value-type="float">
            <text:p>-6.16556272721513</text:p>
          </table:table-cell>
          <table:table-cell table:style-name="ce43" table:formula="of:=ROUND([.D38]*100)/100" office:value-type="float" office:value="-6.17" calcext:value-type="float">
            <text:p>-6.17</text:p>
          </table:table-cell>
          <table:table-cell table:formula="of:=[.E38]-[.C38]" office:value-type="float" office:value="-0.0800000000000001" calcext:value-type="float">
            <text:p>-0.08</text:p>
          </table:table-cell>
          <table:table-cell table:number-columns-repeated="1013"/>
        </table:table-row>
        <table:table-row table:style-name="ro1">
          <table:table-cell table:style-name="ce29" office:value-type="float" office:value="1897" calcext:value-type="float">
            <text:p>1897</text:p>
          </table:table-cell>
          <table:table-cell table:style-name="ce43" table:formula="of:=([.A39]-1860)/100" office:value-type="float" office:value="0.37" calcext:value-type="float">
            <text:p>0.37</text:p>
          </table:table-cell>
          <table:table-cell table:style-name="ce43" office:value-type="float" office:value="-5.76" calcext:value-type="float">
            <text:p>-5.76</text:p>
          </table:table-cell>
          <table:table-cell table:formula="of:=-170696266.42563*[.B39]^10+312751306.29538*[.B39]^9-242319907.021727*[.B39]^8+103043411.191111*[.B39]^7-25877791.3923427*[.B39]^6+3788060.65307309*[.B39]^5-296309.886959305*[.B39]^4+13066.2002768834*[.B39]^3-1006.8013323672*[.B39]^2-2.90243394298285*[.B39]+7.89542761095445" office:value-type="float" office:value="-5.60801687856908" calcext:value-type="float">
            <text:p>-5.60801687856908</text:p>
          </table:table-cell>
          <table:table-cell table:style-name="ce43" table:formula="of:=ROUND([.D39]*100)/100" office:value-type="float" office:value="-5.61" calcext:value-type="float">
            <text:p>-5.61</text:p>
          </table:table-cell>
          <table:table-cell table:formula="of:=[.E39]-[.C39]" office:value-type="float" office:value="0.149999999999999" calcext:value-type="float">
            <text:p>0.15</text:p>
          </table:table-cell>
          <table:table-cell table:number-columns-repeated="1013"/>
        </table:table-row>
        <table:table-row table:style-name="ro1">
          <table:table-cell table:style-name="ce29" office:value-type="float" office:value="1898" calcext:value-type="float">
            <text:p>1898</text:p>
          </table:table-cell>
          <table:table-cell table:style-name="ce43" table:formula="of:=([.A40]-1860)/100" office:value-type="float" office:value="0.38" calcext:value-type="float">
            <text:p>0.38</text:p>
          </table:table-cell>
          <table:table-cell table:style-name="ce43" office:value-type="float" office:value="-4.66" calcext:value-type="float">
            <text:p>-4.66</text:p>
          </table:table-cell>
          <table:table-cell table:formula="of:=-170696266.42563*[.B40]^10+312751306.29538*[.B40]^9-242319907.021727*[.B40]^8+103043411.191111*[.B40]^7-25877791.3923427*[.B40]^6+3788060.65307309*[.B40]^5-296309.886959305*[.B40]^4+13066.2002768834*[.B40]^3-1006.8013323672*[.B40]^2-2.90243394298285*[.B40]+7.89542761095445" office:value-type="float" office:value="-4.7677792156973" calcext:value-type="float">
            <text:p>-4.76777921569730</text:p>
          </table:table-cell>
          <table:table-cell table:style-name="ce43" table:formula="of:=ROUND([.D40]*100)/100" office:value-type="float" office:value="-4.77" calcext:value-type="float">
            <text:p>-4.77</text:p>
          </table:table-cell>
          <table:table-cell table:formula="of:=[.E40]-[.C40]" office:value-type="float" office:value="-0.109999999999999" calcext:value-type="float">
            <text:p>-0.11</text:p>
          </table:table-cell>
          <table:table-cell table:number-columns-repeated="1013"/>
        </table:table-row>
        <table:table-row table:style-name="ro1">
          <table:table-cell table:style-name="ce29" office:value-type="float" office:value="1899" calcext:value-type="float">
            <text:p>1899</text:p>
          </table:table-cell>
          <table:table-cell table:style-name="ce43" table:formula="of:=([.A41]-1860)/100" office:value-type="float" office:value="0.39" calcext:value-type="float">
            <text:p>0.39</text:p>
          </table:table-cell>
          <table:table-cell table:style-name="ce43" office:value-type="float" office:value="-3.74" calcext:value-type="float">
            <text:p>-3.74</text:p>
          </table:table-cell>
          <table:table-cell table:formula="of:=-170696266.42563*[.B41]^10+312751306.29538*[.B41]^9-242319907.021727*[.B41]^8+103043411.191111*[.B41]^7-25877791.3923427*[.B41]^6+3788060.65307309*[.B41]^5-296309.886959305*[.B41]^4+13066.2002768834*[.B41]^3-1006.8013323672*[.B41]^2-2.90243394298285*[.B41]+7.89542761095445" office:value-type="float" office:value="-3.72446358332328" calcext:value-type="float">
            <text:p>-3.72446358332328</text:p>
          </table:table-cell>
          <table:table-cell table:style-name="ce43" table:formula="of:=ROUND([.D41]*100)/100" office:value-type="float" office:value="-3.72" calcext:value-type="float">
            <text:p>-3.72</text:p>
          </table:table-cell>
          <table:table-cell table:formula="of:=[.E41]-[.C41]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29" office:value-type="float" office:value="1900" calcext:value-type="float">
            <text:p>1900</text:p>
          </table:table-cell>
          <table:table-cell table:style-name="ce43" table:formula="of:=([.A42]-1860)/100" office:value-type="float" office:value="0.4" calcext:value-type="float">
            <text:p>0.40</text:p>
          </table:table-cell>
          <table:table-cell table:style-name="ce43" office:value-type="float" office:value="-2.72" calcext:value-type="float">
            <text:p>-2.72</text:p>
          </table:table-cell>
          <table:table-cell table:formula="of:=-170696266.42563*[.B42]^10+312751306.29538*[.B42]^9-242319907.021727*[.B42]^8+103043411.191111*[.B42]^7-25877791.3923427*[.B42]^6+3788060.65307309*[.B42]^5-296309.886959305*[.B42]^4+13066.2002768834*[.B42]^3-1006.8013323672*[.B42]^2-2.90243394298285*[.B42]+7.89542761095445" office:value-type="float" office:value="-2.71426224870869" calcext:value-type="float">
            <text:p>-2.71426224870869</text:p>
          </table:table-cell>
          <table:table-cell table:style-name="ce43" table:formula="of:=ROUND([.D42]*100)/100" office:value-type="float" office:value="-2.71" calcext:value-type="float">
            <text:p>-2.71</text:p>
          </table:table-cell>
          <table:table-cell table:formula="of:=[.E42]-[.C42]" office:value-type="float" office:value="0.00999999999999979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42])" office:value-type="float" office:value="-0.00999999999999901" calcext:value-type="float">
            <text:p>-0.01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860-1900 (NASA)" table:style-name="ta1">
        <table:shapes>
          <draw:frame draw:z-index="0" draw:style-name="gr2" draw:text-style-name="P1" svg:width="247.4mm" svg:height="171.33mm" svg:x="145.75mm" svg:y="0mm">
            <draw:object draw:notify-on-update-of-ranges="'1860-1900 (NASA)'.B2:'1860-1900 (NASA)'.B42 '1860-1900 (NASA)'.D1:'1860-1900 (NASA)'.D1 '1860-1900 (NASA)'.D2:'1860-1900 (NASA)'.D42" xlink:href="./Object 13" xlink:type="simple" xlink:show="embed" xlink:actuate="onLoad">
              <loext:p text:style-name="P2">0</loext:p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4" table:default-cell-style-name="ce47"/>
        <table:table-column table:style-name="co2" table:default-cell-style-name="ce20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8" office:value-type="string" calcext:value-type="string">
            <text:p>Smoothed</text:p>
          </table:table-cell>
          <table:table-cell table:style-name="ce5" office:value-type="string" calcext:value-type="string">
            <text:p>Rounded</text:p>
          </table:table-cell>
          <table:table-cell table:style-name="ce5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table:style-name="ce29" office:value-type="float" office:value="1860" calcext:value-type="float">
            <text:p>1860</text:p>
          </table:table-cell>
          <table:table-cell table:style-name="ce43" table:formula="of:=[.A2]-1860" office:value-type="float" office:value="0" calcext:value-type="float">
            <text:p>0.00</text:p>
          </table:table-cell>
          <table:table-cell table:style-name="ce43" office:value-type="float" office:value="7.88" calcext:value-type="float">
            <text:p>7.88</text:p>
          </table:table-cell>
          <table:table-cell table:formula="of:=7.62+0.5737*[.B2]-0.251754*[.B2]^2+0.01680668*[.B2]^3-0.0004473624*[.B2]^4+[.B2]^5/233174" office:value-type="float" office:value="7.62" calcext:value-type="float">
            <text:p>7.62000000000000</text:p>
          </table:table-cell>
          <table:table-cell table:style-name="ce43" table:formula="of:=ROUND([.D2]*100)/100" office:value-type="float" office:value="7.62" calcext:value-type="float">
            <text:p>7.62</text:p>
          </table:table-cell>
          <table:table-cell table:formula="of:=[.E2]-[.C2]" office:value-type="float" office:value="-0.26" calcext:value-type="float">
            <text:p>-0.26</text:p>
          </table:table-cell>
          <table:table-cell table:number-columns-repeated="1013"/>
        </table:table-row>
        <table:table-row table:style-name="ro1">
          <table:table-cell table:style-name="ce29" office:value-type="float" office:value="1861" calcext:value-type="float">
            <text:p>1861</text:p>
          </table:table-cell>
          <table:table-cell table:style-name="ce43" table:formula="of:=[.A3]-1860" office:value-type="float" office:value="1" calcext:value-type="float">
            <text:p>1.00</text:p>
          </table:table-cell>
          <table:table-cell table:style-name="ce43" office:value-type="float" office:value="7.82" calcext:value-type="float">
            <text:p>7.82</text:p>
          </table:table-cell>
          <table:table-cell table:formula="of:=7.62+0.5737*[.B3]-0.251754*[.B3]^2+0.01680668*[.B3]^3-0.0004473624*[.B3]^4+[.B3]^5/233174" office:value-type="float" office:value="7.95830960624282" calcext:value-type="float">
            <text:p>7.95830960624282</text:p>
          </table:table-cell>
          <table:table-cell table:style-name="ce43" table:formula="of:=ROUND([.D3]*100)/100" office:value-type="float" office:value="7.96" calcext:value-type="float">
            <text:p>7.96</text:p>
          </table:table-cell>
          <table:table-cell table:formula="of:=[.E3]-[.C3]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62" calcext:value-type="float">
            <text:p>1862</text:p>
          </table:table-cell>
          <table:table-cell table:style-name="ce43" table:formula="of:=[.A4]-1860" office:value-type="float" office:value="2" calcext:value-type="float">
            <text:p>2.00</text:p>
          </table:table-cell>
          <table:table-cell table:style-name="ce43" office:value-type="float" office:value="7.54" calcext:value-type="float">
            <text:p>7.54</text:p>
          </table:table-cell>
          <table:table-cell table:formula="of:=7.62+0.5737*[.B4]-0.251754*[.B4]^2+0.01680668*[.B4]^3-0.0004473624*[.B4]^4+[.B4]^5/233174" office:value-type="float" office:value="7.88781687817012" calcext:value-type="float">
            <text:p>7.88781687817012</text:p>
          </table:table-cell>
          <table:table-cell table:style-name="ce43" table:formula="of:=ROUND([.D4]*100)/100" office:value-type="float" office:value="7.89" calcext:value-type="float">
            <text:p>7.89</text:p>
          </table:table-cell>
          <table:table-cell table:formula="of:=[.E4]-[.C4]"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table:style-name="ce29" office:value-type="float" office:value="1863" calcext:value-type="float">
            <text:p>1863</text:p>
          </table:table-cell>
          <table:table-cell table:style-name="ce43" table:formula="of:=[.A5]-1860" office:value-type="float" office:value="3" calcext:value-type="float">
            <text:p>3.00</text:p>
          </table:table-cell>
          <table:table-cell table:style-name="ce43" office:value-type="float" office:value="6.97" calcext:value-type="float">
            <text:p>6.97</text:p>
          </table:table-cell>
          <table:table-cell table:formula="of:=7.62+0.5737*[.B5]-0.251754*[.B5]^2+0.01680668*[.B5]^3-0.0004473624*[.B5]^4+[.B5]^5/233174" office:value-type="float" office:value="7.49390014580431" calcext:value-type="float">
            <text:p>7.49390014580431</text:p>
          </table:table-cell>
          <table:table-cell table:style-name="ce43" table:formula="of:=ROUND([.D5]*100)/100" office:value-type="float" office:value="7.49" calcext:value-type="float">
            <text:p>7.49</text:p>
          </table:table-cell>
          <table:table-cell table:formula="of:=[.E5]-[.C5]" office:value-type="float" office:value="0.52" calcext:value-type="float">
            <text:p>0.52</text:p>
          </table:table-cell>
          <table:table-cell table:number-columns-repeated="1013"/>
        </table:table-row>
        <table:table-row table:style-name="ro1">
          <table:table-cell table:style-name="ce29" office:value-type="float" office:value="1864" calcext:value-type="float">
            <text:p>1864</text:p>
          </table:table-cell>
          <table:table-cell table:style-name="ce43" table:formula="of:=[.A6]-1860" office:value-type="float" office:value="4" calcext:value-type="float">
            <text:p>4.00</text:p>
          </table:table-cell>
          <table:table-cell table:style-name="ce43" office:value-type="float" office:value="6.4" calcext:value-type="float">
            <text:p>6.40</text:p>
          </table:table-cell>
          <table:table-cell table:formula="of:=7.62+0.5737*[.B6]-0.251754*[.B6]^2+0.01680668*[.B6]^3-0.0004473624*[.B6]^4+[.B6]^5/233174" office:value-type="float" office:value="6.85223031584368" calcext:value-type="float">
            <text:p>6.85223031584368</text:p>
          </table:table-cell>
          <table:table-cell table:style-name="ce43" table:formula="of:=ROUND([.D6]*100)/100" office:value-type="float" office:value="6.85" calcext:value-type="float">
            <text:p>6.85</text:p>
          </table:table-cell>
          <table:table-cell table:formula="of:=[.E6]-[.C6]" office:value-type="float" office:value="0.449999999999999" calcext:value-type="float">
            <text:p>0.45</text:p>
          </table:table-cell>
          <table:table-cell table:number-columns-repeated="1013"/>
        </table:table-row>
        <table:table-row table:style-name="ro1">
          <table:table-cell table:style-name="ce29" office:value-type="float" office:value="1865" calcext:value-type="float">
            <text:p>1865</text:p>
          </table:table-cell>
          <table:table-cell table:style-name="ce43" table:formula="of:=[.A7]-1860" office:value-type="float" office:value="5" calcext:value-type="float">
            <text:p>5.00</text:p>
          </table:table-cell>
          <table:table-cell table:style-name="ce43" office:value-type="float" office:value="6.02" calcext:value-type="float">
            <text:p>6.02</text:p>
          </table:table-cell>
          <table:table-cell table:formula="of:=7.62+0.5737*[.B7]-0.251754*[.B7]^2+0.01680668*[.B7]^3-0.0004473624*[.B7]^4+[.B7]^5/233174" office:value-type="float" office:value="6.0292855088003" calcext:value-type="float">
            <text:p>6.02928550880030</text:p>
          </table:table-cell>
          <table:table-cell table:style-name="ce43" table:formula="of:=ROUND([.D7]*100)/100" office:value-type="float" office:value="6.03" calcext:value-type="float">
            <text:p>6.03</text:p>
          </table:table-cell>
          <table:table-cell table:formula="of:=[.E7]-[.C7]" office:value-type="float" office:value="0.0100000000000007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9" office:value-type="float" office:value="1866" calcext:value-type="float">
            <text:p>1866</text:p>
          </table:table-cell>
          <table:table-cell table:style-name="ce43" table:formula="of:=[.A8]-1860" office:value-type="float" office:value="6" calcext:value-type="float">
            <text:p>6.00</text:p>
          </table:table-cell>
          <table:table-cell table:style-name="ce43" office:value-type="float" office:value="5.41" calcext:value-type="float">
            <text:p>5.41</text:p>
          </table:table-cell>
          <table:table-cell table:formula="of:=7.62+0.5737*[.B8]-0.251754*[.B8]^2+0.01680668*[.B8]^3-0.0004473624*[.B8]^4+[.B8]^5/233174" office:value-type="float" office:value="5.08286569613795" calcext:value-type="float">
            <text:p>5.08286569613795</text:p>
          </table:table-cell>
          <table:table-cell table:style-name="ce43" table:formula="of:=ROUND([.D8]*100)/100" office:value-type="float" office:value="5.08" calcext:value-type="float">
            <text:p>5.08</text:p>
          </table:table-cell>
          <table:table-cell table:formula="of:=[.E8]-[.C8]" office:value-type="float" office:value="-0.33" calcext:value-type="float">
            <text:p>-0.33</text:p>
          </table:table-cell>
          <table:table-cell table:number-columns-repeated="1013"/>
        </table:table-row>
        <table:table-row table:style-name="ro1">
          <table:table-cell table:style-name="ce29" office:value-type="float" office:value="1867" calcext:value-type="float">
            <text:p>1867</text:p>
          </table:table-cell>
          <table:table-cell table:style-name="ce43" table:formula="of:=[.A9]-1860" office:value-type="float" office:value="7" calcext:value-type="float">
            <text:p>7.00</text:p>
          </table:table-cell>
          <table:table-cell table:style-name="ce43" office:value-type="float" office:value="4.1" calcext:value-type="float">
            <text:p>4.10</text:p>
          </table:table-cell>
          <table:table-cell table:formula="of:=7.62+0.5737*[.B9]-0.251754*[.B9]^2+0.01680668*[.B9]^3-0.0004473624*[.B9]^4+[.B9]^5/233174" office:value-type="float" office:value="4.0626073374101" calcext:value-type="float">
            <text:p>4.06260733741010</text:p>
          </table:table-cell>
          <table:table-cell table:style-name="ce43" table:formula="of:=ROUND([.D9]*100)/100" office:value-type="float" office:value="4.06" calcext:value-type="float">
            <text:p>4.06</text:p>
          </table:table-cell>
          <table:table-cell table:formula="of:=[.E9]-[.C9]" office:value-type="float" office:value="-0.04" calcext:value-type="float">
            <text:p>-0.04</text:p>
          </table:table-cell>
          <table:table-cell table:number-columns-repeated="1013"/>
        </table:table-row>
        <table:table-row table:style-name="ro1">
          <table:table-cell table:style-name="ce29" office:value-type="float" office:value="1868" calcext:value-type="float">
            <text:p>1868</text:p>
          </table:table-cell>
          <table:table-cell table:style-name="ce43" table:formula="of:=[.A10]-1860" office:value-type="float" office:value="8" calcext:value-type="float">
            <text:p>8.00</text:p>
          </table:table-cell>
          <table:table-cell table:style-name="ce43" office:value-type="float" office:value="2.92" calcext:value-type="float">
            <text:p>2.92</text:p>
          </table:table-cell>
          <table:table-cell table:formula="of:=7.62+0.5737*[.B10]-0.251754*[.B10]^2+0.01680668*[.B10]^3-0.0004473624*[.B10]^4+[.B10]^5/233174" office:value-type="float" office:value="3.01049801739778" calcext:value-type="float">
            <text:p>3.01049801739778</text:p>
          </table:table-cell>
          <table:table-cell table:style-name="ce43" table:formula="of:=ROUND([.D10]*100)/100" office:value-type="float" office:value="3.01" calcext:value-type="float">
            <text:p>3.01</text:p>
          </table:table-cell>
          <table:table-cell table:formula="of:=[.E10]-[.C10]" office:value-type="float" office:value="0.0899999999999999" calcext:value-type="float">
            <text:p>0.09</text:p>
          </table:table-cell>
          <table:table-cell table:number-columns-repeated="1013"/>
        </table:table-row>
        <table:table-row table:style-name="ro1">
          <table:table-cell table:style-name="ce29" office:value-type="float" office:value="1869" calcext:value-type="float">
            <text:p>1869</text:p>
          </table:table-cell>
          <table:table-cell table:style-name="ce43" table:formula="of:=[.A11]-1860" office:value-type="float" office:value="9" calcext:value-type="float">
            <text:p>9.00</text:p>
          </table:table-cell>
          <table:table-cell table:style-name="ce43" office:value-type="float" office:value="1.82" calcext:value-type="float">
            <text:p>1.82</text:p>
          </table:table-cell>
          <table:table-cell table:formula="of:=7.62+0.5737*[.B11]-0.251754*[.B11]^2+0.01680668*[.B11]^3-0.0004473624*[.B11]^4+[.B11]^5/233174" office:value-type="float" office:value="1.96139108324756" calcext:value-type="float">
            <text:p>1.96139108324756</text:p>
          </table:table-cell>
          <table:table-cell table:style-name="ce43" table:formula="of:=ROUND([.D11]*100)/100" office:value-type="float" office:value="1.96" calcext:value-type="float">
            <text:p>1.96</text:p>
          </table:table-cell>
          <table:table-cell table:formula="of:=[.E11]-[.C11]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70" calcext:value-type="float">
            <text:p>1870</text:p>
          </table:table-cell>
          <table:table-cell table:style-name="ce43" table:formula="of:=[.A12]-1860" office:value-type="float" office:value="10" calcext:value-type="float">
            <text:p>10.00</text:p>
          </table:table-cell>
          <table:table-cell table:style-name="ce43" office:value-type="float" office:value="1.61" calcext:value-type="float">
            <text:p>1.61</text:p>
          </table:table-cell>
          <table:table-cell table:formula="of:=7.62+0.5737*[.B12]-0.251754*[.B12]^2+0.01680668*[.B12]^3-0.0004473624*[.B12]^4+[.B12]^5/233174" office:value-type="float" office:value="0.943520281609445" calcext:value-type="float">
            <text:p>0.94352028160945</text:p>
          </table:table-cell>
          <table:table-cell table:style-name="ce43" table:formula="of:=ROUND([.D12]*100)/100" office:value-type="float" office:value="0.94" calcext:value-type="float">
            <text:p>0.94</text:p>
          </table:table-cell>
          <table:table-cell table:formula="of:=[.E12]-[.C12]" office:value-type="float" office:value="-0.67" calcext:value-type="float">
            <text:p>-0.67</text:p>
          </table:table-cell>
          <table:table-cell table:number-columns-repeated="1013"/>
        </table:table-row>
        <table:table-row table:style-name="ro1">
          <table:table-cell table:style-name="ce29" office:value-type="float" office:value="1871" calcext:value-type="float">
            <text:p>1871</text:p>
          </table:table-cell>
          <table:table-cell table:style-name="ce43" table:formula="of:=[.A13]-1860" office:value-type="float" office:value="11" calcext:value-type="float">
            <text:p>11.00</text:p>
          </table:table-cell>
          <table:table-cell table:style-name="ce43" office:value-type="float" office:value="0.1" calcext:value-type="float">
            <text:p>0.10</text:p>
          </table:table-cell>
          <table:table-cell table:formula="of:=7.62+0.5737*[.B13]-0.251754*[.B13]^2+0.01680668*[.B13]^3-0.0004473624*[.B13]^4+[.B13]^5/233174" office:value-type="float" office:value="-0.0209856042251758" calcext:value-type="float">
            <text:p>-0.02098560422518</text:p>
          </table:table-cell>
          <table:table-cell table:style-name="ce43" table:formula="of:=ROUND([.D13]*100)/100" office:value-type="float" office:value="-0.02" calcext:value-type="float">
            <text:p>-0.02</text:p>
          </table:table-cell>
          <table:table-cell table:formula="of:=[.E13]-[.C13]" office:value-type="float" office:value="-0.12" calcext:value-type="float">
            <text:p>-0.12</text:p>
          </table:table-cell>
          <table:table-cell table:number-columns-repeated="1013"/>
        </table:table-row>
        <table:table-row table:style-name="ro1">
          <table:table-cell table:style-name="ce29" office:value-type="float" office:value="1872" calcext:value-type="float">
            <text:p>1872</text:p>
          </table:table-cell>
          <table:table-cell table:style-name="ce43" table:formula="of:=[.A14]-1860" office:value-type="float" office:value="12" calcext:value-type="float">
            <text:p>12.00</text:p>
          </table:table-cell>
          <table:table-cell table:style-name="ce43" office:value-type="float" office:value="-1.02" calcext:value-type="float">
            <text:p>-1.02</text:p>
          </table:table-cell>
          <table:table-cell table:formula="of:=7.62+0.5737*[.B14]-0.251754*[.B14]^2+0.01680668*[.B14]^3-0.0004473624*[.B14]^4+[.B14]^5/233174" office:value-type="float" office:value="-0.915588117185589" calcext:value-type="float">
            <text:p>-0.91558811718559</text:p>
          </table:table-cell>
          <table:table-cell table:style-name="ce43" table:formula="of:=ROUND([.D14]*100)/100" office:value-type="float" office:value="-0.92" calcext:value-type="float">
            <text:p>-0.92</text:p>
          </table:table-cell>
          <table:table-cell table:formula="of:=[.E14]-[.C14]" office:value-type="float" office:value="0.1" calcext:value-type="float">
            <text:p>0.10</text:p>
          </table:table-cell>
          <table:table-cell table:number-columns-repeated="1013"/>
        </table:table-row>
        <table:table-row table:style-name="ro1">
          <table:table-cell table:style-name="ce29" office:value-type="float" office:value="1873" calcext:value-type="float">
            <text:p>1873</text:p>
          </table:table-cell>
          <table:table-cell table:style-name="ce43" table:formula="of:=[.A15]-1860" office:value-type="float" office:value="13" calcext:value-type="float">
            <text:p>13.00</text:p>
          </table:table-cell>
          <table:table-cell table:style-name="ce43" office:value-type="float" office:value="-1.28" calcext:value-type="float">
            <text:p>-1.28</text:p>
          </table:table-cell>
          <table:table-cell table:formula="of:=7.62+0.5737*[.B15]-0.251754*[.B15]^2+0.01680668*[.B15]^3-0.0004473624*[.B15]^4+[.B15]^5/233174" office:value-type="float" office:value="-1.72882448928385" calcext:value-type="float">
            <text:p>-1.72882448928385</text:p>
          </table:table-cell>
          <table:table-cell table:style-name="ce43" table:formula="of:=ROUND([.D15]*100)/100" office:value-type="float" office:value="-1.73" calcext:value-type="float">
            <text:p>-1.73</text:p>
          </table:table-cell>
          <table:table-cell table:formula="of:=[.E15]-[.C15]" office:value-type="float" office:value="-0.45" calcext:value-type="float">
            <text:p>-0.45</text:p>
          </table:table-cell>
          <table:table-cell table:number-columns-repeated="1013"/>
        </table:table-row>
        <table:table-row table:style-name="ro1">
          <table:table-cell table:style-name="ce29" office:value-type="float" office:value="1874" calcext:value-type="float">
            <text:p>1874</text:p>
          </table:table-cell>
          <table:table-cell table:style-name="ce43" table:formula="of:=[.A16]-1860" office:value-type="float" office:value="14" calcext:value-type="float">
            <text:p>14.00</text:p>
          </table:table-cell>
          <table:table-cell table:style-name="ce43" office:value-type="float" office:value="-2.69" calcext:value-type="float">
            <text:p>-2.69</text:p>
          </table:table-cell>
          <table:table-cell table:formula="of:=7.62+0.5737*[.B16]-0.251754*[.B16]^2+0.01680668*[.B16]^3-0.0004473624*[.B16]^4+[.B16]^5/233174" office:value-type="float" office:value="-2.45379300447682" calcext:value-type="float">
            <text:p>-2.45379300447682</text:p>
          </table:table-cell>
          <table:table-cell table:style-name="ce43" table:formula="of:=ROUND([.D16]*100)/100" office:value-type="float" office:value="-2.45" calcext:value-type="float">
            <text:p>-2.45</text:p>
          </table:table-cell>
          <table:table-cell table:formula="of:=[.E16]-[.C16]" office:value-type="float" office:value="0.24" calcext:value-type="float">
            <text:p>0.24</text:p>
          </table:table-cell>
          <table:table-cell table:number-columns-repeated="1013"/>
        </table:table-row>
        <table:table-row table:style-name="ro1">
          <table:table-cell table:style-name="ce29" office:value-type="float" office:value="1875" calcext:value-type="float">
            <text:p>1875</text:p>
          </table:table-cell>
          <table:table-cell table:style-name="ce43" table:formula="of:=[.A17]-1860" office:value-type="float" office:value="15" calcext:value-type="float">
            <text:p>15.00</text:p>
          </table:table-cell>
          <table:table-cell table:style-name="ce43" office:value-type="float" office:value="-3.24" calcext:value-type="float">
            <text:p>-3.24</text:p>
          </table:table-cell>
          <table:table-cell table:formula="of:=7.62+0.5737*[.B17]-0.251754*[.B17]^2+0.01680668*[.B17]^3-0.0004473624*[.B17]^4+[.B17]^5/233174" office:value-type="float" office:value="-3.08763836152828" calcext:value-type="float">
            <text:p>-3.08763836152828</text:p>
          </table:table-cell>
          <table:table-cell table:style-name="ce43" table:formula="of:=ROUND([.D17]*100)/100" office:value-type="float" office:value="-3.09" calcext:value-type="float">
            <text:p>-3.09</text:p>
          </table:table-cell>
          <table:table-cell table:formula="of:=[.E17]-[.C17]"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table:style-name="ce29" office:value-type="float" office:value="1876" calcext:value-type="float">
            <text:p>1876</text:p>
          </table:table-cell>
          <table:table-cell table:style-name="ce43" table:formula="of:=[.A18]-1860" office:value-type="float" office:value="16" calcext:value-type="float">
            <text:p>16.00</text:p>
          </table:table-cell>
          <table:table-cell table:style-name="ce43" office:value-type="float" office:value="-3.64" calcext:value-type="float">
            <text:p>-3.64</text:p>
          </table:table-cell>
          <table:table-cell table:formula="of:=7.62+0.5737*[.B18]-0.251754*[.B18]^2+0.01680668*[.B18]^3-0.0004473624*[.B18]^4+[.B18]^5/233174" office:value-type="float" office:value="-3.63103703687097" calcext:value-type="float">
            <text:p>-3.63103703687097</text:p>
          </table:table-cell>
          <table:table-cell table:style-name="ce43" table:formula="of:=ROUND([.D18]*100)/100" office:value-type="float" office:value="-3.63" calcext:value-type="float">
            <text:p>-3.63</text:p>
          </table:table-cell>
          <table:table-cell table:formula="of:=[.E18]-[.C18]" office:value-type="float" office:value="0.0100000000000002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9" office:value-type="float" office:value="1877" calcext:value-type="float">
            <text:p>1877</text:p>
          </table:table-cell>
          <table:table-cell table:style-name="ce43" table:formula="of:=[.A19]-1860" office:value-type="float" office:value="17" calcext:value-type="float">
            <text:p>17.00</text:p>
          </table:table-cell>
          <table:table-cell table:style-name="ce43" office:value-type="float" office:value="-4.54" calcext:value-type="float">
            <text:p>-4.54</text:p>
          </table:table-cell>
          <table:table-cell table:formula="of:=7.62+0.5737*[.B19]-0.251754*[.B19]^2+0.01680668*[.B19]^3-0.0004473624*[.B19]^4+[.B19]^5/233174" office:value-type="float" office:value="-4.08768264746861" calcext:value-type="float">
            <text:p>-4.08768264746861</text:p>
          </table:table-cell>
          <table:table-cell table:style-name="ce43" table:formula="of:=ROUND([.D19]*100)/100" office:value-type="float" office:value="-4.09" calcext:value-type="float">
            <text:p>-4.09</text:p>
          </table:table-cell>
          <table:table-cell table:formula="of:=[.E19]-[.C19]" office:value-type="float" office:value="0.45" calcext:value-type="float">
            <text:p>0.45</text:p>
          </table:table-cell>
          <table:table-cell table:number-columns-repeated="1013"/>
        </table:table-row>
        <table:table-row table:style-name="ro1">
          <table:table-cell table:style-name="ce29" office:value-type="float" office:value="1878" calcext:value-type="float">
            <text:p>1878</text:p>
          </table:table-cell>
          <table:table-cell table:style-name="ce43" table:formula="of:=[.A20]-1860" office:value-type="float" office:value="18" calcext:value-type="float">
            <text:p>18.00</text:p>
          </table:table-cell>
          <table:table-cell table:style-name="ce43" office:value-type="float" office:value="-4.71" calcext:value-type="float">
            <text:p>-4.71</text:p>
          </table:table-cell>
          <table:table-cell table:formula="of:=7.62+0.5737*[.B20]-0.251754*[.B20]^2+0.01680668*[.B20]^3-0.0004473624*[.B20]^4+[.B20]^5/233174" office:value-type="float" office:value="-4.46377131367808" calcext:value-type="float">
            <text:p>-4.46377131367808</text:p>
          </table:table-cell>
          <table:table-cell table:style-name="ce43" table:formula="of:=ROUND([.D20]*100)/100" office:value-type="float" office:value="-4.46" calcext:value-type="float">
            <text:p>-4.46</text:p>
          </table:table-cell>
          <table:table-cell table:formula="of:=[.E20]-[.C20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29" office:value-type="float" office:value="1879" calcext:value-type="float">
            <text:p>1879</text:p>
          </table:table-cell>
          <table:table-cell table:style-name="ce43" table:formula="of:=[.A21]-1860" office:value-type="float" office:value="19" calcext:value-type="float">
            <text:p>19.00</text:p>
          </table:table-cell>
          <table:table-cell table:style-name="ce43" office:value-type="float" office:value="-5.11" calcext:value-type="float">
            <text:p>-5.11</text:p>
          </table:table-cell>
          <table:table-cell table:formula="of:=7.62+0.5737*[.B21]-0.251754*[.B21]^2+0.01680668*[.B21]^3-0.0004473624*[.B21]^4+[.B21]^5/233174" office:value-type="float" office:value="-4.7674870221114" calcext:value-type="float">
            <text:p>-4.76748702211140</text:p>
          </table:table-cell>
          <table:table-cell table:style-name="ce43" table:formula="of:=ROUND([.D21]*100)/100" office:value-type="float" office:value="-4.77" calcext:value-type="float">
            <text:p>-4.77</text:p>
          </table:table-cell>
          <table:table-cell table:formula="of:=[.E21]-[.C21]" office:value-type="float" office:value="0.340000000000001" calcext:value-type="float">
            <text:p>0.34</text:p>
          </table:table-cell>
          <table:table-cell table:number-columns-repeated="1013"/>
        </table:table-row>
        <table:table-row table:style-name="ro1">
          <table:table-cell table:style-name="ce29" office:value-type="float" office:value="1880" calcext:value-type="float">
            <text:p>1880</text:p>
          </table:table-cell>
          <table:table-cell table:style-name="ce43" table:formula="of:=[.A22]-1860" office:value-type="float" office:value="20" calcext:value-type="float">
            <text:p>20.00</text:p>
          </table:table-cell>
          <table:table-cell table:style-name="ce43" office:value-type="float" office:value="-5.4" calcext:value-type="float">
            <text:p>-5.40</text:p>
          </table:table-cell>
          <table:table-cell table:formula="of:=7.62+0.5737*[.B22]-0.251754*[.B22]^2+0.01680668*[.B22]^3-0.0004473624*[.B22]^4+[.B22]^5/233174" office:value-type="float" office:value="-5.00848698849785" calcext:value-type="float">
            <text:p>-5.00848698849785</text:p>
          </table:table-cell>
          <table:table-cell table:style-name="ce43" table:formula="of:=ROUND([.D22]*100)/100" office:value-type="float" office:value="-5.01" calcext:value-type="float">
            <text:p>-5.01</text:p>
          </table:table-cell>
          <table:table-cell table:formula="of:=[.E22]-[.C22]" office:value-type="float" office:value="0.390000000000001" calcext:value-type="float">
            <text:p>0.39</text:p>
          </table:table-cell>
          <table:table-cell table:number-columns-repeated="1013"/>
        </table:table-row>
        <table:table-row table:style-name="ro1">
          <table:table-cell table:style-name="ce29" office:value-type="float" office:value="1881" calcext:value-type="float">
            <text:p>1881</text:p>
          </table:table-cell>
          <table:table-cell table:style-name="ce43" table:formula="of:=[.A23]-1860" office:value-type="float" office:value="21" calcext:value-type="float">
            <text:p>21.00</text:p>
          </table:table-cell>
          <table:table-cell table:style-name="ce43" office:value-type="float" office:value="-5.42" calcext:value-type="float">
            <text:p>-5.42</text:p>
          </table:table-cell>
          <table:table-cell table:formula="of:=7.62+0.5737*[.B23]-0.251754*[.B23]^2+0.01680668*[.B23]^3-0.0004473624*[.B23]^4+[.B23]^5/233174" office:value-type="float" office:value="-5.19738702054596" calcext:value-type="float">
            <text:p>-5.19738702054596</text:p>
          </table:table-cell>
          <table:table-cell table:style-name="ce43" table:formula="of:=ROUND([.D23]*100)/100" office:value-type="float" office:value="-5.2" calcext:value-type="float">
            <text:p>-5.20</text:p>
          </table:table-cell>
          <table:table-cell table:formula="of:=[.E23]-[.C23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table:style-name="ce29" office:value-type="float" office:value="1882" calcext:value-type="float">
            <text:p>1882</text:p>
          </table:table-cell>
          <table:table-cell table:style-name="ce43" table:formula="of:=[.A24]-1860" office:value-type="float" office:value="22" calcext:value-type="float">
            <text:p>22.00</text:p>
          </table:table-cell>
          <table:table-cell table:style-name="ce43" office:value-type="float" office:value="-5.2" calcext:value-type="float">
            <text:p>-5.20</text:p>
          </table:table-cell>
          <table:table-cell table:formula="of:=7.62+0.5737*[.B24]-0.251754*[.B24]^2+0.01680668*[.B24]^3-0.0004473624*[.B24]^4+[.B24]^5/233174" office:value-type="float" office:value="-5.34524688080566" calcext:value-type="float">
            <text:p>-5.34524688080566</text:p>
          </table:table-cell>
          <table:table-cell table:style-name="ce43" table:formula="of:=ROUND([.D24]*100)/100" office:value-type="float" office:value="-5.35" calcext:value-type="float">
            <text:p>-5.35</text:p>
          </table:table-cell>
          <table:table-cell table:formula="of:=[.E24]-[.C24]" office:value-type="float" office:value="-0.149999999999999" calcext:value-type="float">
            <text:p>-0.15</text:p>
          </table:table-cell>
          <table:table-cell table:number-columns-repeated="1013"/>
        </table:table-row>
        <table:table-row table:style-name="ro1">
          <table:table-cell table:style-name="ce29" office:value-type="float" office:value="1883" calcext:value-type="float">
            <text:p>1883</text:p>
          </table:table-cell>
          <table:table-cell table:style-name="ce43" table:formula="of:=[.A25]-1860" office:value-type="float" office:value="23" calcext:value-type="float">
            <text:p>23.00</text:p>
          </table:table-cell>
          <table:table-cell table:style-name="ce43" office:value-type="float" office:value="-5.46" calcext:value-type="float">
            <text:p>-5.46</text:p>
          </table:table-cell>
          <table:table-cell table:formula="of:=7.62+0.5737*[.B25]-0.251754*[.B25]^2+0.01680668*[.B25]^3-0.0004473624*[.B25]^4+[.B25]^5/233174" office:value-type="float" office:value="-5.46305564953039" calcext:value-type="float">
            <text:p>-5.46305564953039</text:p>
          </table:table-cell>
          <table:table-cell table:style-name="ce43" table:formula="of:=ROUND([.D25]*100)/100" office:value-type="float" office:value="-5.46" calcext:value-type="float">
            <text:p>-5.46</text:p>
          </table:table-cell>
          <table:table-cell table:formula="of:=[.E25]-[.C2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9" office:value-type="float" office:value="1884" calcext:value-type="float">
            <text:p>1884</text:p>
          </table:table-cell>
          <table:table-cell table:style-name="ce43" table:formula="of:=[.A26]-1860" office:value-type="float" office:value="24" calcext:value-type="float">
            <text:p>24.00</text:p>
          </table:table-cell>
          <table:table-cell table:style-name="ce43" office:value-type="float" office:value="-5.46" calcext:value-type="float">
            <text:p>-5.46</text:p>
          </table:table-cell>
          <table:table-cell table:formula="of:=7.62+0.5737*[.B26]-0.251754*[.B26]^2+0.01680668*[.B26]^3-0.0004473624*[.B26]^4+[.B26]^5/233174" office:value-type="float" office:value="-5.56121708753897" calcext:value-type="float">
            <text:p>-5.56121708753897</text:p>
          </table:table-cell>
          <table:table-cell table:style-name="ce43" table:formula="of:=ROUND([.D26]*100)/100" office:value-type="float" office:value="-5.56" calcext:value-type="float">
            <text:p>-5.56</text:p>
          </table:table-cell>
          <table:table-cell table:formula="of:=[.E26]-[.C26]" office:value-type="float" office:value="-0.0999999999999996" calcext:value-type="float">
            <text:p>-0.10</text:p>
          </table:table-cell>
          <table:table-cell table:number-columns-repeated="1013"/>
        </table:table-row>
        <table:table-row table:style-name="ro1">
          <table:table-cell table:style-name="ce29" office:value-type="float" office:value="1885" calcext:value-type="float">
            <text:p>1885</text:p>
          </table:table-cell>
          <table:table-cell table:style-name="ce43" table:formula="of:=[.A27]-1860" office:value-type="float" office:value="25" calcext:value-type="float">
            <text:p>25.00</text:p>
          </table:table-cell>
          <table:table-cell table:style-name="ce43" office:value-type="float" office:value="-5.79" calcext:value-type="float">
            <text:p>-5.79</text:p>
          </table:table-cell>
          <table:table-cell table:formula="of:=7.62+0.5737*[.B27]-0.251754*[.B27]^2+0.01680668*[.B27]^3-0.0004473624*[.B27]^4+[.B27]^5/233174" office:value-type="float" office:value="-5.64903499907792" calcext:value-type="float">
            <text:p>-5.64903499907792</text:p>
          </table:table-cell>
          <table:table-cell table:style-name="ce43" table:formula="of:=ROUND([.D27]*100)/100" office:value-type="float" office:value="-5.65" calcext:value-type="float">
            <text:p>-5.65</text:p>
          </table:table-cell>
          <table:table-cell table:formula="of:=[.E27]-[.C27]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86" calcext:value-type="float">
            <text:p>1886</text:p>
          </table:table-cell>
          <table:table-cell table:style-name="ce43" table:formula="of:=[.A28]-1860" office:value-type="float" office:value="26" calcext:value-type="float">
            <text:p>26.00</text:p>
          </table:table-cell>
          <table:table-cell table:style-name="ce43" office:value-type="float" office:value="-5.63" calcext:value-type="float">
            <text:p>-5.63</text:p>
          </table:table-cell>
          <table:table-cell table:formula="of:=7.62+0.5737*[.B28]-0.251754*[.B28]^2+0.01680668*[.B28]^3-0.0004473624*[.B28]^4+[.B28]^5/233174" office:value-type="float" office:value="-5.73419859468331" calcext:value-type="float">
            <text:p>-5.73419859468331</text:p>
          </table:table-cell>
          <table:table-cell table:style-name="ce43" table:formula="of:=ROUND([.D28]*100)/100" office:value-type="float" office:value="-5.73" calcext:value-type="float">
            <text:p>-5.73</text:p>
          </table:table-cell>
          <table:table-cell table:formula="of:=[.E28]-[.C28]" office:value-type="float" office:value="-0.100000000000001" calcext:value-type="float">
            <text:p>-0.10</text:p>
          </table:table-cell>
          <table:table-cell table:number-columns-repeated="1013"/>
        </table:table-row>
        <table:table-row table:style-name="ro1">
          <table:table-cell table:style-name="ce29" office:value-type="float" office:value="1887" calcext:value-type="float">
            <text:p>1887</text:p>
          </table:table-cell>
          <table:table-cell table:style-name="ce43" table:formula="of:=[.A29]-1860" office:value-type="float" office:value="27" calcext:value-type="float">
            <text:p>27.00</text:p>
          </table:table-cell>
          <table:table-cell table:style-name="ce43" office:value-type="float" office:value="-5.64" calcext:value-type="float">
            <text:p>-5.64</text:p>
          </table:table-cell>
          <table:table-cell table:formula="of:=7.62+0.5737*[.B29]-0.251754*[.B29]^2+0.01680668*[.B29]^3-0.0004473624*[.B29]^4+[.B29]^5/233174" office:value-type="float" office:value="-5.82226785404306" calcext:value-type="float">
            <text:p>-5.82226785404306</text:p>
          </table:table-cell>
          <table:table-cell table:style-name="ce43" table:formula="of:=ROUND([.D29]*100)/100" office:value-type="float" office:value="-5.82" calcext:value-type="float">
            <text:p>-5.82</text:p>
          </table:table-cell>
          <table:table-cell table:formula="of:=[.E29]-[.C29]" office:value-type="float" office:value="-0.180000000000001" calcext:value-type="float">
            <text:p>-0.18</text:p>
          </table:table-cell>
          <table:table-cell table:number-columns-repeated="1013"/>
        </table:table-row>
        <table:table-row table:style-name="ro1">
          <table:table-cell table:style-name="ce29" office:value-type="float" office:value="1888" calcext:value-type="float">
            <text:p>1888</text:p>
          </table:table-cell>
          <table:table-cell table:style-name="ce43" table:formula="of:=[.A30]-1860" office:value-type="float" office:value="28" calcext:value-type="float">
            <text:p>28.00</text:p>
          </table:table-cell>
          <table:table-cell table:style-name="ce43" office:value-type="float" office:value="-5.8" calcext:value-type="float">
            <text:p>-5.80</text:p>
          </table:table-cell>
          <table:table-cell table:formula="of:=7.62+0.5737*[.B30]-0.251754*[.B30]^2+0.01680668*[.B30]^3-0.0004473624*[.B30]^4+[.B30]^5/233174" office:value-type="float" office:value="-5.91615888885865" calcext:value-type="float">
            <text:p>-5.91615888885865</text:p>
          </table:table-cell>
          <table:table-cell table:style-name="ce43" table:formula="of:=ROUND([.D30]*100)/100" office:value-type="float" office:value="-5.92" calcext:value-type="float">
            <text:p>-5.92</text:p>
          </table:table-cell>
          <table:table-cell table:formula="of:=[.E30]-[.C30]" office:value-type="float" office:value="-0.12" calcext:value-type="float">
            <text:p>-0.12</text:p>
          </table:table-cell>
          <table:table-cell table:number-columns-repeated="1013"/>
        </table:table-row>
        <table:table-row table:style-name="ro1">
          <table:table-cell table:style-name="ce29" office:value-type="float" office:value="1889" calcext:value-type="float">
            <text:p>1889</text:p>
          </table:table-cell>
          <table:table-cell table:style-name="ce43" table:formula="of:=[.A31]-1860" office:value-type="float" office:value="29" calcext:value-type="float">
            <text:p>29.00</text:p>
          </table:table-cell>
          <table:table-cell table:style-name="ce43" office:value-type="float" office:value="-5.66" calcext:value-type="float">
            <text:p>-5.66</text:p>
          </table:table-cell>
          <table:table-cell table:formula="of:=7.62+0.5737*[.B31]-0.251754*[.B31]^2+0.01680668*[.B31]^3-0.0004473624*[.B31]^4+[.B31]^5/233174" office:value-type="float" office:value="-6.01562930570776" calcext:value-type="float">
            <text:p>-6.01562930570776</text:p>
          </table:table-cell>
          <table:table-cell table:style-name="ce43" table:formula="of:=ROUND([.D31]*100)/100" office:value-type="float" office:value="-6.02" calcext:value-type="float">
            <text:p>-6.02</text:p>
          </table:table-cell>
          <table:table-cell table:formula="of:=[.E31]-[.C31]" office:value-type="float" office:value="-0.359999999999999" calcext:value-type="float">
            <text:p>-0.36</text:p>
          </table:table-cell>
          <table:table-cell table:number-columns-repeated="1013"/>
        </table:table-row>
        <table:table-row table:style-name="ro1">
          <table:table-cell table:style-name="ce29" office:value-type="float" office:value="1890" calcext:value-type="float">
            <text:p>1890</text:p>
          </table:table-cell>
          <table:table-cell table:style-name="ce43" table:formula="of:=[.A32]-1860" office:value-type="float" office:value="30" calcext:value-type="float">
            <text:p>30.00</text:p>
          </table:table-cell>
          <table:table-cell table:style-name="ce43" office:value-type="float" office:value="-5.87" calcext:value-type="float">
            <text:p>-5.87</text:p>
          </table:table-cell>
          <table:table-cell table:formula="of:=7.62+0.5737*[.B32]-0.251754*[.B32]^2+0.01680668*[.B32]^3-0.0004473624*[.B32]^4+[.B32]^5/233174" office:value-type="float" office:value="-6.11676356890555" calcext:value-type="float">
            <text:p>-6.11676356890555</text:p>
          </table:table-cell>
          <table:table-cell table:style-name="ce43" table:formula="of:=ROUND([.D32]*100)/100" office:value-type="float" office:value="-6.12" calcext:value-type="float">
            <text:p>-6.12</text:p>
          </table:table-cell>
          <table:table-cell table:formula="of:=[.E32]-[.C32]" office:value-type="float" office:value="-0.25" calcext:value-type="float">
            <text:p>-0.25</text:p>
          </table:table-cell>
          <table:table-cell table:number-columns-repeated="1013"/>
        </table:table-row>
        <table:table-row table:style-name="ro1">
          <table:table-cell table:style-name="ce29" office:value-type="float" office:value="1891" calcext:value-type="float">
            <text:p>1891</text:p>
          </table:table-cell>
          <table:table-cell table:style-name="ce43" table:formula="of:=[.A33]-1860" office:value-type="float" office:value="31" calcext:value-type="float">
            <text:p>31.00</text:p>
          </table:table-cell>
          <table:table-cell table:style-name="ce43" office:value-type="float" office:value="-6.01" calcext:value-type="float">
            <text:p>-6.01</text:p>
          </table:table-cell>
          <table:table-cell table:formula="of:=7.62+0.5737*[.B33]-0.251754*[.B33]^2+0.01680668*[.B33]^3-0.0004473624*[.B33]^4+[.B33]^5/233174" office:value-type="float" office:value="-6.21145836336761" calcext:value-type="float">
            <text:p>-6.21145836336761</text:p>
          </table:table-cell>
          <table:table-cell table:style-name="ce43" table:formula="of:=ROUND([.D33]*100)/100" office:value-type="float" office:value="-6.21" calcext:value-type="float">
            <text:p>-6.21</text:p>
          </table:table-cell>
          <table:table-cell table:formula="of:=[.E33]-[.C33]" office:value-type="float" office:value="-0.2" calcext:value-type="float">
            <text:p>-0.20</text:p>
          </table:table-cell>
          <table:table-cell table:number-columns-repeated="1013"/>
        </table:table-row>
        <table:table-row table:style-name="ro1">
          <table:table-cell table:style-name="ce29" office:value-type="float" office:value="1892" calcext:value-type="float">
            <text:p>1892</text:p>
          </table:table-cell>
          <table:table-cell table:style-name="ce43" table:formula="of:=[.A34]-1860" office:value-type="float" office:value="32" calcext:value-type="float">
            <text:p>32.00</text:p>
          </table:table-cell>
          <table:table-cell table:style-name="ce43" office:value-type="float" office:value="-6.19" calcext:value-type="float">
            <text:p>-6.19</text:p>
          </table:table-cell>
          <table:table-cell table:formula="of:=7.62+0.5737*[.B34]-0.251754*[.B34]^2+0.01680668*[.B34]^3-0.0004473624*[.B34]^4+[.B34]^5/233174" office:value-type="float" office:value="-6.28690795747124" calcext:value-type="float">
            <text:p>-6.28690795747124</text:p>
          </table:table-cell>
          <table:table-cell table:style-name="ce43" table:formula="of:=ROUND([.D34]*100)/100" office:value-type="float" office:value="-6.29" calcext:value-type="float">
            <text:p>-6.29</text:p>
          </table:table-cell>
          <table:table-cell table:formula="of:=[.E34]-[.C34]" office:value-type="float" office:value="-0.0999999999999996" calcext:value-type="float">
            <text:p>-0.10</text:p>
          </table:table-cell>
          <table:table-cell table:number-columns-repeated="1013"/>
        </table:table-row>
        <table:table-row table:style-name="ro1">
          <table:table-cell table:style-name="ce29" office:value-type="float" office:value="1893" calcext:value-type="float">
            <text:p>1893</text:p>
          </table:table-cell>
          <table:table-cell table:style-name="ce43" table:formula="of:=[.A35]-1860" office:value-type="float" office:value="33" calcext:value-type="float">
            <text:p>33.00</text:p>
          </table:table-cell>
          <table:table-cell table:style-name="ce43" office:value-type="float" office:value="-6.64" calcext:value-type="float">
            <text:p>-6.64</text:p>
          </table:table-cell>
          <table:table-cell table:formula="of:=7.62+0.5737*[.B35]-0.251754*[.B35]^2+0.01680668*[.B35]^3-0.0004473624*[.B35]^4+[.B35]^5/233174" office:value-type="float" office:value="-6.32508956591815" calcext:value-type="float">
            <text:p>-6.32508956591815</text:p>
          </table:table-cell>
          <table:table-cell table:style-name="ce43" table:formula="of:=ROUND([.D35]*100)/100" office:value-type="float" office:value="-6.33" calcext:value-type="float">
            <text:p>-6.33</text:p>
          </table:table-cell>
          <table:table-cell table:formula="of:=[.E35]-[.C35]" office:value-type="float" office:value="0.31" calcext:value-type="float">
            <text:p>0.31</text:p>
          </table:table-cell>
          <table:table-cell table:number-columns-repeated="1013"/>
        </table:table-row>
        <table:table-row table:style-name="ro1">
          <table:table-cell table:style-name="ce29" office:value-type="float" office:value="1894" calcext:value-type="float">
            <text:p>1894</text:p>
          </table:table-cell>
          <table:table-cell table:style-name="ce43" table:formula="of:=[.A36]-1860" office:value-type="float" office:value="34" calcext:value-type="float">
            <text:p>34.00</text:p>
          </table:table-cell>
          <table:table-cell table:style-name="ce43" office:value-type="float" office:value="-6.44" calcext:value-type="float">
            <text:p>-6.44</text:p>
          </table:table-cell>
          <table:table-cell table:formula="of:=7.62+0.5737*[.B36]-0.251754*[.B36]^2+0.01680668*[.B36]^3-0.0004473624*[.B36]^4+[.B36]^5/233174" office:value-type="float" office:value="-6.30224871259594" calcext:value-type="float">
            <text:p>-6.30224871259594</text:p>
          </table:table-cell>
          <table:table-cell table:style-name="ce43" table:formula="of:=ROUND([.D36]*100)/100" office:value-type="float" office:value="-6.3" calcext:value-type="float">
            <text:p>-6.30</text:p>
          </table:table-cell>
          <table:table-cell table:formula="of:=[.E36]-[.C36]" office:value-type="float" office:value="0.140000000000001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95" calcext:value-type="float">
            <text:p>1895</text:p>
          </table:table-cell>
          <table:table-cell table:style-name="ce43" table:formula="of:=[.A37]-1860" office:value-type="float" office:value="35" calcext:value-type="float">
            <text:p>35.00</text:p>
          </table:table-cell>
          <table:table-cell table:style-name="ce43" office:value-type="float" office:value="-6.47" calcext:value-type="float">
            <text:p>-6.47</text:p>
          </table:table-cell>
          <table:table-cell table:formula="of:=7.62+0.5737*[.B37]-0.251754*[.B37]^2+0.01680668*[.B37]^3-0.0004473624*[.B37]^4+[.B37]^5/233174" office:value-type="float" office:value="-6.1883845934409" calcext:value-type="float">
            <text:p>-6.18838459344090</text:p>
          </table:table-cell>
          <table:table-cell table:style-name="ce43" table:formula="of:=ROUND([.D37]*100)/100" office:value-type="float" office:value="-6.19" calcext:value-type="float">
            <text:p>-6.19</text:p>
          </table:table-cell>
          <table:table-cell table:formula="of:=[.E37]-[.C37]" office:value-type="float" office:value="0.279999999999999" calcext:value-type="float">
            <text:p>0.28</text:p>
          </table:table-cell>
          <table:table-cell table:number-columns-repeated="1013"/>
        </table:table-row>
        <table:table-row table:style-name="ro1">
          <table:table-cell table:style-name="ce29" office:value-type="float" office:value="1896" calcext:value-type="float">
            <text:p>1896</text:p>
          </table:table-cell>
          <table:table-cell table:style-name="ce43" table:formula="of:=[.A38]-1860" office:value-type="float" office:value="36" calcext:value-type="float">
            <text:p>36.00</text:p>
          </table:table-cell>
          <table:table-cell table:style-name="ce43" office:value-type="float" office:value="-6.09" calcext:value-type="float">
            <text:p>-6.09</text:p>
          </table:table-cell>
          <table:table-cell table:formula="of:=7.62+0.5737*[.B38]-0.251754*[.B38]^2+0.01680668*[.B38]^3-0.0004473624*[.B38]^4+[.B38]^5/233174" office:value-type="float" office:value="-5.94673543929912" calcext:value-type="float">
            <text:p>-5.94673543929912</text:p>
          </table:table-cell>
          <table:table-cell table:style-name="ce43" table:formula="of:=ROUND([.D38]*100)/100" office:value-type="float" office:value="-5.95" calcext:value-type="float">
            <text:p>-5.95</text:p>
          </table:table-cell>
          <table:table-cell table:formula="of:=[.E38]-[.C38]"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29" office:value-type="float" office:value="1897" calcext:value-type="float">
            <text:p>1897</text:p>
          </table:table-cell>
          <table:table-cell table:style-name="ce43" table:formula="of:=[.A39]-1860" office:value-type="float" office:value="37" calcext:value-type="float">
            <text:p>37.00</text:p>
          </table:table-cell>
          <table:table-cell table:style-name="ce43" office:value-type="float" office:value="-5.76" calcext:value-type="float">
            <text:p>-5.76</text:p>
          </table:table-cell>
          <table:table-cell table:formula="of:=7.62+0.5737*[.B39]-0.251754*[.B39]^2+0.01680668*[.B39]^3-0.0004473624*[.B39]^4+[.B39]^5/233174" office:value-type="float" office:value="-5.53326387878963" calcext:value-type="float">
            <text:p>-5.53326387878963</text:p>
          </table:table-cell>
          <table:table-cell table:style-name="ce43" table:formula="of:=ROUND([.D39]*100)/100" office:value-type="float" office:value="-5.53" calcext:value-type="float">
            <text:p>-5.53</text:p>
          </table:table-cell>
          <table:table-cell table:formula="of:=[.E39]-[.C39]"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table:style-name="ce29" office:value-type="float" office:value="1898" calcext:value-type="float">
            <text:p>1898</text:p>
          </table:table-cell>
          <table:table-cell table:style-name="ce43" table:formula="of:=[.A40]-1860" office:value-type="float" office:value="38" calcext:value-type="float">
            <text:p>38.00</text:p>
          </table:table-cell>
          <table:table-cell table:style-name="ce43" office:value-type="float" office:value="-4.66" calcext:value-type="float">
            <text:p>-4.66</text:p>
          </table:table-cell>
          <table:table-cell table:formula="of:=7.62+0.5737*[.B40]-0.251754*[.B40]^2+0.01680668*[.B40]^3-0.0004473624*[.B40]^4+[.B40]^5/233174" office:value-type="float" office:value="-4.89614230116558" calcext:value-type="float">
            <text:p>-4.89614230116558</text:p>
          </table:table-cell>
          <table:table-cell table:style-name="ce43" table:formula="of:=ROUND([.D40]*100)/100" office:value-type="float" office:value="-4.9" calcext:value-type="float">
            <text:p>-4.90</text:p>
          </table:table-cell>
          <table:table-cell table:formula="of:=[.E40]-[.C40]" office:value-type="float" office:value="-0.24" calcext:value-type="float">
            <text:p>-0.24</text:p>
          </table:table-cell>
          <table:table-cell table:number-columns-repeated="1013"/>
        </table:table-row>
        <table:table-row table:style-name="ro1">
          <table:table-cell table:style-name="ce29" office:value-type="float" office:value="1899" calcext:value-type="float">
            <text:p>1899</text:p>
          </table:table-cell>
          <table:table-cell table:style-name="ce43" table:formula="of:=[.A41]-1860" office:value-type="float" office:value="39" calcext:value-type="float">
            <text:p>39.00</text:p>
          </table:table-cell>
          <table:table-cell table:style-name="ce43" office:value-type="float" office:value="-3.74" calcext:value-type="float">
            <text:p>-3.74</text:p>
          </table:table-cell>
          <table:table-cell table:formula="of:=7.62+0.5737*[.B41]-0.251754*[.B41]^2+0.01680668*[.B41]^3-0.0004473624*[.B41]^4+[.B41]^5/233174" office:value-type="float" office:value="-3.9752382191765" calcext:value-type="float">
            <text:p>-3.97523821917650</text:p>
          </table:table-cell>
          <table:table-cell table:style-name="ce43" table:formula="of:=ROUND([.D41]*100)/100" office:value-type="float" office:value="-3.98" calcext:value-type="float">
            <text:p>-3.98</text:p>
          </table:table-cell>
          <table:table-cell table:formula="of:=[.E41]-[.C41]" office:value-type="float" office:value="-0.24" calcext:value-type="float">
            <text:p>-0.24</text:p>
          </table:table-cell>
          <table:table-cell table:number-columns-repeated="1013"/>
        </table:table-row>
        <table:table-row table:style-name="ro1">
          <table:table-cell table:style-name="ce29" office:value-type="float" office:value="1900" calcext:value-type="float">
            <text:p>1900</text:p>
          </table:table-cell>
          <table:table-cell table:style-name="ce43" table:formula="of:=[.A42]-1860" office:value-type="float" office:value="40" calcext:value-type="float">
            <text:p>40.00</text:p>
          </table:table-cell>
          <table:table-cell table:style-name="ce43" office:value-type="float" office:value="-2.72" calcext:value-type="float">
            <text:p>-2.72</text:p>
          </table:table-cell>
          <table:table-cell table:formula="of:=7.62+0.5737*[.B42]-0.251754*[.B42]^2+0.01680668*[.B42]^3-0.0004473624*[.B42]^4+[.B42]^5/233174" office:value-type="float" office:value="-2.70159963193146" calcext:value-type="float">
            <text:p>-2.70159963193146</text:p>
          </table:table-cell>
          <table:table-cell table:style-name="ce43" table:formula="of:=ROUND([.D42]*100)/100" office:value-type="float" office:value="-2.7" calcext:value-type="float">
            <text:p>-2.70</text:p>
          </table:table-cell>
          <table:table-cell table:formula="of:=[.E42]-[.C42]" office:value-type="float" office:value="0.0199999999999996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42])" office:value-type="float" office:value="1.2" calcext:value-type="float">
            <text:p>1.20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900-1972" table:style-name="ta1">
        <table:shapes>
          <draw:frame draw:z-index="0" draw:style-name="gr1" draw:text-style-name="P1" svg:width="248.84mm" svg:height="170.27mm" svg:x="145.83mm" svg:y="1.06mm">
            <draw:object draw:notify-on-update-of-ranges="'1900-1972'.B2:'1900-1972'.B75 '1900-1972'.C1:'1900-1972'.C1 '1900-1972'.C2:'1900-1972'.C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ce29"/>
        <table:table-column table:style-name="co5" table:default-cell-style-name="ce22"/>
        <table:table-column table:style-name="co2" table:default-cell-style-name="Default"/>
        <table:table-column table:style-name="co2" table:default-cell-style-name="ce29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26" office:value-type="string" calcext:value-type="string">
            <text:p>Rounded</text:p>
          </table:table-cell>
          <table:table-cell table:style-name="ce26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43" table:formula="of:=([.A2]-1900)/100" office:value-type="float" office:value="0" calcext:value-type="float">
            <text:p>0.00</text:p>
          </table:table-cell>
          <table:table-cell table:style-name="ce43" office:value-type="float" office:value="-2.72" calcext:value-type="float">
            <text:p>-2.72</text:p>
          </table:table-cell>
          <table:table-cell table:formula="of:=1225649.4448954*[.B2]^10-4490835.64560069*[.B2]^9+6797931.47349905*[.B2]^8-5455132.76321241*[.B2]^7+2468089.06343021*[.B2]^6-615195.896905627*[.B2]^5+76764.8859850373*[.B2]^4-4518.42440045883*[.B2]^3+132.472348187931*[.B2]^2+129.444098967647*[.B2]-2.72425090416894" office:value-type="float" office:value="-2.72425090416894" calcext:value-type="float">
            <text:p>-2.7242509041689</text:p>
          </table:table-cell>
          <table:table-cell table:style-name="ce43" table:formula="of:=ROUND([.D2]*100)/100" office:value-type="float" office:value="-2.72" calcext:value-type="float">
            <text:p>-2.72</text:p>
          </table:table-cell>
          <table:table-cell table:style-name="ce43" table:formula="of:=[.E2]-[.C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43" table:formula="of:=([.A3]-1900)/100" office:value-type="float" office:value="0.01" calcext:value-type="float">
            <text:p>0.01</text:p>
          </table:table-cell>
          <table:table-cell table:style-name="ce43" office:value-type="float" office:value="-1.54" calcext:value-type="float">
            <text:p>-1.54</text:p>
          </table:table-cell>
          <table:table-cell table:formula="of:=1225649.4448954*[.B3]^10-4490835.64560069*[.B3]^9+6797931.47349905*[.B3]^8-5455132.76321241*[.B3]^7+2468089.06343021*[.B3]^6-615195.896905627*[.B3]^5+76764.8859850373*[.B3]^4-4518.42440045883*[.B3]^3+132.472348187931*[.B3]^2+129.444098967647*[.B3]-2.72425090416894" office:value-type="float" office:value="-1.42037256059093" calcext:value-type="float">
            <text:p>-1.4203725605909</text:p>
          </table:table-cell>
          <table:table-cell table:style-name="ce43" table:formula="of:=ROUND([.D3]*100)/100" office:value-type="float" office:value="-1.42" calcext:value-type="float">
            <text:p>-1.42</text:p>
          </table:table-cell>
          <table:table-cell table:style-name="ce43" table:formula="of:=[.E3]-[.C3]"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43" table:formula="of:=([.A4]-1900)/100" office:value-type="float" office:value="0.02" calcext:value-type="float">
            <text:p>0.02</text:p>
          </table:table-cell>
          <table:table-cell table:style-name="ce43" office:value-type="float" office:value="-0.02" calcext:value-type="float">
            <text:p>-0.02</text:p>
          </table:table-cell>
          <table:table-cell table:formula="of:=1225649.4448954*[.B4]^10-4490835.64560069*[.B4]^9+6797931.47349905*[.B4]^8-5455132.76321241*[.B4]^7+2468089.06343021*[.B4]^6-615195.896905627*[.B4]^5+76764.8859850373*[.B4]^4-4518.42440045883*[.B4]^3+132.472348187931*[.B4]^2+129.444098967647*[.B4]-2.72425090416894" office:value-type="float" office:value="-0.10806247898658" calcext:value-type="float">
            <text:p>-0.1080624789866</text:p>
          </table:table-cell>
          <table:table-cell table:style-name="ce43" table:formula="of:=ROUND([.D4]*100)/100" office:value-type="float" office:value="-0.11" calcext:value-type="float">
            <text:p>-0.11</text:p>
          </table:table-cell>
          <table:table-cell table:style-name="ce43" table:formula="of:=[.E4]-[.C4]" office:value-type="float" office:value="-0.09" calcext:value-type="float">
            <text:p>-0.09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43" table:formula="of:=([.A5]-1900)/100" office:value-type="float" office:value="0.03" calcext:value-type="float">
            <text:p>0.03</text:p>
          </table:table-cell>
          <table:table-cell table:style-name="ce43" office:value-type="float" office:value="1.24" calcext:value-type="float">
            <text:p>1.24</text:p>
          </table:table-cell>
          <table:table-cell table:formula="of:=1225649.4448954*[.B5]^10-4490835.64560069*[.B5]^9+6797931.47349905*[.B5]^8-5455132.76321241*[.B5]^7+2468089.06343021*[.B5]^6-615195.896905627*[.B5]^5+76764.8859850373*[.B5]^4-4518.42440045883*[.B5]^3+132.472348187931*[.B5]^2+129.444098967647*[.B5]-2.72425090416894" office:value-type="float" office:value="1.20521432239746" calcext:value-type="float">
            <text:p>1.2052143223975</text:p>
          </table:table-cell>
          <table:table-cell table:style-name="ce43" table:formula="of:=ROUND([.D5]*100)/100" office:value-type="float" office:value="1.21" calcext:value-type="float">
            <text:p>1.21</text:p>
          </table:table-cell>
          <table:table-cell table:style-name="ce43" table:formula="of:=[.E5]-[.C5]" office:value-type="float" office:value="-0.03" calcext:value-type="float">
            <text:p>-0.03</text:p>
          </table:table-cell>
          <table:table-cell table:number-columns-repeated="101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43" table:formula="of:=([.A6]-1900)/100" office:value-type="float" office:value="0.04" calcext:value-type="float">
            <text:p>0.04</text:p>
          </table:table-cell>
          <table:table-cell table:style-name="ce43" office:value-type="float" office:value="2.64" calcext:value-type="float">
            <text:p>2.64</text:p>
          </table:table-cell>
          <table:table-cell table:formula="of:=1225649.4448954*[.B6]^10-4490835.64560069*[.B6]^9+6797931.47349905*[.B6]^8-5455132.76321241*[.B6]^7+2468089.06343021*[.B6]^6-615195.896905627*[.B6]^5+76764.8859850373*[.B6]^4-4518.42440045883*[.B6]^3+132.472348187931*[.B6]^2+129.444098967647*[.B6]-2.72425090416894" office:value-type="float" office:value="2.51907060866866" calcext:value-type="float">
            <text:p>2.5190706086687</text:p>
          </table:table-cell>
          <table:table-cell table:style-name="ce43" table:formula="of:=ROUND([.D6]*100)/100" office:value-type="float" office:value="2.52" calcext:value-type="float">
            <text:p>2.52</text:p>
          </table:table-cell>
          <table:table-cell table:style-name="ce43" table:formula="of:=[.E6]-[.C6]" office:value-type="float" office:value="-0.12" calcext:value-type="float">
            <text:p>-0.12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43" table:formula="of:=([.A7]-1900)/100" office:value-type="float" office:value="0.05" calcext:value-type="float">
            <text:p>0.05</text:p>
          </table:table-cell>
          <table:table-cell table:style-name="ce43" office:value-type="float" office:value="3.86" calcext:value-type="float">
            <text:p>3.86</text:p>
          </table:table-cell>
          <table:table-cell table:formula="of:=1225649.4448954*[.B7]^10-4490835.64560069*[.B7]^9+6797931.47349905*[.B7]^8-5455132.76321241*[.B7]^7+2468089.06343021*[.B7]^6-615195.896905627*[.B7]^5+76764.8859850373*[.B7]^4-4518.42440045883*[.B7]^3+132.472348187931*[.B7]^2+129.444098967647*[.B7]-2.72425090416894" office:value-type="float" office:value="3.83642264612134" calcext:value-type="float">
            <text:p>3.8364226461213</text:p>
          </table:table-cell>
          <table:table-cell table:style-name="ce43" table:formula="of:=ROUND([.D7]*100)/100" office:value-type="float" office:value="3.84" calcext:value-type="float">
            <text:p>3.84</text:p>
          </table:table-cell>
          <table:table-cell table:style-name="ce43" table:formula="of:=[.E7]-[.C7]" office:value-type="float" office:value="-0.02" calcext:value-type="float">
            <text:p>-0.02</text:p>
          </table:table-cell>
          <table:table-cell table:number-columns-repeated="101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43" table:formula="of:=([.A8]-1900)/100" office:value-type="float" office:value="0.06" calcext:value-type="float">
            <text:p>0.06</text:p>
          </table:table-cell>
          <table:table-cell table:style-name="ce43" office:value-type="float" office:value="5.37" calcext:value-type="float">
            <text:p>5.37</text:p>
          </table:table-cell>
          <table:table-cell table:formula="of:=1225649.4448954*[.B8]^10-4490835.64560069*[.B8]^9+6797931.47349905*[.B8]^8-5455132.76321241*[.B8]^7+2468089.06343021*[.B8]^6-615195.896905627*[.B8]^5+76764.8859850373*[.B8]^4-4518.42440045883*[.B8]^3+132.472348187931*[.B8]^2+129.444098967647*[.B8]-2.72425090416894" office:value-type="float" office:value="5.16078996796487" calcext:value-type="float">
            <text:p>5.1607899679649</text:p>
          </table:table-cell>
          <table:table-cell table:style-name="ce43" table:formula="of:=ROUND([.D8]*100)/100" office:value-type="float" office:value="5.16" calcext:value-type="float">
            <text:p>5.16</text:p>
          </table:table-cell>
          <table:table-cell table:style-name="ce43" table:formula="of:=[.E8]-[.C8]" office:value-type="float" office:value="-0.21" calcext:value-type="float">
            <text:p>-0.21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43" table:formula="of:=([.A9]-1900)/100" office:value-type="float" office:value="0.07" calcext:value-type="float">
            <text:p>0.07</text:p>
          </table:table-cell>
          <table:table-cell table:style-name="ce43" office:value-type="float" office:value="6.14" calcext:value-type="float">
            <text:p>6.14</text:p>
          </table:table-cell>
          <table:table-cell table:formula="of:=1225649.4448954*[.B9]^10-4490835.64560069*[.B9]^9+6797931.47349905*[.B9]^8-5455132.76321241*[.B9]^7+2468089.06343021*[.B9]^6-615195.896905627*[.B9]^5+76764.8859850373*[.B9]^4-4518.42440045883*[.B9]^3+132.472348187931*[.B9]^2+129.444098967647*[.B9]-2.72425090416894" office:value-type="float" office:value="6.49448008806786" calcext:value-type="float">
            <text:p>6.4944800880679</text:p>
          </table:table-cell>
          <table:table-cell table:style-name="ce43" table:formula="of:=ROUND([.D9]*100)/100" office:value-type="float" office:value="6.49" calcext:value-type="float">
            <text:p>6.49</text:p>
          </table:table-cell>
          <table:table-cell table:style-name="ce43" table:formula="of:=[.E9]-[.C9]" office:value-type="float" office:value="0.350000000000001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43" table:formula="of:=([.A10]-1900)/100" office:value-type="float" office:value="0.08" calcext:value-type="float">
            <text:p>0.08</text:p>
          </table:table-cell>
          <table:table-cell table:style-name="ce43" office:value-type="float" office:value="7.75" calcext:value-type="float">
            <text:p>7.75</text:p>
          </table:table-cell>
          <table:table-cell table:formula="of:=1225649.4448954*[.B10]^10-4490835.64560069*[.B10]^9+6797931.47349905*[.B10]^8-5455132.76321241*[.B10]^7+2468089.06343021*[.B10]^6-615195.896905627*[.B10]^5+76764.8859850373*[.B10]^4-4518.42440045883*[.B10]^3+132.472348187931*[.B10]^2+129.444098967647*[.B10]-2.72425090416894" office:value-type="float" office:value="7.83749032419685" calcext:value-type="float">
            <text:p>7.8374903241969</text:p>
          </table:table-cell>
          <table:table-cell table:style-name="ce43" table:formula="of:=ROUND([.D10]*100)/100" office:value-type="float" office:value="7.84" calcext:value-type="float">
            <text:p>7.84</text:p>
          </table:table-cell>
          <table:table-cell table:style-name="ce43" table:formula="of:=[.E10]-[.C10]" office:value-type="float" office:value="0.0899999999999999" calcext:value-type="float">
            <text:p>0.09</text:p>
          </table:table-cell>
          <table:table-cell table:number-columns-repeated="1013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43" table:formula="of:=([.A11]-1900)/100" office:value-type="float" office:value="0.09" calcext:value-type="float">
            <text:p>0.09</text:p>
          </table:table-cell>
          <table:table-cell table:style-name="ce43" office:value-type="float" office:value="9.13" calcext:value-type="float">
            <text:p>9.13</text:p>
          </table:table-cell>
          <table:table-cell table:formula="of:=1225649.4448954*[.B11]^10-4490835.64560069*[.B11]^9+6797931.47349905*[.B11]^8-5455132.76321241*[.B11]^7+2468089.06343021*[.B11]^6-615195.896905627*[.B11]^5+76764.8859850373*[.B11]^4-4518.42440045883*[.B11]^3+132.472348187931*[.B11]^2+129.444098967647*[.B11]-2.72425090416894" office:value-type="float" office:value="9.18697872409593" calcext:value-type="float">
            <text:p>9.1869787240959</text:p>
          </table:table-cell>
          <table:table-cell table:style-name="ce43" table:formula="of:=ROUND([.D11]*100)/100" office:value-type="float" office:value="9.19" calcext:value-type="float">
            <text:p>9.19</text:p>
          </table:table-cell>
          <table:table-cell table:style-name="ce43" table:formula="of:=[.E11]-[.C11]" office:value-type="float" office:value="0.0599999999999987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43" table:formula="of:=([.A12]-1900)/100" office:value-type="float" office:value="0.1" calcext:value-type="float">
            <text:p>0.10</text:p>
          </table:table-cell>
          <table:table-cell table:style-name="ce43" office:value-type="float" office:value="10.46" calcext:value-type="float">
            <text:p>10.46</text:p>
          </table:table-cell>
          <table:table-cell table:formula="of:=1225649.4448954*[.B12]^10-4490835.64560069*[.B12]^9+6797931.47349905*[.B12]^8-5455132.76321241*[.B12]^7+2468089.06343021*[.B12]^6-615195.896905627*[.B12]^5+76764.8859850373*[.B12]^4-4518.42440045883*[.B12]^3+132.472348187931*[.B12]^2+129.444098967647*[.B12]-2.72425090416894" office:value-type="float" office:value="10.5371745346066" calcext:value-type="float">
            <text:p>10.5371745346066</text:p>
          </table:table-cell>
          <table:table-cell table:style-name="ce43" table:formula="of:=ROUND([.D12]*100)/100" office:value-type="float" office:value="10.54" calcext:value-type="float">
            <text:p>10.54</text:p>
          </table:table-cell>
          <table:table-cell table:style-name="ce43" table:formula="of:=[.E12]-[.C12]" office:value-type="float" office:value="0.0799999999999983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43" table:formula="of:=([.A13]-1900)/100" office:value-type="float" office:value="0.11" calcext:value-type="float">
            <text:p>0.11</text:p>
          </table:table-cell>
          <table:table-cell table:style-name="ce43" office:value-type="float" office:value="11.53" calcext:value-type="float">
            <text:p>11.53</text:p>
          </table:table-cell>
          <table:table-cell table:formula="of:=1225649.4448954*[.B13]^10-4490835.64560069*[.B13]^9+6797931.47349905*[.B13]^8-5455132.76321241*[.B13]^7+2468089.06343021*[.B13]^6-615195.896905627*[.B13]^5+76764.8859850373*[.B13]^4-4518.42440045883*[.B13]^3+132.472348187931*[.B13]^2+129.444098967647*[.B13]-2.72425090416894" office:value-type="float" office:value="11.8796157603421" calcext:value-type="float">
            <text:p>11.8796157603421</text:p>
          </table:table-cell>
          <table:table-cell table:style-name="ce43" table:formula="of:=ROUND([.D13]*100)/100" office:value-type="float" office:value="11.88" calcext:value-type="float">
            <text:p>11.88</text:p>
          </table:table-cell>
          <table:table-cell table:style-name="ce43" table:formula="of:=[.E13]-[.C13]" office:value-type="float" office:value="0.350000000000001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43" table:formula="of:=([.A14]-1900)/100" office:value-type="float" office:value="0.12" calcext:value-type="float">
            <text:p>0.12</text:p>
          </table:table-cell>
          <table:table-cell table:style-name="ce43" office:value-type="float" office:value="13.36" calcext:value-type="float">
            <text:p>13.36</text:p>
          </table:table-cell>
          <table:table-cell table:formula="of:=1225649.4448954*[.B14]^10-4490835.64560069*[.B14]^9+6797931.47349905*[.B14]^8-5455132.76321241*[.B14]^7+2468089.06343021*[.B14]^6-615195.896905627*[.B14]^5+76764.8859850373*[.B14]^4-4518.42440045883*[.B14]^3+132.472348187931*[.B14]^2+129.444098967647*[.B14]-2.72425090416894" office:value-type="float" office:value="13.2036171686849" calcext:value-type="float">
            <text:p>13.2036171686849</text:p>
          </table:table-cell>
          <table:table-cell table:style-name="ce43" table:formula="of:=ROUND([.D14]*100)/100" office:value-type="float" office:value="13.2" calcext:value-type="float">
            <text:p>13.20</text:p>
          </table:table-cell>
          <table:table-cell table:style-name="ce43" table:formula="of:=[.E14]-[.C14]" office:value-type="float" office:value="-0.16" calcext:value-type="float">
            <text:p>-0.16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43" table:formula="of:=([.A15]-1900)/100" office:value-type="float" office:value="0.13" calcext:value-type="float">
            <text:p>0.13</text:p>
          </table:table-cell>
          <table:table-cell table:style-name="ce43" office:value-type="float" office:value="14.65" calcext:value-type="float">
            <text:p>14.65</text:p>
          </table:table-cell>
          <table:table-cell table:formula="of:=1225649.4448954*[.B15]^10-4490835.64560069*[.B15]^9+6797931.47349905*[.B15]^8-5455132.76321241*[.B15]^7+2468089.06343021*[.B15]^6-615195.896905627*[.B15]^5+76764.8859850373*[.B15]^4-4518.42440045883*[.B15]^3+132.472348187931*[.B15]^2+129.444098967647*[.B15]-2.72425090416894" office:value-type="float" office:value="14.4968866565418" calcext:value-type="float">
            <text:p>14.4968866565418</text:p>
          </table:table-cell>
          <table:table-cell table:style-name="ce43" table:formula="of:=ROUND([.D15]*100)/100" office:value-type="float" office:value="14.5" calcext:value-type="float">
            <text:p>14.50</text:p>
          </table:table-cell>
          <table:table-cell table:style-name="ce43" table:formula="of:=[.E15]-[.C15]" office:value-type="float" office:value="-0.15" calcext:value-type="float">
            <text:p>-0.15</text:p>
          </table:table-cell>
          <table:table-cell table:number-columns-repeated="101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43" table:formula="of:=([.A16]-1900)/100" office:value-type="float" office:value="0.14" calcext:value-type="float">
            <text:p>0.14</text:p>
          </table:table-cell>
          <table:table-cell table:style-name="ce43" office:value-type="float" office:value="16.01" calcext:value-type="float">
            <text:p>16.01</text:p>
          </table:table-cell>
          <table:table-cell table:formula="of:=1225649.4448954*[.B16]^10-4490835.64560069*[.B16]^9+6797931.47349905*[.B16]^8-5455132.76321241*[.B16]^7+2468089.06343021*[.B16]^6-615195.896905627*[.B16]^5+76764.8859850373*[.B16]^4-4518.42440045883*[.B16]^3+132.472348187931*[.B16]^2+129.444098967647*[.B16]-2.72425090416894" office:value-type="float" office:value="15.7462212458534" calcext:value-type="float">
            <text:p>15.7462212458534</text:p>
          </table:table-cell>
          <table:table-cell table:style-name="ce43" table:formula="of:=ROUND([.D16]*100)/100" office:value-type="float" office:value="15.75" calcext:value-type="float">
            <text:p>15.75</text:p>
          </table:table-cell>
          <table:table-cell table:style-name="ce43" table:formula="of:=[.E16]-[.C16]" office:value-type="float" office:value="-0.260000000000002" calcext:value-type="float">
            <text:p>-0.26</text:p>
          </table:table-cell>
          <table:table-cell table:number-columns-repeated="1013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43" table:formula="of:=([.A17]-1900)/100" office:value-type="float" office:value="0.15" calcext:value-type="float">
            <text:p>0.15</text:p>
          </table:table-cell>
          <table:table-cell table:style-name="ce43" office:value-type="float" office:value="17.2" calcext:value-type="float">
            <text:p>17.20</text:p>
          </table:table-cell>
          <table:table-cell table:formula="of:=1225649.4448954*[.B17]^10-4490835.64560069*[.B17]^9+6797931.47349905*[.B17]^8-5455132.76321241*[.B17]^7+2468089.06343021*[.B17]^6-615195.896905627*[.B17]^5+76764.8859850373*[.B17]^4-4518.42440045883*[.B17]^3+132.472348187931*[.B17]^2+129.444098967647*[.B17]-2.72425090416894" office:value-type="float" office:value="16.938226163778" calcext:value-type="float">
            <text:p>16.9382261637780</text:p>
          </table:table-cell>
          <table:table-cell table:style-name="ce43" table:formula="of:=ROUND([.D17]*100)/100" office:value-type="float" office:value="16.94" calcext:value-type="float">
            <text:p>16.94</text:p>
          </table:table-cell>
          <table:table-cell table:style-name="ce43" table:formula="of:=[.E17]-[.C17]" office:value-type="float" office:value="-0.259999999999998" calcext:value-type="float">
            <text:p>-0.26</text:p>
          </table:table-cell>
          <table:table-cell table:number-columns-repeated="101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43" table:formula="of:=([.A18]-1900)/100" office:value-type="float" office:value="0.16" calcext:value-type="float">
            <text:p>0.16</text:p>
          </table:table-cell>
          <table:table-cell table:style-name="ce43" office:value-type="float" office:value="18.24" calcext:value-type="float">
            <text:p>18.24</text:p>
          </table:table-cell>
          <table:table-cell table:formula="of:=1225649.4448954*[.B18]^10-4490835.64560069*[.B18]^9+6797931.47349905*[.B18]^8-5455132.76321241*[.B18]^7+2468089.06343021*[.B18]^6-615195.896905627*[.B18]^5+76764.8859850373*[.B18]^4-4518.42440045883*[.B18]^3+132.472348187931*[.B18]^2+129.444098967647*[.B18]-2.72425090416894" office:value-type="float" office:value="18.0600115342426" calcext:value-type="float">
            <text:p>18.0600115342426</text:p>
          </table:table-cell>
          <table:table-cell table:style-name="ce43" table:formula="of:=ROUND([.D18]*100)/100" office:value-type="float" office:value="18.06" calcext:value-type="float">
            <text:p>18.06</text:p>
          </table:table-cell>
          <table:table-cell table:style-name="ce43" table:formula="of:=[.E18]-[.C18]" office:value-type="float" office:value="-0.18" calcext:value-type="float">
            <text:p>-0.18</text:p>
          </table:table-cell>
          <table:table-cell table:number-columns-repeated="1013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43" table:formula="of:=([.A19]-1900)/100" office:value-type="float" office:value="0.17" calcext:value-type="float">
            <text:p>0.17</text:p>
          </table:table-cell>
          <table:table-cell table:style-name="ce43" office:value-type="float" office:value="19.06" calcext:value-type="float">
            <text:p>19.06</text:p>
          </table:table-cell>
          <table:table-cell table:formula="of:=1225649.4448954*[.B19]^10-4490835.64560069*[.B19]^9+6797931.47349905*[.B19]^8-5455132.76321241*[.B19]^7+2468089.06343021*[.B19]^6-615195.896905627*[.B19]^5+76764.8859850373*[.B19]^4-4518.42440045883*[.B19]^3+132.472348187931*[.B19]^2+129.444098967647*[.B19]-2.72425090416894" office:value-type="float" office:value="19.0998312046439" calcext:value-type="float">
            <text:p>19.0998312046439</text:p>
          </table:table-cell>
          <table:table-cell table:style-name="ce43" table:formula="of:=ROUND([.D19]*100)/100" office:value-type="float" office:value="19.1" calcext:value-type="float">
            <text:p>19.10</text:p>
          </table:table-cell>
          <table:table-cell table:style-name="ce43" table:formula="of:=[.E19]-[.C19]" office:value-type="float" office:value="0.0400000000000027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43" table:formula="of:=([.A20]-1900)/100" office:value-type="float" office:value="0.18" calcext:value-type="float">
            <text:p>0.18</text:p>
          </table:table-cell>
          <table:table-cell table:style-name="ce43" office:value-type="float" office:value="20.25" calcext:value-type="float">
            <text:p>20.25</text:p>
          </table:table-cell>
          <table:table-cell table:formula="of:=1225649.4448954*[.B20]^10-4490835.64560069*[.B20]^9+6797931.47349905*[.B20]^8-5455132.76321241*[.B20]^7+2468089.06343021*[.B20]^6-615195.896905627*[.B20]^5+76764.8859850373*[.B20]^4-4518.42440045883*[.B20]^3+132.472348187931*[.B20]^2+129.444098967647*[.B20]-2.72425090416894" office:value-type="float" office:value="20.0476371993667" calcext:value-type="float">
            <text:p>20.0476371993667</text:p>
          </table:table-cell>
          <table:table-cell table:style-name="ce43" table:formula="of:=ROUND([.D20]*100)/100" office:value-type="float" office:value="20.05" calcext:value-type="float">
            <text:p>20.05</text:p>
          </table:table-cell>
          <table:table-cell table:style-name="ce43" table:formula="of:=[.E20]-[.C20]" office:value-type="float" office:value="-0.199999999999999" calcext:value-type="float">
            <text:p>-0.20</text:p>
          </table:table-cell>
          <table:table-cell table:number-columns-repeated="1013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43" table:formula="of:=([.A21]-1900)/100" office:value-type="float" office:value="0.19" calcext:value-type="float">
            <text:p>0.19</text:p>
          </table:table-cell>
          <table:table-cell table:style-name="ce43" office:value-type="float" office:value="20.95" calcext:value-type="float">
            <text:p>20.95</text:p>
          </table:table-cell>
          <table:table-cell table:formula="of:=1225649.4448954*[.B21]^10-4490835.64560069*[.B21]^9+6797931.47349905*[.B21]^8-5455132.76321241*[.B21]^7+2468089.06343021*[.B21]^6-615195.896905627*[.B21]^5+76764.8859850373*[.B21]^4-4518.42440045883*[.B21]^3+132.472348187931*[.B21]^2+129.444098967647*[.B21]-2.72425090416894" office:value-type="float" office:value="20.8955312749517" calcext:value-type="float">
            <text:p>20.8955312749517</text:p>
          </table:table-cell>
          <table:table-cell table:style-name="ce43" table:formula="of:=ROUND([.D21]*100)/100" office:value-type="float" office:value="20.9" calcext:value-type="float">
            <text:p>20.90</text:p>
          </table:table-cell>
          <table:table-cell table:style-name="ce43" table:formula="of:=[.E21]-[.C21]" office:value-type="float" office:value="-0.0500000000000007" calcext:value-type="float">
            <text:p>-0.0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43" table:formula="of:=([.A22]-1900)/100" office:value-type="float" office:value="0.2" calcext:value-type="float">
            <text:p>0.20</text:p>
          </table:table-cell>
          <table:table-cell table:style-name="ce43" office:value-type="float" office:value="21.16" calcext:value-type="float">
            <text:p>21.16</text:p>
          </table:table-cell>
          <table:table-cell table:formula="of:=1225649.4448954*[.B22]^10-4490835.64560069*[.B22]^9+6797931.47349905*[.B22]^8-5455132.76321241*[.B22]^7+2468089.06343021*[.B22]^6-615195.896905627*[.B22]^5+76764.8859850373*[.B22]^4-4518.42440045883*[.B22]^3+132.472348187931*[.B22]^2+129.444098967647*[.B22]-2.72425090416894" office:value-type="float" office:value="21.638102094648" calcext:value-type="float">
            <text:p>21.6381020946480</text:p>
          </table:table-cell>
          <table:table-cell table:style-name="ce43" table:formula="of:=ROUND([.D22]*100)/100" office:value-type="float" office:value="21.64" calcext:value-type="float">
            <text:p>21.64</text:p>
          </table:table-cell>
          <table:table-cell table:style-name="ce43" table:formula="of:=[.E22]-[.C22]" office:value-type="float" office:value="0.48" calcext:value-type="float">
            <text:p>0.48</text:p>
          </table:table-cell>
          <table:table-cell table:number-columns-repeated="1013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43" table:formula="of:=([.A23]-1900)/100" office:value-type="float" office:value="0.21" calcext:value-type="float">
            <text:p>0.21</text:p>
          </table:table-cell>
          <table:table-cell table:style-name="ce43" office:value-type="float" office:value="22.25" calcext:value-type="float">
            <text:p>22.25</text:p>
          </table:table-cell>
          <table:table-cell table:formula="of:=1225649.4448954*[.B23]^10-4490835.64560069*[.B23]^9+6797931.47349905*[.B23]^8-5455132.76321241*[.B23]^7+2468089.06343021*[.B23]^6-615195.896905627*[.B23]^5+76764.8859850373*[.B23]^4-4518.42440045883*[.B23]^3+132.472348187931*[.B23]^2+129.444098967647*[.B23]-2.72425090416894" office:value-type="float" office:value="22.272642687226" calcext:value-type="float">
            <text:p>22.2726426872260</text:p>
          </table:table-cell>
          <table:table-cell table:style-name="ce43" table:formula="of:=ROUND([.D23]*100)/100" office:value-type="float" office:value="22.27" calcext:value-type="float">
            <text:p>22.27</text:p>
          </table:table-cell>
          <table:table-cell table:style-name="ce43" table:formula="of:=[.E23]-[.C23]" office:value-type="float" office:value="0.0199999999999996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43" table:formula="of:=([.A24]-1900)/100" office:value-type="float" office:value="0.22" calcext:value-type="float">
            <text:p>0.22</text:p>
          </table:table-cell>
          <table:table-cell table:style-name="ce43" office:value-type="float" office:value="22.41" calcext:value-type="float">
            <text:p>22.41</text:p>
          </table:table-cell>
          <table:table-cell table:formula="of:=1225649.4448954*[.B24]^10-4490835.64560069*[.B24]^9+6797931.47349905*[.B24]^8-5455132.76321241*[.B24]^7+2468089.06343021*[.B24]^6-615195.896905627*[.B24]^5+76764.8859850373*[.B24]^4-4518.42440045883*[.B24]^3+132.472348187931*[.B24]^2+129.444098967647*[.B24]-2.72425090416894" office:value-type="float" office:value="22.7992481507584" calcext:value-type="float">
            <text:p>22.7992481507584</text:p>
          </table:table-cell>
          <table:table-cell table:style-name="ce43" table:formula="of:=ROUND([.D24]*100)/100" office:value-type="float" office:value="22.8" calcext:value-type="float">
            <text:p>22.80</text:p>
          </table:table-cell>
          <table:table-cell table:style-name="ce43" table:formula="of:=[.E24]-[.C24]" office:value-type="float" office:value="0.390000000000001" calcext:value-type="float">
            <text:p>0.39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43" table:formula="of:=([.A25]-1900)/100" office:value-type="float" office:value="0.23" calcext:value-type="float">
            <text:p>0.23</text:p>
          </table:table-cell>
          <table:table-cell table:style-name="ce43" office:value-type="float" office:value="23.03" calcext:value-type="float">
            <text:p>23.03</text:p>
          </table:table-cell>
          <table:table-cell table:formula="of:=1225649.4448954*[.B25]^10-4490835.64560069*[.B25]^9+6797931.47349905*[.B25]^8-5455132.76321241*[.B25]^7+2468089.06343021*[.B25]^6-615195.896905627*[.B25]^5+76764.8859850373*[.B25]^4-4518.42440045883*[.B25]^3+132.472348187931*[.B25]^2+129.444098967647*[.B25]-2.72425090416894" office:value-type="float" office:value="23.2207980510959" calcext:value-type="float">
            <text:p>23.2207980510959</text:p>
          </table:table-cell>
          <table:table-cell table:style-name="ce43" table:formula="of:=ROUND([.D25]*100)/100" office:value-type="float" office:value="23.22" calcext:value-type="float">
            <text:p>23.22</text:p>
          </table:table-cell>
          <table:table-cell table:style-name="ce43" table:formula="of:=[.E25]-[.C25]" office:value-type="float" office:value="0.189999999999998" calcext:value-type="float">
            <text:p>0.19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43" table:formula="of:=([.A26]-1900)/100" office:value-type="float" office:value="0.24" calcext:value-type="float">
            <text:p>0.24</text:p>
          </table:table-cell>
          <table:table-cell table:style-name="ce43" office:value-type="float" office:value="23.49" calcext:value-type="float">
            <text:p>23.49</text:p>
          </table:table-cell>
          <table:table-cell table:formula="of:=1225649.4448954*[.B26]^10-4490835.64560069*[.B26]^9+6797931.47349905*[.B26]^8-5455132.76321241*[.B26]^7+2468089.06343021*[.B26]^6-615195.896905627*[.B26]^5+76764.8859850373*[.B26]^4-4518.42440045883*[.B26]^3+132.472348187931*[.B26]^2+129.444098967647*[.B26]-2.72425090416894" office:value-type="float" office:value="23.5428316914307" calcext:value-type="float">
            <text:p>23.5428316914307</text:p>
          </table:table-cell>
          <table:table-cell table:style-name="ce43" table:formula="of:=ROUND([.D26]*100)/100" office:value-type="float" office:value="23.54" calcext:value-type="float">
            <text:p>23.54</text:p>
          </table:table-cell>
          <table:table-cell table:style-name="ce43" table:formula="of:=[.E26]-[.C26]" office:value-type="float" office:value="0.0500000000000007" calcext:value-type="float">
            <text:p>0.05</text:p>
          </table:table-cell>
          <table:table-cell table:number-columns-repeated="1013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43" table:formula="of:=([.A27]-1900)/100" office:value-type="float" office:value="0.25" calcext:value-type="float">
            <text:p>0.25</text:p>
          </table:table-cell>
          <table:table-cell table:style-name="ce43" office:value-type="float" office:value="23.62" calcext:value-type="float">
            <text:p>23.62</text:p>
          </table:table-cell>
          <table:table-cell table:formula="of:=1225649.4448954*[.B27]^10-4490835.64560069*[.B27]^9+6797931.47349905*[.B27]^8-5455132.76321241*[.B27]^7+2468089.06343021*[.B27]^6-615195.896905627*[.B27]^5+76764.8859850373*[.B27]^4-4518.42440045883*[.B27]^3+132.472348187931*[.B27]^2+129.444098967647*[.B27]-2.72425090416894" office:value-type="float" office:value="23.7733274381442" calcext:value-type="float">
            <text:p>23.7733274381442</text:p>
          </table:table-cell>
          <table:table-cell table:style-name="ce43" table:formula="of:=ROUND([.D27]*100)/100" office:value-type="float" office:value="23.77" calcext:value-type="float">
            <text:p>23.77</text:p>
          </table:table-cell>
          <table:table-cell table:style-name="ce43" table:formula="of:=[.E27]-[.C27]" office:value-type="float" office:value="0.149999999999999" calcext:value-type="float">
            <text:p>0.1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43" table:formula="of:=([.A28]-1900)/100" office:value-type="float" office:value="0.26" calcext:value-type="float">
            <text:p>0.26</text:p>
          </table:table-cell>
          <table:table-cell table:style-name="ce43" office:value-type="float" office:value="23.68" calcext:value-type="float">
            <text:p>23.68</text:p>
          </table:table-cell>
          <table:table-cell table:formula="of:=1225649.4448954*[.B28]^10-4490835.64560069*[.B28]^9+6797931.47349905*[.B28]^8-5455132.76321241*[.B28]^7+2468089.06343021*[.B28]^6-615195.896905627*[.B28]^5+76764.8859850373*[.B28]^4-4518.42440045883*[.B28]^3+132.472348187931*[.B28]^2+129.444098967647*[.B28]-2.72425090416894" office:value-type="float" office:value="23.9223996235423" calcext:value-type="float">
            <text:p>23.9223996235423</text:p>
          </table:table-cell>
          <table:table-cell table:style-name="ce43" table:formula="of:=ROUND([.D28]*100)/100" office:value-type="float" office:value="23.92" calcext:value-type="float">
            <text:p>23.92</text:p>
          </table:table-cell>
          <table:table-cell table:style-name="ce43" table:formula="of:=[.E28]-[.C28]" office:value-type="float" office:value="0.240000000000002" calcext:value-type="float">
            <text:p>0.24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43" table:formula="of:=([.A29]-1900)/100" office:value-type="float" office:value="0.27" calcext:value-type="float">
            <text:p>0.27</text:p>
          </table:table-cell>
          <table:table-cell table:style-name="ce43" office:value-type="float" office:value="24.49" calcext:value-type="float">
            <text:p>24.49</text:p>
          </table:table-cell>
          <table:table-cell table:formula="of:=1225649.4448954*[.B29]^10-4490835.64560069*[.B29]^9+6797931.47349905*[.B29]^8-5455132.76321241*[.B29]^7+2468089.06343021*[.B29]^6-615195.896905627*[.B29]^5+76764.8859850373*[.B29]^4-4518.42440045883*[.B29]^3+132.472348187931*[.B29]^2+129.444098967647*[.B29]-2.72425090416894" office:value-type="float" office:value="24.0019282525743" calcext:value-type="float">
            <text:p>24.0019282525743</text:p>
          </table:table-cell>
          <table:table-cell table:style-name="ce43" table:formula="of:=ROUND([.D29]*100)/100" office:value-type="float" office:value="24" calcext:value-type="float">
            <text:p>24.00</text:p>
          </table:table-cell>
          <table:table-cell table:style-name="ce43" table:formula="of:=[.E29]-[.C29]" office:value-type="float" office:value="-0.489999999999998" calcext:value-type="float">
            <text:p>-0.49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43" table:formula="of:=([.A30]-1900)/100" office:value-type="float" office:value="0.28" calcext:value-type="float">
            <text:p>0.28</text:p>
          </table:table-cell>
          <table:table-cell table:style-name="ce43" office:value-type="float" office:value="24.34" calcext:value-type="float">
            <text:p>24.34</text:p>
          </table:table-cell>
          <table:table-cell table:formula="of:=1225649.4448954*[.B30]^10-4490835.64560069*[.B30]^9+6797931.47349905*[.B30]^8-5455132.76321241*[.B30]^7+2468089.06343021*[.B30]^6-615195.896905627*[.B30]^5+76764.8859850373*[.B30]^4-4518.42440045883*[.B30]^3+132.472348187931*[.B30]^2+129.444098967647*[.B30]-2.72425090416894" office:value-type="float" office:value="24.0251378626851" calcext:value-type="float">
            <text:p>24.0251378626851</text:p>
          </table:table-cell>
          <table:table-cell table:style-name="ce43" table:formula="of:=ROUND([.D30]*100)/100" office:value-type="float" office:value="24.03" calcext:value-type="float">
            <text:p>24.03</text:p>
          </table:table-cell>
          <table:table-cell table:style-name="ce43" table:formula="of:=[.E30]-[.C30]" office:value-type="float" office:value="-0.309999999999999" calcext:value-type="float">
            <text:p>-0.31</text:p>
          </table:table-cell>
          <table:table-cell table:number-columns-repeated="1013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43" table:formula="of:=([.A31]-1900)/100" office:value-type="float" office:value="0.29" calcext:value-type="float">
            <text:p>0.29</text:p>
          </table:table-cell>
          <table:table-cell table:style-name="ce43" office:value-type="float" office:value="24.08" calcext:value-type="float">
            <text:p>24.08</text:p>
          </table:table-cell>
          <table:table-cell table:formula="of:=1225649.4448954*[.B31]^10-4490835.64560069*[.B31]^9+6797931.47349905*[.B31]^8-5455132.76321241*[.B31]^7+2468089.06343021*[.B31]^6-615195.896905627*[.B31]^5+76764.8859850373*[.B31]^4-4518.42440045883*[.B31]^3+132.472348187931*[.B31]^2+129.444098967647*[.B31]-2.72425090416894" office:value-type="float" office:value="24.0061424680345" calcext:value-type="float">
            <text:p>24.0061424680345</text:p>
          </table:table-cell>
          <table:table-cell table:style-name="ce43" table:formula="of:=ROUND([.D31]*100)/100" office:value-type="float" office:value="24.01" calcext:value-type="float">
            <text:p>24.01</text:p>
          </table:table-cell>
          <table:table-cell table:style-name="ce43" table:formula="of:=[.E31]-[.C31]" office:value-type="float" office:value="-0.0699999999999967" calcext:value-type="float">
            <text:p>-0.07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43" table:formula="of:=([.A32]-1900)/100" office:value-type="float" office:value="0.3" calcext:value-type="float">
            <text:p>0.30</text:p>
          </table:table-cell>
          <table:table-cell table:style-name="ce43" office:value-type="float" office:value="24.02" calcext:value-type="float">
            <text:p>24.02</text:p>
          </table:table-cell>
          <table:table-cell table:formula="of:=1225649.4448954*[.B32]^10-4490835.64560069*[.B32]^9+6797931.47349905*[.B32]^8-5455132.76321241*[.B32]^7+2468089.06343021*[.B32]^6-615195.896905627*[.B32]^5+76764.8859850373*[.B32]^4-4518.42440045883*[.B32]^3+132.472348187931*[.B32]^2+129.444098967647*[.B32]-2.72425090416894" office:value-type="float" office:value="23.9594736059255" calcext:value-type="float">
            <text:p>23.9594736059255</text:p>
          </table:table-cell>
          <table:table-cell table:style-name="ce43" table:formula="of:=ROUND([.D32]*100)/100" office:value-type="float" office:value="23.96" calcext:value-type="float">
            <text:p>23.96</text:p>
          </table:table-cell>
          <table:table-cell table:style-name="ce43" table:formula="of:=[.E32]-[.C32]" office:value-type="float" office:value="-0.0599999999999987" calcext:value-type="float">
            <text:p>-0.06</text:p>
          </table:table-cell>
          <table:table-cell table:number-columns-repeated="1013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43" table:formula="of:=([.A33]-1900)/100" office:value-type="float" office:value="0.31" calcext:value-type="float">
            <text:p>0.31</text:p>
          </table:table-cell>
          <table:table-cell table:style-name="ce43" office:value-type="float" office:value="24" calcext:value-type="float">
            <text:p>24.00</text:p>
          </table:table-cell>
          <table:table-cell table:formula="of:=1225649.4448954*[.B33]^10-4490835.64560069*[.B33]^9+6797931.47349905*[.B33]^8-5455132.76321241*[.B33]^7+2468089.06343021*[.B33]^6-615195.896905627*[.B33]^5+76764.8859850373*[.B33]^4-4518.42440045883*[.B33]^3+132.472348187931*[.B33]^2+129.444098967647*[.B33]-2.72425090416894" office:value-type="float" office:value="23.8996081388725" calcext:value-type="float">
            <text:p>23.8996081388725</text:p>
          </table:table-cell>
          <table:table-cell table:style-name="ce43" table:formula="of:=ROUND([.D33]*100)/100" office:value-type="float" office:value="23.9" calcext:value-type="float">
            <text:p>23.90</text:p>
          </table:table-cell>
          <table:table-cell table:style-name="ce43" table:formula="of:=[.E33]-[.C33]" office:value-type="float" office:value="-0.100000000000001" calcext:value-type="float">
            <text:p>-0.10</text:p>
          </table:table-cell>
          <table:table-cell table:number-columns-repeated="101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43" table:formula="of:=([.A34]-1900)/100" office:value-type="float" office:value="0.32" calcext:value-type="float">
            <text:p>0.32</text:p>
          </table:table-cell>
          <table:table-cell table:style-name="ce43" office:value-type="float" office:value="23.87" calcext:value-type="float">
            <text:p>23.87</text:p>
          </table:table-cell>
          <table:table-cell table:formula="of:=1225649.4448954*[.B34]^10-4490835.64560069*[.B34]^9+6797931.47349905*[.B34]^8-5455132.76321241*[.B34]^7+2468089.06343021*[.B34]^6-615195.896905627*[.B34]^5+76764.8859850373*[.B34]^4-4518.42440045883*[.B34]^3+132.472348187931*[.B34]^2+129.444098967647*[.B34]-2.72425090416894" office:value-type="float" office:value="23.8405116947913" calcext:value-type="float">
            <text:p>23.8405116947913</text:p>
          </table:table-cell>
          <table:table-cell table:style-name="ce43" table:formula="of:=ROUND([.D34]*100)/100" office:value-type="float" office:value="23.84" calcext:value-type="float">
            <text:p>23.84</text:p>
          </table:table-cell>
          <table:table-cell table:style-name="ce43" table:formula="of:=[.E34]-[.C34]" office:value-type="float" office:value="-0.0300000000000011" calcext:value-type="float">
            <text:p>-0.03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43" table:formula="of:=([.A35]-1900)/100" office:value-type="float" office:value="0.33" calcext:value-type="float">
            <text:p>0.33</text:p>
          </table:table-cell>
          <table:table-cell table:style-name="ce43" office:value-type="float" office:value="23.95" calcext:value-type="float">
            <text:p>23.95</text:p>
          </table:table-cell>
          <table:table-cell table:formula="of:=1225649.4448954*[.B35]^10-4490835.64560069*[.B35]^9+6797931.47349905*[.B35]^8-5455132.76321241*[.B35]^7+2468089.06343021*[.B35]^6-615195.896905627*[.B35]^5+76764.8859850373*[.B35]^4-4518.42440045883*[.B35]^3+132.472348187931*[.B35]^2+129.444098967647*[.B35]-2.72425090416894" office:value-type="float" office:value="23.7952124948037" calcext:value-type="float">
            <text:p>23.7952124948037</text:p>
          </table:table-cell>
          <table:table-cell table:style-name="ce43" table:formula="of:=ROUND([.D35]*100)/100" office:value-type="float" office:value="23.8" calcext:value-type="float">
            <text:p>23.80</text:p>
          </table:table-cell>
          <table:table-cell table:style-name="ce43" table:formula="of:=[.E35]-[.C35]" office:value-type="float" office:value="-0.149999999999999" calcext:value-type="float">
            <text:p>-0.1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43" table:formula="of:=([.A36]-1900)/100" office:value-type="float" office:value="0.34" calcext:value-type="float">
            <text:p>0.34</text:p>
          </table:table-cell>
          <table:table-cell table:style-name="ce43" office:value-type="float" office:value="23.86" calcext:value-type="float">
            <text:p>23.86</text:p>
          </table:table-cell>
          <table:table-cell table:formula="of:=1225649.4448954*[.B36]^10-4490835.64560069*[.B36]^9+6797931.47349905*[.B36]^8-5455132.76321241*[.B36]^7+2468089.06343021*[.B36]^6-615195.896905627*[.B36]^5+76764.8859850373*[.B36]^4-4518.42440045883*[.B36]^3+132.472348187931*[.B36]^2+129.444098967647*[.B36]-2.72425090416894" office:value-type="float" office:value="23.7754188675522" calcext:value-type="float">
            <text:p>23.7754188675522</text:p>
          </table:table-cell>
          <table:table-cell table:style-name="ce43" table:formula="of:=ROUND([.D36]*100)/100" office:value-type="float" office:value="23.78" calcext:value-type="float">
            <text:p>23.78</text:p>
          </table:table-cell>
          <table:table-cell table:style-name="ce43" table:formula="of:=[.E36]-[.C36]" office:value-type="float" office:value="-0.0799999999999983" calcext:value-type="float">
            <text:p>-0.08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43" table:formula="of:=([.A37]-1900)/100" office:value-type="float" office:value="0.35" calcext:value-type="float">
            <text:p>0.35</text:p>
          </table:table-cell>
          <table:table-cell table:style-name="ce43" office:value-type="float" office:value="23.93" calcext:value-type="float">
            <text:p>23.93</text:p>
          </table:table-cell>
          <table:table-cell table:formula="of:=1225649.4448954*[.B37]^10-4490835.64560069*[.B37]^9+6797931.47349905*[.B37]^8-5455132.76321241*[.B37]^7+2468089.06343021*[.B37]^6-615195.896905627*[.B37]^5+76764.8859850373*[.B37]^4-4518.42440045883*[.B37]^3+132.472348187931*[.B37]^2+129.444098967647*[.B37]-2.72425090416894" office:value-type="float" office:value="23.7911920252428" calcext:value-type="float">
            <text:p>23.7911920252428</text:p>
          </table:table-cell>
          <table:table-cell table:style-name="ce43" table:formula="of:=ROUND([.D37]*100)/100" office:value-type="float" office:value="23.79" calcext:value-type="float">
            <text:p>23.79</text:p>
          </table:table-cell>
          <table:table-cell table:style-name="ce43" table:formula="of:=[.E37]-[.C37]" office:value-type="float" office:value="-0.140000000000001" calcext:value-type="float">
            <text:p>-0.14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43" table:formula="of:=([.A38]-1900)/100" office:value-type="float" office:value="0.36" calcext:value-type="float">
            <text:p>0.36</text:p>
          </table:table-cell>
          <table:table-cell table:style-name="ce43" office:value-type="float" office:value="23.73" calcext:value-type="float">
            <text:p>23.73</text:p>
          </table:table-cell>
          <table:table-cell table:formula="of:=1225649.4448954*[.B38]^10-4490835.64560069*[.B38]^9+6797931.47349905*[.B38]^8-5455132.76321241*[.B38]^7+2468089.06343021*[.B38]^6-615195.896905627*[.B38]^5+76764.8859850373*[.B38]^4-4518.42440045883*[.B38]^3+132.472348187931*[.B38]^2+129.444098967647*[.B38]-2.72425090416894" office:value-type="float" office:value="23.8506837243169" calcext:value-type="float">
            <text:p>23.8506837243169</text:p>
          </table:table-cell>
          <table:table-cell table:style-name="ce43" table:formula="of:=ROUND([.D38]*100)/100" office:value-type="float" office:value="23.85" calcext:value-type="float">
            <text:p>23.85</text:p>
          </table:table-cell>
          <table:table-cell table:style-name="ce43" table:formula="of:=[.E38]-[.C38]" office:value-type="float" office:value="0.120000000000001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43" table:formula="of:=([.A39]-1900)/100" office:value-type="float" office:value="0.37" calcext:value-type="float">
            <text:p>0.37</text:p>
          </table:table-cell>
          <table:table-cell table:style-name="ce43" office:value-type="float" office:value="23.92" calcext:value-type="float">
            <text:p>23.92</text:p>
          </table:table-cell>
          <table:table-cell table:formula="of:=1225649.4448954*[.B39]^10-4490835.64560069*[.B39]^9+6797931.47349905*[.B39]^8-5455132.76321241*[.B39]^7+2468089.06343021*[.B39]^6-615195.896905627*[.B39]^5+76764.8859850373*[.B39]^4-4518.42440045883*[.B39]^3+132.472348187931*[.B39]^2+129.444098967647*[.B39]-2.72425090416894" office:value-type="float" office:value="23.9599462971769" calcext:value-type="float">
            <text:p>23.9599462971769</text:p>
          </table:table-cell>
          <table:table-cell table:style-name="ce43" table:formula="of:=ROUND([.D39]*100)/100" office:value-type="float" office:value="23.96" calcext:value-type="float">
            <text:p>23.96</text:p>
          </table:table-cell>
          <table:table-cell table:style-name="ce43" table:formula="of:=[.E39]-[.C39]" office:value-type="float" office:value="0.0399999999999991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43" table:formula="of:=([.A40]-1900)/100" office:value-type="float" office:value="0.38" calcext:value-type="float">
            <text:p>0.38</text:p>
          </table:table-cell>
          <table:table-cell table:style-name="ce43" office:value-type="float" office:value="23.96" calcext:value-type="float">
            <text:p>23.96</text:p>
          </table:table-cell>
          <table:table-cell table:formula="of:=1225649.4448954*[.B40]^10-4490835.64560069*[.B40]^9+6797931.47349905*[.B40]^8-5455132.76321241*[.B40]^7+2468089.06343021*[.B40]^6-615195.896905627*[.B40]^5+76764.8859850373*[.B40]^4-4518.42440045883*[.B40]^3+132.472348187931*[.B40]^2+129.444098967647*[.B40]-2.72425090416894" office:value-type="float" office:value="24.1228202652424" calcext:value-type="float">
            <text:p>24.1228202652424</text:p>
          </table:table-cell>
          <table:table-cell table:style-name="ce43" table:formula="of:=ROUND([.D40]*100)/100" office:value-type="float" office:value="24.12" calcext:value-type="float">
            <text:p>24.12</text:p>
          </table:table-cell>
          <table:table-cell table:style-name="ce43" table:formula="of:=[.E40]-[.C40]" office:value-type="float" office:value="0.16" calcext:value-type="float">
            <text:p>0.16</text:p>
          </table:table-cell>
          <table:table-cell table:number-columns-repeated="1013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43" table:formula="of:=([.A41]-1900)/100" office:value-type="float" office:value="0.39" calcext:value-type="float">
            <text:p>0.39</text:p>
          </table:table-cell>
          <table:table-cell table:style-name="ce43" office:value-type="float" office:value="24.02" calcext:value-type="float">
            <text:p>24.02</text:p>
          </table:table-cell>
          <table:table-cell table:formula="of:=1225649.4448954*[.B41]^10-4490835.64560069*[.B41]^9+6797931.47349905*[.B41]^8-5455132.76321241*[.B41]^7+2468089.06343021*[.B41]^6-615195.896905627*[.B41]^5+76764.8859850373*[.B41]^4-4518.42440045883*[.B41]^3+132.472348187931*[.B41]^2+129.444098967647*[.B41]-2.72425090416894" office:value-type="float" office:value="24.3409023722861" calcext:value-type="float">
            <text:p>24.3409023722861</text:p>
          </table:table-cell>
          <table:table-cell table:style-name="ce43" table:formula="of:=ROUND([.D41]*100)/100" office:value-type="float" office:value="24.34" calcext:value-type="float">
            <text:p>24.34</text:p>
          </table:table-cell>
          <table:table-cell table:style-name="ce43" table:formula="of:=[.E41]-[.C41]" office:value-type="float" office:value="0.32" calcext:value-type="float">
            <text:p>0.32</text:p>
          </table:table-cell>
          <table:table-cell table:number-columns-repeated="101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43" table:formula="of:=([.A42]-1900)/100" office:value-type="float" office:value="0.4" calcext:value-type="float">
            <text:p>0.40</text:p>
          </table:table-cell>
          <table:table-cell table:style-name="ce43" office:value-type="float" office:value="24.33" calcext:value-type="float">
            <text:p>24.33</text:p>
          </table:table-cell>
          <table:table-cell table:formula="of:=1225649.4448954*[.B42]^10-4490835.64560069*[.B42]^9+6797931.47349905*[.B42]^8-5455132.76321241*[.B42]^7+2468089.06343021*[.B42]^6-615195.896905627*[.B42]^5+76764.8859850373*[.B42]^4-4518.42440045883*[.B42]^3+132.472348187931*[.B42]^2+129.444098967647*[.B42]-2.72425090416894" office:value-type="float" office:value="24.6135944549124" calcext:value-type="float">
            <text:p>24.6135944549124</text:p>
          </table:table-cell>
          <table:table-cell table:style-name="ce43" table:formula="of:=ROUND([.D42]*100)/100" office:value-type="float" office:value="24.61" calcext:value-type="float">
            <text:p>24.61</text:p>
          </table:table-cell>
          <table:table-cell table:style-name="ce43" table:formula="of:=[.E42]-[.C42]" office:value-type="float" office:value="0.280000000000001" calcext:value-type="float">
            <text:p>0.28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43" table:formula="of:=([.A43]-1900)/100" office:value-type="float" office:value="0.41" calcext:value-type="float">
            <text:p>0.41</text:p>
          </table:table-cell>
          <table:table-cell table:style-name="ce43" office:value-type="float" office:value="24.83" calcext:value-type="float">
            <text:p>24.83</text:p>
          </table:table-cell>
          <table:table-cell table:formula="of:=1225649.4448954*[.B43]^10-4490835.64560069*[.B43]^9+6797931.47349905*[.B43]^8-5455132.76321241*[.B43]^7+2468089.06343021*[.B43]^6-615195.896905627*[.B43]^5+76764.8859850373*[.B43]^4-4518.42440045883*[.B43]^3+132.472348187931*[.B43]^2+129.444098967647*[.B43]-2.72425090416894" office:value-type="float" office:value="24.938231138728" calcext:value-type="float">
            <text:p>24.9382311387280</text:p>
          </table:table-cell>
          <table:table-cell table:style-name="ce43" table:formula="of:=ROUND([.D43]*100)/100" office:value-type="float" office:value="24.94" calcext:value-type="float">
            <text:p>24.94</text:p>
          </table:table-cell>
          <table:table-cell table:style-name="ce43" table:formula="of:=[.E43]-[.C43]" office:value-type="float" office:value="0.110000000000003" calcext:value-type="float">
            <text:p>0.11</text:p>
          </table:table-cell>
          <table:table-cell table:number-columns-repeated="101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43" table:formula="of:=([.A44]-1900)/100" office:value-type="float" office:value="0.42" calcext:value-type="float">
            <text:p>0.42</text:p>
          </table:table-cell>
          <table:table-cell table:style-name="ce43" office:value-type="float" office:value="25.3" calcext:value-type="float">
            <text:p>25.30</text:p>
          </table:table-cell>
          <table:table-cell table:formula="of:=1225649.4448954*[.B44]^10-4490835.64560069*[.B44]^9+6797931.47349905*[.B44]^8-5455132.76321241*[.B44]^7+2468089.06343021*[.B44]^6-615195.896905627*[.B44]^5+76764.8859850373*[.B44]^4-4518.42440045883*[.B44]^3+132.472348187931*[.B44]^2+129.444098967647*[.B44]-2.72425090416894" office:value-type="float" office:value="25.3102819586777" calcext:value-type="float">
            <text:p>25.3102819586777</text:p>
          </table:table-cell>
          <table:table-cell table:style-name="ce43" table:formula="of:=ROUND([.D44]*100)/100" office:value-type="float" office:value="25.31" calcext:value-type="float">
            <text:p>25.31</text:p>
          </table:table-cell>
          <table:table-cell table:style-name="ce43" table:formula="of:=[.E44]-[.C44]" office:value-type="float" office:value="0.009999999999998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43" table:formula="of:=([.A45]-1900)/100" office:value-type="float" office:value="0.43" calcext:value-type="float">
            <text:p>0.43</text:p>
          </table:table-cell>
          <table:table-cell table:style-name="ce43" office:value-type="float" office:value="25.7" calcext:value-type="float">
            <text:p>25.70</text:p>
          </table:table-cell>
          <table:table-cell table:formula="of:=1225649.4448954*[.B45]^10-4490835.64560069*[.B45]^9+6797931.47349905*[.B45]^8-5455132.76321241*[.B45]^7+2468089.06343021*[.B45]^6-615195.896905627*[.B45]^5+76764.8859850373*[.B45]^4-4518.42440045883*[.B45]^3+132.472348187931*[.B45]^2+129.444098967647*[.B45]-2.72425090416894" office:value-type="float" office:value="25.7236211946182" calcext:value-type="float">
            <text:p>25.7236211946182</text:p>
          </table:table-cell>
          <table:table-cell table:style-name="ce43" table:formula="of:=ROUND([.D45]*100)/100" office:value-type="float" office:value="25.72" calcext:value-type="float">
            <text:p>25.72</text:p>
          </table:table-cell>
          <table:table-cell table:style-name="ce43" table:formula="of:=[.E45]-[.C45]" office:value-type="float" office:value="0.0199999999999996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43" table:formula="of:=([.A46]-1900)/100" office:value-type="float" office:value="0.44" calcext:value-type="float">
            <text:p>0.44</text:p>
          </table:table-cell>
          <table:table-cell table:style-name="ce43" office:value-type="float" office:value="26.24" calcext:value-type="float">
            <text:p>26.24</text:p>
          </table:table-cell>
          <table:table-cell table:formula="of:=1225649.4448954*[.B46]^10-4490835.64560069*[.B46]^9+6797931.47349905*[.B46]^8-5455132.76321241*[.B46]^7+2468089.06343021*[.B46]^6-615195.896905627*[.B46]^5+76764.8859850373*[.B46]^4-4518.42440045883*[.B46]^3+132.472348187931*[.B46]^2+129.444098967647*[.B46]-2.72425090416894" office:value-type="float" office:value="26.1708565330321" calcext:value-type="float">
            <text:p>26.1708565330321</text:p>
          </table:table-cell>
          <table:table-cell table:style-name="ce43" table:formula="of:=ROUND([.D46]*100)/100" office:value-type="float" office:value="26.17" calcext:value-type="float">
            <text:p>26.17</text:p>
          </table:table-cell>
          <table:table-cell table:style-name="ce43" table:formula="of:=[.E46]-[.C46]" office:value-type="float" office:value="-0.0699999999999967" calcext:value-type="float">
            <text:p>-0.07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43" table:formula="of:=([.A47]-1900)/100" office:value-type="float" office:value="0.45" calcext:value-type="float">
            <text:p>0.45</text:p>
          </table:table-cell>
          <table:table-cell table:style-name="ce43" office:value-type="float" office:value="26.77" calcext:value-type="float">
            <text:p>26.77</text:p>
          </table:table-cell>
          <table:table-cell table:formula="of:=1225649.4448954*[.B47]^10-4490835.64560069*[.B47]^9+6797931.47349905*[.B47]^8-5455132.76321241*[.B47]^7+2468089.06343021*[.B47]^6-615195.896905627*[.B47]^5+76764.8859850373*[.B47]^4-4518.42440045883*[.B47]^3+132.472348187931*[.B47]^2+129.444098967647*[.B47]-2.72425090416894" office:value-type="float" office:value="26.6437056572269" calcext:value-type="float">
            <text:p>26.6437056572269</text:p>
          </table:table-cell>
          <table:table-cell table:style-name="ce43" table:formula="of:=ROUND([.D47]*100)/100" office:value-type="float" office:value="26.64" calcext:value-type="float">
            <text:p>26.64</text:p>
          </table:table-cell>
          <table:table-cell table:style-name="ce43" table:formula="of:=[.E47]-[.C47]" office:value-type="float" office:value="-0.129999999999999" calcext:value-type="float">
            <text:p>-0.13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43" table:formula="of:=([.A48]-1900)/100" office:value-type="float" office:value="0.46" calcext:value-type="float">
            <text:p>0.46</text:p>
          </table:table-cell>
          <table:table-cell table:style-name="ce43" office:value-type="float" office:value="27.28" calcext:value-type="float">
            <text:p>27.28</text:p>
          </table:table-cell>
          <table:table-cell table:formula="of:=1225649.4448954*[.B48]^10-4490835.64560069*[.B48]^9+6797931.47349905*[.B48]^8-5455132.76321241*[.B48]^7+2468089.06343021*[.B48]^6-615195.896905627*[.B48]^5+76764.8859850373*[.B48]^4-4518.42440045883*[.B48]^3+132.472348187931*[.B48]^2+129.444098967647*[.B48]-2.72425090416894" office:value-type="float" office:value="27.1334080759311" calcext:value-type="float">
            <text:p>27.1334080759311</text:p>
          </table:table-cell>
          <table:table-cell table:style-name="ce43" table:formula="of:=ROUND([.D48]*100)/100" office:value-type="float" office:value="27.13" calcext:value-type="float">
            <text:p>27.13</text:p>
          </table:table-cell>
          <table:table-cell table:style-name="ce43" table:formula="of:=[.E48]-[.C48]" office:value-type="float" office:value="-0.150000000000002" calcext:value-type="float">
            <text:p>-0.15</text:p>
          </table:table-cell>
          <table:table-cell table:number-columns-repeated="1013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43" table:formula="of:=([.A49]-1900)/100" office:value-type="float" office:value="0.47" calcext:value-type="float">
            <text:p>0.47</text:p>
          </table:table-cell>
          <table:table-cell table:style-name="ce43" office:value-type="float" office:value="27.78" calcext:value-type="float">
            <text:p>27.78</text:p>
          </table:table-cell>
          <table:table-cell table:formula="of:=1225649.4448954*[.B49]^10-4490835.64560069*[.B49]^9+6797931.47349905*[.B49]^8-5455132.76321241*[.B49]^7+2468089.06343021*[.B49]^6-615195.896905627*[.B49]^5+76764.8859850373*[.B49]^4-4518.42440045883*[.B49]^3+132.472348187931*[.B49]^2+129.444098967647*[.B49]-2.72425090416894" office:value-type="float" office:value="27.631157968488" calcext:value-type="float">
            <text:p>27.6311579684880</text:p>
          </table:table-cell>
          <table:table-cell table:style-name="ce43" table:formula="of:=ROUND([.D49]*100)/100" office:value-type="float" office:value="27.63" calcext:value-type="float">
            <text:p>27.63</text:p>
          </table:table-cell>
          <table:table-cell table:style-name="ce43" table:formula="of:=[.E49]-[.C49]" office:value-type="float" office:value="-0.150000000000002" calcext:value-type="float">
            <text:p>-0.15</text:p>
          </table:table-cell>
          <table:table-cell table:number-columns-repeated="101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43" table:formula="of:=([.A50]-1900)/100" office:value-type="float" office:value="0.48" calcext:value-type="float">
            <text:p>0.48</text:p>
          </table:table-cell>
          <table:table-cell table:style-name="ce43" office:value-type="float" office:value="28.25" calcext:value-type="float">
            <text:p>28.25</text:p>
          </table:table-cell>
          <table:table-cell table:formula="of:=1225649.4448954*[.B50]^10-4490835.64560069*[.B50]^9+6797931.47349905*[.B50]^8-5455132.76321241*[.B50]^7+2468089.06343021*[.B50]^6-615195.896905627*[.B50]^5+76764.8859850373*[.B50]^4-4518.42440045883*[.B50]^3+132.472348187931*[.B50]^2+129.444098967647*[.B50]-2.72425090416894" office:value-type="float" office:value="28.1285425980154" calcext:value-type="float">
            <text:p>28.1285425980154</text:p>
          </table:table-cell>
          <table:table-cell table:style-name="ce43" table:formula="of:=ROUND([.D50]*100)/100" office:value-type="float" office:value="28.13" calcext:value-type="float">
            <text:p>28.13</text:p>
          </table:table-cell>
          <table:table-cell table:style-name="ce43" table:formula="of:=[.E50]-[.C50]" office:value-type="float" office:value="-0.120000000000001" calcext:value-type="float">
            <text:p>-0.12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43" table:formula="of:=([.A51]-1900)/100" office:value-type="float" office:value="0.49" calcext:value-type="float">
            <text:p>0.49</text:p>
          </table:table-cell>
          <table:table-cell table:style-name="ce43" office:value-type="float" office:value="28.71" calcext:value-type="float">
            <text:p>28.71</text:p>
          </table:table-cell>
          <table:table-cell table:formula="of:=1225649.4448954*[.B51]^10-4490835.64560069*[.B51]^9+6797931.47349905*[.B51]^8-5455132.76321241*[.B51]^7+2468089.06343021*[.B51]^6-615195.896905627*[.B51]^5+76764.8859850373*[.B51]^4-4518.42440045883*[.B51]^3+132.472348187931*[.B51]^2+129.444098967647*[.B51]-2.72425090416894" office:value-type="float" office:value="28.617969966916" calcext:value-type="float">
            <text:p>28.6179699669160</text:p>
          </table:table-cell>
          <table:table-cell table:style-name="ce43" table:formula="of:=ROUND([.D51]*100)/100" office:value-type="float" office:value="28.62" calcext:value-type="float">
            <text:p>28.62</text:p>
          </table:table-cell>
          <table:table-cell table:style-name="ce43" table:formula="of:=[.E51]-[.C51]" office:value-type="float" office:value="-0.0899999999999999" calcext:value-type="float">
            <text:p>-0.09</text:p>
          </table:table-cell>
          <table:table-cell table:number-columns-repeated="101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43" table:formula="of:=([.A52]-1900)/100" office:value-type="float" office:value="0.5" calcext:value-type="float">
            <text:p>0.50</text:p>
          </table:table-cell>
          <table:table-cell table:style-name="ce43" office:value-type="float" office:value="29.15" calcext:value-type="float">
            <text:p>29.15</text:p>
          </table:table-cell>
          <table:table-cell table:formula="of:=1225649.4448954*[.B52]^10-4490835.64560069*[.B52]^9+6797931.47349905*[.B52]^8-5455132.76321241*[.B52]^7+2468089.06343021*[.B52]^6-615195.896905627*[.B52]^5+76764.8859850373*[.B52]^4-4518.42440045883*[.B52]^3+132.472348187931*[.B52]^2+129.444098967647*[.B52]-2.72425090416894" office:value-type="float" office:value="29.0930689058334" calcext:value-type="float">
            <text:p>29.0930689058334</text:p>
          </table:table-cell>
          <table:table-cell table:style-name="ce43" table:formula="of:=ROUND([.D52]*100)/100" office:value-type="float" office:value="29.09" calcext:value-type="float">
            <text:p>29.09</text:p>
          </table:table-cell>
          <table:table-cell table:style-name="ce43" table:formula="of:=[.E52]-[.C52]" office:value-type="float" office:value="-0.0599999999999987" calcext:value-type="float">
            <text:p>-0.06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43" table:formula="of:=([.A53]-1900)/100" office:value-type="float" office:value="0.51" calcext:value-type="float">
            <text:p>0.51</text:p>
          </table:table-cell>
          <table:table-cell table:style-name="ce43" office:value-type="float" office:value="29.57" calcext:value-type="float">
            <text:p>29.57</text:p>
          </table:table-cell>
          <table:table-cell table:formula="of:=1225649.4448954*[.B53]^10-4490835.64560069*[.B53]^9+6797931.47349905*[.B53]^8-5455132.76321241*[.B53]^7+2468089.06343021*[.B53]^6-615195.896905627*[.B53]^5+76764.8859850373*[.B53]^4-4518.42440045883*[.B53]^3+132.472348187931*[.B53]^2+129.444098967647*[.B53]-2.72425090416894" office:value-type="float" office:value="29.5490447427571" calcext:value-type="float">
            <text:p>29.5490447427571</text:p>
          </table:table-cell>
          <table:table-cell table:style-name="ce43" table:formula="of:=ROUND([.D53]*100)/100" office:value-type="float" office:value="29.55" calcext:value-type="float">
            <text:p>29.55</text:p>
          </table:table-cell>
          <table:table-cell table:style-name="ce43" table:formula="of:=[.E53]-[.C53]" office:value-type="float" office:value="-0.0199999999999996" calcext:value-type="float">
            <text:p>-0.02</text:p>
          </table:table-cell>
          <table:table-cell table:number-columns-repeated="101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43" table:formula="of:=([.A54]-1900)/100" office:value-type="float" office:value="0.52" calcext:value-type="float">
            <text:p>0.52</text:p>
          </table:table-cell>
          <table:table-cell table:style-name="ce43" office:value-type="float" office:value="29.97" calcext:value-type="float">
            <text:p>29.97</text:p>
          </table:table-cell>
          <table:table-cell table:formula="of:=1225649.4448954*[.B54]^10-4490835.64560069*[.B54]^9+6797931.47349905*[.B54]^8-5455132.76321241*[.B54]^7+2468089.06343021*[.B54]^6-615195.896905627*[.B54]^5+76764.8859850373*[.B54]^4-4518.42440045883*[.B54]^3+132.472348187931*[.B54]^2+129.444098967647*[.B54]-2.72425090416894" office:value-type="float" office:value="29.9829741371806" calcext:value-type="float">
            <text:p>29.9829741371806</text:p>
          </table:table-cell>
          <table:table-cell table:style-name="ce43" table:formula="of:=ROUND([.D54]*100)/100" office:value-type="float" office:value="29.98" calcext:value-type="float">
            <text:p>29.98</text:p>
          </table:table-cell>
          <table:table-cell table:style-name="ce43" table:formula="of:=[.E54]-[.C54]" office:value-type="float" office:value="0.0100000000000016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43" table:formula="of:=([.A55]-1900)/100" office:value-type="float" office:value="0.53" calcext:value-type="float">
            <text:p>0.53</text:p>
          </table:table-cell>
          <table:table-cell table:style-name="ce43" office:value-type="float" office:value="30.36" calcext:value-type="float">
            <text:p>30.36</text:p>
          </table:table-cell>
          <table:table-cell table:formula="of:=1225649.4448954*[.B55]^10-4490835.64560069*[.B55]^9+6797931.47349905*[.B55]^8-5455132.76321241*[.B55]^7+2468089.06343021*[.B55]^6-615195.896905627*[.B55]^5+76764.8859850373*[.B55]^4-4518.42440045883*[.B55]^3+132.472348187931*[.B55]^2+129.444098967647*[.B55]-2.72425090416894" office:value-type="float" office:value="30.3940236303725" calcext:value-type="float">
            <text:p>30.3940236303725</text:p>
          </table:table-cell>
          <table:table-cell table:style-name="ce43" table:formula="of:=ROUND([.D55]*100)/100" office:value-type="float" office:value="30.39" calcext:value-type="float">
            <text:p>30.39</text:p>
          </table:table-cell>
          <table:table-cell table:style-name="ce43" table:formula="of:=[.E55]-[.C55]" office:value-type="float" office:value="0.0300000000000011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43" table:formula="of:=([.A56]-1900)/100" office:value-type="float" office:value="0.54" calcext:value-type="float">
            <text:p>0.54</text:p>
          </table:table-cell>
          <table:table-cell table:style-name="ce43" office:value-type="float" office:value="30.72" calcext:value-type="float">
            <text:p>30.72</text:p>
          </table:table-cell>
          <table:table-cell table:formula="of:=1225649.4448954*[.B56]^10-4490835.64560069*[.B56]^9+6797931.47349905*[.B56]^8-5455132.76321241*[.B56]^7+2468089.06343021*[.B56]^6-615195.896905627*[.B56]^5+76764.8859850373*[.B56]^4-4518.42440045883*[.B56]^3+132.472348187931*[.B56]^2+129.444098967647*[.B56]-2.72425090416894" office:value-type="float" office:value="30.7835780002617" calcext:value-type="float">
            <text:p>30.7835780002617</text:p>
          </table:table-cell>
          <table:table-cell table:style-name="ce43" table:formula="of:=ROUND([.D56]*100)/100" office:value-type="float" office:value="30.78" calcext:value-type="float">
            <text:p>30.78</text:p>
          </table:table-cell>
          <table:table-cell table:style-name="ce43" table:formula="of:=[.E56]-[.C56]" office:value-type="float" office:value="0.0600000000000023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43" table:formula="of:=([.A57]-1900)/100" office:value-type="float" office:value="0.55" calcext:value-type="float">
            <text:p>0.55</text:p>
          </table:table-cell>
          <table:table-cell table:style-name="ce43" office:value-type="float" office:value="31.07" calcext:value-type="float">
            <text:p>31.07</text:p>
          </table:table-cell>
          <table:table-cell table:formula="of:=1225649.4448954*[.B57]^10-4490835.64560069*[.B57]^9+6797931.47349905*[.B57]^8-5455132.76321241*[.B57]^7+2468089.06343021*[.B57]^6-615195.896905627*[.B57]^5+76764.8859850373*[.B57]^4-4518.42440045883*[.B57]^3+132.472348187931*[.B57]^2+129.444098967647*[.B57]-2.72425090416894" office:value-type="float" office:value="31.1552666640441" calcext:value-type="float">
            <text:p>31.1552666640441</text:p>
          </table:table-cell>
          <table:table-cell table:style-name="ce43" table:formula="of:=ROUND([.D57]*100)/100" office:value-type="float" office:value="31.16" calcext:value-type="float">
            <text:p>31.16</text:p>
          </table:table-cell>
          <table:table-cell table:style-name="ce43" table:formula="of:=[.E57]-[.C57]" office:value-type="float" office:value="0.0899999999999999" calcext:value-type="float">
            <text:p>0.09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43" table:formula="of:=([.A58]-1900)/100" office:value-type="float" office:value="0.56" calcext:value-type="float">
            <text:p>0.56</text:p>
          </table:table-cell>
          <table:table-cell table:style-name="ce43" office:value-type="float" office:value="31.35" calcext:value-type="float">
            <text:p>31.35</text:p>
          </table:table-cell>
          <table:table-cell table:formula="of:=1225649.4448954*[.B58]^10-4490835.64560069*[.B58]^9+6797931.47349905*[.B58]^8-5455132.76321241*[.B58]^7+2468089.06343021*[.B58]^6-615195.896905627*[.B58]^5+76764.8859850373*[.B58]^4-4518.42440045883*[.B58]^3+132.472348187931*[.B58]^2+129.444098967647*[.B58]-2.72425090416894" office:value-type="float" office:value="31.5148791866357" calcext:value-type="float">
            <text:p>31.5148791866357</text:p>
          </table:table-cell>
          <table:table-cell table:style-name="ce43" table:formula="of:=ROUND([.D58]*100)/100" office:value-type="float" office:value="31.51" calcext:value-type="float">
            <text:p>31.51</text:p>
          </table:table-cell>
          <table:table-cell table:style-name="ce43" table:formula="of:=[.E58]-[.C58]" office:value-type="float" office:value="0.16" calcext:value-type="float">
            <text:p>0.16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43" table:formula="of:=([.A59]-1900)/100" office:value-type="float" office:value="0.57" calcext:value-type="float">
            <text:p>0.57</text:p>
          </table:table-cell>
          <table:table-cell table:style-name="ce43" office:value-type="float" office:value="31.68" calcext:value-type="float">
            <text:p>31.68</text:p>
          </table:table-cell>
          <table:table-cell table:formula="of:=1225649.4448954*[.B59]^10-4490835.64560069*[.B59]^9+6797931.47349905*[.B59]^8-5455132.76321241*[.B59]^7+2468089.06343021*[.B59]^6-615195.896905627*[.B59]^5+76764.8859850373*[.B59]^4-4518.42440045883*[.B59]^3+132.472348187931*[.B59]^2+129.444098967647*[.B59]-2.72425090416894" office:value-type="float" office:value="31.8701644733258" calcext:value-type="float">
            <text:p>31.8701644733258</text:p>
          </table:table-cell>
          <table:table-cell table:style-name="ce43" table:formula="of:=ROUND([.D59]*100)/100" office:value-type="float" office:value="31.87" calcext:value-type="float">
            <text:p>31.87</text:p>
          </table:table-cell>
          <table:table-cell table:style-name="ce43" table:formula="of:=[.E59]-[.C59]" office:value-type="float" office:value="0.190000000000001" calcext:value-type="float">
            <text:p>0.19</text:p>
          </table:table-cell>
          <table:table-cell table:number-columns-repeated="101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43" table:formula="of:=([.A60]-1900)/100" office:value-type="float" office:value="0.58" calcext:value-type="float">
            <text:p>0.58</text:p>
          </table:table-cell>
          <table:table-cell table:style-name="ce43" office:value-type="float" office:value="32.18" calcext:value-type="float">
            <text:p>32.18</text:p>
          </table:table-cell>
          <table:table-cell table:formula="of:=1225649.4448954*[.B60]^10-4490835.64560069*[.B60]^9+6797931.47349905*[.B60]^8-5455132.76321241*[.B60]^7+2468089.06343021*[.B60]^6-615195.896905627*[.B60]^5+76764.8859850373*[.B60]^4-4518.42440045883*[.B60]^3+132.472348187931*[.B60]^2+129.444098967647*[.B60]-2.72425090416894" office:value-type="float" office:value="32.2305124961057" calcext:value-type="float">
            <text:p>32.2305124961057</text:p>
          </table:table-cell>
          <table:table-cell table:style-name="ce43" table:formula="of:=ROUND([.D60]*100)/100" office:value-type="float" office:value="32.23" calcext:value-type="float">
            <text:p>32.23</text:p>
          </table:table-cell>
          <table:table-cell table:style-name="ce43" table:formula="of:=[.E60]-[.C60]" office:value-type="float" office:value="0.0499999999999972" calcext:value-type="float">
            <text:p>0.05</text:p>
          </table:table-cell>
          <table:table-cell table:number-columns-repeated="1013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43" table:formula="of:=([.A61]-1900)/100" office:value-type="float" office:value="0.59" calcext:value-type="float">
            <text:p>0.59</text:p>
          </table:table-cell>
          <table:table-cell table:style-name="ce43" office:value-type="float" office:value="32.68" calcext:value-type="float">
            <text:p>32.68</text:p>
          </table:table-cell>
          <table:table-cell table:formula="of:=1225649.4448954*[.B61]^10-4490835.64560069*[.B61]^9+6797931.47349905*[.B61]^8-5455132.76321241*[.B61]^7+2468089.06343021*[.B61]^6-615195.896905627*[.B61]^5+76764.8859850373*[.B61]^4-4518.42440045883*[.B61]^3+132.472348187931*[.B61]^2+129.444098967647*[.B61]-2.72425090416894" office:value-type="float" office:value="32.6065224666954" calcext:value-type="float">
            <text:p>32.6065224666954</text:p>
          </table:table-cell>
          <table:table-cell table:style-name="ce43" table:formula="of:=ROUND([.D61]*100)/100" office:value-type="float" office:value="32.61" calcext:value-type="float">
            <text:p>32.61</text:p>
          </table:table-cell>
          <table:table-cell table:style-name="ce43" table:formula="of:=[.E61]-[.C61]" office:value-type="float" office:value="-0.0700000000000003" calcext:value-type="float">
            <text:p>-0.07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43" table:formula="of:=([.A62]-1900)/100" office:value-type="float" office:value="0.6" calcext:value-type="float">
            <text:p>0.60</text:p>
          </table:table-cell>
          <table:table-cell table:style-name="ce43" office:value-type="float" office:value="33.15" calcext:value-type="float">
            <text:p>33.15</text:p>
          </table:table-cell>
          <table:table-cell table:formula="of:=1225649.4448954*[.B62]^10-4490835.64560069*[.B62]^9+6797931.47349905*[.B62]^8-5455132.76321241*[.B62]^7+2468089.06343021*[.B62]^6-615195.896905627*[.B62]^5+76764.8859850373*[.B62]^4-4518.42440045883*[.B62]^3+132.472348187931*[.B62]^2+129.444098967647*[.B62]-2.72425090416894" office:value-type="float" office:value="33.009467274291" calcext:value-type="float">
            <text:p>33.0094672742910</text:p>
          </table:table-cell>
          <table:table-cell table:style-name="ce43" table:formula="of:=ROUND([.D62]*100)/100" office:value-type="float" office:value="33.01" calcext:value-type="float">
            <text:p>33.01</text:p>
          </table:table-cell>
          <table:table-cell table:style-name="ce43" table:formula="of:=[.E62]-[.C62]" office:value-type="float" office:value="-0.140000000000001" calcext:value-type="float">
            <text:p>-0.14</text:p>
          </table:table-cell>
          <table:table-cell table:number-columns-repeated="1013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43" table:formula="of:=([.A63]-1900)/100" office:value-type="float" office:value="0.61" calcext:value-type="float">
            <text:p>0.61</text:p>
          </table:table-cell>
          <table:table-cell table:style-name="ce43" office:value-type="float" office:value="33.59" calcext:value-type="float">
            <text:p>33.59</text:p>
          </table:table-cell>
          <table:table-cell table:formula="of:=1225649.4448954*[.B63]^10-4490835.64560069*[.B63]^9+6797931.47349905*[.B63]^8-5455132.76321241*[.B63]^7+2468089.06343021*[.B63]^6-615195.896905627*[.B63]^5+76764.8859850373*[.B63]^4-4518.42440045883*[.B63]^3+132.472348187931*[.B63]^2+129.444098967647*[.B63]-2.72425090416894" office:value-type="float" office:value="33.4506707909391" calcext:value-type="float">
            <text:p>33.4506707909391</text:p>
          </table:table-cell>
          <table:table-cell table:style-name="ce43" table:formula="of:=ROUND([.D63]*100)/100" office:value-type="float" office:value="33.45" calcext:value-type="float">
            <text:p>33.45</text:p>
          </table:table-cell>
          <table:table-cell table:style-name="ce43" table:formula="of:=[.E63]-[.C63]" office:value-type="float" office:value="-0.140000000000001" calcext:value-type="float">
            <text:p>-0.14</text:p>
          </table:table-cell>
          <table:table-cell table:number-columns-repeated="101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43" table:formula="of:=([.A64]-1900)/100" office:value-type="float" office:value="0.62" calcext:value-type="float">
            <text:p>0.62</text:p>
          </table:table-cell>
          <table:table-cell table:style-name="ce43" office:value-type="float" office:value="34" calcext:value-type="float">
            <text:p>34.00</text:p>
          </table:table-cell>
          <table:table-cell table:formula="of:=1225649.4448954*[.B64]^10-4490835.64560069*[.B64]^9+6797931.47349905*[.B64]^8-5455132.76321241*[.B64]^7+2468089.06343021*[.B64]^6-615195.896905627*[.B64]^5+76764.8859850373*[.B64]^4-4518.42440045883*[.B64]^3+132.472348187931*[.B64]^2+129.444098967647*[.B64]-2.72425090416894" office:value-type="float" office:value="33.94082236413" calcext:value-type="float">
            <text:p>33.9408223641300</text:p>
          </table:table-cell>
          <table:table-cell table:style-name="ce43" table:formula="of:=ROUND([.D64]*100)/100" office:value-type="float" office:value="33.94" calcext:value-type="float">
            <text:p>33.94</text:p>
          </table:table-cell>
          <table:table-cell table:style-name="ce43" table:formula="of:=[.E64]-[.C64]" office:value-type="float" office:value="-0.0600000000000023" calcext:value-type="float">
            <text:p>-0.06</text:p>
          </table:table-cell>
          <table:table-cell table:number-columns-repeated="1013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43" table:formula="of:=([.A65]-1900)/100" office:value-type="float" office:value="0.63" calcext:value-type="float">
            <text:p>0.63</text:p>
          </table:table-cell>
          <table:table-cell table:style-name="ce43" office:value-type="float" office:value="34.47" calcext:value-type="float">
            <text:p>34.47</text:p>
          </table:table-cell>
          <table:table-cell table:formula="of:=1225649.4448954*[.B65]^10-4490835.64560069*[.B65]^9+6797931.47349905*[.B65]^8-5455132.76321241*[.B65]^7+2468089.06343021*[.B65]^6-615195.896905627*[.B65]^5+76764.8859850373*[.B65]^4-4518.42440045883*[.B65]^3+132.472348187931*[.B65]^2+129.444098967647*[.B65]-2.72425090416894" office:value-type="float" office:value="34.4892615010261" calcext:value-type="float">
            <text:p>34.4892615010261</text:p>
          </table:table-cell>
          <table:table-cell table:style-name="ce43" table:formula="of:=ROUND([.D65]*100)/100" office:value-type="float" office:value="34.49" calcext:value-type="float">
            <text:p>34.49</text:p>
          </table:table-cell>
          <table:table-cell table:style-name="ce43" table:formula="of:=[.E65]-[.C65]" office:value-type="float" office:value="0.0200000000000031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43" table:formula="of:=([.A66]-1900)/100" office:value-type="float" office:value="0.64" calcext:value-type="float">
            <text:p>0.64</text:p>
          </table:table-cell>
          <table:table-cell table:style-name="ce43" office:value-type="float" office:value="35.03" calcext:value-type="float">
            <text:p>35.03</text:p>
          </table:table-cell>
          <table:table-cell table:formula="of:=1225649.4448954*[.B66]^10-4490835.64560069*[.B66]^9+6797931.47349905*[.B66]^8-5455132.76321241*[.B66]^7+2468089.06343021*[.B66]^6-615195.896905627*[.B66]^5+76764.8859850373*[.B66]^4-4518.42440045883*[.B66]^3+132.472348187931*[.B66]^2+129.444098967647*[.B66]-2.72425090416894" office:value-type="float" office:value="35.103275453773" calcext:value-type="float">
            <text:p>35.1032754537730</text:p>
          </table:table-cell>
          <table:table-cell table:style-name="ce43" table:formula="of:=ROUND([.D66]*100)/100" office:value-type="float" office:value="35.1" calcext:value-type="float">
            <text:p>35.10</text:p>
          </table:table-cell>
          <table:table-cell table:style-name="ce43" table:formula="of:=[.E66]-[.C66]" office:value-type="float" office:value="0.0700000000000003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43" table:formula="of:=([.A67]-1900)/100" office:value-type="float" office:value="0.65" calcext:value-type="float">
            <text:p>0.65</text:p>
          </table:table-cell>
          <table:table-cell table:style-name="ce43" office:value-type="float" office:value="35.73" calcext:value-type="float">
            <text:p>35.73</text:p>
          </table:table-cell>
          <table:table-cell table:formula="of:=1225649.4448954*[.B67]^10-4490835.64560069*[.B67]^9+6797931.47349905*[.B67]^8-5455132.76321241*[.B67]^7+2468089.06343021*[.B67]^6-615195.896905627*[.B67]^5+76764.8859850373*[.B67]^4-4518.42440045883*[.B67]^3+132.472348187931*[.B67]^2+129.444098967647*[.B67]-2.72425090416894" office:value-type="float" office:value="35.7874631784107" calcext:value-type="float">
            <text:p>35.7874631784107</text:p>
          </table:table-cell>
          <table:table-cell table:style-name="ce43" table:formula="of:=ROUND([.D67]*100)/100" office:value-type="float" office:value="35.79" calcext:value-type="float">
            <text:p>35.79</text:p>
          </table:table-cell>
          <table:table-cell table:style-name="ce43" table:formula="of:=[.E67]-[.C67]" office:value-type="float" office:value="0.0600000000000023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43" table:formula="of:=([.A68]-1900)/100" office:value-type="float" office:value="0.66" calcext:value-type="float">
            <text:p>0.66</text:p>
          </table:table-cell>
          <table:table-cell table:style-name="ce43" office:value-type="float" office:value="36.54" calcext:value-type="float">
            <text:p>36.54</text:p>
          </table:table-cell>
          <table:table-cell table:formula="of:=1225649.4448954*[.B68]^10-4490835.64560069*[.B68]^9+6797931.47349905*[.B68]^8-5455132.76321241*[.B68]^7+2468089.06343021*[.B68]^6-615195.896905627*[.B68]^5+76764.8859850373*[.B68]^4-4518.42440045883*[.B68]^3+132.472348187931*[.B68]^2+129.444098967647*[.B68]-2.72425090416894" office:value-type="float" office:value="36.5432310121683" calcext:value-type="float">
            <text:p>36.5432310121683</text:p>
          </table:table-cell>
          <table:table-cell table:style-name="ce43" table:formula="of:=ROUND([.D68]*100)/100" office:value-type="float" office:value="36.54" calcext:value-type="float">
            <text:p>36.54</text:p>
          </table:table-cell>
          <table:table-cell table:style-name="ce43" table:formula="of:=[.E68]-[.C6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43" table:formula="of:=([.A69]-1900)/100" office:value-type="float" office:value="0.67" calcext:value-type="float">
            <text:p>0.67</text:p>
          </table:table-cell>
          <table:table-cell table:style-name="ce43" office:value-type="float" office:value="37.43" calcext:value-type="float">
            <text:p>37.43</text:p>
          </table:table-cell>
          <table:table-cell table:formula="of:=1225649.4448954*[.B69]^10-4490835.64560069*[.B69]^9+6797931.47349905*[.B69]^8-5455132.76321241*[.B69]^7+2468089.06343021*[.B69]^6-615195.896905627*[.B69]^5+76764.8859850373*[.B69]^4-4518.42440045883*[.B69]^3+132.472348187931*[.B69]^2+129.444098967647*[.B69]-2.72425090416894" office:value-type="float" office:value="37.3684984327418" calcext:value-type="float">
            <text:p>37.3684984327418</text:p>
          </table:table-cell>
          <table:table-cell table:style-name="ce43" table:formula="of:=ROUND([.D69]*100)/100" office:value-type="float" office:value="37.37" calcext:value-type="float">
            <text:p>37.37</text:p>
          </table:table-cell>
          <table:table-cell table:style-name="ce43" table:formula="of:=[.E69]-[.C69]" office:value-type="float" office:value="-0.0600000000000023" calcext:value-type="float">
            <text:p>-0.06</text:p>
          </table:table-cell>
          <table:table-cell table:number-columns-repeated="101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43" table:formula="of:=([.A70]-1900)/100" office:value-type="float" office:value="0.68" calcext:value-type="float">
            <text:p>0.68</text:p>
          </table:table-cell>
          <table:table-cell table:style-name="ce43" office:value-type="float" office:value="38.29" calcext:value-type="float">
            <text:p>38.29</text:p>
          </table:table-cell>
          <table:table-cell table:formula="of:=1225649.4448954*[.B70]^10-4490835.64560069*[.B70]^9+6797931.47349905*[.B70]^8-5455132.76321241*[.B70]^7+2468089.06343021*[.B70]^6-615195.896905627*[.B70]^5+76764.8859850373*[.B70]^4-4518.42440045883*[.B70]^3+132.472348187931*[.B70]^2+129.444098967647*[.B70]-2.72425090416894" office:value-type="float" office:value="38.2577064787194" calcext:value-type="float">
            <text:p>38.2577064787194</text:p>
          </table:table-cell>
          <table:table-cell table:style-name="ce43" table:formula="of:=ROUND([.D70]*100)/100" office:value-type="float" office:value="38.26" calcext:value-type="float">
            <text:p>38.26</text:p>
          </table:table-cell>
          <table:table-cell table:style-name="ce43" table:formula="of:=[.E70]-[.C70]" office:value-type="float" office:value="-0.0300000000000011" calcext:value-type="float">
            <text:p>-0.03</text:p>
          </table:table-cell>
          <table:table-cell table:number-columns-repeated="1013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43" table:formula="of:=([.A71]-1900)/100" office:value-type="float" office:value="0.69" calcext:value-type="float">
            <text:p>0.69</text:p>
          </table:table-cell>
          <table:table-cell table:style-name="ce43" office:value-type="float" office:value="39.2" calcext:value-type="float">
            <text:p>39.20</text:p>
          </table:table-cell>
          <table:table-cell table:formula="of:=1225649.4448954*[.B71]^10-4490835.64560069*[.B71]^9+6797931.47349905*[.B71]^8-5455132.76321241*[.B71]^7+2468089.06343021*[.B71]^6-615195.896905627*[.B71]^5+76764.8859850373*[.B71]^4-4518.42440045883*[.B71]^3+132.472348187931*[.B71]^2+129.444098967647*[.B71]-2.72425090416894" office:value-type="float" office:value="39.2022368649937" calcext:value-type="float">
            <text:p>39.2022368649937</text:p>
          </table:table-cell>
          <table:table-cell table:style-name="ce43" table:formula="of:=ROUND([.D71]*100)/100" office:value-type="float" office:value="39.2" calcext:value-type="float">
            <text:p>39.20</text:p>
          </table:table-cell>
          <table:table-cell table:style-name="ce43" table:formula="of:=[.E71]-[.C7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43" table:formula="of:=([.A72]-1900)/100" office:value-type="float" office:value="0.7" calcext:value-type="float">
            <text:p>0.70</text:p>
          </table:table-cell>
          <table:table-cell table:style-name="ce43" office:value-type="float" office:value="40.18" calcext:value-type="float">
            <text:p>40.18</text:p>
          </table:table-cell>
          <table:table-cell table:formula="of:=1225649.4448954*[.B72]^10-4490835.64560069*[.B72]^9+6797931.47349905*[.B72]^8-5455132.76321241*[.B72]^7+2468089.06343021*[.B72]^6-615195.896905627*[.B72]^5+76764.8859850373*[.B72]^4-4518.42440045883*[.B72]^3+132.472348187931*[.B72]^2+129.444098967647*[.B72]-2.72425090416894" office:value-type="float" office:value="40.1913665641056" calcext:value-type="float">
            <text:p>40.1913665641056</text:p>
          </table:table-cell>
          <table:table-cell table:style-name="ce43" table:formula="of:=ROUND([.D72]*100)/100" office:value-type="float" office:value="40.19" calcext:value-type="float">
            <text:p>40.19</text:p>
          </table:table-cell>
          <table:table-cell table:style-name="ce43" table:formula="of:=[.E72]-[.C72]" office:value-type="float" office:value="0.009999999999998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43" table:formula="of:=([.A73]-1900)/100" office:value-type="float" office:value="0.71" calcext:value-type="float">
            <text:p>0.71</text:p>
          </table:table-cell>
          <table:table-cell table:style-name="ce43" office:value-type="float" office:value="41.17" calcext:value-type="float">
            <text:p>41.17</text:p>
          </table:table-cell>
          <table:table-cell table:formula="of:=1225649.4448954*[.B73]^10-4490835.64560069*[.B73]^9+6797931.47349905*[.B73]^8-5455132.76321241*[.B73]^7+2468089.06343021*[.B73]^6-615195.896905627*[.B73]^5+76764.8859850373*[.B73]^4-4518.42440045883*[.B73]^3+132.472348187931*[.B73]^2+129.444098967647*[.B73]-2.72425090416894" office:value-type="float" office:value="41.2139006911792" calcext:value-type="float">
            <text:p>41.2139006911792</text:p>
          </table:table-cell>
          <table:table-cell table:style-name="ce43" table:formula="of:=ROUND([.D73]*100)/100" office:value-type="float" office:value="41.21" calcext:value-type="float">
            <text:p>41.21</text:p>
          </table:table-cell>
          <table:table-cell table:style-name="ce43" table:formula="of:=[.E73]-[.C73]" office:value-type="float" office:value="0.0399999999999991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43" table:formula="of:=([.A74]-1900)/100" office:value-type="float" office:value="0.72" calcext:value-type="float">
            <text:p>0.72</text:p>
          </table:table-cell>
          <table:table-cell table:style-name="ce21" office:value-type="float" office:value="42.2263" calcext:value-type="float">
            <text:p>42.2263</text:p>
          </table:table-cell>
          <table:table-cell table:formula="of:=1225649.4448954*[.B74]^10-4490835.64560069*[.B74]^9+6797931.47349905*[.B74]^8-5455132.76321241*[.B74]^7+2468089.06343021*[.B74]^6-615195.896905627*[.B74]^5+76764.8859850373*[.B74]^4-4518.42440045883*[.B74]^3+132.472348187931*[.B74]^2+129.444098967647*[.B74]-2.72425090416894" office:value-type="float" office:value="42.2606459663235" calcext:value-type="float">
            <text:p>42.2606459663235</text:p>
          </table:table-cell>
          <table:table-cell table:style-name="ce21" table:formula="of:=ROUND([.D74]*10000)/10000" office:value-type="float" office:value="42.2606" calcext:value-type="float">
            <text:p>42.2606</text:p>
          </table:table-cell>
          <table:table-cell table:style-name="ce43" table:formula="of:=[.E74]-[.C74]" office:value-type="float" office:value="0.0342999999999947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43" table:formula="of:=([.A75]-1900)/100" office:value-type="float" office:value="0.73" calcext:value-type="float">
            <text:p>0.73</text:p>
          </table:table-cell>
          <table:table-cell table:style-name="ce21" office:value-type="float" office:value="43.3724" calcext:value-type="float">
            <text:p>43.3724</text:p>
          </table:table-cell>
          <table:table-cell table:formula="of:=1225649.4448954*[.B75]^10-4490835.64560069*[.B75]^9+6797931.47349905*[.B75]^8-5455132.76321241*[.B75]^7+2468089.06343021*[.B75]^6-615195.896905627*[.B75]^5+76764.8859850373*[.B75]^4-4518.42440045883*[.B75]^3+132.472348187931*[.B75]^2+129.444098967647*[.B75]-2.72425090416894" office:value-type="float" office:value="43.3279078863921" calcext:value-type="float">
            <text:p>43.3279078863921</text:p>
          </table:table-cell>
          <table:table-cell table:style-name="ce21" table:formula="of:=ROUND([.D75]*10000)/10000" office:value-type="float" office:value="43.3279" calcext:value-type="float">
            <text:p>43.3279</text:p>
          </table:table-cell>
          <table:table-cell table:style-name="ce43" table:formula="of:=[.E75]-[.C75]" office:value-type="float" office:value="-0.0444999999999993" calcext:value-type="float">
            <text:p>-0.0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75])" office:value-type="float" office:value="-0.000199999999994677" calcext:value-type="float">
            <text:p>-0.000199999999995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1955-1972" table:style-name="ta1">
        <table:shapes>
          <draw:frame draw:z-index="0" draw:style-name="gr1" draw:text-style-name="P1" svg:width="248.47mm" svg:height="170.79mm" svg:x="146.12mm" svg:y="0mm">
            <draw:object draw:notify-on-update-of-ranges="'1955-1972'.B2:'1955-1972'.B20 '1955-1972'.C1:'1955-1972'.C1 '1955-1972'.C2:'1955-1972'.C2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number-columns-repeated="3" table:default-cell-style-name="ce29"/>
        <table:table-column table:style-name="co5" table:default-cell-style-name="ce22"/>
        <table:table-column table:style-name="co2" table:default-cell-style-name="Default"/>
        <table:table-column table:style-name="co2" table:default-cell-style-name="ce29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26" office:value-type="string" calcext:value-type="string">
            <text:p>Rounded</text:p>
          </table:table-cell>
          <table:table-cell table:style-name="ce26" office:value-type="string" calcext:value-type="string">
            <text:p>Diff</text:p>
          </table:table-cell>
          <table:table-cell table:style-name="ce7" table:number-columns-repeated="1013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43" table:formula="of:=([.A2]-1900)/100" office:value-type="float" office:value="0.55" calcext:value-type="float">
            <text:p>0.55</text:p>
          </table:table-cell>
          <table:table-cell table:style-name="ce43" office:value-type="float" office:value="31.07" calcext:value-type="float">
            <text:p>31.07</text:p>
          </table:table-cell>
          <table:table-cell table:formula="of:=121161047194.882*[.B2]^10-764898956121.484*[.B2]^9+2169145164624.57*[.B2]^8-3638718679282.61*[.B2]^7+3998389232488.14*[.B2]^6-3007189559762.57*[.B2]^5+1567684924447.24*[.B2]^4-559337232783.208*[.B2]^3+130713687128.838*[.B2]^2-18066633897.7798*[.B2]+1121471816.64067" office:value-type="float" office:value="31.0704052448273" calcext:value-type="float">
            <text:p>31.0704052448273</text:p>
          </table:table-cell>
          <table:table-cell table:style-name="ce43" table:formula="of:=ROUND([.D2]*100)/100" office:value-type="float" office:value="31.07" calcext:value-type="float">
            <text:p>31.07</text:p>
          </table:table-cell>
          <table:table-cell table:style-name="ce43" table:formula="of:=[.E2]-[.C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43" table:formula="of:=([.A3]-1900)/100" office:value-type="float" office:value="0.56" calcext:value-type="float">
            <text:p>0.56</text:p>
          </table:table-cell>
          <table:table-cell table:style-name="ce43" office:value-type="float" office:value="31.35" calcext:value-type="float">
            <text:p>31.35</text:p>
          </table:table-cell>
          <table:table-cell table:formula="of:=121161047194.882*[.B3]^10-764898956121.484*[.B3]^9+2169145164624.57*[.B3]^8-3638718679282.61*[.B3]^7+3998389232488.14*[.B3]^6-3007189559762.57*[.B3]^5+1567684924447.24*[.B3]^4-559337232783.208*[.B3]^3+130713687128.838*[.B3]^2-18066633897.7798*[.B3]+1121471816.64067" office:value-type="float" office:value="31.3445293903351" calcext:value-type="float">
            <text:p>31.3445293903351</text:p>
          </table:table-cell>
          <table:table-cell table:style-name="ce43" table:formula="of:=ROUND([.D3]*100)/100" office:value-type="float" office:value="31.34" calcext:value-type="float">
            <text:p>31.34</text:p>
          </table:table-cell>
          <table:table-cell table:style-name="ce43" table:formula="of:=[.E3]-[.C3]" office:value-type="float" office:value="-0.0100000000000016" calcext:value-type="float">
            <text:p>-0.01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43" table:formula="of:=([.A4]-1900)/100" office:value-type="float" office:value="0.57" calcext:value-type="float">
            <text:p>0.57</text:p>
          </table:table-cell>
          <table:table-cell table:style-name="ce43" office:value-type="float" office:value="31.68" calcext:value-type="float">
            <text:p>31.68</text:p>
          </table:table-cell>
          <table:table-cell table:formula="of:=121161047194.882*[.B4]^10-764898956121.484*[.B4]^9+2169145164624.57*[.B4]^8-3638718679282.61*[.B4]^7+3998389232488.14*[.B4]^6-3007189559762.57*[.B4]^5+1567684924447.24*[.B4]^4-559337232783.208*[.B4]^3+130713687128.838*[.B4]^2-18066633897.7798*[.B4]+1121471816.64067" office:value-type="float" office:value="31.6942932605743" calcext:value-type="float">
            <text:p>31.6942932605743</text:p>
          </table:table-cell>
          <table:table-cell table:style-name="ce43" table:formula="of:=ROUND([.D4]*100)/100" office:value-type="float" office:value="31.69" calcext:value-type="float">
            <text:p>31.69</text:p>
          </table:table-cell>
          <table:table-cell table:style-name="ce43" table:formula="of:=[.E4]-[.C4]" office:value-type="float" office:value="0.0100000000000016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43" table:formula="of:=([.A5]-1900)/100" office:value-type="float" office:value="0.58" calcext:value-type="float">
            <text:p>0.58</text:p>
          </table:table-cell>
          <table:table-cell table:style-name="ce43" office:value-type="float" office:value="32.18" calcext:value-type="float">
            <text:p>32.18</text:p>
          </table:table-cell>
          <table:table-cell table:formula="of:=121161047194.882*[.B5]^10-764898956121.484*[.B5]^9+2169145164624.57*[.B5]^8-3638718679282.61*[.B5]^7+3998389232488.14*[.B5]^6-3007189559762.57*[.B5]^5+1567684924447.24*[.B5]^4-559337232783.208*[.B5]^3+130713687128.838*[.B5]^2-18066633897.7798*[.B5]+1121471816.64067" office:value-type="float" office:value="32.1641800403595" calcext:value-type="float">
            <text:p>32.1641800403595</text:p>
          </table:table-cell>
          <table:table-cell table:style-name="ce43" table:formula="of:=ROUND([.D5]*100)/100" office:value-type="float" office:value="32.16" calcext:value-type="float">
            <text:p>32.16</text:p>
          </table:table-cell>
          <table:table-cell table:style-name="ce43" table:formula="of:=[.E5]-[.C5]" office:value-type="float" office:value="-0.0200000000000031" calcext:value-type="float">
            <text:p>-0.02</text:p>
          </table:table-cell>
          <table:table-cell table:number-columns-repeated="1013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43" table:formula="of:=([.A6]-1900)/100" office:value-type="float" office:value="0.59" calcext:value-type="float">
            <text:p>0.59</text:p>
          </table:table-cell>
          <table:table-cell table:style-name="ce43" office:value-type="float" office:value="32.68" calcext:value-type="float">
            <text:p>32.68</text:p>
          </table:table-cell>
          <table:table-cell table:formula="of:=121161047194.882*[.B6]^10-764898956121.484*[.B6]^9+2169145164624.57*[.B6]^8-3638718679282.61*[.B6]^7+3998389232488.14*[.B6]^6-3007189559762.57*[.B6]^5+1567684924447.24*[.B6]^4-559337232783.208*[.B6]^3+130713687128.838*[.B6]^2-18066633897.7798*[.B6]+1121471816.64067" office:value-type="float" office:value="32.6795380115509" calcext:value-type="float">
            <text:p>32.6795380115509</text:p>
          </table:table-cell>
          <table:table-cell table:style-name="ce43" table:formula="of:=ROUND([.D6]*100)/100" office:value-type="float" office:value="32.68" calcext:value-type="float">
            <text:p>32.68</text:p>
          </table:table-cell>
          <table:table-cell table:style-name="ce43" table:formula="of:=[.E6]-[.C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43" table:formula="of:=([.A7]-1900)/100" office:value-type="float" office:value="0.6" calcext:value-type="float">
            <text:p>0.60</text:p>
          </table:table-cell>
          <table:table-cell table:style-name="ce43" office:value-type="float" office:value="33.15" calcext:value-type="float">
            <text:p>33.15</text:p>
          </table:table-cell>
          <table:table-cell table:formula="of:=121161047194.882*[.B7]^10-764898956121.484*[.B7]^9+2169145164624.57*[.B7]^8-3638718679282.61*[.B7]^7+3998389232488.14*[.B7]^6-3007189559762.57*[.B7]^5+1567684924447.24*[.B7]^4-559337232783.208*[.B7]^3+130713687128.838*[.B7]^2-18066633897.7798*[.B7]+1121471816.64067" office:value-type="float" office:value="33.1613819599152" calcext:value-type="float">
            <text:p>33.1613819599152</text:p>
          </table:table-cell>
          <table:table-cell table:style-name="ce43" table:formula="of:=ROUND([.D7]*100)/100" office:value-type="float" office:value="33.16" calcext:value-type="float">
            <text:p>33.16</text:p>
          </table:table-cell>
          <table:table-cell table:style-name="ce43" table:formula="of:=[.E7]-[.C7]" office:value-type="float" office:value="0.009999999999998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43" table:formula="of:=([.A8]-1900)/100" office:value-type="float" office:value="0.61" calcext:value-type="float">
            <text:p>0.61</text:p>
          </table:table-cell>
          <table:table-cell table:style-name="ce43" office:value-type="float" office:value="33.59" calcext:value-type="float">
            <text:p>33.59</text:p>
          </table:table-cell>
          <table:table-cell table:formula="of:=121161047194.882*[.B8]^10-764898956121.484*[.B8]^9+2169145164624.57*[.B8]^8-3638718679282.61*[.B8]^7+3998389232488.14*[.B8]^6-3007189559762.57*[.B8]^5+1567684924447.24*[.B8]^4-559337232783.208*[.B8]^3+130713687128.838*[.B8]^2-18066633897.7798*[.B8]+1121471816.64067" office:value-type="float" office:value="33.5873920917511" calcext:value-type="float">
            <text:p>33.5873920917511</text:p>
          </table:table-cell>
          <table:table-cell table:style-name="ce43" table:formula="of:=ROUND([.D8]*100)/100" office:value-type="float" office:value="33.59" calcext:value-type="float">
            <text:p>33.59</text:p>
          </table:table-cell>
          <table:table-cell table:style-name="ce43" table:formula="of:=[.E8]-[.C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43" table:formula="of:=([.A9]-1900)/100" office:value-type="float" office:value="0.62" calcext:value-type="float">
            <text:p>0.62</text:p>
          </table:table-cell>
          <table:table-cell table:style-name="ce43" office:value-type="float" office:value="34" calcext:value-type="float">
            <text:p>34.00</text:p>
          </table:table-cell>
          <table:table-cell table:formula="of:=121161047194.882*[.B9]^10-764898956121.484*[.B9]^9+2169145164624.57*[.B9]^8-3638718679282.61*[.B9]^7+3998389232488.14*[.B9]^6-3007189559762.57*[.B9]^5+1567684924447.24*[.B9]^4-559337232783.208*[.B9]^3+130713687128.838*[.B9]^2-18066633897.7798*[.B9]+1121471816.64067" office:value-type="float" office:value="33.9973194599152" calcext:value-type="float">
            <text:p>33.9973194599152</text:p>
          </table:table-cell>
          <table:table-cell table:style-name="ce43" table:formula="of:=ROUND([.D9]*100)/100" office:value-type="float" office:value="34" calcext:value-type="float">
            <text:p>34.00</text:p>
          </table:table-cell>
          <table:table-cell table:style-name="ce43" table:formula="of:=[.E9]-[.C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43" table:formula="of:=([.A10]-1900)/100" office:value-type="float" office:value="0.63" calcext:value-type="float">
            <text:p>0.63</text:p>
          </table:table-cell>
          <table:table-cell table:style-name="ce43" office:value-type="float" office:value="34.47" calcext:value-type="float">
            <text:p>34.47</text:p>
          </table:table-cell>
          <table:table-cell table:formula="of:=121161047194.882*[.B10]^10-764898956121.484*[.B10]^9+2169145164624.57*[.B10]^8-3638718679282.61*[.B10]^7+3998389232488.14*[.B10]^6-3007189559762.57*[.B10]^5+1567684924447.24*[.B10]^4-559337232783.208*[.B10]^3+130713687128.838*[.B10]^2-18066633897.7798*[.B10]+1121471816.64067" office:value-type="float" office:value="34.4606449604034" calcext:value-type="float">
            <text:p>34.4606449604034</text:p>
          </table:table-cell>
          <table:table-cell table:style-name="ce43" table:formula="of:=ROUND([.D10]*100)/100" office:value-type="float" office:value="34.46" calcext:value-type="float">
            <text:p>34.46</text:p>
          </table:table-cell>
          <table:table-cell table:style-name="ce43" table:formula="of:=[.E10]-[.C10]" office:value-type="float" office:value="-0.00999999999999801" calcext:value-type="float">
            <text:p>-0.01</text:p>
          </table:table-cell>
          <table:table-cell table:number-columns-repeated="1013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43" table:formula="of:=([.A11]-1900)/100" office:value-type="float" office:value="0.64" calcext:value-type="float">
            <text:p>0.64</text:p>
          </table:table-cell>
          <table:table-cell table:style-name="ce43" office:value-type="float" office:value="35.03" calcext:value-type="float">
            <text:p>35.03</text:p>
          </table:table-cell>
          <table:table-cell table:formula="of:=121161047194.882*[.B11]^10-764898956121.484*[.B11]^9+2169145164624.57*[.B11]^8-3638718679282.61*[.B11]^7+3998389232488.14*[.B11]^6-3007189559762.57*[.B11]^5+1567684924447.24*[.B11]^4-559337232783.208*[.B11]^3+130713687128.838*[.B11]^2-18066633897.7798*[.B11]+1121471816.64067" office:value-type="float" office:value="35.0347416400909" calcext:value-type="float">
            <text:p>35.0347416400909</text:p>
          </table:table-cell>
          <table:table-cell table:style-name="ce43" table:formula="of:=ROUND([.D11]*100)/100" office:value-type="float" office:value="35.03" calcext:value-type="float">
            <text:p>35.03</text:p>
          </table:table-cell>
          <table:table-cell table:style-name="ce43" table:formula="of:=[.E11]-[.C1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43" table:formula="of:=([.A12]-1900)/100" office:value-type="float" office:value="0.65" calcext:value-type="float">
            <text:p>0.65</text:p>
          </table:table-cell>
          <table:table-cell table:style-name="ce43" office:value-type="float" office:value="35.73" calcext:value-type="float">
            <text:p>35.73</text:p>
          </table:table-cell>
          <table:table-cell table:formula="of:=121161047194.882*[.B12]^10-764898956121.484*[.B12]^9+2169145164624.57*[.B12]^8-3638718679282.61*[.B12]^7+3998389232488.14*[.B12]^6-3007189559762.57*[.B12]^5+1567684924447.24*[.B12]^4-559337232783.208*[.B12]^3+130713687128.838*[.B12]^2-18066633897.7798*[.B12]+1121471816.64067" office:value-type="float" office:value="35.737279176712" calcext:value-type="float">
            <text:p>35.7372791767120</text:p>
          </table:table-cell>
          <table:table-cell table:style-name="ce43" table:formula="of:=ROUND([.D12]*100)/100" office:value-type="float" office:value="35.74" calcext:value-type="float">
            <text:p>35.74</text:p>
          </table:table-cell>
          <table:table-cell table:style-name="ce43" table:formula="of:=[.E12]-[.C12]" office:value-type="float" office:value="0.010000000000005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43" table:formula="of:=([.A13]-1900)/100" office:value-type="float" office:value="0.66" calcext:value-type="float">
            <text:p>0.66</text:p>
          </table:table-cell>
          <table:table-cell table:style-name="ce43" office:value-type="float" office:value="36.54" calcext:value-type="float">
            <text:p>36.54</text:p>
          </table:table-cell>
          <table:table-cell table:formula="of:=121161047194.882*[.B13]^10-764898956121.484*[.B13]^9+2169145164624.57*[.B13]^8-3638718679282.61*[.B13]^7+3998389232488.14*[.B13]^6-3007189559762.57*[.B13]^5+1567684924447.24*[.B13]^4-559337232783.208*[.B13]^3+130713687128.838*[.B13]^2-18066633897.7798*[.B13]+1121471816.64067" office:value-type="float" office:value="36.5435020923614" calcext:value-type="float">
            <text:p>36.5435020923614</text:p>
          </table:table-cell>
          <table:table-cell table:style-name="ce43" table:formula="of:=ROUND([.D13]*100)/100" office:value-type="float" office:value="36.54" calcext:value-type="float">
            <text:p>36.54</text:p>
          </table:table-cell>
          <table:table-cell table:style-name="ce43" table:formula="of:=[.E13]-[.C1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43" table:formula="of:=([.A14]-1900)/100" office:value-type="float" office:value="0.67" calcext:value-type="float">
            <text:p>0.67</text:p>
          </table:table-cell>
          <table:table-cell table:style-name="ce43" office:value-type="float" office:value="37.43" calcext:value-type="float">
            <text:p>37.43</text:p>
          </table:table-cell>
          <table:table-cell table:formula="of:=121161047194.882*[.B14]^10-764898956121.484*[.B14]^9+2169145164624.57*[.B14]^8-3638718679282.61*[.B14]^7+3998389232488.14*[.B14]^6-3007189559762.57*[.B14]^5+1567684924447.24*[.B14]^4-559337232783.208*[.B14]^3+130713687128.838*[.B14]^2-18066633897.7798*[.B14]+1121471816.64067" office:value-type="float" office:value="37.4086372852325" calcext:value-type="float">
            <text:p>37.4086372852325</text:p>
          </table:table-cell>
          <table:table-cell table:style-name="ce43" table:formula="of:=ROUND([.D14]*100)/100" office:value-type="float" office:value="37.41" calcext:value-type="float">
            <text:p>37.41</text:p>
          </table:table-cell>
          <table:table-cell table:style-name="ce43" table:formula="of:=[.E14]-[.C14]" office:value-type="float" office:value="-0.0200000000000031" calcext:value-type="float">
            <text:p>-0.02</text:p>
          </table:table-cell>
          <table:table-cell table:number-columns-repeated="101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43" table:formula="of:=([.A15]-1900)/100" office:value-type="float" office:value="0.68" calcext:value-type="float">
            <text:p>0.68</text:p>
          </table:table-cell>
          <table:table-cell table:style-name="ce43" office:value-type="float" office:value="38.29" calcext:value-type="float">
            <text:p>38.29</text:p>
          </table:table-cell>
          <table:table-cell table:formula="of:=121161047194.882*[.B15]^10-764898956121.484*[.B15]^9+2169145164624.57*[.B15]^8-3638718679282.61*[.B15]^7+3998389232488.14*[.B15]^6-3007189559762.57*[.B15]^5+1567684924447.24*[.B15]^4-559337232783.208*[.B15]^3+130713687128.838*[.B15]^2-18066633897.7798*[.B15]+1121471816.64067" office:value-type="float" office:value="38.2986977100372" calcext:value-type="float">
            <text:p>38.2986977100372</text:p>
          </table:table-cell>
          <table:table-cell table:style-name="ce43" table:formula="of:=ROUND([.D15]*100)/100" office:value-type="float" office:value="38.3" calcext:value-type="float">
            <text:p>38.30</text:p>
          </table:table-cell>
          <table:table-cell table:style-name="ce43" table:formula="of:=[.E15]-[.C15]" office:value-type="float" office:value="0.009999999999998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43" table:formula="of:=([.A16]-1900)/100" office:value-type="float" office:value="0.69" calcext:value-type="float">
            <text:p>0.69</text:p>
          </table:table-cell>
          <table:table-cell table:style-name="ce43" office:value-type="float" office:value="39.2" calcext:value-type="float">
            <text:p>39.20</text:p>
          </table:table-cell>
          <table:table-cell table:formula="of:=121161047194.882*[.B16]^10-764898956121.484*[.B16]^9+2169145164624.57*[.B16]^8-3638718679282.61*[.B16]^7+3998389232488.14*[.B16]^6-3007189559762.57*[.B16]^5+1567684924447.24*[.B16]^4-559337232783.208*[.B16]^3+130713687128.838*[.B16]^2-18066633897.7798*[.B16]+1121471816.64067" office:value-type="float" office:value="39.2105648517609" calcext:value-type="float">
            <text:p>39.2105648517609</text:p>
          </table:table-cell>
          <table:table-cell table:style-name="ce43" table:formula="of:=ROUND([.D16]*100)/100" office:value-type="float" office:value="39.21" calcext:value-type="float">
            <text:p>39.21</text:p>
          </table:table-cell>
          <table:table-cell table:style-name="ce43" table:formula="of:=[.E16]-[.C16]" office:value-type="float" office:value="0.009999999999998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43" table:formula="of:=([.A17]-1900)/100" office:value-type="float" office:value="0.7" calcext:value-type="float">
            <text:p>0.70</text:p>
          </table:table-cell>
          <table:table-cell table:style-name="ce43" office:value-type="float" office:value="40.18" calcext:value-type="float">
            <text:p>40.18</text:p>
          </table:table-cell>
          <table:table-cell table:formula="of:=121161047194.882*[.B17]^10-764898956121.484*[.B17]^9+2169145164624.57*[.B17]^8-3638718679282.61*[.B17]^7+3998389232488.14*[.B17]^6-3007189559762.57*[.B17]^5+1567684924447.24*[.B17]^4-559337232783.208*[.B17]^3+130713687128.838*[.B17]^2-18066633897.7798*[.B17]+1121471816.64067" office:value-type="float" office:value="40.1655056476593" calcext:value-type="float">
            <text:p>40.1655056476593</text:p>
          </table:table-cell>
          <table:table-cell table:style-name="ce43" table:formula="of:=ROUND([.D17]*100)/100" office:value-type="float" office:value="40.17" calcext:value-type="float">
            <text:p>40.17</text:p>
          </table:table-cell>
          <table:table-cell table:style-name="ce43" table:formula="of:=[.E17]-[.C17]" office:value-type="float" office:value="-0.00999999999999801" calcext:value-type="float">
            <text:p>-0.01</text:p>
          </table:table-cell>
          <table:table-cell table:number-columns-repeated="1013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43" table:formula="of:=([.A18]-1900)/100" office:value-type="float" office:value="0.71" calcext:value-type="float">
            <text:p>0.71</text:p>
          </table:table-cell>
          <table:table-cell table:style-name="ce43" office:value-type="float" office:value="41.17" calcext:value-type="float">
            <text:p>41.17</text:p>
          </table:table-cell>
          <table:table-cell table:formula="of:=121161047194.882*[.B18]^10-764898956121.484*[.B18]^9+2169145164624.57*[.B18]^8-3638718679282.61*[.B18]^7+3998389232488.14*[.B18]^6-3007189559762.57*[.B18]^5+1567684924447.24*[.B18]^4-559337232783.208*[.B18]^3+130713687128.838*[.B18]^2-18066633897.7798*[.B18]+1121471816.64067" office:value-type="float" office:value="41.1750957965851" calcext:value-type="float">
            <text:p>41.1750957965851</text:p>
          </table:table-cell>
          <table:table-cell table:style-name="ce43" table:formula="of:=ROUND([.D18]*100)/100" office:value-type="float" office:value="41.18" calcext:value-type="float">
            <text:p>41.18</text:p>
          </table:table-cell>
          <table:table-cell table:style-name="ce43" table:formula="of:=[.E18]-[.C18]" office:value-type="float" office:value="0.009999999999998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43" table:formula="of:=([.A19]-1900)/100" office:value-type="float" office:value="0.72" calcext:value-type="float">
            <text:p>0.72</text:p>
          </table:table-cell>
          <table:table-cell table:style-name="ce21" office:value-type="float" office:value="42.2263" calcext:value-type="float">
            <text:p>42.2263</text:p>
          </table:table-cell>
          <table:table-cell table:formula="of:=121161047194.882*[.B19]^10-764898956121.484*[.B19]^9+2169145164624.57*[.B19]^8-3638718679282.61*[.B19]^7+3998389232488.14*[.B19]^6-3007189559762.57*[.B19]^5+1567684924447.24*[.B19]^4-559337232783.208*[.B19]^3+130713687128.838*[.B19]^2-18066633897.7798*[.B19]+1121471816.64067" office:value-type="float" office:value="42.2246124744415" calcext:value-type="float">
            <text:p>42.2246124744415</text:p>
          </table:table-cell>
          <table:table-cell table:style-name="ce21" table:formula="of:=ROUND([.D19]*10000)/10000" office:value-type="float" office:value="42.2246" calcext:value-type="float">
            <text:p>42.2246</text:p>
          </table:table-cell>
          <table:table-cell table:style-name="ce43" table:formula="of:=[.E19]-[.C19]" office:value-type="float" office:value="-0.00169999999999959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43" table:formula="of:=([.A20]-1900)/100" office:value-type="float" office:value="0.73" calcext:value-type="float">
            <text:p>0.73</text:p>
          </table:table-cell>
          <table:table-cell table:style-name="ce21" office:value-type="float" office:value="43.3724" calcext:value-type="float">
            <text:p>43.3724</text:p>
          </table:table-cell>
          <table:table-cell table:formula="of:=121161047194.882*[.B20]^10-764898956121.484*[.B20]^9+2169145164624.57*[.B20]^8-3638718679282.61*[.B20]^7+3998389232488.14*[.B20]^6-3007189559762.57*[.B20]^5+1567684924447.24*[.B20]^4-559337232783.208*[.B20]^3+130713687128.838*[.B20]^2-18066633897.7798*[.B20]+1121471816.64067" office:value-type="float" office:value="43.3716766834259" calcext:value-type="float">
            <text:p>43.3716766834259</text:p>
          </table:table-cell>
          <table:table-cell table:style-name="ce21" table:formula="of:=ROUND([.D20]*10000)/10000" office:value-type="float" office:value="43.3717" calcext:value-type="float">
            <text:p>43.3717</text:p>
          </table:table-cell>
          <table:table-cell table:style-name="ce43" table:formula="of:=[.E20]-[.C20]" office:value-type="float" office:value="-0.000700000000001921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SUM([.F2:.F20])" office:value-type="float" office:value="-0.0124000000000066" calcext:value-type="float">
            <text:p>-0.012400000000007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ERS Era" table:style-name="ta1">
        <table:shapes>
          <draw:frame draw:z-index="0" draw:style-name="gr1" draw:text-style-name="P1" svg:width="253.6mm" svg:height="170.32mm" svg:x="146.05mm" svg:y="0mm">
            <draw:object draw:notify-on-update-of-ranges="'IERS Era'.B3:'IERS Era'.B51 'IERS Era'.C1:'IERS Era'.C1 'IERS Era'.C3:'IERS Era'.C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2" table:default-cell-style-name="ce29"/>
        <table:table-column table:style-name="co2" table:default-cell-style-name="ce49"/>
        <table:table-column table:style-name="co5" table:default-cell-style-name="ce11"/>
        <table:table-column table:style-name="co1" table:default-cell-style-name="ce49"/>
        <table:table-column table:style-name="co2" table:default-cell-style-name="ce49"/>
        <table:table-column table:style-name="co2" table:number-columns-repeated="1018" table:default-cell-style-name="Default"/>
        <table:table-row table:style-name="ro1">
          <table:table-cell table:style-name="ce28" office:value-type="string" calcext:value-type="string">
            <text:p>Year</text:p>
          </table:table-cell>
          <table:table-cell table:style-name="ce5" office:value-type="string" calcext:value-type="string">
            <text:p>U</text:p>
          </table:table-cell>
          <table:table-cell table:style-name="ce28" office:value-type="string" calcext:value-type="string">
            <text:p>ΔT</text:p>
          </table:table-cell>
          <table:table-cell table:style-name="ce10" office:value-type="string" calcext:value-type="string">
            <text:p>Smoothed</text:p>
          </table:table-cell>
          <table:table-cell table:style-name="ce33" office:value-type="string" calcext:value-type="string">
            <text:p>Rounded</text:p>
          </table:table-cell>
          <table:table-cell table:style-name="ce33" office:value-type="string" calcext:value-type="string">
            <text:p>Diff</text:p>
          </table:table-cell>
          <table:table-cell table:style-name="ce7" table:number-columns-repeated="1013"/>
          <table:table-cell table:number-columns-repeated="5"/>
        </table:table-row>
        <table:table-row table:style-name="ro1">
          <table:table-cell table:style-name="ce31" office:value-type="float" office:value="1972" calcext:value-type="float">
            <text:p>1972</text:p>
          </table:table-cell>
          <table:table-cell table:style-name="ce43" table:formula="of:=([.A2]-1900)/100" office:value-type="float" office:value="0.72" calcext:value-type="float">
            <text:p>0.72</text:p>
          </table:table-cell>
          <table:table-cell table:style-name="ce31" office:value-type="float" office:value="42.2262975" calcext:value-type="float">
            <text:p>42.2262975</text:p>
          </table:table-cell>
          <table:table-cell table:formula="of:=-16446422203.795*[.B2]^16+160496748857.196*[.B2]^15-584496191596.565*[.B2]^14+527450088561.072*[.B2]^13+3271297066271.08*[.B2]^12-14874583636252.8*[.B2]^11+31673207330189*[.B2]^10-40420449121712.2*[.B2]^9+28786763540701.6*[.B2]^8-1960405128581.01*[.B2]^7-20428776588315.4*[.B2]^6+25400461048958.1*[.B2]^5-17298021871277.7*[.B2]^4+7562086107180.15*[.B2]^3-2124169493599.17*[.B2]^2+351861060863.467*[.B2]-26274537979.266" office:value-type="float" office:value="41.4253463745117" calcext:value-type="float">
            <text:p>41.4253463745117</text:p>
          </table:table-cell>
          <table:table-cell table:formula="of:=ROUND([.D2]*10000000)/10000000" office:value-type="float" office:value="41.4253464" calcext:value-type="float">
            <text:p>41.4253464</text:p>
          </table:table-cell>
          <table:table-cell table:formula="of:=[.E2]-[.C2]" office:value-type="float" office:value="-0.800951099999999" calcext:value-type="float">
            <text:p>-0.8009511</text:p>
          </table:table-cell>
          <table:table-cell table:style-name="ce34" table:number-columns-repeated="1018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43" table:formula="of:=([.A3]-1900)/100" office:value-type="float" office:value="0.73" calcext:value-type="float">
            <text:p>0.73</text:p>
          </table:table-cell>
          <table:table-cell office:value-type="float" office:value="43.3724016" calcext:value-type="float">
            <text:p>43.3724016</text:p>
          </table:table-cell>
          <table:table-cell table:formula="of:=-16446422203.795*[.B3]^16+160496748857.196*[.B3]^15-584496191596.565*[.B3]^14+527450088561.072*[.B3]^13+3271297066271.08*[.B3]^12-14874583636252.8*[.B3]^11+31673207330189*[.B3]^10-40420449121712.2*[.B3]^9+28786763540701.6*[.B3]^8-1960405128581.01*[.B3]^7-20428776588315.4*[.B3]^6+25400461048958.1*[.B3]^5-17298021871277.7*[.B3]^4+7562086107180.15*[.B3]^3-2124169493599.17*[.B3]^2+351861060863.467*[.B3]-26274537979.266" office:value-type="float" office:value="43.3891220092773" calcext:value-type="float">
            <text:p>43.3891220092773</text:p>
          </table:table-cell>
          <table:table-cell table:formula="of:=ROUND([.D3]*10000000)/10000000" office:value-type="float" office:value="43.389122" calcext:value-type="float">
            <text:p>43.3891220</text:p>
          </table:table-cell>
          <table:table-cell table:formula="of:=[.E3]-[.C3]" office:value-type="float" office:value="0.016720399999997" calcext:value-type="float">
            <text:p>0.0167204</text:p>
          </table:table-cell>
          <table:table-cell table:number-columns-repeated="1018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43" table:formula="of:=([.A4]-1900)/100" office:value-type="float" office:value="0.74" calcext:value-type="float">
            <text:p>0.74</text:p>
          </table:table-cell>
          <table:table-cell office:value-type="float" office:value="44.4840562" calcext:value-type="float">
            <text:p>44.4840562</text:p>
          </table:table-cell>
          <table:table-cell table:formula="of:=-16446422203.795*[.B4]^16+160496748857.196*[.B4]^15-584496191596.565*[.B4]^14+527450088561.072*[.B4]^13+3271297066271.08*[.B4]^12-14874583636252.8*[.B4]^11+31673207330189*[.B4]^10-40420449121712.2*[.B4]^9+28786763540701.6*[.B4]^8-1960405128581.01*[.B4]^7-20428776588315.4*[.B4]^6+25400461048958.1*[.B4]^5-17298021871277.7*[.B4]^4+7562086107180.15*[.B4]^3-2124169493599.17*[.B4]^2+351861060863.467*[.B4]-26274537979.266" office:value-type="float" office:value="44.504997253418" calcext:value-type="float">
            <text:p>44.5049972534180</text:p>
          </table:table-cell>
          <table:table-cell table:formula="of:=ROUND([.D4]*10000000)/10000000" office:value-type="float" office:value="44.5049973" calcext:value-type="float">
            <text:p>44.5049973</text:p>
          </table:table-cell>
          <table:table-cell table:formula="of:=[.E4]-[.C4]" office:value-type="float" office:value="0.0209411000000017" calcext:value-type="float">
            <text:p>0.0209411</text:p>
          </table:table-cell>
          <table:table-cell table:number-columns-repeated="1018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43" table:formula="of:=([.A5]-1900)/100" office:value-type="float" office:value="0.75" calcext:value-type="float">
            <text:p>0.75</text:p>
          </table:table-cell>
          <table:table-cell office:value-type="float" office:value="45.476138" calcext:value-type="float">
            <text:p>45.4761380</text:p>
          </table:table-cell>
          <table:table-cell table:formula="of:=-16446422203.795*[.B5]^16+160496748857.196*[.B5]^15-584496191596.565*[.B5]^14+527450088561.072*[.B5]^13+3271297066271.08*[.B5]^12-14874583636252.8*[.B5]^11+31673207330189*[.B5]^10-40420449121712.2*[.B5]^9+28786763540701.6*[.B5]^8-1960405128581.01*[.B5]^7-20428776588315.4*[.B5]^6+25400461048958.1*[.B5]^5-17298021871277.7*[.B5]^4+7562086107180.15*[.B5]^3-2124169493599.17*[.B5]^2+351861060863.467*[.B5]-26274537979.266" office:value-type="float" office:value="45.4758224487305" calcext:value-type="float">
            <text:p>45.4758224487305</text:p>
          </table:table-cell>
          <table:table-cell table:formula="of:=ROUND([.D5]*10000000)/10000000" office:value-type="float" office:value="45.4758224" calcext:value-type="float">
            <text:p>45.4758224</text:p>
          </table:table-cell>
          <table:table-cell table:formula="of:=[.E5]-[.C5]" office:value-type="float" office:value="-0.000315600000000416" calcext:value-type="float">
            <text:p>-0.0003156</text:p>
          </table:table-cell>
          <table:table-cell table:number-columns-repeated="1018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43" table:formula="of:=([.A6]-1900)/100" office:value-type="float" office:value="0.76" calcext:value-type="float">
            <text:p>0.76</text:p>
          </table:table-cell>
          <table:table-cell office:value-type="float" office:value="46.4567207" calcext:value-type="float">
            <text:p>46.4567207</text:p>
          </table:table-cell>
          <table:table-cell table:formula="of:=-16446422203.795*[.B6]^16+160496748857.196*[.B6]^15-584496191596.565*[.B6]^14+527450088561.072*[.B6]^13+3271297066271.08*[.B6]^12-14874583636252.8*[.B6]^11+31673207330189*[.B6]^10-40420449121712.2*[.B6]^9+28786763540701.6*[.B6]^8-1960405128581.01*[.B6]^7-20428776588315.4*[.B6]^6+25400461048958.1*[.B6]^5-17298021871277.7*[.B6]^4+7562086107180.15*[.B6]^3-2124169493599.17*[.B6]^2+351861060863.467*[.B6]-26274537979.266" office:value-type="float" office:value="46.4813461303711" calcext:value-type="float">
            <text:p>46.4813461303711</text:p>
          </table:table-cell>
          <table:table-cell table:formula="of:=ROUND([.D6]*10000000)/10000000" office:value-type="float" office:value="46.4813461" calcext:value-type="float">
            <text:p>46.4813461</text:p>
          </table:table-cell>
          <table:table-cell table:formula="of:=[.E6]-[.C6]" office:value-type="float" office:value="0.024625400000005" calcext:value-type="float">
            <text:p>0.0246254</text:p>
          </table:table-cell>
          <table:table-cell table:number-columns-repeated="1018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43" table:formula="of:=([.A7]-1900)/100" office:value-type="float" office:value="0.77" calcext:value-type="float">
            <text:p>0.77</text:p>
          </table:table-cell>
          <table:table-cell office:value-type="float" office:value="47.5213815" calcext:value-type="float">
            <text:p>47.5213815</text:p>
          </table:table-cell>
          <table:table-cell table:formula="of:=-16446422203.795*[.B7]^16+160496748857.196*[.B7]^15-584496191596.565*[.B7]^14+527450088561.072*[.B7]^13+3271297066271.08*[.B7]^12-14874583636252.8*[.B7]^11+31673207330189*[.B7]^10-40420449121712.2*[.B7]^9+28786763540701.6*[.B7]^8-1960405128581.01*[.B7]^7-20428776588315.4*[.B7]^6+25400461048958.1*[.B7]^5-17298021871277.7*[.B7]^4+7562086107180.15*[.B7]^3-2124169493599.17*[.B7]^2+351861060863.467*[.B7]-26274537979.266" office:value-type="float" office:value="47.5166549682617" calcext:value-type="float">
            <text:p>47.5166549682617</text:p>
          </table:table-cell>
          <table:table-cell table:formula="of:=ROUND([.D7]*10000000)/10000000" office:value-type="float" office:value="47.516655" calcext:value-type="float">
            <text:p>47.5166550</text:p>
          </table:table-cell>
          <table:table-cell table:formula="of:=[.E7]-[.C7]" office:value-type="float" office:value="-0.00472649999999675" calcext:value-type="float">
            <text:p>-0.0047265</text:p>
          </table:table-cell>
          <table:table-cell table:number-columns-repeated="1018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43" table:formula="of:=([.A8]-1900)/100" office:value-type="float" office:value="0.78" calcext:value-type="float">
            <text:p>0.78</text:p>
          </table:table-cell>
          <table:table-cell office:value-type="float" office:value="48.5344163" calcext:value-type="float">
            <text:p>48.5344163</text:p>
          </table:table-cell>
          <table:table-cell table:formula="of:=-16446422203.795*[.B8]^16+160496748857.196*[.B8]^15-584496191596.565*[.B8]^14+527450088561.072*[.B8]^13+3271297066271.08*[.B8]^12-14874583636252.8*[.B8]^11+31673207330189*[.B8]^10-40420449121712.2*[.B8]^9+28786763540701.6*[.B8]^8-1960405128581.01*[.B8]^7-20428776588315.4*[.B8]^6+25400461048958.1*[.B8]^5-17298021871277.7*[.B8]^4+7562086107180.15*[.B8]^3-2124169493599.17*[.B8]^2+351861060863.467*[.B8]-26274537979.266" office:value-type="float" office:value="48.5461044311523" calcext:value-type="float">
            <text:p>48.5461044311523</text:p>
          </table:table-cell>
          <table:table-cell table:formula="of:=ROUND([.D8]*10000000)/10000000" office:value-type="float" office:value="48.5461044" calcext:value-type="float">
            <text:p>48.5461044</text:p>
          </table:table-cell>
          <table:table-cell table:formula="of:=[.E8]-[.C8]" office:value-type="float" office:value="0.0116881000000006" calcext:value-type="float">
            <text:p>0.0116881</text:p>
          </table:table-cell>
          <table:table-cell table:number-columns-repeated="1018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43" table:formula="of:=([.A9]-1900)/100" office:value-type="float" office:value="0.79" calcext:value-type="float">
            <text:p>0.79</text:p>
          </table:table-cell>
          <table:table-cell office:value-type="float" office:value="49.5861495" calcext:value-type="float">
            <text:p>49.5861495</text:p>
          </table:table-cell>
          <table:table-cell table:formula="of:=-16446422203.795*[.B9]^16+160496748857.196*[.B9]^15-584496191596.565*[.B9]^14+527450088561.072*[.B9]^13+3271297066271.08*[.B9]^12-14874583636252.8*[.B9]^11+31673207330189*[.B9]^10-40420449121712.2*[.B9]^9+28786763540701.6*[.B9]^8-1960405128581.01*[.B9]^7-20428776588315.4*[.B9]^6+25400461048958.1*[.B9]^5-17298021871277.7*[.B9]^4+7562086107180.15*[.B9]^3-2124169493599.17*[.B9]^2+351861060863.467*[.B9]-26274537979.266" office:value-type="float" office:value="49.543327331543" calcext:value-type="float">
            <text:p>49.5433273315430</text:p>
          </table:table-cell>
          <table:table-cell table:formula="of:=ROUND([.D9]*10000000)/10000000" office:value-type="float" office:value="49.5433273" calcext:value-type="float">
            <text:p>49.5433273</text:p>
          </table:table-cell>
          <table:table-cell table:formula="of:=[.E9]-[.C9]" office:value-type="float" office:value="-0.0428221999999963" calcext:value-type="float">
            <text:p>-0.0428222</text:p>
          </table:table-cell>
          <table:table-cell table:number-columns-repeated="1018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43" table:formula="of:=([.A10]-1900)/100" office:value-type="float" office:value="0.8" calcext:value-type="float">
            <text:p>0.80</text:p>
          </table:table-cell>
          <table:table-cell office:value-type="float" office:value="50.5387068" calcext:value-type="float">
            <text:p>50.5387068</text:p>
          </table:table-cell>
          <table:table-cell table:formula="of:=-16446422203.795*[.B10]^16+160496748857.196*[.B10]^15-584496191596.565*[.B10]^14+527450088561.072*[.B10]^13+3271297066271.08*[.B10]^12-14874583636252.8*[.B10]^11+31673207330189*[.B10]^10-40420449121712.2*[.B10]^9+28786763540701.6*[.B10]^8-1960405128581.01*[.B10]^7-20428776588315.4*[.B10]^6+25400461048958.1*[.B10]^5-17298021871277.7*[.B10]^4+7562086107180.15*[.B10]^3-2124169493599.17*[.B10]^2+351861060863.467*[.B10]-26274537979.266" office:value-type="float" office:value="50.4981002807617" calcext:value-type="float">
            <text:p>50.4981002807617</text:p>
          </table:table-cell>
          <table:table-cell table:formula="of:=ROUND([.D10]*10000000)/10000000" office:value-type="float" office:value="50.4981003" calcext:value-type="float">
            <text:p>50.4981003</text:p>
          </table:table-cell>
          <table:table-cell table:formula="of:=[.E10]-[.C10]" office:value-type="float" office:value="-0.0406065000000027" calcext:value-type="float">
            <text:p>-0.0406065</text:p>
          </table:table-cell>
          <table:table-cell table:number-columns-repeated="1018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43" table:formula="of:=([.A11]-1900)/100" office:value-type="float" office:value="0.81" calcext:value-type="float">
            <text:p>0.81</text:p>
          </table:table-cell>
          <table:table-cell office:value-type="float" office:value="51.3807849" calcext:value-type="float">
            <text:p>51.3807849</text:p>
          </table:table-cell>
          <table:table-cell table:formula="of:=-16446422203.795*[.B11]^16+160496748857.196*[.B11]^15-584496191596.565*[.B11]^14+527450088561.072*[.B11]^13+3271297066271.08*[.B11]^12-14874583636252.8*[.B11]^11+31673207330189*[.B11]^10-40420449121712.2*[.B11]^9+28786763540701.6*[.B11]^8-1960405128581.01*[.B11]^7-20428776588315.4*[.B11]^6+25400461048958.1*[.B11]^5-17298021871277.7*[.B11]^4+7562086107180.15*[.B11]^3-2124169493599.17*[.B11]^2+351861060863.467*[.B11]-26274537979.266" office:value-type="float" office:value="51.3964157104492" calcext:value-type="float">
            <text:p>51.3964157104492</text:p>
          </table:table-cell>
          <table:table-cell table:formula="of:=ROUND([.D11]*10000000)/10000000" office:value-type="float" office:value="51.3964157" calcext:value-type="float">
            <text:p>51.3964157</text:p>
          </table:table-cell>
          <table:table-cell table:formula="of:=[.E11]-[.C11]" office:value-type="float" office:value="0.0156307999999967" calcext:value-type="float">
            <text:p>0.0156308</text:p>
          </table:table-cell>
          <table:table-cell table:number-columns-repeated="1018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43" table:formula="of:=([.A12]-1900)/100" office:value-type="float" office:value="0.82" calcext:value-type="float">
            <text:p>0.82</text:p>
          </table:table-cell>
          <table:table-cell office:value-type="float" office:value="52.1667826" calcext:value-type="float">
            <text:p>52.1667826</text:p>
          </table:table-cell>
          <table:table-cell table:formula="of:=-16446422203.795*[.B12]^16+160496748857.196*[.B12]^15-584496191596.565*[.B12]^14+527450088561.072*[.B12]^13+3271297066271.08*[.B12]^12-14874583636252.8*[.B12]^11+31673207330189*[.B12]^10-40420449121712.2*[.B12]^9+28786763540701.6*[.B12]^8-1960405128581.01*[.B12]^7-20428776588315.4*[.B12]^6+25400461048958.1*[.B12]^5-17298021871277.7*[.B12]^4+7562086107180.15*[.B12]^3-2124169493599.17*[.B12]^2+351861060863.467*[.B12]-26274537979.266" office:value-type="float" office:value="52.2334518432617" calcext:value-type="float">
            <text:p>52.2334518432617</text:p>
          </table:table-cell>
          <table:table-cell table:formula="of:=ROUND([.D12]*10000000)/10000000" office:value-type="float" office:value="52.2334518" calcext:value-type="float">
            <text:p>52.2334518</text:p>
          </table:table-cell>
          <table:table-cell table:formula="of:=[.E12]-[.C12]" office:value-type="float" office:value="0.0666691999999998" calcext:value-type="float">
            <text:p>0.0666692</text:p>
          </table:table-cell>
          <table:table-cell table:number-columns-repeated="1018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43" table:formula="of:=([.A13]-1900)/100" office:value-type="float" office:value="0.83" calcext:value-type="float">
            <text:p>0.83</text:p>
          </table:table-cell>
          <table:table-cell office:value-type="float" office:value="52.9564838" calcext:value-type="float">
            <text:p>52.9564838</text:p>
          </table:table-cell>
          <table:table-cell table:formula="of:=-16446422203.795*[.B13]^16+160496748857.196*[.B13]^15-584496191596.565*[.B13]^14+527450088561.072*[.B13]^13+3271297066271.08*[.B13]^12-14874583636252.8*[.B13]^11+31673207330189*[.B13]^10-40420449121712.2*[.B13]^9+28786763540701.6*[.B13]^8-1960405128581.01*[.B13]^7-20428776588315.4*[.B13]^6+25400461048958.1*[.B13]^5-17298021871277.7*[.B13]^4+7562086107180.15*[.B13]^3-2124169493599.17*[.B13]^2+351861060863.467*[.B13]-26274537979.266" office:value-type="float" office:value="53.0035934448242" calcext:value-type="float">
            <text:p>53.0035934448242</text:p>
          </table:table-cell>
          <table:table-cell table:formula="of:=ROUND([.D13]*10000000)/10000000" office:value-type="float" office:value="53.0035934" calcext:value-type="float">
            <text:p>53.0035934</text:p>
          </table:table-cell>
          <table:table-cell table:formula="of:=[.E13]-[.C13]" office:value-type="float" office:value="0.0471095999999989" calcext:value-type="float">
            <text:p>0.0471096</text:p>
          </table:table-cell>
          <table:table-cell table:number-columns-repeated="1018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43" table:formula="of:=([.A14]-1900)/100" office:value-type="float" office:value="0.84" calcext:value-type="float">
            <text:p>0.84</text:p>
          </table:table-cell>
          <table:table-cell office:value-type="float" office:value="53.7882418" calcext:value-type="float">
            <text:p>53.7882418</text:p>
          </table:table-cell>
          <table:table-cell table:formula="of:=-16446422203.795*[.B14]^16+160496748857.196*[.B14]^15-584496191596.565*[.B14]^14+527450088561.072*[.B14]^13+3271297066271.08*[.B14]^12-14874583636252.8*[.B14]^11+31673207330189*[.B14]^10-40420449121712.2*[.B14]^9+28786763540701.6*[.B14]^8-1960405128581.01*[.B14]^7-20428776588315.4*[.B14]^6+25400461048958.1*[.B14]^5-17298021871277.7*[.B14]^4+7562086107180.15*[.B14]^3-2124169493599.17*[.B14]^2+351861060863.467*[.B14]-26274537979.266" office:value-type="float" office:value="53.687126159668" calcext:value-type="float">
            <text:p>53.6871261596680</text:p>
          </table:table-cell>
          <table:table-cell table:formula="of:=ROUND([.D14]*10000000)/10000000" office:value-type="float" office:value="53.6871262" calcext:value-type="float">
            <text:p>53.6871262</text:p>
          </table:table-cell>
          <table:table-cell table:formula="of:=[.E14]-[.C14]" office:value-type="float" office:value="-0.1011156" calcext:value-type="float">
            <text:p>-0.1011156</text:p>
          </table:table-cell>
          <table:table-cell table:number-columns-repeated="1018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43" table:formula="of:=([.A15]-1900)/100" office:value-type="float" office:value="0.85" calcext:value-type="float">
            <text:p>0.85</text:p>
          </table:table-cell>
          <table:table-cell office:value-type="float" office:value="54.3427024" calcext:value-type="float">
            <text:p>54.3427024</text:p>
          </table:table-cell>
          <table:table-cell table:formula="of:=-16446422203.795*[.B15]^16+160496748857.196*[.B15]^15-584496191596.565*[.B15]^14+527450088561.072*[.B15]^13+3271297066271.08*[.B15]^12-14874583636252.8*[.B15]^11+31673207330189*[.B15]^10-40420449121712.2*[.B15]^9+28786763540701.6*[.B15]^8-1960405128581.01*[.B15]^7-20428776588315.4*[.B15]^6+25400461048958.1*[.B15]^5-17298021871277.7*[.B15]^4+7562086107180.15*[.B15]^3-2124169493599.17*[.B15]^2+351861060863.467*[.B15]-26274537979.266" office:value-type="float" office:value="54.2954025268555" calcext:value-type="float">
            <text:p>54.2954025268555</text:p>
          </table:table-cell>
          <table:table-cell table:formula="of:=ROUND([.D15]*10000000)/10000000" office:value-type="float" office:value="54.2954025" calcext:value-type="float">
            <text:p>54.2954025</text:p>
          </table:table-cell>
          <table:table-cell table:formula="of:=[.E15]-[.C15]" office:value-type="float" office:value="-0.0472998999999987" calcext:value-type="float">
            <text:p>-0.0472999</text:p>
          </table:table-cell>
          <table:table-cell table:number-columns-repeated="1018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43" table:formula="of:=([.A16]-1900)/100" office:value-type="float" office:value="0.86" calcext:value-type="float">
            <text:p>0.86</text:p>
          </table:table-cell>
          <table:table-cell office:value-type="float" office:value="54.8712512" calcext:value-type="float">
            <text:p>54.8712512</text:p>
          </table:table-cell>
          <table:table-cell table:formula="of:=-16446422203.795*[.B16]^16+160496748857.196*[.B16]^15-584496191596.565*[.B16]^14+527450088561.072*[.B16]^13+3271297066271.08*[.B16]^12-14874583636252.8*[.B16]^11+31673207330189*[.B16]^10-40420449121712.2*[.B16]^9+28786763540701.6*[.B16]^8-1960405128581.01*[.B16]^7-20428776588315.4*[.B16]^6+25400461048958.1*[.B16]^5-17298021871277.7*[.B16]^4+7562086107180.15*[.B16]^3-2124169493599.17*[.B16]^2+351861060863.467*[.B16]-26274537979.266" office:value-type="float" office:value="54.8326950073242" calcext:value-type="float">
            <text:p>54.8326950073242</text:p>
          </table:table-cell>
          <table:table-cell table:formula="of:=ROUND([.D16]*10000000)/10000000" office:value-type="float" office:value="54.832695" calcext:value-type="float">
            <text:p>54.8326950</text:p>
          </table:table-cell>
          <table:table-cell table:formula="of:=[.E16]-[.C16]" office:value-type="float" office:value="-0.0385562000000021" calcext:value-type="float">
            <text:p>-0.0385562</text:p>
          </table:table-cell>
          <table:table-cell table:number-columns-repeated="1018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43" table:formula="of:=([.A17]-1900)/100" office:value-type="float" office:value="0.87" calcext:value-type="float">
            <text:p>0.87</text:p>
          </table:table-cell>
          <table:table-cell office:value-type="float" office:value="55.3222105" calcext:value-type="float">
            <text:p>55.3222105</text:p>
          </table:table-cell>
          <table:table-cell table:formula="of:=-16446422203.795*[.B17]^16+160496748857.196*[.B17]^15-584496191596.565*[.B17]^14+527450088561.072*[.B17]^13+3271297066271.08*[.B17]^12-14874583636252.8*[.B17]^11+31673207330189*[.B17]^10-40420449121712.2*[.B17]^9+28786763540701.6*[.B17]^8-1960405128581.01*[.B17]^7-20428776588315.4*[.B17]^6+25400461048958.1*[.B17]^5-17298021871277.7*[.B17]^4+7562086107180.15*[.B17]^3-2124169493599.17*[.B17]^2+351861060863.467*[.B17]-26274537979.266" office:value-type="float" office:value="55.3254928588867" calcext:value-type="float">
            <text:p>55.3254928588867</text:p>
          </table:table-cell>
          <table:table-cell table:formula="of:=ROUND([.D17]*10000000)/10000000" office:value-type="float" office:value="55.3254929" calcext:value-type="float">
            <text:p>55.3254929</text:p>
          </table:table-cell>
          <table:table-cell table:formula="of:=[.E17]-[.C17]" office:value-type="float" office:value="0.00328240000000335" calcext:value-type="float">
            <text:p>0.0032824</text:p>
          </table:table-cell>
          <table:table-cell table:number-columns-repeated="1018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43" table:formula="of:=([.A18]-1900)/100" office:value-type="float" office:value="0.88" calcext:value-type="float">
            <text:p>0.88</text:p>
          </table:table-cell>
          <table:table-cell office:value-type="float" office:value="55.8196609" calcext:value-type="float">
            <text:p>55.8196609</text:p>
          </table:table-cell>
          <table:table-cell table:formula="of:=-16446422203.795*[.B18]^16+160496748857.196*[.B18]^15-584496191596.565*[.B18]^14+527450088561.072*[.B18]^13+3271297066271.08*[.B18]^12-14874583636252.8*[.B18]^11+31673207330189*[.B18]^10-40420449121712.2*[.B18]^9+28786763540701.6*[.B18]^8-1960405128581.01*[.B18]^7-20428776588315.4*[.B18]^6+25400461048958.1*[.B18]^5-17298021871277.7*[.B18]^4+7562086107180.15*[.B18]^3-2124169493599.17*[.B18]^2+351861060863.467*[.B18]-26274537979.266" office:value-type="float" office:value="55.8078536987305" calcext:value-type="float">
            <text:p>55.8078536987305</text:p>
          </table:table-cell>
          <table:table-cell table:formula="of:=ROUND([.D18]*10000000)/10000000" office:value-type="float" office:value="55.8078537" calcext:value-type="float">
            <text:p>55.8078537</text:p>
          </table:table-cell>
          <table:table-cell table:formula="of:=[.E18]-[.C18]" office:value-type="float" office:value="-0.0118071999999998" calcext:value-type="float">
            <text:p>-0.0118072</text:p>
          </table:table-cell>
          <table:table-cell table:number-columns-repeated="1018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43" table:formula="of:=([.A19]-1900)/100" office:value-type="float" office:value="0.89" calcext:value-type="float">
            <text:p>0.89</text:p>
          </table:table-cell>
          <table:table-cell office:value-type="float" office:value="56.3000349" calcext:value-type="float">
            <text:p>56.3000349</text:p>
          </table:table-cell>
          <table:table-cell table:formula="of:=-16446422203.795*[.B19]^16+160496748857.196*[.B19]^15-584496191596.565*[.B19]^14+527450088561.072*[.B19]^13+3271297066271.08*[.B19]^12-14874583636252.8*[.B19]^11+31673207330189*[.B19]^10-40420449121712.2*[.B19]^9+28786763540701.6*[.B19]^8-1960405128581.01*[.B19]^7-20428776588315.4*[.B19]^6+25400461048958.1*[.B19]^5-17298021871277.7*[.B19]^4+7562086107180.15*[.B19]^3-2124169493599.17*[.B19]^2+351861060863.467*[.B19]-26274537979.266" office:value-type="float" office:value="56.318962097168" calcext:value-type="float">
            <text:p>56.3189620971680</text:p>
          </table:table-cell>
          <table:table-cell table:formula="of:=ROUND([.D19]*10000000)/10000000" office:value-type="float" office:value="56.3189621" calcext:value-type="float">
            <text:p>56.3189621</text:p>
          </table:table-cell>
          <table:table-cell table:formula="of:=[.E19]-[.C19]" office:value-type="float" office:value="0.0189272000000003" calcext:value-type="float">
            <text:p>0.0189272</text:p>
          </table:table-cell>
          <table:table-cell table:number-columns-repeated="1018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43" table:formula="of:=([.A20]-1900)/100" office:value-type="float" office:value="0.9" calcext:value-type="float">
            <text:p>0.90</text:p>
          </table:table-cell>
          <table:table-cell office:value-type="float" office:value="56.8552701" calcext:value-type="float">
            <text:p>56.8552701</text:p>
          </table:table-cell>
          <table:table-cell table:formula="of:=-16446422203.795*[.B20]^16+160496748857.196*[.B20]^15-584496191596.565*[.B20]^14+527450088561.072*[.B20]^13+3271297066271.08*[.B20]^12-14874583636252.8*[.B20]^11+31673207330189*[.B20]^10-40420449121712.2*[.B20]^9+28786763540701.6*[.B20]^8-1960405128581.01*[.B20]^7-20428776588315.4*[.B20]^6+25400461048958.1*[.B20]^5-17298021871277.7*[.B20]^4+7562086107180.15*[.B20]^3-2124169493599.17*[.B20]^2+351861060863.467*[.B20]-26274537979.266" office:value-type="float" office:value="56.8879928588867" calcext:value-type="float">
            <text:p>56.8879928588867</text:p>
          </table:table-cell>
          <table:table-cell table:formula="of:=ROUND([.D20]*10000000)/10000000" office:value-type="float" office:value="56.8879929" calcext:value-type="float">
            <text:p>56.8879929</text:p>
          </table:table-cell>
          <table:table-cell table:formula="of:=[.E20]-[.C20]" office:value-type="float" office:value="0.0327228000000019" calcext:value-type="float">
            <text:p>0.0327228</text:p>
          </table:table-cell>
          <table:table-cell table:number-columns-repeated="1018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43" table:formula="of:=([.A21]-1900)/100" office:value-type="float" office:value="0.91" calcext:value-type="float">
            <text:p>0.91</text:p>
          </table:table-cell>
          <table:table-cell office:value-type="float" office:value="57.5653127" calcext:value-type="float">
            <text:p>57.5653127</text:p>
          </table:table-cell>
          <table:table-cell table:formula="of:=-16446422203.795*[.B21]^16+160496748857.196*[.B21]^15-584496191596.565*[.B21]^14+527450088561.072*[.B21]^13+3271297066271.08*[.B21]^12-14874583636252.8*[.B21]^11+31673207330189*[.B21]^10-40420449121712.2*[.B21]^9+28786763540701.6*[.B21]^8-1960405128581.01*[.B21]^7-20428776588315.4*[.B21]^6+25400461048958.1*[.B21]^5-17298021871277.7*[.B21]^4+7562086107180.15*[.B21]^3-2124169493599.17*[.B21]^2+351861060863.467*[.B21]-26274537979.266" office:value-type="float" office:value="57.5289840698242" calcext:value-type="float">
            <text:p>57.5289840698242</text:p>
          </table:table-cell>
          <table:table-cell table:formula="of:=ROUND([.D21]*10000000)/10000000" office:value-type="float" office:value="57.5289841" calcext:value-type="float">
            <text:p>57.5289841</text:p>
          </table:table-cell>
          <table:table-cell table:formula="of:=[.E21]-[.C21]" office:value-type="float" office:value="-0.0363285999999974" calcext:value-type="float">
            <text:p>-0.0363286</text:p>
          </table:table-cell>
          <table:table-cell table:number-columns-repeated="1018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43" table:formula="of:=([.A22]-1900)/100" office:value-type="float" office:value="0.92" calcext:value-type="float">
            <text:p>0.92</text:p>
          </table:table-cell>
          <table:table-cell office:value-type="float" office:value="58.3091659" calcext:value-type="float">
            <text:p>58.3091659</text:p>
          </table:table-cell>
          <table:table-cell table:formula="of:=-16446422203.795*[.B22]^16+160496748857.196*[.B22]^15-584496191596.565*[.B22]^14+527450088561.072*[.B22]^13+3271297066271.08*[.B22]^12-14874583636252.8*[.B22]^11+31673207330189*[.B22]^10-40420449121712.2*[.B22]^9+28786763540701.6*[.B22]^8-1960405128581.01*[.B22]^7-20428776588315.4*[.B22]^6+25400461048958.1*[.B22]^5-17298021871277.7*[.B22]^4+7562086107180.15*[.B22]^3-2124169493599.17*[.B22]^2+351861060863.467*[.B22]-26274537979.266" office:value-type="float" office:value="58.256950378418" calcext:value-type="float">
            <text:p>58.2569503784180</text:p>
          </table:table-cell>
          <table:table-cell table:formula="of:=ROUND([.D22]*10000000)/10000000" office:value-type="float" office:value="58.2569504" calcext:value-type="float">
            <text:p>58.2569504</text:p>
          </table:table-cell>
          <table:table-cell table:formula="of:=[.E22]-[.C22]" office:value-type="float" office:value="-0.0522154999999955" calcext:value-type="float">
            <text:p>-0.0522155</text:p>
          </table:table-cell>
          <table:table-cell table:number-columns-repeated="1018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43" table:formula="of:=([.A23]-1900)/100" office:value-type="float" office:value="0.93" calcext:value-type="float">
            <text:p>0.93</text:p>
          </table:table-cell>
          <table:table-cell office:value-type="float" office:value="59.1218414" calcext:value-type="float">
            <text:p>59.1218414</text:p>
          </table:table-cell>
          <table:table-cell table:formula="of:=-16446422203.795*[.B23]^16+160496748857.196*[.B23]^15-584496191596.565*[.B23]^14+527450088561.072*[.B23]^13+3271297066271.08*[.B23]^12-14874583636252.8*[.B23]^11+31673207330189*[.B23]^10-40420449121712.2*[.B23]^9+28786763540701.6*[.B23]^8-1960405128581.01*[.B23]^7-20428776588315.4*[.B23]^6+25400461048958.1*[.B23]^5-17298021871277.7*[.B23]^4+7562086107180.15*[.B23]^3-2124169493599.17*[.B23]^2+351861060863.467*[.B23]-26274537979.266" office:value-type="float" office:value="59.0566329956055" calcext:value-type="float">
            <text:p>59.0566329956055</text:p>
          </table:table-cell>
          <table:table-cell table:formula="of:=ROUND([.D23]*10000000)/10000000" office:value-type="float" office:value="59.056633" calcext:value-type="float">
            <text:p>59.0566330</text:p>
          </table:table-cell>
          <table:table-cell table:formula="of:=[.E23]-[.C23]" office:value-type="float" office:value="-0.0652084000000031" calcext:value-type="float">
            <text:p>-0.0652084</text:p>
          </table:table-cell>
          <table:table-cell table:number-columns-repeated="1018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43" table:formula="of:=([.A24]-1900)/100" office:value-type="float" office:value="0.94" calcext:value-type="float">
            <text:p>0.94</text:p>
          </table:table-cell>
          <table:table-cell office:value-type="float" office:value="59.9844537" calcext:value-type="float">
            <text:p>59.9844537</text:p>
          </table:table-cell>
          <table:table-cell table:formula="of:=-16446422203.795*[.B24]^16+160496748857.196*[.B24]^15-584496191596.565*[.B24]^14+527450088561.072*[.B24]^13+3271297066271.08*[.B24]^12-14874583636252.8*[.B24]^11+31673207330189*[.B24]^10-40420449121712.2*[.B24]^9+28786763540701.6*[.B24]^8-1960405128581.01*[.B24]^7-20428776588315.4*[.B24]^6+25400461048958.1*[.B24]^5-17298021871277.7*[.B24]^4+7562086107180.15*[.B24]^3-2124169493599.17*[.B24]^2+351861060863.467*[.B24]-26274537979.266" office:value-type="float" office:value="59.902946472168" calcext:value-type="float">
            <text:p>59.9029464721680</text:p>
          </table:table-cell>
          <table:table-cell table:formula="of:=ROUND([.D24]*10000000)/10000000" office:value-type="float" office:value="59.9029465" calcext:value-type="float">
            <text:p>59.9029465</text:p>
          </table:table-cell>
          <table:table-cell table:formula="of:=[.E24]-[.C24]" office:value-type="float" office:value="-0.0815072000000043" calcext:value-type="float">
            <text:p>-0.0815072</text:p>
          </table:table-cell>
          <table:table-cell table:number-columns-repeated="1018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43" table:formula="of:=([.A25]-1900)/100" office:value-type="float" office:value="0.95" calcext:value-type="float">
            <text:p>0.95</text:p>
          </table:table-cell>
          <table:table-cell office:value-type="float" office:value="60.7853482" calcext:value-type="float">
            <text:p>60.7853482</text:p>
          </table:table-cell>
          <table:table-cell table:formula="of:=-16446422203.795*[.B25]^16+160496748857.196*[.B25]^15-584496191596.565*[.B25]^14+527450088561.072*[.B25]^13+3271297066271.08*[.B25]^12-14874583636252.8*[.B25]^11+31673207330189*[.B25]^10-40420449121712.2*[.B25]^9+28786763540701.6*[.B25]^8-1960405128581.01*[.B25]^7-20428776588315.4*[.B25]^6+25400461048958.1*[.B25]^5-17298021871277.7*[.B25]^4+7562086107180.15*[.B25]^3-2124169493599.17*[.B25]^2+351861060863.467*[.B25]-26274537979.266" office:value-type="float" office:value="60.7524948120117" calcext:value-type="float">
            <text:p>60.7524948120117</text:p>
          </table:table-cell>
          <table:table-cell table:formula="of:=ROUND([.D25]*10000000)/10000000" office:value-type="float" office:value="60.7524948" calcext:value-type="float">
            <text:p>60.7524948</text:p>
          </table:table-cell>
          <table:table-cell table:formula="of:=[.E25]-[.C25]" office:value-type="float" office:value="-0.0328534000000005" calcext:value-type="float">
            <text:p>-0.0328534</text:p>
          </table:table-cell>
          <table:table-cell table:number-columns-repeated="1018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43" table:formula="of:=([.A26]-1900)/100" office:value-type="float" office:value="0.96" calcext:value-type="float">
            <text:p>0.96</text:p>
          </table:table-cell>
          <table:table-cell office:value-type="float" office:value="61.6286593" calcext:value-type="float">
            <text:p>61.6286593</text:p>
          </table:table-cell>
          <table:table-cell table:formula="of:=-16446422203.795*[.B26]^16+160496748857.196*[.B26]^15-584496191596.565*[.B26]^14+527450088561.072*[.B26]^13+3271297066271.08*[.B26]^12-14874583636252.8*[.B26]^11+31673207330189*[.B26]^10-40420449121712.2*[.B26]^9+28786763540701.6*[.B26]^8-1960405128581.01*[.B26]^7-20428776588315.4*[.B26]^6+25400461048958.1*[.B26]^5-17298021871277.7*[.B26]^4+7562086107180.15*[.B26]^3-2124169493599.17*[.B26]^2+351861060863.467*[.B26]-26274537979.266" office:value-type="float" office:value="61.5638961791992" calcext:value-type="float">
            <text:p>61.5638961791992</text:p>
          </table:table-cell>
          <table:table-cell table:formula="of:=ROUND([.D26]*10000000)/10000000" office:value-type="float" office:value="61.5638962" calcext:value-type="float">
            <text:p>61.5638962</text:p>
          </table:table-cell>
          <table:table-cell table:formula="of:=[.E26]-[.C26]" office:value-type="float" office:value="-0.0647631000000004" calcext:value-type="float">
            <text:p>-0.0647631</text:p>
          </table:table-cell>
          <table:table-cell table:number-columns-repeated="1018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43" table:formula="of:=([.A27]-1900)/100" office:value-type="float" office:value="0.97" calcext:value-type="float">
            <text:p>0.97</text:p>
          </table:table-cell>
          <table:table-cell office:value-type="float" office:value="62.2950486" calcext:value-type="float">
            <text:p>62.2950486</text:p>
          </table:table-cell>
          <table:table-cell table:formula="of:=-16446422203.795*[.B27]^16+160496748857.196*[.B27]^15-584496191596.565*[.B27]^14+527450088561.072*[.B27]^13+3271297066271.08*[.B27]^12-14874583636252.8*[.B27]^11+31673207330189*[.B27]^10-40420449121712.2*[.B27]^9+28786763540701.6*[.B27]^8-1960405128581.01*[.B27]^7-20428776588315.4*[.B27]^6+25400461048958.1*[.B27]^5-17298021871277.7*[.B27]^4+7562086107180.15*[.B27]^3-2124169493599.17*[.B27]^2+351861060863.467*[.B27]-26274537979.266" office:value-type="float" office:value="62.294059753418" calcext:value-type="float">
            <text:p>62.2940597534180</text:p>
          </table:table-cell>
          <table:table-cell table:formula="of:=ROUND([.D27]*10000000)/10000000" office:value-type="float" office:value="62.2940598" calcext:value-type="float">
            <text:p>62.2940598</text:p>
          </table:table-cell>
          <table:table-cell table:formula="of:=[.E27]-[.C27]" office:value-type="float" office:value="-0.000988800000001788" calcext:value-type="float">
            <text:p>-0.0009888</text:p>
          </table:table-cell>
          <table:table-cell table:number-columns-repeated="1018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43" table:formula="of:=([.A28]-1900)/100" office:value-type="float" office:value="0.98" calcext:value-type="float">
            <text:p>0.98</text:p>
          </table:table-cell>
          <table:table-cell office:value-type="float" office:value="62.9658689" calcext:value-type="float">
            <text:p>62.9658689</text:p>
          </table:table-cell>
          <table:table-cell table:formula="of:=-16446422203.795*[.B28]^16+160496748857.196*[.B28]^15-584496191596.565*[.B28]^14+527450088561.072*[.B28]^13+3271297066271.08*[.B28]^12-14874583636252.8*[.B28]^11+31673207330189*[.B28]^10-40420449121712.2*[.B28]^9+28786763540701.6*[.B28]^8-1960405128581.01*[.B28]^7-20428776588315.4*[.B28]^6+25400461048958.1*[.B28]^5-17298021871277.7*[.B28]^4+7562086107180.15*[.B28]^3-2124169493599.17*[.B28]^2+351861060863.467*[.B28]-26274537979.266" office:value-type="float" office:value="62.9101486206055" calcext:value-type="float">
            <text:p>62.9101486206055</text:p>
          </table:table-cell>
          <table:table-cell table:formula="of:=ROUND([.D28]*10000000)/10000000" office:value-type="float" office:value="62.9101486" calcext:value-type="float">
            <text:p>62.9101486</text:p>
          </table:table-cell>
          <table:table-cell table:formula="of:=[.E28]-[.C28]" office:value-type="float" office:value="-0.0557202999999973" calcext:value-type="float">
            <text:p>-0.0557203</text:p>
          </table:table-cell>
          <table:table-cell table:number-columns-repeated="1018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43" table:formula="of:=([.A29]-1900)/100" office:value-type="float" office:value="0.99" calcext:value-type="float">
            <text:p>0.99</text:p>
          </table:table-cell>
          <table:table-cell office:value-type="float" office:value="63.4673369" calcext:value-type="float">
            <text:p>63.4673369</text:p>
          </table:table-cell>
          <table:table-cell table:formula="of:=-16446422203.795*[.B29]^16+160496748857.196*[.B29]^15-584496191596.565*[.B29]^14+527450088561.072*[.B29]^13+3271297066271.08*[.B29]^12-14874583636252.8*[.B29]^11+31673207330189*[.B29]^10-40420449121712.2*[.B29]^9+28786763540701.6*[.B29]^8-1960405128581.01*[.B29]^7-20428776588315.4*[.B29]^6+25400461048958.1*[.B29]^5-17298021871277.7*[.B29]^4+7562086107180.15*[.B29]^3-2124169493599.17*[.B29]^2+351861060863.467*[.B29]-26274537979.266" office:value-type="float" office:value="63.4008102416992" calcext:value-type="float">
            <text:p>63.4008102416992</text:p>
          </table:table-cell>
          <table:table-cell table:formula="of:=ROUND([.D29]*10000000)/10000000" office:value-type="float" office:value="63.4008102" calcext:value-type="float">
            <text:p>63.4008102</text:p>
          </table:table-cell>
          <table:table-cell table:formula="of:=[.E29]-[.C29]" office:value-type="float" office:value="-0.0665266999999972" calcext:value-type="float">
            <text:p>-0.0665267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3" table:formula="of:=([.A30]-1900)/100" office:value-type="float" office:value="1" calcext:value-type="float">
            <text:p>1.00</text:p>
          </table:table-cell>
          <table:table-cell office:value-type="float" office:value="63.8285221" calcext:value-type="float">
            <text:p>63.8285221</text:p>
          </table:table-cell>
          <table:table-cell table:formula="of:=-16446422203.795*[.B30]^16+160496748857.196*[.B30]^15-584496191596.565*[.B30]^14+527450088561.072*[.B30]^13+3271297066271.08*[.B30]^12-14874583636252.8*[.B30]^11+31673207330189*[.B30]^10-40420449121712.2*[.B30]^9+28786763540701.6*[.B30]^8-1960405128581.01*[.B30]^7-20428776588315.4*[.B30]^6+25400461048958.1*[.B30]^5-17298021871277.7*[.B30]^4+7562086107180.15*[.B30]^3-2124169493599.17*[.B30]^2+351861060863.467*[.B30]-26274537979.266" office:value-type="float" office:value="63.7615280151367" calcext:value-type="float">
            <text:p>63.7615280151367</text:p>
          </table:table-cell>
          <table:table-cell table:formula="of:=ROUND([.D30]*10000000)/10000000" office:value-type="float" office:value="63.761528" calcext:value-type="float">
            <text:p>63.7615280</text:p>
          </table:table-cell>
          <table:table-cell table:formula="of:=[.E30]-[.C30]" office:value-type="float" office:value="-0.0669941000000023" calcext:value-type="float">
            <text:p>-0.0669941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43" table:formula="of:=([.A31]-1900)/100" office:value-type="float" office:value="1.01" calcext:value-type="float">
            <text:p>1.01</text:p>
          </table:table-cell>
          <table:table-cell office:value-type="float" office:value="64.0907881" calcext:value-type="float">
            <text:p>64.0907881</text:p>
          </table:table-cell>
          <table:table-cell table:formula="of:=-16446422203.795*[.B31]^16+160496748857.196*[.B31]^15-584496191596.565*[.B31]^14+527450088561.072*[.B31]^13+3271297066271.08*[.B31]^12-14874583636252.8*[.B31]^11+31673207330189*[.B31]^10-40420449121712.2*[.B31]^9+28786763540701.6*[.B31]^8-1960405128581.01*[.B31]^7-20428776588315.4*[.B31]^6+25400461048958.1*[.B31]^5-17298021871277.7*[.B31]^4+7562086107180.15*[.B31]^3-2124169493599.17*[.B31]^2+351861060863.467*[.B31]-26274537979.266" office:value-type="float" office:value="64.0226364135742" calcext:value-type="float">
            <text:p>64.0226364135742</text:p>
          </table:table-cell>
          <table:table-cell table:formula="of:=ROUND([.D31]*10000000)/10000000" office:value-type="float" office:value="64.0226364" calcext:value-type="float">
            <text:p>64.0226364</text:p>
          </table:table-cell>
          <table:table-cell table:formula="of:=[.E31]-[.C31]" office:value-type="float" office:value="-0.0681517000000014" calcext:value-type="float">
            <text:p>-0.0681517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43" table:formula="of:=([.A32]-1900)/100" office:value-type="float" office:value="1.02" calcext:value-type="float">
            <text:p>1.02</text:p>
          </table:table-cell>
          <table:table-cell office:value-type="float" office:value="64.2998037" calcext:value-type="float">
            <text:p>64.2998037</text:p>
          </table:table-cell>
          <table:table-cell table:formula="of:=-16446422203.795*[.B32]^16+160496748857.196*[.B32]^15-584496191596.565*[.B32]^14+527450088561.072*[.B32]^13+3271297066271.08*[.B32]^12-14874583636252.8*[.B32]^11+31673207330189*[.B32]^10-40420449121712.2*[.B32]^9+28786763540701.6*[.B32]^8-1960405128581.01*[.B32]^7-20428776588315.4*[.B32]^6+25400461048958.1*[.B32]^5-17298021871277.7*[.B32]^4+7562086107180.15*[.B32]^3-2124169493599.17*[.B32]^2+351861060863.467*[.B32]-26274537979.266" office:value-type="float" office:value="64.186149597168" calcext:value-type="float">
            <text:p>64.1861495971680</text:p>
          </table:table-cell>
          <table:table-cell table:formula="of:=ROUND([.D32]*10000000)/10000000" office:value-type="float" office:value="64.1861496" calcext:value-type="float">
            <text:p>64.1861496</text:p>
          </table:table-cell>
          <table:table-cell table:formula="of:=[.E32]-[.C32]" office:value-type="float" office:value="-0.113654100000005" calcext:value-type="float">
            <text:p>-0.1136541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43" table:formula="of:=([.A33]-1900)/100" office:value-type="float" office:value="1.03" calcext:value-type="float">
            <text:p>1.03</text:p>
          </table:table-cell>
          <table:table-cell office:value-type="float" office:value="64.4734276" calcext:value-type="float">
            <text:p>64.4734276</text:p>
          </table:table-cell>
          <table:table-cell table:formula="of:=-16446422203.795*[.B33]^16+160496748857.196*[.B33]^15-584496191596.565*[.B33]^14+527450088561.072*[.B33]^13+3271297066271.08*[.B33]^12-14874583636252.8*[.B33]^11+31673207330189*[.B33]^10-40420449121712.2*[.B33]^9+28786763540701.6*[.B33]^8-1960405128581.01*[.B33]^7-20428776588315.4*[.B33]^6+25400461048958.1*[.B33]^5-17298021871277.7*[.B33]^4+7562086107180.15*[.B33]^3-2124169493599.17*[.B33]^2+351861060863.467*[.B33]-26274537979.266" office:value-type="float" office:value="64.3100509643555" calcext:value-type="float">
            <text:p>64.3100509643555</text:p>
          </table:table-cell>
          <table:table-cell table:formula="of:=ROUND([.D33]*10000000)/10000000" office:value-type="float" office:value="64.310051" calcext:value-type="float">
            <text:p>64.3100510</text:p>
          </table:table-cell>
          <table:table-cell table:formula="of:=[.E33]-[.C33]" office:value-type="float" office:value="-0.163376599999992" calcext:value-type="float">
            <text:p>-0.1633766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43" table:formula="of:=([.A34]-1900)/100" office:value-type="float" office:value="1.04" calcext:value-type="float">
            <text:p>1.04</text:p>
          </table:table-cell>
          <table:table-cell office:value-type="float" office:value="64.5736111" calcext:value-type="float">
            <text:p>64.5736111</text:p>
          </table:table-cell>
          <table:table-cell table:formula="of:=-16446422203.795*[.B34]^16+160496748857.196*[.B34]^15-584496191596.565*[.B34]^14+527450088561.072*[.B34]^13+3271297066271.08*[.B34]^12-14874583636252.8*[.B34]^11+31673207330189*[.B34]^10-40420449121712.2*[.B34]^9+28786763540701.6*[.B34]^8-1960405128581.01*[.B34]^7-20428776588315.4*[.B34]^6+25400461048958.1*[.B34]^5-17298021871277.7*[.B34]^4+7562086107180.15*[.B34]^3-2124169493599.17*[.B34]^2+351861060863.467*[.B34]-26274537979.266" office:value-type="float" office:value="64.4320602416992" calcext:value-type="float">
            <text:p>64.4320602416992</text:p>
          </table:table-cell>
          <table:table-cell table:formula="of:=ROUND([.D34]*10000000)/10000000" office:value-type="float" office:value="64.4320602" calcext:value-type="float">
            <text:p>64.4320602</text:p>
          </table:table-cell>
          <table:table-cell table:formula="of:=[.E34]-[.C34]" office:value-type="float" office:value="-0.141550899999999" calcext:value-type="float">
            <text:p>-0.1415509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43" table:formula="of:=([.A35]-1900)/100" office:value-type="float" office:value="1.05" calcext:value-type="float">
            <text:p>1.05</text:p>
          </table:table-cell>
          <table:table-cell office:value-type="float" office:value="64.6876311" calcext:value-type="float">
            <text:p>64.6876311</text:p>
          </table:table-cell>
          <table:table-cell table:formula="of:=-16446422203.795*[.B35]^16+160496748857.196*[.B35]^15-584496191596.565*[.B35]^14+527450088561.072*[.B35]^13+3271297066271.08*[.B35]^12-14874583636252.8*[.B35]^11+31673207330189*[.B35]^10-40420449121712.2*[.B35]^9+28786763540701.6*[.B35]^8-1960405128581.01*[.B35]^7-20428776588315.4*[.B35]^6+25400461048958.1*[.B35]^5-17298021871277.7*[.B35]^4+7562086107180.15*[.B35]^3-2124169493599.17*[.B35]^2+351861060863.467*[.B35]-26274537979.266" office:value-type="float" office:value="64.5950241088867" calcext:value-type="float">
            <text:p>64.5950241088867</text:p>
          </table:table-cell>
          <table:table-cell table:formula="of:=ROUND([.D35]*10000000)/10000000" office:value-type="float" office:value="64.5950241" calcext:value-type="float">
            <text:p>64.5950241</text:p>
          </table:table-cell>
          <table:table-cell table:formula="of:=[.E35]-[.C35]" office:value-type="float" office:value="-0.092607000000001" calcext:value-type="float">
            <text:p>-0.092607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43" table:formula="of:=([.A36]-1900)/100" office:value-type="float" office:value="1.06" calcext:value-type="float">
            <text:p>1.06</text:p>
          </table:table-cell>
          <table:table-cell office:value-type="float" office:value="64.8451826" calcext:value-type="float">
            <text:p>64.8451826</text:p>
          </table:table-cell>
          <table:table-cell table:formula="of:=-16446422203.795*[.B36]^16+160496748857.196*[.B36]^15-584496191596.565*[.B36]^14+527450088561.072*[.B36]^13+3271297066271.08*[.B36]^12-14874583636252.8*[.B36]^11+31673207330189*[.B36]^10-40420449121712.2*[.B36]^9+28786763540701.6*[.B36]^8-1960405128581.01*[.B36]^7-20428776588315.4*[.B36]^6+25400461048958.1*[.B36]^5-17298021871277.7*[.B36]^4+7562086107180.15*[.B36]^3-2124169493599.17*[.B36]^2+351861060863.467*[.B36]-26274537979.266" office:value-type="float" office:value="64.7878341674805" calcext:value-type="float">
            <text:p>64.7878341674805</text:p>
          </table:table-cell>
          <table:table-cell table:formula="of:=ROUND([.D36]*10000000)/10000000" office:value-type="float" office:value="64.7878342" calcext:value-type="float">
            <text:p>64.7878342</text:p>
          </table:table-cell>
          <table:table-cell table:formula="of:=[.E36]-[.C36]" office:value-type="float" office:value="-0.0573483999999951" calcext:value-type="float">
            <text:p>-0.0573484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43" table:formula="of:=([.A37]-1900)/100" office:value-type="float" office:value="1.07" calcext:value-type="float">
            <text:p>1.07</text:p>
          </table:table-cell>
          <table:table-cell office:value-type="float" office:value="65.1464034" calcext:value-type="float">
            <text:p>65.1464034</text:p>
          </table:table-cell>
          <table:table-cell table:formula="of:=-16446422203.795*[.B37]^16+160496748857.196*[.B37]^15-584496191596.565*[.B37]^14+527450088561.072*[.B37]^13+3271297066271.08*[.B37]^12-14874583636252.8*[.B37]^11+31673207330189*[.B37]^10-40420449121712.2*[.B37]^9+28786763540701.6*[.B37]^8-1960405128581.01*[.B37]^7-20428776588315.4*[.B37]^6+25400461048958.1*[.B37]^5-17298021871277.7*[.B37]^4+7562086107180.15*[.B37]^3-2124169493599.17*[.B37]^2+351861060863.467*[.B37]-26274537979.266" office:value-type="float" office:value="65.020133972168" calcext:value-type="float">
            <text:p>65.0201339721680</text:p>
          </table:table-cell>
          <table:table-cell table:formula="of:=ROUND([.D37]*10000000)/10000000" office:value-type="float" office:value="65.020134" calcext:value-type="float">
            <text:p>65.0201340</text:p>
          </table:table-cell>
          <table:table-cell table:formula="of:=[.E37]-[.C37]" office:value-type="float" office:value="-0.126269399999998" calcext:value-type="float">
            <text:p>-0.126269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43" table:formula="of:=([.A38]-1900)/100" office:value-type="float" office:value="1.08" calcext:value-type="float">
            <text:p>1.08</text:p>
          </table:table-cell>
          <table:table-cell office:value-type="float" office:value="65.4573487" calcext:value-type="float">
            <text:p>65.4573487</text:p>
          </table:table-cell>
          <table:table-cell table:formula="of:=-16446422203.795*[.B38]^16+160496748857.196*[.B38]^15-584496191596.565*[.B38]^14+527450088561.072*[.B38]^13+3271297066271.08*[.B38]^12-14874583636252.8*[.B38]^11+31673207330189*[.B38]^10-40420449121712.2*[.B38]^9+28786763540701.6*[.B38]^8-1960405128581.01*[.B38]^7-20428776588315.4*[.B38]^6+25400461048958.1*[.B38]^5-17298021871277.7*[.B38]^4+7562086107180.15*[.B38]^3-2124169493599.17*[.B38]^2+351861060863.467*[.B38]-26274537979.266" office:value-type="float" office:value="65.3022994995117" calcext:value-type="float">
            <text:p>65.3022994995117</text:p>
          </table:table-cell>
          <table:table-cell table:formula="of:=ROUND([.D38]*10000000)/10000000" office:value-type="float" office:value="65.3022995" calcext:value-type="float">
            <text:p>65.3022995</text:p>
          </table:table-cell>
          <table:table-cell table:formula="of:=[.E38]-[.C38]" office:value-type="float" office:value="-0.155049199999993" calcext:value-type="float">
            <text:p>-0.155049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43" table:formula="of:=([.A39]-1900)/100" office:value-type="float" office:value="1.09" calcext:value-type="float">
            <text:p>1.09</text:p>
          </table:table-cell>
          <table:table-cell office:value-type="float" office:value="65.7768362" calcext:value-type="float">
            <text:p>65.7768362</text:p>
          </table:table-cell>
          <table:table-cell table:formula="of:=-16446422203.795*[.B39]^16+160496748857.196*[.B39]^15-584496191596.565*[.B39]^14+527450088561.072*[.B39]^13+3271297066271.08*[.B39]^12-14874583636252.8*[.B39]^11+31673207330189*[.B39]^10-40420449121712.2*[.B39]^9+28786763540701.6*[.B39]^8-1960405128581.01*[.B39]^7-20428776588315.4*[.B39]^6+25400461048958.1*[.B39]^5-17298021871277.7*[.B39]^4+7562086107180.15*[.B39]^3-2124169493599.17*[.B39]^2+351861060863.467*[.B39]-26274537979.266" office:value-type="float" office:value="65.5844039916992" calcext:value-type="float">
            <text:p>65.5844039916992</text:p>
          </table:table-cell>
          <table:table-cell table:formula="of:=ROUND([.D39]*10000000)/10000000" office:value-type="float" office:value="65.584404" calcext:value-type="float">
            <text:p>65.5844040</text:p>
          </table:table-cell>
          <table:table-cell table:formula="of:=[.E39]-[.C39]" office:value-type="float" office:value="-0.192432199999999" calcext:value-type="float">
            <text:p>-0.1924322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43" table:formula="of:=([.A40]-1900)/100" office:value-type="float" office:value="1.1" calcext:value-type="float">
            <text:p>1.10</text:p>
          </table:table-cell>
          <table:table-cell office:value-type="float" office:value="66.0699217" calcext:value-type="float">
            <text:p>66.0699217</text:p>
          </table:table-cell>
          <table:table-cell table:formula="of:=-16446422203.795*[.B40]^16+160496748857.196*[.B40]^15-584496191596.565*[.B40]^14+527450088561.072*[.B40]^13+3271297066271.08*[.B40]^12-14874583636252.8*[.B40]^11+31673207330189*[.B40]^10-40420449121712.2*[.B40]^9+28786763540701.6*[.B40]^8-1960405128581.01*[.B40]^7-20428776588315.4*[.B40]^6+25400461048958.1*[.B40]^5-17298021871277.7*[.B40]^4+7562086107180.15*[.B40]^3-2124169493599.17*[.B40]^2+351861060863.467*[.B40]-26274537979.266" office:value-type="float" office:value="65.858268737793" calcext:value-type="float">
            <text:p>65.8582687377930</text:p>
          </table:table-cell>
          <table:table-cell table:formula="of:=ROUND([.D40]*10000000)/10000000" office:value-type="float" office:value="65.8582687" calcext:value-type="float">
            <text:p>65.8582687</text:p>
          </table:table-cell>
          <table:table-cell table:formula="of:=[.E40]-[.C40]" office:value-type="float" office:value="-0.211652999999998" calcext:value-type="float">
            <text:p>-0.2116530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43" table:formula="of:=([.A41]-1900)/100" office:value-type="float" office:value="1.11" calcext:value-type="float">
            <text:p>1.11</text:p>
          </table:table-cell>
          <table:table-cell office:value-type="float" office:value="66.3245568" calcext:value-type="float">
            <text:p>66.3245568</text:p>
          </table:table-cell>
          <table:table-cell table:formula="of:=-16446422203.795*[.B41]^16+160496748857.196*[.B41]^15-584496191596.565*[.B41]^14+527450088561.072*[.B41]^13+3271297066271.08*[.B41]^12-14874583636252.8*[.B41]^11+31673207330189*[.B41]^10-40420449121712.2*[.B41]^9+28786763540701.6*[.B41]^8-1960405128581.01*[.B41]^7-20428776588315.4*[.B41]^6+25400461048958.1*[.B41]^5-17298021871277.7*[.B41]^4+7562086107180.15*[.B41]^3-2124169493599.17*[.B41]^2+351861060863.467*[.B41]-26274537979.266" office:value-type="float" office:value="66.1447677612305" calcext:value-type="float">
            <text:p>66.1447677612305</text:p>
          </table:table-cell>
          <table:table-cell table:formula="of:=ROUND([.D41]*10000000)/10000000" office:value-type="float" office:value="66.1447678" calcext:value-type="float">
            <text:p>66.1447678</text:p>
          </table:table-cell>
          <table:table-cell table:formula="of:=[.E41]-[.C41]" office:value-type="float" office:value="-0.179789" calcext:value-type="float">
            <text:p>-0.1797890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43" table:formula="of:=([.A42]-1900)/100" office:value-type="float" office:value="1.12" calcext:value-type="float">
            <text:p>1.12</text:p>
          </table:table-cell>
          <table:table-cell office:value-type="float" office:value="66.6030198" calcext:value-type="float">
            <text:p>66.6030198</text:p>
          </table:table-cell>
          <table:table-cell table:formula="of:=-16446422203.795*[.B42]^16+160496748857.196*[.B42]^15-584496191596.565*[.B42]^14+527450088561.072*[.B42]^13+3271297066271.08*[.B42]^12-14874583636252.8*[.B42]^11+31673207330189*[.B42]^10-40420449121712.2*[.B42]^9+28786763540701.6*[.B42]^8-1960405128581.01*[.B42]^7-20428776588315.4*[.B42]^6+25400461048958.1*[.B42]^5-17298021871277.7*[.B42]^4+7562086107180.15*[.B42]^3-2124169493599.17*[.B42]^2+351861060863.467*[.B42]-26274537979.266" office:value-type="float" office:value="66.3947067260742" calcext:value-type="float">
            <text:p>66.3947067260742</text:p>
          </table:table-cell>
          <table:table-cell table:formula="of:=ROUND([.D42]*10000000)/10000000" office:value-type="float" office:value="66.3947067" calcext:value-type="float">
            <text:p>66.3947067</text:p>
          </table:table-cell>
          <table:table-cell table:formula="of:=[.E42]-[.C42]" office:value-type="float" office:value="-0.208313099999998" calcext:value-type="float">
            <text:p>-0.2083131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43" table:formula="of:=([.A43]-1900)/100" office:value-type="float" office:value="1.13" calcext:value-type="float">
            <text:p>1.13</text:p>
          </table:table-cell>
          <table:table-cell office:value-type="float" office:value="66.9069091" calcext:value-type="float">
            <text:p>66.9069091</text:p>
          </table:table-cell>
          <table:table-cell table:formula="of:=-16446422203.795*[.B43]^16+160496748857.196*[.B43]^15-584496191596.565*[.B43]^14+527450088561.072*[.B43]^13+3271297066271.08*[.B43]^12-14874583636252.8*[.B43]^11+31673207330189*[.B43]^10-40420449121712.2*[.B43]^9+28786763540701.6*[.B43]^8-1960405128581.01*[.B43]^7-20428776588315.4*[.B43]^6+25400461048958.1*[.B43]^5-17298021871277.7*[.B43]^4+7562086107180.15*[.B43]^3-2124169493599.17*[.B43]^2+351861060863.467*[.B43]-26274537979.266" office:value-type="float" office:value="66.6918869018555" calcext:value-type="float">
            <text:p>66.6918869018555</text:p>
          </table:table-cell>
          <table:table-cell table:formula="of:=ROUND([.D43]*10000000)/10000000" office:value-type="float" office:value="66.6918869" calcext:value-type="float">
            <text:p>66.6918869</text:p>
          </table:table-cell>
          <table:table-cell table:formula="of:=[.E43]-[.C43]" office:value-type="float" office:value="-0.215022199999993" calcext:value-type="float">
            <text:p>-0.2150222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43" table:formula="of:=([.A44]-1900)/100" office:value-type="float" office:value="1.14" calcext:value-type="float">
            <text:p>1.14</text:p>
          </table:table-cell>
          <table:table-cell office:value-type="float" office:value="67.2810383" calcext:value-type="float">
            <text:p>67.2810383</text:p>
          </table:table-cell>
          <table:table-cell table:formula="of:=-16446422203.795*[.B44]^16+160496748857.196*[.B44]^15-584496191596.565*[.B44]^14+527450088561.072*[.B44]^13+3271297066271.08*[.B44]^12-14874583636252.8*[.B44]^11+31673207330189*[.B44]^10-40420449121712.2*[.B44]^9+28786763540701.6*[.B44]^8-1960405128581.01*[.B44]^7-20428776588315.4*[.B44]^6+25400461048958.1*[.B44]^5-17298021871277.7*[.B44]^4+7562086107180.15*[.B44]^3-2124169493599.17*[.B44]^2+351861060863.467*[.B44]-26274537979.266" office:value-type="float" office:value="67.003776550293" calcext:value-type="float">
            <text:p>67.0037765502930</text:p>
          </table:table-cell>
          <table:table-cell table:formula="of:=ROUND([.D44]*10000000)/10000000" office:value-type="float" office:value="67.0037766" calcext:value-type="float">
            <text:p>67.0037766</text:p>
          </table:table-cell>
          <table:table-cell table:formula="of:=[.E44]-[.C44]" office:value-type="float" office:value="-0.277261700000011" calcext:value-type="float">
            <text:p>-0.2772617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43" table:formula="of:=([.A45]-1900)/100" office:value-type="float" office:value="1.15" calcext:value-type="float">
            <text:p>1.15</text:p>
          </table:table-cell>
          <table:table-cell office:value-type="float" office:value="67.6439167" calcext:value-type="float">
            <text:p>67.6439167</text:p>
          </table:table-cell>
          <table:table-cell table:formula="of:=-16446422203.795*[.B45]^16+160496748857.196*[.B45]^15-584496191596.565*[.B45]^14+527450088561.072*[.B45]^13+3271297066271.08*[.B45]^12-14874583636252.8*[.B45]^11+31673207330189*[.B45]^10-40420449121712.2*[.B45]^9+28786763540701.6*[.B45]^8-1960405128581.01*[.B45]^7-20428776588315.4*[.B45]^6+25400461048958.1*[.B45]^5-17298021871277.7*[.B45]^4+7562086107180.15*[.B45]^3-2124169493599.17*[.B45]^2+351861060863.467*[.B45]-26274537979.266" office:value-type="float" office:value="67.3933639526367" calcext:value-type="float">
            <text:p>67.3933639526367</text:p>
          </table:table-cell>
          <table:table-cell table:formula="of:=ROUND([.D45]*10000000)/10000000" office:value-type="float" office:value="67.393364" calcext:value-type="float">
            <text:p>67.3933640</text:p>
          </table:table-cell>
          <table:table-cell table:formula="of:=[.E45]-[.C45]" office:value-type="float" office:value="-0.2505527" calcext:value-type="float">
            <text:p>-0.2505527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3" table:formula="of:=([.A46]-1900)/100" office:value-type="float" office:value="1.16" calcext:value-type="float">
            <text:p>1.16</text:p>
          </table:table-cell>
          <table:table-cell office:value-type="float" office:value="68.1024205" calcext:value-type="float">
            <text:p>68.1024205</text:p>
          </table:table-cell>
          <table:table-cell table:formula="of:=-16446422203.795*[.B46]^16+160496748857.196*[.B46]^15-584496191596.565*[.B46]^14+527450088561.072*[.B46]^13+3271297066271.08*[.B46]^12-14874583636252.8*[.B46]^11+31673207330189*[.B46]^10-40420449121712.2*[.B46]^9+28786763540701.6*[.B46]^8-1960405128581.01*[.B46]^7-20428776588315.4*[.B46]^6+25400461048958.1*[.B46]^5-17298021871277.7*[.B46]^4+7562086107180.15*[.B46]^3-2124169493599.17*[.B46]^2+351861060863.467*[.B46]-26274537979.266" office:value-type="float" office:value="67.8185348510742" calcext:value-type="float">
            <text:p>67.8185348510742</text:p>
          </table:table-cell>
          <table:table-cell table:formula="of:=ROUND([.D46]*10000000)/10000000" office:value-type="float" office:value="67.8185349" calcext:value-type="float">
            <text:p>67.8185349</text:p>
          </table:table-cell>
          <table:table-cell table:formula="of:=[.E46]-[.C46]" office:value-type="float" office:value="-0.283885599999991" calcext:value-type="float">
            <text:p>-0.2838856</text:p>
          </table:table-cell>
          <table:table-cell table:number-columns-repeated="101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3" table:formula="of:=([.A47]-1900)/100" office:value-type="float" office:value="1.17" calcext:value-type="float">
            <text:p>1.17</text:p>
          </table:table-cell>
          <table:table-cell office:value-type="float" office:value="68.5927179" calcext:value-type="float">
            <text:p>68.5927179</text:p>
          </table:table-cell>
          <table:table-cell table:formula="of:=-16446422203.795*[.B47]^16+160496748857.196*[.B47]^15-584496191596.565*[.B47]^14+527450088561.072*[.B47]^13+3271297066271.08*[.B47]^12-14874583636252.8*[.B47]^11+31673207330189*[.B47]^10-40420449121712.2*[.B47]^9+28786763540701.6*[.B47]^8-1960405128581.01*[.B47]^7-20428776588315.4*[.B47]^6+25400461048958.1*[.B47]^5-17298021871277.7*[.B47]^4+7562086107180.15*[.B47]^3-2124169493599.17*[.B47]^2+351861060863.467*[.B47]-26274537979.266" office:value-type="float" office:value="68.231559753418" calcext:value-type="float">
            <text:p>68.2315597534180</text:p>
          </table:table-cell>
          <table:table-cell table:formula="of:=ROUND([.D47]*10000000)/10000000" office:value-type="float" office:value="68.2315598" calcext:value-type="float">
            <text:p>68.2315598</text:p>
          </table:table-cell>
          <table:table-cell table:formula="of:=[.E47]-[.C47]" office:value-type="float" office:value="-0.361158099999997" calcext:value-type="float">
            <text:p>-0.3611581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3" table:formula="of:=([.A48]-1900)/100" office:value-type="float" office:value="1.18" calcext:value-type="float">
            <text:p>1.18</text:p>
          </table:table-cell>
          <table:table-cell office:value-type="float" office:value="68.9676423" calcext:value-type="float">
            <text:p>68.9676423</text:p>
          </table:table-cell>
          <table:table-cell table:formula="of:=-16446422203.795*[.B48]^16+160496748857.196*[.B48]^15-584496191596.565*[.B48]^14+527450088561.072*[.B48]^13+3271297066271.08*[.B48]^12-14874583636252.8*[.B48]^11+31673207330189*[.B48]^10-40420449121712.2*[.B48]^9+28786763540701.6*[.B48]^8-1960405128581.01*[.B48]^7-20428776588315.4*[.B48]^6+25400461048958.1*[.B48]^5-17298021871277.7*[.B48]^4+7562086107180.15*[.B48]^3-2124169493599.17*[.B48]^2+351861060863.467*[.B48]-26274537979.266" office:value-type="float" office:value="68.6547775268555" calcext:value-type="float">
            <text:p>68.6547775268555</text:p>
          </table:table-cell>
          <table:table-cell table:formula="of:=ROUND([.D48]*10000000)/10000000" office:value-type="float" office:value="68.6547775" calcext:value-type="float">
            <text:p>68.6547775</text:p>
          </table:table-cell>
          <table:table-cell table:formula="of:=[.E48]-[.C48]" office:value-type="float" office:value="-0.3128648" calcext:value-type="float">
            <text:p>-0.3128648</text:p>
          </table:table-cell>
          <table:table-cell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3" table:formula="of:=([.A49]-1900)/100" office:value-type="float" office:value="1.19" calcext:value-type="float">
            <text:p>1.19</text:p>
          </table:table-cell>
          <table:table-cell office:value-type="float" office:value="69.2201632" calcext:value-type="float">
            <text:p>69.2201632</text:p>
          </table:table-cell>
          <table:table-cell table:formula="of:=-16446422203.795*[.B49]^16+160496748857.196*[.B49]^15-584496191596.565*[.B49]^14+527450088561.072*[.B49]^13+3271297066271.08*[.B49]^12-14874583636252.8*[.B49]^11+31673207330189*[.B49]^10-40420449121712.2*[.B49]^9+28786763540701.6*[.B49]^8-1960405128581.01*[.B49]^7-20428776588315.4*[.B49]^6+25400461048958.1*[.B49]^5-17298021871277.7*[.B49]^4+7562086107180.15*[.B49]^3-2124169493599.17*[.B49]^2+351861060863.467*[.B49]-26274537979.266" office:value-type="float" office:value="68.8700485229492" calcext:value-type="float">
            <text:p>68.8700485229492</text:p>
          </table:table-cell>
          <table:table-cell table:formula="of:=ROUND([.D49]*10000000)/10000000" office:value-type="float" office:value="68.8700485" calcext:value-type="float">
            <text:p>68.8700485</text:p>
          </table:table-cell>
          <table:table-cell table:formula="of:=[.E49]-[.C49]" office:value-type="float" office:value="-0.350114700000006" calcext:value-type="float">
            <text:p>-0.3501147</text:p>
          </table:table-cell>
          <table:table-cell table:number-columns-repeated="101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3" table:formula="of:=([.A50]-1900)/100" office:value-type="float" office:value="1.2" calcext:value-type="float">
            <text:p>1.20</text:p>
          </table:table-cell>
          <table:table-cell office:value-type="float" office:value="69.3611599" calcext:value-type="float">
            <text:p>69.3611599</text:p>
          </table:table-cell>
          <table:table-cell table:formula="of:=-16446422203.795*[.B50]^16+160496748857.196*[.B50]^15-584496191596.565*[.B50]^14+527450088561.072*[.B50]^13+3271297066271.08*[.B50]^12-14874583636252.8*[.B50]^11+31673207330189*[.B50]^10-40420449121712.2*[.B50]^9+28786763540701.6*[.B50]^8-1960405128581.01*[.B50]^7-20428776588315.4*[.B50]^6+25400461048958.1*[.B50]^5-17298021871277.7*[.B50]^4+7562086107180.15*[.B50]^3-2124169493599.17*[.B50]^2+351861060863.467*[.B50]-26274537979.266" office:value-type="float" office:value="68.9822311401367" calcext:value-type="float">
            <text:p>68.9822311401367</text:p>
          </table:table-cell>
          <table:table-cell table:formula="of:=ROUND([.D50]*10000000)/10000000" office:value-type="float" office:value="68.9822311" calcext:value-type="float">
            <text:p>68.9822311</text:p>
          </table:table-cell>
          <table:table-cell table:formula="of:=[.E50]-[.C50]" office:value-type="float" office:value="-0.378928799999997" calcext:value-type="float">
            <text:p>-0.3789288</text:p>
          </table:table-cell>
          <table:table-cell table:number-columns-repeated="1018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3" table:formula="of:=([.A51]-1900)/100" office:value-type="float" office:value="1.21" calcext:value-type="float">
            <text:p>1.21</text:p>
          </table:table-cell>
          <table:table-cell office:value-type="float" office:value="69.4704179" calcext:value-type="float">
            <text:p>69.4704179</text:p>
          </table:table-cell>
          <table:table-cell table:formula="of:=-16446422203.795*[.B51]^16+160496748857.196*[.B51]^15-584496191596.565*[.B51]^14+527450088561.072*[.B51]^13+3271297066271.08*[.B51]^12-14874583636252.8*[.B51]^11+31673207330189*[.B51]^10-40420449121712.2*[.B51]^9+28786763540701.6*[.B51]^8-1960405128581.01*[.B51]^7-20428776588315.4*[.B51]^6+25400461048958.1*[.B51]^5-17298021871277.7*[.B51]^4+7562086107180.15*[.B51]^3-2124169493599.17*[.B51]^2+351861060863.467*[.B51]-26274537979.266" office:value-type="float" office:value="69.0646896362305" calcext:value-type="float">
            <text:p>69.0646896362305</text:p>
          </table:table-cell>
          <table:table-cell table:formula="of:=ROUND([.D51]*10000000)/10000000" office:value-type="float" office:value="69.0646896" calcext:value-type="float">
            <text:p>69.0646896</text:p>
          </table:table-cell>
          <table:table-cell table:formula="of:=[.E51]-[.C51]" office:value-type="float" office:value="-0.405728300000007" calcext:value-type="float">
            <text:p>-0.4057283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'1668-1800'.B1:'1668-1800'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7" loext:min-decimal-places="17" number:min-integer-digits="1"/>
    </number:number-style>
    <number:number-style style:name="N112" number:title="User-defined">
      <number:number number:decimal-places="13" loext:min-decimal-places="13" number:min-integer-digits="1"/>
    </number:number-style>
    <number:number-style style:name="N113" number:title="User-defined">
      <number:number number:decimal-places="15" loext:min-decimal-places="15" number:min-integer-digits="1"/>
    </number:number-style>
    <number:number-style style:name="N114" number:title="User-defined">
      <number:number number:decimal-places="1" loext:min-decimal-places="1" number:min-integer-digits="1"/>
    </number:number-style>
    <number:number-style style:name="N115" number:title="User-defined">
      <number:number number:decimal-places="9" loext:min-decimal-places="9" number:min-integer-digits="1"/>
    </number:number-style>
    <number:number-style style:name="N116" number:title="User-defined">
      <number:number number:decimal-places="4" loext:min-decimal-places="4" number:min-integer-digits="1"/>
    </number:number-style>
    <number:number-style style:name="N117" number:title="User-defined">
      <number:number number:decimal-places="3" loext:min-decimal-places="3" number:min-integer-digits="1"/>
    </number:number-style>
    <number:number-style style:name="N118" number:title="User-defined">
      <number:number number:decimal-places="16" loext:min-decimal-places="16" number:min-integer-digits="1"/>
    </number:number-style>
    <number:number-style style:name="N119" number:title="User-defined">
      <number:number number:decimal-places="14" loext:min-decimal-places="14" number:min-integer-digits="1"/>
    </number:number-style>
    <number:number-style style:name="N120" number:title="User-defined">
      <number:number number:decimal-places="12" loext:min-decimal-places="12" number:min-integer-digits="1"/>
    </number:number-style>
    <number:number-style style:name="N121" number:title="User-defined">
      <number:number number:decimal-places="19" loext:min-decimal-places="19" number:min-integer-digits="1"/>
    </number:number-style>
    <number:number-style style:name="N122" number:title="User-defined">
      <number:number number:decimal-places="7" loext:min-decimal-places="7" number:min-integer-digits="1"/>
    </number:number-style>
    <number:number-style style:name="N123" number:title="User-defined">
      <number:number number:decimal-places="10" loext:min-decimal-places="10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-00-0000</text:date>, <text:time style:data-style-name="N2" text:time-value="22:49:25.486750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26:24.647023919</meta:creation-date>
    <dc:date>2020-01-17T22:52:26.366129891</dc:date>
    <meta:editing-duration>PT8H43S</meta:editing-duration>
    <meta:editing-cycles>126</meta:editing-cycles>
    <meta:generator>LibreOffice/6.2.6.2$Linux_X86_64 LibreOffice_project/684e730861356e74889dfe6dbddd3562aae2e6ad</meta:generator>
    <meta:document-statistic meta:table-count="13" meta:cell-count="455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0" chart:maximum="0.5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20" chart:maximum="1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83cm" svg:height="16.948cm" xlink:href=".." xlink:type="simple" chart:class="chart:scatter" chart:style-name="ch1">
        <chart:plot-area chart:style-name="ch2" table:cell-range-address="'1620-1670'.B2:'1620-1670'.C52 '1620-1670'.C1:'1620-1670'.C1" chart:data-source-has-labels="row" svg:x="0.495cm" svg:y="0.338cm" svg:width="23.793cm" svg:height="16.272cm">
          <chartooo:coordinate-region svg:x="1.116cm" svg:y="0.537cm" svg:width="22.654cm" svg:height="15.4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620-1670'.C2:'1620-1670'.C52" chart:label-cell-address="'1620-1670'.C1:'1620-1670'.C1" chart:class="chart:scatter">
            <chart:domain table:cell-range-address="'1620-1670'.B2:'1620-1670'.B52"/>
            <chart:regression-curve chart:style-name="ch8">
              <chart:equation chart:display-equation="true" chart:display-r-square="false"/>
            </chart:regression-curve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1620-1670'.C1:'1620-167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620-1670'.B2:'1620-1670'.B52</svg:desc>
                </draw:g>
              </table:table-cell>
              <table:table-cell office:value-type="float" office:value="124">
                <text:p>124</text:p>
                <draw:g>
                  <svg:desc>'1620-1670'.C2:'1620-1670'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500" chart:maximum="1600" chart:origin="0" chart:interval-major="10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cc0000" draw:fill-color="#cc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44cm" svg:height="12.963cm" xlink:href=".." xlink:type="simple" chart:class="chart:scatter" chart:style-name="ch1">
        <chart:plot-area chart:style-name="ch2" table:cell-range-address="'500-1600'.A2:'500-1600'.A13 '500-1600'.D1:'500-1600'.D13" chart:data-source-has-labels="row" svg:x="0.406cm" svg:y="0.259cm" svg:width="19.532cm" svg:height="12.445cm">
          <chartooo:coordinate-region svg:x="1.398cm" svg:y="0.458cm" svg:width="18.168cm" svg:height="11.59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500-1600'.D2:'500-1600'.D13" chart:label-cell-address="'500-1600'.D1:'500-1600'.D1" chart:class="chart:scatter">
            <chart:domain table:cell-range-address="'500-1600'.A2:'500-1600'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ed</text:p>
                <draw:g>
                  <svg:desc>'500-1600'.D1:'500-16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500-1600'.A2:'500-1600'.A13</svg:desc>
                </draw:g>
              </table:table-cell>
              <table:table-cell office:value-type="float" office:value="5710.0446703125">
                <text:p>5710.0446703125</text:p>
                <draw:g>
                  <svg:desc>'500-1600'.D2:'500-1600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4739.2442262528">
                <text:p>4739.2442262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3813.1501393357">
                <text:p>3813.1501393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955.6915844032">
                <text:p>2955.6915844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2200.2880009053">
                <text:p>2200.2880009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574.2">
                <text:p>157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">
                <text:p>1100</text:p>
              </table:table-cell>
              <table:table-cell office:value-type="float" office:value="1088.8974609093">
                <text:p>1088.8974609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736.4448165312">
                <text:p>736.4448165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491.9035283077">
                <text:p>491.9035283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321.7517503488">
                <text:p>321.751750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198.3211828125">
                <text:p>198.3211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120.2511145408">
                <text:p>120.25111454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00" chart:maximum="500" chart:origin="-1000" chart:interval-major="10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5000" chart:maximum="28000" chart:origin="0" chart:interval-major="5000" chart:interval-minor-divisor="5" chart:reverse-direction="false" text:line-break="false" loext:try-staggering-first="false" chart:link-data-style-to-source="false" chart:axis-position="-100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cm" chart:symbol-height="0cm" chart:link-data-style-to-source="true"/>
      <style:graphic-properties svg:stroke-color="#cc0000" draw:fill-color="#cc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-1000-500'.A2:'-1000-500'.A17 '-1000-500'.D1:'-1000-500'.D17" chart:data-source-has-labels="row" svg:x="0.32cm" svg:y="0.18cm" svg:width="15.36cm" svg:height="8.64cm">
          <chartooo:coordinate-region svg:x="1.497cm" svg:y="0.18cm" svg:width="13.903cm" svg:height="7.99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-1000-500'.D2:'-1000-500'.D17" chart:label-cell-address="'-1000-500'.D1:'-1000-500'.D1" chart:class="chart:scatter">
            <chart:domain table:cell-range-address="'-1000-500'.A2:'-1000-500'.A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ed</text:p>
                <draw:g>
                  <svg:desc>'-1000-500'.D1:'-1000-5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'-1000-500'.A2:'-1000-500'.A17</svg:desc>
                </draw:g>
              </table:table-cell>
              <table:table-cell office:value-type="float" office:value="25427.68">
                <text:p>25427.68</text:p>
                <draw:g>
                  <svg:desc>'-1000-500'.D2:'-1000-500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23654.88">
                <text:p>23654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21946.08">
                <text:p>21946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20301.28">
                <text:p>20301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18720.48">
                <text:p>1872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17203.68">
                <text:p>17203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15750.88">
                <text:p>1575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0">
                <text:p>-300</text:p>
              </table:table-cell>
              <table:table-cell office:value-type="float" office:value="14362.08">
                <text:p>14362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0">
                <text:p>-200</text:p>
              </table:table-cell>
              <table:table-cell office:value-type="float" office:value="13037.28">
                <text:p>13037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11776.48">
                <text:p>11776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579.68">
                <text:p>10579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9446.88">
                <text:p>9446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8378.08">
                <text:p>8378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7373.28">
                <text:p>7373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6432.48">
                <text:p>6432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5555.68">
                <text:p>5555.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2" number:title="User-defined">
      <number:number number:decimal-places="13" loext:min-decimal-places="13" number:min-integer-digits="1"/>
    </number:number-style>
    <number:number-style style:name="N11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minimum="0" chart:maximum="6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4">
      <style:chart-properties chart:display-label="true" chart:logarithmic="false" chart:minimum="5" chart:maximum="14" chart:origin="0" chart:interval-major="1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cm" chart:symbol-height="0cm" chart:link-data-style-to-source="true"/>
      <style:graphic-properties svg:stroke-color="#cc0000" draw:fill-color="#cc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11cm" svg:height="17.001cm" xlink:href=".." xlink:type="simple" chart:class="chart:scatter" chart:style-name="ch1">
        <chart:plot-area chart:style-name="ch2" table:cell-range-address="'1800-1860 (NASA)'.B2:'1800-1860 (NASA)'.B62 '1800-1860 (NASA)'.D1:'1800-1860 (NASA)'.D62" chart:data-source-has-labels="row" svg:x="0.494cm" svg:y="0.34cm" svg:width="23.723cm" svg:height="16.321cm">
          <chartooo:coordinate-region svg:x="1.221cm" svg:y="0.539cm" svg:width="22.625cm" svg:height="15.475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800-1860 (NASA)'.D2:'1800-1860 (NASA)'.D62" chart:label-cell-address="'1800-1860 (NASA)'.D1:'1800-1860 (NASA)'.D1" chart:class="chart:scatter">
            <chart:domain table:cell-range-address="'1800-1860 (NASA)'.B2:'1800-1860 (NASA)'.B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moothed</text:p>
                <draw:g>
                  <svg:desc>'1800-1860 (NASA)'.D1:'1800-1860 (NASA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800-1860 (NASA)'.B2:'1800-1860 (NASA)'.B62</svg:desc>
                </draw:g>
              </table:table-cell>
              <table:table-cell office:value-type="float" office:value="13.72">
                <text:p>13.72</text:p>
                <draw:g>
                  <svg:desc>'1800-1860 (NASA)'.D2:'1800-1860 (NASA)'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398163398175">
                <text:p>13.398163398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1098311488">
                <text:p>13.1098311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867924806125">
                <text:p>12.86792480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6790341184">
                <text:p>12.6790341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544581171875">
                <text:p>12.544581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4618754368">
                <text:p>12.4618754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425064125425">
                <text:p>12.425064125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425982272">
                <text:p>12.425982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454906944775">
                <text:p>12.454906944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.50122">
                <text:p>12.50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.553983787925">
                <text:p>12.553983787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.6024342208">
                <text:p>12.602434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.636395612875">
                <text:p>12.636395612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.6466217024">
                <text:p>12.6466217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.625067265625">
                <text:p>12.6250672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.5650947328">
                <text:p>12.5650947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461620216175">
                <text:p>12.461620216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.31120336">
                <text:p>12.31120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.112085422525">
                <text:p>12.112085422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.86418">
                <text:p>11.86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.569020802675">
                <text:p>11.569020802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.2296708928">
                <text:p>11.229670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.850597794625">
                <text:p>10.850597794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.4375188864">
                <text:p>10.4375188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.997221484375">
                <text:p>9.99722148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.5373620288">
                <text:p>9.5373620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.06624878192498">
                <text:p>9.06624878192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.59261244799998">
                <text:p>8.592612447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.125369125275">
                <text:p>8.125369125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.67337999999999">
                <text:p>7.67337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.24521219242498">
                <text:p>7.24521219242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.84890516479997">
                <text:p>6.8489051647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.49174710137499">
                <text:p>6.49174710137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18006567040001">
                <text:p>6.1800656704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.91903757812496">
                <text:p>5.91903757812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.71252132480001">
                <text:p>5.7125213248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.56291757267489">
                <text:p>5.56291757267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.47106153599992">
                <text:p>5.47106153599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.43615180302503">
                <text:p>5.43615180302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.45572000000001">
                <text:p>5.45572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.52564570717487">
                <text:p>5.52564570717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.64022103679977">
                <text:p>5.64022103679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.792269283125">
                <text:p>5.79226928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.97332205439983">
                <text:p>5.97332205439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.17385929687492">
                <text:p>6.17385929687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.38361662079984">
                <text:p>6.38361662079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.59196433842516">
                <text:p>6.59196433842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.78836262399955">
                <text:p>6.788362623999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.96289720577443">
                <text:p>6.962897205774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1069">
                <text:p>7.1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.21365909692531">
                <text:p>7.21365909692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.27922250879942">
                <text:p>7.27922250879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.30330008987426">
                <text:p>7.303300089874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.29026803839906">
                <text:p>7.29026803839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.25028039062386">
                <text:p>7.25028039062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20049191679937">
                <text:p>7.20049191679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.16639682917412">
                <text:p>7.16639682917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18328771199936">
                <text:p>7.18328771199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.29783908352465">
                <text:p>7.297839083524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.56982000000016">
                <text:p>7.56982000000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maximum="40" chart:origin="0" chart:interval-minor-divisor="5" chart:reverse-direction="false" text:line-break="false" loext:try-staggering-first="false" chart:link-data-style-to-source="false" chart:axis-position="-7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2">
      <style:chart-properties chart:display-label="true" chart:logarithmic="false" chart:minimum="-7" chart:maximum="8" chart:origin="-7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cm" chart:symbol-height="0cm" chart:link-data-style-to-source="true"/>
      <style:graphic-properties svg:stroke-color="#cc0000" draw:fill-color="#cc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41cm" svg:height="17.134cm" xlink:href=".." xlink:type="simple" chart:class="chart:scatter" chart:style-name="ch1">
        <chart:plot-area chart:style-name="ch2" table:cell-range-address="'1860-1900 (NASA)'.B2:'1860-1900 (NASA)'.B42 '1860-1900 (NASA)'.D1:'1860-1900 (NASA)'.D42" chart:data-source-has-labels="row" svg:x="0.494cm" svg:y="0.342cm" svg:width="23.753cm" svg:height="16.45cm">
          <chartooo:coordinate-region svg:x="1.512cm" svg:y="0.541cm" svg:width="22.548cm" svg:height="15.60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860-1900 (NASA)'.D2:'1860-1900 (NASA)'.D42" chart:label-cell-address="'1860-1900 (NASA)'.D1:'1860-1900 (NASA)'.D1" chart:class="chart:scatter">
            <chart:domain table:cell-range-address="'1860-1900 (NASA)'.B2:'1860-1900 (NASA)'.B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moothed</text:p>
                <draw:g>
                  <svg:desc>'1860-1900 (NASA)'.D1:'1860-1900 (NASA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860-1900 (NASA)'.B2:'1860-1900 (NASA)'.B42</svg:desc>
                </draw:g>
              </table:table-cell>
              <table:table-cell office:value-type="float" office:value="7.62">
                <text:p>7.62</text:p>
                <draw:g>
                  <svg:desc>'1860-1900 (NASA)'.D2:'1860-1900 (NASA)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95830960624282">
                <text:p>7.95830960624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88781687817012">
                <text:p>7.88781687817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49390014580431">
                <text:p>7.49390014580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85223031584368">
                <text:p>6.85223031584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0292855088003">
                <text:p>6.0292855088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8286569613795">
                <text:p>5.08286569613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0626073374101">
                <text:p>4.0626073374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01049801739778">
                <text:p>3.01049801739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96139108324756">
                <text:p>1.96139108324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43520281609445">
                <text:p>0.943520281609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209856042251758">
                <text:p>-0.0209856042251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15588117185589">
                <text:p>-0.915588117185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72882448928385">
                <text:p>-1.72882448928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45379300447682">
                <text:p>-2.45379300447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.08763836152828">
                <text:p>-3.08763836152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.63103703687097">
                <text:p>-3.63103703687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.08768264746861">
                <text:p>-4.08768264746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4.46377131367808">
                <text:p>-4.4637713136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4.7674870221114">
                <text:p>-4.7674870221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.00848698849785">
                <text:p>-5.00848698849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.19738702054596">
                <text:p>-5.19738702054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5.34524688080566">
                <text:p>-5.34524688080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5.46305564953039">
                <text:p>-5.46305564953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5.56121708753897">
                <text:p>-5.56121708753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5.64903499907792">
                <text:p>-5.64903499907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5.73419859468331">
                <text:p>-5.73419859468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5.82226785404306">
                <text:p>-5.82226785404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5.91615888885865">
                <text:p>-5.91615888885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6.01562930570776">
                <text:p>-6.01562930570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6.11676356890555">
                <text:p>-6.116763568905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6.21145836336761">
                <text:p>-6.21145836336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6.28690795747124">
                <text:p>-6.2869079574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6.32508956591815">
                <text:p>-6.32508956591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6.30224871259594">
                <text:p>-6.30224871259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6.1883845934409">
                <text:p>-6.1883845934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5.94673543929912">
                <text:p>-5.94673543929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5.53326387878963">
                <text:p>-5.53326387878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4.89614230116558">
                <text:p>-4.89614230116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3.9752382191765">
                <text:p>-3.9752382191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.70159963193146">
                <text:p>-2.701599631931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0.55" chart:maximum="0.74" chart:origin="0" chart:interval-major="0.0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false" chart:minimum="30" chart:maximum="45" chart:origin="0" chart:interval-major="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0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48cm" svg:height="17.08cm" xlink:href=".." xlink:type="simple" chart:class="chart:scatter" chart:style-name="ch1">
        <chart:plot-area chart:style-name="ch2" table:cell-range-address="'1955-1972'.B2:'1955-1972'.C20 '1955-1972'.C1:'1955-1972'.C1" chart:data-source-has-labels="row" svg:x="0.496cm" svg:y="0.341cm" svg:width="23.856cm" svg:height="16.398cm">
          <chartooo:coordinate-region svg:x="1.117cm" svg:y="0.54cm" svg:width="22.903cm" svg:height="15.55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'1955-1972'.C2:'1955-1972'.C20" chart:label-cell-address="'1955-1972'.C1:'1955-1972'.C1" chart:class="chart:scatter">
            <chart:domain table:cell-range-address="'1955-1972'.B2:'1955-1972'.B20"/>
            <chart:regression-curve chart:style-name="ch8">
              <chart:equation chart:display-equation="true" chart:display-r-square="false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1955-1972'.C1:'1955-197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">
                <text:p>0.55</text:p>
                <draw:g>
                  <svg:desc>'1955-1972'.B2:'1955-1972'.B20</svg:desc>
                </draw:g>
              </table:table-cell>
              <table:table-cell office:value-type="float" office:value="31.07">
                <text:p>31.07</text:p>
                <draw:g>
                  <svg:desc>'1955-1972'.C2:'1955-1972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">
                <text:p>0.56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">
                <text:p>0.57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">
                <text:p>0.63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35.03">
                <text:p>35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">
                <text:p>0.66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37.43">
                <text:p>37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40.18">
                <text:p>4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">
                <text:p>0.71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42.2263">
                <text:p>42.2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">
                <text:p>0.73</text:p>
              </table:table-cell>
              <table:table-cell office:value-type="float" office:value="43.3724">
                <text:p>43.372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aximum="1.8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5" chart:maximum="3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8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59cm" svg:height="17.001cm" xlink:href=".." xlink:type="simple" chart:class="chart:scatter" chart:style-name="ch1">
        <chart:plot-area chart:style-name="ch2" table:cell-range-address="'1668-1800'.B2:'1668-1800'.C134 '1668-1800'.C1:'1668-1800'.C1" chart:data-source-has-labels="row" svg:x="0.495cm" svg:y="0.34cm" svg:width="23.769cm" svg:height="16.321cm">
          <chartooo:coordinate-region svg:x="1.116cm" svg:y="0.539cm" svg:width="22.816cm" svg:height="15.475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668-1800'.C2:'1668-1800'.C134" chart:label-cell-address="'1668-1800'.C1:'1668-1800'.C1" chart:class="chart:scatter">
            <chart:domain table:cell-range-address="'1668-1800'.B2:'1668-1800'.B134"/>
            <chart:regression-curve chart:style-name="ch8">
              <chart:equation chart:display-equation="true" chart:display-r-square="false"/>
            </chart:regression-curve>
            <chart:data-point chart:repeated="1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1668-1800'.C1:'1668-18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  <draw:g>
                  <svg:desc>'1668-1800'.B2:'1668-1800'.B134</svg:desc>
                </draw:g>
              </table:table-cell>
              <table:table-cell office:value-type="float" office:value="28">
                <text:p>28</text:p>
                <draw:g>
                  <svg:desc>'1668-1800'.C2:'1668-1800'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">
                <text:p>0.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">
                <text:p>0.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">
                <text:p>0.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">
                <text:p>0.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">
                <text:p>0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">
                <text:p>0.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">
                <text:p>0.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">
                <text:p>0.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">
                <text:p>0.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">
                <text:p>0.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">
                <text:p>0.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">
                <text:p>0.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">
                <text:p>0.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">
                <text:p>0.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">
                <text:p>0.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">
                <text:p>0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7">
                <text:p>0.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">
                <text:p>0.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">
                <text:p>0.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">
                <text:p>0.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">
                <text:p>0.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3">
                <text:p>0.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">
                <text:p>0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">
                <text:p>0.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">
                <text:p>0.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">
                <text:p>0.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">
                <text:p>0.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">
                <text:p>0.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">
                <text:p>0.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">
                <text:p>0.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">
                <text:p>0.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">
                <text:p>0.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">
                <text:p>0.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">
                <text:p>0.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">
                <text:p>0.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">
                <text:p>0.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">
                <text:p>1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2">
                <text:p>1.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3">
                <text:p>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4">
                <text:p>1.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5">
                <text:p>1.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">
                <text:p>1.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7">
                <text:p>1.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">
                <text:p>1.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">
                <text:p>1.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">
                <text:p>1.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">
                <text:p>1.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">
                <text:p>1.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3">
                <text:p>1.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4">
                <text:p>1.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5">
                <text:p>1.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">
                <text:p>1.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">
                <text:p>1.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">
                <text:p>1.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9">
                <text:p>1.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">
                <text:p>1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">
                <text:p>1.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3">
                <text:p>1.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">
                <text:p>1.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5">
                <text:p>1.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6">
                <text:p>1.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7">
                <text:p>1.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8">
                <text:p>1.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9">
                <text:p>1.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">
                <text:p>1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1">
                <text:p>1.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2">
                <text:p>1.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3">
                <text:p>1.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">
                <text:p>1.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">
                <text:p>1.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">
                <text:p>1.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7">
                <text:p>1.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8">
                <text:p>1.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">
                <text:p>1.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">
                <text:p>1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1">
                <text:p>1.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2">
                <text:p>1.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3">
                <text:p>1.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4">
                <text:p>1.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5">
                <text:p>1.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6">
                <text:p>1.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7">
                <text:p>1.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8">
                <text:p>1.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9">
                <text:p>1.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">
                <text:p>1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1">
                <text:p>1.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">
                <text:p>1.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3">
                <text:p>1.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4">
                <text:p>1.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5">
                <text:p>1.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6">
                <text:p>1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7">
                <text:p>1.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8">
                <text:p>1.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9">
                <text:p>1.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">
                <text:p>1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1">
                <text:p>1.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2">
                <text:p>1.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3">
                <text:p>1.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4">
                <text:p>1.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5">
                <text:p>1.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6">
                <text:p>1.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7">
                <text:p>1.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8">
                <text:p>1.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9">
                <text:p>1.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">
                <text:p>1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1">
                <text:p>1.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2">
                <text:p>1.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3">
                <text:p>1.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4">
                <text:p>1.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5">
                <text:p>1.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6">
                <text:p>1.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7">
                <text:p>1.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8">
                <text:p>1.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9">
                <text:p>1.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">
                <text:p>1.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0" chart:maximum="0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4">
      <style:chart-properties chart:display-label="true" chart:logarithmic="false" chart:minimum="5" chart:maximum="14" chart:origin="0" chart:interval-major="1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4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27cm" svg:height="17.053cm" xlink:href=".." xlink:type="simple" chart:class="chart:scatter" chart:style-name="ch1">
        <chart:plot-area chart:style-name="ch2" table:cell-range-address="'1800-1860'.B2:'1800-1860'.C62 '1800-1860'.C1:'1800-1860'.C1" chart:data-source-has-labels="row" svg:x="0.494cm" svg:y="0.341cm" svg:width="23.739cm" svg:height="16.371cm">
          <chartooo:coordinate-region svg:x="1.221cm" svg:y="0.54cm" svg:width="22.495cm" svg:height="15.525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800-1860'.C2:'1800-1860'.C62" chart:label-cell-address="'1800-1860'.C1:'1800-1860'.C1" chart:class="chart:scatter">
            <chart:domain table:cell-range-address="'1800-1860'.B2:'1800-1860'.B62"/>
            <chart:regression-curve chart:style-name="ch8">
              <chart:equation chart:display-equation="true" chart:display-r-square="false"/>
            </chart:regression-curve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1800-1860'.C1:'1800-186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800-1860'.B2:'1800-1860'.B62</svg:desc>
                </draw:g>
              </table:table-cell>
              <table:table-cell office:value-type="float" office:value="13.7">
                <text:p>13.7</text:p>
                <draw:g>
                  <svg:desc>'1800-1860'.C2:'1800-1860'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7.88">
                <text:p>7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2">
      <style:chart-properties chart:display-label="true" chart:logarithmic="false" chart:minimum="0" chart:maximum="0.4" chart:origin="0" chart:interval-major="0.05" chart:interval-minor-divisor="5" chart:reverse-direction="false" text:line-break="false" loext:try-staggering-first="false" chart:link-data-style-to-source="true" chart:axis-position="-7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2">
      <style:chart-properties chart:display-label="true" chart:logarithmic="false" chart:minimum="-7" chart:maximum="8" chart:origin="-7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0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7.134cm" xlink:href=".." xlink:type="simple" chart:class="chart:scatter" chart:style-name="ch1">
        <chart:plot-area chart:style-name="ch2" table:cell-range-address="'1860-1900'.B2:'1860-1900'.C42 '1860-1900'.C1:'1860-1900'.C1" chart:data-source-has-labels="row" svg:x="0.494cm" svg:y="0.341cm" svg:width="24.133cm" svg:height="16.449cm">
          <chartooo:coordinate-region svg:x="1.512cm" svg:y="0.54cm" svg:width="22.783cm" svg:height="15.60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860-1900'.C2:'1860-1900'.C42" chart:label-cell-address="'1860-1900'.C1:'1860-1900'.C1" chart:class="chart:scatter">
            <chart:domain table:cell-range-address="'1860-1900'.B2:'1860-1900'.B42"/>
            <chart:regression-curve chart:style-name="ch8">
              <chart:equation chart:display-equation="true" chart:display-r-square="false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1860-1900'.C1:'1860-19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860-1900'.B2:'1860-1900'.B42</svg:desc>
                </draw:g>
              </table:table-cell>
              <table:table-cell office:value-type="float" office:value="7.88">
                <text:p>7.88</text:p>
                <draw:g>
                  <svg:desc>'1860-1900'.C2:'1860-1900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5.79">
                <text:p>-5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6.01">
                <text:p>-6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6.19">
                <text:p>-6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2.72">
                <text:p>-2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0" chart:maximum="0.75" chart:origin="0" chart:interval-major="0.0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2">
      <style:chart-properties chart:display-label="true" chart:logarithmic="false" chart:minimum="-5" chart:maximum="45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0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85cm" svg:height="17.028cm" xlink:href=".." xlink:type="simple" chart:class="chart:scatter" chart:style-name="ch1">
        <chart:plot-area chart:style-name="ch2" table:cell-range-address="'1900-1972'.B2:'1900-1972'.C75 '1900-1972'.C1:'1900-1972'.C1" chart:data-source-has-labels="row" svg:x="0.497cm" svg:y="0.34cm" svg:width="23.891cm" svg:height="16.348cm">
          <chartooo:coordinate-region svg:x="1.515cm" svg:y="0.539cm" svg:width="22.461cm" svg:height="15.95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1900-1972'.C2:'1900-1972'.C75" chart:label-cell-address="'1900-1972'.C1:'1900-1972'.C1" chart:class="chart:scatter">
            <chart:domain table:cell-range-address="'1900-1972'.B2:'1900-1972'.B75"/>
            <chart:regression-curve chart:style-name="ch8">
              <chart:equation chart:display-equation="true" chart:display-r-square="false"/>
            </chart:regression-curve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1900-1972'.C1:'1900-197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900-1972'.B2:'1900-1972'.B75</svg:desc>
                </draw:g>
              </table:table-cell>
              <table:table-cell office:value-type="float" office:value="-2.72">
                <text:p>-2.72</text:p>
                <draw:g>
                  <svg:desc>'1900-1972'.C2:'1900-1972'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7.28">
                <text:p>27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9.57">
                <text:p>29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9.97">
                <text:p>29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35.03">
                <text:p>35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37.43">
                <text:p>37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40.18">
                <text:p>40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42.2263">
                <text:p>42.2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43.3724">
                <text:p>43.37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4" number:title="User-defined">
      <number:number number:decimal-places="1" loext:min-decimal-places="1" number:min-integer-digits="1"/>
    </number:number-style>
    <number:number-style style:name="N117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3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Telescopic Era'.A1:'Telescopic Era'.A355 'Telescopic Era'.C1:'Telescopic Era'.C355" chart:data-source-has-labels="row" svg:x="0.32cm" svg:y="0.18cm" svg:width="15.36cm" svg:height="8.64cm">
          <chartooo:coordinate-region svg:x="1.709cm" svg:y="0.379cm" svg:width="13.374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elescopic Era'.C2:'Telescopic Era'.C355" chart:label-cell-address="'Telescopic Era'.C1:'Telescopic Era'.C1" chart:class="chart:scatter">
            <chart:domain table:cell-range-address="'Telescopic Era'.A2:'Telescopic Era'.A355"/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ed</text:p>
                <draw:g>
                  <svg:desc>'Telescopic Era'.C1:'Telescopic Er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0">
                <text:p>1620</text:p>
                <draw:g>
                  <svg:desc>'Telescopic Era'.A2:'Telescopic Era'.A355</svg:desc>
                </draw:g>
              </table:table-cell>
              <table:table-cell office:value-type="float" office:value="123.844395892676">
                <text:p>123.844395892676</text:p>
                <draw:g>
                  <svg:desc>'Telescopic Era'.C2:'Telescopic Era'.C3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1">
                <text:p>1621</text:p>
              </table:table-cell>
              <table:table-cell office:value-type="float" office:value="119.132987175607">
                <text:p>119.132987175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2">
                <text:p>1622</text:p>
              </table:table-cell>
              <table:table-cell office:value-type="float" office:value="114.60776533862">
                <text:p>114.6077653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3">
                <text:p>1623</text:p>
              </table:table-cell>
              <table:table-cell office:value-type="float" office:value="110.267952912792">
                <text:p>110.267952912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4">
                <text:p>1624</text:p>
              </table:table-cell>
              <table:table-cell office:value-type="float" office:value="106.112162270787">
                <text:p>106.112162270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5">
                <text:p>1625</text:p>
              </table:table-cell>
              <table:table-cell office:value-type="float" office:value="102.138426456671">
                <text:p>102.138426456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">
                <text:p>1626</text:p>
              </table:table-cell>
              <table:table-cell office:value-type="float" office:value="98.3442300157349">
                <text:p>98.344230015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">
                <text:p>1627</text:p>
              </table:table-cell>
              <table:table-cell office:value-type="float" office:value="94.7265398243044">
                <text:p>94.7265398243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8">
                <text:p>1628</text:p>
              </table:table-cell>
              <table:table-cell office:value-type="float" office:value="91.2818359195607">
                <text:p>91.2818359195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9">
                <text:p>1629</text:p>
              </table:table-cell>
              <table:table-cell office:value-type="float" office:value="88.0061423293559">
                <text:p>88.0061423293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0">
                <text:p>1630</text:p>
              </table:table-cell>
              <table:table-cell office:value-type="float" office:value="84.8950579020295">
                <text:p>84.8950579020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1">
                <text:p>1631</text:p>
              </table:table-cell>
              <table:table-cell office:value-type="float" office:value="81.9437871362258">
                <text:p>81.9437871362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2">
                <text:p>1632</text:p>
              </table:table-cell>
              <table:table-cell office:value-type="float" office:value="79.1471710107099">
                <text:p>79.1471710107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">
                <text:p>1633</text:p>
              </table:table-cell>
              <table:table-cell office:value-type="float" office:value="76.4997178141846">
                <text:p>76.4997178141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4">
                <text:p>1634</text:p>
              </table:table-cell>
              <table:table-cell office:value-type="float" office:value="73.9956339751073">
                <text:p>73.9956339751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5">
                <text:p>1635</text:p>
              </table:table-cell>
              <table:table-cell office:value-type="float" office:value="71.6288548915064">
                <text:p>71.628854891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6">
                <text:p>1636</text:p>
              </table:table-cell>
              <table:table-cell office:value-type="float" office:value="69.393075760798">
                <text:p>69.3930757607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7">
                <text:p>1637</text:p>
              </table:table-cell>
              <table:table-cell office:value-type="float" office:value="67.2817824096028">
                <text:p>67.2817824096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8">
                <text:p>1638</text:p>
              </table:table-cell>
              <table:table-cell office:value-type="float" office:value="65.2882821235624">
                <text:p>65.2882821235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9">
                <text:p>1639</text:p>
              </table:table-cell>
              <table:table-cell office:value-type="float" office:value="63.4057344771564">
                <text:p>63.4057344771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0">
                <text:p>1640</text:p>
              </table:table-cell>
              <table:table-cell office:value-type="float" office:value="61.6271821635188">
                <text:p>61.6271821635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1">
                <text:p>1641</text:p>
              </table:table-cell>
              <table:table-cell office:value-type="float" office:value="59.9455818242549">
                <text:p>59.9455818242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2">
                <text:p>1642</text:p>
              </table:table-cell>
              <table:table-cell office:value-type="float" office:value="58.3538348792576">
                <text:p>58.3538348792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3">
                <text:p>1643</text:p>
              </table:table-cell>
              <table:table-cell office:value-type="float" office:value="56.8448183565244">
                <text:p>56.8448183565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4">
                <text:p>1644</text:p>
              </table:table-cell>
              <table:table-cell office:value-type="float" office:value="55.4114157219741">
                <text:p>55.4114157219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">
                <text:p>1645</text:p>
              </table:table-cell>
              <table:table-cell office:value-type="float" office:value="54.0465477092633">
                <text:p>54.0465477092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6">
                <text:p>1646</text:p>
              </table:table-cell>
              <table:table-cell office:value-type="float" office:value="52.743203149603">
                <text:p>52.74320314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7">
                <text:p>1647</text:p>
              </table:table-cell>
              <table:table-cell office:value-type="float" office:value="51.4944698015758">
                <text:p>51.4944698015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8">
                <text:p>1648</text:p>
              </table:table-cell>
              <table:table-cell office:value-type="float" office:value="50.2935651809517">
                <text:p>50.2935651809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9">
                <text:p>1649</text:p>
              </table:table-cell>
              <table:table-cell office:value-type="float" office:value="49.1338673905057">
                <text:p>49.1338673905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0">
                <text:p>1650</text:p>
              </table:table-cell>
              <table:table-cell office:value-type="float" office:value="48.0089459498339">
                <text:p>48.0089459498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1">
                <text:p>1651</text:p>
              </table:table-cell>
              <table:table-cell office:value-type="float" office:value="46.9125926251703">
                <text:p>46.9125926251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2">
                <text:p>1652</text:p>
              </table:table-cell>
              <table:table-cell office:value-type="float" office:value="45.8388522592036">
                <text:p>45.8388522592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3">
                <text:p>1653</text:p>
              </table:table-cell>
              <table:table-cell office:value-type="float" office:value="44.7820536008938">
                <text:p>44.7820536008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4">
                <text:p>1654</text:p>
              </table:table-cell>
              <table:table-cell office:value-type="float" office:value="43.7368401352886">
                <text:p>43.7368401352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5">
                <text:p>1655</text:p>
              </table:table-cell>
              <table:table-cell office:value-type="float" office:value="42.6982009133408">
                <text:p>42.6982009133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6">
                <text:p>1656</text:p>
              </table:table-cell>
              <table:table-cell office:value-type="float" office:value="41.6615013817242">
                <text:p>41.6615013817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7">
                <text:p>1657</text:p>
              </table:table-cell>
              <table:table-cell office:value-type="float" office:value="40.6225142126506">
                <text:p>40.6225142126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8">
                <text:p>1658</text:p>
              </table:table-cell>
              <table:table-cell office:value-type="float" office:value="39.5774501336868">
                <text:p>39.5774501336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9">
                <text:p>1659</text:p>
              </table:table-cell>
              <table:table-cell office:value-type="float" office:value="38.5229887575705">
                <text:p>38.5229887575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0">
                <text:p>1660</text:p>
              </table:table-cell>
              <table:table-cell office:value-type="float" office:value="37.4563094120278">
                <text:p>37.4563094120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1">
                <text:p>1661</text:p>
              </table:table-cell>
              <table:table-cell office:value-type="float" office:value="36.3751219695894">
                <text:p>36.3751219695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2">
                <text:p>1662</text:p>
              </table:table-cell>
              <table:table-cell office:value-type="float" office:value="35.2776976774073">
                <text:p>35.2776976774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3">
                <text:p>1663</text:p>
              </table:table-cell>
              <table:table-cell office:value-type="float" office:value="34.1628999870717">
                <text:p>34.1628999870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4">
                <text:p>1664</text:p>
              </table:table-cell>
              <table:table-cell office:value-type="float" office:value="33.0302153844274">
                <text:p>33.030215384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5">
                <text:p>1665</text:p>
              </table:table-cell>
              <table:table-cell office:value-type="float" office:value="31.8797842193909">
                <text:p>31.8797842193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6">
                <text:p>1666</text:p>
              </table:table-cell>
              <table:table-cell office:value-type="float" office:value="30.7124315357665">
                <text:p>30.7124315357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7">
                <text:p>1667</text:p>
              </table:table-cell>
              <table:table-cell office:value-type="float" office:value="29.5296979010634">
                <text:p>29.5296979010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68">
                <text:p>1668</text:p>
              </table:table-cell>
              <table:table-cell office:value-type="float" office:value="28.0821310266839">
                <text:p>28.0821310266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9">
                <text:p>1669</text:p>
              </table:table-cell>
              <table:table-cell office:value-type="float" office:value="27.0768764635879">
                <text:p>27.0768764635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70">
                <text:p>1670</text:p>
              </table:table-cell>
              <table:table-cell office:value-type="float" office:value="26.0194436330009">
                <text:p>26.0194436330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71">
                <text:p>1671</text:p>
              </table:table-cell>
              <table:table-cell office:value-type="float" office:value="25.147289689869">
                <text:p>25.147289689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2">
                <text:p>1672</text:p>
              </table:table-cell>
              <table:table-cell office:value-type="float" office:value="24.1214092870455">
                <text:p>24.1214092870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73">
                <text:p>1673</text:p>
              </table:table-cell>
              <table:table-cell office:value-type="float" office:value="23.0649669302425">
                <text:p>23.0649669302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4">
                <text:p>1674</text:p>
              </table:table-cell>
              <table:table-cell office:value-type="float" office:value="21.9951441207818">
                <text:p>21.9951441207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5">
                <text:p>1675</text:p>
              </table:table-cell>
              <table:table-cell office:value-type="float" office:value="20.9267898155708">
                <text:p>20.9267898155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6">
                <text:p>1676</text:p>
              </table:table-cell>
              <table:table-cell office:value-type="float" office:value="19.8726136795908">
                <text:p>19.8726136795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7">
                <text:p>1677</text:p>
              </table:table-cell>
              <table:table-cell office:value-type="float" office:value="18.8433688688533">
                <text:p>18.8433688688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8">
                <text:p>1678</text:p>
              </table:table-cell>
              <table:table-cell office:value-type="float" office:value="17.8480246906352">
                <text:p>17.84802469063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9">
                <text:p>1679</text:p>
              </table:table-cell>
              <table:table-cell office:value-type="float" office:value="16.8939294822671">
                <text:p>16.89392948226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0">
                <text:p>1680</text:p>
              </table:table-cell>
              <table:table-cell office:value-type="float" office:value="15.9869640446018">
                <text:p>15.9869640446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1">
                <text:p>1681</text:p>
              </table:table-cell>
              <table:table-cell office:value-type="float" office:value="15.1316859606345">
                <text:p>15.1316859606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2">
                <text:p>1682</text:p>
              </table:table-cell>
              <table:table-cell office:value-type="float" office:value="14.3314651243131">
                <text:p>14.3314651243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83">
                <text:p>1683</text:p>
              </table:table-cell>
              <table:table-cell office:value-type="float" office:value="13.5886107995198">
                <text:p>13.5886107995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4">
                <text:p>1684</text:p>
              </table:table-cell>
              <table:table-cell office:value-type="float" office:value="12.9044905232699">
                <text:p>12.9044905232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85">
                <text:p>1685</text:p>
              </table:table-cell>
              <table:table-cell office:value-type="float" office:value="12.2796411621352">
                <text:p>12.2796411621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86">
                <text:p>1686</text:p>
              </table:table-cell>
              <table:table-cell office:value-type="float" office:value="11.7138724255078">
                <text:p>11.7138724255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7">
                <text:p>1687</text:p>
              </table:table-cell>
              <table:table-cell office:value-type="float" office:value="11.2063631335336">
                <text:p>11.2063631335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8">
                <text:p>1688</text:p>
              </table:table-cell>
              <table:table-cell office:value-type="float" office:value="10.755750532508">
                <text:p>10.7557505325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9">
                <text:p>1689</text:p>
              </table:table-cell>
              <table:table-cell office:value-type="float" office:value="10.3602129450815">
                <text:p>10.3602129450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0">
                <text:p>1690</text:p>
              </table:table-cell>
              <table:table-cell office:value-type="float" office:value="10.0175460368068">
                <text:p>10.0175460368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1">
                <text:p>1691</text:p>
              </table:table-cell>
              <table:table-cell office:value-type="float" office:value="9.725232975838">
                <text:p>9.7252329758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2">
                <text:p>1692</text:p>
              </table:table-cell>
              <table:table-cell office:value-type="float" office:value="9.4805087564496">
                <text:p>9.4805087564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3">
                <text:p>1693</text:p>
              </table:table-cell>
              <table:table-cell office:value-type="float" office:value="9.2804189521107">
                <text:p>9.2804189521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">
                <text:p>1694</text:p>
              </table:table-cell>
              <table:table-cell office:value-type="float" office:value="9.1218731584308">
                <text:p>9.1218731584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5">
                <text:p>1695</text:p>
              </table:table-cell>
              <table:table-cell office:value-type="float" office:value="9.001693380364">
                <text:p>9.001693380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6">
                <text:p>1696</text:p>
              </table:table-cell>
              <table:table-cell office:value-type="float" office:value="8.9166576134944">
                <text:p>8.91665761349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7">
                <text:p>1697</text:p>
              </table:table-cell>
              <table:table-cell office:value-type="float" office:value="8.863538862945">
                <text:p>8.863538862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8">
                <text:p>1698</text:p>
              </table:table-cell>
              <table:table-cell office:value-type="float" office:value="8.8391398387053">
                <text:p>8.8391398387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9">
                <text:p>1699</text:p>
              </table:table-cell>
              <table:table-cell office:value-type="float" office:value="8.8403235603496">
                <text:p>8.8403235603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0">
                <text:p>1700</text:p>
              </table:table-cell>
              <table:table-cell office:value-type="float" office:value="8.8640400988302">
                <text:p>8.8640400988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01">
                <text:p>1701</text:p>
              </table:table-cell>
              <table:table-cell office:value-type="float" office:value="8.9073496777405">
                <text:p>8.9073496777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2">
                <text:p>1702</text:p>
              </table:table-cell>
              <table:table-cell office:value-type="float" office:value="8.9674423509537">
                <text:p>8.9674423509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3">
                <text:p>1703</text:p>
              </table:table-cell>
              <table:table-cell office:value-type="float" office:value="9.0416544677014">
                <text:p>9.04165446770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4">
                <text:p>1704</text:p>
              </table:table-cell>
              <table:table-cell office:value-type="float" office:value="9.1274821318443">
                <text:p>9.12748213184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5">
                <text:p>1705</text:p>
              </table:table-cell>
              <table:table-cell office:value-type="float" office:value="9.2225918553745">
                <text:p>9.22259185537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6">
                <text:p>1706</text:p>
              </table:table-cell>
              <table:table-cell office:value-type="float" office:value="9.3248286013227">
                <text:p>9.32482860132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7">
                <text:p>1707</text:p>
              </table:table-cell>
              <table:table-cell office:value-type="float" office:value="9.4322214066528">
                <text:p>9.4322214066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8">
                <text:p>1708</text:p>
              </table:table-cell>
              <table:table-cell office:value-type="float" office:value="9.5429867684766">
                <text:p>9.54298676847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9">
                <text:p>1709</text:p>
              </table:table-cell>
              <table:table-cell office:value-type="float" office:value="9.6555299735051">
                <text:p>9.65552997350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0">
                <text:p>1710</text:p>
              </table:table-cell>
              <table:table-cell office:value-type="float" office:value="9.7684445434138">
                <text:p>9.7684445434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1">
                <text:p>1711</text:p>
              </table:table-cell>
              <table:table-cell office:value-type="float" office:value="9.8805099653187">
                <text:p>9.8805099653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2">
                <text:p>1712</text:p>
              </table:table-cell>
              <table:table-cell office:value-type="float" office:value="9.9906878690858">
                <text:p>9.9906878690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13">
                <text:p>1713</text:p>
              </table:table-cell>
              <table:table-cell office:value-type="float" office:value="10.0981168094263">
                <text:p>10.0981168094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4">
                <text:p>1714</text:p>
              </table:table-cell>
              <table:table-cell office:value-type="float" office:value="10.2021058045361">
                <text:p>10.2021058045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15">
                <text:p>1715</text:p>
              </table:table-cell>
              <table:table-cell office:value-type="float" office:value="10.302126777548">
                <text:p>10.302126777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16">
                <text:p>1716</text:p>
              </table:table-cell>
              <table:table-cell office:value-type="float" office:value="10.3978060424456">
                <text:p>10.3978060424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17">
                <text:p>1717</text:p>
              </table:table-cell>
              <table:table-cell office:value-type="float" office:value="10.488914969425">
                <text:p>10.488914969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8">
                <text:p>1718</text:p>
              </table:table-cell>
              <table:table-cell office:value-type="float" office:value="10.5753599603454">
                <text:p>10.57535996034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19">
                <text:p>1719</text:p>
              </table:table-cell>
              <table:table-cell office:value-type="float" office:value="10.6571718593191">
                <text:p>10.6571718593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0">
                <text:p>1720</text:p>
              </table:table-cell>
              <table:table-cell office:value-type="float" office:value="10.7344949172916">
                <text:p>10.73449491729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1">
                <text:p>1721</text:p>
              </table:table-cell>
              <table:table-cell office:value-type="float" office:value="10.8075754250899">
                <text:p>10.80757542508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22">
                <text:p>1722</text:p>
              </table:table-cell>
              <table:table-cell office:value-type="float" office:value="10.876750123371">
                <text:p>10.876750123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3">
                <text:p>1723</text:p>
              </table:table-cell>
              <table:table-cell office:value-type="float" office:value="10.9424344928379">
                <text:p>10.9424344928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4">
                <text:p>1724</text:p>
              </table:table-cell>
              <table:table-cell office:value-type="float" office:value="11.0051110222016">
                <text:p>11.0051110222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25">
                <text:p>1725</text:p>
              </table:table-cell>
              <table:table-cell office:value-type="float" office:value="11.0653175465345">
                <text:p>11.0653175465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26">
                <text:p>1726</text:p>
              </table:table-cell>
              <table:table-cell office:value-type="float" office:value="11.1236357425373">
                <text:p>11.1236357425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27">
                <text:p>1727</text:p>
              </table:table-cell>
              <table:table-cell office:value-type="float" office:value="11.1806798632538">
                <text:p>11.1806798632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8">
                <text:p>1728</text:p>
              </table:table-cell>
              <table:table-cell office:value-type="float" office:value="11.2370857867031">
                <text:p>11.23708578670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9">
                <text:p>1729</text:p>
              </table:table-cell>
              <table:table-cell office:value-type="float" office:value="11.2935004512733">
                <text:p>11.29350045127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0">
                <text:p>1730</text:p>
              </table:table-cell>
              <table:table-cell office:value-type="float" office:value="11.350571740983">
                <text:p>11.3505717409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1">
                <text:p>1731</text:p>
              </table:table-cell>
              <table:table-cell office:value-type="float" office:value="11.4089388819125">
                <text:p>11.4089388819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2">
                <text:p>1732</text:p>
              </table:table-cell>
              <table:table-cell office:value-type="float" office:value="11.4692234042964">
                <text:p>11.4692234042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3">
                <text:p>1733</text:p>
              </table:table-cell>
              <table:table-cell office:value-type="float" office:value="11.5320207182599">
                <text:p>11.53202071825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4">
                <text:p>1734</text:p>
              </table:table-cell>
              <table:table-cell office:value-type="float" office:value="11.5978923479274">
                <text:p>11.5978923479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5">
                <text:p>1735</text:p>
              </table:table-cell>
              <table:table-cell office:value-type="float" office:value="11.6673588617491">
                <text:p>11.66735886174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6">
                <text:p>1736</text:p>
              </table:table-cell>
              <table:table-cell office:value-type="float" office:value="11.7408935313983">
                <text:p>11.7408935313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37">
                <text:p>1737</text:p>
              </table:table-cell>
              <table:table-cell office:value-type="float" office:value="11.8189167478599">
                <text:p>11.81891674785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38">
                <text:p>1738</text:p>
              </table:table-cell>
              <table:table-cell office:value-type="float" office:value="11.9017912151289">
                <text:p>11.9017912151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39">
                <text:p>1739</text:p>
              </table:table-cell>
              <table:table-cell office:value-type="float" office:value="11.9898179392626">
                <text:p>11.9898179392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40">
                <text:p>1740</text:p>
              </table:table-cell>
              <table:table-cell office:value-type="float" office:value="12.0832330241615">
                <text:p>12.0832330241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1">
                <text:p>1741</text:p>
              </table:table-cell>
              <table:table-cell office:value-type="float" office:value="12.1822052778448">
                <text:p>12.18220527784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2">
                <text:p>1742</text:p>
              </table:table-cell>
              <table:table-cell office:value-type="float" office:value="12.2868346322689">
                <text:p>12.2868346322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43">
                <text:p>1743</text:p>
              </table:table-cell>
              <table:table-cell office:value-type="float" office:value="12.3971513697147">
                <text:p>12.3971513697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4">
                <text:p>1744</text:p>
              </table:table-cell>
              <table:table-cell office:value-type="float" office:value="12.5131161463692">
                <text:p>12.51311614636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45">
                <text:p>1745</text:p>
              </table:table-cell>
              <table:table-cell office:value-type="float" office:value="12.6346207959218">
                <text:p>12.63462079592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46">
                <text:p>1746</text:p>
              </table:table-cell>
              <table:table-cell office:value-type="float" office:value="12.7614898929464">
                <text:p>12.7614898929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47">
                <text:p>1747</text:p>
              </table:table-cell>
              <table:table-cell office:value-type="float" office:value="12.8934830497096">
                <text:p>12.8934830497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8">
                <text:p>1748</text:p>
              </table:table-cell>
              <table:table-cell office:value-type="float" office:value="13.0302979122757">
                <text:p>13.0302979122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49">
                <text:p>1749</text:p>
              </table:table-cell>
              <table:table-cell office:value-type="float" office:value="13.171573820528">
                <text:p>13.1715738205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0">
                <text:p>1750</text:p>
              </table:table-cell>
              <table:table-cell office:value-type="float" office:value="13.3168960887965">
                <text:p>13.31689608879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1">
                <text:p>1751</text:p>
              </table:table-cell>
              <table:table-cell office:value-type="float" office:value="13.4658008563861">
                <text:p>13.4658008563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52">
                <text:p>1752</text:p>
              </table:table-cell>
              <table:table-cell office:value-type="float" office:value="13.6177804578988">
                <text:p>13.6177804578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3">
                <text:p>1753</text:p>
              </table:table-cell>
              <table:table-cell office:value-type="float" office:value="13.7722892510214">
                <text:p>13.77228925102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4">
                <text:p>1754</text:p>
              </table:table-cell>
              <table:table-cell office:value-type="float" office:value="13.9287498388771">
                <text:p>13.92874983887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5">
                <text:p>1755</text:p>
              </table:table-cell>
              <table:table-cell office:value-type="float" office:value="14.0865596166373">
                <text:p>14.08655961663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6">
                <text:p>1756</text:p>
              </table:table-cell>
              <table:table-cell office:value-type="float" office:value="14.2450975659744">
                <text:p>14.24509756597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7">
                <text:p>1757</text:p>
              </table:table-cell>
              <table:table-cell office:value-type="float" office:value="14.4037312181249">
                <text:p>14.4037312181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8">
                <text:p>1758</text:p>
              </table:table-cell>
              <table:table-cell office:value-type="float" office:value="14.561823697321">
                <text:p>14.5618236973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9">
                <text:p>1759</text:p>
              </table:table-cell>
              <table:table-cell office:value-type="float" office:value="14.7187407554015">
                <text:p>14.71874075540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0">
                <text:p>1760</text:p>
              </table:table-cell>
              <table:table-cell office:value-type="float" office:value="14.8738576974797">
                <text:p>14.8738576974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61">
                <text:p>1761</text:p>
              </table:table-cell>
              <table:table-cell office:value-type="float" office:value="15.0265660996815">
                <text:p>15.0265660996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62">
                <text:p>1762</text:p>
              </table:table-cell>
              <table:table-cell office:value-type="float" office:value="15.1762802064372">
                <text:p>15.17628020643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63">
                <text:p>1763</text:p>
              </table:table-cell>
              <table:table-cell office:value-type="float" office:value="15.3224428999206">
                <text:p>15.3224428999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4">
                <text:p>1764</text:p>
              </table:table-cell>
              <table:table-cell office:value-type="float" office:value="15.4645311161626">
                <text:p>15.46453111616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5">
                <text:p>1765</text:p>
              </table:table-cell>
              <table:table-cell office:value-type="float" office:value="15.6020605903545">
                <text:p>15.6020605903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66">
                <text:p>1766</text:p>
              </table:table-cell>
              <table:table-cell office:value-type="float" office:value="15.7345897959171">
                <text:p>15.73458979591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7">
                <text:p>1767</text:p>
              </table:table-cell>
              <table:table-cell office:value-type="float" office:value="15.8617229470915">
                <text:p>15.86172294709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8">
                <text:p>1768</text:p>
              </table:table-cell>
              <table:table-cell office:value-type="float" office:value="15.9831119198029">
                <text:p>15.98311191980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9">
                <text:p>1769</text:p>
              </table:table-cell>
              <table:table-cell office:value-type="float" office:value="16.0984569508623">
                <text:p>16.0984569508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70">
                <text:p>1770</text:p>
              </table:table-cell>
              <table:table-cell office:value-type="float" office:value="16.2075059590393">
                <text:p>16.2075059590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71">
                <text:p>1771</text:p>
              </table:table-cell>
              <table:table-cell office:value-type="float" office:value="16.3100523329781">
                <text:p>16.31005233297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72">
                <text:p>1772</text:p>
              </table:table-cell>
              <table:table-cell office:value-type="float" office:value="16.4059310269299">
                <text:p>16.40593102692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73">
                <text:p>1773</text:p>
              </table:table-cell>
              <table:table-cell office:value-type="float" office:value="16.4950127900488">
                <text:p>16.4950127900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74">
                <text:p>1774</text:p>
              </table:table-cell>
              <table:table-cell office:value-type="float" office:value="16.5771963655466">
                <text:p>16.57719636554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75">
                <text:p>1775</text:p>
              </table:table-cell>
              <table:table-cell office:value-type="float" office:value="16.6523984719938">
                <text:p>16.6523984719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76">
                <text:p>1776</text:p>
              </table:table-cell>
              <table:table-cell office:value-type="float" office:value="16.720541389645">
                <text:p>16.720541389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77">
                <text:p>1777</text:p>
              </table:table-cell>
              <table:table-cell office:value-type="float" office:value="16.7815379601602">
                <text:p>16.78153796016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8">
                <text:p>1778</text:p>
              </table:table-cell>
              <table:table-cell office:value-type="float" office:value="16.8352738050749">
                <text:p>16.83527380507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9">
                <text:p>1779</text:p>
              </table:table-cell>
              <table:table-cell office:value-type="float" office:value="16.881586563632">
                <text:p>16.8815865636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80">
                <text:p>1780</text:p>
              </table:table-cell>
              <table:table-cell office:value-type="float" office:value="16.920241945842">
                <text:p>16.9202419458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81">
                <text:p>1781</text:p>
              </table:table-cell>
              <table:table-cell office:value-type="float" office:value="16.9509063840565">
                <text:p>16.95090638405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2">
                <text:p>1782</text:p>
              </table:table-cell>
              <table:table-cell office:value-type="float" office:value="16.9731160779124">
                <text:p>16.9731160779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3">
                <text:p>1783</text:p>
              </table:table-cell>
              <table:table-cell office:value-type="float" office:value="16.9862421998082">
                <text:p>16.98624219980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84">
                <text:p>1784</text:p>
              </table:table-cell>
              <table:table-cell office:value-type="float" office:value="16.9894520394487">
                <text:p>16.9894520394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85">
                <text:p>1785</text:p>
              </table:table-cell>
              <table:table-cell office:value-type="float" office:value="16.9816658544955">
                <text:p>16.9816658544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6">
                <text:p>1786</text:p>
              </table:table-cell>
              <table:table-cell office:value-type="float" office:value="16.9615091913588">
                <text:p>16.96150919135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7">
                <text:p>1787</text:p>
              </table:table-cell>
              <table:table-cell office:value-type="float" office:value="16.9272604252515">
                <text:p>16.9272604252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8">
                <text:p>1788</text:p>
              </table:table-cell>
              <table:table-cell office:value-type="float" office:value="16.8767932826563">
                <text:p>16.87679328265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9">
                <text:p>1789</text:p>
              </table:table-cell>
              <table:table-cell office:value-type="float" office:value="16.8075140820333">
                <text:p>16.8075140820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0">
                <text:p>1790</text:p>
              </table:table-cell>
              <table:table-cell office:value-type="float" office:value="16.7162934345074">
                <text:p>16.71629343450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1">
                <text:p>1791</text:p>
              </table:table-cell>
              <table:table-cell office:value-type="float" office:value="16.5993921483064">
                <text:p>16.5993921483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2">
                <text:p>1792</text:p>
              </table:table-cell>
              <table:table-cell office:value-type="float" office:value="16.4523810566357">
                <text:p>16.45238105663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3">
                <text:p>1793</text:p>
              </table:table-cell>
              <table:table-cell office:value-type="float" office:value="16.2700544959193">
                <text:p>16.27005449591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4">
                <text:p>1794</text:p>
              </table:table-cell>
              <table:table-cell office:value-type="float" office:value="16.046337156939">
                <text:p>16.0463371569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5">
                <text:p>1795</text:p>
              </table:table-cell>
              <table:table-cell office:value-type="float" office:value="15.7741840173662">
                <text:p>15.77418401736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6">
                <text:p>1796</text:p>
              </table:table-cell>
              <table:table-cell office:value-type="float" office:value="15.4454730682669">
                <text:p>15.4454730682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7">
                <text:p>1797</text:p>
              </table:table-cell>
              <table:table-cell office:value-type="float" office:value="15.0508905341526">
                <text:p>15.0508905341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8">
                <text:p>1798</text:p>
              </table:table-cell>
              <table:table-cell office:value-type="float" office:value="14.5798082813822">
                <text:p>14.57980828138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9">
                <text:p>1799</text:p>
              </table:table-cell>
              <table:table-cell office:value-type="float" office:value="14.0201531141688">
                <text:p>14.0201531141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13.68877726">
                <text:p>13.688777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1">
                <text:p>1801</text:p>
              </table:table-cell>
              <table:table-cell office:value-type="float" office:value="13.4215308050133">
                <text:p>13.42153080501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2">
                <text:p>1802</text:p>
              </table:table-cell>
              <table:table-cell office:value-type="float" office:value="13.1166642848857">
                <text:p>13.1166642848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03">
                <text:p>1803</text:p>
              </table:table-cell>
              <table:table-cell office:value-type="float" office:value="12.8651035381377">
                <text:p>12.86510353813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04">
                <text:p>1804</text:p>
              </table:table-cell>
              <table:table-cell office:value-type="float" office:value="12.6911501027178">
                <text:p>12.69115010271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05">
                <text:p>1805</text:p>
              </table:table-cell>
              <table:table-cell office:value-type="float" office:value="12.5868068675252">
                <text:p>12.58680686752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6">
                <text:p>1806</text:p>
              </table:table-cell>
              <table:table-cell office:value-type="float" office:value="12.5325318899754">
                <text:p>12.5325318899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7">
                <text:p>1807</text:p>
              </table:table-cell>
              <table:table-cell office:value-type="float" office:value="12.5085480116449">
                <text:p>12.50854801164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8">
                <text:p>1808</text:p>
              </table:table-cell>
              <table:table-cell office:value-type="float" office:value="12.4998805903306">
                <text:p>12.4998805903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9">
                <text:p>1809</text:p>
              </table:table-cell>
              <table:table-cell office:value-type="float" office:value="12.4975047751178">
                <text:p>12.4975047751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10">
                <text:p>1810</text:p>
              </table:table-cell>
              <table:table-cell office:value-type="float" office:value="12.4973372350853">
                <text:p>12.49733723508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11">
                <text:p>1811</text:p>
              </table:table-cell>
              <table:table-cell office:value-type="float" office:value="12.498286625207">
                <text:p>12.4982866252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12">
                <text:p>1812</text:p>
              </table:table-cell>
              <table:table-cell office:value-type="float" office:value="12.5001653486595">
                <text:p>12.50016534865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3">
                <text:p>1813</text:p>
              </table:table-cell>
              <table:table-cell office:value-type="float" office:value="12.5019468089065">
                <text:p>12.5019468089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14">
                <text:p>1814</text:p>
              </table:table-cell>
              <table:table-cell office:value-type="float" office:value="12.5006131767827">
                <text:p>12.5006131767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5">
                <text:p>1815</text:p>
              </table:table-cell>
              <table:table-cell office:value-type="float" office:value="12.4906658911868">
                <text:p>12.49066589118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16">
                <text:p>1816</text:p>
              </table:table-cell>
              <table:table-cell office:value-type="float" office:value="12.4642530968184">
                <text:p>12.4642530968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7">
                <text:p>1817</text:p>
              </table:table-cell>
              <table:table-cell office:value-type="float" office:value="12.4117946359077">
                <text:p>12.41179463590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8">
                <text:p>1818</text:p>
              </table:table-cell>
              <table:table-cell office:value-type="float" office:value="12.3229468391006">
                <text:p>12.3229468391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9">
                <text:p>1819</text:p>
              </table:table-cell>
              <table:table-cell office:value-type="float" office:value="12.1877380795981">
                <text:p>12.1877380795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20">
                <text:p>1820</text:p>
              </table:table-cell>
              <table:table-cell office:value-type="float" office:value="11.9977147717725">
                <text:p>11.9977147717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21">
                <text:p>1821</text:p>
              </table:table-cell>
              <table:table-cell office:value-type="float" office:value="11.7469600910045">
                <text:p>11.7469600910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2">
                <text:p>1822</text:p>
              </table:table-cell>
              <table:table-cell office:value-type="float" office:value="11.4328789596091">
                <text:p>11.43287895960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23">
                <text:p>1823</text:p>
              </table:table-cell>
              <table:table-cell office:value-type="float" office:value="11.0566784343208">
                <text:p>11.0566784343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24">
                <text:p>1824</text:p>
              </table:table-cell>
              <table:table-cell office:value-type="float" office:value="10.6235089900927">
                <text:p>10.62350899009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25">
                <text:p>1825</text:p>
              </table:table-cell>
              <table:table-cell office:value-type="float" office:value="10.1422665079201">
                <text:p>10.14226650792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26">
                <text:p>1826</text:p>
              </table:table-cell>
              <table:table-cell office:value-type="float" office:value="9.6250849045623">
                <text:p>9.6250849045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27">
                <text:p>1827</text:p>
              </table:table-cell>
              <table:table-cell office:value-type="float" office:value="9.0865737748093">
                <text:p>9.08657377480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28">
                <text:p>1828</text:p>
              </table:table-cell>
              <table:table-cell office:value-type="float" office:value="8.5428731987686">
                <text:p>8.54287319876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29">
                <text:p>1829</text:p>
              </table:table-cell>
              <table:table-cell office:value-type="float" office:value="8.0106085484715">
                <text:p>8.0106085484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0">
                <text:p>1830</text:p>
              </table:table-cell>
              <table:table-cell office:value-type="float" office:value="7.5058317048176">
                <text:p>7.50583170481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31">
                <text:p>1831</text:p>
              </table:table-cell>
              <table:table-cell office:value-type="float" office:value="7.0430319490089">
                <text:p>7.04303194900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2">
                <text:p>1832</text:p>
              </table:table-cell>
              <table:table-cell office:value-type="float" office:value="6.6342906316028">
                <text:p>6.6342906316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33">
                <text:p>1833</text:p>
              </table:table-cell>
              <table:table-cell office:value-type="float" office:value="6.2886395238619">
                <text:p>6.28863952386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34">
                <text:p>1834</text:p>
              </table:table-cell>
              <table:table-cell office:value-type="float" office:value="6.0116647097235">
                <text:p>6.01166470972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5">
                <text:p>1835</text:p>
              </table:table-cell>
              <table:table-cell office:value-type="float" office:value="5.8053773200462">
                <text:p>5.80537732004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36">
                <text:p>1836</text:p>
              </table:table-cell>
              <table:table-cell office:value-type="float" office:value="5.6683507783252">
                <text:p>5.66835077832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7">
                <text:p>1837</text:p>
              </table:table-cell>
              <table:table-cell office:value-type="float" office:value="5.5961029836847">
                <text:p>5.59610298368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38">
                <text:p>1838</text:p>
              </table:table-cell>
              <table:table-cell office:value-type="float" office:value="5.5816824451852">
                <text:p>5.5816824451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39">
                <text:p>1839</text:p>
              </table:table-cell>
              <table:table-cell office:value-type="float" office:value="5.6164011620166">
                <text:p>5.61640116201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40">
                <text:p>1840</text:p>
              </table:table-cell>
              <table:table-cell office:value-type="float" office:value="5.6906452317448">
                <text:p>5.69064523174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1">
                <text:p>1841</text:p>
              </table:table-cell>
              <table:table-cell office:value-type="float" office:value="5.7946877804021">
                <text:p>5.7946877804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42">
                <text:p>1842</text:p>
              </table:table-cell>
              <table:table-cell office:value-type="float" office:value="5.9194286067038">
                <text:p>5.91942860670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43">
                <text:p>1843</text:p>
              </table:table-cell>
              <table:table-cell office:value-type="float" office:value="6.0569913506927">
                <text:p>6.05699135069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44">
                <text:p>1844</text:p>
              </table:table-cell>
              <table:table-cell office:value-type="float" office:value="6.2011221009302">
                <text:p>6.2011221009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45">
                <text:p>1845</text:p>
              </table:table-cell>
              <table:table-cell office:value-type="float" office:value="6.3473527796933">
                <text:p>6.34735277969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46">
                <text:p>1846</text:p>
              </table:table-cell>
              <table:table-cell office:value-type="float" office:value="6.4929175112404">
                <text:p>6.49291751124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47">
                <text:p>1847</text:p>
              </table:table-cell>
              <table:table-cell office:value-type="float" office:value="6.6364390893876">
                <text:p>6.63643908938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48">
                <text:p>1848</text:p>
              </table:table-cell>
              <table:table-cell office:value-type="float" office:value="6.7774335632922">
                <text:p>6.77743356329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49">
                <text:p>1849</text:p>
              </table:table-cell>
              <table:table-cell office:value-type="float" office:value="6.9157111761731">
                <text:p>6.91571117617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50">
                <text:p>1850</text:p>
              </table:table-cell>
              <table:table-cell office:value-type="float" office:value="7.050777992682">
                <text:p>7.0507779926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51">
                <text:p>1851</text:p>
              </table:table-cell>
              <table:table-cell office:value-type="float" office:value="7.1813602983272">
                <text:p>7.1813602983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52">
                <text:p>1852</text:p>
              </table:table-cell>
              <table:table-cell office:value-type="float" office:value="7.3051782383407">
                <text:p>7.30517823834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53">
                <text:p>1853</text:p>
              </table:table-cell>
              <table:table-cell office:value-type="float" office:value="7.4190801611945">
                <text:p>7.41908016119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54">
                <text:p>1854</text:p>
              </table:table-cell>
              <table:table-cell office:value-type="float" office:value="7.5196078684465">
                <text:p>7.51960786844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55">
                <text:p>1855</text:p>
              </table:table-cell>
              <table:table-cell office:value-type="float" office:value="7.6039874668773">
                <text:p>7.60398746687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56">
                <text:p>1856</text:p>
              </table:table-cell>
              <table:table-cell office:value-type="float" office:value="7.6714217685611">
                <text:p>7.67142176856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57">
                <text:p>1857</text:p>
              </table:table-cell>
              <table:table-cell office:value-type="float" office:value="7.7243879607109">
                <text:p>7.72438796071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58">
                <text:p>1858</text:p>
              </table:table-cell>
              <table:table-cell office:value-type="float" office:value="7.7694073590455">
                <text:p>7.7694073590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59">
                <text:p>1859</text:p>
              </table:table-cell>
              <table:table-cell office:value-type="float" office:value="7.8164395806068">
                <text:p>7.81643958060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60">
                <text:p>1860</text:p>
              </table:table-cell>
              <table:table-cell office:value-type="float" office:value="7.88553770181853">
                <text:p>7.885537701818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61">
                <text:p>1861</text:p>
              </table:table-cell>
              <table:table-cell office:value-type="float" office:value="7.77618017448227">
                <text:p>7.776180174482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62">
                <text:p>1862</text:p>
              </table:table-cell>
              <table:table-cell office:value-type="float" office:value="7.50236988544766">
                <text:p>7.50236988544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63">
                <text:p>1863</text:p>
              </table:table-cell>
              <table:table-cell office:value-type="float" office:value="7.09029538491923">
                <text:p>7.090295384919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64">
                <text:p>1864</text:p>
              </table:table-cell>
              <table:table-cell office:value-type="float" office:value="6.54340836662923">
                <text:p>6.543408366629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65">
                <text:p>1865</text:p>
              </table:table-cell>
              <table:table-cell office:value-type="float" office:value="5.86570050404492">
                <text:p>5.86570050404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66">
                <text:p>1866</text:p>
              </table:table-cell>
              <table:table-cell office:value-type="float" office:value="5.06796539463657">
                <text:p>5.067965394636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67">
                <text:p>1867</text:p>
              </table:table-cell>
              <table:table-cell office:value-type="float" office:value="4.16938693971978">
                <text:p>4.169386939719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68">
                <text:p>1868</text:p>
              </table:table-cell>
              <table:table-cell office:value-type="float" office:value="3.19633089061018">
                <text:p>3.196330890610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69">
                <text:p>1869</text:p>
              </table:table-cell>
              <table:table-cell office:value-type="float" office:value="2.17972722136484">
                <text:p>2.17972722136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70">
                <text:p>1870</text:p>
              </table:table-cell>
              <table:table-cell office:value-type="float" office:value="1.15202134087191">
                <text:p>1.152021340871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71">
                <text:p>1871</text:p>
              </table:table-cell>
              <table:table-cell office:value-type="float" office:value="0.14433573826092">
                <text:p>0.144335738260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72">
                <text:p>1872</text:p>
              </table:table-cell>
              <table:table-cell office:value-type="float" office:value="-0.81578572868418">
                <text:p>-0.815785728684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73">
                <text:p>1873</text:p>
              </table:table-cell>
              <table:table-cell office:value-type="float" office:value="-1.705887236446">
                <text:p>-1.7058872364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74">
                <text:p>1874</text:p>
              </table:table-cell>
              <table:table-cell office:value-type="float" office:value="-2.50935432233755">
                <text:p>-2.509354322337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75">
                <text:p>1875</text:p>
              </table:table-cell>
              <table:table-cell office:value-type="float" office:value="-3.21550681317246">
                <text:p>-3.215506813172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76">
                <text:p>1876</text:p>
              </table:table-cell>
              <table:table-cell office:value-type="float" office:value="-3.81919022306051">
                <text:p>-3.819190223060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77">
                <text:p>1877</text:p>
              </table:table-cell>
              <table:table-cell office:value-type="float" office:value="-4.32005161254452">
                <text:p>-4.320051612544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78">
                <text:p>1878</text:p>
              </table:table-cell>
              <table:table-cell office:value-type="float" office:value="-4.72168315733795">
                <text:p>-4.721683157337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79">
                <text:p>1879</text:p>
              </table:table-cell>
              <table:table-cell office:value-type="float" office:value="-5.03079025606566">
                <text:p>-5.030790256065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80">
                <text:p>1880</text:p>
              </table:table-cell>
              <table:table-cell office:value-type="float" office:value="-5.25649710684542">
                <text:p>-5.256497106845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81">
                <text:p>1881</text:p>
              </table:table-cell>
              <table:table-cell office:value-type="float" office:value="-5.40984749654191">
                <text:p>-5.409847496541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82">
                <text:p>1882</text:p>
              </table:table-cell>
              <table:table-cell office:value-type="float" office:value="-5.5034982682597">
                <text:p>-5.50349826825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83">
                <text:p>1883</text:p>
              </table:table-cell>
              <table:table-cell office:value-type="float" office:value="-5.55154375638494">
                <text:p>-5.551543756384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84">
                <text:p>1884</text:p>
              </table:table-cell>
              <table:table-cell office:value-type="float" office:value="-5.56935759842882">
                <text:p>-5.569357598428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85">
                <text:p>1885</text:p>
              </table:table-cell>
              <table:table-cell office:value-type="float" office:value="-5.57329994331639">
                <text:p>-5.573299943316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86">
                <text:p>1886</text:p>
              </table:table-cell>
              <table:table-cell office:value-type="float" office:value="-5.58011937083796">
                <text:p>-5.580119370837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87">
                <text:p>1887</text:p>
              </table:table-cell>
              <table:table-cell office:value-type="float" office:value="-5.60588601089472">
                <text:p>-5.605886010894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88">
                <text:p>1888</text:p>
              </table:table-cell>
              <table:table-cell office:value-type="float" office:value="-5.66433159833101">
                <text:p>-5.664331598331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89">
                <text:p>1889</text:p>
              </table:table-cell>
              <table:table-cell office:value-type="float" office:value="-5.7645497133779">
                <text:p>-5.7645497133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90">
                <text:p>1890</text:p>
              </table:table-cell>
              <table:table-cell office:value-type="float" office:value="-5.9081314339997">
                <text:p>-5.90813143399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91">
                <text:p>1891</text:p>
              </table:table-cell>
              <table:table-cell office:value-type="float" office:value="-6.08598425794248">
                <text:p>-6.08598425794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92">
                <text:p>1892</text:p>
              </table:table-cell>
              <table:table-cell office:value-type="float" office:value="-6.27531163430023">
                <text:p>-6.275311634300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93">
                <text:p>1893</text:p>
              </table:table-cell>
              <table:table-cell office:value-type="float" office:value="-6.43752297032074">
                <text:p>-6.43752297032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94">
                <text:p>1894</text:p>
              </table:table-cell>
              <table:table-cell office:value-type="float" office:value="-6.51820574389722">
                <text:p>-6.518205743897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95">
                <text:p>1895</text:p>
              </table:table-cell>
              <table:table-cell office:value-type="float" office:value="-6.45072854917856">
                <text:p>-6.450728549178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96">
                <text:p>1896</text:p>
              </table:table-cell>
              <table:table-cell office:value-type="float" office:value="-6.16556272721513">
                <text:p>-6.165562727215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97">
                <text:p>1897</text:p>
              </table:table-cell>
              <table:table-cell office:value-type="float" office:value="-5.60801687856908">
                <text:p>-5.608016878569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98">
                <text:p>1898</text:p>
              </table:table-cell>
              <table:table-cell office:value-type="float" office:value="-4.7677792156973">
                <text:p>-4.76777921569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99">
                <text:p>1899</text:p>
              </table:table-cell>
              <table:table-cell office:value-type="float" office:value="-3.72446358332328">
                <text:p>-3.724463583323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00">
                <text:p>1900</text:p>
              </table:table-cell>
              <table:table-cell office:value-type="float" office:value="-2.71925657643879">
                <text:p>-2.719256576438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1">
                <text:p>1901</text:p>
              </table:table-cell>
              <table:table-cell office:value-type="float" office:value="-1.4203725605909">
                <text:p>-1.42037256059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02">
                <text:p>1902</text:p>
              </table:table-cell>
              <table:table-cell office:value-type="float" office:value="-0.1080624789866">
                <text:p>-0.10806247898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03">
                <text:p>1903</text:p>
              </table:table-cell>
              <table:table-cell office:value-type="float" office:value="1.2052143223975">
                <text:p>1.20521432239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04">
                <text:p>1904</text:p>
              </table:table-cell>
              <table:table-cell office:value-type="float" office:value="2.5190706086687">
                <text:p>2.51907060866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05">
                <text:p>1905</text:p>
              </table:table-cell>
              <table:table-cell office:value-type="float" office:value="3.8364226461213">
                <text:p>3.83642264612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06">
                <text:p>1906</text:p>
              </table:table-cell>
              <table:table-cell office:value-type="float" office:value="5.1607899679649">
                <text:p>5.16078996796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07">
                <text:p>1907</text:p>
              </table:table-cell>
              <table:table-cell office:value-type="float" office:value="6.4944800880679">
                <text:p>6.49448008806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8">
                <text:p>1908</text:p>
              </table:table-cell>
              <table:table-cell office:value-type="float" office:value="7.8374903241969">
                <text:p>7.8374903241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09">
                <text:p>1909</text:p>
              </table:table-cell>
              <table:table-cell office:value-type="float" office:value="9.1869787240959">
                <text:p>9.18697872409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0">
                <text:p>1910</text:p>
              </table:table-cell>
              <table:table-cell office:value-type="float" office:value="10.5371745346066">
                <text:p>10.53717453460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11">
                <text:p>1911</text:p>
              </table:table-cell>
              <table:table-cell office:value-type="float" office:value="11.8796157603421">
                <text:p>11.87961576034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12">
                <text:p>1912</text:p>
              </table:table-cell>
              <table:table-cell office:value-type="float" office:value="13.2036171686849">
                <text:p>13.20361716868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3">
                <text:p>1913</text:p>
              </table:table-cell>
              <table:table-cell office:value-type="float" office:value="14.4968866565418">
                <text:p>14.4968866565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4">
                <text:p>1914</text:p>
              </table:table-cell>
              <table:table-cell office:value-type="float" office:value="15.7462212458534">
                <text:p>15.74622124585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15">
                <text:p>1915</text:p>
              </table:table-cell>
              <table:table-cell office:value-type="float" office:value="16.938226163778">
                <text:p>16.938226163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6">
                <text:p>1916</text:p>
              </table:table-cell>
              <table:table-cell office:value-type="float" office:value="18.0600115342426">
                <text:p>18.06001153424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7">
                <text:p>1917</text:p>
              </table:table-cell>
              <table:table-cell office:value-type="float" office:value="19.0998312046439">
                <text:p>19.09983120464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18">
                <text:p>1918</text:p>
              </table:table-cell>
              <table:table-cell office:value-type="float" office:value="20.0476371993667">
                <text:p>20.0476371993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19">
                <text:p>1919</text:p>
              </table:table-cell>
              <table:table-cell office:value-type="float" office:value="20.8955312749517">
                <text:p>20.89553127495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20">
                <text:p>1920</text:p>
              </table:table-cell>
              <table:table-cell office:value-type="float" office:value="21.638102094648">
                <text:p>21.6381020946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21">
                <text:p>1921</text:p>
              </table:table-cell>
              <table:table-cell office:value-type="float" office:value="22.272642687226">
                <text:p>22.272642687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22">
                <text:p>1922</text:p>
              </table:table-cell>
              <table:table-cell office:value-type="float" office:value="22.7992481507584">
                <text:p>22.7992481507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23">
                <text:p>1923</text:p>
              </table:table-cell>
              <table:table-cell office:value-type="float" office:value="23.2207980510959">
                <text:p>23.2207980510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24">
                <text:p>1924</text:p>
              </table:table-cell>
              <table:table-cell office:value-type="float" office:value="23.5428316914307">
                <text:p>23.54283169143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5">
                <text:p>1925</text:p>
              </table:table-cell>
              <table:table-cell office:value-type="float" office:value="23.7733274381442">
                <text:p>23.7733274381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26">
                <text:p>1926</text:p>
              </table:table-cell>
              <table:table-cell office:value-type="float" office:value="23.9223996235423">
                <text:p>23.92239962354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27">
                <text:p>1927</text:p>
              </table:table-cell>
              <table:table-cell office:value-type="float" office:value="24.0019282525743">
                <text:p>24.00192825257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28">
                <text:p>1928</text:p>
              </table:table-cell>
              <table:table-cell office:value-type="float" office:value="24.0251378626851">
                <text:p>24.02513786268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29">
                <text:p>1929</text:p>
              </table:table-cell>
              <table:table-cell office:value-type="float" office:value="24.0061424680345">
                <text:p>24.00614246803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30">
                <text:p>1930</text:p>
              </table:table-cell>
              <table:table-cell office:value-type="float" office:value="23.9594736059256">
                <text:p>23.95947360592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31">
                <text:p>1931</text:p>
              </table:table-cell>
              <table:table-cell office:value-type="float" office:value="23.8996081388725">
                <text:p>23.89960813887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32">
                <text:p>1932</text:p>
              </table:table-cell>
              <table:table-cell office:value-type="float" office:value="23.8405116947913">
                <text:p>23.8405116947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33">
                <text:p>1933</text:p>
              </table:table-cell>
              <table:table-cell office:value-type="float" office:value="23.7952124948037">
                <text:p>23.79521249480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34">
                <text:p>1934</text:p>
              </table:table-cell>
              <table:table-cell office:value-type="float" office:value="23.7754188675522">
                <text:p>23.77541886755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35">
                <text:p>1935</text:p>
              </table:table-cell>
              <table:table-cell office:value-type="float" office:value="23.7911920252424">
                <text:p>23.79119202524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36">
                <text:p>1936</text:p>
              </table:table-cell>
              <table:table-cell office:value-type="float" office:value="23.8506837243169">
                <text:p>23.85068372431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37">
                <text:p>1937</text:p>
              </table:table-cell>
              <table:table-cell office:value-type="float" office:value="23.9599462971769">
                <text:p>23.95994629717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38">
                <text:p>1938</text:p>
              </table:table-cell>
              <table:table-cell office:value-type="float" office:value="24.1228202652424">
                <text:p>24.12282026524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39">
                <text:p>1939</text:p>
              </table:table-cell>
              <table:table-cell office:value-type="float" office:value="24.3409023722861">
                <text:p>24.3409023722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40">
                <text:p>1940</text:p>
              </table:table-cell>
              <table:table-cell office:value-type="float" office:value="24.6135944549124">
                <text:p>24.61359445491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41">
                <text:p>1941</text:p>
              </table:table-cell>
              <table:table-cell office:value-type="float" office:value="24.9382311387283">
                <text:p>24.93823113872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42">
                <text:p>1942</text:p>
              </table:table-cell>
              <table:table-cell office:value-type="float" office:value="25.3102819586777">
                <text:p>25.31028195867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43">
                <text:p>1943</text:p>
              </table:table-cell>
              <table:table-cell office:value-type="float" office:value="25.7236211946182">
                <text:p>25.72362119461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44">
                <text:p>1944</text:p>
              </table:table-cell>
              <table:table-cell office:value-type="float" office:value="26.1708565330321">
                <text:p>26.17085653303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5">
                <text:p>1945</text:p>
              </table:table-cell>
              <table:table-cell office:value-type="float" office:value="26.6437056572269">
                <text:p>26.64370565722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46">
                <text:p>1946</text:p>
              </table:table-cell>
              <table:table-cell office:value-type="float" office:value="27.1334080759311">
                <text:p>27.13340807593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47">
                <text:p>1947</text:p>
              </table:table-cell>
              <table:table-cell office:value-type="float" office:value="27.631157968486">
                <text:p>27.6311579684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48">
                <text:p>1948</text:p>
              </table:table-cell>
              <table:table-cell office:value-type="float" office:value="28.1285425980154">
                <text:p>28.12854259801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">
                <text:p>1949</text:p>
              </table:table-cell>
              <table:table-cell office:value-type="float" office:value="28.617969966916">
                <text:p>28.6179699669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0">
                <text:p>1950</text:p>
              </table:table-cell>
              <table:table-cell office:value-type="float" office:value="29.0930689058334">
                <text:p>29.09306890583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51">
                <text:p>1951</text:p>
              </table:table-cell>
              <table:table-cell office:value-type="float" office:value="29.5490447427571">
                <text:p>29.54904474275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52">
                <text:p>1952</text:p>
              </table:table-cell>
              <table:table-cell office:value-type="float" office:value="29.9829741371806">
                <text:p>29.9829741371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53">
                <text:p>1953</text:p>
              </table:table-cell>
              <table:table-cell office:value-type="float" office:value="30.3940236303725">
                <text:p>30.39402363037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54">
                <text:p>1954</text:p>
              </table:table-cell>
              <table:table-cell office:value-type="float" office:value="30.7835780002617">
                <text:p>30.78357800026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55">
                <text:p>1955</text:p>
              </table:table-cell>
              <table:table-cell office:value-type="float" office:value="31.0704052448273">
                <text:p>31.0704052448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56">
                <text:p>1956</text:p>
              </table:table-cell>
              <table:table-cell office:value-type="float" office:value="31.3445293903351">
                <text:p>31.34452939033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57">
                <text:p>1957</text:p>
              </table:table-cell>
              <table:table-cell office:value-type="float" office:value="31.6942932605743">
                <text:p>31.69429326057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58">
                <text:p>1958</text:p>
              </table:table-cell>
              <table:table-cell office:value-type="float" office:value="32.1641800403595">
                <text:p>32.16418004035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59">
                <text:p>1959</text:p>
              </table:table-cell>
              <table:table-cell office:value-type="float" office:value="32.6795380115509">
                <text:p>32.67953801155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60">
                <text:p>1960</text:p>
              </table:table-cell>
              <table:table-cell office:value-type="float" office:value="33.1613819599152">
                <text:p>33.16138195991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61">
                <text:p>1961</text:p>
              </table:table-cell>
              <table:table-cell office:value-type="float" office:value="33.5873920917511">
                <text:p>33.58739209175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62">
                <text:p>1962</text:p>
              </table:table-cell>
              <table:table-cell office:value-type="float" office:value="33.9973194599152">
                <text:p>33.9973194599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63">
                <text:p>1963</text:p>
              </table:table-cell>
              <table:table-cell office:value-type="float" office:value="34.4606449604034">
                <text:p>34.46064496040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64">
                <text:p>1964</text:p>
              </table:table-cell>
              <table:table-cell office:value-type="float" office:value="35.0347416400909">
                <text:p>35.03474164009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65">
                <text:p>1965</text:p>
              </table:table-cell>
              <table:table-cell office:value-type="float" office:value="35.737279176712">
                <text:p>35.7372791767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66">
                <text:p>1966</text:p>
              </table:table-cell>
              <table:table-cell office:value-type="float" office:value="36.5435020923614">
                <text:p>36.54350209236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67">
                <text:p>1967</text:p>
              </table:table-cell>
              <table:table-cell office:value-type="float" office:value="37.4086372852325">
                <text:p>37.4086372852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68">
                <text:p>1968</text:p>
              </table:table-cell>
              <table:table-cell office:value-type="float" office:value="38.2986977100372">
                <text:p>38.29869771003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69">
                <text:p>1969</text:p>
              </table:table-cell>
              <table:table-cell office:value-type="float" office:value="39.2105648517609">
                <text:p>39.21056485176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70">
                <text:p>1970</text:p>
              </table:table-cell>
              <table:table-cell office:value-type="float" office:value="40.1655056476593">
                <text:p>40.16550564765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71">
                <text:p>1971</text:p>
              </table:table-cell>
              <table:table-cell office:value-type="float" office:value="41.1750957965851">
                <text:p>41.1750957965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72">
                <text:p>1972</text:p>
              </table:table-cell>
              <table:table-cell office:value-type="float" office:value="42.2262975">
                <text:p>42.22629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3">
                <text:p>1973</text:p>
              </table:table-cell>
              <table:table-cell office:value-type="float" office:value="43.3724016">
                <text:p>43.3724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0.7" chart:maximum="1.25" chart:origin="0" chart:interval-major="0.0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">
      <style:chart-properties chart:display-label="true" chart:logarithmic="false" chart:minimum="40" chart:maximum="70" chart:origin="0" chart:interval-major="5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cc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61cm" svg:height="17.033cm" xlink:href=".." xlink:type="simple" chart:class="chart:scatter" chart:style-name="ch1">
        <chart:plot-area chart:style-name="ch2" table:cell-range-address="'IERS Era'.B3:'IERS Era'.C51 'IERS Era'.C1:'IERS Era'.C1" chart:data-source-has-labels="row" svg:x="0.507cm" svg:y="0.34cm" svg:width="24.347cm" svg:height="16.353cm">
          <chartooo:coordinate-region svg:x="1.128cm" svg:y="0.539cm" svg:width="23.395cm" svg:height="15.50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'IERS Era'.C3:'IERS Era'.C51" chart:label-cell-address="'IERS Era'.C1:'IERS Era'.C1" chart:class="chart:scatter">
            <chart:domain table:cell-range-address="'IERS Era'.B3:'IERS Era'.B51"/>
            <chart:regression-curve chart:style-name="ch8">
              <chart:equation chart:display-equation="true" chart:display-r-square="false"/>
            </chart:regression-curve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ΔT</text:p>
                <draw:g>
                  <svg:desc>'IERS Era'.C1:'IERS Er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">
                <text:p>0.73</text:p>
                <draw:g>
                  <svg:desc>'IERS Era'.B3:'IERS Era'.B51</svg:desc>
                </draw:g>
              </table:table-cell>
              <table:table-cell office:value-type="float" office:value="43.3724016">
                <text:p>43.3724016</text:p>
                <draw:g>
                  <svg:desc>'IERS Era'.C3:'IERS Era'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44.4840562">
                <text:p>44.4840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5.476138">
                <text:p>45.476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">
                <text:p>0.76</text:p>
              </table:table-cell>
              <table:table-cell office:value-type="float" office:value="46.4567207">
                <text:p>46.4567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">
                <text:p>0.77</text:p>
              </table:table-cell>
              <table:table-cell office:value-type="float" office:value="47.5213815">
                <text:p>47.521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">
                <text:p>0.78</text:p>
              </table:table-cell>
              <table:table-cell office:value-type="float" office:value="48.5344163">
                <text:p>48.5344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">
                <text:p>0.79</text:p>
              </table:table-cell>
              <table:table-cell office:value-type="float" office:value="49.5861495">
                <text:p>49.5861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50.5387068">
                <text:p>50.5387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">
                <text:p>0.81</text:p>
              </table:table-cell>
              <table:table-cell office:value-type="float" office:value="51.3807849">
                <text:p>51.3807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52.1667826">
                <text:p>52.1667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">
                <text:p>0.83</text:p>
              </table:table-cell>
              <table:table-cell office:value-type="float" office:value="52.9564838">
                <text:p>52.9564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">
                <text:p>0.84</text:p>
              </table:table-cell>
              <table:table-cell office:value-type="float" office:value="53.7882418">
                <text:p>53.7882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">
                <text:p>0.85</text:p>
              </table:table-cell>
              <table:table-cell office:value-type="float" office:value="54.3427024">
                <text:p>54.342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">
                <text:p>0.86</text:p>
              </table:table-cell>
              <table:table-cell office:value-type="float" office:value="54.8712512">
                <text:p>54.8712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">
                <text:p>0.87</text:p>
              </table:table-cell>
              <table:table-cell office:value-type="float" office:value="55.3222105">
                <text:p>55.322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">
                <text:p>0.88</text:p>
              </table:table-cell>
              <table:table-cell office:value-type="float" office:value="55.8196609">
                <text:p>55.8196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56.3000349">
                <text:p>56.3000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56.8552701">
                <text:p>56.8552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57.5653127">
                <text:p>57.5653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58.3091659">
                <text:p>58.3091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">
                <text:p>0.93</text:p>
              </table:table-cell>
              <table:table-cell office:value-type="float" office:value="59.1218414">
                <text:p>59.1218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">
                <text:p>0.94</text:p>
              </table:table-cell>
              <table:table-cell office:value-type="float" office:value="59.9844537">
                <text:p>59.9844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">
                <text:p>0.95</text:p>
              </table:table-cell>
              <table:table-cell office:value-type="float" office:value="60.7853482">
                <text:p>60.7853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61.6286593">
                <text:p>61.6286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">
                <text:p>0.97</text:p>
              </table:table-cell>
              <table:table-cell office:value-type="float" office:value="62.2950486">
                <text:p>62.2950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">
                <text:p>0.98</text:p>
              </table:table-cell>
              <table:table-cell office:value-type="float" office:value="62.9658689">
                <text:p>62.9658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">
                <text:p>0.99</text:p>
              </table:table-cell>
              <table:table-cell office:value-type="float" office:value="63.4673369">
                <text:p>63.4673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63.8285221">
                <text:p>63.8285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">
                <text:p>1.01</text:p>
              </table:table-cell>
              <table:table-cell office:value-type="float" office:value="64.0907881">
                <text:p>64.0907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">
                <text:p>1.02</text:p>
              </table:table-cell>
              <table:table-cell office:value-type="float" office:value="64.2998037">
                <text:p>64.2998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">
                <text:p>1.03</text:p>
              </table:table-cell>
              <table:table-cell office:value-type="float" office:value="64.4734276">
                <text:p>64.4734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">
                <text:p>1.04</text:p>
              </table:table-cell>
              <table:table-cell office:value-type="float" office:value="64.5736111">
                <text:p>64.5736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">
                <text:p>1.05</text:p>
              </table:table-cell>
              <table:table-cell office:value-type="float" office:value="64.6876311">
                <text:p>64.6876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">
                <text:p>1.06</text:p>
              </table:table-cell>
              <table:table-cell office:value-type="float" office:value="64.8451826">
                <text:p>64.8451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">
                <text:p>1.07</text:p>
              </table:table-cell>
              <table:table-cell office:value-type="float" office:value="65.1464034">
                <text:p>65.1464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  <table:table-cell office:value-type="float" office:value="65.4573487">
                <text:p>65.4573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65.7768362">
                <text:p>65.7768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  <table:table-cell office:value-type="float" office:value="66.0699217">
                <text:p>66.0699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">
                <text:p>1.11</text:p>
              </table:table-cell>
              <table:table-cell office:value-type="float" office:value="66.3245568">
                <text:p>66.3245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2">
                <text:p>1.12</text:p>
              </table:table-cell>
              <table:table-cell office:value-type="float" office:value="66.6030198">
                <text:p>66.6030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">
                <text:p>1.13</text:p>
              </table:table-cell>
              <table:table-cell office:value-type="float" office:value="66.9069091">
                <text:p>66.906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">
                <text:p>1.14</text:p>
              </table:table-cell>
              <table:table-cell office:value-type="float" office:value="67.2810383">
                <text:p>67.2810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5">
                <text:p>1.15</text:p>
              </table:table-cell>
              <table:table-cell office:value-type="float" office:value="67.6439167">
                <text:p>67.6439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6">
                <text:p>1.16</text:p>
              </table:table-cell>
              <table:table-cell office:value-type="float" office:value="68.1024205">
                <text:p>68.1024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68.5927179">
                <text:p>68.5927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">
                <text:p>1.18</text:p>
              </table:table-cell>
              <table:table-cell office:value-type="float" office:value="68.9676423">
                <text:p>68.9676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9">
                <text:p>1.19</text:p>
              </table:table-cell>
              <table:table-cell office:value-type="float" office:value="69.2201632">
                <text:p>69.2201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">
                <text:p>1.2</text:p>
              </table:table-cell>
              <table:table-cell office:value-type="float" office:value="69.3611599">
                <text:p>69.36115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1">
                <text:p>1.21</text:p>
              </table:table-cell>
              <table:table-cell office:value-type="float" office:value="69.4704179">
                <text:p>69.47041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